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verdana" svg:font-family="verdana, helvetica, arial, 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14cm" fo:margin-right="0cm" fo:text-indent="-2.514cm" style:auto-text-indent="false">
        <style:tab-stops/>
      </style:paragraph-properties>
    </style:style>
    <style:style style:name="P2" style:family="paragraph" style:parent-style-name="Standard">
      <style:paragraph-properties fo:margin-left="2.514cm" fo:margin-right="0cm" fo:text-indent="-2.514cm" style:auto-text-indent="false">
        <style:tab-stops/>
      </style:paragraph-properties>
      <style:text-properties officeooo:paragraph-rsid="001150e9"/>
    </style:style>
    <style:style style:name="P3" style:family="paragraph" style:parent-style-name="Standard">
      <style:paragraph-properties fo:margin-left="2.514cm" fo:margin-right="0cm" fo:text-indent="-2.514cm" style:auto-text-indent="false">
        <style:tab-stops/>
      </style:paragraph-properties>
      <style:text-properties officeooo:paragraph-rsid="0045c4a4"/>
    </style:style>
    <style:style style:name="P4" style:family="paragraph" style:parent-style-name="Standard">
      <style:paragraph-properties fo:margin-left="2.514cm" fo:margin-right="0cm" fo:text-indent="-2.514cm" style:auto-text-indent="false">
        <style:tab-stops/>
      </style:paragraph-properties>
      <style:text-properties officeooo:paragraph-rsid="008ecc76"/>
    </style:style>
    <style:style style:name="P5" style:family="paragraph" style:parent-style-name="Standard">
      <style:paragraph-properties fo:margin-left="2.514cm" fo:margin-right="0cm" fo:text-indent="-2.514cm" style:auto-text-indent="false">
        <style:tab-stops/>
      </style:paragraph-properties>
      <style:text-properties officeooo:paragraph-rsid="00980740"/>
    </style:style>
    <style:style style:name="P6" style:family="paragraph" style:parent-style-name="Standard">
      <style:paragraph-properties fo:margin-left="2.514cm" fo:margin-right="0cm" fo:text-indent="-2.514cm" style:auto-text-indent="false">
        <style:tab-stops/>
      </style:paragraph-properties>
      <style:text-properties officeooo:paragraph-rsid="00cb1a24"/>
    </style:style>
    <style:style style:name="P7" style:family="paragraph" style:parent-style-name="Standard">
      <style:paragraph-properties fo:margin-left="2.514cm" fo:margin-right="0cm" fo:text-indent="-2.514cm" style:auto-text-indent="false">
        <style:tab-stops/>
      </style:paragraph-properties>
      <style:text-properties officeooo:paragraph-rsid="00db9366"/>
    </style:style>
    <style:style style:name="P8" style:family="paragraph" style:parent-style-name="Standard">
      <style:paragraph-properties fo:margin-left="2.514cm" fo:margin-right="0cm" fo:text-indent="-2.514cm" style:auto-text-indent="false">
        <style:tab-stops/>
      </style:paragraph-properties>
      <style:text-properties officeooo:paragraph-rsid="00e4f695"/>
    </style:style>
    <style:style style:name="P9" style:family="paragraph" style:parent-style-name="Standard">
      <style:paragraph-properties fo:margin-left="2.514cm" fo:margin-right="0cm" fo:text-indent="-2.514cm" style:auto-text-indent="false">
        <style:tab-stops/>
      </style:paragraph-properties>
      <style:text-properties officeooo:paragraph-rsid="00faa5e7"/>
    </style:style>
    <style:style style:name="P10" style:family="paragraph" style:parent-style-name="Standard">
      <style:paragraph-properties fo:margin-left="2.514cm" fo:margin-right="0cm" fo:text-indent="-2.514cm" style:auto-text-indent="false">
        <style:tab-stops/>
      </style:paragraph-properties>
      <style:text-properties officeooo:paragraph-rsid="01097d22"/>
    </style:style>
    <style:style style:name="P11" style:family="paragraph" style:parent-style-name="Standard">
      <style:paragraph-properties fo:margin-left="2.514cm" fo:margin-right="0cm" fo:text-indent="-2.514cm" style:auto-text-indent="false">
        <style:tab-stops/>
      </style:paragraph-properties>
      <style:text-properties officeooo:paragraph-rsid="0120b6c2"/>
    </style:style>
    <style:style style:name="P12" style:family="paragraph" style:parent-style-name="Standard">
      <style:paragraph-properties fo:margin-left="2.514cm" fo:margin-right="0cm" fo:text-indent="-2.514cm" style:auto-text-indent="false">
        <style:tab-stops/>
      </style:paragraph-properties>
      <style:text-properties officeooo:paragraph-rsid="013e3f64"/>
    </style:style>
    <style:style style:name="P13" style:family="paragraph" style:parent-style-name="Standard">
      <style:paragraph-properties fo:margin-left="2.514cm" fo:margin-right="0cm" fo:text-indent="-2.514cm" style:auto-text-indent="false">
        <style:tab-stops/>
      </style:paragraph-properties>
      <style:text-properties officeooo:paragraph-rsid="01419180"/>
    </style:style>
    <style:style style:name="P14" style:family="paragraph" style:parent-style-name="Standard">
      <style:paragraph-properties fo:margin-left="2.514cm" fo:margin-right="0cm" fo:text-indent="-2.514cm" style:auto-text-indent="false">
        <style:tab-stops/>
      </style:paragraph-properties>
      <style:text-properties officeooo:paragraph-rsid="01626460"/>
    </style:style>
    <style:style style:name="P15"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6"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7"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8"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9"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20"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21"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22"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23"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font-style="normal" fo:font-weight="normal"/>
    </style:style>
    <style:style style:name="P24"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5"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6"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7"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8"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9"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30"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31"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 fo:font-size="9.75pt" fo:letter-spacing="normal" fo:font-style="normal" fo:font-weight="normal"/>
    </style:style>
    <style:style style:name="P32"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33" style:family="paragraph" style:parent-style-name="Standard">
      <style:paragraph-properties fo:margin-left="2.514cm" fo:margin-right="0cm" fo:text-indent="-2.514cm"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4" style:family="paragraph" style:parent-style-name="Standard">
      <style:paragraph-properties fo:margin-left="2.514cm" fo:margin-right="0cm" fo:text-indent="-2.514cm"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5"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6"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7" style:family="paragraph" style:parent-style-name="Standard">
      <style:paragraph-properties fo:margin-left="2.514cm" fo:margin-right="0cm" fo:text-indent="-2.514cm" style:auto-text-indent="false">
        <style:tab-stops>
          <style:tab-stop style:position="-2.011cm"/>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8"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9"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40"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41"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42"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43"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4"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5"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6"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7"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8"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3fce24"/>
    </style:style>
    <style:style style:name="P49"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50"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51"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52" style:family="paragraph" style:parent-style-name="Standard">
      <style:paragraph-properties fo:margin-left="2.514cm" fo:margin-right="0cm" fo:text-indent="-2.514cm" style:auto-text-indent="false">
        <style:tab-stops>
          <style:tab-stop style:position="-2.011cm"/>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53"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54" style:family="paragraph" style:parent-style-name="Standard">
      <style:paragraph-properties fo:margin-left="2.514cm" fo:margin-right="0cm" fo:text-indent="-2.514cm"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55" style:family="paragraph" style:parent-style-name="Standard">
      <style:paragraph-properties fo:margin-left="2.514cm" fo:margin-right="0cm" fo:text-indent="-2.514cm"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6" style:family="paragraph" style:parent-style-name="Standard">
      <style:paragraph-properties fo:margin-left="2.514cm" fo:margin-right="0cm" fo:text-indent="-2.514cm" style:auto-text-indent="false">
        <style:tab-stops/>
      </style:paragraph-properties>
      <style:text-properties fo:font-size="10pt" fo:language="en" fo:country="US" style:font-size-asian="10pt" style:font-size-complex="10pt"/>
    </style:style>
    <style:style style:name="P57" style:family="paragraph" style:parent-style-name="Standard">
      <style:paragraph-properties fo:margin-left="2.514cm" fo:margin-right="0cm" fo:text-indent="-2.514cm" style:auto-text-indent="false">
        <style:tab-stops/>
      </style:paragraph-properties>
      <style:text-properties fo:font-size="10pt" fo:language="en" fo:country="US" officeooo:paragraph-rsid="0090c906" style:font-size-asian="10pt" style:font-size-complex="10pt"/>
    </style:style>
    <style:style style:name="P58" style:family="paragraph" style:parent-style-name="Standard">
      <style:paragraph-properties fo:margin-left="2.514cm" fo:margin-right="0cm" fo:text-indent="-2.514cm" style:auto-text-indent="false">
        <style:tab-stops/>
      </style:paragraph-properties>
      <style:text-properties fo:font-size="10pt" fo:language="en" fo:country="US" officeooo:paragraph-rsid="00935d3d" style:font-size-asian="10pt" style:font-size-complex="10pt"/>
    </style:style>
    <style:style style:name="P59" style:family="paragraph" style:parent-style-name="Standard">
      <style:paragraph-properties fo:margin-left="2.514cm" fo:margin-right="0cm" fo:text-align="start" style:justify-single-word="false" fo:text-indent="-2.514cm" style:auto-text-indent="false">
        <style:tab-stops/>
      </style:paragraph-properties>
      <style:text-properties fo:font-size="10pt" fo:language="en" fo:country="US" style:font-size-asian="10pt" style:font-size-complex="10pt"/>
    </style:style>
    <style:style style:name="P60" style:family="paragraph" style:parent-style-name="Standard">
      <style:paragraph-properties fo:margin-left="2.514cm" fo:margin-right="0cm" fo:text-indent="-2.514cm" style:auto-text-indent="false">
        <style:tab-stops>
          <style:tab-stop style:position="-2.011cm"/>
        </style:tab-stops>
      </style:paragraph-properties>
      <style:text-properties fo:font-size="10pt" fo:language="en" fo:country="US" style:font-size-asian="10pt" style:font-size-complex="10pt"/>
    </style:style>
    <style:style style:name="P61" style:family="paragraph" style:parent-style-name="Standard">
      <style:paragraph-properties fo:margin-left="2.514cm" fo:margin-right="0cm" fo:text-indent="-2.514cm" style:auto-text-indent="false">
        <style:tab-stops/>
      </style:paragraph-properties>
      <style:text-properties fo:font-size="10pt" fo:language="en" fo:country="US" fo:font-style="normal" style:font-size-asian="10pt" style:font-style-asian="normal" style:font-size-complex="10pt" style:font-style-complex="normal"/>
    </style:style>
    <style:style style:name="P62" style:family="paragraph" style:parent-style-name="Standard">
      <style:paragraph-properties fo:margin-left="2.514cm" fo:margin-right="0cm" fo:text-indent="-2.514cm" style:auto-text-indent="false">
        <style:tab-stops/>
      </style:paragraph-properties>
      <style:text-properties fo:font-size="10pt" style:font-size-asian="10pt" style:font-size-complex="10pt"/>
    </style:style>
    <style:style style:name="P63" style:family="paragraph" style:parent-style-name="Standard">
      <style:paragraph-properties fo:margin-left="2.514cm" fo:margin-right="0cm" fo:text-indent="-2.514cm" style:auto-text-indent="false">
        <style:tab-stops/>
      </style:paragraph-properties>
      <style:text-properties fo:font-size="12pt" fo:language="en" fo:country="US" style:font-size-asian="12pt" style:font-size-complex="12pt"/>
    </style:style>
    <style:style style:name="P64" style:family="paragraph" style:parent-style-name="Standard">
      <style:paragraph-properties fo:margin-left="2.514cm" fo:margin-right="0cm" fo:text-indent="-2.514cm" style:auto-text-indent="false">
        <style:tab-stops/>
      </style:paragraph-properties>
      <style:text-properties fo:font-size="12pt" fo:language="en" fo:country="US" officeooo:paragraph-rsid="008c7d39" style:font-size-asian="12pt" style:font-size-complex="12pt"/>
    </style:style>
    <style:style style:name="P65" style:family="paragraph" style:parent-style-name="Standard">
      <style:paragraph-properties fo:margin-left="2.514cm" fo:margin-right="0cm" fo:text-indent="-2.514cm" style:auto-text-indent="false">
        <style:tab-stops/>
      </style:paragraph-properties>
      <style:text-properties fo:font-size="12pt" fo:language="en" fo:country="US" officeooo:paragraph-rsid="00980740" style:font-size-asian="12pt" style:font-size-complex="12pt"/>
    </style:style>
    <style:style style:name="P66" style:family="paragraph" style:parent-style-name="Standard">
      <style:paragraph-properties fo:margin-left="2.514cm" fo:margin-right="0cm" fo:text-align="start" style:justify-single-word="false" fo:text-indent="-2.514cm" style:auto-text-indent="false">
        <style:tab-stops/>
      </style:paragraph-properties>
      <style:text-properties fo:font-size="12pt" fo:language="en" fo:country="US" style:font-size-asian="12pt" style:font-size-complex="12pt"/>
    </style:style>
    <style:style style:name="P67" style:family="paragraph" style:parent-style-name="Standard">
      <style:paragraph-properties fo:margin-left="2.514cm" fo:margin-right="0cm" fo:text-indent="-2.514cm" style:auto-text-indent="false">
        <style:tab-stops/>
      </style:paragraph-properties>
      <style:text-properties fo:font-size="12pt" fo:language="en" fo:country="US" officeooo:rsid="00869c37" officeooo:paragraph-rsid="00869c37" style:font-size-asian="12pt" style:font-size-complex="12pt"/>
    </style:style>
    <style:style style:name="P68" style:family="paragraph" style:parent-style-name="Standard">
      <style:paragraph-properties fo:margin-left="2.514cm" fo:margin-right="0cm" fo:text-indent="-2.514cm" style:auto-text-indent="false">
        <style:tab-stops/>
      </style:paragraph-properties>
      <style:text-properties fo:language="en" fo:country="US"/>
    </style:style>
    <style:style style:name="P69" style:family="paragraph" style:parent-style-name="Standard">
      <style:paragraph-properties fo:margin-left="2.514cm" fo:margin-right="0cm" fo:text-indent="-2.514cm" style:auto-text-indent="false">
        <style:tab-stops/>
      </style:paragraph-properties>
      <style:text-properties fo:language="en" fo:country="US" officeooo:paragraph-rsid="0045c4a4"/>
    </style:style>
    <style:style style:name="P70" style:family="paragraph" style:parent-style-name="Standard">
      <style:paragraph-properties fo:margin-left="2.514cm" fo:margin-right="0cm" fo:text-indent="-2.514cm" style:auto-text-indent="false">
        <style:tab-stops/>
      </style:paragraph-properties>
      <style:text-properties fo:language="en" fo:country="US" officeooo:paragraph-rsid="008aaa70"/>
    </style:style>
    <style:style style:name="P71" style:family="paragraph" style:parent-style-name="Standard">
      <style:paragraph-properties fo:margin-left="2.514cm" fo:margin-right="0cm" fo:text-indent="-2.514cm" style:auto-text-indent="false">
        <style:tab-stops/>
      </style:paragraph-properties>
      <style:text-properties fo:language="en" fo:country="US" officeooo:paragraph-rsid="00ce5731"/>
    </style:style>
    <style:style style:name="P72" style:family="paragraph" style:parent-style-name="Standard">
      <style:paragraph-properties fo:margin-left="2.514cm" fo:margin-right="0cm" fo:text-indent="-2.514cm" style:auto-text-indent="false">
        <style:tab-stops/>
      </style:paragraph-properties>
      <style:text-properties fo:language="en" fo:country="US" officeooo:rsid="005f971d" officeooo:paragraph-rsid="005f971d"/>
    </style:style>
    <style:style style:name="P73" style:family="paragraph" style:parent-style-name="Standard">
      <style:paragraph-properties fo:margin-left="2.514cm" fo:margin-right="0cm" fo:text-indent="-2.514cm" style:auto-text-indent="false">
        <style:tab-stops/>
      </style:paragraph-properties>
      <style:text-properties fo:language="en" fo:country="US" fo:background-color="#990000"/>
    </style:style>
    <style:style style:name="P74" style:family="paragraph" style:parent-style-name="Standard">
      <style:paragraph-properties fo:margin-left="2.514cm" fo:margin-right="0cm" fo:text-indent="-2.514cm" style:auto-text-indent="false">
        <style:tab-stops/>
      </style:paragraph-properties>
      <style:text-properties fo:language="en" fo:country="US" officeooo:rsid="00c10be3" officeooo:paragraph-rsid="00c10be3"/>
    </style:style>
    <style:style style:name="P75" style:family="paragraph" style:parent-style-name="Standard">
      <style:paragraph-properties fo:margin-left="2.514cm" fo:margin-right="0cm" fo:text-indent="-2.514cm" style:auto-text-indent="false">
        <style:tab-stops/>
      </style:paragraph-properties>
      <style:text-properties style:font-name="Times New Roman" fo:font-size="10pt" style:font-size-asian="10pt" style:font-size-complex="10pt"/>
    </style:style>
    <style:style style:name="P76" style:family="paragraph" style:parent-style-name="Standard">
      <style:paragraph-properties fo:margin-left="2.514cm" fo:margin-right="0cm" fo:text-indent="-2.514cm" style:auto-text-indent="false">
        <style:tab-stops/>
      </style:paragraph-properties>
      <style:text-properties style:font-name="Times New Roman" fo:font-size="10pt" fo:language="en" fo:country="US" style:font-size-asian="10pt" style:font-size-complex="10pt"/>
    </style:style>
    <style:style style:name="P77" style:family="paragraph" style:parent-style-name="Standard">
      <style:paragraph-properties fo:margin-left="2.514cm" fo:margin-right="0cm" fo:text-indent="-2.514cm" style:auto-text-indent="false">
        <style:tab-stops/>
      </style:paragraph-properties>
      <style:text-properties fo:color="#000000" style:font-name="Times New Roman" fo:font-size="10pt" style:font-size-asian="10pt" style:font-size-complex="10pt"/>
    </style:style>
    <style:style style:name="P78" style:family="paragraph" style:parent-style-name="Standard">
      <style:paragraph-properties fo:margin-left="2.514cm" fo:margin-right="0cm" fo:text-indent="-2.514cm" style:auto-text-indent="false">
        <style:tab-stops/>
      </style:paragraph-properties>
      <style:text-properties style:font-name="Garamond"/>
    </style:style>
    <style:style style:name="P79" style:family="paragraph" style:parent-style-name="Standard">
      <style:paragraph-properties fo:margin-left="2.514cm" fo:margin-right="0cm" fo:text-indent="-2.514cm"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80" style:family="paragraph" style:parent-style-name="Standard">
      <style:paragraph-properties fo:margin-left="2.514cm" fo:margin-right="0cm" fo:text-indent="-2.514cm"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81" style:family="paragraph" style:parent-style-name="Standard">
      <style:paragraph-properties fo:margin-left="2.514cm" fo:margin-right="0cm" fo:text-indent="-2.514cm" style:auto-text-indent="false">
        <style:tab-stops/>
      </style:paragraph-properties>
      <style:text-properties fo:font-size="11pt" fo:language="en" fo:country="US" officeooo:rsid="00869c37" officeooo:paragraph-rsid="0086fe91" style:font-size-asian="11pt" style:font-size-complex="11pt"/>
    </style:style>
    <style:style style:name="P82" style:family="paragraph" style:parent-style-name="Standard">
      <style:paragraph-properties fo:margin-left="2.514cm" fo:margin-right="0cm" fo:text-indent="-2.514cm" style:auto-text-indent="false">
        <style:tab-stops>
          <style:tab-stop style:position="-2.011cm"/>
        </style:tab-stops>
      </style:paragraph-properties>
    </style:style>
    <style:style style:name="P83" style:family="paragraph" style:parent-style-name="Standard">
      <style:paragraph-properties fo:margin-left="2.514cm" fo:margin-right="0cm" fo:text-indent="-2.514cm" style:auto-text-indent="false">
        <style:tab-stops>
          <style:tab-stop style:position="-2.011cm"/>
        </style:tab-stops>
      </style:paragraph-properties>
      <style:text-properties officeooo:paragraph-rsid="00a08cde"/>
    </style:style>
    <style:style style:name="P84" style:family="paragraph" style:parent-style-name="Standard">
      <style:paragraph-properties fo:margin-left="2.514cm" fo:margin-right="0cm" fo:text-indent="-2.514cm" style:auto-text-indent="false">
        <style:tab-stops>
          <style:tab-stop style:position="-2.011cm"/>
        </style:tab-stops>
      </style:paragraph-properties>
      <style:text-properties officeooo:paragraph-rsid="009f96e0"/>
    </style:style>
    <style:style style:name="P85" style:family="paragraph" style:parent-style-name="Heading_20_1">
      <style:paragraph-properties fo:margin-left="2.514cm" fo:margin-right="0cm" fo:text-indent="-2.514cm"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6" style:family="paragraph" style:parent-style-name="Heading_20_1">
      <style:paragraph-properties fo:margin-left="2.514cm" fo:margin-right="0cm" fo:text-indent="-2.514cm" style:auto-text-indent="false">
        <style:tab-stops/>
      </style:paragraph-properties>
    </style:style>
    <style:style style:name="P87" style:family="paragraph" style:parent-style-name="Heading_20_1">
      <style:paragraph-properties fo:margin-left="2.514cm" fo:margin-right="0cm" fo:text-indent="-2.514cm" style:auto-text-indent="false">
        <style:tab-stops/>
      </style:paragraph-properties>
      <style:text-properties officeooo:paragraph-rsid="0045c4a4"/>
    </style:style>
    <style:style style:name="P88" style:family="paragraph" style:parent-style-name="Text_20_body">
      <style:paragraph-properties fo:margin-left="2.514cm" fo:margin-right="0cm" fo:text-indent="-2.514cm" style:auto-text-indent="false">
        <style:tab-stops/>
      </style:paragraph-properties>
    </style:style>
    <style:style style:name="P89" style:family="paragraph" style:parent-style-name="Text_20_body">
      <style:paragraph-properties fo:margin-left="2.514cm" fo:margin-right="0cm" fo:text-indent="-2.514cm" style:auto-text-indent="false">
        <style:tab-stops/>
      </style:paragraph-properties>
      <style:text-properties officeooo:paragraph-rsid="0045c4a4"/>
    </style:style>
    <style:style style:name="P90" style:family="paragraph" style:parent-style-name="Text_20_body">
      <style:paragraph-properties fo:margin-left="2.514cm" fo:margin-right="0cm" fo:text-indent="-2.514cm" style:auto-text-indent="false">
        <style:tab-stops/>
      </style:paragraph-properties>
      <style:text-properties officeooo:paragraph-rsid="005f971d"/>
    </style:style>
    <style:style style:name="P91" style:family="paragraph" style:parent-style-name="Text_20_body">
      <style:paragraph-properties fo:margin-left="2.514cm" fo:margin-right="0cm" fo:text-indent="-2.514cm" style:auto-text-indent="false">
        <style:tab-stops/>
      </style:paragraph-properties>
      <style:text-properties officeooo:paragraph-rsid="0047c173"/>
    </style:style>
    <style:style style:name="P92" style:family="paragraph" style:parent-style-name="Text_20_body">
      <style:paragraph-properties fo:margin-left="2.514cm" fo:margin-right="0cm" fo:text-indent="-2.514cm" style:auto-text-indent="false">
        <style:tab-stops/>
      </style:paragraph-properties>
      <style:text-properties officeooo:paragraph-rsid="00ad8aa8"/>
    </style:style>
    <style:style style:name="P93" style:family="paragraph" style:parent-style-name="Text_20_body">
      <style:paragraph-properties fo:margin-left="2.514cm" fo:margin-right="0cm" fo:text-indent="-2.514cm" style:auto-text-indent="false">
        <style:tab-stops/>
      </style:paragraph-properties>
      <style:text-properties officeooo:paragraph-rsid="010f310c"/>
    </style:style>
    <style:style style:name="P94" style:family="paragraph" style:parent-style-name="Text_20_body">
      <style:paragraph-properties fo:margin-left="2.514cm" fo:margin-right="0cm" fo:text-indent="-2.514cm" style:auto-text-indent="false">
        <style:tab-stops/>
      </style:paragraph-properties>
      <style:text-properties officeooo:paragraph-rsid="0126677d"/>
    </style:style>
    <style:style style:name="P95" style:family="paragraph" style:parent-style-name="Text_20_body">
      <style:paragraph-properties fo:margin-left="2.514cm" fo:margin-right="0cm" fo:text-indent="-2.514cm" style:auto-text-indent="false">
        <style:tab-stops/>
      </style:paragraph-properties>
      <style:text-properties officeooo:paragraph-rsid="014d5abd"/>
    </style:style>
    <style:style style:name="P96"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97"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officeooo:paragraph-rsid="0123c42e"/>
    </style:style>
    <style:style style:name="P98"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9" style:family="paragraph" style:parent-style-name="Text_20_body">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00" style:family="paragraph" style:parent-style-name="Text_20_body">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01"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02" style:family="paragraph" style:parent-style-name="Text_20_body">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103"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04"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105"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06"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107"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4d5abd"/>
    </style:style>
    <style:style style:name="P108"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bold"/>
    </style:style>
    <style:style style:name="P109" style:family="paragraph" style:parent-style-name="Text_20_body">
      <style:paragraph-properties fo:margin-left="2.514cm" fo:margin-right="0cm" fo:text-indent="-2.514cm"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10" style:family="paragraph" style:parent-style-name="Text_20_body">
      <style:paragraph-properties fo:margin-left="2.514cm" fo:margin-right="0cm" fo:text-indent="-2.514cm" style:auto-text-indent="false">
        <style:tab-stops/>
      </style:paragraph-properties>
      <style:text-properties fo:font-variant="normal" fo:text-transform="none" fo:color="#666666" style:font-name="Arial" fo:font-size="11pt" fo:letter-spacing="normal" fo:font-style="normal" fo:font-weight="normal" officeooo:paragraph-rsid="014d5abd" style:font-size-asian="11pt" style:font-size-complex="11pt"/>
    </style:style>
    <style:style style:name="P111" style:family="paragraph" style:parent-style-name="Text_20_body">
      <style:paragraph-properties fo:margin-left="2.514cm" fo:margin-right="0cm" fo:text-indent="-2.514cm" style:auto-text-indent="false">
        <style:tab-stops/>
      </style:paragraph-properties>
      <style:text-properties fo:font-size="12pt" fo:language="en" fo:country="US" officeooo:paragraph-rsid="00657e99" style:font-size-asian="12pt" style:font-size-complex="12pt"/>
    </style:style>
    <style:style style:name="P112" style:family="paragraph" style:parent-style-name="Standard">
      <style:paragraph-properties fo:margin-left="2.514cm" fo:margin-right="0cm" fo:margin-top="0cm" fo:margin-bottom="0cm" loext:contextual-spacing="false"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13" style:family="paragraph" style:parent-style-name="Standard">
      <style:paragraph-properties fo:margin-left="2.514cm" fo:margin-right="0cm" fo:margin-top="0cm" fo:margin-bottom="0cm" loext:contextual-spacing="false" fo:text-indent="-2.514cm" style:auto-text-indent="false">
        <style:tab-stops/>
      </style:paragraph-properties>
      <style:text-properties fo:font-variant="normal" fo:text-transform="none" fo:color="#000000" style:font-name="Segoe UI" fo:font-size="9.75pt" fo:letter-spacing="normal" fo:font-style="normal" fo:font-weight="normal"/>
    </style:style>
    <style:style style:name="P114" style:family="paragraph" style:parent-style-name="Standard">
      <style:paragraph-properties fo:margin-left="2.514cm" fo:margin-right="0cm" fo:margin-top="0cm" fo:margin-bottom="0cm" loext:contextual-spacing="false" fo:text-indent="-2.514cm" style:auto-text-indent="false">
        <style:tab-stops/>
      </style:paragraph-properties>
    </style:style>
    <style:style style:name="P115" style:family="paragraph" style:parent-style-name="Text_20_body">
      <style:paragraph-properties fo:margin-left="2.514cm" fo:margin-right="0cm" fo:margin-top="0cm" fo:margin-bottom="0cm" loext:contextual-spacing="false" fo:text-indent="-2.514cm" style:auto-text-indent="false">
        <style:tab-stops/>
      </style:paragraph-properties>
    </style:style>
    <style:style style:name="P116" style:family="paragraph" style:parent-style-name="Standard" style:master-page-name="">
      <style:paragraph-properties fo:margin-left="2.514cm" fo:margin-right="0cm" fo:text-indent="-2.514cm"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17" style:family="paragraph" style:parent-style-name="Standard">
      <style:text-properties fo:language="en" fo:country="US"/>
    </style:style>
    <style:style style:name="P118" style:family="paragraph" style:parent-style-name="Standard">
      <style:text-properties fo:language="en" fo:country="US" officeooo:rsid="00941d0c" officeooo:paragraph-rsid="00941d0c"/>
    </style:style>
    <style:style style:name="P119" style:family="paragraph" style:parent-style-name="Standard">
      <style:text-properties fo:language="en" fo:country="US" officeooo:rsid="00941d0c" officeooo:paragraph-rsid="00941d0c" fo:background-color="#990000"/>
    </style:style>
    <style:style style:name="P120" style:family="paragraph" style:parent-style-name="Standard">
      <style:text-properties fo:language="en" fo:country="US" officeooo:paragraph-rsid="011c9956"/>
    </style:style>
    <style:style style:name="P121" style:family="paragraph" style:parent-style-name="Standard">
      <style:text-properties fo:font-size="12pt" fo:language="en" fo:country="US" style:font-size-asian="12pt" style:font-size-complex="12pt"/>
    </style:style>
    <style:style style:name="P122" style:family="paragraph" style:parent-style-name="Standard">
      <style:text-properties fo:color="#ffffff" fo:language="en" fo:country="US" officeooo:rsid="009f96e0" officeooo:paragraph-rsid="009f96e0" fo:background-color="#006666"/>
    </style:style>
    <style:style style:name="P123" style:family="paragraph" style:parent-style-name="Standard">
      <style:text-properties fo:color="#ffffff" fo:language="en" fo:country="US" officeooo:rsid="0151fcb7" officeooo:paragraph-rsid="0151fcb7" fo:background-color="#990099"/>
    </style:style>
    <style:style style:name="P124" style:family="paragraph" style:parent-style-name="Standard">
      <style:text-properties fo:color="#000000" fo:language="en" fo:country="US" officeooo:rsid="01114b46" officeooo:paragraph-rsid="01114b46" fo:background-color="#ff9900"/>
    </style:style>
    <style:style style:name="P125" style:family="paragraph" style:parent-style-name="Standard">
      <style:text-properties fo:color="#000000" fo:language="en" fo:country="US" officeooo:rsid="0128f505" officeooo:paragraph-rsid="0128f505" fo:background-color="#99ff66"/>
    </style:style>
    <style:style style:name="P126" style:family="paragraph" style:parent-style-name="Standard">
      <style:paragraph-properties fo:margin-left="0cm" fo:margin-right="0cm" fo:text-indent="0cm" style:auto-text-indent="false">
        <style:tab-stops/>
      </style:paragraph-properties>
      <style:text-properties fo:font-size="10pt" fo:language="en" fo:country="US" style:font-size-asian="10pt" style:font-size-complex="10pt"/>
    </style:style>
    <style:style style:name="P127" style:family="paragraph" style:parent-style-name="Standard">
      <style:paragraph-properties fo:margin-left="0cm" fo:margin-right="0cm" fo:text-indent="0cm"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28" style:family="paragraph" style:parent-style-name="Standard">
      <style:paragraph-properties fo:margin-left="0cm" fo:margin-right="0cm" fo:text-indent="0cm" style:auto-text-indent="false">
        <style:tab-stops/>
      </style:paragraph-properties>
      <style:text-properties fo:font-size="12pt" fo:language="en" fo:country="US" style:font-size-asian="12pt" style:font-size-complex="12pt"/>
    </style:style>
    <style:style style:name="P129" style:family="paragraph" style:parent-style-name="Standard">
      <style:paragraph-properties fo:margin-left="0cm" fo:margin-right="0cm" fo:text-indent="0cm" style:auto-text-indent="false">
        <style:tab-stops/>
      </style:paragraph-properties>
    </style:style>
    <style:style style:name="P130" style:family="paragraph" style:parent-style-name="Standard">
      <style:paragraph-properties fo:margin-left="0cm" fo:margin-right="0cm" fo:text-indent="0cm" style:auto-text-indent="false">
        <style:tab-stops/>
      </style:paragraph-properties>
      <style:text-properties fo:font-variant="normal" fo:text-transform="none" fo:color="#333333" style:font-name="arial" fo:font-size="9.75pt" fo:letter-spacing="normal" fo:font-style="normal" fo:font-weight="normal"/>
    </style:style>
    <style:style style:name="P131" style:family="paragraph" style:parent-style-name="Standard">
      <style:paragraph-properties fo:margin-left="0cm" fo:margin-right="0cm" fo:text-indent="0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32" style:family="paragraph" style:parent-style-name="Standard">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133" style:family="paragraph" style:parent-style-name="Standard">
      <style:paragraph-properties fo:margin-left="0cm" fo:margin-right="0cm" fo:text-indent="0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34" style:family="paragraph" style:parent-style-name="Standard">
      <style:paragraph-properties fo:margin-left="0cm" fo:margin-right="0cm" fo:text-indent="0cm" style:auto-text-indent="false">
        <style:tab-stops/>
      </style:paragraph-properties>
      <style:text-properties style:font-name="Times new roman" fo:font-size="12pt" fo:language="en" fo:country="US" style:font-size-asian="12pt" style:font-size-complex="12pt"/>
    </style:style>
    <style:style style:name="P135" style:family="paragraph" style:parent-style-name="Standard">
      <style:paragraph-properties fo:margin-left="0cm" fo:margin-right="0cm" fo:text-indent="0cm" style:auto-text-indent="false">
        <style:tab-stops/>
      </style:paragraph-properties>
      <style:text-properties style:font-name="Times New Roman" fo:font-size="10pt" style:font-size-asian="10pt" style:font-size-complex="10pt"/>
    </style:style>
    <style:style style:name="P136" style:family="paragraph" style:parent-style-name="Heading_20_1">
      <style:paragraph-properties fo:margin-left="0cm" fo:margin-right="0cm" fo:text-indent="0cm" style:auto-text-indent="false">
        <style:tab-stops/>
      </style:paragraph-properties>
      <style:text-properties fo:font-variant="normal" fo:text-transform="none" fo:color="#3b3232" style:font-name="Arial2" fo:font-size="19.5pt" fo:letter-spacing="normal" fo:language="en" fo:country="US" fo:font-style="normal"/>
    </style:style>
    <style:style style:name="P137" style:family="paragraph" style:parent-style-name="Text_20_body">
      <style:paragraph-properties fo:margin-left="0cm" fo:margin-right="0cm" fo:text-indent="0cm" style:auto-text-indent="false">
        <style:tab-stops/>
      </style:paragraph-properties>
    </style:style>
    <style:style style:name="P138" style:family="paragraph" style:parent-style-name="Text_20_body">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139" style:family="paragraph" style:parent-style-name="Text_20_body">
      <style:paragraph-properties fo:margin-left="0cm" fo:margin-right="0cm" fo:text-indent="0cm"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40" style:family="paragraph" style:parent-style-name="Standard" style:master-page-name="">
      <style:paragraph-properties fo:margin-left="0cm" fo:margin-right="0cm" fo:text-indent="0cm" style:auto-text-indent="false" style:page-number="auto">
        <style:tab-stops/>
      </style:paragraph-properties>
      <style:text-properties style:font-name="Times New Roman" fo:font-size="10pt" style:font-size-asian="10pt" style:font-size-complex="10pt"/>
    </style:style>
    <style:style style:name="P141" style:family="paragraph" style:parent-style-name="Standard">
      <style:paragraph-properties fo:margin-left="2.487cm" fo:margin-right="0cm" fo:text-indent="-2.487cm" style:auto-text-indent="false">
        <style:tab-stops/>
      </style:paragraph-properties>
      <style:text-properties fo:font-size="12pt" fo:language="en" fo:country="US" style:font-size-asian="12pt" style:font-size-complex="12pt"/>
    </style:style>
    <style:style style:name="P142" style:family="paragraph" style:parent-style-name="Standard">
      <style:paragraph-properties fo:margin-left="2.487cm" fo:margin-right="0cm" fo:text-indent="-2.487cm" style:auto-text-indent="false">
        <style:tab-stops/>
      </style:paragraph-properties>
      <style:text-properties fo:font-size="12pt" fo:language="en" fo:country="US" officeooo:paragraph-rsid="012d21b6" style:font-size-asian="12pt" style:font-size-complex="12pt"/>
    </style:style>
    <style:style style:name="P143" style:family="paragraph" style:parent-style-name="Standard">
      <style:paragraph-properties fo:margin-left="2.487cm" fo:margin-right="0cm" fo:text-indent="-2.487cm" style:auto-text-indent="false">
        <style:tab-stops/>
      </style:paragraph-properties>
    </style:style>
    <style:style style:name="P144" style:family="paragraph" style:parent-style-name="Standard">
      <style:paragraph-properties fo:margin-left="2.487cm" fo:margin-right="0cm" fo:text-indent="-2.487cm" style:auto-text-indent="false">
        <style:tab-stops/>
      </style:paragraph-properties>
      <style:text-properties officeooo:paragraph-rsid="00843dfc"/>
    </style:style>
    <style:style style:name="P145" style:family="paragraph" style:parent-style-name="Standard">
      <style:paragraph-properties fo:margin-left="2.487cm" fo:margin-right="0cm" fo:text-indent="-2.487cm" style:auto-text-indent="false">
        <style:tab-stops/>
      </style:paragraph-properties>
      <style:text-properties fo:language="en" fo:country="US"/>
    </style:style>
    <style:style style:name="P146" style:family="paragraph" style:parent-style-name="Standard">
      <style:paragraph-properties fo:margin-left="2.487cm" fo:margin-right="0cm" fo:text-indent="-2.487cm" style:auto-text-indent="false">
        <style:tab-stops/>
      </style:paragraph-properties>
      <style:text-properties fo:font-size="10pt" fo:language="en" fo:country="US" style:font-size-asian="10pt" style:font-size-complex="10pt"/>
    </style:style>
    <style:style style:name="P147" style:family="paragraph" style:parent-style-name="Standard">
      <style:paragraph-properties fo:margin-left="2.487cm" fo:margin-right="0cm" fo:text-indent="-2.487cm" style:auto-text-indent="false">
        <style:tab-stops/>
      </style:paragraph-properties>
      <style:text-properties fo:font-size="10pt" fo:language="en" fo:country="US" fo:font-style="normal" style:font-size-asian="10pt" style:font-style-asian="normal" style:font-size-complex="10pt" style:font-style-complex="normal"/>
    </style:style>
    <style:style style:name="P148"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9"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50"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font-style="normal" fo:font-weight="normal"/>
    </style:style>
    <style:style style:name="P151"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52"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53"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54"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55"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56"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57"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P158"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59"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60" style:family="paragraph" style:parent-style-name="Standard">
      <style:paragraph-properties fo:margin-left="2.487cm" fo:margin-right="0cm" fo:text-indent="-2.487cm"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61" style:family="paragraph" style:parent-style-name="Standard">
      <style:paragraph-properties fo:margin-left="2.487cm" fo:margin-right="0cm" fo:text-indent="-2.487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P162" style:family="paragraph" style:parent-style-name="Standard">
      <style:paragraph-properties fo:margin-left="2.487cm" fo:margin-right="0cm" fo:text-indent="-2.487cm"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63" style:family="paragraph" style:parent-style-name="Standard">
      <style:paragraph-properties fo:margin-left="2.487cm" fo:margin-right="0cm" fo:text-indent="-2.487cm" style:auto-text-indent="false">
        <style:tab-stops/>
      </style:paragraph-properties>
      <style:text-properties style:font-name="Times New Roman" fo:font-size="10pt" style:font-size-asian="10pt" style:font-size-complex="10pt"/>
    </style:style>
    <style:style style:name="P164" style:family="paragraph" style:parent-style-name="Standard">
      <style:paragraph-properties fo:margin-left="2.487cm" fo:margin-right="0cm" fo:text-indent="-2.487cm" style:auto-text-indent="false">
        <style:tab-stops/>
      </style:paragraph-properties>
      <style:text-properties style:font-name="Times New Roman" fo:font-size="10pt" officeooo:rsid="001815d6" officeooo:paragraph-rsid="001815d6" style:font-size-asian="10pt" style:font-size-complex="10pt"/>
    </style:style>
    <style:style style:name="P165" style:family="paragraph" style:parent-style-name="Standard">
      <style:paragraph-properties fo:margin-left="2.487cm" fo:margin-right="0cm" fo:text-indent="-2.487cm" style:auto-text-indent="false">
        <style:tab-stops/>
      </style:paragraph-properties>
      <style:text-properties style:font-name="Times New Roman" fo:font-size="10pt" officeooo:rsid="003f5eba" officeooo:paragraph-rsid="003f5eba" style:font-size-asian="10pt" style:font-size-complex="10pt"/>
    </style:style>
    <style:style style:name="P166" style:family="paragraph" style:parent-style-name="Standard">
      <style:paragraph-properties fo:margin-left="2.487cm" fo:margin-right="0cm" fo:text-indent="-2.487cm" style:auto-text-indent="false">
        <style:tab-stops/>
      </style:paragraph-properties>
      <style:text-properties style:font-name="Times New Roman" fo:font-size="10pt" officeooo:rsid="0082016c" officeooo:paragraph-rsid="0082016c" style:font-size-asian="10pt" style:font-size-complex="10pt"/>
    </style:style>
    <style:style style:name="P167" style:family="paragraph" style:parent-style-name="Standard">
      <style:paragraph-properties fo:margin-left="2.487cm" fo:margin-right="0cm" fo:text-indent="-2.487cm" style:auto-text-indent="false">
        <style:tab-stops/>
      </style:paragraph-properties>
      <style:text-properties officeooo:rsid="001888a0" officeooo:paragraph-rsid="001888a0"/>
    </style:style>
    <style:style style:name="P168" style:family="paragraph" style:parent-style-name="Standard">
      <style:paragraph-properties fo:margin-left="2.487cm" fo:margin-right="0cm" fo:text-indent="-2.487cm" style:auto-text-indent="false">
        <style:tab-stops/>
      </style:paragraph-properties>
      <style:text-properties officeooo:rsid="002a4658" officeooo:paragraph-rsid="002a4658"/>
    </style:style>
    <style:style style:name="P169" style:family="paragraph" style:parent-style-name="Standard">
      <style:paragraph-properties fo:margin-left="2.487cm" fo:margin-right="0cm" fo:text-align="start" style:justify-single-word="false" fo:text-indent="-2.487cm" style:auto-text-indent="false">
        <style:tab-stops/>
      </style:paragraph-properties>
    </style:style>
    <style:style style:name="P170" style:family="paragraph" style:parent-style-name="Standard">
      <style:paragraph-properties fo:margin-left="2.487cm" fo:margin-right="0cm" fo:text-align="start" style:justify-single-word="false" fo:text-indent="-2.487cm" style:auto-text-indent="false">
        <style:tab-stops/>
      </style:paragraph-properties>
      <style:text-properties officeooo:paragraph-rsid="003b8c8f"/>
    </style:style>
    <style:style style:name="P171" style:family="paragraph" style:parent-style-name="Standard">
      <style:paragraph-properties fo:margin-left="2.487cm" fo:margin-right="0cm" fo:text-indent="-2.487cm"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72" style:family="paragraph" style:parent-style-name="Text_20_body">
      <style:paragraph-properties fo:margin-left="2.487cm" fo:margin-right="0cm" fo:text-indent="-2.487cm" style:auto-text-indent="false">
        <style:tab-stops/>
      </style:paragraph-properties>
    </style:style>
    <style:style style:name="P173" style:family="paragraph" style:parent-style-name="Text_20_body">
      <style:paragraph-properties fo:margin-left="2.487cm" fo:margin-right="0cm" fo:text-indent="-2.487cm" style:auto-text-indent="false">
        <style:tab-stops/>
      </style:paragraph-properties>
      <style:text-properties officeooo:paragraph-rsid="0119fa02"/>
    </style:style>
    <style:style style:name="P174" style:family="paragraph" style:parent-style-name="Text_20_body">
      <style:paragraph-properties fo:margin-left="2.487cm" fo:margin-right="0cm" fo:text-indent="-2.487cm" style:auto-text-indent="false">
        <style:tab-stops/>
      </style:paragraph-properties>
      <style:text-properties officeooo:paragraph-rsid="013d06bd"/>
    </style:style>
    <style:style style:name="P175" style:family="paragraph" style:parent-style-name="Text_20_body">
      <style:paragraph-properties fo:margin-left="2.487cm" fo:margin-right="0cm" fo:text-indent="-2.487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76" style:family="paragraph" style:parent-style-name="Text_20_body">
      <style:paragraph-properties fo:margin-left="2.487cm" fo:margin-right="0cm" fo:text-indent="-2.487cm" style:auto-text-indent="false">
        <style:tab-stops/>
      </style:paragraph-properties>
      <style:text-properties fo:font-variant="normal" fo:text-transform="none" fo:color="#252525" style:font-name="sans-serif" fo:font-size="9.60000038146973pt" fo:letter-spacing="normal" fo:font-style="normal" fo:font-weight="normal" style:font-size-asian="10pt" style:font-size-complex="10pt"/>
    </style:style>
    <style:style style:name="P177" style:family="paragraph" style:parent-style-name="Text_20_body">
      <style:paragraph-properties fo:margin-left="2.487cm" fo:margin-right="0cm" fo:text-indent="-2.487cm" style:auto-text-indent="false">
        <style:tab-stops/>
      </style:paragraph-properties>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P178" style:family="paragraph" style:parent-style-name="Text_20_body">
      <style:paragraph-properties fo:margin-left="2.487cm" fo:margin-right="0cm" fo:text-indent="-2.487cm" style:auto-text-indent="false">
        <style:tab-stops/>
      </style:paragraph-properties>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P179" style:family="paragraph" style:parent-style-name="Standard">
      <style:paragraph-properties fo:margin-left="2.514cm" fo:margin-right="0cm" fo:text-indent="-0.026cm" style:auto-text-indent="false">
        <style:tab-stops/>
      </style:paragraph-properties>
      <style:text-properties fo:font-size="10pt" fo:language="en" fo:country="US" style:font-size-asian="10pt" style:font-size-complex="10pt"/>
    </style:style>
    <style:style style:name="P180" style:family="paragraph" style:parent-style-name="Standard">
      <style:paragraph-properties fo:margin-left="2.514cm" fo:margin-right="0cm" fo:text-indent="-0.026cm" style:auto-text-indent="false">
        <style:tab-stops/>
      </style:paragraph-properties>
      <style:text-properties fo:font-size="10pt" style:font-size-asian="10pt" style:font-size-complex="10pt"/>
    </style:style>
    <style:style style:name="P181" style:family="paragraph" style:parent-style-name="Standard">
      <style:paragraph-properties fo:margin-left="2.54cm" fo:margin-right="0cm" fo:text-indent="-2.54cm" style:auto-text-indent="false">
        <style:tab-stops/>
      </style:paragraph-properties>
    </style:style>
    <style:style style:name="P182" style:family="paragraph" style:parent-style-name="Standard" style:master-page-name="">
      <loext:graphic-properties draw:fill="none"/>
      <style:paragraph-properties fo:margin-left="2.54cm" fo:margin-right="0cm" fo:text-indent="-2.54cm"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83" style:family="paragraph" style:parent-style-name="Standard">
      <style:paragraph-properties fo:margin-left="2.461cm" fo:margin-right="0cm" fo:text-indent="-2.461cm" style:auto-text-indent="false">
        <style:tab-stops/>
      </style:paragraph-properties>
      <style:text-properties fo:font-size="12pt" style:font-size-asian="12pt" style:font-size-complex="12pt"/>
    </style:style>
    <style:style style:name="P184" style:family="paragraph" style:parent-style-name="Standard">
      <style:paragraph-properties fo:margin-left="2.461cm" fo:margin-right="0cm" fo:text-indent="-2.461cm" style:auto-text-indent="false">
        <style:tab-stops/>
      </style:paragraph-properties>
      <style:text-properties fo:font-size="12pt" fo:language="en" fo:country="US" style:font-size-asian="12pt" style:font-size-complex="12pt"/>
    </style:style>
    <style:style style:name="P185" style:family="paragraph" style:parent-style-name="Standard">
      <style:paragraph-properties fo:margin-left="2.461cm" fo:margin-right="0cm" fo:text-indent="-2.461cm" style:auto-text-indent="false">
        <style:tab-stops/>
      </style:paragraph-properties>
    </style:style>
    <style:style style:name="P186" style:family="paragraph" style:parent-style-name="Standard">
      <style:paragraph-properties fo:margin-left="2.461cm" fo:margin-right="0cm" fo:text-indent="-2.461cm" style:auto-text-indent="false">
        <style:tab-stops/>
      </style:paragraph-properties>
      <style:text-properties fo:font-size="10pt" fo:language="en" fo:country="US" style:font-size-asian="10pt" style:font-size-complex="10pt"/>
    </style:style>
    <style:style style:name="P187" style:family="paragraph" style:parent-style-name="Standard">
      <style:paragraph-properties fo:margin-left="2.487cm" fo:margin-right="0cm" fo:text-indent="-2.514cm" style:auto-text-indent="false">
        <style:tab-stops/>
      </style:paragraph-properties>
      <style:text-properties fo:font-size="10pt" fo:language="en" fo:country="US" style:font-size-asian="10pt" style:font-size-complex="10pt"/>
    </style:style>
    <style:style style:name="P188" style:family="paragraph" style:parent-style-name="Standard" style:master-page-name="">
      <style:paragraph-properties fo:margin-left="2.501cm" fo:margin-right="0cm" fo:text-indent="-2.501cm" style:auto-text-indent="false" style:page-number="auto">
        <style:tab-stops/>
      </style:paragraph-properties>
      <style:text-properties fo:font-size="12pt" style:font-size-asian="12pt" style:font-size-complex="12pt"/>
    </style:style>
    <style:style style:name="P189" style:family="paragraph" style:parent-style-name="Text_20_body">
      <style:paragraph-properties fo:margin-left="2.51cm" fo:margin-right="0cm" fo:margin-top="0cm" fo:margin-bottom="0.212cm" loext:contextual-spacing="false" fo:text-indent="-2.51cm" style:auto-text-indent="false">
        <style:tab-stops/>
      </style:paragraph-properties>
      <style:text-properties fo:font-size="12pt" fo:language="en" fo:country="US" style:font-size-asian="12pt" style:font-size-complex="12pt"/>
    </style:style>
    <style:style style:name="P190" style:family="paragraph" style:parent-style-name="Standard" style:master-page-name="">
      <loext:graphic-properties draw:fill="none"/>
      <style:paragraph-properties fo:margin-left="2.54cm" fo:margin-right="0cm" fo:text-indent="0cm" style:auto-text-indent="false" style:page-number="auto" fo:background-color="transparent">
        <style:tab-stops>
          <style:tab-stop style:position="2.685cm"/>
        </style:tab-stops>
      </style:paragraph-properties>
      <style:text-properties fo:font-variant="normal" fo:text-transform="none" fo:color="#252525" style:font-name="sans-serif" fo:font-size="9.60000038146973pt" fo:letter-spacing="normal" fo:font-style="normal" fo:font-weight="normal" officeooo:paragraph-rsid="01626460"/>
    </style:style>
    <style:style style:name="P191" style:family="paragraph" style:parent-style-name="Standard">
      <style:paragraph-properties fo:margin-left="2.514cm" fo:margin-right="0cm" fo:text-indent="-2.514cm" style:auto-text-indent="false">
        <style:tab-stops/>
      </style:paragraph-properties>
      <style:text-properties fo:font-size="10pt" fo:language="en" fo:country="US" style:font-size-asian="10pt" style:font-size-complex="10pt"/>
    </style:style>
    <style:style style:name="P192" style:family="paragraph" style:parent-style-name="Text_20_body" style:list-style-name="L1" style:master-page-name="">
      <loext:graphic-properties draw:fill="none"/>
      <style:paragraph-properties fo:margin-left="3.175cm" fo:margin-right="0cm" fo:margin-top="0cm" fo:margin-bottom="0cm" loext:contextual-spacing="false" style:line-height-at-least="0.436cm" fo:orphans="2" fo:widows="2" fo:text-indent="0cm" style:auto-text-indent="false" style:page-number="auto" fo:background-color="transparent" fo:padding="0cm" fo:border="none"/>
      <style:text-properties fo:font-variant="normal" fo:text-transform="none" fo:color="#333333" style:font-name="verdana" fo:font-size="8.89999961853027pt" fo:letter-spacing="normal" fo:font-style="normal" fo:font-weight="normal" officeooo:paragraph-rsid="01643e24"/>
    </style:style>
    <style:style style:name="P193" style:family="paragraph" style:parent-style-name="Text_20_body" style:list-style-name="L1">
      <loext:graphic-properties draw:fill="none"/>
      <style:paragraph-properties fo:margin-left="3.175cm" fo:margin-right="0cm" fo:margin-top="0cm" fo:margin-bottom="0cm" loext:contextual-spacing="false" style:line-height-at-least="0.436cm" fo:orphans="2" fo:widows="2" fo:text-indent="0cm" style:auto-text-indent="false" fo:background-color="transparent" fo:padding="0cm" fo:border="none"/>
      <style:text-properties fo:font-variant="normal" fo:text-transform="none" fo:color="#333333" style:font-name="verdana" fo:font-size="8.89999961853027pt" fo:letter-spacing="normal" fo:font-style="normal" fo:font-weight="normal"/>
    </style:style>
    <style:style style:name="P194" style:family="paragraph" style:parent-style-name="Text_20_body" style:list-style-name="L1">
      <loext:graphic-properties draw:fill="none"/>
      <style:paragraph-properties fo:margin-left="3.175cm" fo:margin-right="0cm" fo:margin-top="0cm" fo:margin-bottom="0cm" loext:contextual-spacing="false" style:line-height-at-least="0.436cm" fo:orphans="2" fo:widows="2" fo:text-indent="0cm" style:auto-text-indent="false" fo:background-color="transparent" fo:padding="0cm" fo:border="none"/>
      <style:text-properties fo:font-variant="normal" fo:text-transform="none" fo:color="#333333" style:font-name="verdana" fo:font-size="8.89999961853027pt" fo:letter-spacing="normal" fo:font-style="normal" fo:font-weight="normal" officeooo:paragraph-rsid="01643e24"/>
    </style:style>
    <style:style style:name="P195"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96" style:family="paragraph" style:parent-style-name="Text_20_body">
      <style:paragraph-properties fo:margin-left="2.514cm" fo:margin-right="0cm" fo:text-indent="-2.514cm" style:auto-text-indent="false">
        <style:tab-stops/>
      </style:paragraph-properties>
    </style:style>
    <style:style style:name="P197" style:family="paragraph" style:parent-style-name="Heading_20_3">
      <style:paragraph-properties fo:margin-left="2.514cm" fo:margin-right="0cm" fo:text-indent="-2.514cm" style:auto-text-indent="false">
        <style:tab-stops/>
      </style:paragraph-properties>
      <style:text-properties fo:font-size="11pt" officeooo:paragraph-rsid="014d5abd" style:font-size-asian="11pt" style:font-size-complex="11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officeooo:rsid="013e3f64" style:font-style-asian="normal" style:font-style-complex="normal"/>
    </style:style>
    <style:style style:name="T17" style:family="text">
      <style:text-properties fo:font-variant="normal" fo:text-transform="none" fo:color="#000000" style:font-name="sans-serif" fo:font-size="9.75pt" fo:letter-spacing="normal" fo:font-style="normal" fo:font-weight="normal" style:font-size-asian="12pt" style:font-size-complex="12pt"/>
    </style:style>
    <style:style style:name="T18" style:family="text">
      <style:text-properties fo:font-variant="normal" fo:text-transform="none" fo:color="#000000" style:font-name="sans-serif" fo:font-size="9.75pt" fo:letter-spacing="normal" fo:font-style="normal" fo:font-weight="bold"/>
    </style:style>
    <style:style style:name="T19" style:family="text">
      <style:text-properties fo:font-variant="normal" fo:text-transform="none" fo:color="#000000" style:font-name="sans-serif" fo:font-size="9.75pt" fo:letter-spacing="normal" fo:font-style="normal" fo:font-weight="bold" style:font-size-asian="10pt" style:font-size-complex="10pt"/>
    </style:style>
    <style:style style:name="T20"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1" style:family="text">
      <style:text-properties fo:font-variant="normal" fo:text-transform="none" fo:color="#000000" style:font-name="sans-serif" fo:font-size="9.75pt" fo:letter-spacing="normal" fo:font-style="normal" fo:font-weight="bold" style:font-size-asian="12pt" style:font-size-complex="12pt"/>
    </style:style>
    <style:style style:name="T22"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3" style:family="text">
      <style:text-properties fo:font-variant="normal" fo:text-transform="none" fo:color="#000000" style:font-name="sans-serif" fo:font-size="9.75pt" fo:letter-spacing="normal" fo:font-style="normal" style:text-underline-style="none" fo:font-weight="normal"/>
    </style:style>
    <style:style style:name="T24" style:family="text">
      <style:text-properties fo:font-variant="normal" fo:text-transform="none" fo:color="#000000" style:font-name="sans-serif" fo:font-size="9.75pt" fo:letter-spacing="normal" fo:font-style="italic" fo:font-weight="normal"/>
    </style:style>
    <style:style style:name="T25" style:family="text">
      <style:text-properties fo:font-variant="normal" fo:text-transform="none" fo:color="#000000" style:font-name="sans-serif" fo:font-size="9.75pt" fo:letter-spacing="normal" fo:font-style="italic" fo:font-weight="normal" style:font-size-asian="10pt" style:font-size-complex="10pt"/>
    </style:style>
    <style:style style:name="T26" style:family="text">
      <style:text-properties fo:font-variant="normal" fo:text-transform="none" fo:color="#000000" style:font-name="sans-serif" fo:font-size="9.75pt" fo:letter-spacing="normal" fo:font-style="italic" fo:font-weight="normal" style:font-style-asian="italic" style:font-style-complex="italic"/>
    </style:style>
    <style:style style:name="T27" style:family="text">
      <style:text-properties fo:font-variant="normal" fo:text-transform="none" fo:color="#000000" style:font-name="sans-serif" fo:font-size="9.75pt" fo:letter-spacing="normal" fo:font-style="italic" fo:font-weight="bold"/>
    </style:style>
    <style:style style:name="T28" style:family="text">
      <style:text-properties fo:font-variant="normal" fo:text-transform="none" fo:color="#000000" style:font-name="sans-serif" fo:font-size="9.75pt" fo:letter-spacing="normal" fo:language="en" fo:country="US" fo:font-style="normal" fo:font-weight="normal"/>
    </style:style>
    <style:style style:name="T29"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1" style:family="text">
      <style:text-properties fo:font-variant="normal" fo:text-transform="none" fo:color="#000000" style:font-name="sans-serif" fo:font-size="9.75pt" fo:letter-spacing="normal" fo:language="en" fo:country="US" fo:font-style="normal" fo:font-weight="bold"/>
    </style:style>
    <style:style style:name="T32"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3"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4"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font-style="italic"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normal" style:font-size-asian="10pt" style:font-size-complex="10pt"/>
    </style:style>
    <style:style style:name="T37"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8"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9"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0" style:family="text">
      <style:text-properties fo:font-variant="normal" fo:text-transform="none" fo:color="#000000" style:font-name="sans-serif" fo:font-size="12pt" fo:letter-spacing="normal" fo:font-style="normal" fo:font-weight="normal" style:font-size-asian="12pt" style:font-size-complex="12pt"/>
    </style:style>
    <style:style style:name="T41"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2" style:family="text">
      <style:text-properties fo:font-variant="normal" fo:text-transform="none" fo:color="#000000" style:font-name="sans-serif" fo:font-size="14pt" fo:letter-spacing="normal" fo:font-style="normal" fo:font-weight="normal" style:font-size-asian="14pt" style:font-size-complex="14pt"/>
    </style:style>
    <style:style style:name="T43" style:family="text">
      <style:text-properties fo:font-variant="normal" fo:text-transform="none" fo:color="#000000" style:font-name="sans-serif" fo:font-size="10.8999996185303pt" fo:letter-spacing="normal" fo:font-style="normal" fo:font-weight="normal"/>
    </style:style>
    <style:style style:name="T44"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5" style:family="text">
      <style:text-properties fo:font-variant="normal" fo:text-transform="none" fo:color="#000000" style:font-name="sans-serif" fo:font-size="10.8999996185303pt" fo:letter-spacing="normal" fo:font-style="normal" fo:font-weight="bold"/>
    </style:style>
    <style:style style:name="T46"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7"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8" style:family="text">
      <style:text-properties fo:font-variant="normal" fo:text-transform="none" fo:color="#000000" style:font-name="sans-serif" fo:font-size="11.6999998092651pt" fo:letter-spacing="normal" fo:language="en" fo:country="none" fo:font-style="normal" fo:font-weight="normal"/>
    </style:style>
    <style:style style:name="T49"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0"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7"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1"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5"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6"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language="en" fo:country="US"/>
    </style:style>
    <style:style style:name="T80" style:family="text">
      <style:text-properties fo:font-variant="normal" fo:text-transform="none" fo:color="#000000" fo:letter-spacing="normal" style:text-underline-style="solid" style:text-underline-type="double" style:text-underline-width="auto" style:text-underline-color="font-color"/>
    </style:style>
    <style:style style:name="T81" style:family="text">
      <style:text-properties fo:font-variant="normal" fo:text-transform="none" fo:color="#000000" style:font-name="Arial2" fo:font-size="9pt" fo:letter-spacing="normal" fo:font-style="normal" fo:font-weight="normal"/>
    </style:style>
    <style:style style:name="T82" style:family="text">
      <style:text-properties fo:font-variant="normal" fo:text-transform="none" fo:color="#000000" style:font-name="Arial2" fo:font-size="9pt" fo:letter-spacing="normal" fo:font-weight="normal"/>
    </style:style>
    <style:style style:name="T83" style:family="text">
      <style:text-properties fo:font-variant="normal" fo:text-transform="none" fo:color="#000000" style:font-name="Helvetica1" fo:font-size="9pt" fo:letter-spacing="normal" fo:font-style="normal" fo:font-weight="normal" style:font-size-asian="10pt" style:font-size-complex="10pt"/>
    </style:style>
    <style:style style:name="T84" style:family="text">
      <style:text-properties fo:font-variant="normal" fo:text-transform="none" fo:color="#000000" style:font-name="Times New Roman1" fo:font-size="10pt" fo:letter-spacing="normal" fo:font-style="normal" fo:font-weight="normal" style:font-size-asian="10pt" style:font-size-complex="10pt"/>
    </style:style>
    <style:style style:name="T85" style:family="text">
      <style:text-properties fo:font-variant="normal" fo:text-transform="none" fo:color="#000000" style:font-name="Times New Roman1" fo:font-size="12pt" fo:letter-spacing="normal" fo:font-style="normal" fo:font-weight="normal" style:font-size-asian="12pt" style:font-size-complex="12pt"/>
    </style:style>
    <style:style style:name="T86"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7" style:family="text">
      <style:text-properties fo:font-variant="normal" fo:text-transform="none" fo:color="#000000" style:font-name="Arial" fo:font-size="10pt" fo:letter-spacing="normal" fo:font-style="normal" fo:font-weight="normal" style:font-size-asian="10pt" style:font-size-complex="10pt"/>
    </style:style>
    <style:style style:name="T88" style:family="text">
      <style:text-properties fo:font-variant="normal" fo:text-transform="none" fo:color="#000000" style:font-name="Arial" fo:font-size="10pt" fo:letter-spacing="normal" fo:font-style="normal" fo:font-weight="normal" officeooo:rsid="013e3f64" style:font-size-asian="10pt" style:font-style-asian="normal" style:font-size-complex="10pt" style:font-style-complex="normal"/>
    </style:style>
    <style:style style:name="T89" style:family="text">
      <style:text-properties fo:font-variant="normal" fo:text-transform="none" fo:color="#000000" style:font-name="Arial" fo:font-size="10pt" fo:letter-spacing="normal" fo:font-style="normal" fo:font-weight="bold" style:font-size-asian="10pt" style:font-size-complex="10pt"/>
    </style:style>
    <style:style style:name="T90" style:family="text">
      <style:text-properties fo:font-variant="normal" fo:text-transform="none" fo:color="#000000" style:font-name="Arial" fo:font-size="10pt" fo:letter-spacing="normal" fo:font-style="italic" fo:font-weight="normal" style:font-size-asian="10pt" style:font-size-complex="10pt"/>
    </style:style>
    <style:style style:name="T9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3" style:family="text">
      <style:text-properties fo:font-variant="normal" fo:text-transform="none" fo:color="#000000" style:font-name="Arial" fo:letter-spacing="normal" fo:font-style="normal" fo:font-weight="normal"/>
    </style:style>
    <style:style style:name="T94" style:family="text">
      <style:text-properties fo:font-variant="normal" fo:text-transform="none" fo:color="#000000" style:font-name="Arial" fo:letter-spacing="normal" fo:font-style="italic" fo:font-weight="normal" fo:background-color="#ff9900" loext:char-shading-value="0"/>
    </style:style>
    <style:style style:name="T95" style:family="text">
      <style:text-properties fo:font-variant="normal" fo:text-transform="none" fo:color="#000000" style:font-name="Trebuchet MS" fo:font-size="10.5pt" fo:letter-spacing="normal" fo:font-style="normal" fo:font-weight="normal" style:font-size-asian="10pt" style:font-size-complex="10pt"/>
    </style:style>
    <style:style style:name="T96"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7" style:family="text">
      <style:text-properties fo:font-variant="normal" fo:text-transform="none" fo:color="#000000" fo:font-size="12pt" fo:letter-spacing="normal" style:font-size-asian="12pt" style:font-size-complex="12pt"/>
    </style:style>
    <style:style style:name="T98" style:family="text">
      <style:text-properties fo:font-variant="normal" fo:text-transform="none" fo:color="#000000" fo:font-size="9.75pt" fo:letter-spacing="normal" fo:font-style="normal" fo:font-weight="normal"/>
    </style:style>
    <style:style style:name="T99" style:family="text">
      <style:text-properties fo:font-variant="normal" fo:text-transform="none" fo:color="#000000" fo:font-size="10pt" fo:letter-spacing="normal" fo:font-style="normal" fo:font-weight="normal" style:font-size-asian="10pt" style:font-size-complex="10pt"/>
    </style:style>
    <style:style style:name="T100"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101" style:family="text">
      <style:text-properties fo:font-variant="normal" fo:text-transform="none" fo:color="#000000" fo:font-size="10pt" fo:letter-spacing="normal" style:font-size-asian="10pt" style:font-size-complex="10pt"/>
    </style:style>
    <style:style style:name="T102" style:family="text">
      <style:text-properties fo:font-variant="normal" fo:text-transform="none" fo:color="#000000" style:font-name="Segoe UI" fo:font-size="9.75pt" fo:letter-spacing="normal" fo:font-style="normal" fo:font-weight="normal"/>
    </style:style>
    <style:style style:name="T103"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4"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5"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6" style:family="text">
      <style:text-properties fo:font-variant="normal" fo:text-transform="none" fo:color="#000000" style:font-name="Linux Libertine" fo:font-size="9.75pt" fo:letter-spacing="normal" fo:language="en" fo:country="none" fo:font-style="normal" fo:font-weight="normal"/>
    </style:style>
    <style:style style:name="T107"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9"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10"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11"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12"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13" style:family="text">
      <style:text-properties fo:font-variant="normal" fo:text-transform="none" fo:color="#000000" style:font-name="Times" fo:letter-spacing="normal" fo:font-style="normal" fo:font-weight="normal"/>
    </style:style>
    <style:style style:name="T114" style:family="text">
      <style:text-properties fo:font-variant="normal" fo:text-transform="none" fo:color="#333333" style:font-name="Arial4" fo:font-size="9pt" fo:letter-spacing="normal" fo:font-style="normal" fo:font-weight="normal"/>
    </style:style>
    <style:style style:name="T115" style:family="text">
      <style:text-properties fo:font-variant="normal" fo:text-transform="none" fo:color="#333333" style:font-name="Arial4" fo:font-size="9pt" fo:letter-spacing="normal" fo:font-style="normal" fo:font-weight="bold"/>
    </style:style>
    <style:style style:name="T116" style:family="text">
      <style:text-properties fo:font-variant="normal" fo:text-transform="none" fo:color="#333333" style:font-name="Arial3" fo:font-size="9pt" fo:letter-spacing="normal" fo:font-style="normal" fo:font-weight="normal"/>
    </style:style>
    <style:style style:name="T117" style:family="text">
      <style:text-properties fo:font-variant="normal" fo:text-transform="none" fo:color="#333333" style:font-name="arial" fo:font-size="9.75pt" fo:letter-spacing="normal" fo:font-style="normal" fo:font-weight="normal"/>
    </style:style>
    <style:style style:name="T118" style:family="text">
      <style:text-properties fo:font-variant="normal" fo:text-transform="none" fo:color="#333333" style:font-name="Times New Roman" fo:font-size="12pt" fo:letter-spacing="normal" fo:font-style="normal" fo:font-weight="normal" style:font-size-asian="12pt" style:font-size-complex="12pt"/>
    </style:style>
    <style:style style:name="T119" style:family="text">
      <style:text-properties fo:font-variant="normal" fo:text-transform="none" fo:color="#333333" style:font-name="Trebuchet MS1" fo:font-size="9pt" fo:letter-spacing="normal" fo:font-style="normal" fo:font-weight="normal" style:font-size-asian="10pt" style:font-size-complex="10pt"/>
    </style:style>
    <style:style style:name="T120" style:family="text">
      <style:text-properties fo:font-variant="normal" fo:text-transform="none" fo:color="#333333" style:font-name="lucida grande" fo:font-size="9.75pt" fo:letter-spacing="normal" fo:font-style="normal" fo:font-weight="normal"/>
    </style:style>
    <style:style style:name="T121" style:family="text">
      <style:text-properties fo:font-variant="normal" fo:text-transform="none" fo:color="#333333" style:font-name="Arial1" fo:font-size="10.0500001907349pt" fo:letter-spacing="normal" fo:font-style="normal" fo:font-weight="normal"/>
    </style:style>
    <style:style style:name="T122" style:family="text">
      <style:text-properties fo:font-variant="normal" fo:text-transform="none" fo:color="#333333" style:font-name="Arial1" fo:font-size="10.0500001907349pt" fo:letter-spacing="normal" fo:font-style="normal" fo:font-weight="bold"/>
    </style:style>
    <style:style style:name="T123" style:family="text">
      <style:text-properties fo:font-variant="normal" fo:text-transform="none" fo:color="#333333" style:font-name="inherit" fo:font-size="10.0500001907349pt" fo:letter-spacing="normal" fo:font-style="italic" fo:font-weight="normal"/>
    </style:style>
    <style:style style:name="T124" style:family="text">
      <style:text-properties fo:font-variant="normal" fo:text-transform="none" fo:color="#333333" style:font-name="Times new roman" fo:font-size="10pt" fo:letter-spacing="normal" fo:font-style="normal" fo:font-weight="normal" style:font-size-asian="10pt" style:font-size-complex="10pt"/>
    </style:style>
    <style:style style:name="T125" style:family="text">
      <style:text-properties fo:font-variant="normal" fo:text-transform="none" fo:color="#333333" style:font-name="Times new roman" fo:font-size="10pt" fo:letter-spacing="normal" fo:font-weight="normal" style:font-size-asian="10pt" style:font-size-complex="10pt"/>
    </style:style>
    <style:style style:name="T126" style:family="text">
      <style:text-properties fo:font-variant="normal" fo:text-transform="none" fo:color="#333333" style:font-name="Arial5" fo:font-size="10pt" fo:letter-spacing="normal" fo:font-style="normal" fo:font-weight="normal" style:font-size-asian="10pt" style:font-size-complex="10pt"/>
    </style:style>
    <style:style style:name="T127" style:family="text">
      <style:text-properties fo:font-variant="normal" fo:text-transform="none" fo:color="#333333" style:font-name="Arial5" fo:font-size="10pt" fo:letter-spacing="normal" fo:font-style="normal" style:font-size-asian="10pt" style:font-size-complex="10pt"/>
    </style:style>
    <style:style style:name="T128" style:family="text">
      <style:text-properties fo:font-variant="normal" fo:text-transform="none" fo:color="#333333" fo:font-size="10pt" fo:letter-spacing="normal"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3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41"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4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120b6c2" style:text-blinking="false" style:font-size-asian="10pt" style:font-size-complex="10pt"/>
    </style:style>
    <style:style style:name="T150"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5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5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5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6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6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6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6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otted #000000"/>
    </style:style>
    <style:style style:name="T166"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7"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normal" style:text-blinking="false" style:font-size-asian="12pt" style:font-size-complex="12pt"/>
    </style:style>
    <style:style style:name="T168"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10.5pt" fo:letter-spacing="normal" fo:language="en" fo:country="US" fo:font-style="italic" style:text-underline-style="none" fo:font-weight="normal" style:text-blinking="false" style:font-size-asian="10pt" style:font-size-complex="10pt"/>
    </style:style>
    <style:style style:name="T170"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7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72"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326479"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7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7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7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8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8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8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8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99ff66" loext:char-shading-value="0"/>
    </style:style>
    <style:style style:name="T18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1pt" style:font-size-complex="11pt"/>
    </style:style>
    <style:style style:name="T18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68ffe" style:text-blinking="false"/>
    </style:style>
    <style:style style:name="T18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7f205" style:text-blinking="false"/>
    </style:style>
    <style:style style:name="T18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style>
    <style:style style:name="T18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9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91"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style>
    <style:style style:name="T192"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93"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194"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95"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96"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9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98" style:family="text">
      <style:text-properties fo:font-variant="normal" fo:text-transform="none" fo:color="#0b0080" style:text-line-through-style="none" style:text-line-through-type="none" style:font-name="sans-serif" fo:font-size="9.60000038146973pt" fo:letter-spacing="normal" fo:font-style="italic" style:text-underline-style="solid" style:text-underline-width="auto" style:text-underline-color="font-color" fo:font-weight="normal" style:text-blinking="false" style:font-style-asian="italic" style:font-style-complex="italic"/>
    </style:style>
    <style:style style:name="T19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20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20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20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20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20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20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20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20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20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20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21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21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21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21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21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21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21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21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18"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19"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20"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21"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22"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23"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24"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fo:background-color="#99ff66" loext:char-shading-value="0"/>
    </style:style>
    <style:style style:name="T225"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26"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27"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28"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29"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30"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31"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32"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33"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34"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35"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236"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37"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8"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39"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40"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4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2"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43"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44"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45" style:family="text">
      <style:text-properties fo:font-variant="normal" fo:text-transform="none" fo:color="#0b0080" style:font-name="sans-serif" fo:font-size="10.5pt" fo:letter-spacing="normal" fo:font-style="normal" style:text-underline-style="solid" style:text-underline-width="auto" style:text-underline-color="font-color" fo:font-weight="normal"/>
    </style:style>
    <style:style style:name="T246"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47"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8"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49" style:family="text">
      <style:text-properties fo:font-variant="normal" fo:text-transform="none" fo:color="#0b0080" style:text-outline="false" style:text-line-through-style="none" style:text-line-through-type="none" style:font-name="sans-serif" fo:font-size="9.60000038146973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0" style:family="text">
      <style:text-properties fo:font-variant="normal" fo:text-transform="none" fo:color="#0b0080" style:text-outline="false" style:text-line-through-style="none" style:text-line-through-type="none" style:font-name="sans-serif" fo:font-size="9.60000038146973pt" fo:letter-spacing="normal" fo:font-style="italic"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1" style:family="text">
      <style:text-properties fo:font-variant="normal" fo:text-transform="none" fo:color="#0b0080" style:text-outline="false" style:text-line-through-style="none" style:text-line-through-type="none" style:font-name="sans-serif" fo:font-size="7.55000019073486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2" style:family="text">
      <style:text-properties fo:font-variant="normal" fo:text-transform="none" fo:color="#0b0080" style:text-outline="false" style:text-line-through-style="none" style:text-line-through-type="none" style:font-name="sans-serif" fo:font-size="7.55000019073486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3"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54"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55"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56" style:family="text">
      <style:text-properties fo:font-variant="normal" fo:text-transform="none" fo:color="#444444" style:font-name="Helvetica Neue1" fo:font-size="9.75pt" fo:letter-spacing="normal" fo:font-style="normal" fo:font-weight="normal"/>
    </style:style>
    <style:style style:name="T257" style:family="text">
      <style:text-properties fo:font-variant="normal" fo:text-transform="none" fo:color="#444444" style:font-name="Helvetica Neue" fo:font-size="9pt" fo:letter-spacing="normal" fo:font-style="normal" fo:font-weight="normal"/>
    </style:style>
    <style:style style:name="T258"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59"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60"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61"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62"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63" style:family="text">
      <style:text-properties fo:font-variant="normal" fo:text-transform="none" fo:color="#a55858" style:text-line-through-style="none" style:text-line-through-type="none" style:font-name="sans-serif" fo:font-size="9.60000038146973pt" fo:letter-spacing="normal" fo:font-style="normal" style:text-underline-style="none" fo:font-weight="normal" style:text-blinking="false"/>
    </style:style>
    <style:style style:name="T264" style:family="text">
      <style:text-properties fo:font-variant="normal" fo:text-transform="none" fo:color="#a55858" style:text-line-through-style="none" style:text-line-through-type="none" style:font-name="sans-serif" fo:font-size="10.5pt" fo:letter-spacing="normal" fo:language="en" fo:country="US" fo:font-style="normal" style:text-underline-style="none" fo:font-weight="normal" style:text-blinking="false" style:font-size-asian="12pt" style:font-size-complex="12pt"/>
    </style:style>
    <style:style style:name="T265"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66"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67"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68"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69"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70" style:family="text">
      <style:text-properties fo:font-variant="normal" fo:text-transform="none" fo:color="#252525" style:font-name="sans-serif" fo:font-size="9.75pt" fo:letter-spacing="normal" fo:language="en" fo:country="US" fo:font-style="normal" fo:font-weight="normal" style:font-size-asian="12pt" style:font-name-complex="sans-serif" style:font-size-complex="9.60000038146973pt" style:font-style-complex="normal" style:font-weight-complex="bold"/>
    </style:style>
    <style:style style:name="T271"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72" style:family="text">
      <style:text-properties fo:font-variant="normal" fo:text-transform="none" fo:color="#252525" style:font-name="sans-serif" fo:font-size="9.75pt" fo:letter-spacing="normal" fo:font-style="normal" fo:font-weight="normal"/>
    </style:style>
    <style:style style:name="T273" style:family="text">
      <style:text-properties fo:font-variant="normal" fo:text-transform="none" fo:color="#252525" style:font-name="sans-serif" fo:font-size="8pt" fo:letter-spacing="normal" fo:font-style="normal" fo:font-weight="normal" style:font-size-asian="8pt" style:font-size-complex="8pt"/>
    </style:style>
    <style:style style:name="T274" style:family="text">
      <style:text-properties fo:font-variant="normal" fo:text-transform="none" fo:color="#252525" style:font-name="sans-serif" fo:font-size="8pt" fo:letter-spacing="normal" fo:font-style="italic" fo:font-weight="normal" style:font-size-asian="8pt" style:font-size-complex="8pt"/>
    </style:style>
    <style:style style:name="T275" style:family="text">
      <style:text-properties fo:font-variant="normal" fo:text-transform="none" fo:color="#252525" style:font-name="sans-serif" fo:font-size="11.6999998092651pt" fo:letter-spacing="normal" fo:font-style="normal" fo:font-weight="bold"/>
    </style:style>
    <style:style style:name="T276"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77" style:family="text">
      <style:text-properties fo:font-variant="normal" fo:text-transform="none" fo:color="#252525" style:font-name="sans-serif" fo:font-size="11.6999998092651pt" fo:letter-spacing="normal" fo:font-style="normal" fo:font-weight="normal"/>
    </style:style>
    <style:style style:name="T278"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79" style:family="text">
      <style:text-properties fo:font-variant="normal" fo:text-transform="none" fo:color="#252525" style:font-name="sans-serif" fo:font-size="11.6999998092651pt" fo:letter-spacing="normal" fo:font-style="normal" style:font-size-asian="10pt" style:font-size-complex="10pt"/>
    </style:style>
    <style:style style:name="T280"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81" style:family="text">
      <style:text-properties fo:font-variant="normal" fo:text-transform="none" fo:color="#252525" style:font-name="sans-serif" fo:font-size="11.6999998092651pt" fo:letter-spacing="normal" fo:font-style="italic" fo:font-weight="normal"/>
    </style:style>
    <style:style style:name="T282"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83"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84"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85"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86" style:family="text">
      <style:text-properties fo:font-variant="normal" fo:text-transform="none" fo:color="#252525" style:font-name="sans-serif" fo:letter-spacing="normal" fo:font-style="normal" fo:font-weight="normal"/>
    </style:style>
    <style:style style:name="T287" style:family="text">
      <style:text-properties fo:font-variant="normal" fo:text-transform="none" fo:color="#252525" style:font-name="sans-serif" fo:font-size="10pt" fo:letter-spacing="normal" fo:font-style="normal" fo:font-weight="normal" style:font-size-asian="10pt" style:font-size-complex="10pt"/>
    </style:style>
    <style:style style:name="T288" style:family="text">
      <style:text-properties fo:font-variant="normal" fo:text-transform="none" fo:color="#252525" style:font-name="sans-serif" fo:font-size="10pt" fo:letter-spacing="normal" fo:font-style="normal" fo:font-weight="normal" style:font-size-asian="10pt" style:font-weight-asian="normal" style:font-size-complex="10pt" style:font-weight-complex="normal"/>
    </style:style>
    <style:style style:name="T289" style:family="text">
      <style:text-properties fo:font-variant="normal" fo:text-transform="none" fo:color="#252525" style:font-name="sans-serif" fo:font-size="10pt" fo:letter-spacing="normal" fo:font-style="normal" fo:font-weight="bold" style:font-size-asian="10pt" style:font-size-complex="10pt"/>
    </style:style>
    <style:style style:name="T290"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91"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92"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93" style:family="text">
      <style:text-properties fo:font-variant="normal" fo:text-transform="none" fo:color="#252525" style:font-name="sans-serif" fo:font-size="10pt" fo:letter-spacing="normal" fo:font-style="italic" fo:font-weight="normal" style:font-size-asian="10pt" style:font-size-complex="10pt"/>
    </style:style>
    <style:style style:name="T294" style:family="text">
      <style:text-properties fo:font-variant="normal" fo:text-transform="none" fo:color="#252525" style:font-name="sans-serif" fo:font-size="10.5pt" fo:letter-spacing="normal" fo:font-style="normal" fo:font-weight="normal"/>
    </style:style>
    <style:style style:name="T295" style:family="text">
      <style:text-properties fo:font-variant="normal" fo:text-transform="none" fo:color="#252525" style:font-name="sans-serif" fo:font-size="10.5pt" fo:letter-spacing="normal" fo:font-style="normal" fo:font-weight="normal" officeooo:rsid="0168a62f"/>
    </style:style>
    <style:style style:name="T296" style:family="text">
      <style:text-properties fo:font-variant="normal" fo:text-transform="none" fo:color="#252525" style:font-name="sans-serif" fo:font-size="10.5pt" fo:letter-spacing="normal" fo:font-style="normal" fo:font-weight="normal" officeooo:rsid="016ab257"/>
    </style:style>
    <style:style style:name="T297" style:family="text">
      <style:text-properties fo:font-variant="normal" fo:text-transform="none" fo:color="#252525" style:font-name="sans-serif" fo:font-size="10.5pt" fo:letter-spacing="normal" fo:font-style="normal" fo:font-weight="bold"/>
    </style:style>
    <style:style style:name="T298" style:family="text">
      <style:text-properties fo:font-variant="normal" fo:text-transform="none" fo:color="#252525" style:font-name="sans-serif" fo:font-size="10.5pt" fo:letter-spacing="normal" fo:font-style="normal" style:text-underline-style="solid" style:text-underline-width="auto" style:text-underline-color="font-color" fo:font-weight="normal"/>
    </style:style>
    <style:style style:name="T299" style:family="text">
      <style:text-properties fo:font-variant="normal" fo:text-transform="none" fo:color="#252525" style:font-name="sans-serif" fo:font-size="10.5pt" fo:letter-spacing="normal" fo:font-style="italic" fo:font-weight="normal"/>
    </style:style>
    <style:style style:name="T300" style:family="text">
      <style:text-properties fo:font-variant="normal" fo:text-transform="none" fo:color="#252525" style:font-name="sans-serif" fo:font-size="10.5pt" fo:letter-spacing="normal" fo:language="en" fo:country="US" fo:font-style="italic" fo:font-weight="bold" fo:background-color="#ff9900" loext:char-shading-value="0" style:font-size-asian="12pt" style:font-size-complex="12pt"/>
    </style:style>
    <style:style style:name="T301" style:family="text">
      <style:text-properties fo:font-variant="normal" fo:text-transform="none" fo:color="#252525" style:font-name="sans-serif" fo:font-size="10.5pt" fo:letter-spacing="normal" fo:language="en" fo:country="US" fo:font-style="italic" fo:font-weight="normal" style:font-size-asian="10pt" style:font-size-complex="10pt"/>
    </style:style>
    <style:style style:name="T302" style:family="text">
      <style:text-properties fo:font-variant="normal" fo:text-transform="none" fo:color="#252525" style:font-name="sans-serif" fo:font-size="10.5pt" fo:letter-spacing="normal" fo:language="en" fo:country="US" fo:font-style="normal" fo:font-weight="normal" style:font-size-asian="12pt" style:font-size-complex="12pt"/>
    </style:style>
    <style:style style:name="T303" style:family="text">
      <style:text-properties fo:font-variant="normal" fo:text-transform="none" fo:color="#252525" style:font-name="sans-serif" fo:font-size="10.5pt" fo:letter-spacing="normal" fo:language="en" fo:country="US" fo:font-style="normal" fo:font-weight="normal" fo:background-color="#ff9900" loext:char-shading-value="0" style:font-size-asian="12pt" style:font-size-complex="12pt"/>
    </style:style>
    <style:style style:name="T304" style:family="text">
      <style:text-properties fo:font-variant="normal" fo:text-transform="none" fo:color="#252525" style:font-name="sans-serif" fo:font-size="10.5pt" fo:letter-spacing="normal" fo:language="en" fo:country="US" fo:font-style="normal" fo:font-weight="normal" style:font-size-asian="10pt" style:font-size-complex="10pt"/>
    </style:style>
    <style:style style:name="T305" style:family="text">
      <style:text-properties fo:font-variant="normal" fo:text-transform="none" fo:color="#252525" style:font-name="sans-serif" fo:font-size="10.5pt" fo:letter-spacing="normal" fo:language="en" fo:country="US" fo:font-style="normal" fo:font-weight="normal" officeooo:rsid="016ab257" style:font-size-asian="10pt" style:font-size-complex="10pt"/>
    </style:style>
    <style:style style:name="T306" style:family="text">
      <style:text-properties fo:font-variant="normal" fo:text-transform="none" fo:color="#252525" style:font-name="sans-serif" fo:font-size="10.5pt" fo:letter-spacing="normal" fo:language="en" fo:country="US" fo:font-style="normal" fo:font-weight="bold" style:font-size-asian="10pt" style:font-size-complex="10pt"/>
    </style:style>
    <style:style style:name="T307" style:family="text">
      <style:text-properties fo:font-variant="normal" fo:text-transform="none" fo:color="#252525" style:font-name="sans-serif" fo:font-size="10.5pt" fo:letter-spacing="normal" fo:language="la" fo:country="VA" fo:font-style="italic" fo:font-weight="normal"/>
    </style:style>
    <style:style style:name="T308" style:family="text">
      <style:text-properties fo:font-variant="normal" fo:text-transform="none" fo:color="#252525" style:font-name="sans-serif" fo:font-size="9.19999980926514pt" fo:letter-spacing="normal" fo:font-style="italic" fo:font-weight="normal"/>
    </style:style>
    <style:style style:name="T309" style:family="text">
      <style:text-properties fo:font-variant="normal" fo:text-transform="none" fo:color="#252525" style:font-name="sans-serif" fo:font-size="9.19999980926514pt" fo:letter-spacing="normal" fo:font-style="normal" fo:font-weight="normal"/>
    </style:style>
    <style:style style:name="T310" style:family="text">
      <style:text-properties fo:font-variant="normal" fo:text-transform="none" fo:color="#252525" style:font-name="sans-serif" fo:font-size="9.60000038146973pt" fo:letter-spacing="normal" fo:font-style="normal" fo:font-weight="normal"/>
    </style:style>
    <style:style style:name="T311"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312"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313"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314"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315"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316" style:family="text">
      <style:text-properties fo:font-variant="normal" fo:text-transform="none" fo:color="#252525" style:font-name="sans-serif" fo:font-size="9.60000038146973pt" fo:letter-spacing="normal" fo:font-style="normal" fo:font-weight="normal" officeooo:rsid="001b19f4"/>
    </style:style>
    <style:style style:name="T317" style:family="text">
      <style:text-properties fo:font-variant="normal" fo:text-transform="none" fo:color="#252525" style:font-name="sans-serif" fo:font-size="9.60000038146973pt" fo:letter-spacing="normal" fo:font-style="normal" fo:font-weight="normal" officeooo:rsid="001f9677"/>
    </style:style>
    <style:style style:name="T318" style:family="text">
      <style:text-properties fo:font-variant="normal" fo:text-transform="none" fo:color="#252525" style:font-name="sans-serif" fo:font-size="9.60000038146973pt" fo:letter-spacing="normal" fo:font-style="normal" fo:font-weight="normal" style:font-size-asian="8pt" style:font-size-complex="8pt"/>
    </style:style>
    <style:style style:name="T319" style:family="text">
      <style:text-properties fo:font-variant="normal" fo:text-transform="none" fo:color="#252525" style:font-name="sans-serif" fo:font-size="9.60000038146973pt" fo:letter-spacing="normal" fo:font-style="normal" fo:font-weight="normal" officeooo:rsid="00352df5"/>
    </style:style>
    <style:style style:name="T320" style:family="text">
      <style:text-properties fo:font-variant="normal" fo:text-transform="none" fo:color="#252525" style:font-name="sans-serif" fo:font-size="9.60000038146973pt" fo:letter-spacing="normal" fo:font-style="normal" fo:font-weight="normal" officeooo:rsid="0051fa14"/>
    </style:style>
    <style:style style:name="T321" style:family="text">
      <style:text-properties fo:font-variant="normal" fo:text-transform="none" fo:color="#252525" style:font-name="sans-serif" fo:font-size="9.60000038146973pt" fo:letter-spacing="normal" fo:font-style="normal" fo:font-weight="normal" officeooo:rsid="0062e276"/>
    </style:style>
    <style:style style:name="T322" style:family="text">
      <style:text-properties fo:font-variant="normal" fo:text-transform="none" fo:color="#252525" style:font-name="sans-serif" fo:font-size="9.60000038146973pt" fo:letter-spacing="normal" fo:font-style="normal" fo:font-weight="normal" officeooo:rsid="0068a158"/>
    </style:style>
    <style:style style:name="T323" style:family="text">
      <style:text-properties fo:font-variant="normal" fo:text-transform="none" fo:color="#252525" style:font-name="sans-serif" fo:font-size="9.60000038146973pt" fo:letter-spacing="normal" fo:font-style="normal" fo:font-weight="normal" officeooo:rsid="0068a4be"/>
    </style:style>
    <style:style style:name="T324" style:family="text">
      <style:text-properties fo:font-variant="normal" fo:text-transform="none" fo:color="#252525" style:font-name="sans-serif" fo:font-size="9.60000038146973pt" fo:letter-spacing="normal" fo:font-style="normal" fo:font-weight="normal" officeooo:rsid="0069016c"/>
    </style:style>
    <style:style style:name="T325" style:family="text">
      <style:text-properties fo:font-variant="normal" fo:text-transform="none" fo:color="#252525" style:font-name="sans-serif" fo:font-size="9.60000038146973pt" fo:letter-spacing="normal" fo:font-style="normal" fo:font-weight="normal" officeooo:rsid="006ac0cd"/>
    </style:style>
    <style:style style:name="T326" style:family="text">
      <style:text-properties fo:font-variant="normal" fo:text-transform="none" fo:color="#252525" style:font-name="sans-serif" fo:font-size="9.60000038146973pt" fo:letter-spacing="normal" fo:font-style="normal" fo:font-weight="normal" officeooo:rsid="006acad0"/>
    </style:style>
    <style:style style:name="T327" style:family="text">
      <style:text-properties fo:font-variant="normal" fo:text-transform="none" fo:color="#252525" style:font-name="sans-serif" fo:font-size="9.60000038146973pt" fo:letter-spacing="normal" fo:font-style="normal" fo:font-weight="normal" officeooo:rsid="006b5d3e"/>
    </style:style>
    <style:style style:name="T328" style:family="text">
      <style:text-properties fo:font-variant="normal" fo:text-transform="none" fo:color="#252525" style:font-name="sans-serif" fo:font-size="9.60000038146973pt" fo:letter-spacing="normal" fo:font-style="normal" fo:font-weight="normal" officeooo:rsid="006c2c0e"/>
    </style:style>
    <style:style style:name="T329" style:family="text">
      <style:text-properties fo:font-variant="normal" fo:text-transform="none" fo:color="#252525" style:font-name="sans-serif" fo:font-size="9.60000038146973pt" fo:letter-spacing="normal" fo:font-style="normal" fo:font-weight="normal" officeooo:rsid="006d7f51"/>
    </style:style>
    <style:style style:name="T330" style:family="text">
      <style:text-properties fo:font-variant="normal" fo:text-transform="none" fo:color="#252525" style:font-name="sans-serif" fo:font-size="9.60000038146973pt" fo:letter-spacing="normal" fo:font-style="normal" fo:font-weight="normal" officeooo:rsid="006dbf8e"/>
    </style:style>
    <style:style style:name="T331" style:family="text">
      <style:text-properties fo:font-variant="normal" fo:text-transform="none" fo:color="#252525" style:font-name="sans-serif" fo:font-size="9.60000038146973pt" fo:letter-spacing="normal" fo:font-style="normal" fo:font-weight="normal" officeooo:rsid="006fc4c7"/>
    </style:style>
    <style:style style:name="T332" style:family="text">
      <style:text-properties fo:font-variant="normal" fo:text-transform="none" fo:color="#252525" style:font-name="sans-serif" fo:font-size="9.60000038146973pt" fo:letter-spacing="normal" fo:font-style="normal" fo:font-weight="normal" officeooo:rsid="0070049a"/>
    </style:style>
    <style:style style:name="T333" style:family="text">
      <style:text-properties fo:font-variant="normal" fo:text-transform="none" fo:color="#252525" style:font-name="sans-serif" fo:font-size="9.60000038146973pt" fo:letter-spacing="normal" fo:font-style="normal" fo:font-weight="normal" officeooo:rsid="00704400"/>
    </style:style>
    <style:style style:name="T334" style:family="text">
      <style:text-properties fo:font-variant="normal" fo:text-transform="none" fo:color="#252525" style:font-name="sans-serif" fo:font-size="9.60000038146973pt" fo:letter-spacing="normal" fo:font-style="normal" fo:font-weight="normal" officeooo:rsid="0070ca62"/>
    </style:style>
    <style:style style:name="T335" style:family="text">
      <style:text-properties fo:font-variant="normal" fo:text-transform="none" fo:color="#252525" style:font-name="sans-serif" fo:font-size="9.60000038146973pt" fo:letter-spacing="normal" fo:font-style="normal" fo:font-weight="normal" officeooo:rsid="0071a1ba"/>
    </style:style>
    <style:style style:name="T336" style:family="text">
      <style:text-properties fo:font-variant="normal" fo:text-transform="none" fo:color="#252525" style:font-name="sans-serif" fo:font-size="9.60000038146973pt" fo:letter-spacing="normal" fo:font-style="normal" fo:font-weight="normal" officeooo:rsid="0072b32e"/>
    </style:style>
    <style:style style:name="T337" style:family="text">
      <style:text-properties fo:font-variant="normal" fo:text-transform="none" fo:color="#252525" style:font-name="sans-serif" fo:font-size="9.60000038146973pt" fo:letter-spacing="normal" fo:font-style="normal" fo:font-weight="normal" officeooo:rsid="00736ce3"/>
    </style:style>
    <style:style style:name="T338" style:family="text">
      <style:text-properties fo:font-variant="normal" fo:text-transform="none" fo:color="#252525" style:font-name="sans-serif" fo:font-size="9.60000038146973pt" fo:letter-spacing="normal" fo:font-style="normal" fo:font-weight="normal" officeooo:rsid="00747acf"/>
    </style:style>
    <style:style style:name="T339" style:family="text">
      <style:text-properties fo:font-variant="normal" fo:text-transform="none" fo:color="#252525" style:font-name="sans-serif" fo:font-size="9.60000038146973pt" fo:letter-spacing="normal" fo:font-style="normal" fo:font-weight="normal" officeooo:rsid="007bbd89"/>
    </style:style>
    <style:style style:name="T340" style:family="text">
      <style:text-properties fo:font-variant="normal" fo:text-transform="none" fo:color="#252525" style:font-name="sans-serif" fo:font-size="9.60000038146973pt" fo:letter-spacing="normal" fo:font-style="normal" fo:font-weight="normal" officeooo:rsid="0085354f"/>
    </style:style>
    <style:style style:name="T341" style:family="text">
      <style:text-properties fo:font-variant="normal" fo:text-transform="none" fo:color="#252525" style:font-name="sans-serif" fo:font-size="9.60000038146973pt" fo:letter-spacing="normal" fo:font-style="normal" fo:font-weight="normal" officeooo:rsid="00c88df9"/>
    </style:style>
    <style:style style:name="T342" style:family="text">
      <style:text-properties fo:font-variant="normal" fo:text-transform="none" fo:color="#252525" style:font-name="sans-serif" fo:font-size="9.60000038146973pt" fo:letter-spacing="normal" fo:font-style="normal" fo:font-weight="normal" officeooo:rsid="00ca352a"/>
    </style:style>
    <style:style style:name="T343" style:family="text">
      <style:text-properties fo:font-variant="normal" fo:text-transform="none" fo:color="#252525" style:font-name="sans-serif" fo:font-size="9.60000038146973pt" fo:letter-spacing="normal" fo:font-style="normal" fo:font-weight="normal" officeooo:rsid="00d96ad0"/>
    </style:style>
    <style:style style:name="T344"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45"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46"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47"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48"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49" style:family="text">
      <style:text-properties fo:font-variant="normal" fo:text-transform="none" fo:color="#252525" style:font-name="sans-serif" fo:font-size="9.60000038146973pt" fo:letter-spacing="normal" fo:font-style="normal" fo:font-weight="normal" officeooo:rsid="00ecee24"/>
    </style:style>
    <style:style style:name="T350" style:family="text">
      <style:text-properties fo:font-variant="normal" fo:text-transform="none" fo:color="#252525" style:font-name="sans-serif" fo:font-size="9.60000038146973pt" fo:letter-spacing="normal" fo:font-style="normal" fo:font-weight="normal" officeooo:rsid="00eda0fa"/>
    </style:style>
    <style:style style:name="T351" style:family="text">
      <style:text-properties fo:font-variant="normal" fo:text-transform="none" fo:color="#252525" style:font-name="sans-serif" fo:font-size="9.60000038146973pt" fo:letter-spacing="normal" fo:font-style="normal" fo:font-weight="normal" officeooo:rsid="00edd589"/>
    </style:style>
    <style:style style:name="T352" style:family="text">
      <style:text-properties fo:font-variant="normal" fo:text-transform="none" fo:color="#252525" style:font-name="sans-serif" fo:font-size="9.60000038146973pt" fo:letter-spacing="normal" fo:font-style="normal" fo:font-weight="normal" officeooo:rsid="00faa5e7"/>
    </style:style>
    <style:style style:name="T353" style:family="text">
      <style:text-properties fo:font-variant="normal" fo:text-transform="none" fo:color="#252525" style:font-name="sans-serif" fo:font-size="9.60000038146973pt" fo:letter-spacing="normal" fo:font-style="normal" fo:font-weight="normal" officeooo:rsid="0107fb57"/>
    </style:style>
    <style:style style:name="T354" style:family="text">
      <style:text-properties fo:font-variant="normal" fo:text-transform="none" fo:color="#252525" style:font-name="sans-serif" fo:font-size="9.60000038146973pt" fo:letter-spacing="normal" fo:font-style="normal" fo:font-weight="normal" officeooo:rsid="010d3114"/>
    </style:style>
    <style:style style:name="T355" style:family="text">
      <style:text-properties fo:font-variant="normal" fo:text-transform="none" fo:color="#252525" style:font-name="sans-serif" fo:font-size="9.60000038146973pt" fo:letter-spacing="normal" fo:font-style="normal" fo:font-weight="normal" officeooo:rsid="01245eec"/>
    </style:style>
    <style:style style:name="T356" style:family="text">
      <style:text-properties fo:font-variant="normal" fo:text-transform="none" fo:color="#252525" style:font-name="sans-serif" fo:font-size="9.60000038146973pt" fo:letter-spacing="normal" fo:font-style="normal" fo:font-weight="normal" fo:background-color="#99ff66" loext:char-shading-value="0"/>
    </style:style>
    <style:style style:name="T357" style:family="text">
      <style:text-properties fo:font-variant="normal" fo:text-transform="none" fo:color="#252525" style:font-name="sans-serif" fo:font-size="9.60000038146973pt" fo:letter-spacing="normal" fo:font-style="normal" fo:font-weight="normal" officeooo:rsid="0126677d" fo:background-color="#99ff66" loext:char-shading-value="0"/>
    </style:style>
    <style:style style:name="T358" style:family="text">
      <style:text-properties fo:font-variant="normal" fo:text-transform="none" fo:color="#252525" style:font-name="sans-serif" fo:font-size="9.60000038146973pt" fo:letter-spacing="normal" fo:font-style="normal" fo:font-weight="normal" officeooo:rsid="01336d3c"/>
    </style:style>
    <style:style style:name="T359" style:family="text">
      <style:text-properties fo:font-variant="normal" fo:text-transform="none" fo:color="#252525" style:font-name="sans-serif" fo:font-size="9.60000038146973pt" fo:letter-spacing="normal" fo:font-style="normal" fo:font-weight="normal" officeooo:rsid="013fce24"/>
    </style:style>
    <style:style style:name="T360" style:family="text">
      <style:text-properties fo:font-variant="normal" fo:text-transform="none" fo:color="#252525" style:font-name="sans-serif" fo:font-size="9.60000038146973pt" fo:letter-spacing="normal" fo:font-style="normal" fo:font-weight="normal" style:font-size-asian="11pt" style:font-size-complex="11pt"/>
    </style:style>
    <style:style style:name="T361" style:family="text">
      <style:text-properties fo:font-variant="normal" fo:text-transform="none" fo:color="#252525" style:font-name="sans-serif" fo:font-size="9.60000038146973pt" fo:letter-spacing="normal" fo:font-style="normal" fo:font-weight="normal" officeooo:rsid="01541769"/>
    </style:style>
    <style:style style:name="T362" style:family="text">
      <style:text-properties fo:font-variant="normal" fo:text-transform="none" fo:color="#252525" style:font-name="sans-serif" fo:font-size="9.60000038146973pt" fo:letter-spacing="normal" fo:font-style="normal" fo:font-weight="bold"/>
    </style:style>
    <style:style style:name="T363"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64"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65" style:family="text">
      <style:text-properties fo:font-variant="normal" fo:text-transform="none" fo:color="#252525" style:font-name="sans-serif" fo:font-size="9.60000038146973pt" fo:letter-spacing="normal" fo:font-style="normal" fo:font-weight="bold" style:font-size-asian="8pt" style:font-size-complex="8pt"/>
    </style:style>
    <style:style style:name="T366" style:family="text">
      <style:text-properties fo:font-variant="normal" fo:text-transform="none" fo:color="#252525" style:font-name="sans-serif" fo:font-size="9.60000038146973pt" fo:letter-spacing="normal" fo:font-style="normal" fo:font-weight="bold" officeooo:rsid="007bbd89"/>
    </style:style>
    <style:style style:name="T367"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68" style:family="text">
      <style:text-properties fo:font-variant="normal" fo:text-transform="none" fo:color="#252525" style:font-name="sans-serif" fo:font-size="9.60000038146973pt" fo:letter-spacing="normal" fo:font-style="normal" fo:font-weight="bold" style:font-size-asian="11pt" style:font-size-complex="11pt"/>
    </style:style>
    <style:style style:name="T369" style:family="text">
      <style:text-properties fo:font-variant="normal" fo:text-transform="none" fo:color="#252525" style:font-name="sans-serif" fo:font-size="9.60000038146973pt" fo:letter-spacing="normal" fo:font-style="normal" style:text-underline-style="none" fo:font-weight="normal"/>
    </style:style>
    <style:style style:name="T370"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71" style:family="text">
      <style:text-properties fo:font-variant="normal" fo:text-transform="none" fo:color="#252525" style:font-name="sans-serif" fo:font-size="9.60000038146973pt" fo:letter-spacing="normal" fo:font-style="normal" style:text-underline-style="none" fo:font-weight="bold"/>
    </style:style>
    <style:style style:name="T372"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73"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74"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font-size-asian="10pt" style:font-size-complex="10pt"/>
    </style:style>
    <style:style style:name="T375"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officeooo:rsid="013fce24"/>
    </style:style>
    <style:style style:name="T376" style:family="text">
      <style:text-properties fo:font-variant="normal" fo:text-transform="none" fo:color="#252525" style:font-name="sans-serif" fo:font-size="9.60000038146973pt" fo:letter-spacing="normal" fo:font-style="italic" fo:font-weight="normal"/>
    </style:style>
    <style:style style:name="T377"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78" style:family="text">
      <style:text-properties fo:font-variant="normal" fo:text-transform="none" fo:color="#252525" style:font-name="sans-serif" fo:font-size="9.60000038146973pt" fo:letter-spacing="normal" fo:font-style="italic" fo:font-weight="normal" officeooo:rsid="00c88df9"/>
    </style:style>
    <style:style style:name="T379"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80"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81" style:family="text">
      <style:text-properties fo:font-variant="normal" fo:text-transform="none" fo:color="#252525" style:font-name="sans-serif" fo:font-size="9.60000038146973pt" fo:letter-spacing="normal" fo:font-style="italic" fo:font-weight="normal" fo:background-color="#fbf49c" loext:char-shading-value="0"/>
    </style:style>
    <style:style style:name="T382" style:family="text">
      <style:text-properties fo:font-variant="normal" fo:text-transform="none" fo:color="#252525" style:font-name="sans-serif" fo:font-size="9.60000038146973pt" fo:letter-spacing="normal" fo:font-style="italic" fo:font-weight="bold"/>
    </style:style>
    <style:style style:name="T383" style:family="text">
      <style:text-properties fo:font-variant="normal" fo:text-transform="none" fo:color="#252525" style:font-name="sans-serif" fo:font-size="9.60000038146973pt" fo:letter-spacing="normal" fo:font-style="italic" fo:font-weight="bold" officeooo:rsid="00c88df9"/>
    </style:style>
    <style:style style:name="T384" style:family="text">
      <style:text-properties fo:font-variant="normal" fo:text-transform="none" fo:color="#252525" style:font-name="sans-serif" fo:font-size="9.60000038146973pt" fo:letter-spacing="normal" fo:font-style="italic" style:text-underline-style="solid" style:text-underline-width="auto" style:text-underline-color="font-color" fo:font-weight="normal" style:font-style-asian="italic" style:font-style-complex="italic"/>
    </style:style>
    <style:style style:name="T385"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86" style:family="text">
      <style:text-properties fo:font-variant="normal" fo:text-transform="none" fo:color="#252525" style:font-name="sans-serif" fo:font-size="9.60000038146973pt" fo:letter-spacing="normal" fo:language="en" fo:country="US" fo:font-style="normal" fo:font-weight="bold" officeooo:rsid="01626460" style:font-size-asian="10pt" style:font-style-asian="normal" style:font-weight-asian="bold" style:font-size-complex="10pt" style:font-style-complex="normal" style:font-weight-complex="bold"/>
    </style:style>
    <style:style style:name="T387"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88"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89" style:family="text">
      <style:text-properties fo:font-variant="normal" fo:text-transform="none" fo:color="#252525" style:font-name="sans-serif" fo:font-size="9.60000038146973pt" fo:letter-spacing="normal" fo:language="en" fo:country="US" fo:font-style="normal" fo:font-weight="bold" officeooo:rsid="005f971d"/>
    </style:style>
    <style:style style:name="T390"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91"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92"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93"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394" style:family="text">
      <style:text-properties fo:font-variant="normal" fo:text-transform="none" fo:color="#252525" style:font-name="sans-serif" fo:font-size="9.60000038146973pt" fo:letter-spacing="normal" fo:language="en" fo:country="US" fo:font-style="normal" fo:font-weight="bold" fo:background-color="#99ff66" loext:char-shading-value="0"/>
    </style:style>
    <style:style style:name="T395" style:family="text">
      <style:text-properties fo:font-variant="normal" fo:text-transform="none" fo:color="#252525" style:font-name="sans-serif" fo:font-size="9.60000038146973pt" fo:letter-spacing="normal" fo:language="en" fo:country="US" fo:font-style="normal" fo:font-weight="normal"/>
    </style:style>
    <style:style style:name="T396"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97"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98"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99" style:family="text">
      <style:text-properties fo:font-variant="normal" fo:text-transform="none" fo:color="#252525" style:font-name="sans-serif" fo:font-size="9.60000038146973pt" fo:letter-spacing="normal" fo:language="en" fo:country="US" fo:font-style="normal" fo:font-weight="normal" officeooo:rsid="01626460" style:font-size-asian="10pt" style:font-style-asian="normal" style:font-size-complex="10pt" style:font-style-complex="normal"/>
    </style:style>
    <style:style style:name="T400"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401"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402"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403"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404"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405"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406"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407"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408"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409" style:family="text">
      <style:text-properties fo:font-variant="normal" fo:text-transform="none" fo:color="#252525" style:font-name="sans-serif" fo:font-size="9.60000038146973pt" fo:letter-spacing="normal" fo:language="en" fo:country="US" fo:font-style="normal" fo:font-weight="normal" officeooo:rsid="01307dbc" style:font-size-asian="10pt" style:font-size-complex="10pt"/>
    </style:style>
    <style:style style:name="T410"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411"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412"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413" style:family="text">
      <style:text-properties fo:font-variant="normal" fo:text-transform="none" fo:color="#252525" style:font-name="sans-serif" fo:font-size="9.60000038146973pt" fo:letter-spacing="normal" fo:language="en" fo:country="US" fo:font-style="normal" fo:font-weight="normal" officeooo:rsid="01336d3c" style:font-size-asian="12pt" style:font-size-complex="12pt"/>
    </style:style>
    <style:style style:name="T414"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415"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416" style:family="text">
      <style:text-properties fo:font-variant="normal" fo:text-transform="none" fo:color="#252525" style:font-name="sans-serif" fo:font-size="9.60000038146973pt" fo:letter-spacing="normal" fo:language="en" fo:country="US" fo:font-style="normal" fo:font-weight="normal" fo:background-color="#99ff66" loext:char-shading-value="0"/>
    </style:style>
    <style:style style:name="T417"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418"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419" style:family="text">
      <style:text-properties fo:font-variant="normal" fo:text-transform="none" fo:color="#252525" style:font-name="sans-serif" fo:font-size="9.60000038146973pt" fo:letter-spacing="normal" fo:language="en" fo:country="US" fo:font-style="italic" fo:font-weight="bold"/>
    </style:style>
    <style:style style:name="T420"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421" style:family="text">
      <style:text-properties fo:font-variant="normal" fo:text-transform="none" fo:color="#252525" style:font-name="sans-serif" fo:font-size="9.60000038146973pt" fo:letter-spacing="normal" fo:language="en" fo:country="US" fo:font-style="italic" fo:font-weight="bold" style:font-size-asian="10pt" style:font-size-complex="10pt"/>
    </style:style>
    <style:style style:name="T422" style:family="text">
      <style:text-properties fo:font-variant="normal" fo:text-transform="none" fo:color="#252525" style:font-name="sans-serif" fo:font-size="9.60000038146973pt" fo:letter-spacing="normal" fo:language="en" fo:country="US" fo:font-style="italic" fo:font-weight="bold" fo:background-color="#ff9900" loext:char-shading-value="0" style:font-size-asian="10pt" style:font-size-complex="10pt"/>
    </style:style>
    <style:style style:name="T423"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424"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425"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426"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427" style:family="text">
      <style:text-properties fo:font-variant="normal" fo:text-transform="none" fo:color="#252525" style:font-name="sans-serif" fo:font-size="9.60000038146973pt" fo:letter-spacing="normal" fo:language="de" fo:country="DE" fo:font-style="italic" fo:font-weight="normal"/>
    </style:style>
    <style:style style:name="T428" style:family="text">
      <style:text-properties fo:font-variant="normal" fo:text-transform="none" fo:color="#252525" style:font-name="sans-serif" fo:font-size="9.60000038146973pt" fo:letter-spacing="normal" fo:language="fr" fo:country="FR" fo:font-style="italic" fo:font-weight="normal"/>
    </style:style>
    <style:style style:name="T429" style:family="text">
      <style:text-properties fo:font-variant="normal" fo:text-transform="none" fo:color="#252525" style:font-name="sans-serif" fo:font-size="9.60000038146973pt" fo:letter-spacing="normal" fo:language="fr" fo:country="FR" fo:font-style="italic" fo:font-weight="bold"/>
    </style:style>
    <style:style style:name="T430"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431" style:family="text">
      <style:text-properties fo:font-variant="normal" fo:text-transform="none" fo:color="#252525" style:font-name="sans-serif" fo:font-size="9.60000038146973pt" fo:letter-spacing="normal" fo:language="hu" fo:country="HU" fo:font-style="italic" fo:font-weight="normal"/>
    </style:style>
    <style:style style:name="T432" style:family="text">
      <style:text-properties fo:font-variant="normal" fo:text-transform="none" fo:color="#252525" style:font-name="sans-serif" fo:font-size="12pt" fo:letter-spacing="normal" fo:font-style="normal" fo:font-weight="normal" style:font-size-asian="12pt" style:font-size-complex="12pt"/>
    </style:style>
    <style:style style:name="T433"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434"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435"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436" style:family="text">
      <style:text-properties fo:font-variant="normal" fo:text-transform="none" fo:color="#252525" style:font-name="sans-serif" fo:font-size="11pt" fo:letter-spacing="normal" fo:font-style="normal" fo:font-weight="bold" style:font-size-asian="11pt" style:font-size-complex="11pt"/>
    </style:style>
    <style:style style:name="T437" style:family="text">
      <style:text-properties fo:font-variant="normal" fo:text-transform="none" fo:color="#252525" style:font-name="sans-serif" fo:font-size="11pt" fo:letter-spacing="normal" fo:font-style="normal" fo:font-weight="normal" style:font-size-asian="11pt" style:font-size-complex="11pt"/>
    </style:style>
    <style:style style:name="T438"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439" style:family="text">
      <style:text-properties fo:font-variant="normal" fo:text-transform="none" fo:color="#252525" style:font-name="sans-serif" fo:font-size="7.55000019073486pt" fo:letter-spacing="normal" fo:font-style="normal" fo:font-weight="normal"/>
    </style:style>
    <style:style style:name="T44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44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442"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44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444"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445"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4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44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44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44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450"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451"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452"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453"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454"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455"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456"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457"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458"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459"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460"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461"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62"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6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6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6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6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6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6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6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7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7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7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7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7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7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7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7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68ffe" style:text-blinking="false"/>
    </style:style>
    <style:style style:name="T47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T47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8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8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82"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483"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48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8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8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8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8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8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9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9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9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9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9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9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49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9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9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499"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500"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501"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50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503"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504"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505"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50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507"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508"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50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510"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51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51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51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514"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515"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516"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517"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18"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9"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520"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21"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522"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523"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524"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525" style:family="text">
      <style:text-properties fo:font-variant="normal" fo:text-transform="none" fo:color="#252525" style:font-name="Helvetica Neue" fo:font-size="11.6999998092651pt" fo:letter-spacing="normal" fo:font-style="normal" fo:font-weight="normal"/>
    </style:style>
    <style:style style:name="T526" style:family="text">
      <style:text-properties fo:font-variant="normal" fo:text-transform="none" fo:color="#252525" style:font-name="Helvetica Neue" fo:font-size="11.6999998092651pt" fo:letter-spacing="normal" fo:font-style="italic" fo:font-weight="normal"/>
    </style:style>
    <style:style style:name="T527" style:family="text">
      <style:text-properties fo:font-variant="normal" fo:text-transform="none" fo:color="#252525" style:font-name="Helvetica Neue" fo:font-size="10pt" fo:letter-spacing="normal" fo:font-style="normal" fo:font-weight="normal" style:font-size-asian="10pt" style:font-size-complex="10pt"/>
    </style:style>
    <style:style style:name="T528"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529" style:family="text">
      <style:text-properties fo:font-variant="normal" fo:text-transform="none" fo:color="#252525" style:font-name="Times new roman" fo:font-size="10pt" fo:letter-spacing="normal" fo:font-style="normal" fo:font-weight="normal" style:font-size-asian="10pt" style:font-size-complex="10pt"/>
    </style:style>
    <style:style style:name="T530" style:family="text">
      <style:text-properties fo:font-variant="normal" fo:text-transform="none" fo:color="#252525" style:font-name="Times new roman" fo:font-size="10pt" fo:letter-spacing="normal" fo:font-style="italic" fo:font-weight="normal" style:font-size-asian="10pt" style:font-size-complex="10pt"/>
    </style:style>
    <style:style style:name="T531" style:family="text">
      <style:text-properties fo:font-variant="normal" fo:text-transform="none" fo:color="#252525" style:font-name="Times New Roman" fo:font-size="11.6999998092651pt" fo:letter-spacing="normal" fo:font-style="normal" fo:font-weight="normal"/>
    </style:style>
    <style:style style:name="T532" style:family="text">
      <style:text-properties fo:font-variant="normal" fo:text-transform="none" fo:color="#252525" style:font-name="Times New Roman" fo:font-size="10pt" fo:letter-spacing="normal" fo:font-style="normal" fo:font-weight="bold" style:font-size-asian="10pt" style:font-size-complex="10pt"/>
    </style:style>
    <style:style style:name="T533"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534"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535" style:family="text">
      <style:text-properties fo:font-variant="normal" fo:text-transform="none" fo:color="#252525" style:font-name="Times New Roman" fo:letter-spacing="normal" fo:font-style="normal" fo:font-weight="normal"/>
    </style:style>
    <style:style style:name="T536"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537" style:family="text">
      <style:text-properties fo:font-variant="normal" fo:text-transform="none" fo:color="#252525" fo:letter-spacing="normal"/>
    </style:style>
    <style:style style:name="T538" style:family="text">
      <style:text-properties fo:font-variant="normal" fo:text-transform="none" fo:color="#252525" fo:font-size="10pt" fo:letter-spacing="normal" style:font-size-asian="10pt" style:font-size-complex="10pt"/>
    </style:style>
    <style:style style:name="T539" style:family="text">
      <style:text-properties fo:font-variant="normal" fo:text-transform="none" fo:color="#252525" fo:font-size="10pt" fo:letter-spacing="normal" fo:language="en" fo:country="US" style:font-size-asian="10pt" style:font-size-complex="10pt"/>
    </style:style>
    <style:style style:name="T540"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541"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542"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43"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544" style:family="text">
      <style:text-properties fo:font-variant="normal" fo:text-transform="none" fo:color="#252525" style:text-outline="false" style:font-name="sans-serif" fo:font-size="9.60000038146973pt" fo:letter-spacing="normal" fo:language="en" fo:country="US" fo:font-style="normal" fo:font-weight="bold" style:letter-kerning="false" style:font-name-asian="Helvetica" style:font-size-asian="10pt" style:font-weight-asian="normal" style:font-name-complex="Helvetica" style:font-size-complex="10pt" style:font-weight-complex="normal"/>
    </style:style>
    <style:style style:name="T545" style:family="text">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T546"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47"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48"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4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55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55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55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55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55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55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55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55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5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55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56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56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56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63"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64"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565"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566"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67"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68"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569"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70"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71"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72"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73"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74"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75"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76"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77"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78"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79"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80"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81"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82"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83"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84"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85"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86"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87" style:family="text">
      <style:text-properties fo:font-variant="normal" fo:text-transform="none" fo:color="#ffffff" style:font-name="sans-serif" fo:font-size="9.60000038146973pt" fo:letter-spacing="normal" fo:font-style="normal" fo:font-weight="bold" fo:background-color="#990000" loext:char-shading-value="0"/>
    </style:style>
    <style:style style:name="T588" style:family="text">
      <style:text-properties fo:font-variant="normal" fo:text-transform="none" fo:color="#ffffff" style:font-name="sans-serif" fo:font-size="9.60000038146973pt" fo:letter-spacing="normal" fo:font-style="normal" fo:font-weight="bold" fo:background-color="#990099" loext:char-shading-value="0" style:font-size-asian="11pt" style:font-size-complex="11pt"/>
    </style:style>
    <style:style style:name="T589" style:family="text">
      <style:text-properties fo:font-variant="normal" fo:text-transform="none" fo:color="#ffffff" style:font-name="sans-serif" fo:font-size="9.60000038146973pt" fo:letter-spacing="normal" fo:font-style="normal" fo:font-weight="normal" fo:background-color="#990099" loext:char-shading-value="0" style:font-size-asian="11pt" style:font-size-complex="11pt"/>
    </style:style>
    <style:style style:name="T590"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91"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92"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93"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94" style:family="text">
      <style:text-properties fo:font-variant="normal" fo:text-transform="none" fo:color="#ffffff" style:font-name="sans-serif" fo:font-size="9.60000038146973pt" fo:letter-spacing="normal" fo:language="en" fo:country="US" fo:font-style="normal" fo:font-weight="bold" fo:background-color="#006666" loext:char-shading-value="0" style:font-size-asian="12pt" style:font-size-complex="12pt"/>
    </style:style>
    <style:style style:name="T595"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96"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97"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98"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99"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600"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601"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602"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603" style:family="text">
      <style:text-properties fo:font-variant="normal" fo:text-transform="none" fo:color="#545454" style:font-name="sans-serif" fo:font-size="9.60000038146973pt" fo:letter-spacing="normal" fo:font-style="normal" fo:font-weight="normal"/>
    </style:style>
    <style:style style:name="T604"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605" style:family="text">
      <style:text-properties fo:font-variant="normal" fo:text-transform="none" fo:color="#545454" style:font-name="arial" fo:font-size="12pt" fo:letter-spacing="normal" fo:font-style="normal" fo:font-weight="normal"/>
    </style:style>
    <style:style style:name="T606"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607" style:family="text">
      <style:text-properties fo:font-variant="normal" fo:text-transform="none" fo:color="#6a6a6a" style:font-name="arial" fo:font-size="12pt" fo:letter-spacing="normal" fo:font-style="normal" fo:font-weight="bold"/>
    </style:style>
    <style:style style:name="T608" style:family="text">
      <style:text-properties fo:font-variant="normal" fo:text-transform="none" fo:color="#726543" style:font-name="Arial" fo:letter-spacing="normal" fo:font-style="normal" fo:font-weight="normal"/>
    </style:style>
    <style:style style:name="T609" style:family="text">
      <style:text-properties fo:font-variant="normal" fo:text-transform="none" fo:color="#666666" style:font-name="Arial" fo:letter-spacing="normal" fo:font-style="normal" fo:font-weight="normal"/>
    </style:style>
    <style:style style:name="T610" style:family="text">
      <style:text-properties fo:font-variant="normal" fo:text-transform="none" fo:color="#666666" style:font-name="Arial" fo:letter-spacing="normal" fo:font-style="italic" fo:font-weight="normal"/>
    </style:style>
    <style:style style:name="T611" style:family="text">
      <style:text-properties fo:font-size="10pt" style:font-size-asian="10pt" style:font-size-complex="10pt"/>
    </style:style>
    <style:style style:name="T612" style:family="text">
      <style:text-properties fo:font-size="10pt" officeooo:rsid="008d586b" style:font-size-asian="10pt" style:font-size-complex="10pt"/>
    </style:style>
    <style:style style:name="T613" style:family="text">
      <style:text-properties fo:font-size="10pt" officeooo:rsid="01336d3c" style:font-size-asian="10pt" style:font-size-complex="10pt"/>
    </style:style>
    <style:style style:name="T614" style:family="text">
      <style:text-properties fo:font-size="10pt" fo:language="en" fo:country="US" style:font-size-asian="10pt" style:font-size-complex="10pt"/>
    </style:style>
    <style:style style:name="T615" style:family="text">
      <style:text-properties fo:font-size="10pt" fo:font-style="normal" style:font-size-asian="10pt" style:font-style-asian="normal" style:font-size-complex="10pt" style:font-style-complex="normal"/>
    </style:style>
    <style:style style:name="T616" style:family="text">
      <style:text-properties fo:font-size="10pt" fo:font-style="italic" style:font-size-asian="10pt" style:font-style-asian="italic" style:font-size-complex="10pt" style:font-style-complex="italic"/>
    </style:style>
    <style:style style:name="T617" style:family="text">
      <style:text-properties fo:font-size="10pt" fo:font-style="italic" style:font-size-asian="10pt" style:font-size-complex="10pt"/>
    </style:style>
    <style:style style:name="T618" style:family="text">
      <style:text-properties fo:font-size="10pt" style:text-underline-style="none" style:font-size-asian="10pt" style:font-size-complex="10pt"/>
    </style:style>
    <style:style style:name="T619" style:family="text">
      <style:text-properties fo:font-size="10pt" style:text-underline-style="solid" style:text-underline-width="auto" style:text-underline-color="font-color" style:font-size-asian="10pt" style:font-size-complex="10pt"/>
    </style:style>
    <style:style style:name="T620" style:family="text">
      <style:text-properties style:font-name="Times New Roman"/>
    </style:style>
    <style:style style:name="T621" style:family="text">
      <style:text-properties style:font-name="Times New Roman" fo:font-size="10pt" style:font-size-asian="10pt" style:font-size-complex="10pt"/>
    </style:style>
    <style:style style:name="T622" style:family="text">
      <style:text-properties style:font-name="Times New Roman" fo:font-size="10pt" fo:language="en" fo:country="US" style:font-size-asian="10pt" style:font-size-complex="10pt"/>
    </style:style>
    <style:style style:name="T623" style:family="text">
      <style:text-properties style:font-name="Times New Roman" fo:font-size="10pt" fo:font-style="italic" style:font-size-asian="10pt" style:font-size-complex="10pt"/>
    </style:style>
    <style:style style:name="T624" style:family="text">
      <style:text-properties style:font-name="Times New Roman" fo:font-size="12pt" style:font-size-asian="12pt" style:font-size-complex="12pt"/>
    </style:style>
    <style:style style:name="T625" style:family="text">
      <style:text-properties style:font-name="Times New Roman" fo:font-size="11pt" style:font-size-asian="11pt" style:font-size-complex="11pt"/>
    </style:style>
    <style:style style:name="T626" style:family="text">
      <style:text-properties style:font-name="Times New Roman" fo:background-color="#990000" loext:char-shading-value="0"/>
    </style:style>
    <style:style style:name="T627" style:family="text">
      <style:text-properties fo:font-size="11pt" style:font-size-asian="11pt" style:font-size-complex="11pt"/>
    </style:style>
    <style:style style:name="T628" style:family="text">
      <style:text-properties fo:language="en" fo:country="US"/>
    </style:style>
    <style:style style:name="T629" style:family="text">
      <style:text-properties fo:language="en" fo:country="US" fo:font-weight="bold"/>
    </style:style>
    <style:style style:name="T630" style:family="text">
      <style:text-properties fo:language="en" fo:country="US" fo:background-color="#990000" loext:char-shading-value="0"/>
    </style:style>
    <style:style style:name="T631" style:family="text">
      <style:text-properties fo:language="en" fo:country="US" officeooo:rsid="01097d22"/>
    </style:style>
    <style:style style:name="T632" style:family="text">
      <style:text-properties fo:color="#000000" style:font-name="Times New Roman" fo:font-size="10pt" fo:language="en" fo:country="US" style:font-size-asian="10pt" style:font-size-complex="10pt"/>
    </style:style>
    <style:style style:name="T633" style:family="text">
      <style:text-properties fo:color="#000000" style:font-name="Times New Roman" fo:font-size="10pt" style:font-size-asian="10pt" style:font-size-complex="10pt"/>
    </style:style>
    <style:style style:name="T634" style:family="text">
      <style:text-properties fo:color="#000000" fo:font-style="normal" fo:font-weight="normal" style:font-style-asian="normal" style:font-weight-asian="normal" style:font-style-complex="normal" style:font-weight-complex="normal"/>
    </style:style>
    <style:style style:name="T635"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636" style:family="text">
      <style:text-properties fo:color="#000000" style:font-name="Times new roman"/>
    </style:style>
    <style:style style:name="T637" style:family="text">
      <style:text-properties fo:color="#000000" style:font-name="Times new roman" fo:font-size="13.3999996185303pt"/>
    </style:style>
    <style:style style:name="T638" style:family="text">
      <style:text-properties fo:color="#000000" style:font-name="Times new roman" fo:font-size="13.3999996185303pt" fo:font-weight="bold" fo:background-color="#ffffff" loext:char-shading-value="0"/>
    </style:style>
    <style:style style:name="T639" style:family="text">
      <style:text-properties fo:color="#000000" style:font-name="Times new roman" fo:font-size="13.3999996185303pt" fo:background-color="#ffffff" loext:char-shading-value="0"/>
    </style:style>
    <style:style style:name="T640" style:family="text">
      <style:text-properties fo:color="#000000" style:font-name="Times new roman" fo:font-size="10pt" style:font-size-asian="10pt" style:font-size-complex="10pt"/>
    </style:style>
    <style:style style:name="T641" style:family="text">
      <style:text-properties fo:color="#000000" style:font-name="Raleway" fo:font-size="9.60000038146973pt"/>
    </style:style>
    <style:style style:name="T642" style:family="text">
      <style:text-properties fo:color="#000000" style:font-name="Raleway" fo:font-size="9.60000038146973pt" officeooo:rsid="00168527"/>
    </style:style>
    <style:style style:name="T643" style:family="text">
      <style:text-properties fo:font-size="12pt" style:font-size-asian="12pt" style:font-size-complex="12pt"/>
    </style:style>
    <style:style style:name="T644" style:family="text">
      <style:text-properties fo:font-size="12pt" fo:language="en" fo:country="US" style:font-size-asian="12pt" style:font-size-complex="12pt"/>
    </style:style>
    <style:style style:name="T645" style:family="text">
      <style:text-properties fo:font-style="italic"/>
    </style:style>
    <style:style style:name="T646" style:family="text">
      <style:text-properties fo:font-style="italic" style:font-style-asian="italic" style:font-style-complex="italic"/>
    </style:style>
    <style:style style:name="T647" style:family="text">
      <style:text-properties fo:font-size="9pt" style:font-size-asian="9pt" style:font-size-complex="9pt"/>
    </style:style>
    <style:style style:name="T648" style:family="text">
      <style:text-properties fo:font-weight="bold"/>
    </style:style>
    <style:style style:name="T649" style:family="text">
      <style:text-properties fo:color="#0b0080" style:text-line-through-style="none" style:text-line-through-type="none" style:text-underline-style="none" style:text-blinking="false"/>
    </style:style>
    <style:style style:name="T650" style:family="text">
      <style:text-properties fo:color="#0b0080" style:text-line-through-style="none" style:text-line-through-type="none" style:text-underline-style="none" style:text-blinking="false" fo:background-color="#ffffff" loext:char-shading-value="0"/>
    </style:style>
    <style:style style:name="T651" style:family="text">
      <style:text-properties fo:color="#0b0080" style:text-line-through-style="none" style:text-line-through-type="none" style:font-name="sans-serif" fo:font-size="9.75pt" style:text-underline-style="none" style:text-blinking="false"/>
    </style:style>
    <style:style style:name="T652" style:family="text">
      <style:text-properties fo:color="#0b0080" style:text-line-through-style="none" style:text-line-through-type="none" style:font-name="sans-serif" fo:font-size="9.75pt" style:text-underline-style="none" style:text-blinking="false" fo:background-color="#ffffff" loext:char-shading-value="0"/>
    </style:style>
    <style:style style:name="T653" style:family="text">
      <style:text-properties fo:color="#0b0080" style:text-line-through-style="none" style:text-line-through-type="none" style:font-name="sans-serif" fo:font-size="11.6999998092651pt" style:text-underline-style="none" style:text-blinking="false"/>
    </style:style>
    <style:style style:name="T654"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655" style:family="text">
      <style:text-properties fo:color="#0b0080" style:text-line-through-style="none" style:text-line-through-type="none" style:font-name="sans-serif" fo:font-size="11.6999998092651pt" fo:font-style="italic" style:text-underline-style="none" style:text-blinking="false"/>
    </style:style>
    <style:style style:name="T656"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57"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658" style:family="text">
      <style:text-properties fo:color="#0b0080" style:text-line-through-style="none" style:text-line-through-type="none" fo:font-size="9.60000038146973pt" style:text-underline-style="none" style:text-blinking="false"/>
    </style:style>
    <style:style style:name="T659"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660"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661" style:family="text">
      <style:text-properties fo:color="#0b0080" style:text-line-through-style="none" style:text-line-through-type="none" fo:font-size="9.60000038146973pt" fo:font-style="italic" style:text-underline-style="none" style:text-blinking="false"/>
    </style:style>
    <style:style style:name="T662" style:family="text">
      <style:text-properties fo:color="#0b0080" style:text-line-through-style="none" style:text-line-through-type="none" fo:font-size="7.55000019073486pt" style:text-underline-style="none" style:text-blinking="false"/>
    </style:style>
    <style:style style:name="T663" style:family="text">
      <style:text-properties fo:color="#0b0080" style:font-name="sans-serif" fo:font-size="11.6999998092651pt" fo:background-color="#ffffff" loext:char-shading-value="0"/>
    </style:style>
    <style:style style:name="T664" style:family="text">
      <style:text-properties fo:color="#0b0080" style:font-name="sans-serif" fo:background-color="#ffffff" loext:char-shading-value="0"/>
    </style:style>
    <style:style style:name="T665" style:family="text">
      <style:text-properties fo:color="#0b0080" style:font-name="sans-serif" fo:font-size="9.60000038146973pt"/>
    </style:style>
    <style:style style:name="T666" style:family="text">
      <style:text-properties fo:color="#0b0080" style:font-name="sans-serif" fo:font-size="7.55000019073486pt"/>
    </style:style>
    <style:style style:name="T667" style:family="text">
      <style:text-properties style:text-underline-style="solid" style:text-underline-type="double" style:text-underline-width="auto" style:text-underline-color="font-color"/>
    </style:style>
    <style:style style:name="T668" style:family="text">
      <style:text-properties style:font-name="Arial" fo:font-size="10pt" style:font-size-asian="10pt" style:font-size-complex="10pt"/>
    </style:style>
    <style:style style:name="T669" style:family="text">
      <style:text-properties style:font-name="Arial" fo:font-size="10pt" fo:font-style="normal" style:font-size-asian="10pt" style:font-style-asian="normal" style:font-size-complex="10pt" style:font-style-complex="normal"/>
    </style:style>
    <style:style style:name="T670" style:family="text">
      <style:text-properties fo:color="#a55858" style:text-line-through-style="none" style:text-line-through-type="none" fo:font-style="italic" style:text-underline-style="none" style:text-blinking="false"/>
    </style:style>
    <style:style style:name="T671" style:family="text">
      <style:text-properties style:font-name="sans-serif"/>
    </style:style>
    <style:style style:name="T672" style:family="text">
      <style:text-properties style:font-name="sans-serif" fo:font-size="9.75pt"/>
    </style:style>
    <style:style style:name="T673" style:family="text">
      <style:text-properties style:font-name="sans-serif" fo:font-size="9.75pt" fo:font-weight="bold"/>
    </style:style>
    <style:style style:name="T674" style:family="text">
      <style:text-properties style:font-name="sans-serif" fo:language="en" fo:country="US"/>
    </style:style>
    <style:style style:name="T675" style:family="text">
      <style:text-properties fo:color="#4d4d4f" style:font-name="Arial2" fo:font-size="9pt" fo:font-weight="bold" fo:background-color="#ffffff" loext:char-shading-value="0"/>
    </style:style>
    <style:style style:name="T676"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677" style:family="text">
      <style:text-properties style:font-name="Sabon-Roman" fo:font-size="10pt" style:font-name-asian="Sabon-Roman" style:font-size-asian="10pt" style:font-name-complex="Sabon-Roman" style:font-size-complex="10pt"/>
    </style:style>
    <style:style style:name="T678" style:family="text">
      <style:text-properties style:font-name="Times new roman" fo:font-size="10pt" fo:language="en" fo:country="US" style:font-size-asian="10pt" style:font-size-complex="10pt"/>
    </style:style>
    <style:style style:name="T679" style:family="text">
      <style:text-properties style:font-name="Times new roman" fo:font-size="12pt" fo:language="en" fo:country="US" style:font-size-asian="12pt" style:font-size-complex="12pt"/>
    </style:style>
    <style:style style:name="T680" style:family="text">
      <style:text-properties fo:color="#252525"/>
    </style:style>
    <style:style style:name="T681" style:family="text">
      <style:text-properties fo:color="#252525" style:font-name="sans-serif"/>
    </style:style>
    <style:style style:name="T682" style:family="text">
      <style:text-properties fo:color="#252525" style:font-name="sans-serif" fo:font-size="11.6999998092651pt"/>
    </style:style>
    <style:style style:name="T683" style:family="text">
      <style:text-properties fo:color="#252525" style:font-name="sans-serif" fo:font-size="11.6999998092651pt" fo:font-weight="bold"/>
    </style:style>
    <style:style style:name="T684" style:family="text">
      <style:text-properties fo:color="#252525" style:font-name="sans-serif" fo:font-size="11.6999998092651pt" fo:background-color="#ffffff" loext:char-shading-value="0"/>
    </style:style>
    <style:style style:name="T685" style:family="text">
      <style:text-properties fo:color="#252525" style:font-name="sans-serif" fo:background-color="#ffffff" loext:char-shading-value="0"/>
    </style:style>
    <style:style style:name="T686" style:family="text">
      <style:text-properties fo:color="#252525" style:font-name="sans-serif" fo:font-size="9.60000038146973pt"/>
    </style:style>
    <style:style style:name="T687" style:family="text">
      <style:text-properties fo:color="#252525" style:font-name="sans-serif" fo:font-size="9.60000038146973pt" fo:font-weight="bold"/>
    </style:style>
    <style:style style:name="T688"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689"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90" style:family="text">
      <style:text-properties fo:color="#252525" style:text-line-through-style="none" style:text-line-through-type="none" fo:font-size="9.60000038146973pt" style:text-underline-style="none" style:text-blinking="false"/>
    </style:style>
    <style:style style:name="T691" style:family="text">
      <style:text-properties fo:color="#252525" style:text-line-through-style="none" style:text-line-through-type="none" fo:font-size="9.60000038146973pt" fo:font-style="italic" style:text-underline-style="none" style:text-blinking="false"/>
    </style:style>
    <style:style style:name="T692" style:family="text">
      <style:text-properties fo:color="#252525" style:font-name="Times new roman" fo:font-size="10pt" style:font-size-asian="10pt" style:font-size-complex="10pt"/>
    </style:style>
    <style:style style:name="T693" style:family="text">
      <style:text-properties fo:color="#252525" fo:font-size="9.60000038146973pt"/>
    </style:style>
    <style:style style:name="T694" style:family="text">
      <style:text-properties fo:color="#252525" fo:font-size="9.60000038146973pt" fo:font-weight="bold"/>
    </style:style>
    <style:style style:name="T695" style:family="text">
      <style:text-properties fo:color="#252525" fo:font-size="9.60000038146973pt" officeooo:rsid="00fc83bb"/>
    </style:style>
    <style:style style:name="T696" style:family="text">
      <style:text-properties fo:color="#252525" fo:font-size="9.60000038146973pt" officeooo:rsid="00fcca1a"/>
    </style:style>
    <style:style style:name="T697" style:family="text">
      <style:text-properties fo:color="#252525" fo:font-size="9.60000038146973pt" officeooo:rsid="00fde201"/>
    </style:style>
    <style:style style:name="T698" style:family="text">
      <style:text-properties fo:color="#252525" fo:font-size="9.60000038146973pt" officeooo:rsid="00fe52ce"/>
    </style:style>
    <style:style style:name="T699" style:family="text">
      <style:text-properties fo:color="#252525" fo:font-size="9.60000038146973pt" officeooo:rsid="00fe56b7"/>
    </style:style>
    <style:style style:name="T700" style:family="text">
      <style:text-properties fo:color="#252525" fo:font-size="9.60000038146973pt" fo:language="en" fo:country="US" fo:font-weight="bold" style:font-size-asian="10pt" style:font-size-complex="10pt"/>
    </style:style>
    <style:style style:name="T701" style:family="text">
      <style:text-properties fo:color="#252525" fo:font-size="9.60000038146973pt" fo:language="en" fo:country="US" style:font-size-asian="10pt" style:font-size-complex="10pt"/>
    </style:style>
    <style:style style:name="T702" style:family="text">
      <style:text-properties fo:color="#252525" fo:font-size="9.60000038146973pt" fo:language="en" fo:country="US" officeooo:rsid="0104f9d0" style:font-size-asian="10pt" style:font-size-complex="10pt"/>
    </style:style>
    <style:style style:name="T703" style:family="text">
      <style:text-properties fo:color="#252525" fo:font-size="9.60000038146973pt" officeooo:rsid="0123c42e"/>
    </style:style>
    <style:style style:name="T704" style:family="text">
      <style:text-properties fo:color="#252525" style:font-name-asian="sans-serif" style:font-size-asian="9.60000038146973pt" style:font-style-asian="normal" style:font-weight-asian="normal"/>
    </style:style>
    <style:style style:name="T705"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06"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707"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708"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09"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10"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711"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12"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13"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14"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15"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16"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717"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718"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19"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20"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21"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22"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23"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724"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725"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726"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27"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728"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29"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30"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31"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32"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733"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34"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35"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36"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37"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38"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739"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40"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41"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742"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43"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744"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45"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46"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47"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48"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749"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50"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51"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752"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53"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54"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55"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56"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57"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58"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59"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60"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61"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62"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63"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64"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65"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66"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67"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68"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69"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770"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771" style:family="text">
      <style:text-properties officeooo:rsid="00168527"/>
    </style:style>
    <style:style style:name="T772" style:family="text">
      <style:text-properties fo:color="#5f6062" style:font-name="Arial6" fo:font-size="10pt" style:font-size-asian="10pt" style:font-size-complex="10pt"/>
    </style:style>
    <style:style style:name="T773" style:family="text">
      <style:text-properties fo:color="#5f6062" style:font-name="Arial6" fo:font-size="10pt" officeooo:rsid="00168527" style:font-size-asian="10pt" style:font-size-complex="10pt"/>
    </style:style>
    <style:style style:name="T774"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cm" loext:border="none"/>
    </style:style>
    <style:style style:name="T775"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cm" loext:border="none"/>
    </style:style>
    <style:style style:name="T776" style:family="text">
      <style:text-properties officeooo:rsid="0036c0e7"/>
    </style:style>
    <style:style style:name="T777" style:family="text">
      <style:text-properties officeooo:rsid="0036f939"/>
    </style:style>
    <style:style style:name="T778" style:family="text">
      <style:text-properties fo:font-style="normal" fo:background-color="#990000" loext:char-shading-value="0" style:font-style-asian="normal" style:font-style-complex="normal"/>
    </style:style>
    <style:style style:name="T779" style:family="text">
      <style:text-properties fo:font-style="normal" fo:font-weight="normal" fo:background-color="#990000" loext:char-shading-value="0" style:font-style-asian="normal" style:font-weight-asian="normal" style:font-style-complex="normal" style:font-weight-complex="normal"/>
    </style:style>
    <style:style style:name="T780" style:family="text">
      <style:text-properties fo:background-color="#990000" loext:char-shading-value="0"/>
    </style:style>
    <style:style style:name="T781" style:family="text">
      <style:text-properties officeooo:rsid="008d586b"/>
    </style:style>
    <style:style style:name="T782" style:family="text">
      <style:text-properties officeooo:rsid="0098f6fb"/>
    </style:style>
    <style:style style:name="T783" style:family="text">
      <style:text-properties officeooo:rsid="00992fb4"/>
    </style:style>
    <style:style style:name="T784" style:family="text">
      <style:text-properties fo:color="#ffffff" fo:font-size="10pt" fo:background-color="#990000" loext:char-shading-value="0" style:font-size-asian="10pt" style:font-size-complex="10pt"/>
    </style:style>
    <style:style style:name="T785" style:family="text">
      <style:text-properties fo:font-size="9.75pt" style:font-size-asian="10pt" style:font-size-complex="10pt"/>
    </style:style>
    <style:style style:name="T786" style:family="text">
      <style:text-properties officeooo:rsid="0129cc7b"/>
    </style:style>
    <style:style style:name="T787" style:family="text">
      <style:text-properties fo:color="#660000" style:font-name="Arial" fo:font-size="10pt" fo:letter-spacing="normal" fo:font-style="normal" fo:font-weight="normal" style:font-size-asian="10pt" style:font-style-asian="normal" style:font-size-complex="10pt" style:font-style-complex="normal"/>
    </style:style>
    <style:style style:name="T788" style:family="text">
      <style:text-properties fo:color="#660000" style:font-name="Arial" fo:font-size="10pt" fo:letter-spacing="normal" fo:font-style="normal" fo:font-weight="normal" officeooo:rsid="013e3f64" style:font-size-asian="10pt" style:font-style-asian="normal" style:font-size-complex="10pt" style:font-style-complex="normal"/>
    </style:style>
    <style:style style:name="T789" style:family="text">
      <style:text-properties fo:color="#660000" style:font-name="Arial" fo:font-size="10pt" fo:letter-spacing="normal" fo:font-style="normal" fo:font-weight="normal" officeooo:rsid="013ea8c5" style:font-size-asian="10pt" style:font-style-asian="normal" style:font-size-complex="10pt" style:font-style-complex="normal"/>
    </style:style>
    <style:style style:name="T790" style:family="text">
      <style:text-properties fo:color="#660000" style:font-name="Arial" fo:font-size="10pt" fo:letter-spacing="normal" fo:font-style="normal" style:text-underline-style="solid" style:text-underline-width="auto" style:text-underline-color="font-color" fo:font-weight="normal" style:font-size-asian="10pt" style:font-style-asian="normal" style:font-size-complex="10pt" style:font-style-complex="normal"/>
    </style:style>
    <style:style style:name="T791" style:family="text">
      <style:text-properties fo:color="#626262" style:font-name="Tahoma" fo:font-size="8.89999961853027pt" fo:letter-spacing="normal" fo:font-style="normal" fo:font-weight="normal" style:font-style-asian="normal" style:font-style-complex="normal"/>
    </style:style>
    <style:style style:name="T792" style:family="text">
      <style:text-properties fo:color="#626262" style:font-name="Arial" fo:font-size="10pt" fo:letter-spacing="normal" fo:font-style="normal" fo:font-weight="normal" style:font-size-asian="10pt" style:font-style-asian="normal" style:font-size-complex="10pt" style:font-style-complex="normal"/>
    </style:style>
    <style:style style:name="T793" style:family="text">
      <style:text-properties officeooo:rsid="01541769"/>
    </style:style>
    <style:style style:name="T794" style:family="text">
      <style:text-properties fo:text-transform="lowercase" fo:color="#0b0080" style:text-line-through-style="none" style:text-line-through-type="none" style:font-name="sans-serif" fo:font-size="10.5pt" fo:letter-spacing="normal" fo:font-style="italic" style:text-underline-style="none" fo:font-weight="bold" style:text-blinking="fals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Legend:</text:p>
      <text:p text:style-name="P118"/>
      <text:p text:style-name="P118">People</text:p>
      <text:p text:style-name="P119"><text:span text:style-name="T783">Trends</text:span> and genres</text:p>
      <text:p text:style-name="P122">Books</text:p>
      <text:p text:style-name="P124">Art</text:p>
      <text:p text:style-name="P125">Events</text:p>
      <text:p text:style-name="P123">Technology</text:p>
      <text:p text:style-name="P120"/>
      <text:p text:style-name="P117">Persone:</text:p>
      <text:p text:style-name="P117"/>
      <text:p text:style-name="P141">Omero: 850 a.C - 800 a.C. Circa. <text:span text:style-name="T611">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28"/>
      <text:p text:style-name="P141">Talete: 640/625 a.C. - 547 a.C., Mileto, <text:span text:style-name="T611">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46"/>
      <text:p text:style-name="P184">Pitagora:<text:span text:style-name="T611"> </text:span>570 a.C. - 495 a.C., Samo, Greco.<text:span text:style-name="T611">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86"/>
      <text:p text:style-name="P185"><text:span text:style-name="T614">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710">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743">ancestor worship</text:span></text:a><text:span text:style-name="T710">,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743">Golden Rule</text:span></text:a><text:span text:style-name="T710">.</text:span></text:p>
      <text:p text:style-name="P128"/>
      <text:p text:style-name="P141">Eraclito: 535 a.C. – 475 a.C., Efeso. Scriveva attraverso aforismi, dalle leggende su lamine d'oro. <text:span text:style-name="T611">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46"/>
      <text:p text:style-name="P143"><text:soft-page-break/><text:span text:style-name="T707">Eschilo:</text:span><text:span text:style-name="T708"> </text:span><text:a xlink:type="simple" xlink:href="http://it.wikipedia.org/wiki/525_a.C." text:style-name="Internet_20_link" text:visited-style-name="Visited_20_Internet_20_Link"><text:span text:style-name="T740">525 </text:span></text:a><text:a xlink:type="simple" xlink:href="http://it.wikipedia.org/wiki/525_a.C." text:style-name="Internet_20_link" text:visited-style-name="Visited_20_Internet_20_Link"><text:span text:style-name="T741">a.C.</text:span></text:a><text:a xlink:type="simple" xlink:href="http://it.wikipedia.org/wiki/525_a.C." text:style-name="Internet_20_link" text:visited-style-name="Visited_20_Internet_20_Link"><text:span text:style-name="T740"> </text:span></text:a><text:span text:style-name="T709">– </text:span><text:a xlink:type="simple" xlink:href="http://it.wikipedia.org/wiki/456_a.C." text:style-name="Internet_20_link" text:visited-style-name="Visited_20_Internet_20_Link">456</text:a> <text:span text:style-name="T776">a.C</text:span><text:span text:style-name="T740">. E'</text:span><text:span text:style-name="T709"> stato un </text:span><text:a xlink:type="simple" xlink:href="http://it.wikipedia.org/wiki/Drammaturgo" text:style-name="Internet_20_link" text:visited-style-name="Visited_20_Internet_20_Link"><text:span text:style-name="T740">drammaturgo</text:span></text:a><text:span text:style-name="T709"> </text:span><text:a xlink:type="simple" xlink:href="http://it.wikipedia.org/wiki/Antica_Grecia" text:style-name="Internet_20_link" text:visited-style-name="Visited_20_Internet_20_Link"><text:span text:style-name="T740">greco antico</text:span></text:a><text:span text:style-name="T709">. Viene unanimemente considerato l'iniziatore della </text:span><text:a xlink:type="simple" xlink:href="http://it.wikipedia.org/wiki/Tragedia_greca" text:style-name="Internet_20_link" text:visited-style-name="Visited_20_Internet_20_Link"><text:span text:style-name="T740">tragedia greca</text:span></text:a><text:span text:style-name="T709">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740">Sofocle</text:span></text:a><text:span text:style-name="T709"> ed </text:span><text:a xlink:type="simple" xlink:href="http://it.wikipedia.org/wiki/Euripide" text:style-name="Internet_20_link" text:visited-style-name="Visited_20_Internet_20_Link"><text:span text:style-name="T740">Euripide</text:span></text:a><text:span text:style-name="T709">. </text:span><text:span text:style-name="T712">La tradizione vuole che il suo nome derivi da un insolito gesto che era solito fare per ispirarsi prima di comporre le sue tragedie</text:span><text:span text:style-name="T713">.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746">maschera</text:span></text:a><text:span text:style-name="T713"> e </text:span><text:a xlink:type="simple" xlink:href="http://it.wikipedia.org/wiki/Coturno" text:style-name="Internet_20_link" text:visited-style-name="Visited_20_Internet_20_Link"><text:span text:style-name="T746">coturni</text:span></text:a><text:span text:style-name="T713">, inoltre è con lui che prende l'avvio la </text:span><text:a xlink:type="simple" xlink:href="http://it.wikipedia.org/wiki/Trilogia" text:style-name="Internet_20_link" text:visited-style-name="Visited_20_Internet_20_Link"><text:span text:style-name="T746">trilogia</text:span></text:a><text:span text:style-name="T713">, o "trilogia legata". Le tre opere tragiche presentate durante l'</text:span><text:a xlink:type="simple" xlink:href="http://it.wikipedia.org/wiki/Agōn" text:style-name="Internet_20_link" text:visited-style-name="Visited_20_Internet_20_Link"><text:span text:style-name="T746">agone</text:span></text:a><text:span text:style-name="T713"> erano appunto "legate" dal punto di vista contenutistico; nell'</text:span><text:a xlink:type="simple" xlink:href="http://it.wikipedia.org/wiki/Orestea" text:style-name="Internet_20_link" text:visited-style-name="Visited_20_Internet_20_Link"><text:span text:style-name="T747">Orestea</text:span></text:a><text:span text:style-name="T713"> (unica trilogia pervenutaci per intero), ad esempio, viene messa in scena la saga della stirpe degli </text:span><text:a xlink:type="simple" xlink:href="http://it.wikipedia.org/wiki/Atride" text:style-name="Internet_20_link" text:visited-style-name="Visited_20_Internet_20_Link"><text:span text:style-name="T746">Atridi</text:span></text:a><text:span text:style-name="T713">, dall'uccisione di </text:span><text:a xlink:type="simple" xlink:href="http://it.wikipedia.org/wiki/Agamennone" text:style-name="Internet_20_link" text:visited-style-name="Visited_20_Internet_20_Link"><text:span text:style-name="T746">Agamennone</text:span></text:a><text:span text:style-name="T713"> alla liberazione finale del matricida </text:span><text:a xlink:type="simple" xlink:href="http://it.wikipedia.org/wiki/Oreste_(Agamennone)" text:style-name="Internet_20_link" text:visited-style-name="Visited_20_Internet_20_Link"><text:span text:style-name="T746">Oreste</text:span></text:a><text:span text:style-name="T713">.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746">Aristotele</text:span></text:a><text:span text:style-name="T713">, </text:span><text:a xlink:type="simple" xlink:href="http://it.wikipedia.org/wiki/Poetica_(Aristotele)" text:style-name="Internet_20_link" text:visited-style-name="Visited_20_Internet_20_Link"><text:span text:style-name="T747">Poetica</text:span></text:a><text:span text:style-name="T713">,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746">dialoghi</text:span></text:a><text:span text:style-name="T713">, oltre che </text:span><text:a xlink:type="simple" xlink:href="http://it.wikipedia.org/wiki/Monologo" text:style-name="Internet_20_link" text:visited-style-name="Visited_20_Internet_20_Link"><text:span text:style-name="T746">monologhi</text:span></text:a><text:span text:style-name="T713">, aumentando il coinvolgimento emotivo del pubblico e la complessità espressiva. </text:span><text:a xlink:type="simple" xlink:href="http://it.wikipedia.org/wiki/Orestea" text:style-name="Internet_20_link" text:visited-style-name="Visited_20_Internet_20_Link"><text:span text:style-name="T747">Orestea</text:span></text:a><text:span text:style-name="T713"> – trilogia: </text:span><text:a xlink:type="simple" xlink:href="http://it.wikipedia.org/wiki/Orestea#Agamennone" text:style-name="Internet_20_link" text:visited-style-name="Visited_20_Internet_20_Link">Agamennone</text:a><text:span text:style-name="T748">, </text:span><text:a xlink:type="simple" xlink:href="http://it.wikipedia.org/wiki/Orestea#Le_Coefore" text:style-name="Internet_20_link" text:visited-style-name="Visited_20_Internet_20_Link">Coefore</text:a><text:span text:style-name="T748">, </text:span><text:a xlink:type="simple" xlink:href="http://it.wikipedia.org/wiki/Orestea#Le_Eumenidi" text:style-name="Internet_20_link" text:visited-style-name="Visited_20_Internet_20_Link">Eumenidi</text:a></text:p>
      <text:p text:style-name="P128"/>
      <text:p text:style-name="P188"><text:span text:style-name="T707">Pindaro:</text:span><text:span text:style-name="T708"> </text:span><text:a xlink:type="simple" xlink:href="http://it.wikipedia.org/wiki/518_a.C." text:style-name="Internet_20_link" text:visited-style-name="Visited_20_Internet_20_Link">518</text:a><text:span text:style-name="T740"> </text:span><text:span text:style-name="T741">a.C.</text:span><text:span text:style-name="T709"> – </text:span><text:a xlink:type="simple" xlink:href="http://it.wikipedia.org/wiki/438_a.C." text:style-name="Internet_20_link" text:visited-style-name="Visited_20_Internet_20_Link">438</text:a> <text:span text:style-name="T776">a.C</text:span><text:span text:style-name="T740">.</text:span><text:span text:style-name="T709"> E' stato un </text:span><text:a xlink:type="simple" xlink:href="http://it.wikipedia.org/wiki/Poeta" text:style-name="Internet_20_link" text:visited-style-name="Visited_20_Internet_20_Link"><text:span text:style-name="T740">poeta</text:span></text:a><text:span text:style-name="T709"> </text:span><text:a xlink:type="simple" xlink:href="http://it.wikipedia.org/wiki/Antica_Grecia" text:style-name="Internet_20_link" text:visited-style-name="Visited_20_Internet_20_Link"><text:span text:style-name="T740">greco antico</text:span></text:a><text:span text:style-name="T709">, tra i maggiori esponenti della </text:span><text:a xlink:type="simple" xlink:href="http://it.wikipedia.org/wiki/Lirica_corale" text:style-name="Internet_20_link" text:visited-style-name="Visited_20_Internet_20_Link"><text:span text:style-name="T740">lirica corale</text:span></text:a><text:span text:style-name="T709">. </text:span><text:span text:style-name="T712">La copiosa opera poetica di Pindaro - raccolta dai filologi alessandrini in diciassette libri - è giunta a noi in maniera parziale.</text:span><text:span text:style-name="T713">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635">Per Teosseno di Tenedo</text:span></text:p>
      <text:p text:style-name="P128"/>
      <text:p text:style-name="P141">Parmenide: 515 a.C. - 450 a.C., scuola Eleastica. Suo discepolo fu Zenone. Poema <text:span text:style-name="T646">Sulla verità. </text:span><text:span text:style-name="T615">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47"/>
      <text:p text:style-name="P65"><text:span text:style-name="T778">Gnosticismo</text:span><text:span text:style-name="T615">: </text:span><text:span text:style-name="T470">Lo </text:span><text:span text:style-name="T481">gnosticismo</text:span><text:span text:style-name="T445"> </text:span><text:span text:style-name="T470">è stato un </text:span><text:a xlink:type="simple" xlink:href="https://it.wikipedia.org/wiki/Movimento_(sociologia)" text:style-name="Internet_20_link" text:visited-style-name="Visited_20_Internet_20_Link"><text:span text:style-name="T180">movimento</text:span></text:a><text:span text:style-name="T445"> </text:span><text:a xlink:type="simple" xlink:href="https://it.wikipedia.org/wiki/Filosofia" text:style-name="Internet_20_link" text:visited-style-name="Visited_20_Internet_20_Link"><text:span text:style-name="T180">filosofico</text:span></text:a><text:span text:style-name="T470">, </text:span><text:a xlink:type="simple" xlink:href="https://it.wikipedia.org/wiki/Religione" text:style-name="Internet_20_link" text:visited-style-name="Visited_20_Internet_20_Link"><text:span text:style-name="T180">religioso</text:span></text:a><text:span text:style-name="T445"> </text:span><text:span text:style-name="T470">ed </text:span><text:a xlink:type="simple" xlink:href="https://it.wikipedia.org/wiki/Esoterismo" text:style-name="Internet_20_link" text:visited-style-name="Visited_20_Internet_20_Link"><text:span text:style-name="T180">esoterico</text:span></text:a><text:span text:style-name="T470">,</text:span><text:span text:style-name="T445"> </text:span><text:span text:style-name="T470">a carattere </text:span><text:a xlink:type="simple" xlink:href="https://it.wikipedia.org/wiki/Iniziazione" text:style-name="Internet_20_link" text:visited-style-name="Visited_20_Internet_20_Link"><text:span text:style-name="T180">iniziatico</text:span></text:a><text:span text:style-name="T470">,</text:span><text:span text:style-name="T445"> </text:span><text:span text:style-name="T470">molto articolato e complesso, presente nel </text:span><text:a xlink:type="simple" xlink:href="https://it.wikipedia.org/wiki/Ellenismo" text:style-name="Internet_20_link" text:visited-style-name="Visited_20_Internet_20_Link"><text:span text:style-name="T180">mondo ellenistico greco-romano</text:span></text:a><text:span text:style-name="T470">,</text:span><text:span text:style-name="T445"> </text:span><text:span text:style-name="T470">la cui massima diffusione si ebbe tra il </text:span><text:a xlink:type="simple" xlink:href="https://it.wikipedia.org/wiki/II_secolo" text:style-name="Internet_20_link" text:visited-style-name="Visited_20_Internet_20_Link"><text:span text:style-name="T180">II</text:span></text:a><text:span text:style-name="T445"> </text:span><text:span text:style-name="T470">e il </text:span><text:a xlink:type="simple" xlink:href="https://it.wikipedia.org/wiki/IV_secolo" text:style-name="Internet_20_link" text:visited-style-name="Visited_20_Internet_20_Link"><text:span text:style-name="T180">IV secolo</text:span></text:a><text:span text:style-name="T445"> </text:span><text:a xlink:type="simple" xlink:href="https://it.wikipedia.org/wiki/D.C." text:style-name="Internet_20_link" text:visited-style-name="Visited_20_Internet_20_Link"><text:span text:style-name="T180">d.C.</text:span></text:a><text:span text:style-name="T132"> </text:span><text:span text:style-name="T58">Mentre il </text:span><text:a xlink:type="simple" xlink:href="http://it.wikipedia.org/wiki/Giudaismo" text:style-name="Internet_20_link" text:visited-style-name="Visited_20_Internet_20_Link"><text:span text:style-name="T132">giudais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attraverso l'osservanza delle </text:span><text:a xlink:type="simple" xlink:href="http://it.wikipedia.org/wiki/613_mitzvòt" text:style-name="Internet_20_link" text:visited-style-name="Visited_20_Internet_20_Link"><text:span text:style-name="T132">613 mitzvòt</text:span></text:a><text:span text:style-name="T58"> e il </text:span><text:a xlink:type="simple" xlink:href="http://it.wikipedia.org/wiki/Cristianesimo" text:style-name="Internet_20_link" text:visited-style-name="Visited_20_Internet_20_Link"><text:span text:style-name="T132">cristianesi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dalla dannazione eterna per </text:span><text:a xlink:type="simple" xlink:href="http://it.wikipedia.org/wiki/Grazia_(teologia)" text:style-name="Internet_20_link" text:visited-style-name="Visited_20_Internet_20_Link"><text:span text:style-name="T132">Grazia</text:span></text:a><text:span text:style-name="T58"> principalmente mediante la </text:span><text:a xlink:type="simple" xlink:href="http://it.wikipedia.org/wiki/Fede" text:style-name="Internet_20_link" text:visited-style-name="Visited_20_Internet_20_Link"><text:span text:style-name="T132">Fede</text:span></text:a><text:span text:style-name="T58"> e la </text:span><text:a xlink:type="simple" xlink:href="http://it.wikipedia.org/wiki/Carità" text:style-name="Internet_20_link" text:visited-style-name="Visited_20_Internet_20_Link"><text:span text:style-name="T132">Carità</text:span></text:a><text:span text:style-name="T58">, per lo gnosticismo invece la salvezza dell'anima dipende da una forma di conoscenza superiore e illuminata (gnosi) dell'uomo, del mondo e dell'universo, frutto del vissuto personale e di un percorso di ricerca della Verità.</text:span></text:p>
      <text:p text:style-name="P147"/>
      <text:p text:style-name="P61"><text:span text:style-name="T643">Diogene:</text:span> 5 sec. a.C. Filosofo, discepolo di Anassimene. Parodiato nella commedia “Le nuvole” di Aristofane.</text:p>
      <text:p text:style-name="P61"/>
      <text:p text:style-name="P1"><text:span text:style-name="T718">Sofocle:</text:span><text:span text:style-name="T709"> </text:span><text:a xlink:type="simple" xlink:href="http://it.wikipedia.org/wiki/496_a.C." text:style-name="Internet_20_link" text:visited-style-name="Visited_20_Internet_20_Link">496</text:a><text:span text:style-name="T740"> </text:span><text:span text:style-name="T742">a.C.</text:span><text:span text:style-name="T709"> – </text:span><text:a xlink:type="simple" xlink:href="http://it.wikipedia.org/wiki/406_a.C." text:style-name="Internet_20_link" text:visited-style-name="Visited_20_Internet_20_Link">406</text:a> <text:span text:style-name="T777">a.C</text:span><text:span text:style-name="T740">.</text:span><text:span text:style-name="T709"> E' stato un </text:span><text:a xlink:type="simple" xlink:href="http://it.wikipedia.org/wiki/Drammaturgo" text:style-name="Internet_20_link" text:visited-style-name="Visited_20_Internet_20_Link"><text:span text:style-name="T740">drammaturgo</text:span></text:a><text:span text:style-name="T709"> </text:span><text:a xlink:type="simple" xlink:href="http://it.wikipedia.org/wiki/Antica_Grecia" text:style-name="Internet_20_link" text:visited-style-name="Visited_20_Internet_20_Link"><text:span text:style-name="T740">greco antico</text:span></text:a><text:span text:style-name="T709">. </text:span><text:span text:style-name="T714">Sofocle abolì l'obbligo della "</text:span><text:a xlink:type="simple" xlink:href="http://it.wikipedia.org/wiki/Trilogia" text:style-name="Internet_20_link" text:visited-style-name="Visited_20_Internet_20_Link"><text:span text:style-name="T749">trilogia</text:span></text:a><text:span text:style-name="T714"> legata", usò per primo nella </text:span><text:a xlink:type="simple" xlink:href="http://it.wikipedia.org/wiki/Tragedia" text:style-name="Internet_20_link" text:visited-style-name="Visited_20_Internet_20_Link"><text:span text:style-name="T749">tragedia</text:span></text:a><text:span text:style-name="T714"> il terzo attore (usato poi anche da </text:span><text:a xlink:type="simple" xlink:href="http://it.wikipedia.org/wiki/Eschilo" text:style-name="Internet_20_link" text:visited-style-name="Visited_20_Internet_20_Link"><text:span text:style-name="T767">Eschilo</text:span></text:a><text:span text:style-name="T714"> in una scena dell'</text:span><text:span text:style-name="T715">Orestea</text:span><text:span text:style-name="T712">), portò da dodici a quindici i coreuti e perfezionò l'uso di </text:span><text:a xlink:type="simple" xlink:href="http://it.wikipedia.org/wiki/Scenografia" text:style-name="Internet_20_link" text:visited-style-name="Visited_20_Internet_20_Link"><text:span text:style-name="T750">scenografie</text:span></text:a><text:span text:style-name="T712"> (innovazioni di cui parla </text:span><text:a xlink:type="simple" xlink:href="http://it.wikipedia.org/wiki/Aristotele" text:style-name="Internet_20_link" text:visited-style-name="Visited_20_Internet_20_Link"><text:span text:style-name="T750">Aristotele</text:span></text:a><text:span text:style-name="T712">, </text:span><text:span text:style-name="T715">Poetica</text:span><text:span text:style-name="T712">,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768">Eschilo</text:span></text:a><text:span text:style-name="T712">, i cori tragici sofoclei si defilano dall'azione, partecipano sempre meno attivamente e diventano piuttosto spettatori e commentatori dei fatti. È di Sofocle l'introduzione del monologo (in greco ρήσις, </text:span><text:span text:style-name="T715">rhesis</text:span><text:span text:style-name="T712">) - per esempio, quelli di </text:span><text:a xlink:type="simple" xlink:href="http://it.wikipedia.org/wiki/Aiace_Telamonio" text:style-name="Internet_20_link" text:visited-style-name="Visited_20_Internet_20_Link"><text:span text:style-name="T750">Aiace</text:span></text:a><text:span text:style-name="T712"> o di </text:span><text:a xlink:type="simple" xlink:href="http://it.wikipedia.org/wiki/Edipo" text:style-name="Internet_20_link" text:visited-style-name="Visited_20_Internet_20_Link"><text:span text:style-name="T750">Edipo</text:span></text:a><text:span text:style-name="T712"> - che permetteva all'attore di mostrare la sua abilità e al personaggio di esprimere compiutamente i propri pensieri. Tragedie: Antigone, Edipo Re.</text:span></text:p>
      <text:p text:style-name="P79"/>
      <text:p text:style-name="P1"><text:span text:style-name="T706">Euripides:</text:span><text:span text:style-name="T705"> </text:span><text:span text:style-name="T720">480 </text:span><text:span text:style-name="T721">a.C.</text:span><text:span text:style-name="T720"> – 406 </text:span><text:span text:style-name="T721">a.C</text:span><text:span text:style-name="T720">. He was a </text:span><text:a xlink:type="simple" xlink:href="http://en.wikipedia.org/wiki/Tragedy" text:style-name="Internet_20_link" text:visited-style-name="Visited_20_Internet_20_Link"><text:span text:style-name="T754">tragedian</text:span></text:a><text:span text:style-name="T720"> of </text:span><text:a xlink:type="simple" xlink:href="http://en.wikipedia.org/wiki/Classical_Athens" text:style-name="Internet_20_link" text:visited-style-name="Visited_20_Internet_20_Link"><text:span text:style-name="T754">classical Athens</text:span></text:a><text:span text:style-name="T720">. </text:span><text:span text:style-name="T719">He is one of the three whose plays have survived, with the other two being </text:span><text:a xlink:type="simple" xlink:href="http://en.wikipedia.org/wiki/Aeschylus" text:style-name="Internet_20_link" text:visited-style-name="Visited_20_Internet_20_Link"><text:span text:style-name="T756">Aeschylus</text:span></text:a><text:span text:style-name="T719"> and </text:span><text:a xlink:type="simple" xlink:href="http://en.wikipedia.org/wiki/Sophocles" text:style-name="Internet_20_link" text:visited-style-name="Visited_20_Internet_20_Link"><text:span text:style-name="T756">Sophocles</text:span></text:a><text:span text:style-name="T719">. He became "the most tragic of poets",</text:span><text:span text:style-name="T752">[nb 1]</text:span><text:span text:style-name="T719"> focusing on the inner lives and motives of his characters in a way previously unknown. Works: Medea, Bacchae.</text:span></text:p>
      <text:p text:style-name="P117"/>
      <text:p text:style-name="P68">Senofonte: <text:span text:style-name="T78">430/425 a.C. </text:span><text:span text:style-name="T12">– 355 a.C. E' stato uno storico e mercenario ateniese. </text:span><text:span text:style-name="T26">Memorabili (libro)</text:span><text:span text:style-name="T15">.</text:span> <text:span text:style-name="T12">In particolare da lui, provengono molte notizie riguardanti la vita e i detti di Socrate. Aveva una prosa molto chiara.</text:span></text:p>
      <text:p text:style-name="P19"/>
      <text:p text:style-name="P151"><text:soft-page-break/>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51"/>
      <text:p text:style-name="P172"><text:span text:style-name="T594">Cantico dei Cantici</text:span><text:span text:style-name="T390">: </text:span><text:span text:style-name="T410">o semplicemente </text:span><text:span text:style-name="T390">Cantico </text:span><text:span text:style-name="T410">(</text:span><text:a xlink:type="simple" xlink:href="https://it.wikipedia.org/wiki/Lingua_ebraica" text:style-name="Internet_20_link" text:visited-style-name="Visited_20_Internet_20_Link"><text:span text:style-name="T206">ebraico</text:span></text:a><text:span text:style-name="T492"> </text:span><text:span text:style-name="T270">שיר השירים</text:span><text:span text:style-name="T410">, </text:span><text:span text:style-name="T426">shìr hasshirìm</text:span><text:span text:style-name="T410">) è un testo contenuto nella </text:span><text:a xlink:type="simple" xlink:href="https://it.wikipedia.org/wiki/Bibbia" text:style-name="Internet_20_link" text:visited-style-name="Visited_20_Internet_20_Link"><text:span text:style-name="T206">Bibbia</text:span></text:a><text:span text:style-name="T492"> </text:span><text:a xlink:type="simple" xlink:href="https://it.wikipedia.org/wiki/Religione_ebraica" text:style-name="Internet_20_link" text:visited-style-name="Visited_20_Internet_20_Link">ebraica</text:a><text:span text:style-name="T206"> </text:span><text:span text:style-name="T410">(</text:span><text:a xlink:type="simple" xlink:href="https://it.wikipedia.org/wiki/Tanakh" text:style-name="Internet_20_link" text:visited-style-name="Visited_20_Internet_20_Link"><text:span text:style-name="T206">Tanakh</text:span></text:a><text:span text:style-name="T410">) e </text:span><text:a xlink:type="simple" xlink:href="https://it.wikipedia.org/wiki/Cristianesimo" text:style-name="Internet_20_link" text:visited-style-name="Visited_20_Internet_20_Link"><text:span text:style-name="T206">cristiana</text:span></text:a><text:span text:style-name="T410">. </text:span><text:span text:style-name="T310">Attribuito al re Salomone, celebre per la sua saggezza, per i suoi canti e anche per i suoi amori, il Cantico dei Cantici fu composto non prima del IV secolo a.C. ed è uno degli ultimi testi accolti nel canone della Bibbia, addirittura un secolo dopo la nascita di Cristo, col sinodo rabbinico di Iadne.</text:span><text:span text:style-name="T173"> </text:span><text:span text:style-name="T310">È composto da 8 capitoli contenenti poemi d'amore in forma dialogica tra un uomo ("Salomone") e una donna ("Sulammita").</text:span></text:p>
      <text:p text:style-name="P151"/>
      <text:p text:style-name="P141">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17"/>
      <text:p text:style-name="P147">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28"/>
      <text:p text:style-name="P66">Euclide: 323 a.C. - 285 a.C., Alessandria di Egitto, <text:span text:style-name="T611">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9"/>
      <text:p text:style-name="P152">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54"/>
      <text:p text:style-name="P169"><text:span text:style-name="T103">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39"> </text:span><text:span text:style-name="T103">(</text:span><text:span text:style-name="T104">Geografia</text:span><text:span text:style-name="T103">, I), nel quale Eratostene afferma che non bisognerebbe dividere gli uomini tra barbari e Greci, ma secondo le loro qualità, in quanto non solo vi sono Greci pessimi, ma anche “barbari” di alta civiltà. Si occupò </text:span><text:soft-page-break/><text:span text:style-name="T103">di storia della letteratura, scrivendo in particolare un trattato </text:span><text:span text:style-name="T104">Sulla commedia antica</text:span><text:span text:style-name="T103">, e di critica letteraria. Coniò per se stesso il termine “filologo”, nel senso di amante della cultura; dando inizio, anche terminologicamente, alla filologia alessandrina.</text:span></text:p>
      <text:p text:style-name="P154"/>
      <text:p text:style-name="P170"><text:span text:style-name="T434">Lucius Annaeus Seneca:</text:span><text:span text:style-name="T435"> </text:span><text:a xlink:type="simple" xlink:href="https://it.wikipedia.org/wiki/4_a.C." text:style-name="Internet_20_link" text:visited-style-name="Visited_20_Internet_20_Link">4 a.C.</text:a><text:span text:style-name="T231"> </text:span><text:span text:style-name="T435">– </text:span><text:a xlink:type="simple" xlink:href="https://it.wikipedia.org/wiki/65" text:style-name="Internet_20_link" text:visited-style-name="Visited_20_Internet_20_Link">65</text:a><text:span text:style-name="T231"> </text:span><text:span text:style-name="T232">d.C. A</text:span><text:span text:style-name="T512">nche noto come </text:span><text:span text:style-name="T513">Seneca,</text:span><text:span text:style-name="T435"> è stato un </text:span><text:a xlink:type="simple" xlink:href="https://it.wikipedia.org/wiki/Filosofo" text:style-name="Internet_20_link" text:visited-style-name="Visited_20_Internet_20_Link"><text:span text:style-name="T231">filosofo</text:span></text:a><text:span text:style-name="T435">, </text:span><text:a xlink:type="simple" xlink:href="https://it.wikipedia.org/wiki/Drammaturgo" text:style-name="Internet_20_link" text:visited-style-name="Visited_20_Internet_20_Link">drammaturgo</text:a><text:span text:style-name="T231"> </text:span><text:span text:style-name="T435">e </text:span><text:a xlink:type="simple" xlink:href="https://it.wikipedia.org/wiki/Politico" text:style-name="Internet_20_link" text:visited-style-name="Visited_20_Internet_20_Link"><text:span text:style-name="T231">politico</text:span></text:a><text:span text:style-name="T511"> </text:span><text:a xlink:type="simple" xlink:href="https://it.wikipedia.org/wiki/Roma_(città_antica)" text:style-name="Internet_20_link" text:visited-style-name="Visited_20_Internet_20_Link"><text:span text:style-name="T231">romano</text:span></text:a><text:span text:style-name="T435">, esponente dello </text:span><text:a xlink:type="simple" xlink:href="https://it.wikipedia.org/wiki/Stoicismo" text:style-name="Internet_20_link" text:visited-style-name="Visited_20_Internet_20_Link"><text:span text:style-name="T231">stoicismo</text:span></text:a><text:span text:style-name="T435">. Seneca fu attivo in molti campi, compresa la vita pubblica, dove fu </text:span><text:a xlink:type="simple" xlink:href="https://it.wikipedia.org/wiki/Senato_romano" text:style-name="Internet_20_link" text:visited-style-name="Visited_20_Internet_20_Link">senatore</text:a><text:span text:style-name="T231"> </text:span><text:span text:style-name="T435">e </text:span><text:a xlink:type="simple" xlink:href="https://it.wikipedia.org/wiki/Questore_(storia_romana)" text:style-name="Internet_20_link" text:visited-style-name="Visited_20_Internet_20_Link"><text:span text:style-name="T231">questore</text:span></text:a><text:span text:style-name="T435">, dando un impulso riformatore. Seneca influenzò profondamente lo stoicismo romano di epoca successiva.</text:span><text:span text:style-name="T410"> </text:span><text:a xlink:type="simple" xlink:href="https://it.wikipedia.org/wiki/Condannato_a_morte" text:style-name="Internet_20_link" text:visited-style-name="Visited_20_Internet_20_Link">Condannato a morte</text:a><text:span text:style-name="T173"> </text:span><text:span text:style-name="T310">da </text:span><text:a xlink:type="simple" xlink:href="https://it.wikipedia.org/wiki/Caligola" text:style-name="Internet_20_link" text:visited-style-name="Visited_20_Internet_20_Link">Caligola</text:a><text:span text:style-name="T173"> </text:span><text:span text:style-name="T310">ma graziato, esiliato da </text:span><text:a xlink:type="simple" xlink:href="https://it.wikipedia.org/wiki/Claudio" text:style-name="Internet_20_link" text:visited-style-name="Visited_20_Internet_20_Link">Claudio</text:a><text:span text:style-name="T173"> </text:span><text:span text:style-name="T310">che poi lo richiamò a Roma, divenne tutore e precettore del futuro </text:span><text:a xlink:type="simple" xlink:href="https://it.wikipedia.org/wiki/Imperatore_romano" text:style-name="Internet_20_link" text:visited-style-name="Visited_20_Internet_20_Link"><text:span text:style-name="T173">imperatore</text:span></text:a><text:span text:style-name="T463"> </text:span><text:a xlink:type="simple" xlink:href="https://it.wikipedia.org/wiki/Nerone" text:style-name="Internet_20_link" text:visited-style-name="Visited_20_Internet_20_Link"><text:span text:style-name="T173">Nerone</text:span></text:a><text:span text:style-name="T310">, su incarico della madre </text:span><text:a xlink:type="simple" xlink:href="https://it.wikipedia.org/wiki/Giulia_Agrippina_Augusta" text:style-name="Internet_20_link" text:visited-style-name="Visited_20_Internet_20_Link"><text:span text:style-name="T173">Giulia Agrippina Augusta</text:span></text:a><text:span text:style-name="T310">.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73">54</text:span></text:a><text:span text:style-name="T310">-</text:span><text:a xlink:type="simple" xlink:href="https://it.wikipedia.org/wiki/59" text:style-name="Internet_20_link" text:visited-style-name="Visited_20_Internet_20_Link"><text:span text:style-name="T173">59</text:span></text:a><text:span text:style-name="T310">),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73">tiranno</text:span></text:a><text:span text:style-name="T310">, e Seneca, forse implicato in una </text:span><text:a xlink:type="simple" xlink:href="https://it.wikipedia.org/wiki/Congiura_dei_Pisoni" text:style-name="Internet_20_link" text:visited-style-name="Visited_20_Internet_20_Link">congiura contro di lui</text:a><text:span text:style-name="T173"> </text:span><text:span text:style-name="T310">(nonostante si fosse ritirato a vita privata), cadde vittima della repressione, costretto al </text:span><text:a xlink:type="simple" xlink:href="https://it.wikipedia.org/wiki/Suicidio" text:style-name="Internet_20_link" text:visited-style-name="Visited_20_Internet_20_Link">suicidio</text:a><text:span text:style-name="T173"> </text:span><text:span text:style-name="T310">dall'imperatore. </text:span></text:p>
      <text:p text:style-name="P155"/>
      <text:p text:style-name="P134"/>
      <text:p text:style-name="P68">Guido Tolomeo: II secolo d.C., egiziano e cittadino romano. Astronomo famoso per aver suggerito un modello di cosmo destinato a sopravvivere fino in età moderna. <text:span text:style-name="T611">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6"><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6"/>
      <text:p text:style-name="P56">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6"/>
      <text:p text:style-name="P88"><text:span text:style-name="T306">Bede: </text:span><text:span text:style-name="T304">672/673 – 735. </text:span><text:span text:style-name="T305">Also referred as</text:span><text:span text:style-name="T304"> </text:span><text:span text:style-name="T306">Saint Bede. </text:span><text:span text:style-name="T304">English </text:span><text:a xlink:type="simple" xlink:href="https://en.wikipedia.org/wiki/Monk" text:style-name="Internet_20_link" text:visited-style-name="Visited_20_Internet_20_Link"><text:span text:style-name="T168">monk</text:span></text:a><text:span text:style-name="T304">. He is well known as an author and scholar, and his most famous work, </text:span><text:a xlink:type="simple" xlink:href="https://en.wikipedia.org/wiki/Historia_ecclesiastica_gentis_Anglorum" text:style-name="Internet_20_link" text:visited-style-name="Visited_20_Internet_20_Link">Historia ecclesiastica gentis Anglorum</text:a><text:span text:style-name="T169"> </text:span><text:span text:style-name="T304">(</text:span><text:span text:style-name="T301">The Ecclesiastical History of the English People</text:span><text:span text:style-name="T304">) gained him the title "The Father of </text:span><text:a xlink:type="simple" xlink:href="https://en.wikipedia.org/wiki/History_of_England" text:style-name="Internet_20_link" text:visited-style-name="Visited_20_Internet_20_Link"><text:span text:style-name="T168">English History</text:span></text:a><text:span text:style-name="T304">". </text:span><text:span text:style-name="T294">Bede was moreover a skilled </text:span><text:a xlink:type="simple" xlink:href="https://en.wikipedia.org/wiki/Linguist" text:style-name="Internet_20_link" text:visited-style-name="Visited_20_Internet_20_Link">linguist</text:a><text:span text:style-name="T164"> </text:span><text:span text:style-name="T294">and </text:span><text:soft-page-break/><text:a xlink:type="simple" xlink:href="https://en.wikipedia.org/wiki/Translator" text:style-name="Internet_20_link" text:visited-style-name="Visited_20_Internet_20_Link"><text:span text:style-name="T164">translator</text:span></text:a><text:span text:style-name="T294">, and his work made the </text:span><text:a xlink:type="simple" xlink:href="https://en.wikipedia.org/wiki/Latin" text:style-name="Internet_20_link" text:visited-style-name="Visited_20_Internet_20_Link">Latin</text:a><text:span text:style-name="T164"> </text:span><text:span text:style-name="T294">and </text:span><text:a xlink:type="simple" xlink:href="https://en.wikipedia.org/wiki/Ancient_Greek" text:style-name="Internet_20_link" text:visited-style-name="Visited_20_Internet_20_Link">Greek</text:a><text:span text:style-name="T164"> </text:span><text:span text:style-name="T294">writings of the early </text:span><text:a xlink:type="simple" xlink:href="https://en.wikipedia.org/wiki/Church_Fathers" text:style-name="Internet_20_link" text:visited-style-name="Visited_20_Internet_20_Link">Church Fathers</text:a><text:span text:style-name="T164"> </text:span><text:span text:style-name="T294">much more accessible to his fellow </text:span><text:a xlink:type="simple" xlink:href="https://en.wikipedia.org/wiki/Anglo-Saxons" text:style-name="Internet_20_link" text:visited-style-name="Visited_20_Internet_20_Link"><text:span text:style-name="T164">Anglo-Saxons</text:span></text:a><text:span text:style-name="T294">, contributing significantly to English </text:span><text:a xlink:type="simple" xlink:href="https://en.wikipedia.org/wiki/Christianity" text:style-name="Internet_20_link" text:visited-style-name="Visited_20_Internet_20_Link"><text:span text:style-name="T164">Christianity</text:span></text:a><text:span text:style-name="T294">. </text:span></text:p>
      <text:p text:style-name="P56"/>
      <text:p text:style-name="P57"><text:span text:style-name="T597">Exemplum</text:span><text:span text:style-name="T8">:</text:span><text:span text:style-name="T10"> </text:span><text:span text:style-name="T310">moral </text:span><text:a xlink:type="simple" xlink:href="https://en.wikipedia.org/wiki/Anecdote" text:style-name="Internet_20_link" text:visited-style-name="Visited_20_Internet_20_Link"><text:span text:style-name="T173">anecdote</text:span></text:a><text:span text:style-name="T310">, brief or extended, real or fictitious, used to illustrate a point. This </text:span><text:a xlink:type="simple" xlink:href="https://en.wikipedia.org/wiki/Genre" text:style-name="Internet_20_link" text:visited-style-name="Visited_20_Internet_20_Link">genre</text:a><text:span text:style-name="T173"> </text:span><text:span text:style-name="T310">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76">The Norton Anthology of Western Literature</text:span><text:span text:style-name="T535"> </text:span><text:span text:style-name="T310">includes three exempla (singular, </text:span><text:span text:style-name="T376">exemplum</text:span><text:span text:style-name="T310">), stories that illustrate a general principle or underscore a moral lesson: "The Two City Dwellers and the Country Man" and "The King's Tailor's Apprentice" (both from </text:span><text:span text:style-name="T376">The Scholar's Guide</text:span><text:span text:style-name="T310">) and "The Cursed Dancers of Colbeck." </text:span><text:span text:style-name="T605">Fables, folktales, and legends were gathered into collections, such as </text:span><text:span text:style-name="Emphasis"><text:span text:style-name="T607">Exempla</text:span></text:span><text:span text:style-name="Emphasis"><text:span text:style-name="T603"> </text:span></text:span><text:span text:style-name="T605">(c. 1200) by Jacques de Vitry, for the use of preachers.</text:span></text:p>
      <text:p text:style-name="P56"/>
      <text:p text:style-name="P88"><text:span text:style-name="T422">Carmina Burana:</text:span><text:span text:style-name="T421"> </text:span><text:a xlink:type="simple" xlink:href="https://en.wikipedia.org/wiki/Latin" text:style-name="Internet_20_link" text:visited-style-name="Visited_20_Internet_20_Link">Latin</text:a><text:span text:style-name="T202"> </text:span><text:span text:style-name="T400">for "Songs from Beuern" ("Beuern" is short for </text:span><text:a xlink:type="simple" xlink:href="https://en.wikipedia.org/wiki/Benediktbeuern" text:style-name="Internet_20_link" text:visited-style-name="Visited_20_Internet_20_Link"><text:span text:style-name="T202">Benediktbeuern</text:span></text:a><text:span text:style-name="T400">) is the name given to a </text:span><text:a xlink:type="simple" xlink:href="https://en.wikipedia.org/wiki/Manuscript" text:style-name="Internet_20_link" text:visited-style-name="Visited_20_Internet_20_Link">manuscript</text:a><text:span text:style-name="T202"> </text:span><text:span text:style-name="T400">of 254 poems and dramatic texts mostly from the 11th or 12th century, although some are from the 13th century. The pieces are mostly bawdy, irreverent, and satirical. They were written principally in </text:span><text:a xlink:type="simple" xlink:href="https://en.wikipedia.org/wiki/Medieval_Latin" text:style-name="Internet_20_link" text:visited-style-name="Visited_20_Internet_20_Link"><text:span text:style-name="T202">Medieval Latin</text:span></text:a><text:span text:style-name="T400">; a few in </text:span><text:a xlink:type="simple" xlink:href="https://en.wikipedia.org/wiki/Middle_High_German" text:style-name="Internet_20_link" text:visited-style-name="Visited_20_Internet_20_Link"><text:span text:style-name="T202">Middle High German</text:span></text:a><text:span text:style-name="T400">, and some with traces of </text:span><text:a xlink:type="simple" xlink:href="https://en.wikipedia.org/wiki/Old_French" text:style-name="Internet_20_link" text:visited-style-name="Visited_20_Internet_20_Link">Old French</text:a><text:span text:style-name="T202"> </text:span><text:span text:style-name="T400">or </text:span><text:a xlink:type="simple" xlink:href="https://en.wikipedia.org/wiki/Provençal_dialect" text:style-name="Internet_20_link" text:visited-style-name="Visited_20_Internet_20_Link"><text:span text:style-name="T202">Provençal</text:span></text:a><text:span text:style-name="T400">. Some are </text:span><text:a xlink:type="simple" xlink:href="https://en.wikipedia.org/wiki/Macaronic_language" text:style-name="Internet_20_link" text:visited-style-name="Visited_20_Internet_20_Link"><text:span text:style-name="T202">macaronic</text:span></text:a><text:span text:style-name="T400">, a mixture of Latin and German or French vernacular.</text:span><text:span text:style-name="T409"> </text:span><text:span text:style-name="T310">They were written by students and </text:span><text:a xlink:type="simple" xlink:href="https://en.wikipedia.org/wiki/Clergy" text:style-name="Internet_20_link" text:visited-style-name="Visited_20_Internet_20_Link">clergy</text:a><text:span text:style-name="T173"> </text:span><text:span text:style-name="T310">when the Latin idiom was the </text:span><text:a xlink:type="simple" xlink:href="https://en.wikipedia.org/wiki/Lingua_franca" text:style-name="Internet_20_link" text:visited-style-name="Visited_20_Internet_20_Link">lingua franca</text:a><text:span text:style-name="T173"> </text:span><text:span text:style-name="T310">across Italy and western Europe for travelling scholars, universities and theologians. The manuscripts reflect an international European movement, with songs originating from </text:span><text:a xlink:type="simple" xlink:href="https://en.wikipedia.org/wiki/Occitania" text:style-name="Internet_20_link" text:visited-style-name="Visited_20_Internet_20_Link"><text:span text:style-name="T173">Occitania</text:span></text:a><text:span text:style-name="T310">, </text:span><text:a xlink:type="simple" xlink:href="https://en.wikipedia.org/wiki/France_in_the_Middle_Ages" text:style-name="Internet_20_link" text:visited-style-name="Visited_20_Internet_20_Link"><text:span text:style-name="T173">France</text:span></text:a><text:span text:style-name="T310">, </text:span><text:a xlink:type="simple" xlink:href="https://en.wikipedia.org/wiki/Kingdom_of_England" text:style-name="Internet_20_link" text:visited-style-name="Visited_20_Internet_20_Link"><text:span text:style-name="T173">England</text:span></text:a><text:span text:style-name="T310">, </text:span><text:a xlink:type="simple" xlink:href="https://en.wikipedia.org/wiki/Kingdom_of_Scotland" text:style-name="Internet_20_link" text:visited-style-name="Visited_20_Internet_20_Link"><text:span text:style-name="T173">Scotland</text:span></text:a><text:span text:style-name="T310">, </text:span><text:a xlink:type="simple" xlink:href="https://en.wikipedia.org/wiki/Crown_of_Aragon" text:style-name="Internet_20_link" text:visited-style-name="Visited_20_Internet_20_Link"><text:span text:style-name="T173">Aragon</text:span></text:a><text:span text:style-name="T310">, </text:span><text:a xlink:type="simple" xlink:href="https://en.wikipedia.org/wiki/Crown_of_Castile" text:style-name="Internet_20_link" text:visited-style-name="Visited_20_Internet_20_Link">Castile</text:a><text:span text:style-name="T173"> </text:span><text:span text:style-name="T310">and the </text:span><text:a xlink:type="simple" xlink:href="https://en.wikipedia.org/wiki/Holy_Roman_Empire" text:style-name="Internet_20_link" text:visited-style-name="Visited_20_Internet_20_Link"><text:span text:style-name="T173">Holy Roman Empire</text:span></text:a><text:span text:style-name="T310">. Twenty-four poems in </text:span><text:span text:style-name="T376">Carmina Burana </text:span><text:span text:style-name="T310">were </text:span><text:a xlink:type="simple" xlink:href="https://en.wikipedia.org/wiki/Carmina_Burana_(Orff)" text:style-name="Internet_20_link" text:visited-style-name="Visited_20_Internet_20_Link">set to music</text:a><text:span text:style-name="T173"> </text:span><text:span text:style-name="T310">by </text:span><text:a xlink:type="simple" xlink:href="https://en.wikipedia.org/wiki/Carl_Orff" text:style-name="Internet_20_link" text:visited-style-name="Visited_20_Internet_20_Link">Carl Orff</text:a><text:span text:style-name="T173"> </text:span><text:span text:style-name="T310">in 1936. Orff's composition quickly became popular and a staple piece of the </text:span><text:a xlink:type="simple" xlink:href="https://en.wikipedia.org/wiki/Classical_music" text:style-name="Internet_20_link" text:visited-style-name="Visited_20_Internet_20_Link">classical music</text:a><text:span text:style-name="T173"> </text:span><text:span text:style-name="T310">repertoire.</text:span></text:p>
      <text:p text:style-name="P56"/>
      <text:p text:style-name="P1"><text:span text:style-name="T283">Pietro Abelardo: </text:span><text:a xlink:type="simple" xlink:href="http://it.wikipedia.org/wiki/1079" text:style-name="Internet_20_link" text:visited-style-name="Visited_20_Internet_20_Link">1079</text:a><text:span text:style-name="T160"> </text:span><text:span text:style-name="T539">– </text:span><text:a xlink:type="simple" xlink:href="http://it.wikipedia.org/wiki/1142" text:style-name="Internet_20_link" text:visited-style-name="Visited_20_Internet_20_Link">1142</text:a><text:span text:style-name="T160">.</text:span><text:span text:style-name="T285"> F</text:span><text:a xlink:type="simple" xlink:href="http://it.wikipedia.org/wiki/Filosofo" text:style-name="Internet_20_link" text:visited-style-name="Visited_20_Internet_20_Link"><text:span text:style-name="T160">ilosofo</text:span></text:a><text:span text:style-name="T285">, </text:span><text:a xlink:type="simple" xlink:href="http://it.wikipedia.org/wiki/Teologo" text:style-name="Internet_20_link" text:visited-style-name="Visited_20_Internet_20_Link"><text:span text:style-name="T160">teologo</text:span></text:a><text:span text:style-name="T452"> </text:span><text:span text:style-name="T285">e </text:span><text:a xlink:type="simple" xlink:href="http://it.wikipedia.org/wiki/Compositore" text:style-name="Internet_20_link" text:visited-style-name="Visited_20_Internet_20_Link"><text:span text:style-name="T160">compositore</text:span></text:a><text:span text:style-name="T452"> </text:span><text:a xlink:type="simple" xlink:href="http://it.wikipedia.org/wiki/Francia" text:style-name="Internet_20_link" text:visited-style-name="Visited_20_Internet_20_Link"><text:span text:style-name="T160">francese</text:span></text:a><text:span text:style-name="T285">, talvolta chiamato anche </text:span><text:span text:style-name="T283">Pietro Palatino </text:span><text:span text:style-name="T285">a seguito della </text:span><text:a xlink:type="simple" xlink:href="http://it.wikipedia.org/wiki/Lingua_latina" text:style-name="Internet_20_link" text:visited-style-name="Visited_20_Internet_20_Link"><text:span text:style-name="T160">latinizzazione</text:span></text:a><text:span text:style-name="T452"> </text:span><text:span text:style-name="T285">del nome della sua città di origine. Precursore della </text:span><text:a xlink:type="simple" xlink:href="http://it.wikipedia.org/wiki/Scolastica_(filosofia)" text:style-name="Internet_20_link" text:visited-style-name="Visited_20_Internet_20_Link"><text:span text:style-name="T160">Scolastica</text:span></text:a><text:span text:style-name="T285">, fu uno dei più importanti e famosi filosofi e pensatori del </text:span><text:a xlink:type="simple" xlink:href="http://it.wikipedia.org/wiki/Medioevo" text:style-name="Internet_20_link" text:visited-style-name="Visited_20_Internet_20_Link"><text:span text:style-name="T160">medioevo</text:span></text:a><text:span text:style-name="T285">. </text:span><text:span text:style-name="T290">Per alcune idee fu considerato </text:span><text:a xlink:type="simple" xlink:href="http://it.wikipedia.org/wiki/Eretico" text:style-name="Internet_20_link" text:visited-style-name="Visited_20_Internet_20_Link"><text:span text:style-name="T152">eretico</text:span></text:a><text:span text:style-name="T456"> </text:span><text:span text:style-name="T290">dalla Chiesa cattolica in base al </text:span><text:a xlink:type="simple" xlink:href="http://it.wikipedia.org/wiki/Concilio_Lateranense_II" text:style-name="Internet_20_link" text:visited-style-name="Visited_20_Internet_20_Link"><text:span text:style-name="T152">Concilio Lateranense II</text:span></text:a><text:span text:style-name="T456"> </text:span><text:span text:style-name="T290">del </text:span><text:a xlink:type="simple" xlink:href="http://it.wikipedia.org/wiki/1139" text:style-name="Internet_20_link" text:visited-style-name="Visited_20_Internet_20_Link"><text:span text:style-name="T152">1139</text:span></text:a><text:span text:style-name="T290">. (Capisco per credere, invece di credere per capire). </text:span><text:span text:style-name="T287">Compito della </text:span><text:a xlink:type="simple" xlink:href="http://it.wikipedia.org/wiki/Logica" text:style-name="Internet_20_link" text:visited-style-name="Visited_20_Internet_20_Link"><text:span text:style-name="T146">logica</text:span></text:a><text:span text:style-name="T455"> </text:span><text:span text:style-name="T287">è stabilire la verità o falsità di un discorso e solo la libera ricerca razionale può condurre alla verità. Nell'opera </text:span><text:span text:style-name="T293">Sic et non</text:span><text:span text:style-name="T287"> (Sì e no), raccoglieva un centinaio di proposizioni, tratte dai diciassette libri del </text:span><text:span text:style-name="T293">Decretum</text:span><text:span text:style-name="T287"> di </text:span><text:a xlink:type="simple" xlink:href="http://it.wikipedia.org/wiki/Yves_di_Chartres" text:style-name="Internet_20_link" text:visited-style-name="Visited_20_Internet_20_Link"><text:span text:style-name="T146">Yves di Chartres</text:span></text:a><text:span text:style-name="T287">,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6">Bibbia</text:span></text:a><text:span text:style-name="T287">, ai quali bisognava credere necessariamente, dai testi </text:span><text:a xlink:type="simple" xlink:href="http://it.wikipedia.org/wiki/Patristica" text:style-name="Internet_20_link" text:visited-style-name="Visited_20_Internet_20_Link"><text:span text:style-name="T146">patristici</text:span></text:a><text:span text:style-name="T287">, che potevano essere liberamente analizzati.</text:span></text:p>
      <text:p text:style-name="P56"/>
      <text:p text:style-name="P1">Tommaso d'Aquino: 1225 – 1274, Lazio. Frate Domenicano e Teologo. Soprannominato “Bue Muto”. <text:span text:style-name="T611">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5">demonstratio quia</text:span><text:span text:style-name="T35">: </text:span><text:span text:style-name="T611">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6"><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text:soft-page-break/>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6"/>
      <text:p text:style-name="P141">Guglielmo da Ockham: 1290 – 1348 d.C. Summa totius logicae. Il rasoio di Ockham: gli enti non si devono moltiplicare sensa necessità. Un ragionamenti devono essere essenziali. Proprietatis terminorum (le proprietà dei termini). Tentativo di logica predicativa.</text:p>
      <text:p text:style-name="P141"/>
      <text:p text:style-name="P64"><text:span text:style-name="T779">Still Life (Natura Morta) Painting</text:span>: <text:span text:style-name="T311">is a </text:span><text:a xlink:type="simple" xlink:href="https://en.wikipedia.org/wiki/Work_of_art" text:style-name="Internet_20_link" text:visited-style-name="Visited_20_Internet_20_Link"><text:span text:style-name="T174">work of art</text:span></text:a><text:span text:style-name="T454"> </text:span><text:span text:style-name="T311">depicting mostly </text:span><text:a xlink:type="simple" xlink:href="https://en.wiktionary.org/wiki/inanimate" text:style-name="Internet_20_link" text:visited-style-name="Visited_20_Internet_20_Link"><text:span text:style-name="T582">inanimate</text:span></text:a><text:span text:style-name="T454"> </text:span><text:span text:style-name="T311">subject matter, typically commonplace objects which may be either natural (food, flowers, dead animals, plants, rocks, or shells) or man-made (drinking glasses, books, vases, jewelry, coins, pipes, and so on).</text:span><text:span text:style-name="T223"> </text:span><text:span text:style-name="T31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4">Western painting</text:span></text:a><text:span text:style-name="T454"> </text:span><text:span text:style-name="T311">by the late 16th century, and has remained significant since then.</text:span><text:span text:style-name="T287"> </text:span><text:span text:style-name="T311">Still-life paintings often adorn the interior of </text:span><text:a xlink:type="simple" xlink:href="https://en.wikipedia.org/wiki/Ancient_Egypt" text:style-name="Internet_20_link" text:visited-style-name="Visited_20_Internet_20_Link"><text:span text:style-name="T174">ancient Egyptian</text:span></text:a><text:span text:style-name="T454"> </text:span><text:span text:style-name="T311">tombs. It was believed that food objects and other items depicted there would, in the afterlife, become real and available for use by the deceased. Ancient Greek vase paintings also demonstrate great skill in depicting everyday objects and animals.</text:span><text:span text:style-name="T287"> </text:span><text:span text:style-name="T311">By 1300, starting with </text:span><text:a xlink:type="simple" xlink:href="https://en.wikipedia.org/wiki/Giotto" text:style-name="Internet_20_link" text:visited-style-name="Visited_20_Internet_20_Link"><text:span text:style-name="T174">Giotto</text:span></text:a><text:span text:style-name="T454"> </text:span><text:span text:style-name="T311">and his pupils, still-life painting was revived in the form of fictional niches on religious wall paintings which depicted everyday objects.</text:span><text:span text:style-name="T223"> </text:span><text:span text:style-name="T311">Through the </text:span><text:a xlink:type="simple" xlink:href="https://en.wikipedia.org/wiki/Middle_Ages" text:style-name="Internet_20_link" text:visited-style-name="Visited_20_Internet_20_Link"><text:span text:style-name="T174">Middle Ages</text:span></text:a><text:span text:style-name="T454"> </text:span><text:span text:style-name="T311">and the </text:span><text:a xlink:type="simple" xlink:href="https://en.wikipedia.org/wiki/Renaissance" text:style-name="Internet_20_link" text:visited-style-name="Visited_20_Internet_20_Link"><text:span text:style-name="T174">Renaissance</text:span></text:a><text:span text:style-name="T311">, still life in Western art remained primarily an adjunct to Christian religious subjects, and convened religious and allegorical meaning.</text:span></text:p>
      <text:p text:style-name="P56"/>
      <text:p text:style-name="P56"><text:span text:style-name="T643">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6"/>
      <text:p text:style-name="P58"><text:span text:style-name="T597">Novella</text:span><text:span text:style-name="T8">: </text:span><text:span text:style-name="T10">tardo-medievale. Trae influenza dall'exemplum. </text:span><text:span text:style-name="T310">A </text:span><text:span text:style-name="T362">novella </text:span><text:span text:style-name="T310">is a work of written, fictional, narrative prose normally longer than a </text:span><text:a xlink:type="simple" xlink:href="https://en.wikipedia.org/wiki/Short_story" text:style-name="Internet_20_link" text:visited-style-name="Visited_20_Internet_20_Link"><text:span text:style-name="T173">short story</text:span></text:a><text:span text:style-name="T463"> </text:span><text:span text:style-name="T310">but shorter than a </text:span><text:a xlink:type="simple" xlink:href="https://en.wikipedia.org/wiki/Novel" text:style-name="Internet_20_link" text:visited-style-name="Visited_20_Internet_20_Link"><text:span text:style-name="T173">novel</text:span></text:a><text:span text:style-name="T310">. The novella as a literary genre began developing in the early </text:span><text:a xlink:type="simple" xlink:href="https://en.wikipedia.org/wiki/Renaissance" text:style-name="Internet_20_link" text:visited-style-name="Visited_20_Internet_20_Link">Renaissance</text:a><text:span text:style-name="T173"> </text:span><text:span text:style-name="T310">by the Italian and French </text:span><text:span text:style-name="T376">literatura</text:span><text:span text:style-name="T310">, principally </text:span><text:a xlink:type="simple" xlink:href="https://en.wikipedia.org/wiki/Giovanni_Boccaccio" text:style-name="Internet_20_link" text:visited-style-name="Visited_20_Internet_20_Link"><text:span text:style-name="T173">Giovanni Boccaccio</text:span></text:a><text:span text:style-name="T310">, author of </text:span><text:a xlink:type="simple" xlink:href="https://en.wikipedia.org/wiki/The_Decameron" text:style-name="Internet_20_link" text:visited-style-name="Visited_20_Internet_20_Link">The Decameron</text:a><text:span text:style-name="T194"> </text:span><text:span text:style-name="T310">(1353).</text:span><text:span text:style-name="T463"> </text:span><text:span text:style-name="T376">The Decameron </text:span><text:span text:style-name="T31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73"> </text:span><text:span text:style-name="T310">by escaping from </text:span><text:a xlink:type="simple" xlink:href="https://en.wikipedia.org/wiki/Florence" text:style-name="Internet_20_link" text:visited-style-name="Visited_20_Internet_20_Link">Florence</text:a><text:span text:style-name="T173"> </text:span><text:span text:style-name="T31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73">Marguerite de Navarre</text:span></text:a><text:span text:style-name="T310">, who wrote a </text:span><text:a xlink:type="simple" xlink:href="https://en.wikipedia.org/wiki/Heptameron" text:style-name="Internet_20_link" text:visited-style-name="Visited_20_Internet_20_Link">Heptaméron</text:a><text:span text:style-name="T194"> </text:span><text:span text:style-name="T310">(1559) that included seventy-two original French tales and was modeled after the structure of </text:span><text:span text:style-name="T376">The Decameron</text:span><text:span text:style-name="T310">.</text:span></text:p>
      <text:p text:style-name="P56"/>
      <text:p text:style-name="P1"><text:span text:style-name="T392">Noh</text:span><text:span text:style-name="T400">, or </text:span><text:span text:style-name="T392">Nogaku</text:span><text:span text:style-name="T387">: </text:span><text:span text:style-name="T400">derived from the </text:span><text:a xlink:type="simple" xlink:href="https://en.wikipedia.org/wiki/Sino-Japanese_vocabulary" text:style-name="Internet_20_link" text:visited-style-name="Visited_20_Internet_20_Link"><text:span text:style-name="T202">Sino-Japanese</text:span></text:a><text:span text:style-name="T484"> </text:span><text:span text:style-name="T400">word for "skill" or "talent"—is a major form of classical Japanese </text:span><text:span text:style-name="T417">musica</text:span><text:span text:style-name="T400">l </text:span><text:a xlink:type="simple" xlink:href="https://en.wikipedia.org/wiki/Drama" text:style-name="Internet_20_link" text:visited-style-name="Visited_20_Internet_20_Link"><text:span text:style-name="T202">drama</text:span></text:a><text:span text:style-name="T484"> </text:span><text:span text:style-name="T400">that has been performed since the 14th century. Developed by </text:span><text:a xlink:type="simple" xlink:href="https://en.wikipedia.org/wiki/Kan%27ami" text:style-name="Internet_20_link" text:visited-style-name="Visited_20_Internet_20_Link"><text:span text:style-name="T202">Kan'ami</text:span></text:a><text:span text:style-name="T484"> </text:span><text:span text:style-name="T400">and his son </text:span><text:a xlink:type="simple" xlink:href="https://en.wikipedia.org/wiki/Zeami" text:style-name="Internet_20_link" text:visited-style-name="Visited_20_Internet_20_Link"><text:span text:style-name="T202">Zeami</text:span></text:a><text:span text:style-name="T400">, it is the oldest major theatre art still regularly performed today. </text:span><text:span text:style-name="T310">Traditionally, a Noh program includes five Noh plays with </text:span><text:soft-page-break/><text:span text:style-name="T310">comedic </text:span><text:a xlink:type="simple" xlink:href="https://en.wikipedia.org/wiki/Kyōgen" text:style-name="Internet_20_link" text:visited-style-name="Visited_20_Internet_20_Link">kyōgen</text:a><text:span text:style-name="T194"> </text:span><text:span text:style-name="T310">plays in between; an abbreviated program of two Noh plays and one </text:span><text:span text:style-name="T376">kyōgen </text:span><text:span text:style-name="T310">piece has become common in Noh presentations today. An </text:span><text:span text:style-name="T376">okina</text:span><text:span text:style-name="T310">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439"> </text:span><text:span text:style-name="T310">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94"> </text:span><text:span text:style-name="T310">system.</text:span></text:p>
      <text:p text:style-name="P56"/>
      <text:p text:style-name="P56"><text:span text:style-name="T18">Hans Memling: </text:span><text:span text:style-name="T12">1430 – 1494. German-born painter who moved to </text:span><text:a xlink:type="simple" xlink:href="http://en.wikipedia.org/wiki/Flanders" text:style-name="Internet_20_link" text:visited-style-name="Visited_20_Internet_20_Link"><text:span text:style-name="T130">Flanders</text:span></text:a><text:span text:style-name="T56"> </text:span><text:span text:style-name="T12">and worked in the tradition of </text:span><text:a xlink:type="simple" xlink:href="http://en.wikipedia.org/wiki/Early_Netherlandish_painting" text:style-name="Internet_20_link" text:visited-style-name="Visited_20_Internet_20_Link"><text:span text:style-name="T130">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30">Rogier van der Weyden</text:span></text:a><text:span text:style-name="T12">.</text:span> </text:p>
      <text:p text:style-name="P126"/>
      <text:p text:style-name="P82"><text:span text:style-name="T644">Niccolò Copernico: 1473 – 1543, Polonia. Astronomo famoso per aver affermato l'eliocentrismo. </text:span><text:span text:style-name="T614">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60"/>
      <text:p text:style-name="P82"><text:span text:style-name="T387">Francesco Guicciardini</text:span><text:span text:style-name="T292">: </text:span><text:a xlink:type="simple" xlink:href="https://it.wikipedia.org/wiki/1483" text:style-name="Internet_20_link" text:visited-style-name="Visited_20_Internet_20_Link">1483</text:a><text:span text:style-name="T202"> </text:span><text:span text:style-name="T539">– </text:span><text:a xlink:type="simple" xlink:href="https://it.wikipedia.org/wiki/1540" text:style-name="Internet_20_link" text:visited-style-name="Visited_20_Internet_20_Link">1540</text:a><text:span text:style-name="T202">.</text:span><text:span text:style-name="T400"> </text:span><text:span text:style-name="T406">S</text:span><text:a xlink:type="simple" xlink:href="https://it.wikipedia.org/wiki/Scrittore" text:style-name="Internet_20_link" text:visited-style-name="Visited_20_Internet_20_Link"><text:span text:style-name="T202">crittore</text:span></text:a><text:span text:style-name="T400">, </text:span><text:a xlink:type="simple" xlink:href="https://it.wikipedia.org/wiki/Storico" text:style-name="Internet_20_link" text:visited-style-name="Visited_20_Internet_20_Link"><text:span text:style-name="T202">storico</text:span></text:a><text:span text:style-name="T457"> </text:span><text:span text:style-name="T400">e </text:span><text:a xlink:type="simple" xlink:href="https://it.wikipedia.org/wiki/Politico" text:style-name="Internet_20_link" text:visited-style-name="Visited_20_Internet_20_Link"><text:span text:style-name="T202">politico</text:span></text:a><text:span text:style-name="T457"> </text:span><text:a xlink:type="simple" xlink:href="https://it.wikipedia.org/wiki/Italia" text:style-name="Internet_20_link" text:visited-style-name="Visited_20_Internet_20_Link"><text:span text:style-name="T202">italiano</text:span></text:a><text:span text:style-name="T400">. </text:span><text:span text:style-name="T438">Guicciardini è noto soprattutto per la </text:span><text:a xlink:type="simple" xlink:href="https://it.wikipedia.org/wiki/Storia_d%27Italia_(Guicciardini)" text:style-name="Internet_20_link" text:visited-style-name="Visited_20_Internet_20_Link"><text:span text:style-name="T233">Storia d'Italia</text:span></text:a><text:span text:style-name="T438">, vasto e dettagliato affresco delle vicende italiane tra il </text:span><text:a xlink:type="simple" xlink:href="https://it.wikipedia.org/wiki/1492" text:style-name="Internet_20_link" text:visited-style-name="Visited_20_Internet_20_Link">1492</text:a><text:span text:style-name="T234"> </text:span><text:span text:style-name="T438">e il </text:span><text:a xlink:type="simple" xlink:href="https://it.wikipedia.org/wiki/1534" text:style-name="Internet_20_link" text:visited-style-name="Visited_20_Internet_20_Link">1534</text:a><text:span text:style-name="T234"> </text:span><text:span text:style-name="T438">e capolavoro della </text:span><text:a xlink:type="simple" xlink:href="https://it.wikipedia.org/wiki/Storiografia" text:style-name="Internet_20_link" text:visited-style-name="Visited_20_Internet_20_Link">storiografia</text:a><text:span text:style-name="T234"> </text:span><text:span text:style-name="T438">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34">XVI secolo</text:span></text:a><text:span text:style-name="T438">,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34">Niccolò Machiavelli</text:span></text:a><text:span text:style-name="T438">, Segni, Pitti, Nardi, Varchi, </text:span><text:a xlink:type="simple" xlink:href="https://it.wikipedia.org/wiki/Francesco_Vettori" text:style-name="Internet_20_link" text:visited-style-name="Visited_20_Internet_20_Link">Francesco Vettori</text:a><text:span text:style-name="T234"> </text:span><text:span text:style-name="T438">e </text:span><text:a xlink:type="simple" xlink:href="https://it.wikipedia.org/wiki/Donato_Giannotti" text:style-name="Internet_20_link" text:visited-style-name="Visited_20_Internet_20_Link"><text:span text:style-name="T234">Donato Giannotti</text:span></text:a><text:span text:style-name="T438">.</text:span></text:p>
      <text:p text:style-name="P52"/>
      <text:p text:style-name="P82"><text:span text:style-name="T391">Olaus Magnus</text:span><text:span text:style-name="T438">: </text:span><text:span text:style-name="T415">1490 – 1557. Swedish writer and Catholic </text:span><text:a xlink:type="simple" xlink:href="https://en.wikipedia.org/wiki/Ecclesiastic" text:style-name="Internet_20_link" text:visited-style-name="Visited_20_Internet_20_Link">ecclesiastic</text:a><text:span text:style-name="T209">. </text:span><text:span text:style-name="T487">His original Swedish name was Olof Månsson (his last name meaning "son of Måns"; </text:span><text:span text:style-name="T499">Magnus </text:span><text:span text:style-name="T487">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217"> </text:span><text:span text:style-name="T487">(</text:span><text:span text:style-name="T499">History of the Northern Peoples</text:span><text:span text:style-name="T487">), printed in Rome 1555, a patriotic work of </text:span><text:a xlink:type="simple" xlink:href="https://en.wikipedia.org/wiki/Folklore" text:style-name="Internet_20_link" text:visited-style-name="Visited_20_Internet_20_Link">folklore</text:a><text:span text:style-name="T209"> </text:span><text:span text:style-name="T487">and </text:span><text:a xlink:type="simple" xlink:href="https://en.wikipedia.org/wiki/History" text:style-name="Internet_20_link" text:visited-style-name="Visited_20_Internet_20_Link">history</text:a><text:span text:style-name="T209"> </text:span><text:span text:style-name="T487">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217"> </text:span><text:span text:style-name="T499">et Descriptio septemtrionalium terrarum ac mirabilium rerum in eis contentarum, diligentissime elaborata Anno Domini 1539 Veneciis liberalitate Reverendissimi Domini Ieronimi Quirini</text:span><text:span text:style-name="T487">,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209">Scandinavia</text:span></text:a><text:span text:style-name="T487">, which was rediscovered by Oscar Brenner in 1886 in the </text:span><text:a xlink:type="simple" xlink:href="https://en.wikipedia.org/wiki/Munich" text:style-name="Internet_20_link" text:visited-style-name="Visited_20_Internet_20_Link">München</text:a><text:span text:style-name="T209"> </text:span><text:span text:style-name="T487">state library and shown to be the most accurate depiction of its time. The map is referred to as "carta marina".</text:span></text:p>
      <text:p text:style-name="P37"/>
      <text:p text:style-name="P83"><text:span text:style-name="T598">Carta Marina</text:span><text:span text:style-name="T488">: </text:span><text:span text:style-name="T487">The </text:span><text:span text:style-name="T497">Carta marina</text:span><text:span text:style-name="T491">,</text:span><text:span text:style-name="T497"> </text:span><text:span text:style-name="T487">drawn by </text:span><text:a xlink:type="simple" xlink:href="https://en.wikipedia.org/wiki/Olaus_Magnus" text:style-name="Internet_20_link" text:visited-style-name="Visited_20_Internet_20_Link">Olaus Magnus</text:a><text:span text:style-name="T209"> </text:span><text:span text:style-name="T487">in 1527-39, is the earliest map of the </text:span><text:a xlink:type="simple" xlink:href="https://en.wikipedia.org/wiki/Nordic_countries" text:style-name="Internet_20_link" text:visited-style-name="Visited_20_Internet_20_Link">Nordic countries</text:a><text:span text:style-name="T209"> </text:span><text:span text:style-name="T487">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209"> </text:span><text:span text:style-name="T487">(Strasbourg, 1532) and </text:span><text:a xlink:type="simple" xlink:href="https://en.wikipedia.org/wiki/Claudius_Clavus" text:style-name="Internet_20_link" text:visited-style-name="Visited_20_Internet_20_Link">Claudius Clavus</text:a><text:span text:style-name="T209"> </text:span><text:span text:style-name="T487">(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209"> </text:span><text:span text:style-name="T487">asserted a 10-year "copyright."</text:span></text:p>
      <text:p text:style-name="P37"/>
      <text:p text:style-name="P84"><text:soft-page-break/><text:span text:style-name="T599">Historia de Gentibus Septentrinalibus</text:span><text:span text:style-name="T489">: </text:span><text:span text:style-name="T502">Historia de Gentibus Septentrionalibus </text:span><text:span text:style-name="T487">was a monumental work by </text:span><text:a xlink:type="simple" xlink:href="https://en.wikipedia.org/wiki/Olaus_Magnus" text:style-name="Internet_20_link" text:visited-style-name="Visited_20_Internet_20_Link">Olaus Magnus</text:a><text:span text:style-name="T209"> </text:span><text:span text:style-name="T487">on the </text:span><text:a xlink:type="simple" xlink:href="https://en.wikipedia.org/wiki/Nordic_countries" text:style-name="Internet_20_link" text:visited-style-name="Visited_20_Internet_20_Link"><text:span text:style-name="T209">Nordic countries</text:span></text:a><text:span text:style-name="T487">, printed in Rome 1555.</text:span><text:span text:style-name="T227"> </text:span><text:span text:style-name="T487">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90">It is generally considered that </text:span><text:a xlink:type="simple" xlink:href="https://en.wikipedia.org/wiki/A_description_of_the_Northern_peoples" text:style-name="Internet_20_link" text:visited-style-name="Visited_20_Internet_20_Link"><text:span text:style-name="T218">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210"> </text:span><text:span text:style-name="T490">printed in Rome, 1555, is an extensive commentary based in part on features of the map</text:span></text:p>
      <text:p text:style-name="P128"/>
      <text:p text:style-name="P141">Giordano Bruno: 1548 – 1600, filosofo. <text:span text:style-name="T611">Inizialmente nell'ordine domenicano. Si auto-rappresenta nei vari ritratti delle sue opere. Aveva un senso profondo di sé: si riteneva un messaggero degli d</text:span><text:span text:style-name="T613">è</text:span><text:span text:style-name="T611">i mandato a riportare la luce dopo secoli di tenebre opera del cristianesimo contro cui combatte. La verità è un valore in sé e per essa bisogna battersi </text:span><text:span text:style-name="T619">al di là di una ricompensa</text:span><text:span text:style-name="T611">.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text:span><text:span text:style-name="T619">Cristo come figura dalla quale bisogna liberarsi </text:span><text:span text:style-name="T611">(“un cattivo mago”). Fu uno straordinario </text:span><text:span text:style-name="T619">uomo di teatro</text:span><text:span text:style-name="T611">: </text:span><text:span text:style-name="T619">scrisse “il candelaio”</text:span><text:span text:style-name="T611"> (opera teatrale). Se abbiamo la sensazione dei suoi scritti come grande messa in scena, può avvenire da questo fattore. La materia: tutti gli uomini (esempio indios) sono fatti della stessa materia, ciò che li differenzia è il </text:span><text:span text:style-name="T619">merito</text:span><text:span text:style-name="T611">. Architrave del suo pensiero: l'introduzione dell'infinito: </text:span><text:span text:style-name="T619">finito ed infinito insieme sono inconciliabili </text:span><text:span text:style-name="T611">(Cristo infatti dovrebbe essere finito ed infinito insieme, che non può essere). Come si può entrare in contatto con Dio (o verità): con le immagini nelle quali esso si riflette. “L'immagine della natura”: infiniti dettagli dell'infinito. </text:span><text:span text:style-name="T619">La realtà, in quanto in continua trasformazione, non è indagabile del tutto.</text:span><text:span text:style-name="T611"> </text:span><text:span text:style-name="T619">Rottura delle vecchie distinzioni tra: materia e forma, fra anima e corpo, fra atto e potenza</text:span><text:span text:style-name="T611">.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text:span><text:span text:style-name="T619">“Merito” come funzione sociale</text:span><text:span text:style-name="T611">.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46"/>
      <text:p text:style-name="P172"><text:span text:style-name="T390">Galileo Galilei</text:span><text:span text:style-name="T410">: </text:span><text:a xlink:type="simple" xlink:href="https://it.wikipedia.org/wiki/1564" text:style-name="Internet_20_link" text:visited-style-name="Visited_20_Internet_20_Link">1564</text:a><text:span text:style-name="T206"> </text:span><text:span text:style-name="T410">– </text:span><text:a xlink:type="simple" xlink:href="https://it.wikipedia.org/wiki/1642" text:style-name="Internet_20_link" text:visited-style-name="Visited_20_Internet_20_Link">1642</text:a><text:span text:style-name="T206">.</text:span><text:span text:style-name="T410"> </text:span><text:span text:style-name="T413">F</text:span><text:a xlink:type="simple" xlink:href="https://it.wikipedia.org/wiki/Fisico" text:style-name="Internet_20_link" text:visited-style-name="Visited_20_Internet_20_Link"><text:span text:style-name="T206">isico</text:span></text:a><text:span text:style-name="T410">, </text:span><text:a xlink:type="simple" xlink:href="https://it.wikipedia.org/wiki/Astronomo" text:style-name="Internet_20_link" text:visited-style-name="Visited_20_Internet_20_Link"><text:span text:style-name="T206">astronomo</text:span></text:a><text:span text:style-name="T410">, </text:span><text:a xlink:type="simple" xlink:href="https://it.wikipedia.org/wiki/Filosofo" text:style-name="Internet_20_link" text:visited-style-name="Visited_20_Internet_20_Link">filosofo</text:a><text:span text:style-name="T206"> </text:span><text:span text:style-name="T410">e </text:span><text:a xlink:type="simple" xlink:href="https://it.wikipedia.org/wiki/Matematico" text:style-name="Internet_20_link" text:visited-style-name="Visited_20_Internet_20_Link"><text:span text:style-name="T206">matematico</text:span></text:a><text:span text:style-name="T492"> </text:span><text:a xlink:type="simple" xlink:href="https://it.wikipedia.org/wiki/Italia" text:style-name="Internet_20_link" text:visited-style-name="Visited_20_Internet_20_Link"><text:span text:style-name="T206">italiano</text:span></text:a><text:span text:style-name="T410">, considerato il padre della </text:span><text:a xlink:type="simple" xlink:href="https://it.wikipedia.org/wiki/Scienza_moderna" text:style-name="Internet_20_link" text:visited-style-name="Visited_20_Internet_20_Link"><text:span text:style-name="T206">scienza moderna</text:span></text:a><text:span text:style-name="T410">. </text:span><text:span text:style-name="T310">Il suo nome è associato a importanti contributi in </text:span><text:a xlink:type="simple" xlink:href="https://it.wikipedia.org/wiki/Dinamica_(fisica)" text:style-name="Internet_20_link" text:visited-style-name="Visited_20_Internet_20_Link">dinamica</text:a><text:span text:style-name="T173"> </text:span><text:span text:style-name="T310">e in </text:span><text:a xlink:type="simple" xlink:href="https://it.wikipedia.org/wiki/Astronomia" text:style-name="Internet_20_link" text:visited-style-name="Visited_20_Internet_20_Link">astronomia</text:a><text:span text:style-name="T173"> </text:span><text:span text:style-name="T310">(legati al perfezionamento del </text:span><text:a xlink:type="simple" xlink:href="https://it.wikipedia.org/wiki/Telescopio" text:style-name="Internet_20_link" text:visited-style-name="Visited_20_Internet_20_Link"><text:span text:style-name="T173">telescopio</text:span></text:a><text:span text:style-name="T310">) oltre all'introduzione del </text:span><text:a xlink:type="simple" xlink:href="https://it.wikipedia.org/wiki/Metodo_scientifico" text:style-name="Internet_20_link" text:visited-style-name="Visited_20_Internet_20_Link">metodo scientifico</text:a><text:span text:style-name="T173"> </text:span><text:span text:style-name="T310">(detto spesso </text:span><text:span text:style-name="T376">metodo galileiano </text:span><text:span text:style-name="T310">o </text:span><text:span text:style-name="T376">metodo scientifico sperimentale</text:span><text:span text:style-name="T310">). Di primaria importanza fu anche il suo ruolo nella </text:span><text:a xlink:type="simple" xlink:href="https://it.wikipedia.org/wiki/Rivoluzione_astronomica" text:style-name="Internet_20_link" text:visited-style-name="Visited_20_Internet_20_Link"><text:span text:style-name="T173">rivoluzione astronomica</text:span></text:a><text:span text:style-name="T310">, con il sostegno al </text:span><text:a xlink:type="simple" xlink:href="https://it.wikipedia.org/wiki/Sistema_eliocentrico" text:style-name="Internet_20_link" text:visited-style-name="Visited_20_Internet_20_Link">sistema eliocentrico</text:a><text:span text:style-name="T173"> </text:span><text:span text:style-name="T310">e alla </text:span><text:a xlink:type="simple" xlink:href="https://it.wikipedia.org/wiki/Teoria_copernicana" text:style-name="Internet_20_link" text:visited-style-name="Visited_20_Internet_20_Link"><text:span text:style-name="T173">teoria copernicana</text:span></text:a><text:span text:style-name="T310">. Sospettato di </text:span><text:a xlink:type="simple" xlink:href="https://it.wikipedia.org/wiki/Eresia" text:style-name="Internet_20_link" text:visited-style-name="Visited_20_Internet_20_Link">eresia</text:a><text:span text:style-name="T173"> </text:span><text:span text:style-name="T310">e accusato di voler sovvertire la </text:span><text:a xlink:type="simple" xlink:href="https://it.wikipedia.org/wiki/Filosofia_naturale" text:style-name="Internet_20_link" text:visited-style-name="Visited_20_Internet_20_Link"><text:span text:style-name="T173">filosofia naturale</text:span></text:a><text:span text:style-name="T463"> </text:span><text:a xlink:type="simple" xlink:href="https://it.wikipedia.org/wiki/Aristotele" text:style-name="Internet_20_link" text:visited-style-name="Visited_20_Internet_20_Link">aristotelica</text:a><text:span text:style-name="T173"> </text:span><text:span text:style-name="T310">e le </text:span><text:a xlink:type="simple" xlink:href="https://it.wikipedia.org/wiki/Bibbia" text:style-name="Internet_20_link" text:visited-style-name="Visited_20_Internet_20_Link"><text:span text:style-name="T173">Sacre Scritture</text:span></text:a><text:span text:style-name="T310">, Galileo fu </text:span><text:a xlink:type="simple" xlink:href="https://it.wikipedia.org/wiki/Processo_a_Galileo_Galilei" text:style-name="Internet_20_link" text:visited-style-name="Visited_20_Internet_20_Link">processato</text:a><text:span text:style-name="T173"> </text:span><text:span text:style-name="T310">e condannato dal </text:span><text:a xlink:type="simple" xlink:href="https://it.wikipedia.org/wiki/Sant%27Uffizio" text:style-name="Internet_20_link" text:visited-style-name="Visited_20_Internet_20_Link">Sant'Uffizio</text:a><text:span text:style-name="T173">, </text:span><text:span text:style-name="T310">nonché costretto </text:span><text:span text:style-name="T358">nel </text:span><text:a xlink:type="simple" xlink:href="https://it.wikipedia.org/wiki/1633" text:style-name="Internet_20_link" text:visited-style-name="Visited_20_Internet_20_Link"><text:span text:style-name="T173">1633</text:span></text:a><text:span text:style-name="T310"> all'</text:span><text:a xlink:type="simple" xlink:href="https://it.wikipedia.org/wiki/Abiura" text:style-name="Internet_20_link" text:visited-style-name="Visited_20_Internet_20_Link">abiura</text:a><text:span text:style-name="T173">.</text:span></text:p>
      <text:p text:style-name="P177"/>
      <text:p text:style-name="P174"><text:span text:style-name="T479">Tommaso Campanella: </text:span><text:span text:style-name="T463">1568 – 1639. Dominican friar, </text:span><text:a xlink:type="simple" xlink:href="https://en.wikipedia.org/wiki/Italian_people" text:style-name="Internet_20_link" text:visited-style-name="Visited_20_Internet_20_Link"><text:span text:style-name="T173">Italian</text:span></text:a><text:span text:style-name="T463"> </text:span><text:a xlink:type="simple" xlink:href="https://en.wikipedia.org/wiki/Philosopher" text:style-name="Internet_20_link" text:visited-style-name="Visited_20_Internet_20_Link"><text:span text:style-name="T173">philosopher</text:span></text:a><text:span text:style-name="T463">, theologian, </text:span><text:a xlink:type="simple" xlink:href="https://en.wikipedia.org/wiki/Astrologer" text:style-name="Internet_20_link" text:visited-style-name="Visited_20_Internet_20_Link"><text:span text:style-name="T173">astrologer</text:span></text:a><text:span text:style-name="T463">, and poet. Early on, he became disenchanted with the </text:span><text:a xlink:type="simple" xlink:href="https://en.wikipedia.org/wiki/Aristotle" text:style-name="Internet_20_link" text:visited-style-name="Visited_20_Internet_20_Link">Aristotelian</text:a><text:span text:style-name="T173"> </text:span><text:span text:style-name="T463">orthodoxy and attracted by the </text:span><text:a xlink:type="simple" xlink:href="https://en.wikipedia.org/wiki/Empiricism" text:style-name="Internet_20_link" text:visited-style-name="Visited_20_Internet_20_Link">empiricism</text:a><text:span text:style-name="T173"> </text:span><text:span text:style-name="T463">of </text:span><text:a xlink:type="simple" xlink:href="https://en.wikipedia.org/wiki/Bernardino_Telesio" text:style-name="Internet_20_link" text:visited-style-name="Visited_20_Internet_20_Link">Bernardino Telesio</text:a><text:span text:style-name="T173"> </text:span><text:span text:style-name="T463">(1509–1588), who taught that knowledge is sensation and that all things in nature possess sensation. Campanella wrote his first work, </text:span><text:span text:style-name="T503">Philosophia sensibus demonstrata </text:span><text:span text:style-name="T463">("Philosophy demonstrated by the senses"), published in 1592, in defence of Telesio. Campanella spent twenty-seven years imprisoned in Naples, in various fortresses. He defended </text:span><text:a xlink:type="simple" xlink:href="https://en.wikipedia.org/wiki/Galileo_Galilei" text:style-name="Internet_20_link" text:visited-style-name="Visited_20_Internet_20_Link">Galileo Galilei</text:a><text:span text:style-name="T173"> </text:span><text:span text:style-name="T463">in his first trial with his work </text:span><text:span text:style-name="T503">The Defense of Galileo </text:span><text:span text:style-name="T463">(written in 1616, published in 1622).</text:span><text:span text:style-name="T222"> </text:span></text:p>
      <text:p text:style-name="P177"/>
      <text:p text:style-name="P172"><text:soft-page-break/><text:span text:style-name="T479">Johannes Kepler: </text:span><text:span text:style-name="T463">1571 – 1630. </text:span><text:a xlink:type="simple" xlink:href="https://en.wikipedia.org/wiki/Holy_Roman_Empire" text:style-name="Internet_20_link" text:visited-style-name="Visited_20_Internet_20_Link"><text:span text:style-name="T173">German</text:span></text:a><text:span text:style-name="T463"> </text:span><text:a xlink:type="simple" xlink:href="https://en.wikipedia.org/wiki/Mathematician" text:style-name="Internet_20_link" text:visited-style-name="Visited_20_Internet_20_Link"><text:span text:style-name="T173">mathematician</text:span></text:a><text:span text:style-name="T463">, </text:span><text:a xlink:type="simple" xlink:href="https://en.wikipedia.org/wiki/Astronomer" text:style-name="Internet_20_link" text:visited-style-name="Visited_20_Internet_20_Link"><text:span text:style-name="T173">astronomer</text:span></text:a><text:span text:style-name="T463">, and </text:span><text:a xlink:type="simple" xlink:href="https://en.wikipedia.org/wiki/Astrologer" text:style-name="Internet_20_link" text:visited-style-name="Visited_20_Internet_20_Link"><text:span text:style-name="T173">astrologer</text:span></text:a><text:span text:style-name="T463">. A key figure in the 17th century </text:span><text:a xlink:type="simple" xlink:href="https://en.wikipedia.org/wiki/Scientific_revolution" text:style-name="Internet_20_link" text:visited-style-name="Visited_20_Internet_20_Link"><text:span text:style-name="T173">scientific revolution</text:span></text:a><text:span text:style-name="T463">, he is best known for his </text:span><text:a xlink:type="simple" xlink:href="https://en.wikipedia.org/wiki/Kepler%27s_laws_of_planetary_motion" text:style-name="Internet_20_link" text:visited-style-name="Visited_20_Internet_20_Link"><text:span text:style-name="T173">laws of planetary motion</text:span></text:a><text:span text:style-name="T463">, based on his works </text:span><text:a xlink:type="simple" xlink:href="https://en.wikipedia.org/wiki/Astronomia_nova" text:style-name="Internet_20_link" text:visited-style-name="Visited_20_Internet_20_Link"><text:span text:style-name="T194">Astronomia nova</text:span></text:a><text:span text:style-name="T463">, </text:span><text:a xlink:type="simple" xlink:href="https://en.wikipedia.org/wiki/Harmonices_Mundi" text:style-name="Internet_20_link" text:visited-style-name="Visited_20_Internet_20_Link"><text:span text:style-name="T194">Harmonices Mundi</text:span></text:a><text:span text:style-name="T463">, and </text:span><text:a xlink:type="simple" xlink:href="https://en.wikipedia.org/wiki/Epitome_of_Copernican_Astronomy" text:style-name="Internet_20_link" text:visited-style-name="Visited_20_Internet_20_Link"><text:span text:style-name="T194">Epitome of Copernican Astronomy</text:span></text:a><text:span text:style-name="T463">. These works also provided one of the foundations for </text:span><text:a xlink:type="simple" xlink:href="https://en.wikipedia.org/wiki/Isaac_Newton" text:style-name="Internet_20_link" text:visited-style-name="Visited_20_Internet_20_Link"><text:span text:style-name="T173">Isaac Newton</text:span></text:a><text:span text:style-name="T463">'s theory of </text:span><text:a xlink:type="simple" xlink:href="https://en.wikipedia.org/wiki/Newton%27s_law_of_universal_gravitation" text:style-name="Internet_20_link" text:visited-style-name="Visited_20_Internet_20_Link"><text:span text:style-name="T173">universal gravitation</text:span></text:a><text:span text:style-name="T463">. </text:span><text:span text:style-name="T310">Additionally, he did fundamental work in the field of </text:span><text:a xlink:type="simple" xlink:href="https://en.wikipedia.org/wiki/Optics" text:style-name="Internet_20_link" text:visited-style-name="Visited_20_Internet_20_Link"><text:span text:style-name="T173">optics</text:span></text:a><text:span text:style-name="T310">, invented an improved version of the </text:span><text:a xlink:type="simple" xlink:href="https://en.wikipedia.org/wiki/Refracting_telescope" text:style-name="Internet_20_link" text:visited-style-name="Visited_20_Internet_20_Link">refracting telescope</text:a><text:span text:style-name="T173"> </text:span><text:span text:style-name="T310">(the </text:span><text:a xlink:type="simple" xlink:href="https://en.wikipedia.org/wiki/Keplerian_telescope" text:style-name="Internet_20_link" text:visited-style-name="Visited_20_Internet_20_Link"><text:span text:style-name="T173">Keplerian telescope</text:span></text:a><text:span text:style-name="T310">), and was mentioned in the </text:span><text:a xlink:type="simple" xlink:href="https://en.wikipedia.org/wiki/Telescope" text:style-name="Internet_20_link" text:visited-style-name="Visited_20_Internet_20_Link">telescopic</text:a><text:span text:style-name="T173"> </text:span><text:span text:style-name="T310">discoveries of his contemporary </text:span><text:a xlink:type="simple" xlink:href="https://en.wikipedia.org/wiki/Galileo_Galilei" text:style-name="Internet_20_link" text:visited-style-name="Visited_20_Internet_20_Link"><text:span text:style-name="T173">Galileo Galilei</text:span></text:a><text:span text:style-name="T310">. Kepler lived in an era when there was no clear distinction between astronomy and astrology, but there was a strong division between astronomy (a branch of </text:span><text:a xlink:type="simple" xlink:href="https://en.wikipedia.org/wiki/Quadrivium" text:style-name="Internet_20_link" text:visited-style-name="Visited_20_Internet_20_Link">mathematics</text:a><text:span text:style-name="T173"> </text:span><text:span text:style-name="T310">within the </text:span><text:a xlink:type="simple" xlink:href="https://en.wikipedia.org/wiki/Liberal_arts" text:style-name="Internet_20_link" text:visited-style-name="Visited_20_Internet_20_Link"><text:span text:style-name="T173">liberal arts</text:span></text:a><text:span text:style-name="T310">) and </text:span><text:a xlink:type="simple" xlink:href="https://en.wikipedia.org/wiki/Physics" text:style-name="Internet_20_link" text:visited-style-name="Visited_20_Internet_20_Link">physics</text:a><text:span text:style-name="T173"> </text:span><text:span text:style-name="T310">(a branch of </text:span><text:a xlink:type="simple" xlink:href="https://en.wikipedia.org/wiki/Natural_philosophy" text:style-name="Internet_20_link" text:visited-style-name="Visited_20_Internet_20_Link"><text:span text:style-name="T173">natural philosophy</text:span></text:a><text:span text:style-name="T310">). </text:span></text:p>
      <text:p text:style-name="P178"/>
      <text:p text:style-name="P141"><text:span text:style-name="T363">Jakob Böhme:</text:span><text:span text:style-name="T314"> </text:span><text:span text:style-name="T315">1575 – 1624.</text:span><text:span text:style-name="T364"> </text:span><text:span text:style-name="T311">German </text:span><text:a xlink:type="simple" xlink:href="https://en.wikipedia.org/wiki/Christian_mystic" text:style-name="Internet_20_link" text:visited-style-name="Visited_20_Internet_20_Link"><text:span text:style-name="T174">Christian mystic</text:span></text:a><text:span text:style-name="T454"> </text:span><text:span text:style-name="T311">and </text:span><text:a xlink:type="simple" xlink:href="https://en.wikipedia.org/wiki/Theologian" text:style-name="Internet_20_link" text:visited-style-name="Visited_20_Internet_20_Link"><text:span text:style-name="T174">theologian</text:span></text:a><text:span text:style-name="T311">. He is considered</text:span><text:span text:style-name="T287"> </text:span><text:span text:style-name="T311">an original thinker within the </text:span><text:a xlink:type="simple" xlink:href="https://en.wikipedia.org/wiki/Lutheranism" text:style-name="Internet_20_link" text:visited-style-name="Visited_20_Internet_20_Link"><text:span text:style-name="T174">Lutheran</text:span></text:a><text:span text:style-name="T454"> </text:span><text:span text:style-name="T311">tradition, and his first book, commonly known as </text:span><text:span text:style-name="T377">Aurora</text:span><text:span text:style-name="T311">, caused a great scandal. In contemporary English, his name may be spelled </text:span><text:span text:style-name="T363">Jacob Boehme</text:span><text:span text:style-name="T311">; in seventeenth-century England it was also spelled </text:span><text:span text:style-name="T363">Behmen</text:span><text:span text:style-name="T311">, approximating the contemporary English pronunciation of the German </text:span><text:span text:style-name="T377">Böhme</text:span><text:span text:style-name="T311">. </text:span><text:span text:style-name="T312">Ispirò Ernst Bloch nell'idea di Autoascolto, utilizzata da Bloch nel campo musicale.</text:span></text:p>
      <text:p text:style-name="P146"/>
      <text:p text:style-name="P143"><text:span text:style-name="T387">Molière</text:span><text:span text:style-name="T400">: </text:span><text:span text:style-name="T402">1622 – 1673. P</text:span><text:a xlink:type="simple" xlink:href="https://it.wikipedia.org/wiki/Pseudonimo" text:style-name="Internet_20_link" text:visited-style-name="Visited_20_Internet_20_Link"><text:span text:style-name="T202">seudonimo</text:span></text:a><text:span text:style-name="T484"> </text:span><text:span text:style-name="T400">di </text:span><text:span text:style-name="T387">Jean-Baptiste Poquelin,</text:span><text:span text:style-name="T400"> è stato un </text:span><text:a xlink:type="simple" xlink:href="https://it.wikipedia.org/wiki/Drammaturgo" text:style-name="Internet_20_link" text:visited-style-name="Visited_20_Internet_20_Link"><text:span text:style-name="T202">commediografo</text:span></text:a><text:span text:style-name="T484"> </text:span><text:span text:style-name="T400">e </text:span><text:a xlink:type="simple" xlink:href="https://it.wikipedia.org/wiki/Attore_teatrale" text:style-name="Internet_20_link" text:visited-style-name="Visited_20_Internet_20_Link"><text:span text:style-name="T202">attore teatrale</text:span></text:a><text:span text:style-name="T484"> </text:span><text:a xlink:type="simple" xlink:href="https://it.wikipedia.org/wiki/Francia" text:style-name="Internet_20_link" text:visited-style-name="Visited_20_Internet_20_Link"><text:span text:style-name="T202">francese</text:span></text:a><text:span text:style-name="T400">. </text:span><text:span text:style-name="T310">Molière morì di tubercolosi. Collassò mentre recitava </text:span><text:span text:style-name="T376">Il malato immaginario </text:span><text:span text:style-name="T310">morendo poche ore dopo</text:span><text:span text:style-name="T400">. Molière, attore e allo stesso tempo drammaturgo, ricercò uno stile di scrittura e recitazione proteso </text:span><text:span text:style-name="T403">alla</text:span><text:span text:style-name="T400"> naturalezza </text:span><text:a xlink:type="simple" xlink:href="https://it.wikipedia.org/wiki/Realismo_(letteratura)" text:style-name="Internet_20_link" text:visited-style-name="Visited_20_Internet_20_Link">realistica</text:a><text:span text:style-name="T202"> </text:span><text:span text:style-name="T203">e alla verosomiglianza</text:span><text:span text:style-name="T400">, che descrivesse al meglio le situazioni e la </text:span><text:a xlink:type="simple" xlink:href="https://it.wikipedia.org/wiki/Psicologia" text:style-name="Internet_20_link" text:visited-style-name="Visited_20_Internet_20_Link">psicologia</text:a><text:span text:style-name="T202"> </text:span><text:span text:style-name="T400">dei personaggi. Queste idee si realizzeranno in seguito nel </text:span><text:a xlink:type="simple" xlink:href="https://it.wikipedia.org/wiki/Teatro_borghese" text:style-name="Internet_20_link" text:visited-style-name="Visited_20_Internet_20_Link">teatro borghese</text:a><text:span text:style-name="T202">. </text:span><text:span text:style-name="T400">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214"> </text:span><text:span text:style-name="T400">di essere rappresentata in pubblico. La sua acuta osservazione della realtà fu spesso per Molière fonte di guai, specialmente quando i nobili oggetto delle sue satire si riconoscevano nei suoi personaggi. </text:span><text:span text:style-name="T310">È nota la reazione del duca di La Feuillade che, riconosciutosi nel Marchese della </text:span><text:span text:style-name="T376">Critica alla scuola delle mogli</text:span><text:span text:style-name="T310">,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73">Carlo Goldoni</text:span></text:a><text:span text:style-name="T310">, fino a raggiungere la piena maturità nel teatro di </text:span><text:a xlink:type="simple" xlink:href="https://it.wikipedia.org/wiki/Anton_Čechov" text:style-name="Internet_20_link" text:visited-style-name="Visited_20_Internet_20_Link"><text:span text:style-name="T173">Anton Čechov</text:span></text:a><text:span text:style-name="T310">.</text:span></text:p>
      <text:p text:style-name="P146"/>
      <text:p text:style-name="P141"><text:span text:style-name="T46">Frederik Ruysch:</text:span><text:span text:style-name="T44"> </text:span><text:a xlink:type="simple" xlink:href="http://it.wikipedia.org/wiki/1638" text:style-name="Internet_20_link" text:visited-style-name="Visited_20_Internet_20_Link">1638</text:a><text:span text:style-name="T155"> </text:span><text:span text:style-name="T101">– </text:span><text:a xlink:type="simple" xlink:href="http://it.wikipedia.org/wiki/1731" text:style-name="Internet_20_link" text:visited-style-name="Visited_20_Internet_20_Link"><text:span text:style-name="T155">1731</text:span></text:a><text:span text:style-name="T44">, è stato un </text:span><text:a xlink:type="simple" xlink:href="http://it.wikipedia.org/wiki/Botanico" text:style-name="Internet_20_link" text:visited-style-name="Visited_20_Internet_20_Link"><text:span text:style-name="T155">botanico</text:span></text:a><text:span text:style-name="T69"> </text:span><text:span text:style-name="T44">e </text:span><text:a xlink:type="simple" xlink:href="http://it.wikipedia.org/wiki/Anatomista" text:style-name="Internet_20_link" text:visited-style-name="Visited_20_Internet_20_Link"><text:span text:style-name="T155">anatomista</text:span></text:a><text:span text:style-name="T69"> </text:span><text:a xlink:type="simple" xlink:href="http://it.wikipedia.org/wiki/Paesi_Bassi" text:style-name="Internet_20_link" text:visited-style-name="Visited_20_Internet_20_Link"><text:span text:style-name="T155">olandese</text:span></text:a><text:span text:style-name="T44">,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55">diorami</text:span></text:a><text:span text:style-name="T69"> </text:span><text:span text:style-name="T44">o scene composte da parti del </text:span><text:a xlink:type="simple" xlink:href="http://it.wikipedia.org/wiki/Corpo_umano" text:style-name="Internet_20_link" text:visited-style-name="Visited_20_Internet_20_Link"><text:span text:style-name="T155">corpo umano</text:span></text:a><text:span text:style-name="T44">.</text:span><text:span text:style-name="T147"> </text:span><text:span text:style-name="T44">Ruysch giunse con i suoi studi al riconoscimento delle valvole nel </text:span><text:a xlink:type="simple" xlink:href="http://it.wikipedia.org/wiki/Sistema_linfatico" text:style-name="Internet_20_link" text:visited-style-name="Visited_20_Internet_20_Link"><text:span text:style-name="T155">sistema linfatico</text:span></text:a><text:span text:style-name="T44">, dell'</text:span><text:a xlink:type="simple" xlink:href="http://it.wikipedia.org/wiki/Organo_vomeronasale" text:style-name="Internet_20_link" text:visited-style-name="Visited_20_Internet_20_Link"><text:span text:style-name="T155">organo vomeronasale</text:span></text:a><text:span text:style-name="T69"> </text:span><text:span text:style-name="T44">nei serpenti, e l'</text:span><text:span text:style-name="T47">arteria centralis oculi</text:span><text:span text:style-name="T35"> </text:span><text:span text:style-name="T44">(l'arteria centrale dell'occhio).</text:span></text:p>
      <text:p text:style-name="P153"/>
      <text:p text:style-name="P172"><text:span text:style-name="T387">Jean-</text:span><text:span text:style-name="T388">Baptiste</text:span><text:span text:style-name="T387"> Racine: </text:span><text:span text:style-name="T400">1639 – 1699, </text:span><text:a xlink:type="simple" xlink:href="https://en.wikipedia.org/wiki/France" text:style-name="Internet_20_link" text:visited-style-name="Visited_20_Internet_20_Link"><text:span text:style-name="T202">French</text:span></text:a><text:span text:style-name="T484"> </text:span><text:a xlink:type="simple" xlink:href="https://en.wikipedia.org/wiki/Dramatist" text:style-name="Internet_20_link" text:visited-style-name="Visited_20_Internet_20_Link"><text:span text:style-name="T202">dramatist</text:span></text:a><text:span text:style-name="T400">, one of the three great playwrights of 17th-century </text:span><text:a xlink:type="simple" xlink:href="https://en.wikipedia.org/wiki/France" text:style-name="Internet_20_link" text:visited-style-name="Visited_20_Internet_20_Link">France</text:a><text:span text:style-name="T202"> </text:span><text:span text:style-name="T400">(along with </text:span><text:a xlink:type="simple" xlink:href="https://en.wikipedia.org/wiki/Molière" text:style-name="Internet_20_link" text:visited-style-name="Visited_20_Internet_20_Link">Molière</text:a><text:span text:style-name="T202"> </text:span><text:span text:style-name="T400">and </text:span><text:a xlink:type="simple" xlink:href="https://en.wikipedia.org/wiki/Pierre_Corneille" text:style-name="Internet_20_link" text:visited-style-name="Visited_20_Internet_20_Link"><text:span text:style-name="T202">Corneille</text:span></text:a><text:span text:style-name="T400">), and an important literary figure in the Western tradition. Racine was primarily a </text:span><text:a xlink:type="simple" xlink:href="https://en.wikipedia.org/wiki/Tragedy" text:style-name="Internet_20_link" text:visited-style-name="Visited_20_Internet_20_Link"><text:span text:style-name="T202">tragedian</text:span></text:a><text:span text:style-name="T400">, producing such "examples of neoclassical perfection"</text:span><text:span text:style-name="T225"> </text:span><text:span text:style-name="T400">as </text:span><text:a xlink:type="simple" xlink:href="https://en.wikipedia.org/wiki/Phèdre" text:style-name="Internet_20_link" text:visited-style-name="Visited_20_Internet_20_Link"><text:span text:style-name="T214">Phèdre</text:span></text:a><text:span text:style-name="T400">,</text:span><text:span text:style-name="T225"> </text:span><text:a xlink:type="simple" xlink:href="https://en.wikipedia.org/wiki/Andromaque" text:style-name="Internet_20_link" text:visited-style-name="Visited_20_Internet_20_Link"><text:span text:style-name="T214">Andromaque</text:span></text:a><text:span text:style-name="T400">,</text:span><text:span text:style-name="T225"> </text:span><text:span text:style-name="T400">and</text:span><text:a xlink:type="simple" xlink:href="https://en.wikipedia.org/wiki/Athalie" text:style-name="Internet_20_link" text:visited-style-name="Visited_20_Internet_20_Link">Athalie</text:a><text:span text:style-name="T214">, </text:span><text:span text:style-name="T400">although he did write one comedy,</text:span><text:a xlink:type="simple" xlink:href="https://en.wikipedia.org/wiki/Les_Plaideurs" text:style-name="Internet_20_link" text:visited-style-name="Visited_20_Internet_20_Link"><text:span text:style-name="T214">Les Plaideurs</text:span></text:a><text:span text:style-name="T400">,</text:span><text:span text:style-name="T225"> </text:span><text:span text:style-name="T400">and a muted tragedy,</text:span><text:span text:style-name="T225"> </text:span><text:a xlink:type="simple" xlink:href="https://en.wikipedia.org/wiki/Esther_(drama)" text:style-name="Internet_20_link" text:visited-style-name="Visited_20_Internet_20_Link"><text:span text:style-name="T214">Esther</text:span></text:a><text:span text:style-name="T400">, for the young. </text:span><text:span text:style-name="T310">Racine's plays displayed his mastery of the dodecasyllabic </text:span><text:a xlink:type="simple" xlink:href="https://en.wikipedia.org/wiki/Alexandrine" text:style-name="Internet_20_link" text:visited-style-name="Visited_20_Internet_20_Link"><text:span text:style-name="T173">alexandrine</text:span></text:a><text:span text:style-name="T310">; he is renowned for elegance, purity, speed, and fury,</text:span><text:span text:style-name="T222"> </text:span><text:span text:style-name="T310">and for what </text:span><text:a xlink:type="simple" xlink:href="https://en.wikipedia.org/wiki/Robert_Lowell" text:style-name="Internet_20_link" text:visited-style-name="Visited_20_Internet_20_Link">Robert Lowell</text:a><text:span text:style-name="T173"> </text:span><text:span text:style-name="T310">described as a "diamond-edge",</text:span><text:span text:style-name="T222"> </text:span><text:span text:style-name="T310">and the "glory of its hard, electric rage".</text:span><text:span text:style-name="T222"> </text:span><text:span text:style-name="T310">The linguistic effects of Racine's poetry are widely considered to be untranslatable,</text:span><text:span text:style-name="T222"> </text:span><text:span text:style-name="T310">although many eminent poets have attempted to do so.</text:span></text:p>
      <text:p text:style-name="P146"/>
      <text:p text:style-name="P146">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text:soft-page-break/>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46"/>
      <text:p text:style-name="P141"><text:span text:style-name="T19">Gottfried Wilhelm von Leibniz</text:span><text:span text:style-name="T611">: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46"/>
      <text:p text:style-name="P56">Edmond Halley: 1656 -1742, Astronomo e fisico inglese. Cometa di Halley (ciclicità di 76 anni, raffigurata anche nel dipinto di giotto nella cappella degli Scrovegni). Pose le basi della moderna astronomia cometaria.</text:p>
      <text:p text:style-name="P121"/>
      <text:p text:style-name="P63">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611">He started as merchant, after finished in prison for his political connections and after became an intelligence agent for Tories.</text:span> <text:span text:style-name="T611">The life and the strange surprising adventures of Robinson Crusoe (1719), Captain Singleton, Memoirs of a cavalier, A Journal of the Plague Year (1722), Moll Flanders (1722), Roxana.</text:span></text:p>
      <text:p text:style-name="P56"/>
      <text:p text:style-name="P56">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56"><text:soft-page-break/></text:p>
      <text:p text:style-name="P7"><text:span text:style-name="T387">Giovan Battista </text:span><text:span text:style-name="T400">(</text:span><text:span text:style-name="T387">Giambattista</text:span><text:span text:style-name="T400">) </text:span><text:span text:style-name="T387">Vico: </text:span><text:span text:style-name="T400">1668 – 1744. </text:span><text:a xlink:type="simple" xlink:href="https://en.wikipedia.org/wiki/Italians" text:style-name="Internet_20_link" text:visited-style-name="Visited_20_Internet_20_Link"><text:span text:style-name="T202">Italian</text:span></text:a><text:span text:style-name="T484"> </text:span><text:a xlink:type="simple" xlink:href="https://en.wikipedia.org/wiki/Political_philosopher" text:style-name="Internet_20_link" text:visited-style-name="Visited_20_Internet_20_Link"><text:span text:style-name="T202">political philosopher</text:span></text:a><text:span text:style-name="T400">, </text:span><text:a xlink:type="simple" xlink:href="https://en.wikipedia.org/wiki/Rhetorician" text:style-name="Internet_20_link" text:visited-style-name="Visited_20_Internet_20_Link"><text:span text:style-name="T202">rhetorician</text:span></text:a><text:span text:style-name="T400">, </text:span><text:a xlink:type="simple" xlink:href="https://en.wikipedia.org/wiki/Historian" text:style-name="Internet_20_link" text:visited-style-name="Visited_20_Internet_20_Link"><text:span text:style-name="T202">historian</text:span></text:a><text:span text:style-name="T400">, and </text:span><text:a xlink:type="simple" xlink:href="https://en.wikipedia.org/wiki/Jurist" text:style-name="Internet_20_link" text:visited-style-name="Visited_20_Internet_20_Link"><text:span text:style-name="T202">jurist</text:span></text:a><text:span text:style-name="T400">, who is recognized as one of the greatest </text:span><text:a xlink:type="simple" xlink:href="https://en.wikipedia.org/wiki/Age_of_Enlightenment" text:style-name="Internet_20_link" text:visited-style-name="Visited_20_Internet_20_Link"><text:span text:style-name="T202">Enlightenment</text:span></text:a><text:span text:style-name="T484"> </text:span><text:span text:style-name="T400">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214">magnum opus</text:span></text:a><text:span text:style-name="T400">, the </text:span><text:a xlink:type="simple" xlink:href="https://en.wikipedia.org/wiki/Scienza_Nuova" text:style-name="Internet_20_link" text:visited-style-name="Visited_20_Internet_20_Link"><text:span text:style-name="T214">Scienza Nuova</text:span></text:a><text:span text:style-name="T501"> </text:span><text:span text:style-name="T400">of 1725. </text:span><text:span text:style-name="T310">Vico is a precursor of systemic and complexity thinking, as opposed to </text:span><text:a xlink:type="simple" xlink:href="https://en.wikipedia.org/wiki/Cartesianism" text:style-name="Internet_20_link" text:visited-style-name="Visited_20_Internet_20_Link">Cartesian</text:a><text:span text:style-name="T173"> </text:span><text:span text:style-name="T310">analysis and other kinds of </text:span><text:a xlink:type="simple" xlink:href="https://en.wikipedia.org/wiki/Reductionism" text:style-name="Internet_20_link" text:visited-style-name="Visited_20_Internet_20_Link"><text:span text:style-name="T173">reductionism</text:span></text:a><text:span text:style-name="T310">. </text:span><text:span text:style-name="T343">Per Vico, a differenza dei contemporanei che fanno una netta distinzione tra <text:s/>assolutamente vero e assolutamente falso, gli antichi davano molto spazio alla </text:span><text:span text:style-name="T379">topica</text:span><text:span text:style-name="T344">, quindi lo studio delle cose probabili. </text:span><text:span text:style-name="T345">Contrariamente da Descartes, dal quale si svilupperà la corrente per la quale idee e corpi sono separati, per Vico le idee sono sempre in un mondo di corpi: </text:span><text:span text:style-name="T346">le idee sono sempre rappresentate dai corpi, nelle società che sono state create da quelle idee. </text:span><text:span text:style-name="T347">Propone che la storia sia ciclica: ogni tanto la storia cade in un momento di crisi e deve riportarsi alla “barbarie” di alcuni capisaldi prodotti dalla società precedente e “ricostruirsi” a partire da quelli. </text:span><text:span text:style-name="T348">Dalla </text:span><text:span text:style-name="T380">Crizia </text:span><text:span text:style-name="T348">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83">philosophy of history</text:span></text:a><text:span text:style-name="T473">. </text:span><text:span text:style-name="T474">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75">(dèi, impulsi)</text:span><text:span text:style-name="T474"> e sperimentano a volte un fallimento </text:span><text:span text:style-name="T475">(crisi) </text:span><text:span text:style-name="T476">(internet – focalizzazione sulle idee, dimenticanza corpo – crisi?)</text:span><text:span text:style-name="T474">. </text:span></text:p>
      <text:p text:style-name="P56"/>
      <text:p text:style-name="P88"><text:span text:style-name="T387">Antonio Lucio Vivaldi: </text:span><text:span text:style-name="T400">1678 – 1741. Italian </text:span><text:a xlink:type="simple" xlink:href="https://en.wikipedia.org/wiki/Baroque_music" text:style-name="Internet_20_link" text:visited-style-name="Visited_20_Internet_20_Link">Baroque</text:a><text:span text:style-name="T202"> </text:span><text:span text:style-name="T400">composer, </text:span><text:a xlink:type="simple" xlink:href="https://en.wikipedia.org/wiki/Virtuoso" text:style-name="Internet_20_link" text:visited-style-name="Visited_20_Internet_20_Link">virtuoso</text:a><text:span text:style-name="T202"> </text:span><text:span text:style-name="T400">violinist, teacher and </text:span><text:a xlink:type="simple" xlink:href="https://en.wikipedia.org/wiki/Clergy" text:style-name="Internet_20_link" text:visited-style-name="Visited_20_Internet_20_Link"><text:span text:style-name="T202">cleric</text:span></text:a><text:span text:style-name="T400">. </text:span><text:span text:style-name="T405">Had</text:span><text:span text:style-name="T400"> influence during his lifetime across Europe. </text:span><text:span text:style-name="T405">I</text:span><text:span text:style-name="T400">nstrumental </text:span><text:a xlink:type="simple" xlink:href="https://en.wikipedia.org/wiki/Concerto" text:style-name="Internet_20_link" text:visited-style-name="Visited_20_Internet_20_Link"><text:span text:style-name="T202">concertos</text:span></text:a><text:span text:style-name="T400">, for the violin and a variety of other instruments, as well as sacred choral works and more than forty </text:span><text:a xlink:type="simple" xlink:href="https://en.wikipedia.org/wiki/Opera" text:style-name="Internet_20_link" text:visited-style-name="Visited_20_Internet_20_Link"><text:span text:style-name="T202">operas</text:span></text:a><text:span text:style-name="T400">. </text:span><text:span text:style-name="T405">V</text:span><text:a xlink:type="simple" xlink:href="https://en.wikipedia.org/wiki/Violin_concerto" text:style-name="Internet_20_link" text:visited-style-name="Visited_20_Internet_20_Link">iolin concertos</text:a><text:span text:style-name="T202">: </text:span><text:a xlink:type="simple" xlink:href="https://en.wikipedia.org/wiki/The_Four_Seasons_(Vivaldi)" text:style-name="Internet_20_link" text:visited-style-name="Visited_20_Internet_20_Link"><text:span text:style-name="T214">The Four Seasons</text:span></text:a><text:span text:style-name="T400">. </text:span><text:span text:style-name="T310">Many of his compositions were written for the female music ensemble of the </text:span><text:a xlink:type="simple" xlink:href="https://en.wikipedia.org/wiki/Ospedale_della_Pietà" text:style-name="Internet_20_link" text:visited-style-name="Visited_20_Internet_20_Link"><text:span text:style-name="T194">Ospedale della Pietà</text:span></text:a><text:span text:style-name="T310">, a home for abandoned children where Vivaldi (who had been ordained as a </text:span><text:a xlink:type="simple" xlink:href="https://en.wikipedia.org/wiki/Priesthood_(Catholic_Church)" text:style-name="Internet_20_link" text:visited-style-name="Visited_20_Internet_20_Link"><text:span text:style-name="T173">Catholic priest</text:span></text:a><text:span text:style-name="T310">) was employed from 1703 to 1715 and from 1723 to 1740. After meeting the </text:span><text:a xlink:type="simple" xlink:href="https://en.wikipedia.org/wiki/Charles_VI,_Holy_Roman_Emperor" text:style-name="Internet_20_link" text:visited-style-name="Visited_20_Internet_20_Link"><text:span text:style-name="T173">Emperor Charles VI</text:span></text:a><text:span text:style-name="T310">, Vivaldi moved to Vienna, hoping for preferment. However, the Emperor died soon after Vivaldi's arrival, and Vivaldi himself died less than a year later in poverty. </text:span><text:span text:style-name="T331">Soprannominato “il prete rosso” per la sua capigliatura </text:span><text:span text:style-name="T333">rossa</text:span><text:span text:style-name="T331"> e per essere stato nominto sacerdote. </text:span><text:span text:style-name="T332">Cagionevole fin da bambino, fu battezzato in casa velocemente. </text:span><text:span text:style-name="T334">Fatto sacerdote, comincia la sua carriera all'ospedle della Pietà, </text:span><text:span text:style-name="T335">dove insegna violino e compone. </text:span><text:span text:style-name="T336">Compone in modo da esibire il virtuosismo dei professionisti e le dall'altro per far suonare le orfanelle. </text:span><text:span text:style-name="T337">Nel 1720 accetta l'invito del principe di Filippo di Assia-Darmstadt e si trasferisce a Mantova. Vi rimane 4 anni e compone opere tra cui Griselda, il cui libretto fu messo a posto dal giovane Carlo Goldoni. </text:span></text:p>
      <text:p text:style-name="P56"/>
      <text:p text:style-name="P56"/>
      <text:p text:style-name="P56"><text:span text:style-name="T362">Johann Sebastian Bach</text:span><text:bookmark text:name="cite_ref-birthday_1-0"/><text:span text:style-name="T362">: </text:span><text:span text:style-name="T310">1685 – 1750. German composer and musician of the </text:span><text:a xlink:type="simple" xlink:href="https://en.wikipedia.org/wiki/Baroque_music" text:style-name="Internet_20_link" text:visited-style-name="Visited_20_Internet_20_Link"><text:span text:style-name="T173">Baroque period</text:span></text:a><text:span text:style-name="T310">. He enriched established German styles through his skill in </text:span><text:a xlink:type="simple" xlink:href="https://en.wikipedia.org/wiki/Counterpoint" text:style-name="Internet_20_link" text:visited-style-name="Visited_20_Internet_20_Link"><text:span text:style-name="T173">counterpoint</text:span></text:a><text:span text:style-name="T310">, </text:span><text:a xlink:type="simple" xlink:href="https://en.wikipedia.org/wiki/Harmony" text:style-name="Internet_20_link" text:visited-style-name="Visited_20_Internet_20_Link"><text:span text:style-name="T173">harmonic</text:span></text:a><text:span text:style-name="T463"> </text:span><text:span text:style-name="T310">and </text:span><text:a xlink:type="simple" xlink:href="https://en.wikipedia.org/wiki/Motif_(music)" text:style-name="Internet_20_link" text:visited-style-name="Visited_20_Internet_20_Link"><text:span text:style-name="T173">motivic</text:span></text:a><text:span text:style-name="T463"> </text:span><text:span text:style-name="T310">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73">Bach's compositions</text:span></text:a><text:span text:style-name="T463"> </text:span><text:span text:style-name="T310">include the </text:span><text:a xlink:type="simple" xlink:href="https://en.wikipedia.org/wiki/Brandenburg_Concertos" text:style-name="Internet_20_link" text:visited-style-name="Visited_20_Internet_20_Link"><text:span text:style-name="T194">Brandenburg Concertos</text:span></text:a><text:span text:style-name="T310">, the </text:span><text:a xlink:type="simple" xlink:href="https://en.wikipedia.org/wiki/Goldberg_Variations" text:style-name="Internet_20_link" text:visited-style-name="Visited_20_Internet_20_Link"><text:span text:style-name="T194">Goldberg Variations</text:span></text:a><text:span text:style-name="T310">, the </text:span><text:a xlink:type="simple" xlink:href="https://en.wikipedia.org/wiki/Mass_in_B_minor" text:style-name="Internet_20_link" text:visited-style-name="Visited_20_Internet_20_Link"><text:span text:style-name="T173">Mass in B minor</text:span></text:a><text:span text:style-name="T310">, two </text:span><text:a xlink:type="simple" xlink:href="https://en.wikipedia.org/wiki/Passions_(Bach)" text:style-name="Internet_20_link" text:visited-style-name="Visited_20_Internet_20_Link"><text:span text:style-name="T173">Passions</text:span></text:a><text:span text:style-name="T310">, and over three hundred </text:span><text:a xlink:type="simple" xlink:href="https://en.wikipedia.org/wiki/List_of_Bach_cantatas" text:style-name="Internet_20_link" text:visited-style-name="Visited_20_Internet_20_Link"><text:span text:style-name="T173">cantatas</text:span></text:a><text:span text:style-name="T463"> </text:span><text:span text:style-name="T310">of which around two hundred survive. </text:span><text:span text:style-name="T322">Canon triplex at 6 vox: canone enigmatico. </text:span><text:span text:style-name="T323">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oft-page-break/><text:span text:style-name="T324">Suonava al Cafè Zimmermann. Adorava Vivaldi. </text:span><text:span text:style-name="T325">6 concerti grossi Brandeburghesi. </text:span><text:span text:style-name="T326">Viene chiamato da Re Federico il Grande che era un bravo falutista che gli propone un tema, chiamato Tema Regio. Bach ne tira fuori il Ricercare a 6 voci. </text:span><text:span text:style-name="T330">La passione secondo Matteo.</text:span><text:span text:style-name="T326"> </text:span><text:span text:style-name="T327">Si era dimenticato dove fosse stato sepolto. Alla fine dell'ottocento, un gruppo di studiosi cercano le sue tracce dall'indizio che nell'anno della morte di Bach solo 12 persone erano state sepolte in una bara di quercia. </text:span><text:span text:style-name="T328">Uno scultore poi fece una maschera fedele del volto di Bach, e si vede che combaciava con il cranio nella bara di quercia trovata. </text:span><text:span text:style-name="T329">La messa in si minore.</text:span></text:p>
      <text:p text:style-name="P56"/>
      <text:p text:style-name="P146"><text:span text:style-name="T21">George Berkeley: </text:span><text:a xlink:type="simple" xlink:href="http://it.wikipedia.org/wiki/1685" text:style-name="Internet_20_link" text:visited-style-name="Visited_20_Internet_20_Link">1685</text:a><text:span text:style-name="T133"> </text:span><text:span text:style-name="T97">– </text:span><text:a xlink:type="simple" xlink:href="http://it.wikipedia.org/wiki/1753" text:style-name="Internet_20_link" text:visited-style-name="Visited_20_Internet_20_Link">1753</text:a><text:span text:style-name="T133">.</text:span><text:span text:style-name="T17"> E' stato un </text:span><text:a xlink:type="simple" xlink:href="http://it.wikipedia.org/wiki/Filosofo" text:style-name="Internet_20_link" text:visited-style-name="Visited_20_Internet_20_Link"><text:span text:style-name="T133">filosofo</text:span></text:a><text:span text:style-name="T17">, </text:span><text:a xlink:type="simple" xlink:href="http://it.wikipedia.org/wiki/Teologo" text:style-name="Internet_20_link" text:visited-style-name="Visited_20_Internet_20_Link"><text:span text:style-name="T133">teologo</text:span></text:a><text:span text:style-name="T59"> </text:span><text:span text:style-name="T17">e </text:span><text:a xlink:type="simple" xlink:href="http://it.wikipedia.org/wiki/Vescovo" text:style-name="Internet_20_link" text:visited-style-name="Visited_20_Internet_20_Link"><text:span text:style-name="T133">vescovo</text:span></text:a><text:span text:style-name="T59"> </text:span><text:a xlink:type="simple" xlink:href="http://it.wikipedia.org/wiki/Irlanda" text:style-name="Internet_20_link" text:visited-style-name="Visited_20_Internet_20_Link"><text:span text:style-name="T133">irlandese</text:span></text:a><text:span text:style-name="T17">, uno dei tre grandi </text:span><text:a xlink:type="simple" xlink:href="http://it.wikipedia.org/wiki/Empirismo" text:style-name="Internet_20_link" text:visited-style-name="Visited_20_Internet_20_Link"><text:span text:style-name="T133">empiristi</text:span></text:a><text:span text:style-name="T59"> </text:span><text:a xlink:type="simple" xlink:href="http://it.wikipedia.org/wiki/Gran_Bretagna" text:style-name="Internet_20_link" text:visited-style-name="Visited_20_Internet_20_Link"><text:span text:style-name="T133">britannici</text:span></text:a><text:span text:style-name="T59"> </text:span><text:span text:style-name="T17">assieme a </text:span><text:a xlink:type="simple" xlink:href="http://it.wikipedia.org/wiki/John_Locke" text:style-name="Internet_20_link" text:visited-style-name="Visited_20_Internet_20_Link"><text:span text:style-name="T133">John Locke</text:span></text:a><text:span text:style-name="T59"> </text:span><text:span text:style-name="T17">e </text:span><text:a xlink:type="simple" xlink:href="http://it.wikipedia.org/wiki/David_Hume" text:style-name="Internet_20_link" text:visited-style-name="Visited_20_Internet_20_Link"><text:span text:style-name="T133">David Hume</text:span></text:a><text:span text:style-name="T17">.</text:span><text:span text:style-name="T643"> </text:span><text:span text:style-name="T12">Nel </text:span><text:a xlink:type="simple" xlink:href="http://it.wikipedia.org/wiki/1709" text:style-name="Internet_20_link" text:visited-style-name="Visited_20_Internet_20_Link"><text:span text:style-name="T130">1709</text:span></text:a><text:span text:style-name="T56"> </text:span><text:span text:style-name="T12">pubblicò il </text:span><text:span text:style-name="T24">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59">Trattato sui principi della conoscenza umana</text:span></text:a><text:span text:style-name="T12">. Nel </text:span><text:a xlink:type="simple" xlink:href="http://it.wikipedia.org/wiki/1713" text:style-name="Internet_20_link" text:visited-style-name="Visited_20_Internet_20_Link"><text:span text:style-name="T130">1713</text:span></text:a><text:span text:style-name="T56"> </text:span><text:span text:style-name="T12">scrisse anche I </text:span><text:a xlink:type="simple" xlink:href="http://it.wikipedia.org/w/index.php?title=Dialoghi_tra_Hylas_e_Philonous&amp;action=edit&amp;redlink=1" text:style-name="Internet_20_link" text:visited-style-name="Visited_20_Internet_20_Link"><text:span text:style-name="T259">Dialoghi tra Hylas e Philonous</text:span></text:a><text:span text:style-name="T12">.</text:span> </text:p>
      <text:p text:style-name="P56"/>
      <text:p text:style-name="P56">Alexander Pope: 1688 – 1755, English poet. Considered one of the most important in the VIII century. He traduced the “Homer”, but it is more known for his satiric way to write. Usava il Distico Eroico come forma poetica.</text:p>
      <text:p text:style-name="P56"/>
      <text:p text:style-name="P63"><text:span text:style-name="T611">Samuel Richardson: 1689 – 1761, English writer. </text:span><text:span text:style-name="T615">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61"/>
      <text:p text:style-name="P88"><text:span text:style-name="T385">Carlo Osvaldo Goldoni: </text:span><text:a xlink:type="simple" xlink:href="https://it.wikipedia.org/wiki/1707" text:style-name="Internet_20_link" text:visited-style-name="Visited_20_Internet_20_Link">1707</text:a><text:span text:style-name="T200"> </text:span><text:span text:style-name="T396">– </text:span><text:a xlink:type="simple" xlink:href="https://it.wikipedia.org/wiki/1793" text:style-name="Internet_20_link" text:visited-style-name="Visited_20_Internet_20_Link">1793</text:a><text:span text:style-name="T200">. </text:span><text:span text:style-name="T201">D</text:span><text:a xlink:type="simple" xlink:href="https://it.wikipedia.org/wiki/Drammaturgo" text:style-name="Internet_20_link" text:visited-style-name="Visited_20_Internet_20_Link"><text:span text:style-name="T200">rammaturgo</text:span></text:a><text:span text:style-name="T396">, </text:span><text:a xlink:type="simple" xlink:href="https://it.wikipedia.org/wiki/Scrittore" text:style-name="Internet_20_link" text:visited-style-name="Visited_20_Internet_20_Link"><text:span text:style-name="T200">scrittore</text:span></text:a><text:span text:style-name="T396">, </text:span><text:a xlink:type="simple" xlink:href="https://it.wikipedia.org/wiki/Libretto" text:style-name="Internet_20_link" text:visited-style-name="Visited_20_Internet_20_Link">librettista</text:a><text:span text:style-name="T200"> </text:span><text:span text:style-name="T396">e </text:span><text:a xlink:type="simple" xlink:href="https://it.wikipedia.org/wiki/Avvocato" text:style-name="Internet_20_link" text:visited-style-name="Visited_20_Internet_20_Link"><text:span text:style-name="T200">avvocato</text:span></text:a><text:span text:style-name="T485"> </text:span><text:a xlink:type="simple" xlink:href="https://it.wikipedia.org/wiki/Italia" text:style-name="Internet_20_link" text:visited-style-name="Visited_20_Internet_20_Link"><text:span text:style-name="T200">italiano</text:span></text:a><text:span text:style-name="T396">, cittadino della </text:span><text:a xlink:type="simple" xlink:href="https://it.wikipedia.org/wiki/Repubblica_di_Venezia" text:style-name="Internet_20_link" text:visited-style-name="Visited_20_Internet_20_Link"><text:span text:style-name="T200">Repubblica di Venezia</text:span></text:a><text:span text:style-name="T396">. </text:span><text:span text:style-name="T310">Goldoni è considerato uno dei padri della </text:span><text:a xlink:type="simple" xlink:href="https://it.wikipedia.org/wiki/Commedia" text:style-name="Internet_20_link" text:visited-style-name="Visited_20_Internet_20_Link">commedia</text:a><text:span text:style-name="T173"> </text:span><text:span text:style-name="T310">moderna e deve parte della sua fama anche alle opere in </text:span><text:a xlink:type="simple" xlink:href="https://it.wikipedia.org/wiki/Lingua_veneta" text:style-name="Internet_20_link" text:visited-style-name="Visited_20_Internet_20_Link"><text:span text:style-name="T173">lingua veneta</text:span></text:a><text:span text:style-name="T310">.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73"> </text:span><text:span text:style-name="T310">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320">e. Il </text:span><text:a xlink:type="simple" xlink:href="https://it.wikipedia.org/wiki/Linguaggio" text:style-name="Internet_20_link" text:visited-style-name="Visited_20_Internet_20_Link">linguaggio</text:a><text:span text:style-name="T181"> </text:span><text:span text:style-name="T320">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81">linguaggio</text:span></text:a><text:span text:style-name="T320">,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81">teatro</text:span></text:a><text:span text:style-name="T320">. Prima della riforma "Goldoniana" esisteva un altro tipo di teatro: la </text:span><text:a xlink:type="simple" xlink:href="https://it.wikipedia.org/wiki/Commedia_dell%27arte" text:style-name="Internet_20_link" text:visited-style-name="Visited_20_Internet_20_Link"><text:span text:style-name="T181">commedia dell'arte</text:span></text:a><text:span text:style-name="T320">.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61"/>
      <text:p text:style-name="P61"/>
      <text:p text:style-name="P88"><text:span text:style-name="T385">Jean-Jacques Rousseau: </text:span><text:span text:style-name="T396">1712 – 1778. </text:span><text:span text:style-name="T397">P</text:span><text:span text:style-name="T396">hilosopher, writer, and composer of the 18th century. His </text:span><text:a xlink:type="simple" xlink:href="https://en.wikipedia.org/wiki/Political_philosophy" text:style-name="Internet_20_link" text:visited-style-name="Visited_20_Internet_20_Link">political philosophy</text:a><text:span text:style-name="T200"> </text:span><text:span text:style-name="T396">influenced the </text:span><text:a xlink:type="simple" xlink:href="https://en.wikipedia.org/wiki/Age_of_Enlightenment" text:style-name="Internet_20_link" text:visited-style-name="Visited_20_Internet_20_Link">Enlightenment</text:a><text:span text:style-name="T200"> </text:span><text:span text:style-name="T396">in France and across Europe, as well as aspects of the French Revolution and the overall development of modern political and educational thought. </text:span><text:span text:style-name="T310">Rousseau's novel </text:span><text:a xlink:type="simple" xlink:href="https://en.wikipedia.org/wiki/Emile,_or_On_Education" text:style-name="Internet_20_link" text:visited-style-name="Visited_20_Internet_20_Link">Emile, or On Education</text:a><text:span text:style-name="T194"> </text:span><text:span text:style-name="T310">is a treatise on the education of the whole person for citizenship. His </text:span><text:a xlink:type="simple" xlink:href="https://en.wikipedia.org/wiki/Sentimental_novel" text:style-name="Internet_20_link" text:visited-style-name="Visited_20_Internet_20_Link"><text:span text:style-name="T173">sentimental novel</text:span></text:a><text:span text:style-name="T463"> </text:span><text:a xlink:type="simple" xlink:href="https://en.wikipedia.org/wiki/Julie,_or_the_New_Heloise" text:style-name="Internet_20_link" text:visited-style-name="Visited_20_Internet_20_Link">Julie, or the New Heloise</text:a><text:span text:style-name="T194"> </text:span><text:span text:style-name="T310">was of importance to the development of pre-romanticism</text:span><text:span text:style-name="T222"> </text:span><text:span text:style-name="T310">and </text:span><text:a xlink:type="simple" xlink:href="https://en.wikipedia.org/wiki/Romanticism" text:style-name="Internet_20_link" text:visited-style-name="Visited_20_Internet_20_Link">romanticism</text:a><text:span text:style-name="T173"> </text:span><text:span text:style-name="T310">in fiction.</text:span><text:span text:style-name="T222"> </text:span><text:span text:style-name="T310">Rousseau's autobiographical writings — his </text:span><text:a xlink:type="simple" xlink:href="https://en.wikipedia.org/wiki/Confessions_(Jean-Jacques_Rousseau)" text:style-name="Internet_20_link" text:visited-style-name="Visited_20_Internet_20_Link"><text:span text:style-name="T194">Confessions</text:span></text:a><text:span text:style-name="T310">, which initiated the modern autobiography, and his </text:span><text:a xlink:type="simple" xlink:href="https://en.wikipedia.org/wiki/Reveries_of_a_Solitary_Walker" text:style-name="Internet_20_link" text:visited-style-name="Visited_20_Internet_20_Link">Reveries of a Solitary Walker</text:a><text:span text:style-name="T194"> </text:span><text:span text:style-name="T310">— exemplified the late 18th-century movement known as the </text:span><text:span text:style-name="T376">Age of Sensibility</text:span><text:span text:style-name="T310">,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94"> </text:span><text:span text:style-name="T310">and </text:span><text:a xlink:type="simple" xlink:href="https://en.wikipedia.org/wiki/The_Social_Contract" text:style-name="Internet_20_link" text:visited-style-name="Visited_20_Internet_20_Link">The Social Contract</text:a><text:span text:style-name="T194"> </text:span><text:span text:style-name="T310">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73"> </text:span><text:span text:style-name="T310">fashion, and he belongs to the </text:span><text:soft-page-break/><text:span text:style-name="T310">same generation of transitional composers as </text:span><text:a xlink:type="simple" xlink:href="https://en.wikipedia.org/wiki/Christoph_Willibald_Gluck" text:style-name="Internet_20_link" text:visited-style-name="Visited_20_Internet_20_Link">Christoph Willibald Gluck</text:a><text:span text:style-name="T173"> </text:span><text:span text:style-name="T310">and </text:span><text:a xlink:type="simple" xlink:href="https://en.wikipedia.org/wiki/Carl_Philipp_Emanuel_Bach" text:style-name="Internet_20_link" text:visited-style-name="Visited_20_Internet_20_Link"><text:span text:style-name="T173">C. P. E. Bach</text:span></text:a><text:span text:style-name="T310">. One of his more well-known works is the one-act opera </text:span><text:a xlink:type="simple" xlink:href="https://en.wikipedia.org/wiki/Le_devin_du_village" text:style-name="Internet_20_link" text:visited-style-name="Visited_20_Internet_20_Link"><text:span text:style-name="T194">Le devin du village</text:span></text:a><text:span text:style-name="T310">, containing the duet "</text:span><text:span text:style-name="T376">Non, Colette n'est point trompeuse</text:span><text:span text:style-name="T310">" which was later rearranged as a standalone song by </text:span><text:a xlink:type="simple" xlink:href="https://en.wikipedia.org/wiki/Ludwig_van_Beethoven" text:style-name="Internet_20_link" text:visited-style-name="Visited_20_Internet_20_Link"><text:span text:style-name="T173">Beethoven</text:span></text:a><text:span text:style-name="T310">. During the period of the </text:span><text:a xlink:type="simple" xlink:href="https://en.wikipedia.org/wiki/French_Revolution" text:style-name="Internet_20_link" text:visited-style-name="Visited_20_Internet_20_Link"><text:span text:style-name="T173">French Revolution</text:span></text:a><text:span text:style-name="T310">, Rousseau was the most popular of the </text:span><text:a xlink:type="simple" xlink:href="https://en.wikipedia.org/wiki/Philosophes" text:style-name="Internet_20_link" text:visited-style-name="Visited_20_Internet_20_Link"><text:span text:style-name="T173">philosophe</text:span></text:a><text:a xlink:type="simple" xlink:href="https://en.wikipedia.org/wiki/Philosophes" text:style-name="Internet_20_link" text:visited-style-name="Visited_20_Internet_20_Link"><text:span text:style-name="T176">r</text:span></text:a><text:a xlink:type="simple" xlink:href="https://en.wikipedia.org/wiki/Philosophes" text:style-name="Internet_20_link" text:visited-style-name="Visited_20_Internet_20_Link">s</text:a><text:span text:style-name="T173"> </text:span><text:span text:style-name="T310">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310">. Rousseau was interred as a national hero in the </text:span><text:a xlink:type="simple" xlink:href="https://en.wikipedia.org/wiki/Panthéon_(Paris)" text:style-name="Internet_20_link" text:visited-style-name="Visited_20_Internet_20_Link">Panthéon</text:a><text:span text:style-name="T173"> </text:span><text:span text:style-name="T310">in Paris, in 1794, 16 years after his death.</text:span></text:p>
      <text:p text:style-name="P127"/>
      <text:p text:style-name="P8"><text:span text:style-name="T590">The </text:span><text:span text:style-name="T592">Enlightenment</text:span><text:span text:style-name="T385"> </text:span><text:span text:style-name="T540">– </text:span><text:span text:style-name="T396">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216">reason</text:span></text:a><text:span text:style-name="T459"> </text:span><text:span text:style-name="T424">as the primary source of </text:span><text:a xlink:type="simple" xlink:href="https://en.wikipedia.org/wiki/Authority" text:style-name="Internet_20_link" text:visited-style-name="Visited_20_Internet_20_Link"><text:span text:style-name="T216">authority</text:span></text:a><text:span text:style-name="T459"> </text:span><text:span text:style-name="T424">and </text:span><text:a xlink:type="simple" xlink:href="https://en.wikipedia.org/wiki/Legitimacy" text:style-name="Internet_20_link" text:visited-style-name="Visited_20_Internet_20_Link"><text:span text:style-name="T216">legitimacy</text:span></text:a><text:span text:style-name="T424">, and came to advance ideals such as </text:span><text:a xlink:type="simple" xlink:href="https://en.wikipedia.org/wiki/Liberty" text:style-name="Internet_20_link" text:visited-style-name="Visited_20_Internet_20_Link"><text:span text:style-name="T216">liberty</text:span></text:a><text:span text:style-name="T424">, </text:span><text:a xlink:type="simple" xlink:href="https://en.wikipedia.org/wiki/Progressivism" text:style-name="Internet_20_link" text:visited-style-name="Visited_20_Internet_20_Link"><text:span text:style-name="T216">progress</text:span></text:a><text:span text:style-name="T424">, </text:span><text:a xlink:type="simple" xlink:href="https://en.wikipedia.org/wiki/Toleration" text:style-name="Internet_20_link" text:visited-style-name="Visited_20_Internet_20_Link"><text:span text:style-name="T216">tolerance</text:span></text:a><text:span text:style-name="T424">, </text:span><text:a xlink:type="simple" xlink:href="https://en.wikipedia.org/wiki/Fraternity" text:style-name="Internet_20_link" text:visited-style-name="Visited_20_Internet_20_Link"><text:span text:style-name="T216">fraternity</text:span></text:a><text:span text:style-name="T424">, </text:span><text:a xlink:type="simple" xlink:href="https://en.wikipedia.org/wiki/Constitutional_government" text:style-name="Internet_20_link" text:visited-style-name="Visited_20_Internet_20_Link"><text:span text:style-name="T216">constitutional government</text:span></text:a><text:span text:style-name="T459"> </text:span><text:span text:style-name="T396">and ending the perceived abuses of the </text:span><text:a xlink:type="simple" xlink:href="https://en.wikipedia.org/wiki/Separation_of_church_and_state" text:style-name="Internet_20_link" text:visited-style-name="Visited_20_Internet_20_Link"><text:span text:style-name="T200">church and state</text:span></text:a><text:span text:style-name="T396">.</text:span><text:span text:style-name="T226"> </text:span><text:span text:style-name="T396">In France, the central doctrines of the </text:span><text:span text:style-name="T425">Lumières</text:span><text:span text:style-name="T291"> </text:span><text:span text:style-name="T396">were individual </text:span><text:a xlink:type="simple" xlink:href="https://en.wikipedia.org/wiki/Liberty" text:style-name="Internet_20_link" text:visited-style-name="Visited_20_Internet_20_Link"><text:span text:style-name="T200">liberty</text:span></text:a><text:span text:style-name="T458"> </text:span><text:span text:style-name="T396">and religious </text:span><text:a xlink:type="simple" xlink:href="https://en.wiktionary.org/wiki/tolerance" text:style-name="Internet_20_link" text:visited-style-name="Visited_20_Internet_20_Link"><text:span text:style-name="T583">tolerance</text:span></text:a><text:span text:style-name="T396">, in opposition to the principle of </text:span><text:a xlink:type="simple" xlink:href="https://en.wikipedia.org/wiki/Absolute_monarchy" text:style-name="Internet_20_link" text:visited-style-name="Visited_20_Internet_20_Link"><text:span text:style-name="T200">absolute monarchy</text:span></text:a><text:span text:style-name="T458"> </text:span><text:span text:style-name="T396">and the fixed dogmas of the </text:span><text:a xlink:type="simple" xlink:href="https://en.wikipedia.org/wiki/Roman_Catholic_Church" text:style-name="Internet_20_link" text:visited-style-name="Visited_20_Internet_20_Link"><text:span text:style-name="T200">Roman Catholic Church</text:span></text:a><text:span text:style-name="T396">.</text:span><text:span text:style-name="T226"> </text:span><text:span text:style-name="T396">The Enlightenment was marked by increasing </text:span><text:a xlink:type="simple" xlink:href="https://en.wikipedia.org/wiki/Empiricism" text:style-name="Internet_20_link" text:visited-style-name="Visited_20_Internet_20_Link"><text:span text:style-name="T200">empiricism</text:span></text:a><text:span text:style-name="T396">, </text:span><text:a xlink:type="simple" xlink:href="https://en.wikipedia.org/wiki/Science" text:style-name="Internet_20_link" text:visited-style-name="Visited_20_Internet_20_Link"><text:span text:style-name="T200">scientific rigor</text:span></text:a><text:span text:style-name="T396">, and </text:span><text:a xlink:type="simple" xlink:href="https://en.wikipedia.org/wiki/Reductionism" text:style-name="Internet_20_link" text:visited-style-name="Visited_20_Internet_20_Link"><text:span text:style-name="T200">reductionism</text:span></text:a><text:span text:style-name="T396">, along with increased questioning of </text:span><text:a xlink:type="simple" xlink:href="https://en.wikipedia.org/wiki/Orthodoxy" text:style-name="Internet_20_link" text:visited-style-name="Visited_20_Internet_20_Link"><text:span text:style-name="T200">religious orthodoxy</text:span></text:a><text:span text:style-name="T396">. French historians traditionally place the Enlightenment between 1715, the year that </text:span><text:a xlink:type="simple" xlink:href="https://en.wikipedia.org/wiki/Louis_XIV" text:style-name="Internet_20_link" text:visited-style-name="Visited_20_Internet_20_Link">Louis </text:a><text:a xlink:type="simple" xlink:href="https://en.wikipedia.org/wiki/Louis_XIV" text:style-name="Internet_20_link" text:visited-style-name="Visited_20_Internet_20_Link">XIV</text:a><text:span text:style-name="T200"> </text:span><text:span text:style-name="T396">died, and 1789, the beginning of the </text:span><text:a xlink:type="simple" xlink:href="https://en.wikipedia.org/wiki/French_Revolution" text:style-name="Internet_20_link" text:visited-style-name="Visited_20_Internet_20_Link"><text:span text:style-name="T200">French Revolution</text:span></text:a><text:span text:style-name="T396">. Some recent historians begin the period in the 1620s, with the start of the </text:span><text:a xlink:type="simple" xlink:href="https://en.wikipedia.org/wiki/Scientific_revolution" text:style-name="Internet_20_link" text:visited-style-name="Visited_20_Internet_20_Link"><text:span text:style-name="T200">scientific revolution</text:span></text:a><text:span text:style-name="T396">. </text:span><text:span text:style-name="T310">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73">scientific revolution</text:span></text:a><text:span text:style-name="T310">. Earlier philosophers whose work influenced the Enlightenment included </text:span><text:a xlink:type="simple" xlink:href="https://en.wikipedia.org/wiki/Francis_Bacon" text:style-name="Internet_20_link" text:visited-style-name="Visited_20_Internet_20_Link"><text:span text:style-name="T190">Francis Bacon</text:span></text:a><text:span text:style-name="T310">, </text:span><text:a xlink:type="simple" xlink:href="https://en.wikipedia.org/wiki/René_Descartes" text:style-name="Internet_20_link" text:visited-style-name="Visited_20_Internet_20_Link"><text:span text:style-name="T190">Descartes</text:span></text:a><text:span text:style-name="T310">, </text:span><text:a xlink:type="simple" xlink:href="https://en.wikipedia.org/wiki/John_Locke" text:style-name="Internet_20_link" text:visited-style-name="Visited_20_Internet_20_Link"><text:span text:style-name="T190">Locke</text:span></text:a><text:span text:style-name="T310">, and </text:span><text:a xlink:type="simple" xlink:href="https://en.wikipedia.org/wiki/Baruch_Spinoza" text:style-name="Internet_20_link" text:visited-style-name="Visited_20_Internet_20_Link"><text:span text:style-name="T190">Spinoza</text:span></text:a><text:span text:style-name="T310">.</text:span><text:span text:style-name="T222"> </text:span><text:span text:style-name="T310">The major figures of the Enlightenment included </text:span><text:a xlink:type="simple" xlink:href="https://en.wikipedia.org/wiki/Cesare_Beccaria" text:style-name="Internet_20_link" text:visited-style-name="Visited_20_Internet_20_Link"><text:span text:style-name="T190">Cesare Beccaria</text:span></text:a><text:span text:style-name="T310">, </text:span><text:a xlink:type="simple" xlink:href="https://en.wikipedia.org/wiki/Voltaire" text:style-name="Internet_20_link" text:visited-style-name="Visited_20_Internet_20_Link"><text:span text:style-name="T190">Voltaire</text:span></text:a><text:span text:style-name="T310">, </text:span><text:a xlink:type="simple" xlink:href="https://en.wikipedia.org/wiki/Denis_Diderot" text:style-name="Internet_20_link" text:visited-style-name="Visited_20_Internet_20_Link"><text:span text:style-name="T190">Denis Diderot</text:span></text:a><text:span text:style-name="T310">, </text:span><text:a xlink:type="simple" xlink:href="https://en.wikipedia.org/wiki/Jean-Jacques_Rousseau" text:style-name="Internet_20_link" text:visited-style-name="Visited_20_Internet_20_Link"><text:span text:style-name="T190">Jean-Jacques Rousseau</text:span></text:a><text:span text:style-name="T310">, </text:span><text:a xlink:type="simple" xlink:href="https://en.wikipedia.org/wiki/David_Hume" text:style-name="Internet_20_link" text:visited-style-name="Visited_20_Internet_20_Link"><text:span text:style-name="T190">David Hume</text:span></text:a><text:span text:style-name="T310">, </text:span><text:a xlink:type="simple" xlink:href="https://en.wikipedia.org/wiki/Adam_Smith" text:style-name="Internet_20_link" text:visited-style-name="Visited_20_Internet_20_Link"><text:span text:style-name="T190">Adam Smith</text:span></text:a><text:span text:style-name="T310">, </text:span><text:span text:style-name="T367">Giambattista Vico</text:span><text:span text:style-name="T349"> </text:span><text:span text:style-name="T310">and </text:span><text:a xlink:type="simple" xlink:href="https://en.wikipedia.org/wiki/Immanuel_Kant" text:style-name="Internet_20_link" text:visited-style-name="Visited_20_Internet_20_Link"><text:span text:style-name="T190">Immanuel Kant</text:span></text:a><text:span text:style-name="T310">. The most influential publication of the Enlightenment was the </text:span><text:a xlink:type="simple" xlink:href="https://en.wikipedia.org/wiki/Encyclopédie" text:style-name="Internet_20_link" text:visited-style-name="Visited_20_Internet_20_Link"><text:span text:style-name="T194">Encyclopédie</text:span></text:a><text:span text:style-name="T310">, compiled by Denis Diderot and (until 1759) by </text:span><text:a xlink:type="simple" xlink:href="https://en.wikipedia.org/wiki/Jean_le_Rond_d%27Alembert" text:style-name="Internet_20_link" text:visited-style-name="Visited_20_Internet_20_Link">Jean le Rond d'Alembert</text:a><text:span text:style-name="T190"> </text:span><text:span text:style-name="T310">and a team of 150 scientists and philosophers. It was published between 1751 and 1772 in thirty-five volumes.</text:span><text:span text:style-name="T222"> </text:span><text:span text:style-name="T310">Other landmark publications were the </text:span><text:a xlink:type="simple" xlink:href="https://en.wikipedia.org/wiki/Dictionnaire_philosophique" text:style-name="Internet_20_link" text:visited-style-name="Visited_20_Internet_20_Link">Dictionnaire philosophique</text:a><text:span text:style-name="T194"> </text:span><text:span text:style-name="T310">(Philosophical Dictionary, 1764) and </text:span><text:a xlink:type="simple" xlink:href="https://en.wikipedia.org/wiki/Letters_on_the_English" text:style-name="Internet_20_link" text:visited-style-name="Visited_20_Internet_20_Link">Letters on the English</text:a><text:span text:style-name="T194"> </text:span><text:span text:style-name="T310">(1733) written by </text:span><text:a xlink:type="simple" xlink:href="https://en.wikipedia.org/wiki/Voltaire" text:style-name="Internet_20_link" text:visited-style-name="Visited_20_Internet_20_Link"><text:span text:style-name="T173">Voltaire</text:span></text:a><text:span text:style-name="T310">; Rousseau's </text:span><text:a xlink:type="simple" xlink:href="https://en.wikipedia.org/wiki/Discourse_on_Inequality" text:style-name="Internet_20_link" text:visited-style-name="Visited_20_Internet_20_Link">Discourse on Inequality</text:a><text:span text:style-name="T194"> </text:span><text:span text:style-name="T310">(1754) and </text:span><text:a xlink:type="simple" xlink:href="https://en.wikipedia.org/wiki/The_Social_Contract" text:style-name="Internet_20_link" text:visited-style-name="Visited_20_Internet_20_Link">The Social Contract</text:a><text:span text:style-name="T194"> </text:span><text:span text:style-name="T310">(1762); and Montesquieu's </text:span><text:a xlink:type="simple" xlink:href="https://en.wikipedia.org/wiki/Spirit_of_the_Laws" text:style-name="Internet_20_link" text:visited-style-name="Visited_20_Internet_20_Link">Spirit of the Laws</text:a><text:span text:style-name="T194"> </text:span><text:span text:style-name="T310">(1748). The ideas of the Enlightenment played a major role in inspiring the </text:span><text:a xlink:type="simple" xlink:href="https://en.wikipedia.org/wiki/French_Revolution" text:style-name="Internet_20_link" text:visited-style-name="Visited_20_Internet_20_Link"><text:span text:style-name="T173">French Revolution</text:span></text:a><text:span text:style-name="T310">, which began in 1789.</text:span></text:p>
      <text:p text:style-name="P61"/>
      <text:p text:style-name="P147">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text:soft-page-break/>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47"/>
      <text:p text:style-name="P143"><text:span text:style-name="T385">Johann Wolfgang von Goethe: </text:span><text:span text:style-name="T396">1749 – 1832. German writer and </text:span><text:a xlink:type="simple" xlink:href="https://en.wikipedia.org/wiki/Politician" text:style-name="Internet_20_link" text:visited-style-name="Visited_20_Internet_20_Link"><text:span text:style-name="T200">statesman</text:span></text:a><text:span text:style-name="T396">. </text:span><text:span text:style-name="T310">A literary celebrity by the age of 25</text:span><text:span text:style-name="T396">. He was an early participant in the </text:span><text:a xlink:type="simple" xlink:href="https://en.wikipedia.org/wiki/Sturm_und_Drang" text:style-name="Internet_20_link" text:visited-style-name="Visited_20_Internet_20_Link"><text:span text:style-name="T215">Sturm und Drang</text:span></text:a><text:span text:style-name="T500"> </text:span><text:span text:style-name="T396">literary movement. His body of work includes </text:span><text:a xlink:type="simple" xlink:href="https://en.wikipedia.org/wiki/Epic_poetry" text:style-name="Internet_20_link" text:visited-style-name="Visited_20_Internet_20_Link">epic</text:a><text:span text:style-name="T200"> </text:span><text:span text:style-name="T396">and </text:span><text:a xlink:type="simple" xlink:href="https://en.wikipedia.org/wiki/Lyric_poetry" text:style-name="Internet_20_link" text:visited-style-name="Visited_20_Internet_20_Link">lyric poetry</text:a><text:span text:style-name="T200"> </text:span><text:span text:style-name="T396">written in a variety of </text:span><text:a xlink:type="simple" xlink:href="https://en.wikipedia.org/wiki/Poetic_metre" text:style-name="Internet_20_link" text:visited-style-name="Visited_20_Internet_20_Link">metres</text:a><text:span text:style-name="T200"> </text:span><text:span text:style-name="T396">and styles; </text:span><text:a xlink:type="simple" xlink:href="https://en.wikipedia.org/wiki/Prose" text:style-name="Internet_20_link" text:visited-style-name="Visited_20_Internet_20_Link">prose</text:a><text:span text:style-name="T200"> </text:span><text:span text:style-name="T396">and </text:span><text:a xlink:type="simple" xlink:href="https://en.wikipedia.org/wiki/Verse_(poetry)" text:style-name="Internet_20_link" text:visited-style-name="Visited_20_Internet_20_Link">verse</text:a><text:span text:style-name="T200"> </text:span><text:span text:style-name="T396">dramas; memoirs; an autobiography; </text:span><text:a xlink:type="simple" xlink:href="https://en.wikipedia.org/wiki/Literary_criticism" text:style-name="Internet_20_link" text:visited-style-name="Visited_20_Internet_20_Link">literary</text:a><text:span text:style-name="T200"> </text:span><text:span text:style-name="T396">and </text:span><text:a xlink:type="simple" xlink:href="https://en.wikipedia.org/wiki/Aesthetics" text:style-name="Internet_20_link" text:visited-style-name="Visited_20_Internet_20_Link"><text:span text:style-name="T200">aesthetic criticism</text:span></text:a><text:span text:style-name="T396">; treatises on </text:span><text:a xlink:type="simple" xlink:href="https://en.wikipedia.org/wiki/Botany" text:style-name="Internet_20_link" text:visited-style-name="Visited_20_Internet_20_Link"><text:span text:style-name="T200">botany</text:span></text:a><text:span text:style-name="T396">, </text:span><text:a xlink:type="simple" xlink:href="https://en.wikipedia.org/wiki/Anatomy" text:style-name="Internet_20_link" text:visited-style-name="Visited_20_Internet_20_Link"><text:span text:style-name="T200">anatomy</text:span></text:a><text:span text:style-name="T396">, and colour; and four novels. </text:span><text:span text:style-name="T398">I</text:span><text:span text:style-name="T396">n 1794 he began a friendship with the </text:span><text:a xlink:type="simple" xlink:href="https://en.wikipedia.org/wiki/Playwright" text:style-name="Internet_20_link" text:visited-style-name="Visited_20_Internet_20_Link"><text:span text:style-name="T200">dramatist</text:span></text:a><text:span text:style-name="T396">, historian, and philosopher </text:span><text:a xlink:type="simple" xlink:href="https://en.wikipedia.org/wiki/Friedrich_Schiller" text:style-name="Internet_20_link" text:visited-style-name="Visited_20_Internet_20_Link">Friedrich </text:a><text:a xlink:type="simple" xlink:href="https://en.wikipedia.org/wiki/Friedrich_Schiller" text:style-name="Internet_20_link" text:visited-style-name="Visited_20_Internet_20_Link">Schiller</text:a><text:span text:style-name="T485">. His conversations and various common undertakings throughout the 1790s with Schiller, </text:span><text:a xlink:type="simple" xlink:href="https://en.wikipedia.org/wiki/Johann_Gottlieb_Fichte" text:style-name="Internet_20_link" text:visited-style-name="Visited_20_Internet_20_Link"><text:span text:style-name="T200">Johann Gottlieb Fichte</text:span></text:a><text:span text:style-name="T485">, </text:span><text:a xlink:type="simple" xlink:href="https://en.wikipedia.org/wiki/Johann_Gottfried_Herder" text:style-name="Internet_20_link" text:visited-style-name="Visited_20_Internet_20_Link"><text:span text:style-name="T200">Johann Gottfried Herder</text:span></text:a><text:span text:style-name="T485">, </text:span><text:a xlink:type="simple" xlink:href="https://en.wikipedia.org/wiki/Alexander_von_Humboldt" text:style-name="Internet_20_link" text:visited-style-name="Visited_20_Internet_20_Link"><text:span text:style-name="T200">Alexander von Humboldt</text:span></text:a><text:span text:style-name="T485">, </text:span><text:a xlink:type="simple" xlink:href="https://en.wikipedia.org/wiki/Wilhelm_von_Humboldt" text:style-name="Internet_20_link" text:visited-style-name="Visited_20_Internet_20_Link"><text:span text:style-name="T200">Wilhelm von Humboldt</text:span></text:a><text:span text:style-name="T485">, and </text:span><text:a xlink:type="simple" xlink:href="https://en.wikipedia.org/wiki/August_Schlegel" text:style-name="Internet_20_link" text:visited-style-name="Visited_20_Internet_20_Link">August</text:a><text:span text:style-name="T200"> </text:span><text:span text:style-name="T485">and </text:span><text:a xlink:type="simple" xlink:href="https://en.wikipedia.org/wiki/Karl_Wilhelm_Friedrich_Schlegel" text:style-name="Internet_20_link" text:visited-style-name="Visited_20_Internet_20_Link">Friedrich Schlegel</text:a><text:span text:style-name="T200"> </text:span><text:span text:style-name="T485">have, in later years, been collectively termed </text:span><text:a xlink:type="simple" xlink:href="https://en.wikipedia.org/wiki/Weimar_Classicism" text:style-name="Internet_20_link" text:visited-style-name="Visited_20_Internet_20_Link"><text:span text:style-name="T200">Weimar Classicism</text:span></text:a><text:span text:style-name="T485">. Il suo </text:span><text:span text:style-name="T500">magnum opus </text:span><text:span text:style-name="T485">è il </text:span><text:a xlink:type="simple" xlink:href="https://it.wikipedia.org/wiki/Faust_(Goethe)" text:style-name="Internet_20_link" text:visited-style-name="Visited_20_Internet_20_Link"><text:span text:style-name="T215">Faust</text:span></text:a><text:span text:style-name="T485">, un'opera monumentale alla quale lavorò per oltre sessant'anni. </text:span><text:span text:style-name="T310">Goethe fu l'originario inventore del concetto di </text:span><text:a xlink:type="simple" xlink:href="https://it.wikipedia.org/wiki/Letteratura_mondiale" text:style-name="Internet_20_link" text:visited-style-name="Visited_20_Internet_20_Link">Weltliteratur</text:a><text:span text:style-name="T194"> </text:span><text:span text:style-name="T310">(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73">inglese</text:span></text:a><text:span text:style-name="T310">, </text:span><text:a xlink:type="simple" xlink:href="https://it.wikipedia.org/wiki/Letteratura_francese" text:style-name="Internet_20_link" text:visited-style-name="Visited_20_Internet_20_Link"><text:span text:style-name="T173">francese</text:span></text:a><text:span text:style-name="T310">, </text:span><text:a xlink:type="simple" xlink:href="https://it.wikipedia.org/wiki/Letteratura_italiana" text:style-name="Internet_20_link" text:visited-style-name="Visited_20_Internet_20_Link"><text:span text:style-name="T173">italiana</text:span></text:a><text:span text:style-name="T310">, </text:span><text:a xlink:type="simple" xlink:href="https://it.wikipedia.org/wiki/Letteratura_greca" text:style-name="Internet_20_link" text:visited-style-name="Visited_20_Internet_20_Link"><text:span text:style-name="T173">greca</text:span></text:a><text:span text:style-name="T310">, </text:span><text:a xlink:type="simple" xlink:href="https://it.wikipedia.org/wiki/Letteratura_persiana" text:style-name="Internet_20_link" text:visited-style-name="Visited_20_Internet_20_Link">persiana</text:a><text:span text:style-name="T173"> </text:span><text:span text:style-name="T310">e </text:span><text:a xlink:type="simple" xlink:href="https://it.wikipedia.org/wiki/Letteratura_araba" text:style-name="Internet_20_link" text:visited-style-name="Visited_20_Internet_20_Link"><text:span text:style-name="T173">araba</text:span></text:a><text:span text:style-name="T310">).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73">Hegel</text:span></text:a><text:span text:style-name="T310">, </text:span><text:a xlink:type="simple" xlink:href="https://it.wikipedia.org/wiki/Friedrich_Schelling" text:style-name="Internet_20_link" text:visited-style-name="Visited_20_Internet_20_Link">Schelling</text:a><text:span text:style-name="T173"> </text:span><text:span text:style-name="T310">e, successivamente, </text:span><text:a xlink:type="simple" xlink:href="https://it.wikipedia.org/wiki/Friedrich_Nietzsche" text:style-name="Internet_20_link" text:visited-style-name="Visited_20_Internet_20_Link"><text:span text:style-name="T173">Nietzsche</text:span></text:a><text:span text:style-name="T310">. </text:span><text:span text:style-name="T383">I dolori del giovane Werther </text:span><text:span text:style-name="T341">è un </text:span><text:a xlink:type="simple" xlink:href="https://it.wikipedia.org/wiki/Romanzo_epistolare" text:style-name="Internet_20_link" text:visited-style-name="Visited_20_Internet_20_Link">romanzo epistolare</text:a><text:span text:style-name="T182"> </text:span><text:span text:style-name="T341">di </text:span><text:a xlink:type="simple" xlink:href="https://it.wikipedia.org/wiki/Johann_Wolfgang_Goethe" text:style-name="Internet_20_link" text:visited-style-name="Visited_20_Internet_20_Link">Johann Wolfgang Goethe</text:a><text:span text:style-name="T182"> </text:span><text:span text:style-name="T341">pubblicato nel </text:span><text:a xlink:type="simple" xlink:href="https://it.wikipedia.org/wiki/1774" text:style-name="Internet_20_link" text:visited-style-name="Visited_20_Internet_20_Link"><text:span text:style-name="T182">1774</text:span></text:a><text:span text:style-name="T341">. Il </text:span><text:span text:style-name="T378">Werther </text:span><text:span text:style-name="T341">(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82">Sturm und Drang</text:span></text:a><text:span text:style-name="T341">, anticipando molti temi che saranno propri del </text:span><text:a xlink:type="simple" xlink:href="https://it.wikipedia.org/wiki/Romanticismo" text:style-name="Internet_20_link" text:visited-style-name="Visited_20_Internet_20_Link"><text:span text:style-name="T182">romanticismo</text:span></text:a><text:span text:style-name="T472"> </text:span><text:a xlink:type="simple" xlink:href="https://it.wikipedia.org/wiki/Germania" text:style-name="Internet_20_link" text:visited-style-name="Visited_20_Internet_20_Link"><text:span text:style-name="T182">tedesco</text:span></text:a><text:span text:style-name="T341">. </text:span><text:span text:style-name="T342">Descriverà poi il romanticismo come un'arte che produce opere deboli, morbose e malaticcie.</text:span></text:p>
      <text:p text:style-name="P158"/>
      <text:p text:style-name="P147"/>
      <text:p text:style-name="P144"><text:span text:style-name="T385">Jean Anthelme Brillat-Savarin: </text:span><text:span text:style-name="T396">1755 </text:span><text:span text:style-name="T540">– </text:span><text:span text:style-name="T396">1826. </text:span><text:a xlink:type="simple" xlink:href="https://en.wikipedia.org/wiki/French_people" text:style-name="Internet_20_link" text:visited-style-name="Visited_20_Internet_20_Link"><text:span text:style-name="T200">French</text:span></text:a><text:span text:style-name="T485"> </text:span><text:span text:style-name="T396">lawyer and politician, and gained fame as an </text:span><text:a xlink:type="simple" xlink:href="https://en.wikipedia.org/wiki/Epicureanism" text:style-name="Internet_20_link" text:visited-style-name="Visited_20_Internet_20_Link"><text:span text:style-name="T200">epicure</text:span></text:a><text:span text:style-name="T485"> </text:span><text:span text:style-name="T396">and </text:span><text:a xlink:type="simple" xlink:href="https://en.wikipedia.org/wiki/Gastronomy" text:style-name="Internet_20_link" text:visited-style-name="Visited_20_Internet_20_Link">gastronome</text:a><text:span text:style-name="T200">. </text:span><text:span text:style-name="T173">He published several works on law and political economy. </text:span><text:span text:style-name="T463">His famous work, </text:span><text:span text:style-name="T503">Physiologie du goût </text:span><text:span text:style-name="T463">(</text:span><text:span text:style-name="T503">The Physiology of Taste</text:span><text:span text:style-name="T463">), was published in December 1825, two months before his death. The full title is </text:span><text:span text:style-name="T503">Physiologie du Goût, ou Méditations de Gastronomie Transcendante; ouvrage théorique, historique et à l'ordre du jour, dédié aux Gastronomes parisiens, par un Professeur, membre de plusieurs sociétés littéraires et savantes</text:span><text:span text:style-name="T463">.</text:span><text:span text:style-name="T173"> </text:span><text:span text:style-name="T463">His reputation was revitalized among modern </text:span><text:a xlink:type="simple" xlink:href="https://en.wikipedia.org/wiki/Gastronomy" text:style-name="Internet_20_link" text:visited-style-name="Visited_20_Internet_20_Link">gastronomes</text:a><text:span text:style-name="T173"> </text:span><text:span text:style-name="T463">in many parts of the world, by his influence over </text:span><text:a xlink:type="simple" xlink:href="https://en.wikipedia.org/wiki/Takeshi_Kaga" text:style-name="Internet_20_link" text:visited-style-name="Visited_20_Internet_20_Link">Chairman Kaga</text:a><text:span text:style-name="T173"> </text:span><text:span text:style-name="T463">of the TV series "</text:span><text:a xlink:type="simple" xlink:href="https://en.wikipedia.org/wiki/Iron_Chef" text:style-name="Internet_20_link" text:visited-style-name="Visited_20_Internet_20_Link"><text:span text:style-name="T173">Iron Chef</text:span></text:a><text:span text:style-name="T463">" which introduced to millions to his famous aphorism: "Tell me what you eat, and I will tell you what you are."</text:span><text:span text:style-name="T173"> </text:span><text:span text:style-name="T463">Brillat-Savarin is often considered as the father of </text:span><text:a xlink:type="simple" xlink:href="https://en.wikipedia.org/wiki/Low-carbohydrate_diet" text:style-name="Internet_20_link" text:visited-style-name="Visited_20_Internet_20_Link"><text:span text:style-name="T173">low-carbohydrate diet</text:span></text:a><text:span text:style-name="T463">. He considered sugar and white flour to be the cause of </text:span><text:a xlink:type="simple" xlink:href="https://en.wikipedia.org/wiki/Obesity" text:style-name="Internet_20_link" text:visited-style-name="Visited_20_Internet_20_Link">obesity</text:a><text:span text:style-name="T173"> </text:span><text:span text:style-name="T463">and he suggested instead protein-rich ingredients.</text:span></text:p>
      <text:p text:style-name="P156"/>
      <text:p text:style-name="P144"><text:span text:style-name="T479">William Blake: </text:span><text:span text:style-name="T463">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73"> </text:span><text:span text:style-name="T463">and visual arts of the </text:span><text:a xlink:type="simple" xlink:href="https://en.wikipedia.org/wiki/Romanticism" text:style-name="Internet_20_link" text:visited-style-name="Visited_20_Internet_20_Link"><text:span text:style-name="T173">Romantic Age</text:span></text:a><text:span text:style-name="T463">. Although Blake was considered mad by contemporaries for his </text:span><text:a xlink:type="simple" xlink:href="https://en.wikipedia.org/wiki/Idiosyncrasy" text:style-name="Internet_20_link" text:visited-style-name="Visited_20_Internet_20_Link">idiosyncratic</text:a><text:span text:style-name="T173"> </text:span><text:span text:style-name="T463">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73"> </text:span><text:span text:style-name="T463">and as "Pre-Romantic". The commission for </text:span><text:a xlink:type="simple" xlink:href="https://en.wikipedia.org/wiki/Dante_Alighieri" text:style-name="Internet_20_link" text:visited-style-name="Visited_20_Internet_20_Link"><text:span text:style-name="T173">Dante</text:span></text:a><text:span text:style-name="T463">'s </text:span><text:a xlink:type="simple" xlink:href="https://en.wikipedia.org/wiki/Divine_Comedy" text:style-name="Internet_20_link" text:visited-style-name="Visited_20_Internet_20_Link">Divine Comedy</text:a><text:span text:style-name="T194"> </text:span><text:span text:style-name="T463">came to Blake in 1826, with the aim of producing a series of </text:span><text:soft-page-break/><text:span text:style-name="T463">engravings. Blake's death in 1827: a handful of watercolours were completed, with only seven of the engravings arriving at proof form. Even so, they have evoked praise: </text:span><text:span text:style-name="T310">'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63"> Blake had a complex relationship with </text:span><text:a xlink:type="simple" xlink:href="https://en.wikipedia.org/wiki/Age_of_Enlightenment" text:style-name="Internet_20_link" text:visited-style-name="Visited_20_Internet_20_Link">Enlightenment</text:a><text:span text:style-name="T173"> </text:span><text:span text:style-name="T463">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73"> </text:span><text:span text:style-name="T463">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73"> </text:span><text:span text:style-name="T463">engravings of John Flaxman than to the works of the Romantics, with whom he is often classified.</text:span></text:p>
      <text:p text:style-name="P61"/>
      <text:p text:style-name="P1"><text:span text:style-name="T385">Johann Christoph Friedrich von Schiller: </text:span><text:span text:style-name="T396">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200">Johann Wolfgang von Goethe</text:span></text:a><text:span text:style-name="T396">. This relationship and these discussions led to a period now referred to as </text:span><text:a xlink:type="simple" xlink:href="https://en.wikipedia.org/wiki/Weimar_Classicism" text:style-name="Internet_20_link" text:visited-style-name="Visited_20_Internet_20_Link"><text:span text:style-name="T200">Weimar Classicism</text:span></text:a><text:span text:style-name="T396">. They also worked together on </text:span><text:a xlink:type="simple" xlink:href="https://en.wikipedia.org/wiki/Xenien" text:style-name="Internet_20_link" text:visited-style-name="Visited_20_Internet_20_Link"><text:span text:style-name="T215">Xenien</text:span></text:a><text:span text:style-name="T396">, a collection of short satirical poems in which both Schiller and Goethe challenge opponents to their philosophical vision. </text:span><text:span text:style-name="T310">Schiller wrote many philosophical papers on ethics and </text:span><text:a xlink:type="simple" xlink:href="https://en.wikipedia.org/wiki/Aesthetics" text:style-name="Internet_20_link" text:visited-style-name="Visited_20_Internet_20_Link"><text:span text:style-name="T173">aesthetics</text:span></text:a><text:span text:style-name="T310">. He synthesized the thought of </text:span><text:a xlink:type="simple" xlink:href="https://en.wikipedia.org/wiki/Immanuel_Kant" text:style-name="Internet_20_link" text:visited-style-name="Visited_20_Internet_20_Link"><text:span text:style-name="T173">Immanuel Kant</text:span></text:a><text:span text:style-name="T463"> </text:span><text:span text:style-name="T310">with the thought of the </text:span><text:a xlink:type="simple" xlink:href="https://en.wikipedia.org/wiki/German_Idealism" text:style-name="Internet_20_link" text:visited-style-name="Visited_20_Internet_20_Link"><text:span text:style-name="T173">German Idealist</text:span></text:a><text:span text:style-name="T463"> </text:span><text:span text:style-name="T310">philosopher, </text:span><text:a xlink:type="simple" xlink:href="https://en.wikipedia.org/wiki/Karl_Leonhard_Reinhold" text:style-name="Internet_20_link" text:visited-style-name="Visited_20_Internet_20_Link"><text:span text:style-name="T173">Karl Leonhard Reinhold</text:span></text:a><text:span text:style-name="T310">. He elaborated </text:span><text:a xlink:type="simple" xlink:href="https://en.wikipedia.org/wiki/Christoph_Martin_Wieland" text:style-name="Internet_20_link" text:visited-style-name="Visited_20_Internet_20_Link"><text:span text:style-name="T173">Christoph Martin Wieland</text:span></text:a><text:span text:style-name="T310">'s concept of </text:span><text:span text:style-name="T427">die schöne Seele </text:span><text:span text:style-name="T310">(the beautiful soul), a human being whose emotions have been educated by reason, so that </text:span><text:span text:style-name="T427">Pflicht und Neigung </text:span><text:span text:style-name="T310">(duty and inclination) are no longer in conflict with one another; thus beauty, for Schiller, is not merely an aesthetic experience, but a moral one as well: the Good is the Beautiful. </text:span><text:span text:style-name="T107">“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8">(</text:span><text:span text:style-name="T111">Hegel</text:span><text:span text:style-name="T109">). </text:span><text:span text:style-name="T110">U</text:span><text:span text:style-name="T108">no dei problemi fondamentali della ricerca filosofica di </text:span><text:span text:style-name="T112">Schiller</text:span><text:span text:style-name="T108">, è l’ unita culturale ed antropologica dell’ uomo: </text:span><text:span text:style-name="T112">Pareyson </text:span><text:span text:style-name="T108">nota come la produzione concettuale di Schiller sia precedente a quella letterale – teatrale ed il bello divenga l’ unione del sensibile con il soprasensibile [ chiara influenza di Shaftesbury ]</text:span><text:span text:style-name="T112">. </text:span><text:span text:style-name="T108">Nella parte chiamata “ L’ idea “ ( rispettivamente la seconda ) introdurrà quel che </text:span><text:span text:style-name="T112">Heidegger </text:span><text:span text:style-name="T108">chiamerà identità metafisica “ vero [ conoscenza ] – bello [ estetica ] – buono [ etica ].</text:span></text:p>
      <text:p text:style-name="P50"/>
      <text:p text:style-name="P6"><text:span text:style-name="T590">Lo </text:span><text:span text:style-name="T592">Sturm und Drang</text:span><text:span text:style-name="T385">: </text:span><text:span text:style-name="T396">(in </text:span><text:a xlink:type="simple" xlink:href="https://it.wikipedia.org/wiki/Lingua_italiana" text:style-name="Internet_20_link" text:visited-style-name="Visited_20_Internet_20_Link">italiano</text:a><text:span text:style-name="T200"> </text:span><text:span text:style-name="T420">Tempesta e impeto</text:span><text:span text:style-name="T396">) è stato uno dei più importanti movimenti culturali tedeschi e convenzionalmente si colloca tra il </text:span><text:a xlink:type="simple" xlink:href="https://it.wikipedia.org/wiki/1765" text:style-name="Internet_20_link" text:visited-style-name="Visited_20_Internet_20_Link">1765</text:a><text:span text:style-name="T200"> </text:span><text:span text:style-name="T396">e il </text:span><text:a xlink:type="simple" xlink:href="https://it.wikipedia.org/wiki/1785" text:style-name="Internet_20_link" text:visited-style-name="Visited_20_Internet_20_Link">1785</text:a><text:span text:style-name="T200">. </text:span><text:span text:style-name="T463">Lo Sturm und Drang contribuì, assieme al </text:span><text:a xlink:type="simple" xlink:href="https://it.wikipedia.org/wiki/Neoclassicismo" text:style-name="Internet_20_link" text:visited-style-name="Visited_20_Internet_20_Link"><text:span text:style-name="T173">Neoclassicismo</text:span></text:a><text:span text:style-name="T463">, alla nascita del </text:span><text:a xlink:type="simple" xlink:href="https://it.wikipedia.org/wiki/Romanticismo_tedesco" text:style-name="Internet_20_link" text:visited-style-name="Visited_20_Internet_20_Link"><text:span text:style-name="T173">Romanticismo tedesco</text:span></text:a><text:span text:style-name="T463">.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73"> </text:span><text:span text:style-name="T463">tedesco (</text:span><text:span text:style-name="T503">Aufklärung</text:span><text:span text:style-name="T463">)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73"> </text:span><text:span text:style-name="T463">o superuomo (</text:span><text:span text:style-name="T503">Übermensch</text:span><text:span text:style-name="T463">), che sovverte l'ordine costituito, ora è concepito come </text:span><text:span text:style-name="T503">genio </text:span><text:span text:style-name="T463">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73"> </text:span><text:span text:style-name="T463">del superuomo è il punto parossistico dello Sturm und Drang. "Il sentimento è tutto!" esclama il </text:span><text:a xlink:type="simple" xlink:href="https://it.wikipedia.org/wiki/Faust" text:style-name="Internet_20_link" text:visited-style-name="Visited_20_Internet_20_Link">Faust</text:a><text:span text:style-name="T173"> </text:span><text:span text:style-name="T463">di </text:span><text:a xlink:type="simple" xlink:href="https://it.wikipedia.org/wiki/Goethe" text:style-name="Internet_20_link" text:visited-style-name="Visited_20_Internet_20_Link"><text:span text:style-name="T173">Goethe</text:span></text:a><text:span text:style-name="T463">, rappresentando così l'inquietudine moderna che di nulla si sazia, il desiderio dell'impossibile, la protesta morale contro la stasi della volontà e il pedantismo dell'intelligenza. </text:span><text:span text:style-name="T506">I dolori del giovane Werther</text:span><text:span text:style-name="T463"> è considerato opera simbolo del movimento dello </text:span><text:a xlink:type="simple" xlink:href="https://it.wikipedia.org/wiki/Sturm_und_Drang" text:style-name="Internet_20_link" text:visited-style-name="Visited_20_Internet_20_Link"><text:span text:style-name="T173">Sturm und Drang</text:span></text:a><text:span text:style-name="T463">.</text:span></text:p>
      <text:p text:style-name="P50"/>
      <text:p text:style-name="P14"><text:span text:style-name="T386">John Dalton:</text:span><text:span text:style-name="T399"> </text:span><text:span text:style-name="T310">English </text:span><text:a xlink:type="simple" xlink:href="https://en.wikipedia.org/wiki/Chemist" text:style-name="Internet_20_link" text:visited-style-name="Visited_20_Internet_20_Link"><text:span text:style-name="T173">chemist</text:span></text:a><text:span text:style-name="T310">, </text:span><text:a xlink:type="simple" xlink:href="https://en.wikipedia.org/wiki/Physicist" text:style-name="Internet_20_link" text:visited-style-name="Visited_20_Internet_20_Link"><text:span text:style-name="T173">physicist</text:span></text:a><text:span text:style-name="T310">, and </text:span><text:a xlink:type="simple" xlink:href="https://en.wikipedia.org/wiki/Meteorologist" text:style-name="Internet_20_link" text:visited-style-name="Visited_20_Internet_20_Link"><text:span text:style-name="T173">meteorologist</text:span></text:a><text:span text:style-name="T310">. He is best known for his pioneering work in the development of modern </text:span><text:a xlink:type="simple" xlink:href="https://en.wikipedia.org/wiki/Atomic_theory" text:style-name="Internet_20_link" text:visited-style-name="Visited_20_Internet_20_Link"><text:span text:style-name="T173">atomic theory</text:span></text:a><text:span text:style-name="T310">; and his research into </text:span><text:a xlink:type="simple" xlink:href="https://en.wikipedia.org/wiki/Color_blindness" text:style-name="Internet_20_link" text:visited-style-name="Visited_20_Internet_20_Link"><text:span text:style-name="T173">colour blindness</text:span></text:a><text:span text:style-name="T310">, sometimes referred to as </text:span><text:a xlink:type="simple" xlink:href="https://en.wikipedia.org/wiki/Daltonism" text:style-name="Internet_20_link" text:visited-style-name="Visited_20_Internet_20_Link"><text:span text:style-name="T173">Daltonism</text:span></text:a><text:span text:style-name="T310">, in his honour. The Greek philosopher Demokritos (460-370 BCE) maintained that all matter could be divided and sub-divided into smaller and smaller units, and eventually there would be a tiny particle that could not be divided any further - an atom. Understanding of atoms didn’t </text:span><text:soft-page-break/><text:span text:style-name="T310">progress much beyond Demokritos’ theory until the English chemist John Dalton (1766 - 1844) started to look at it in the 1800s. Dalton did experiments, worked out some atomic weights, and invented symbols for atoms and </text:span><text:span text:style-name="T381">molecules</text:span><text:span text:style-name="T310">. His most important conclusions are summarised below.</text:span></text:p>
      <text:list xml:id="list7374139328697149596" text:style-name="L1">
        <text:list-item>
          <text:p text:style-name="P192"><text:s/>all matter is made of atoms, and atoms are indestructible and cannot be broken down into pieces;</text:p>
        </text:list-item>
        <text:list-item>
          <text:p text:style-name="P193"><text:s/>all the atoms of a particular element are identical to each other and different from the atoms of other elements;</text:p>
        </text:list-item>
        <text:list-item>
          <text:p text:style-name="P193"><text:s/>atoms are rearranged in a chemical reaction;</text:p>
        </text:list-item>
        <text:list-item>
          <text:p text:style-name="P194"><text:s/>compounds are formed when two or more different kinds of atoms join together.</text:p>
        </text:list-item>
      </text:list>
      <text:p text:style-name="P190"/>
      <text:p text:style-name="P50"/>
      <text:p text:style-name="P63"><text:span text:style-name="T20">André-Jacques Garnerin</text:span><text:span text:style-name="T37">:</text:span><text:span text:style-name="T132"> 1769 </text:span><text:span text:style-name="T100">– </text:span><text:span text:style-name="T132">1823,</text:span><text:span text:style-name="T14"> è stato un </text:span><text:a xlink:type="simple" xlink:href="http://it.wikipedia.org/wiki/Inventore" text:style-name="Internet_20_link" text:visited-style-name="Visited_20_Internet_20_Link"><text:span text:style-name="T132">inventore</text:span></text:a><text:span text:style-name="T68"> </text:span><text:a xlink:type="simple" xlink:href="http://it.wikipedia.org/wiki/Francia" text:style-name="Internet_20_link" text:visited-style-name="Visited_20_Internet_20_Link"><text:span text:style-name="T132">francese</text:span></text:a><text:span text:style-name="T14">. È stato il primo uomo ad utilizzare il </text:span><text:a xlink:type="simple" xlink:href="http://it.wikipedia.org/wiki/Paracadute" text:style-name="Internet_20_link" text:visited-style-name="Visited_20_Internet_20_Link"><text:span text:style-name="T132">paracadute</text:span></text:a><text:span text:style-name="T145">.</text:span></text:p>
      <text:p text:style-name="P128"/>
      <text:p text:style-name="P111"><text:span text:style-name="T362">Samuel Taylor Coleridge: </text:span><text:span text:style-name="T310">1772 – 1834. English poet, literary critic and philosopher who, with his friend </text:span><text:a xlink:type="simple" xlink:href="https://en.wikipedia.org/wiki/William_Wordsworth" text:style-name="Internet_20_link" text:visited-style-name="Visited_20_Internet_20_Link"><text:span text:style-name="T173">William Wordsworth</text:span></text:a><text:span text:style-name="T310">, was a founder of the </text:span><text:a xlink:type="simple" xlink:href="https://en.wikipedia.org/wiki/Romanticism" text:style-name="Internet_20_link" text:visited-style-name="Visited_20_Internet_20_Link">Romantic Movement</text:a><text:span text:style-name="T173"> </text:span><text:span text:style-name="T310">in England and a member of the </text:span><text:a xlink:type="simple" xlink:href="https://en.wikipedia.org/wiki/Lake_Poets" text:style-name="Internet_20_link" text:visited-style-name="Visited_20_Internet_20_Link"><text:span text:style-name="T173">Lake Poets</text:span></text:a><text:span text:style-name="T310">. He wrote the poems </text:span><text:a xlink:type="simple" xlink:href="https://en.wikipedia.org/wiki/The_Rime_of_the_Ancient_Mariner" text:style-name="Internet_20_link" text:visited-style-name="Visited_20_Internet_20_Link">The Rime of the Ancient Mariner</text:a><text:span text:style-name="T194"> </text:span><text:span text:style-name="T310">and </text:span><text:a xlink:type="simple" xlink:href="https://en.wikipedia.org/wiki/Kubla_Khan" text:style-name="Internet_20_link" text:visited-style-name="Visited_20_Internet_20_Link"><text:span text:style-name="T194">Kubla Khan</text:span></text:a><text:span text:style-name="T310">, as well as the major prose work </text:span><text:a xlink:type="simple" xlink:href="https://en.wikipedia.org/wiki/Biographia_Literaria" text:style-name="Internet_20_link" text:visited-style-name="Visited_20_Internet_20_Link"><text:span text:style-name="T194">Biographia Literaria</text:span></text:a><text:span text:style-name="T310">. His critical work, especially on </text:span><text:a xlink:type="simple" xlink:href="https://en.wikipedia.org/wiki/Shakespeare" text:style-name="Internet_20_link" text:visited-style-name="Visited_20_Internet_20_Link"><text:span text:style-name="T173">Shakespeare</text:span></text:a><text:span text:style-name="T310">, was highly influential, and he helped introduce </text:span><text:a xlink:type="simple" xlink:href="https://en.wikipedia.org/wiki/German_idealism" text:style-name="Internet_20_link" text:visited-style-name="Visited_20_Internet_20_Link">German idealist</text:a><text:span text:style-name="T173"> </text:span><text:span text:style-name="T310">philosophy to English-speaking culture. He was a major influence on </text:span><text:a xlink:type="simple" xlink:href="https://en.wikipedia.org/wiki/Ralph_Waldo_Emerson" text:style-name="Internet_20_link" text:visited-style-name="Visited_20_Internet_20_Link">Emerson</text:a><text:span text:style-name="T173"> </text:span><text:span text:style-name="T310">and American </text:span><text:a xlink:type="simple" xlink:href="https://en.wikipedia.org/wiki/Transcendentalism" text:style-name="Internet_20_link" text:visited-style-name="Visited_20_Internet_20_Link"><text:span text:style-name="T173">transcendentalism</text:span></text:a><text:span text:style-name="T310">. </text:span><text:span text:style-name="T321">I</text:span><text:span text:style-name="T310">t has been speculated that he had </text:span><text:a xlink:type="simple" xlink:href="https://en.wikipedia.org/wiki/Bipolar_disorder" text:style-name="Internet_20_link" text:visited-style-name="Visited_20_Internet_20_Link"><text:span text:style-name="T173">bipolar disorder</text:span></text:a><text:span text:style-name="T463">. </text:span><text:span text:style-name="T469">He spoke about </text:span><text:span text:style-name="T463">Mimesis </text:span><text:span text:style-name="T469">which is </text:span><text:span text:style-name="T463">crucial </text:span><text:span text:style-name="T469">in his</text:span><text:span text:style-name="T463"> </text:span><text:span text:style-name="T504">theory of the </text:span><text:a xlink:type="simple" xlink:href="https://en.wikipedia.org/wiki/Imagination" text:style-name="Internet_20_link" text:visited-style-name="Visited_20_Internet_20_Link"><text:span text:style-name="T196">imagination</text:span></text:a><text:span text:style-name="T463">. Coleridge opposes imitation to copying, the latter referring to </text:span><text:a xlink:type="simple" xlink:href="https://en.wikipedia.org/wiki/William_Wordsworth" text:style-name="Internet_20_link" text:visited-style-name="Visited_20_Internet_20_Link"><text:span text:style-name="T173">William Wordsworth</text:span></text:a><text:span text:style-name="T463">'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28"/>
      <text:p text:style-name="P1"><text:span text:style-name="T33">François Marie Charles Fourier: <text:s/></text:span><text:span text:style-name="T30">1772 – 1837, France. He was a French </text:span><text:a xlink:type="simple" xlink:href="http://en.wikipedia.org/wiki/Philosopher" text:style-name="Internet_20_link" text:visited-style-name="Visited_20_Internet_20_Link"><text:span text:style-name="T138">philosopher</text:span></text:a><text:span text:style-name="T3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40">feminism</text:span></text:a><text:span text:style-name="T66"> </text:span><text:span text:style-name="T30">in 1837.</text:span></text:p>
      <text:p text:style-name="P20"/>
      <text:p text:style-name="P1"><text:span text:style-name="T390">Jane Austen</text:span><text:span text:style-name="T269">: </text:span><text:span text:style-name="T410">1775 – 1817. English </text:span><text:a xlink:type="simple" xlink:href="https://en.wikipedia.org/wiki/Novelist" text:style-name="Internet_20_link" text:visited-style-name="Visited_20_Internet_20_Link"><text:span text:style-name="T206">novelist</text:span></text:a><text:span text:style-name="T442"> </text:span><text:span text:style-name="T410">whose works of </text:span><text:a xlink:type="simple" xlink:href="https://en.wikipedia.org/wiki/Romance_novel" text:style-name="Internet_20_link" text:visited-style-name="Visited_20_Internet_20_Link"><text:span text:style-name="T206">romantic fiction</text:span></text:a><text:span text:style-name="T410">, set among the </text:span><text:a xlink:type="simple" xlink:href="https://en.wikipedia.org/wiki/Landed_gentry" text:style-name="Internet_20_link" text:visited-style-name="Visited_20_Internet_20_Link"><text:span text:style-name="T206">landed gentry</text:span></text:a><text:span text:style-name="T410">, earned her a place as one of the most widely read writers in </text:span><text:a xlink:type="simple" xlink:href="https://en.wikipedia.org/wiki/English_literature" text:style-name="Internet_20_link" text:visited-style-name="Visited_20_Internet_20_Link">English </text:a><text:a xlink:type="simple" xlink:href="https://en.wikipedia.org/wiki/English_literature" text:style-name="Internet_20_link" text:visited-style-name="Visited_20_Internet_20_Link">literature</text:a><text:span text:style-name="T410">. Her </text:span><text:a xlink:type="simple" xlink:href="https://en.wikipedia.org/wiki/Literary_realism" text:style-name="Internet_20_link" text:visited-style-name="Visited_20_Internet_20_Link"><text:span text:style-name="T206">literary realism</text:span></text:a><text:span text:style-name="T410">, biting </text:span><text:a xlink:type="simple" xlink:href="https://en.wikipedia.org/wiki/Irony" text:style-name="Internet_20_link" text:visited-style-name="Visited_20_Internet_20_Link"><text:span text:style-name="T206">irony</text:span></text:a><text:span text:style-name="T442"> </text:span><text:span text:style-name="T410">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19"> </text:span><text:span text:style-name="T410">(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19"> </text:span><text:span text:style-name="T410">(1813), </text:span><text:a xlink:type="simple" xlink:href="https://en.wikipedia.org/wiki/Mansfield_Park" text:style-name="Internet_20_link" text:visited-style-name="Visited_20_Internet_20_Link">Mansfield Park</text:a><text:span text:style-name="T219"> </text:span><text:span text:style-name="T410">(1814) and </text:span><text:a xlink:type="simple" xlink:href="https://en.wikipedia.org/wiki/Emma_(novel)" text:style-name="Internet_20_link" text:visited-style-name="Visited_20_Internet_20_Link">Emma</text:a><text:span text:style-name="T219"> </text:span><text:span text:style-name="T410">(1815), she achieved success as a published writer.</text:span><text:span text:style-name="T228"> </text:span><text:span text:style-name="T410">Her plots, though fundamentally comic,</text:span><text:span text:style-name="T228"> <text:s/></text:span><text:span text:style-name="T410">highlight the dependence of women on marriage to secure social standing and economic security.</text:span><text:span text:style-name="T228"> </text:span><text:span text:style-name="T410">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19"> </text:span><text:span text:style-name="T410">introduced her to a wider public, and by the 1940s she had become widely accepted in academia as a great English writer. </text:span></text:p>
      <text:p text:style-name="P51"/>
      <text:p text:style-name="P1"><text:span text:style-name="T393">Peking opera</text:span><text:span text:style-name="T390"> </text:span><text:span text:style-name="T410">or </text:span><text:span text:style-name="T393">Beijing opera</text:span><text:span text:style-name="T390">: </text:span><text:span text:style-name="T410">form of </text:span><text:a xlink:type="simple" xlink:href="https://en.wikipedia.org/wiki/Chinese_opera" text:style-name="Internet_20_link" text:visited-style-name="Visited_20_Internet_20_Link">traditional Chinese theatre</text:a><text:span text:style-name="T206"> </text:span><text:span text:style-name="T410">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418">beauty of their movements</text:span><text:span text:style-name="T410">. The </text:span><text:span text:style-name="T418">music</text:span><text:span text:style-name="T410"> of Peking opera can be divided into the </text:span><text:span text:style-name="T426">Xipi </text:span><text:span text:style-name="T410">and </text:span><text:span text:style-name="T426">Erhuang </text:span><text:span text:style-name="T410">styles. Melodies include </text:span><text:a xlink:type="simple" xlink:href="https://en.wikipedia.org/wiki/Aria" text:style-name="Internet_20_link" text:visited-style-name="Visited_20_Internet_20_Link"><text:span text:style-name="T206">arias</text:span></text:a><text:span text:style-name="T410">, fixed-tune melodies, and </text:span><text:a xlink:type="simple" xlink:href="https://en.wikipedia.org/wiki/Percussion_instrument" text:style-name="Internet_20_link" text:visited-style-name="Visited_20_Internet_20_Link">percussion</text:a><text:span text:style-name="T206"> </text:span><text:span text:style-name="T410">patterns.</text:span><text:span text:style-name="T228"> <text:s/></text:span><text:span text:style-name="T310">Peking opera was denounced as 'feudalistic' and 'bourgeois' during the </text:span><text:a xlink:type="simple" xlink:href="https://en.wikipedia.org/wiki/Cultural_Revolution" text:style-name="Internet_20_link" text:visited-style-name="Visited_20_Internet_20_Link">Cultural Revolution</text:a><text:span text:style-name="T173"> </text:span><text:span text:style-name="T310">of the 1960s, and replaced with the </text:span><text:a xlink:type="simple" xlink:href="https://en.wikipedia.org/wiki/Revolutionary_opera" text:style-name="Internet_20_link" text:visited-style-name="Visited_20_Internet_20_Link">eight revolutionary model operas</text:a><text:span text:style-name="T173"> </text:span><text:span text:style-name="T310">as a means of </text:span><text:soft-page-break/><text:span text:style-name="T310">propaganda and indoctrination. After the Cultural Revolution, these transformations were largely undone. In recent years, Peking opera has attempted </text:span><text:span text:style-name="T373">numerous reforms </text:span><text:span text:style-name="T310">in response to sagging audience numbers, which include improving performance quality, </text:span><text:span text:style-name="T373">adapting new performance elements</text:span><text:span text:style-name="T310">, and performing new and original plays, have met with mixed success.</text:span></text:p>
      <text:p text:style-name="P20"/>
      <text:p text:style-name="P88"><text:span text:style-name="T390">Simón Bolívar: </text:span><text:span text:style-name="T410">1783 – 1830. </text:span><text:a xlink:type="simple" xlink:href="https://en.wikipedia.org/wiki/Venezuelan" text:style-name="Internet_20_link" text:visited-style-name="Visited_20_Internet_20_Link">Venezuelan</text:a><text:span text:style-name="T206"> </text:span><text:span text:style-name="T410">military and political leader who played an instrumental role in the establishment of Venezuela, Ecuador, Bolivia, Peru and Colombia as sovereign states, independent of Spanish rule. </text:span><text:span text:style-name="T411">W</text:span><text:span text:style-name="T310">ealthy, aristocratic </text:span><text:span text:style-name="T340">origin.</text:span><text:span text:style-name="T310"> </text:span><text:span text:style-name="T340">E</text:span><text:span text:style-name="T310">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73"> </text:span><text:span text:style-name="T310">philosophers, which filled him with the ambition to replace the Spanish as rulers. Bolívar inaugurated his campaign for independence in 1808. </text:span><text:span text:style-name="T340">T</text:span><text:span text:style-name="T310">he revolutionaries eventually prevailed, culminating in a </text:span><text:a xlink:type="simple" xlink:href="https://en.wikipedia.org/wiki/Patriot_(Spanish_American_Independence)" text:style-name="Internet_20_link" text:visited-style-name="Visited_20_Internet_20_Link">patriot</text:a><text:span text:style-name="T173"> </text:span><text:span text:style-name="T310">victory at the </text:span><text:a xlink:type="simple" xlink:href="https://en.wikipedia.org/wiki/Battle_of_Carabobo" text:style-name="Internet_20_link" text:visited-style-name="Visited_20_Internet_20_Link">Battle of Carabobo</text:a><text:span text:style-name="T173"> </text:span><text:span text:style-name="T310">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73">Spanish monarchy</text:span></text:a><text:span text:style-name="T310">, Bolívar participated in the foundation of the first union of independent nations in Latin America, </text:span><text:a xlink:type="simple" xlink:href="https://en.wikipedia.org/wiki/Gran_Colombia" text:style-name="Internet_20_link" text:visited-style-name="Visited_20_Internet_20_Link"><text:span text:style-name="T173">Gran Colombia</text:span></text:a><text:span text:style-name="T310">,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05"/>
      <text:p text:style-name="P88"><text:span text:style-name="T297">Carl Maria Friedrich Ernst von Weber: </text:span><text:span text:style-name="T294">1786 – 1826. German </text:span><text:a xlink:type="simple" xlink:href="https://en.wikipedia.org/wiki/Composer" text:style-name="Internet_20_link" text:visited-style-name="Visited_20_Internet_20_Link"><text:span text:style-name="T164">composer</text:span></text:a><text:span text:style-name="T294">, </text:span><text:a xlink:type="simple" xlink:href="https://en.wikipedia.org/wiki/Conducting" text:style-name="Internet_20_link" text:visited-style-name="Visited_20_Internet_20_Link"><text:span text:style-name="T164">conductor</text:span></text:a><text:span text:style-name="T294">, </text:span><text:a xlink:type="simple" xlink:href="https://en.wikipedia.org/wiki/Pianist" text:style-name="Internet_20_link" text:visited-style-name="Visited_20_Internet_20_Link"><text:span text:style-name="T164">pianist</text:span></text:a><text:span text:style-name="T294">, </text:span><text:a xlink:type="simple" xlink:href="https://en.wikipedia.org/wiki/Guitarist" text:style-name="Internet_20_link" text:visited-style-name="Visited_20_Internet_20_Link"><text:span text:style-name="T164">guitarist</text:span></text:a><text:span text:style-name="T235"> </text:span><text:span text:style-name="T294">and </text:span><text:a xlink:type="simple" xlink:href="https://en.wikipedia.org/wiki/Critic" text:style-name="Internet_20_link" text:visited-style-name="Visited_20_Internet_20_Link"><text:span text:style-name="T164">critic</text:span></text:a><text:span text:style-name="T294">, one of the first significant composers of the </text:span><text:a xlink:type="simple" xlink:href="https://en.wikipedia.org/wiki/Romanticism" text:style-name="Internet_20_link" text:visited-style-name="Visited_20_Internet_20_Link">Romantic</text:a><text:span text:style-name="T164"> </text:span><text:span text:style-name="T294">school. Weber's </text:span><text:a xlink:type="simple" xlink:href="https://en.wikipedia.org/wiki/Opera" text:style-name="Internet_20_link" text:visited-style-name="Visited_20_Internet_20_Link"><text:span text:style-name="T164">operas</text:span></text:a><text:span text:style-name="T460"> </text:span><text:a xlink:type="simple" xlink:href="https://en.wikipedia.org/wiki/Der_Freischütz" text:style-name="Internet_20_link" text:visited-style-name="Visited_20_Internet_20_Link"><text:span text:style-name="T166">Der Freischütz</text:span></text:a><text:span text:style-name="T294">, </text:span><text:a xlink:type="simple" xlink:href="https://en.wikipedia.org/wiki/Euryanthe" text:style-name="Internet_20_link" text:visited-style-name="Visited_20_Internet_20_Link">Euryanthe</text:a><text:span text:style-name="T166"> </text:span><text:span text:style-name="T294">and </text:span><text:a xlink:type="simple" xlink:href="https://en.wikipedia.org/wiki/Oberon_(Weber)" text:style-name="Internet_20_link" text:visited-style-name="Visited_20_Internet_20_Link">Oberon</text:a><text:span text:style-name="T166"> </text:span><text:span text:style-name="T294">greatly influenced the development of the </text:span><text:a xlink:type="simple" xlink:href="https://en.wikipedia.org/wiki/Romantische_Oper" text:style-name="Internet_20_link" text:visited-style-name="Visited_20_Internet_20_Link">Romantische Oper</text:a><text:span text:style-name="T166"> </text:span><text:span text:style-name="T294">(Romantic opera) in Germany. </text:span><text:span text:style-name="T299">Der Freischütz </text:span><text:span text:style-name="T294">came to be regarded as the first German "nationalist" opera, </text:span><text:span text:style-name="T299">Euryanthe </text:span><text:span text:style-name="T294">developed the </text:span><text:a xlink:type="simple" xlink:href="https://en.wikipedia.org/wiki/Leitmotif" text:style-name="Internet_20_link" text:visited-style-name="Visited_20_Internet_20_Link">Leitmotif</text:a><text:span text:style-name="T166"> </text:span><text:span text:style-name="T294">technique to an unprecedented degree, while </text:span><text:span text:style-name="T299">Oberon</text:span><text:span text:style-name="T294"> revealed Weber's lifelong interest in the music of </text:span><text:span text:style-name="T298">non-Western</text:span><text:span text:style-name="T294"> cultures. This interest was first manifested in Weber's </text:span><text:a xlink:type="simple" xlink:href="https://en.wikipedia.org/wiki/Incidental_music" text:style-name="Internet_20_link" text:visited-style-name="Visited_20_Internet_20_Link">incidental music</text:a><text:span text:style-name="T164"> </text:span><text:span text:style-name="T294">for </text:span><text:a xlink:type="simple" xlink:href="https://en.wikipedia.org/wiki/Friedrich_Schiller" text:style-name="Internet_20_link" text:visited-style-name="Visited_20_Internet_20_Link"><text:span text:style-name="T164">Schiller</text:span></text:a><text:span text:style-name="T294">'s translation of </text:span><text:a xlink:type="simple" xlink:href="https://en.wikipedia.org/wiki/Carlo_Gozzi" text:style-name="Internet_20_link" text:visited-style-name="Visited_20_Internet_20_Link"><text:span text:style-name="T164">Gozzi</text:span></text:a><text:span text:style-name="T294">'s </text:span><text:a xlink:type="simple" xlink:href="https://en.wikipedia.org/wiki/Turandot_(Gozzi)" text:style-name="Internet_20_link" text:visited-style-name="Visited_20_Internet_20_Link"><text:span text:style-name="T166">Turandot</text:span></text:a><text:span text:style-name="T294">, for which he used a Chinese melody, making him </text:span><text:span text:style-name="T298">the first Western composer to use an Asian tune </text:span><text:span text:style-name="T294">that was not of the </text:span><text:a xlink:type="simple" xlink:href="https://en.wikipedia.org/wiki/Orientalism" text:style-name="Internet_20_link" text:visited-style-name="Visited_20_Internet_20_Link">pseudo-Turkish</text:a><text:span text:style-name="T164"> </text:span><text:span text:style-name="T294">kind. A brilliant pianist himself, Weber composed four </text:span><text:a xlink:type="simple" xlink:href="https://en.wikipedia.org/wiki/Piano_sonata" text:style-name="Internet_20_link" text:visited-style-name="Visited_20_Internet_20_Link"><text:span text:style-name="T164">sonatas</text:span></text:a><text:span text:style-name="T294">, two </text:span><text:a xlink:type="simple" xlink:href="https://en.wikipedia.org/wiki/Concerto" text:style-name="Internet_20_link" text:visited-style-name="Visited_20_Internet_20_Link">concertos</text:a><text:span text:style-name="T164"> </text:span><text:span text:style-name="T294">and the </text:span><text:a xlink:type="simple" xlink:href="https://en.wikipedia.org/wiki/Konzertstück_in_F_minor_(Weber)" text:style-name="Internet_20_link" text:visited-style-name="Visited_20_Internet_20_Link">Konzertstück in F minor</text:a><text:span text:style-name="T166"> </text:span><text:span text:style-name="T294">(concert piece), which influenced composers such as </text:span><text:a xlink:type="simple" xlink:href="https://en.wikipedia.org/wiki/Frédéric_Chopin" text:style-name="Internet_20_link" text:visited-style-name="Visited_20_Internet_20_Link"><text:span text:style-name="T164">Chopin</text:span></text:a><text:span text:style-name="T294">, </text:span><text:a xlink:type="simple" xlink:href="https://en.wikipedia.org/wiki/Franz_Liszt" text:style-name="Internet_20_link" text:visited-style-name="Visited_20_Internet_20_Link">Liszt</text:a><text:span text:style-name="T164"> </text:span><text:span text:style-name="T294">and </text:span><text:a xlink:type="simple" xlink:href="https://en.wikipedia.org/wiki/Felix_Mendelssohn" text:style-name="Internet_20_link" text:visited-style-name="Visited_20_Internet_20_Link"><text:span text:style-name="T164">Mendelssohn</text:span></text:a><text:span text:style-name="T294">. </text:span></text:p>
      <text:p text:style-name="P20"/>
      <text:p text:style-name="P88"><text:span text:style-name="T282">Jean-François Champollion: </text:span><text:span text:style-name="T284">1790 – 1832, <text:s/></text:span><text:a xlink:type="simple" xlink:href="http://en.wikipedia.org/wiki/French_people" text:style-name="Internet_20_link" text:visited-style-name="Visited_20_Internet_20_Link"><text:span text:style-name="T159">French</text:span></text:a><text:span text:style-name="T451"> </text:span><text:a xlink:type="simple" xlink:href="http://en.wikipedia.org/wiki/Academia" text:style-name="Internet_20_link" text:visited-style-name="Visited_20_Internet_20_Link"><text:span text:style-name="T159">scholar</text:span></text:a><text:span text:style-name="T284">, </text:span><text:a xlink:type="simple" xlink:href="http://en.wikipedia.org/wiki/Philology" text:style-name="Internet_20_link" text:visited-style-name="Visited_20_Internet_20_Link">philologist</text:a><text:span text:style-name="T159"> </text:span><text:span text:style-name="T284">and </text:span><text:a xlink:type="simple" xlink:href="http://en.wikipedia.org/wiki/Oriental_studies" text:style-name="Internet_20_link" text:visited-style-name="Visited_20_Internet_20_Link"><text:span text:style-name="T159">orientalist</text:span></text:a><text:span text:style-name="T284">, </text:span><text:a xlink:type="simple" xlink:href="http://en.wikipedia.org/wiki/Decipher" text:style-name="Internet_20_link" text:visited-style-name="Visited_20_Internet_20_Link">decipherer</text:a><text:span text:style-name="T159"> </text:span><text:span text:style-name="T284">of the </text:span><text:a xlink:type="simple" xlink:href="http://en.wikipedia.org/wiki/Egyptian_hieroglyphs" text:style-name="Internet_20_link" text:visited-style-name="Visited_20_Internet_20_Link"><text:span text:style-name="T159">Egyptian hieroglyphs</text:span></text:a><text:span text:style-name="T284">. </text:span><text:span text:style-name="T277">Champollion published the first translation of the </text:span><text:a xlink:type="simple" xlink:href="http://en.wikipedia.org/wiki/Rosetta_Stone" text:style-name="Internet_20_link" text:visited-style-name="Visited_20_Internet_20_Link">Rosetta Stone</text:a><text:span text:style-name="T156"> </text:span><text:span text:style-name="T277">hieroglyphs in 1822, showing that the Egyptian </text:span><text:a xlink:type="simple" xlink:href="http://en.wikipedia.org/wiki/Writing_system" text:style-name="Internet_20_link" text:visited-style-name="Visited_20_Internet_20_Link">writing system</text:a><text:span text:style-name="T156"> </text:span><text:span text:style-name="T277">was a combination of </text:span><text:a xlink:type="simple" xlink:href="http://en.wikipedia.org/wiki/Phonetic" text:style-name="Internet_20_link" text:visited-style-name="Visited_20_Internet_20_Link">phonetic</text:a><text:span text:style-name="T156"> </text:span><text:span text:style-name="T277">and </text:span><text:a xlink:type="simple" xlink:href="http://en.wikipedia.org/wiki/Ideographic" text:style-name="Internet_20_link" text:visited-style-name="Visited_20_Internet_20_Link"><text:span text:style-name="T156">ideographic</text:span></text:a><text:span text:style-name="T446"> </text:span><text:a xlink:type="simple" xlink:href="http://en.wikipedia.org/wiki/Sign_(linguistics)" text:style-name="Internet_20_link" text:visited-style-name="Visited_20_Internet_20_Link"><text:span text:style-name="T156">signs</text:span></text:a><text:span text:style-name="T277">. By 20, he could also speak </text:span><text:a xlink:type="simple" xlink:href="http://en.wikipedia.org/wiki/Latin" text:style-name="Internet_20_link" text:visited-style-name="Visited_20_Internet_20_Link"><text:span text:style-name="T157">Latin</text:span></text:a><text:span text:style-name="T277">, </text:span><text:a xlink:type="simple" xlink:href="http://en.wikipedia.org/wiki/Greek_language" text:style-name="Internet_20_link" text:visited-style-name="Visited_20_Internet_20_Link"><text:span text:style-name="T157">Greek</text:span></text:a><text:span text:style-name="T277">, </text:span><text:a xlink:type="simple" xlink:href="http://en.wikipedia.org/wiki/Hebrew_language" text:style-name="Internet_20_link" text:visited-style-name="Visited_20_Internet_20_Link"><text:span text:style-name="T157">Hebrew</text:span></text:a><text:span text:style-name="T277">, </text:span><text:a xlink:type="simple" xlink:href="http://en.wikipedia.org/wiki/Amharic_language" text:style-name="Internet_20_link" text:visited-style-name="Visited_20_Internet_20_Link"><text:span text:style-name="T157">Amharic</text:span></text:a><text:span text:style-name="T277">, </text:span><text:a xlink:type="simple" xlink:href="http://en.wikipedia.org/wiki/Sanskrit" text:style-name="Internet_20_link" text:visited-style-name="Visited_20_Internet_20_Link"><text:span text:style-name="T157">Sanskrit</text:span></text:a><text:span text:style-name="T277">, </text:span><text:a xlink:type="simple" xlink:href="http://en.wikipedia.org/wiki/Avestan" text:style-name="Internet_20_link" text:visited-style-name="Visited_20_Internet_20_Link"><text:span text:style-name="T157">Avestan</text:span></text:a><text:span text:style-name="T277">, </text:span><text:a xlink:type="simple" xlink:href="http://en.wikipedia.org/wiki/Parthian_language" text:style-name="Internet_20_link" text:visited-style-name="Visited_20_Internet_20_Link"><text:span text:style-name="T157">Pahlavi</text:span></text:a><text:span text:style-name="T277">, </text:span><text:a xlink:type="simple" xlink:href="http://en.wikipedia.org/wiki/Arabic_language" text:style-name="Internet_20_link" text:visited-style-name="Visited_20_Internet_20_Link"><text:span text:style-name="T157">Arabic</text:span></text:a><text:span text:style-name="T277">, </text:span><text:a xlink:type="simple" xlink:href="http://en.wikipedia.org/wiki/Syriac_language" text:style-name="Internet_20_link" text:visited-style-name="Visited_20_Internet_20_Link"><text:span text:style-name="T157">Syriac</text:span></text:a><text:span text:style-name="T277">, </text:span><text:a xlink:type="simple" xlink:href="http://en.wikipedia.org/wiki/Chaldean_Neo-Aramaic" text:style-name="Internet_20_link" text:visited-style-name="Visited_20_Internet_20_Link"><text:span text:style-name="T157">Chaldean</text:span></text:a><text:span text:style-name="T277">, </text:span><text:a xlink:type="simple" xlink:href="http://en.wikipedia.org/wiki/Persian_language" text:style-name="Internet_20_link" text:visited-style-name="Visited_20_Internet_20_Link">Persian</text:a><text:span text:style-name="T157"> </text:span><text:span text:style-name="T277">and </text:span><text:a xlink:type="simple" xlink:href="http://en.wikipedia.org/wiki/Ge%27ez" text:style-name="Internet_20_link" text:visited-style-name="Visited_20_Internet_20_Link">Ge'ez</text:a><text:span text:style-name="T157"> </text:span><text:span text:style-name="T277">in addition to his native </text:span><text:a xlink:type="simple" xlink:href="http://en.wikipedia.org/wiki/French_language" text:style-name="Internet_20_link" text:visited-style-name="Visited_20_Internet_20_Link"><text:span text:style-name="T157">French</text:span></text:a><text:span text:style-name="T277">.</text:span></text:p>
      <text:p text:style-name="P20"/>
      <text:p text:style-name="P63"><text:span text:style-name="T45">Giacomo Leopardi</text:span><text:span text:style-name="T12">: </text:span><text:span text:style-name="T43">1798 – 1837, Italian poet, philosopher and philologist. </text:span><text:span text:style-name="T36">Although he lived in a secluded town in the ultra-conservative </text:span><text:a xlink:type="simple" xlink:href="http://en.wikipedia.org/wiki/Papal_States" text:style-name="Internet_20_link" text:visited-style-name="Visited_20_Internet_20_Link"><text:span text:style-name="T146">Papal States</text:span></text:a><text:span text:style-name="T36">, he came in touch with the main thoughts of the </text:span><text:a xlink:type="simple" xlink:href="http://en.wikipedia.org/wiki/Age_of_Enlightenment" text:style-name="Internet_20_link" text:visited-style-name="Visited_20_Internet_20_Link"><text:span text:style-name="T146">Enlightenment</text:span></text:a><text:span text:style-name="T36">, and, by his own literary evolution, created a remarkable and renowned poetic work, related to the </text:span><text:a xlink:type="simple" xlink:href="http://en.wikipedia.org/wiki/Romanticism" text:style-name="Internet_20_link" text:visited-style-name="Visited_20_Internet_20_Link"><text:span text:style-name="T146">Romantic</text:span></text:a><text:span text:style-name="T69"> </text:span><text:span text:style-name="T36">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text:span><text:soft-page-break/><text:span text:style-name="T36">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4"/>
      <text:p text:style-name="P23"><text:span text:style-name="T700">Alexandre Dumas: </text:span><text:span text:style-name="T701">1802 – 1870. French writer. </text:span><text:span text:style-name="T702">O</text:span><text:span text:style-name="T701">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659">serials</text:span></text:a><text:span text:style-name="T701">, including </text:span><text:a xlink:type="simple" xlink:href="https://en.wikipedia.org/wiki/The_Count_of_Monte_Cristo" text:style-name="Internet_20_link" text:visited-style-name="Visited_20_Internet_20_Link"><text:span text:style-name="T660">The Count of Monte Cristo</text:span></text:a><text:span text:style-name="T701">, </text:span><text:a xlink:type="simple" xlink:href="https://en.wikipedia.org/wiki/The_Three_Musketeers" text:style-name="Internet_20_link" text:visited-style-name="Visited_20_Internet_20_Link"><text:span text:style-name="T660">The Three Musketeers</text:span></text:a><text:span text:style-name="T701">, </text:span><text:a xlink:type="simple" xlink:href="https://en.wikipedia.org/wiki/Twenty_Years_After" text:style-name="Internet_20_link" text:visited-style-name="Visited_20_Internet_20_Link"><text:span text:style-name="T660">Twenty Years After</text:span></text:a><text:span text:style-name="T701">, and </text:span><text:a xlink:type="simple" xlink:href="https://en.wikipedia.org/wiki/The_Vicomte_de_Bragelonne:_Ten_Years_Later" text:style-name="Internet_20_link" text:visited-style-name="Visited_20_Internet_20_Link"><text:span text:style-name="T660">The Vicomte de Bragelonne: Ten Years Later</text:span></text:a><text:span text:style-name="T701">. </text:span><text:span text:style-name="T693">Prolific in several genres, Dumas began his career by writing plays, which were successfully produced from the first.</text:span></text:p>
      <text:p text:style-name="P24"/>
      <text:p text:style-name="P1"><text:span text:style-name="T430">Victor Marie Hugo: </text:span><text:span text:style-name="T400">1802 – 1885. French poet, novelist, and dramatist of the </text:span><text:a xlink:type="simple" xlink:href="https://en.wikipedia.org/wiki/Romantic_movement" text:style-name="Internet_20_link" text:visited-style-name="Visited_20_Internet_20_Link"><text:span text:style-name="T202">Romantic movement</text:span></text:a><text:span text:style-name="T400">. He is considered one of the greatest and best-known French writers. In France, Hugo's literary fame comes first from his poetry and then from his novels and his dramatic achievements. </text:span><text:span text:style-name="T310">his best-known works are the novels </text:span><text:a xlink:type="simple" xlink:href="https://en.wikipedia.org/wiki/Les_Misérables" text:style-name="Internet_20_link" text:visited-style-name="Visited_20_Internet_20_Link"><text:span text:style-name="T220">Les Misérables</text:span></text:a><text:span text:style-name="T310">, 1862, and </text:span><text:span text:style-name="T428">Notre-Dame de Paris</text:span><text:span text:style-name="T310">,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73">capital punishment</text:span></text:a><text:span text:style-name="T310">.</text:span></text:p>
      <text:p text:style-name="P24"/>
      <text:p text:style-name="P24"/>
      <text:p text:style-name="P63"><text:span text:style-name="T363">Peder Balke</text:span><text:span text:style-name="T287">: </text:span><text:span text:style-name="T311">1804 – 1887. </text:span><text:a xlink:type="simple" xlink:href="https://en.wikipedia.org/wiki/Norway" text:style-name="Internet_20_link" text:visited-style-name="Visited_20_Internet_20_Link"><text:span text:style-name="T174">Norwegian</text:span></text:a><text:span text:style-name="T454"> </text:span><text:span text:style-name="T311">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74">social justice</text:span></text:a><text:span text:style-name="T311">.</text:span></text:p>
      <text:p text:style-name="P20"/>
      <text:p text:style-name="P20"><text:span text:style-name="T694">Edgar Allan Poe: </text:span><text:span text:style-name="T693">1809 – 1849. American writer, editor, and </text:span><text:a xlink:type="simple" xlink:href="https://en.wikipedia.org/wiki/Literary_criticism" text:style-name="Internet_20_link" text:visited-style-name="Visited_20_Internet_20_Link"><text:span text:style-name="T658">literary critic</text:span></text:a><text:span text:style-name="T693">. Poe is best known for his poetry and short stories, particularly his tales of </text:span><text:a xlink:type="simple" xlink:href="https://en.wikipedia.org/wiki/Mystery_(fiction)" text:style-name="Internet_20_link" text:visited-style-name="Visited_20_Internet_20_Link"><text:span text:style-name="T658">mystery</text:span></text:a><text:span text:style-name="T690"> </text:span><text:span text:style-name="T693">and the </text:span><text:a xlink:type="simple" xlink:href="https://en.wikipedia.org/wiki/Macabre" text:style-name="Internet_20_link" text:visited-style-name="Visited_20_Internet_20_Link"><text:span text:style-name="T658">macabre</text:span></text:a><text:span text:style-name="T693">. He is widely regarded as a central figure of </text:span><text:a xlink:type="simple" xlink:href="https://en.wikipedia.org/wiki/Romanticism" text:style-name="Internet_20_link" text:visited-style-name="Visited_20_Internet_20_Link"><text:span text:style-name="T658">Romanticism</text:span></text:a><text:span text:style-name="T690"> </text:span><text:span text:style-name="T693">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658">detective fiction</text:span></text:a><text:span text:style-name="T690"> </text:span><text:span text:style-name="T693">genre and is further credited with contributing to the emerging genre of </text:span><text:a xlink:type="simple" xlink:href="https://en.wikipedia.org/wiki/Science_fiction" text:style-name="Internet_20_link" text:visited-style-name="Visited_20_Internet_20_Link">science </text:a><text:a xlink:type="simple" xlink:href="https://en.wikipedia.org/wiki/Science_fiction" text:style-name="Internet_20_link" text:visited-style-name="Visited_20_Internet_20_Link">fiction</text:a><text:span text:style-name="T693">.</text:span><text:span text:style-name="T662"> </text:span><text:span text:style-name="T693">He was the first well-known American writer to try to earn a living through writing alone, resulting in a financially difficult life and career. </text:span><text:span text:style-name="T695">He starts publishing at the age of 18 a book or poetry: Tamerlane. </text:span><text:span text:style-name="T696">His addiction to alcohol made it impossible for him to retain the editorial position he secured on various magazines. In 1836 he married a child of thirteen. </text:span><text:span text:style-name="T697">In 1845 he became popular thank to his </text:span><text:soft-page-break/><text:span text:style-name="T697">poem: “The Raven”. </text:span><text:span text:style-name="T698">Abbandonato dal padre ad un anno di età, morta la madre a 3 anni, fu adottato da una famiglia di mercanti di nome Allan. Walt W</text:span><text:span text:style-name="T699">hit</text:span><text:span text:style-name="T698">man </text:span><text:span text:style-name="T699">and Mallarmé</text:span><text:span text:style-name="T698"> </text:span><text:span text:style-name="T699">prised him and Baudelaire adored him and translated him.</text:span></text:p>
      <text:p text:style-name="P20"/>
      <text:p text:style-name="P1"><text:span text:style-name="T390">Charles John Huffam Dickens: </text:span><text:span text:style-name="T410">1812 – 1870. English writer and social critic. He is regarded as the greatest novelist of the </text:span><text:a xlink:type="simple" xlink:href="https://en.wikipedia.org/wiki/Victorian_era" text:style-name="Internet_20_link" text:visited-style-name="Visited_20_Internet_20_Link"><text:span text:style-name="T206">Victorian era</text:span></text:a><text:span text:style-name="T410">.</text:span><text:span text:style-name="T228"> </text:span><text:span text:style-name="T410">His works enjoyed unprecedented popularity during his lifetime, and by the twentieth century critics and scholars had recognised him as a literary genius. </text:span><text:span text:style-name="T310">Dickens's literary success began with the 1836 serial publication of </text:span><text:a xlink:type="simple" xlink:href="https://en.wikipedia.org/wiki/The_Pickwick_Papers" text:style-name="Internet_20_link" text:visited-style-name="Visited_20_Internet_20_Link"><text:span text:style-name="T194">The Pickwick Papers</text:span></text:a><text:span text:style-name="T310">. Within a few years he had become an international literary celebrity, famous for his humour, satire, and keen observation of character and society.</text:span><text:span text:style-name="T410"> Dickens was regarded as the literary colossus of his age. His </text:span><text:span text:style-name="T412">works include</text:span><text:span text:style-name="T410"> </text:span><text:span text:style-name="T412">the </text:span><text:span text:style-name="T410">novella </text:span><text:a xlink:type="simple" xlink:href="https://en.wikipedia.org/wiki/A_Christmas_Carol" text:style-name="Internet_20_link" text:visited-style-name="Visited_20_Internet_20_Link"><text:span text:style-name="T219">A Christmas Carol</text:span></text:a><text:span text:style-name="T410">, </text:span><text:a xlink:type="simple" xlink:href="https://en.wikipedia.org/wiki/Oliver_Twist" text:style-name="Internet_20_link" text:visited-style-name="Visited_20_Internet_20_Link">Oliver Twist</text:a><text:span text:style-name="T219">, </text:span><text:a xlink:type="simple" xlink:href="https://en.wikipedia.org/wiki/Great_Expectations" text:style-name="Internet_20_link" text:visited-style-name="Visited_20_Internet_20_Link">Great Expectations</text:a><text:span text:style-name="T492">,</text:span><text:span text:style-name="T493"> David Copperfield </text:span><text:span text:style-name="T494">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207"> </text:span><text:span text:style-name="T494">to </text:span><text:a xlink:type="simple" xlink:href="https://en.wikipedia.org/wiki/George_Orwell" text:style-name="Internet_20_link" text:visited-style-name="Visited_20_Internet_20_Link">George Orwell</text:a><text:span text:style-name="T207"> </text:span><text:span text:style-name="T494">and </text:span><text:a xlink:type="simple" xlink:href="https://en.wikipedia.org/wiki/G._K._Chesterton" text:style-name="Internet_20_link" text:visited-style-name="Visited_20_Internet_20_Link"><text:span text:style-name="T207">G. K. Chesterton</text:span></text:a><text:span text:style-name="T494">—for its </text:span><text:a xlink:type="simple" xlink:href="https://en.wikipedia.org/wiki/Realism_(arts)" text:style-name="Internet_20_link" text:visited-style-name="Visited_20_Internet_20_Link"><text:span text:style-name="T207">realism</text:span></text:a><text:span text:style-name="T494">, comedy, prose style, unique characterisations, and </text:span><text:a xlink:type="simple" xlink:href="https://en.wikipedia.org/wiki/Child_labour#Historical" text:style-name="Internet_20_link" text:visited-style-name="Visited_20_Internet_20_Link"><text:span text:style-name="T207">social criticism</text:span></text:a><text:span text:style-name="T494">. On the other hand, </text:span><text:a xlink:type="simple" xlink:href="https://en.wikipedia.org/wiki/Oscar_Wilde" text:style-name="Internet_20_link" text:visited-style-name="Visited_20_Internet_20_Link"><text:span text:style-name="T207">Oscar Wilde</text:span></text:a><text:span text:style-name="T494">, </text:span><text:a xlink:type="simple" xlink:href="https://en.wikipedia.org/wiki/Henry_James" text:style-name="Internet_20_link" text:visited-style-name="Visited_20_Internet_20_Link"><text:span text:style-name="T207">Henry James</text:span></text:a><text:span text:style-name="T494">, and </text:span><text:a xlink:type="simple" xlink:href="https://en.wikipedia.org/wiki/Virginia_Woolf" text:style-name="Internet_20_link" text:visited-style-name="Visited_20_Internet_20_Link">Virginia Woolf</text:a><text:span text:style-name="T207"> </text:span><text:span text:style-name="T494">complained of a lack of psychological depth, loose writing, and a vein of saccharine sentimentalism.</text:span></text:p>
      <text:p text:style-name="P20"/>
      <text:p text:style-name="P1"><text:span text:style-name="T390">Søren Aabye Kierkegaard: </text:span><text:span text:style-name="T410">1813 – 1855. Danish </text:span><text:a xlink:type="simple" xlink:href="https://en.wikipedia.org/wiki/Philosopher" text:style-name="Internet_20_link" text:visited-style-name="Visited_20_Internet_20_Link"><text:span text:style-name="T206">philosopher</text:span></text:a><text:span text:style-name="T410">, theologian, poet, </text:span><text:a xlink:type="simple" xlink:href="https://en.wikipedia.org/wiki/Social_critic" text:style-name="Internet_20_link" text:visited-style-name="Visited_20_Internet_20_Link"><text:span text:style-name="T206">social critic</text:span></text:a><text:span text:style-name="T492"> </text:span><text:span text:style-name="T410">and religious author who is widely considered to be the first </text:span><text:a xlink:type="simple" xlink:href="https://en.wikipedia.org/wiki/Existentialism" text:style-name="Internet_20_link" text:visited-style-name="Visited_20_Internet_20_Link">existentialist</text:a><text:span text:style-name="T206"> </text:span><text:span text:style-name="T410">philosopher.</text:span><text:span text:style-name="T228"> </text:span><text:span text:style-name="T463">Much of his philosophical work deals with the issues of how one lives as a "single individual", giving priority to concrete human reality over abstract thinking and highlighting the importance of personal choice and commitment.</text:span><text:span text:style-name="T222"> </text:span><text:span text:style-name="T463">He was against literary critics who defined </text:span><text:a xlink:type="simple" xlink:href="https://en.wikipedia.org/wiki/Idealism" text:style-name="Internet_20_link" text:visited-style-name="Visited_20_Internet_20_Link"><text:span text:style-name="T173">idealist</text:span></text:a><text:span text:style-name="T515"> </text:span><text:span text:style-name="T463">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73">Church of Denmark</text:span></text:a><text:span text:style-name="T463">. His psychological work explored the </text:span><text:a xlink:type="simple" xlink:href="https://en.wikipedia.org/wiki/Emotion" text:style-name="Internet_20_link" text:visited-style-name="Visited_20_Internet_20_Link">emotions</text:a><text:span text:style-name="T173"> </text:span><text:span text:style-name="T463">and </text:span><text:a xlink:type="simple" xlink:href="https://en.wikipedia.org/wiki/Feeling" text:style-name="Internet_20_link" text:visited-style-name="Visited_20_Internet_20_Link">feelings</text:a><text:span text:style-name="T173"> </text:span><text:span text:style-name="T463">of individuals when faced with life choices.</text:span><text:span text:style-name="T222"> </text:span><text:span text:style-name="T463">Notably, he wrote: "Science</text:span><text:span text:style-name="T222"> </text:span><text:span text:style-name="T463">and </text:span><text:a xlink:type="simple" xlink:href="https://en.wikipedia.org/wiki/Scholarly_method" text:style-name="Internet_20_link" text:visited-style-name="Visited_20_Internet_20_Link"><text:span text:style-name="T173">scholarship</text:span></text:a><text:span text:style-name="T515"> </text:span><text:span text:style-name="T463">want to teach that becoming objective is the way. Christianity teaches that the way is to become subjective, to become a subject."</text:span><text:span text:style-name="T222"> </text:span><text:span text:style-name="T463">While scientists can learn about the world by observation, Kierkegaard emphatically denied that observation could reveal the inner workings of the world of the spirit. </text:span><text:span text:style-name="T471">B</text:span><text:span text:style-name="T463">y the turn of the 20th century, his writings were translated into major European languages, such as French and German.</text:span></text:p>
      <text:p text:style-name="P20"/>
      <text:p text:style-name="P25"><text:span text:style-name="T784">Existentialism</text:span><text:span text:style-name="T611">: began in the mid-19 century, with Soren Kierkegaard, oppo</text:span><text:span text:style-name="T612">se</text:span><text:span text:style-name="T611">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27">Friedrich Nietzsche, Fyodor Dostoyevskij, Martin Heidegger, Jean-Paul Sartre. </text:span><text:span text:style-name="T611">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21">“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785">"there is only one truly serious philosophical problem, and that is suicide</text:span><text:span text:style-name="T62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20"/>
      <text:p text:style-name="P141">George Boole: 1815 – 1864 d.C. 1847: l'analisi matematica della logica. Algebra booleana. Si fa ispirare dai Ching orientali, e pone vero = 1, falso = 0. Quello che fa è avere il colpo <text:soft-page-break/>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41"/>
      <text:p text:style-name="P172"><text:span text:style-name="T300">Il franco cacciatore </text:span><text:span text:style-name="T303">(</text:span><text:span text:style-name="T300">Der Freischütz</text:span><text:span text:style-name="T303">)</text:span><text:span text:style-name="T302">: </text:span><text:a xlink:type="simple" xlink:href="https://it.wikipedia.org/wiki/Opera_lirica" text:style-name="Internet_20_link" text:visited-style-name="Visited_20_Internet_20_Link">opera</text:a><text:span text:style-name="T167"> </text:span><text:span text:style-name="T302">in tre atti di </text:span><text:a xlink:type="simple" xlink:href="https://it.wikipedia.org/wiki/Carl_Maria_von_Weber" text:style-name="Internet_20_link" text:visited-style-name="Visited_20_Internet_20_Link">Carl Maria von Weber</text:a><text:span text:style-name="T167"> </text:span><text:span text:style-name="T302">su </text:span><text:a xlink:type="simple" xlink:href="https://it.wikipedia.org/wiki/Libretto" text:style-name="Internet_20_link" text:visited-style-name="Visited_20_Internet_20_Link">libretto</text:a><text:span text:style-name="T167"> </text:span><text:span text:style-name="T302">di </text:span><text:a xlink:type="simple" xlink:href="https://it.wikipedia.org/w/index.php?title=Johann_Friedrich_Kind&amp;action=edit&amp;redlink=1" text:style-name="Internet_20_link" text:visited-style-name="Visited_20_Internet_20_Link"><text:span text:style-name="T264">Johann Friedrich Kind</text:span></text:a><text:span text:style-name="T302">. </text:span><text:span text:style-name="T294">È considerata la prima importante opera del </text:span><text:a xlink:type="simple" xlink:href="https://it.wikipedia.org/wiki/Romanticismo" text:style-name="Internet_20_link" text:visited-style-name="Visited_20_Internet_20_Link"><text:span text:style-name="T164">romanticismo</text:span></text:a><text:span text:style-name="T460"> </text:span><text:a xlink:type="simple" xlink:href="https://it.wikipedia.org/wiki/Germania" text:style-name="Internet_20_link" text:visited-style-name="Visited_20_Internet_20_Link"><text:span text:style-name="T164">tedesco</text:span></text:a><text:span text:style-name="T294">, soprattutto per la sua </text:span><text:span text:style-name="T298">identità nazionale e l'aspro temperamento emotivo</text:span><text:span text:style-name="T294">. La trama dell'opera è tratta da </text:span><text:span text:style-name="T298">leggende popolari tedesche </text:span><text:span text:style-name="T294">e molte delle sue </text:span><text:a xlink:type="simple" xlink:href="https://it.wikipedia.org/wiki/Aria_(musica)" text:style-name="Internet_20_link" text:visited-style-name="Visited_20_Internet_20_Link">arie</text:a><text:span text:style-name="T164"> </text:span><text:span text:style-name="T294">furono ispirate dalla </text:span><text:span text:style-name="T298">musica popolare </text:span><text:span text:style-name="T294">tedesca. La rappresentazione della </text:span><text:span text:style-name="T298">dimensione sovrannaturale e misteriosa</text:span><text:span text:style-name="T294"> tipica del primo romanticismo è intensa soprattutto nella famosa scena della Valle del lupo. Nonostante le sue audaci innovazioni (e i conseguenti feroci attacchi della critica), l'opera divenne presto un successo internazionale, con circa cinquanta repliche nei primi 18 mesi dopo la prima del 18 giugno </text:span><text:a xlink:type="simple" xlink:href="https://it.wikipedia.org/wiki/1821" text:style-name="Internet_20_link" text:visited-style-name="Visited_20_Internet_20_Link">1821</text:a><text:span text:style-name="T164"> </text:span><text:span text:style-name="T294">al </text:span><text:a xlink:type="simple" xlink:href="https://it.wikipedia.org/wiki/Konzerthaus_Berlin" text:style-name="Internet_20_link" text:visited-style-name="Visited_20_Internet_20_Link"><text:span text:style-name="T164">Konzerthaus Berlin</text:span></text:a><text:span text:style-name="T294">. Tra i molti artisti influenzati dal </text:span><text:span text:style-name="T299">Der Freischütz </text:span><text:span text:style-name="T294">c'era</text:span><text:span text:style-name="T295">no</text:span><text:span text:style-name="T294"> </text:span><text:a xlink:type="simple" xlink:href="https://it.wikipedia.org/wiki/Richard_Wagner" text:style-name="Internet_20_link" text:visited-style-name="Visited_20_Internet_20_Link"><text:span text:style-name="T164">Richard Wagner</text:span></text:a><text:span text:style-name="T294">, considerato da molti l'erede di Weber, </text:span><text:span text:style-name="T295">e Berlioz</text:span><text:span text:style-name="T294">.</text:span></text:p>
      <text:p text:style-name="P146"/>
      <text:p text:style-name="P1"><text:span text:style-name="T628">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621"> </text:span></text:p>
      <text:p text:style-name="P75"/>
      <text:p text:style-name="P1"><text:span text:style-name="T436">Louis Pasteur: </text:span><text:span text:style-name="T437">1822 – 1895. </text:span><text:a xlink:type="simple" xlink:href="https://en.wikipedia.org/wiki/French_people" text:style-name="Internet_20_link" text:visited-style-name="Visited_20_Internet_20_Link">French</text:a><text:span text:style-name="T229"> </text:span><text:a xlink:type="simple" xlink:href="https://en.wikipedia.org/wiki/Chemist" text:style-name="Internet_20_link" text:visited-style-name="Visited_20_Internet_20_Link">chemist</text:a><text:span text:style-name="T521"> </text:span><text:span text:style-name="T437">and </text:span><text:a xlink:type="simple" xlink:href="https://en.wikipedia.org/wiki/Microbiologist" text:style-name="Internet_20_link" text:visited-style-name="Visited_20_Internet_20_Link"><text:span text:style-name="T229">microbiologist</text:span></text:a><text:span text:style-name="T521"> </text:span><text:span text:style-name="T437">renowned for his discoveries of the principles of </text:span><text:a xlink:type="simple" xlink:href="https://en.wikipedia.org/wiki/Vaccination" text:style-name="Internet_20_link" text:visited-style-name="Visited_20_Internet_20_Link"><text:span text:style-name="T229">vaccination</text:span></text:a><text:span text:style-name="T437">, </text:span><text:a xlink:type="simple" xlink:href="https://en.wikipedia.org/wiki/Fermentation" text:style-name="Internet_20_link" text:visited-style-name="Visited_20_Internet_20_Link"><text:span text:style-name="T229">microbial fermentation</text:span></text:a><text:span text:style-name="T521"> </text:span><text:span text:style-name="T437">and </text:span><text:a xlink:type="simple" xlink:href="https://en.wikipedia.org/wiki/Pasteurization" text:style-name="Internet_20_link" text:visited-style-name="Visited_20_Internet_20_Link"><text:span text:style-name="T229">pasteurization</text:span></text:a><text:span text:style-name="T437">.</text:span><text:span text:style-name="T311"> He is remembered for his remarkable breakthroughs in the causes and preventions of </text:span><text:a xlink:type="simple" xlink:href="https://en.wikipedia.org/wiki/Diseases" text:style-name="Internet_20_link" text:visited-style-name="Visited_20_Internet_20_Link"><text:span text:style-name="T174">diseases</text:span></text:a><text:span text:style-name="T311">, and his discoveries have saved countless lives ever since. He reduced mortality from </text:span><text:a xlink:type="simple" xlink:href="https://en.wikipedia.org/wiki/Puerperal_fever" text:style-name="Internet_20_link" text:visited-style-name="Visited_20_Internet_20_Link"><text:span text:style-name="T174">puerperal fever</text:span></text:a><text:span text:style-name="T311">, and created the first vaccines for </text:span><text:a xlink:type="simple" xlink:href="https://en.wikipedia.org/wiki/Rabies" text:style-name="Internet_20_link" text:visited-style-name="Visited_20_Internet_20_Link"><text:span text:style-name="T174">rabies</text:span></text:a><text:span text:style-name="T517"> </text:span><text:span text:style-name="T311">and </text:span><text:a xlink:type="simple" xlink:href="https://en.wikipedia.org/wiki/Anthrax" text:style-name="Internet_20_link" text:visited-style-name="Visited_20_Internet_20_Link"><text:span text:style-name="T174">anthrax</text:span></text:a><text:span text:style-name="T311">. His medical discoveries provided direct support for the </text:span><text:a xlink:type="simple" xlink:href="https://en.wikipedia.org/wiki/Germ_theory_of_disease" text:style-name="Internet_20_link" text:visited-style-name="Visited_20_Internet_20_Link">germ theory of disease</text:a><text:span text:style-name="T174"> </text:span><text:span text:style-name="T311">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74">milk</text:span></text:a><text:span text:style-name="T517"> </text:span><text:span text:style-name="T311">and </text:span><text:a xlink:type="simple" xlink:href="https://en.wikipedia.org/wiki/Wine" text:style-name="Internet_20_link" text:visited-style-name="Visited_20_Internet_20_Link"><text:span text:style-name="T174">wine</text:span></text:a><text:span text:style-name="T517"> </text:span><text:span text:style-name="T311">to stop bacterial contamination, a process now called </text:span><text:a xlink:type="simple" xlink:href="https://en.wikipedia.org/wiki/Pasteurization" text:style-name="Internet_20_link" text:visited-style-name="Visited_20_Internet_20_Link"><text:span text:style-name="T174">pasteurization</text:span></text:a><text:span text:style-name="T311">. He is regarded as one of the three main founders of </text:span><text:a xlink:type="simple" xlink:href="https://en.wikipedia.org/wiki/Bacteriology" text:style-name="Internet_20_link" text:visited-style-name="Visited_20_Internet_20_Link"><text:span text:style-name="T174">bacteriology</text:span></text:a><text:span text:style-name="T311">, together with </text:span><text:a xlink:type="simple" xlink:href="https://en.wikipedia.org/wiki/Ferdinand_Cohn" text:style-name="Internet_20_link" text:visited-style-name="Visited_20_Internet_20_Link"><text:span text:style-name="T174">Ferdinand Cohn</text:span></text:a><text:span text:style-name="T517"> </text:span><text:span text:style-name="T311">and </text:span><text:a xlink:type="simple" xlink:href="https://en.wikipedia.org/wiki/Robert_Koch" text:style-name="Internet_20_link" text:visited-style-name="Visited_20_Internet_20_Link"><text:span text:style-name="T174">Robert Koch</text:span></text:a><text:span text:style-name="T311">, and is popularly known as the "father of microbiology"</text:span></text:p>
      <text:p text:style-name="P75"/>
      <text:p text:style-name="P75"/>
      <text:p text:style-name="P56"><text:span text:style-name="T620">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620"> <text:s/></text:span><text:span text:style-name="T10">Fortemente interessato al miglioramento della razza ed alla selezione di una élite intellettuale. La sua teoria è anche detta Darwinismo Sociale.</text:span></text:p>
      <text:p text:style-name="P15"/>
      <text:p text:style-name="P56"><text:span text:style-name="T275">Frederick Law Olmsted</text:span><text:span text:style-name="T531">: </text:span><text:span text:style-name="T277">1822 – 1903. </text:span><text:a xlink:type="simple" xlink:href="http://en.wikipedia.org/wiki/United_States" text:style-name="Internet_20_link" text:visited-style-name="Visited_20_Internet_20_Link"><text:span text:style-name="T157">American</text:span></text:a><text:span text:style-name="T516"> </text:span><text:span text:style-name="T277">landscape architect, journalist, social critic, and public administrator. </text:span><text:span text:style-name="T286">He is popularly considered to be the father of American </text:span><text:a xlink:type="simple" xlink:href="http://en.wikipedia.org/wiki/Landscape_architecture" text:style-name="Internet_20_link" text:visited-style-name="Visited_20_Internet_20_Link"><text:span text:style-name="T144">landscape architecture</text:span></text:a><text:span text:style-name="T286">, although many scholars have bestowed that title upon </text:span><text:a xlink:type="simple" xlink:href="http://en.wikipedia.org/wiki/Andrew_Jackson_Downing" text:style-name="Internet_20_link" text:visited-style-name="Visited_20_Internet_20_Link"><text:span text:style-name="T144">Andrew Jackson Downing</text:span></text:a><text:span text:style-name="T286">.</text:span><text:span text:style-name="T10"> Central Park di New York.</text:span></text:p>
      <text:p text:style-name="P15"/>
      <text:p text:style-name="P1"><text:span text:style-name="T387">Henrik Johan Ibsen</text:span><text:span text:style-name="T536">: </text:span><text:span text:style-name="T400">1828 – 1906. </text:span><text:span text:style-name="T407">He w</text:span><text:span text:style-name="T400">as a major </text:span><text:a xlink:type="simple" xlink:href="https://en.wikipedia.org/wiki/Nineteenth-century_theatre" text:style-name="Internet_20_link" text:visited-style-name="Visited_20_Internet_20_Link"><text:span text:style-name="T202">19th-century</text:span></text:a><text:span text:style-name="T522"> </text:span><text:span text:style-name="T400">Norwegian </text:span><text:a xlink:type="simple" xlink:href="https://en.wikipedia.org/wiki/Playwright" text:style-name="Internet_20_link" text:visited-style-name="Visited_20_Internet_20_Link"><text:span text:style-name="T202">playwright</text:span></text:a><text:span text:style-name="T400">, theatre director, and </text:span><text:a xlink:type="simple" xlink:href="https://en.wikipedia.org/wiki/Poet" text:style-name="Internet_20_link" text:visited-style-name="Visited_20_Internet_20_Link"><text:span text:style-name="T202">poet</text:span></text:a><text:span text:style-name="T400">. He is often referred to as "the father of </text:span><text:a xlink:type="simple" xlink:href="https://en.wikipedia.org/wiki/Theatrical_realism" text:style-name="Internet_20_link" text:visited-style-name="Visited_20_Internet_20_Link"><text:span text:style-name="T202">realism</text:span></text:a><text:span text:style-name="T400">" and is one of the founders of </text:span><text:a xlink:type="simple" xlink:href="https://en.wikipedia.org/wiki/Modernism" text:style-name="Internet_20_link" text:visited-style-name="Visited_20_Internet_20_Link"><text:span text:style-name="T202">Modernism</text:span></text:a><text:span text:style-name="T522"> </text:span><text:span text:style-name="T400">in theatre.</text:span><text:span text:style-name="T536"> </text:span><text:span text:style-name="T400">His major works include </text:span><text:a xlink:type="simple" xlink:href="https://en.wikipedia.org/wiki/Brand_(play)" text:style-name="Internet_20_link" text:visited-style-name="Visited_20_Internet_20_Link"><text:span text:style-name="T214">Brand</text:span></text:a><text:span text:style-name="T400">, </text:span><text:a xlink:type="simple" xlink:href="https://en.wikipedia.org/wiki/Peer_Gynt" text:style-name="Internet_20_link" text:visited-style-name="Visited_20_Internet_20_Link"><text:span text:style-name="T214">Peer Gynt</text:span></text:a><text:span text:style-name="T400">, </text:span><text:a xlink:type="simple" xlink:href="https://en.wikipedia.org/wiki/An_Enemy_of_the_People" text:style-name="Internet_20_link" text:visited-style-name="Visited_20_Internet_20_Link">An </text:a><text:a xlink:type="simple" xlink:href="https://en.wikipedia.org/wiki/An_Enemy_of_the_People" text:style-name="Internet_20_link" text:visited-style-name="Visited_20_Internet_20_Link">Enemy of the People</text:a><text:span text:style-name="T400">, </text:span><text:a xlink:type="simple" xlink:href="https://en.wikipedia.org/wiki/Emperor_and_Galilean" text:style-name="Internet_20_link" text:visited-style-name="Visited_20_Internet_20_Link"><text:span text:style-name="T214">Emperor and Galilean</text:span></text:a><text:span text:style-name="T400">, </text:span><text:a xlink:type="simple" xlink:href="https://en.wikipedia.org/wiki/A_Doll%27s_House" text:style-name="Internet_20_link" text:visited-style-name="Visited_20_Internet_20_Link"><text:span text:style-name="T214">A Doll's House</text:span></text:a><text:span text:style-name="T400">, </text:span><text:a xlink:type="simple" xlink:href="https://en.wikipedia.org/wiki/Hedda_Gabler" text:style-name="Internet_20_link" text:visited-style-name="Visited_20_Internet_20_Link"><text:span text:style-name="T214">Hedda Gabler</text:span></text:a><text:span text:style-name="T400">, </text:span><text:a xlink:type="simple" xlink:href="https://en.wikipedia.org/wiki/Ghosts_(play)" text:style-name="Internet_20_link" text:visited-style-name="Visited_20_Internet_20_Link"><text:span text:style-name="T214">Ghosts</text:span></text:a><text:span text:style-name="T400">, </text:span><text:soft-page-break/><text:a xlink:type="simple" xlink:href="https://en.wikipedia.org/wiki/The_Wild_Duck" text:style-name="Internet_20_link" text:visited-style-name="Visited_20_Internet_20_Link"><text:span text:style-name="T214">The Wild Duck</text:span></text:a><text:span text:style-name="T400">, </text:span><text:a xlink:type="simple" xlink:href="https://en.wikipedia.org/wiki/Rosmersholm" text:style-name="Internet_20_link" text:visited-style-name="Visited_20_Internet_20_Link"><text:span text:style-name="T214">Rosmersholm</text:span></text:a><text:span text:style-name="T400">, and </text:span><text:a xlink:type="simple" xlink:href="https://en.wikipedia.org/wiki/The_Master_Builder" text:style-name="Internet_20_link" text:visited-style-name="Visited_20_Internet_20_Link"><text:span text:style-name="T214">The Master Builder</text:span></text:a><text:span text:style-name="T400">. </text:span><text:span text:style-name="T310">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76">Peer Gynt</text:span><text:span text:style-name="T310">, however, has strong </text:span><text:a xlink:type="simple" xlink:href="https://en.wikipedia.org/wiki/Surrealism" text:style-name="Internet_20_link" text:visited-style-name="Visited_20_Internet_20_Link">surreal</text:a><text:span text:style-name="T173"> </text:span><text:span text:style-name="T310">elements</text:span><text:span text:style-name="T400">. He influenced other playwrights and novelists such as </text:span><text:a xlink:type="simple" xlink:href="https://en.wikipedia.org/wiki/George_Bernard_Shaw" text:style-name="Internet_20_link" text:visited-style-name="Visited_20_Internet_20_Link"><text:span text:style-name="T202">George Bernard Shaw</text:span></text:a><text:span text:style-name="T400">, </text:span><text:a xlink:type="simple" xlink:href="https://en.wikipedia.org/wiki/Oscar_Wilde" text:style-name="Internet_20_link" text:visited-style-name="Visited_20_Internet_20_Link"><text:span text:style-name="T202">Oscar Wilde</text:span></text:a><text:span text:style-name="T400">, </text:span><text:a xlink:type="simple" xlink:href="https://en.wikipedia.org/wiki/Arthur_Miller" text:style-name="Internet_20_link" text:visited-style-name="Visited_20_Internet_20_Link"><text:span text:style-name="T202">Arthur Miller</text:span></text:a><text:span text:style-name="T400">, </text:span><text:a xlink:type="simple" xlink:href="https://en.wikipedia.org/wiki/James_Joyce" text:style-name="Internet_20_link" text:visited-style-name="Visited_20_Internet_20_Link"><text:span text:style-name="T202">James Joyce</text:span></text:a><text:span text:style-name="T400">, </text:span><text:a xlink:type="simple" xlink:href="https://en.wikipedia.org/wiki/Eugene_O%27Neill" text:style-name="Internet_20_link" text:visited-style-name="Visited_20_Internet_20_Link">Eugene O'Neill</text:a><text:span text:style-name="T202"> </text:span><text:span text:style-name="T400">and </text:span><text:a xlink:type="simple" xlink:href="https://en.wikipedia.org/wiki/Miroslav_Krleža" text:style-name="Internet_20_link" text:visited-style-name="Visited_20_Internet_20_Link"><text:span text:style-name="T202">Miroslav Krleža</text:span></text:a><text:span text:style-name="T400">. Ibsen was nominated for the </text:span><text:a xlink:type="simple" xlink:href="https://en.wikipedia.org/wiki/Nobel_Prize_in_Literature" text:style-name="Internet_20_link" text:visited-style-name="Visited_20_Internet_20_Link">Nobel Prize in </text:a><text:a xlink:type="simple" xlink:href="https://en.wikipedia.org/wiki/Nobel_Prize_in_Literature" text:style-name="Internet_20_link" text:visited-style-name="Visited_20_Internet_20_Link">Literature</text:a><text:span text:style-name="T202"> </text:span><text:span text:style-name="T400">in 1902, 1903 and 1904.</text:span></text:p>
      <text:p text:style-name="P15"/>
      <text:p text:style-name="P1"><text:span text:style-name="T387">Eadweard Muybridge: </text:span><text:span text:style-name="T400">1830 – 1904, born </text:span><text:span text:style-name="T387">Edward James Muggeridge.</text:span><text:span text:style-name="T400"> English photographer important for his pioneering work in photographic studies of </text:span><text:a xlink:type="simple" xlink:href="https://en.wikipedia.org/wiki/Motion_(physics)" text:style-name="Internet_20_link" text:visited-style-name="Visited_20_Internet_20_Link"><text:span text:style-name="T202">motion</text:span></text:a><text:span text:style-name="T400">, and early work in motion-picture </text:span><text:a xlink:type="simple" xlink:href="https://en.wikipedia.org/wiki/Movie_projector" text:style-name="Internet_20_link" text:visited-style-name="Visited_20_Internet_20_Link"><text:span text:style-name="T202">projection</text:span></text:a><text:span text:style-name="T400">. </text:span><text:span text:style-name="T310">In 1874 he shot and killed Major Harry Larkyns, his wife's lover, but was acquitted in a jury trial on the grounds of </text:span><text:a xlink:type="simple" xlink:href="https://en.wikipedia.org/wiki/Justifiable_homicide" text:style-name="Internet_20_link" text:visited-style-name="Visited_20_Internet_20_Link"><text:span text:style-name="T173">justifiable homicide</text:span></text:a><text:span text:style-name="T310">. In the 1880s, Muybridge entered a very productive period at the </text:span><text:a xlink:type="simple" xlink:href="https://en.wikipedia.org/wiki/University_of_Pennsylvania" text:style-name="Internet_20_link" text:visited-style-name="Visited_20_Internet_20_Link">University of Pennsylvania</text:a><text:span text:style-name="T173"> </text:span><text:span text:style-name="T310">in </text:span><text:a xlink:type="simple" xlink:href="https://en.wikipedia.org/wiki/Philadelphia" text:style-name="Internet_20_link" text:visited-style-name="Visited_20_Internet_20_Link"><text:span text:style-name="T173">Philadelphia</text:span></text:a><text:span text:style-name="T310">, producing over 100,000 images of animals and humans in motion, capturing what the human eye could not distinguish as separate movements. He spent much of his later years giving public lectures and demonstrations of his photography and early motion picture sequences, traveling back to England and Europe to publicise his work. Today, Muybridge is known for his pioneering work on </text:span><text:a xlink:type="simple" xlink:href="https://en.wikipedia.org/wiki/Animal_locomotion" text:style-name="Internet_20_link" text:visited-style-name="Visited_20_Internet_20_Link">animal locomotion</text:a><text:span text:style-name="T173"> </text:span><text:span text:style-name="T310">in 1877 and 1878, which used multiple cameras to capture </text:span><text:a xlink:type="simple" xlink:href="https://en.wikipedia.org/wiki/Motion_(physics)" text:style-name="Internet_20_link" text:visited-style-name="Visited_20_Internet_20_Link">motion</text:a><text:span text:style-name="T173"> </text:span><text:span text:style-name="T310">in </text:span><text:a xlink:type="simple" xlink:href="https://en.wikipedia.org/wiki/Stop-motion" text:style-name="Internet_20_link" text:visited-style-name="Visited_20_Internet_20_Link">stop-motion</text:a><text:span text:style-name="T173"> </text:span><text:span text:style-name="T310">photographs, and his </text:span><text:a xlink:type="simple" xlink:href="https://en.wikipedia.org/wiki/Zoopraxiscope" text:style-name="Internet_20_link" text:visited-style-name="Visited_20_Internet_20_Link"><text:span text:style-name="T173">zoopraxiscope</text:span></text:a><text:span text:style-name="T310">, a device for projecting </text:span><text:a xlink:type="simple" xlink:href="https://en.wikipedia.org/wiki/Film" text:style-name="Internet_20_link" text:visited-style-name="Visited_20_Internet_20_Link">motion pictures</text:a><text:span text:style-name="T173"> </text:span><text:span text:style-name="T310">that pre-dated the flexible perforated film strip used in </text:span><text:a xlink:type="simple" xlink:href="https://en.wikipedia.org/wiki/Cinematography" text:style-name="Internet_20_link" text:visited-style-name="Visited_20_Internet_20_Link"><text:span text:style-name="T173">cinematography</text:span></text:a><text:span text:style-name="T310">.</text:span></text:p>
      <text:p text:style-name="P15"/>
      <text:p text:style-name="P88"><text:span text:style-name="T387">Lewis Carroll: </text:span><text:a xlink:type="simple" xlink:href="https://it.wikipedia.org/wiki/1832" text:style-name="Internet_20_link" text:visited-style-name="Visited_20_Internet_20_Link">1832</text:a><text:span text:style-name="T202"> </text:span><text:span text:style-name="T400">– </text:span><text:a xlink:type="simple" xlink:href="https://it.wikipedia.org/wiki/1898" text:style-name="Internet_20_link" text:visited-style-name="Visited_20_Internet_20_Link">1898</text:a><text:span text:style-name="T202">.</text:span><text:span text:style-name="T400"> </text:span><text:span text:style-name="T401">S</text:span><text:a xlink:type="simple" xlink:href="https://it.wikipedia.org/wiki/Scrittore" text:style-name="Internet_20_link" text:visited-style-name="Visited_20_Internet_20_Link"><text:span text:style-name="T202">crittore</text:span></text:a><text:span text:style-name="T400">, </text:span><text:a xlink:type="simple" xlink:href="https://it.wikipedia.org/wiki/Matematico" text:style-name="Internet_20_link" text:visited-style-name="Visited_20_Internet_20_Link"><text:span text:style-name="T202">matematico</text:span></text:a><text:span text:style-name="T400">, </text:span><text:a xlink:type="simple" xlink:href="https://it.wikipedia.org/wiki/Fotografo" text:style-name="Internet_20_link" text:visited-style-name="Visited_20_Internet_20_Link">fotografo</text:a><text:span text:style-name="T202"> </text:span><text:span text:style-name="T400">e </text:span><text:a xlink:type="simple" xlink:href="https://it.wikipedia.org/wiki/Logica" text:style-name="Internet_20_link" text:visited-style-name="Visited_20_Internet_20_Link"><text:span text:style-name="T202">logico</text:span></text:a><text:span text:style-name="T484"> </text:span><text:a xlink:type="simple" xlink:href="https://it.wikipedia.org/wiki/Regno_Unito" text:style-name="Internet_20_link" text:visited-style-name="Visited_20_Internet_20_Link"><text:span text:style-name="T202">britannico</text:span></text:a><text:span text:style-name="T400">.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214"> </text:span><text:span text:style-name="T400">e </text:span><text:a xlink:type="simple" xlink:href="https://it.wikipedia.org/wiki/Attraverso_lo_specchio_e_quel_che_Alice_vi_trovò" text:style-name="Internet_20_link" text:visited-style-name="Visited_20_Internet_20_Link"><text:span text:style-name="T214">Attraverso lo specchio e quel che Alice vi trovò</text:span></text:a><text:span text:style-name="T400">, opere che sono state apprezzate da una straordinaria varietà di lettori, dai bambini a grandi scienziati e pensatori. </text:span><text:span text:style-name="T310">Fra gli autori che hanno dichiarato di considerare </text:span><text:span text:style-name="T376">Alice </text:span><text:span text:style-name="T310">come una fonte di ispirazione per le loro opere si possono ricordare </text:span><text:a xlink:type="simple" xlink:href="https://it.wikipedia.org/wiki/James_Joyce" text:style-name="Internet_20_link" text:visited-style-name="Visited_20_Internet_20_Link">James Joyce</text:a><text:span text:style-name="T173"> </text:span><text:span text:style-name="T178">e</text:span><text:span text:style-name="T310"> </text:span><text:a xlink:type="simple" xlink:href="https://it.wikipedia.org/wiki/Jorge_Luis_Borges" text:style-name="Internet_20_link" text:visited-style-name="Visited_20_Internet_20_Link"><text:span text:style-name="T173">Jorge Luis Borges</text:span></text:a><text:span text:style-name="T463">.</text:span></text:p>
      <text:p text:style-name="P15"/>
      <text:p text:style-name="P141"><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49"/>
      <text:p text:style-name="P141"><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49"/>
      <text:p text:style-name="P28"><text:span text:style-name="T683">Henry Hobson Richardson: </text:span><text:span text:style-name="T682">1838 – 1886 was a prominent </text:span><text:a xlink:type="simple" xlink:href="http://en.wikipedia.org/wiki/United_States" text:style-name="Internet_20_link" text:visited-style-name="Visited_20_Internet_20_Link"><text:span text:style-name="T663">American</text:span></text:a><text:span text:style-name="T680"> </text:span><text:a xlink:type="simple" xlink:href="http://en.wikipedia.org/wiki/Architect" text:style-name="Internet_20_link" text:visited-style-name="Visited_20_Internet_20_Link"><text:span text:style-name="T663">architect</text:span></text:a><text:span text:style-name="T684">.</text:span><text:span text:style-name="T682"> </text:span><text:span text:style-name="T681">The style he popularized is named for him: </text:span><text:a xlink:type="simple" xlink:href="http://en.wikipedia.org/wiki/Richardsonian_Romanesque" text:style-name="Internet_20_link" text:visited-style-name="Visited_20_Internet_20_Link"><text:span text:style-name="T664">Richardsonian Romanesque</text:span></text:a><text:span text:style-name="T681">. Along with </text:span><text:a xlink:type="simple" xlink:href="http://en.wikipedia.org/wiki/Louis_Sullivan" text:style-name="Internet_20_link" text:visited-style-name="Visited_20_Internet_20_Link"><text:span text:style-name="T664">Louis Sullivan</text:span></text:a><text:span text:style-name="T685"> </text:span><text:span text:style-name="T681">and </text:span><text:a xlink:type="simple" xlink:href="http://en.wikipedia.org/wiki/Frank_Lloyd_Wright" text:style-name="Internet_20_link" text:visited-style-name="Visited_20_Internet_20_Link"><text:span text:style-name="T664">Frank Lloyd Wright</text:span></text:a><text:span text:style-name="T681">, Richardson is one of "the recognized trinity of American architecture". Innamorato del romanico francese. Magazzini Marshall Field a Chicago (1885).</text:span></text:p>
      <text:p text:style-name="P35"/>
      <text:p text:style-name="P1"><text:span text:style-name="T568">Charles Sanders Peirce:</text:span><text:span text:style-name="T569"> </text:span><text:span text:style-name="T571">1839 – 1914 was an </text:span><text:a xlink:type="simple" xlink:href="https://en.wikipedia.org/wiki/American_philosopher" text:style-name="Internet_20_link" text:visited-style-name="Visited_20_Internet_20_Link"><text:span text:style-name="T580">American philosopher</text:span></text:a><text:span text:style-name="T571">, </text:span><text:a xlink:type="simple" xlink:href="https://en.wikipedia.org/wiki/Logic" text:style-name="Internet_20_link" text:visited-style-name="Visited_20_Internet_20_Link"><text:span text:style-name="T580">logician</text:span></text:a><text:span text:style-name="T571">, </text:span><text:a xlink:type="simple" xlink:href="https://en.wikipedia.org/wiki/Mathematics" text:style-name="Internet_20_link" text:visited-style-name="Visited_20_Internet_20_Link"><text:span text:style-name="T580">mathematician</text:span></text:a><text:span text:style-name="T571">, and </text:span><text:a xlink:type="simple" xlink:href="https://en.wikipedia.org/wiki/Science" text:style-name="Internet_20_link" text:visited-style-name="Visited_20_Internet_20_Link"><text:span text:style-name="T580">scientist</text:span></text:a><text:span text:style-name="T571"> who is sometimes known as "the father of </text:span><text:a xlink:type="simple" xlink:href="https://en.wikipedia.org/wiki/Pragmatism" text:style-name="Internet_20_link" text:visited-style-name="Visited_20_Internet_20_Link"><text:span text:style-name="T580">pragmatism</text:span></text:a><text:span text:style-name="T571">". </text:span><text:span text:style-name="T573">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79">semiotics</text:span></text:a><text:span text:style-name="T573">, and for his founding of </text:span><text:a xlink:type="simple" xlink:href="https://en.wikipedia.org/wiki/Pragmatism" text:style-name="Internet_20_link" text:visited-style-name="Visited_20_Internet_20_Link"><text:span text:style-name="T579">pragmatism</text:span></text:a><text:span text:style-name="T573">. </text:span><text:span text:style-name="T726">He made major </text:span><text:soft-page-break/><text:span text:style-name="T726">contributions to logic, but logic for him encompassed much of that which is now called </text:span><text:a xlink:type="simple" xlink:href="https://en.wikipedia.org/wiki/Epistemology" text:style-name="Internet_20_link" text:visited-style-name="Visited_20_Internet_20_Link"><text:span text:style-name="T757">epistemology</text:span></text:a><text:span text:style-name="T726"> and </text:span><text:a xlink:type="simple" xlink:href="https://en.wikipedia.org/wiki/Philosophy_of_science" text:style-name="Internet_20_link" text:visited-style-name="Visited_20_Internet_20_Link"><text:span text:style-name="T757">philosophy of science</text:span></text:a><text:span text:style-name="T726">.</text:span><text:span text:style-name="T573"> He saw logic as the formal branch of </text:span><text:a xlink:type="simple" xlink:href="https://en.wikipedia.org/wiki/Semiotics" text:style-name="Internet_20_link" text:visited-style-name="Visited_20_Internet_20_Link"><text:span text:style-name="T579">semiotics</text:span></text:a><text:span text:style-name="T573">, of which he is a founder, and which foreshadowed the debate among </text:span><text:a xlink:type="simple" xlink:href="https://en.wikipedia.org/wiki/Logical_positivists" text:style-name="Internet_20_link" text:visited-style-name="Visited_20_Internet_20_Link"><text:span text:style-name="T579">logical positivists</text:span></text:a><text:span text:style-name="T573"> and proponents of </text:span><text:a xlink:type="simple" xlink:href="https://en.wikipedia.org/wiki/Philosophy_of_language" text:style-name="Internet_20_link" text:visited-style-name="Visited_20_Internet_20_Link"><text:span text:style-name="T579">philosophy of language</text:span></text:a><text:span text:style-name="T573"> that dominated 20th century Western philosophy; additionally, he defined the concept of </text:span><text:a xlink:type="simple" xlink:href="https://en.wikipedia.org/wiki/Abductive_reasoning" text:style-name="Internet_20_link" text:visited-style-name="Visited_20_Internet_20_Link"><text:span text:style-name="T579">abductive reasoning</text:span></text:a><text:span text:style-name="T573">, as well as rigorously formulated </text:span><text:a xlink:type="simple" xlink:href="https://en.wikipedia.org/wiki/Mathematical_induction" text:style-name="Internet_20_link" text:visited-style-name="Visited_20_Internet_20_Link"><text:span text:style-name="T579">mathematical induction</text:span></text:a><text:span text:style-name="T573"> and </text:span><text:a xlink:type="simple" xlink:href="https://en.wikipedia.org/wiki/Deductive_reasoning" text:style-name="Internet_20_link" text:visited-style-name="Visited_20_Internet_20_Link"><text:span text:style-name="T579">deductive reasoning</text:span></text:a><text:span text:style-name="T573">. As early as 1886 he saw that </text:span><text:a xlink:type="simple" xlink:href="https://en.wikipedia.org/wiki/Logic_gate" text:style-name="Internet_20_link" text:visited-style-name="Visited_20_Internet_20_Link">logical </text:a><text:a xlink:type="simple" xlink:href="https://en.wikipedia.org/wiki/Logic_gate" text:style-name="Internet_20_link" text:visited-style-name="Visited_20_Internet_20_Link">operations could be carried out by electrical switching circuits</text:a><text:span text:style-name="T573">. Cerca di capire come a partire dalla </text:span><text:span text:style-name="T574">percezione</text:span><text:span text:style-name="T573">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5"/>
      <text:p text:style-name="P28"><text:span text:style-name="T683">Otto Koloman Wagner: </text:span><text:span text:style-name="T682">1841 – 1918. </text:span><text:a xlink:type="simple" xlink:href="http://en.wikipedia.org/wiki/Austria" text:style-name="Internet_20_link" text:visited-style-name="Visited_20_Internet_20_Link">Austrian</text:a><text:span text:style-name="T663"> </text:span><text:span text:style-name="T682">architect and </text:span><text:a xlink:type="simple" xlink:href="http://en.wikipedia.org/wiki/Urban_planner" text:style-name="Internet_20_link" text:visited-style-name="Visited_20_Internet_20_Link"><text:span text:style-name="T663">urban planner</text:span></text:a><text:span text:style-name="T682">, </text:span><text:span text:style-name="T681">known for his lasting impact on the appearance of his home town </text:span><text:a xlink:type="simple" xlink:href="http://en.wikipedia.org/wiki/Vienna" text:style-name="Internet_20_link" text:visited-style-name="Visited_20_Internet_20_Link"><text:span text:style-name="T664">Vienna</text:span></text:a><text:span text:style-name="T681">, to which he contributed many landmarks. Si riunì con Gustav Klimt allo scopo di aggiornare la cultura figurativa del paese.</text:span></text:p>
      <text:p text:style-name="P68"/>
      <text:p text:style-name="P1"><text:span text:style-name="T628">Alexander Graham Bell: 1847-1922, scottish. Inventore e scenziato contribuì notevolmente nel campo delle comunicazioni e dell'aviazione. </text:span><text:span text:style-name="T632">(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633"> </text:span><text:span text:style-name="T1">l'invenzione della trasmissione </text:span><text:span text:style-name="T6">fotofonica </text:span><text:span text:style-name="T1">del suono in un raggio di luce</text:span><text:span text:style-name="T51"> </text:span><text:span text:style-name="T1">(un precursore dei moderni sistemi basati su </text:span><text:a xlink:type="simple" xlink:href="http://it.wikipedia.org/wiki/Fibra_ottica" text:style-name="Internet_20_link" text:visited-style-name="Visited_20_Internet_20_Link"><text:span text:style-name="T51">fibre ottiche</text:span></text:a><text:span text:style-name="T1">).</text:span><text:span text:style-name="T633"> Un s</text:span><text:span text:style-name="T1">istema primitivo di </text:span><text:a xlink:type="simple" xlink:href="http://it.wikipedia.org/wiki/Condizionatore" text:style-name="Internet_20_link" text:visited-style-name="Visited_20_Internet_20_Link"><text:span text:style-name="T51">aria condizionata</text:span></text:a><text:span text:style-name="T1">, nel quale delle ventole inviavano aria su grandi blocchi di ghiaccio.</text:span><text:span text:style-name="T633">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1">biomasse</text:span></text:a><text:span text:style-name="T1">).</text:span><text:span text:style-name="T633"> E</text:span><text:span text:style-name="T1">strazione di acqua dall'umidità</text:span><text:span text:style-name="T51"> </text:span><text:span text:style-name="T1">dell'aria.</text:span><text:span text:style-name="T633"> </text:span><text:span text:style-name="T1">Nel 1888</text:span><text:span text:style-name="T51"> </text:span><text:span text:style-name="T1">fu uno dei fondatori della </text:span><text:span text:style-name="T51">National Geographic Society </text:span><text:span text:style-name="T1">e ne divenne il secondo presidente.</text:span><text:span text:style-name="T633">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633"><text:s/></text:span></text:p>
      <text:p text:style-name="P77"/>
      <text:p text:style-name="P151">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text:soft-page-break/>determina gli insieme. Gli insiemi sono collezione di oggetti definiti da proprietà.</text:p>
      <text:p text:style-name="P151"/>
      <text:p text:style-name="P172"><text:span text:style-name="T282">Antoni Gaudí i Cornet: </text:span><text:span text:style-name="T284">1852 – 1926. </text:span><text:a xlink:type="simple" xlink:href="http://en.wikipedia.org/wiki/Spain" text:style-name="Internet_20_link" text:visited-style-name="Visited_20_Internet_20_Link">Spanish</text:a><text:span text:style-name="T159"> </text:span><text:a xlink:type="simple" xlink:href="http://en.wikipedia.org/wiki/Catalan_people" text:style-name="Internet_20_link" text:visited-style-name="Visited_20_Internet_20_Link">Catalan</text:a><text:span text:style-name="T159"> </text:span><text:span text:style-name="T284">architect. </text:span><text:span text:style-name="T290">The </text:span><text:a xlink:type="simple" xlink:href="http://en.wikipedia.org/wiki/Sagrada_Família" text:style-name="Internet_20_link" text:visited-style-name="Visited_20_Internet_20_Link"><text:span text:style-name="T151">Sagrada Família</text:span></text:a><text:span text:style-name="T290">. </text:span><text:span text:style-name="T287">Gaudí's work was influenced by his passions in life: </text:span><text:a xlink:type="simple" xlink:href="http://en.wikipedia.org/wiki/Architecture" text:style-name="Internet_20_link" text:visited-style-name="Visited_20_Internet_20_Link"><text:span text:style-name="T147">architecture</text:span></text:a><text:span text:style-name="T287">,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7">ceramics</text:span></text:a><text:span text:style-name="T287">, </text:span><text:a xlink:type="simple" xlink:href="http://en.wikipedia.org/wiki/Stained_glass" text:style-name="Internet_20_link" text:visited-style-name="Visited_20_Internet_20_Link"><text:span text:style-name="T147">stained glass</text:span></text:a><text:span text:style-name="T287">, </text:span><text:a xlink:type="simple" xlink:href="http://en.wikipedia.org/wiki/Wrought_iron" text:style-name="Internet_20_link" text:visited-style-name="Visited_20_Internet_20_Link"><text:span text:style-name="T147">wrought iron work</text:span></text:a><text:span text:style-name="T454"> </text:span><text:a xlink:type="simple" xlink:href="http://en.wikipedia.org/wiki/Forging" text:style-name="Internet_20_link" text:visited-style-name="Visited_20_Internet_20_Link">forging</text:a><text:span text:style-name="T147"> </text:span><text:span text:style-name="T287">and </text:span><text:a xlink:type="simple" xlink:href="http://en.wikipedia.org/wiki/Carpentry" text:style-name="Internet_20_link" text:visited-style-name="Visited_20_Internet_20_Link"><text:span text:style-name="T147">carpentry</text:span></text:a><text:span text:style-name="T287">. He also introduced new techniques in the treatment of materials, such as </text:span><text:a xlink:type="simple" xlink:href="http://en.wikipedia.org/wiki/Trencadís" text:style-name="Internet_20_link" text:visited-style-name="Visited_20_Internet_20_Link">trencadís</text:a><text:span text:style-name="T150"> </text:span><text:span text:style-name="T287">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7"> </text:span><text:span text:style-name="T287">and Oriental techniques, Gaudí became part of the </text:span><text:span text:style-name="T293">Modernista </text:span><text:span text:style-name="T287">movement which was reaching its peak in the late 19th and early 20th centuries. Visione Materica, strutturalismo sbilenco, inventività spaziale. Emarginato nei decenni razionalisti.</text:span></text:p>
      <text:p text:style-name="P175"/>
      <text:p text:style-name="P172"><text:span text:style-name="T363">Giovanni Agostino Placido Pascoli:</text:span><text:span text:style-name="T287"> </text:span><text:a xlink:type="simple" xlink:href="https://it.wikipedia.org/wiki/1855" text:style-name="Internet_20_link" text:visited-style-name="Visited_20_Internet_20_Link">1855</text:a><text:span text:style-name="T174"> </text:span><text:span text:style-name="T287">– </text:span><text:a xlink:type="simple" xlink:href="https://it.wikipedia.org/wiki/1912" text:style-name="Internet_20_link" text:visited-style-name="Visited_20_Internet_20_Link">1912</text:a><text:span text:style-name="T174">.</text:span><text:span text:style-name="T311"> </text:span><text:span text:style-name="T313">P</text:span><text:a xlink:type="simple" xlink:href="https://it.wikipedia.org/wiki/Poeta" text:style-name="Internet_20_link" text:visited-style-name="Visited_20_Internet_20_Link"><text:span text:style-name="T174">oeta</text:span></text:a><text:span text:style-name="T454"> </text:span><text:span text:style-name="T311">e </text:span><text:a xlink:type="simple" xlink:href="https://it.wikipedia.org/wiki/Accademico" text:style-name="Internet_20_link" text:visited-style-name="Visited_20_Internet_20_Link"><text:span text:style-name="T174">accademico</text:span></text:a><text:span text:style-name="T454"> </text:span><text:a xlink:type="simple" xlink:href="https://it.wikipedia.org/wiki/Italia" text:style-name="Internet_20_link" text:visited-style-name="Visited_20_Internet_20_Link"><text:span text:style-name="T174">italiano</text:span></text:a><text:span text:style-name="T454"> </text:span><text:span text:style-name="T311">e figura emblematica della </text:span><text:a xlink:type="simple" xlink:href="https://it.wikipedia.org/wiki/Letteratura_italiana" text:style-name="Internet_20_link" text:visited-style-name="Visited_20_Internet_20_Link"><text:span text:style-name="T174">letteratura italiana</text:span></text:a><text:span text:style-name="T454"> </text:span><text:span text:style-name="T311">di fine </text:span><text:a xlink:type="simple" xlink:href="https://it.wikipedia.org/wiki/XIX_secolo" text:style-name="Internet_20_link" text:visited-style-name="Visited_20_Internet_20_Link"><text:span text:style-name="T174">Ottocento</text:span></text:a><text:span text:style-name="T311">. Pascoli, nonostante la sua formazione eminentemente </text:span><text:a xlink:type="simple" xlink:href="https://it.wikipedia.org/wiki/Positivismo" text:style-name="Internet_20_link" text:visited-style-name="Visited_20_Internet_20_Link"><text:span text:style-name="T174">positivistica</text:span></text:a><text:span text:style-name="T311">, è, insieme a </text:span><text:a xlink:type="simple" xlink:href="https://it.wikipedia.org/wiki/Gabriele_D%27Annunzio" text:style-name="Internet_20_link" text:visited-style-name="Visited_20_Internet_20_Link"><text:span text:style-name="T174">Gabriele D'Annunzio</text:span></text:a><text:span text:style-name="T311">, il maggior </text:span><text:a xlink:type="simple" xlink:href="https://it.wikipedia.org/wiki/Poeta" text:style-name="Internet_20_link" text:visited-style-name="Visited_20_Internet_20_Link">poeta</text:a><text:span text:style-name="T174"> </text:span><text:a xlink:type="simple" xlink:href="https://it.wikipedia.org/wiki/Decadentismo" text:style-name="Internet_20_link" text:visited-style-name="Visited_20_Internet_20_Link">decadente</text:a><text:span text:style-name="T174"> </text:span><text:span text:style-name="T311">italiano. Dal </text:span><text:span text:style-name="T377">Fanciullino</text:span><text:span text:style-name="T311">, articolo programmatico pubblicato per la prima volta nel </text:span><text:a xlink:type="simple" xlink:href="https://it.wikipedia.org/wiki/1897" text:style-name="Internet_20_link" text:visited-style-name="Visited_20_Internet_20_Link"><text:span text:style-name="T174">1897</text:span></text:a><text:span text:style-name="T311">,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74"> </text:span><text:span text:style-name="T311">e </text:span><text:a xlink:type="simple" xlink:href="https://it.wikipedia.org/wiki/Idealismo" text:style-name="Internet_20_link" text:visited-style-name="Visited_20_Internet_20_Link"><text:span text:style-name="T174">idealistiche</text:span></text:a><text:span text:style-name="T311">, tipiche della cultura di fine secolo segnata dal progressivo esaurirsi del </text:span><text:a xlink:type="simple" xlink:href="https://it.wikipedia.org/wiki/Positivismo" text:style-name="Internet_20_link" text:visited-style-name="Visited_20_Internet_20_Link"><text:span text:style-name="T174">positivismo</text:span></text:a><text:span text:style-name="T311">. </text:span></text:p>
      <text:p text:style-name="P176"/>
      <text:p text:style-name="P172"><text:span text:style-name="T363">Sigmund Freud: </text:span><text:span text:style-name="T311">1856 – 1939. Austrian </text:span><text:a xlink:type="simple" xlink:href="https://en.wikipedia.org/wiki/Neurologist" text:style-name="Internet_20_link" text:visited-style-name="Visited_20_Internet_20_Link">neurologist</text:a><text:span text:style-name="T174"> </text:span><text:span text:style-name="T311">and the founder of </text:span><text:a xlink:type="simple" xlink:href="https://en.wikipedia.org/wiki/Psychoanalysis" text:style-name="Internet_20_link" text:visited-style-name="Visited_20_Internet_20_Link"><text:span text:style-name="T174">psychoanalysis</text:span></text:a><text:span text:style-name="T311">, a clinical method for treating </text:span><text:a xlink:type="simple" xlink:href="https://en.wikipedia.org/wiki/Psychopathology" text:style-name="Internet_20_link" text:visited-style-name="Visited_20_Internet_20_Link">psychopathology</text:a><text:span text:style-name="T174"> </text:span><text:span text:style-name="T311">through </text:span><text:span text:style-name="T374">dialogue between a patient and a psychoanalyst</text:span><text:span text:style-name="T311">. Freud lived and worked in </text:span><text:a xlink:type="simple" xlink:href="https://en.wikipedia.org/wiki/Vienna" text:style-name="Internet_20_link" text:visited-style-name="Visited_20_Internet_20_Link">Vienna</text:a><text:span text:style-name="T174"> </text:span><text:span text:style-name="T175">as a Professor</text:span><text:span text:style-name="T311">, having set up his clinical practice there in 1886. In 1938 Freud left Austria to escape the </text:span><text:a xlink:type="simple" xlink:href="https://en.wikipedia.org/wiki/Nazi" text:style-name="Internet_20_link" text:visited-style-name="Visited_20_Internet_20_Link"><text:span text:style-name="T174">Nazis</text:span></text:a><text:span text:style-name="T311">. </text:span><text:span text:style-name="T310">Freud's redefinition of sexuality to include its infantile forms led him to formulate the </text:span><text:a xlink:type="simple" xlink:href="https://en.wikipedia.org/wiki/Oedipus_complex" text:style-name="Internet_20_link" text:visited-style-name="Visited_20_Internet_20_Link">Oedipus complex</text:a><text:span text:style-name="T173"> </text:span><text:span text:style-name="T310">as the central tenet of psychoanalytical theory. His analysis of </text:span><text:a xlink:type="simple" xlink:href="https://en.wikipedia.org/wiki/Dream" text:style-name="Internet_20_link" text:visited-style-name="Visited_20_Internet_20_Link">dreams</text:a><text:span text:style-name="T173"> </text:span><text:span text:style-name="T310">as wish-fulfillments provided him with models for the clinical analysis of symptom formation and the mechanisms of </text:span><text:a xlink:type="simple" xlink:href="https://en.wikipedia.org/wiki/Psychological_repression" text:style-name="Internet_20_link" text:visited-style-name="Visited_20_Internet_20_Link">repression</text:a><text:span text:style-name="T173"> </text:span><text:span text:style-name="T310">as well as for elaboration of his </text:span><text:span text:style-name="T373">theory of the </text:span><text:a xlink:type="simple" xlink:href="https://en.wikipedia.org/wiki/Unconscious_mind" text:style-name="Internet_20_link" text:visited-style-name="Visited_20_Internet_20_Link"><text:span text:style-name="T191">unconscious</text:span></text:a><text:span text:style-name="T310">. Freud </text:span><text:span text:style-name="T373">postulated the existence of </text:span><text:a xlink:type="simple" xlink:href="https://en.wikipedia.org/wiki/Libido" text:style-name="Internet_20_link" text:visited-style-name="Visited_20_Internet_20_Link"><text:span text:style-name="T191">libido</text:span></text:a><text:span text:style-name="T310">, an energy with which mental processes and structures are invested and which generates erotic attachments. Psychoanalysis remains influential within </text:span><text:a xlink:type="simple" xlink:href="https://en.wikipedia.org/wiki/Psychology" text:style-name="Internet_20_link" text:visited-style-name="Visited_20_Internet_20_Link"><text:span text:style-name="T173">psychology</text:span></text:a><text:span text:style-name="T310">, </text:span><text:a xlink:type="simple" xlink:href="https://en.wikipedia.org/wiki/Psychiatry" text:style-name="Internet_20_link" text:visited-style-name="Visited_20_Internet_20_Link"><text:span text:style-name="T173">psychiatry</text:span></text:a><text:span text:style-name="T310">, and </text:span><text:a xlink:type="simple" xlink:href="https://en.wikipedia.org/wiki/Psychotherapy" text:style-name="Internet_20_link" text:visited-style-name="Visited_20_Internet_20_Link"><text:span text:style-name="T173">psychotherapy</text:span></text:a><text:span text:style-name="T310">, and across the </text:span><text:a xlink:type="simple" xlink:href="https://en.wikipedia.org/wiki/Humanities" text:style-name="Internet_20_link" text:visited-style-name="Visited_20_Internet_20_Link"><text:span text:style-name="T173">humanities</text:span></text:a><text:span text:style-name="T310">. As such, it continues to generate extensive and highly contested debate with regard to its therapeutic efficacy, its scientific status, and whether it advances or is detrimental to the </text:span><text:a xlink:type="simple" xlink:href="https://en.wikipedia.org/wiki/Feminist" text:style-name="Internet_20_link" text:visited-style-name="Visited_20_Internet_20_Link">feminist</text:a><text:span text:style-name="T173"> </text:span><text:span text:style-name="T310">cause. Nonetheless, Freud's work has suffused contemporary </text:span><text:a xlink:type="simple" xlink:href="https://en.wikipedia.org/wiki/Western_thought" text:style-name="Internet_20_link" text:visited-style-name="Visited_20_Internet_20_Link">Western thought</text:a><text:span text:style-name="T173"> </text:span><text:span text:style-name="T310">and popular culture.</text:span></text:p>
      <text:p text:style-name="P77"/>
      <text:p text:style-name="P1"><text:span text:style-name="T633">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31">strutturalismo</text:span></text:a><text:span text:style-name="T13">.</text:span><text:span text:style-name="T633"> </text:span><text:span text:style-name="T95">Il metodo strutturale verrà estrapolato dalla disciplina della linguistica, e sarà importato, successivamente alla sua fondazione, da molte altre discipline, tra le quali la semiotica.</text:span><text:span text:style-name="T633"> </text:span></text:p>
      <text:p text:style-name="P77"/>
      <text:p text:style-name="P1"><text:span text:style-name="T632">Henri Bergson: </text:span><text:span text:style-name="T13">1859 – 1941 </text:span><text:a xlink:type="simple" xlink:href="http://en.wikipedia.org/wiki/French_philosophy" text:style-name="Internet_20_link" text:visited-style-name="Visited_20_Internet_20_Link"><text:span text:style-name="T134">French philosopher</text:span></text:a><text:span text:style-name="T13">. Immediate experience and </text:span><text:a xlink:type="simple" xlink:href="http://en.wikipedia.org/wiki/Intuition_(knowledge)" text:style-name="Internet_20_link" text:visited-style-name="Visited_20_Internet_20_Link"><text:span text:style-name="T633">intuition</text:span></text:a><text:span text:style-name="T134"> </text:span><text:span text:style-name="T13">are more significant than </text:span><text:a xlink:type="simple" xlink:href="http://en.wikipedia.org/wiki/Rationalism" text:style-name="Internet_20_link" text:visited-style-name="Visited_20_Internet_20_Link"><text:span text:style-name="T633">rationalism</text:span></text:a><text:span text:style-name="T134"> </text:span><text:span text:style-name="T13">and </text:span><text:a xlink:type="simple" xlink:href="http://en.wikipedia.org/wiki/Science" text:style-name="Internet_20_link" text:visited-style-name="Visited_20_Internet_20_Link"><text:span text:style-name="T633">science</text:span></text:a><text:span text:style-name="T134"> </text:span><text:span text:style-name="T13">for understanding </text:span><text:a xlink:type="simple" xlink:href="http://en.wikipedia.org/wiki/Reality" text:style-name="Internet_20_link" text:visited-style-name="Visited_20_Internet_20_Link"><text:span text:style-name="T134">reality</text:span></text:a><text:span text:style-name="T13">. 1927 - </text:span><text:a xlink:type="simple" xlink:href="http://en.wikipedia.org/wiki/Nobel_Prize_in_Literature" text:style-name="Internet_20_link" text:visited-style-name="Visited_20_Internet_20_Link"><text:span text:style-name="T633">Nobel Prize in Literature</text:span></text:a><text:span text:style-name="T134">.</text:span><text:span text:style-name="T60"> </text:span><text:span text:style-name="T52">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text:span><text:soft-page-break/><text:span text:style-name="T52">conjugal union of memory and sensation, reason and intuition. </text:span></text:p>
      <text:p text:style-name="P27"/>
      <text:p text:style-name="P11"><text:span text:style-name="T480">Anton Pavlovič Čechov: </text:span><text:a xlink:type="simple" xlink:href="https://it.wikipedia.org/wiki/1860" text:style-name="Internet_20_link" text:visited-style-name="Visited_20_Internet_20_Link"><text:span text:style-name="T174">1860</text:span></text:a><text:span text:style-name="T147"> </text:span><text:span text:style-name="T517">– </text:span><text:a xlink:type="simple" xlink:href="https://it.wikipedia.org/wiki/1904" text:style-name="Internet_20_link" text:visited-style-name="Visited_20_Internet_20_Link">1904</text:a><text:span text:style-name="T174">.</text:span><text:span text:style-name="T464"> </text:span><text:span text:style-name="T465">S</text:span><text:a xlink:type="simple" xlink:href="https://it.wikipedia.org/wiki/Scrittore" text:style-name="Internet_20_link" text:visited-style-name="Visited_20_Internet_20_Link"><text:span text:style-name="T174">crittore</text:span></text:a><text:span text:style-name="T464">, </text:span><text:a xlink:type="simple" xlink:href="https://it.wikipedia.org/wiki/Drammaturgo" text:style-name="Internet_20_link" text:visited-style-name="Visited_20_Internet_20_Link"><text:span text:style-name="T174">drammaturgo</text:span></text:a><text:span text:style-name="T517"> </text:span><text:span text:style-name="T464">e </text:span><text:a xlink:type="simple" xlink:href="https://it.wikipedia.org/wiki/Medico" text:style-name="Internet_20_link" text:visited-style-name="Visited_20_Internet_20_Link"><text:span text:style-name="T174">medico</text:span></text:a><text:span text:style-name="T517"> </text:span><text:a xlink:type="simple" xlink:href="https://it.wikipedia.org/wiki/Russia" text:style-name="Internet_20_link" text:visited-style-name="Visited_20_Internet_20_Link"><text:span text:style-name="T174">russo</text:span></text:a><text:span text:style-name="T464">. Russian physician, </text:span><text:a xlink:type="simple" xlink:href="https://en.wikipedia.org/wiki/Playwright" text:style-name="Internet_20_link" text:visited-style-name="Visited_20_Internet_20_Link">playwright</text:a><text:span text:style-name="T174"> </text:span><text:span text:style-name="T464">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74"> </text:span><text:span text:style-name="T464">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74"> </text:span><text:span text:style-name="T464">and </text:span><text:a xlink:type="simple" xlink:href="https://en.wikipedia.org/wiki/August_Strindberg" text:style-name="Internet_20_link" text:visited-style-name="Visited_20_Internet_20_Link"><text:span text:style-name="T174">August Strindberg</text:span></text:a><text:span text:style-name="T464">, Chekhov is often referred to as one of the three seminal figures in the birth of early modernism in the thea</text:span><text:span text:style-name="T454">ter.</text:span><text:span text:style-name="T147"> </text:span><text:span text:style-name="T148">F</text:span><text:span text:style-name="T147">in dalle sue prime opere di carattere comico e caricaturale mira all'essenziale e aborr</text:span><text:span text:style-name="T149">a</text:span><text:span text:style-name="T147">, tanto nello stile quanto nella costruzione, da tutto ciò che è intrusione personale, abbandono narrativo. Il suo riso è asciutto, pacato, talvolta triste. </text:span><text:span text:style-name="T464">Chekhov renounced the theatre after the disastrous reception of </text:span><text:a xlink:type="simple" xlink:href="https://en.wikipedia.org/wiki/The_Seagull" text:style-name="Internet_20_link" text:visited-style-name="Visited_20_Internet_20_Link"><text:span text:style-name="T197">The Seagull</text:span></text:a><text:span text:style-name="T454"> </text:span><text:span text:style-name="T464">in 1896, but the play was revived to acclaim in 1898 by </text:span><text:a xlink:type="simple" xlink:href="https://en.wikipedia.org/wiki/Constantin_Stanislavski" text:style-name="Internet_20_link" text:visited-style-name="Visited_20_Internet_20_Link"><text:span text:style-name="T174">Constantin Stanislavski</text:span></text:a><text:span text:style-name="T464">'s </text:span><text:a xlink:type="simple" xlink:href="https://en.wikipedia.org/wiki/Moscow_Art_Theatre" text:style-name="Internet_20_link" text:visited-style-name="Visited_20_Internet_20_Link"><text:span text:style-name="T192">Moscow Art Theatre</text:span></text:a><text:span text:style-name="T464">, which subsequently also produced Chekhov's </text:span><text:a xlink:type="simple" xlink:href="https://en.wikipedia.org/wiki/Uncle_Vanya" text:style-name="Internet_20_link" text:visited-style-name="Visited_20_Internet_20_Link"><text:span text:style-name="T197">Uncle Vanya</text:span></text:a><text:span text:style-name="T454"> </text:span><text:span text:style-name="T464">and premiered his last two plays, </text:span><text:a xlink:type="simple" xlink:href="https://en.wikipedia.org/wiki/Three_Sisters_(play)" text:style-name="Internet_20_link" text:visited-style-name="Visited_20_Internet_20_Link"><text:span text:style-name="T197">Three Sisters</text:span></text:a><text:span text:style-name="T454"> </text:span><text:span text:style-name="T464">and </text:span><text:a xlink:type="simple" xlink:href="https://en.wikipedia.org/wiki/The_Cherry_Orchard" text:style-name="Internet_20_link" text:visited-style-name="Visited_20_Internet_20_Link"><text:span text:style-name="T197">The Cherry Orchard</text:span></text:a><text:span text:style-name="T464">. These four works present a challenge to the acting ensemble</text:span><text:span text:style-name="T223"> </text:span><text:span text:style-name="T464">as well as to audiences, because in place of conventional action Chekhov offers a "</text:span><text:span text:style-name="T482">theatre of mood</text:span><text:span text:style-name="T464">" and a "submerged life in the text".</text:span></text:p>
      <text:p text:style-name="P27"/>
      <text:p text:style-name="P141"><text:span text:style-name="T449">Victor Horta:</text:span><text:span text:style-name="T448"> 1861 – 1947. </text:span><text:a xlink:type="simple" xlink:href="http://en.wikipedia.org/wiki/Belgium" text:style-name="Internet_20_link" text:visited-style-name="Visited_20_Internet_20_Link"><text:span text:style-name="T158">Belgian</text:span></text:a><text:span text:style-name="T518"> </text:span><text:a xlink:type="simple" xlink:href="http://en.wikipedia.org/wiki/Architect" text:style-name="Internet_20_link" text:visited-style-name="Visited_20_Internet_20_Link"><text:span text:style-name="T158">architect</text:span></text:a><text:span text:style-name="T518"> </text:span><text:span text:style-name="T448">and designer. </text:span><text:a xlink:type="simple" xlink:href="http://en.wikipedia.org/wiki/John_Julius_Norwich" text:style-name="Internet_20_link" text:visited-style-name="Visited_20_Internet_20_Link"><text:span text:style-name="T146">John Julius Norwich</text:span></text:a><text:span text:style-name="T518"> </text:span><text:span text:style-name="T454">described him as "undoubtedly the key European </text:span><text:a xlink:type="simple" xlink:href="http://en.wikipedia.org/wiki/Art_Nouveau" text:style-name="Internet_20_link" text:visited-style-name="Visited_20_Internet_20_Link"><text:span text:style-name="T146">Art Nouveau</text:span></text:a><text:span text:style-name="T518"> </text:span><text:span text:style-name="T454">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6">Hôtel Tassel</text:span></text:a><text:span text:style-name="T518"> </text:span><text:span text:style-name="T454">in </text:span><text:a xlink:type="simple" xlink:href="http://en.wikipedia.org/wiki/Brussels" text:style-name="Internet_20_link" text:visited-style-name="Visited_20_Internet_20_Link"><text:span text:style-name="T146">Brussels</text:span></text:a><text:span text:style-name="T518"> </text:span><text:span text:style-name="T454">in 1892-3 means that he is sometimes credited as the first to introduce the style to </text:span><text:a xlink:type="simple" xlink:href="http://en.wikipedia.org/wiki/Architecture" text:style-name="Internet_20_link" text:visited-style-name="Visited_20_Internet_20_Link"><text:span text:style-name="T146">architecture</text:span></text:a><text:span text:style-name="T518"> </text:span><text:span text:style-name="T454">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454">. Casa di Rue de Turin.</text:span></text:p>
      <text:p text:style-name="P159"/>
      <text:p text:style-name="P173"><text:span text:style-name="T498">Konstantin Sergeyevich Stanislavsky</text:span><text:span text:style-name="T484">: 1863 – 1938. </text:span><text:a xlink:type="simple" xlink:href="https://en.wikipedia.org/wiki/Russia" text:style-name="Internet_20_link" text:visited-style-name="Visited_20_Internet_20_Link">Russian</text:a><text:span text:style-name="T202"> </text:span><text:span text:style-name="T484">actor and theatre director. The </text:span><text:a xlink:type="simple" xlink:href="https://en.wikipedia.org/wiki/Stanislavski%27s_system" text:style-name="Internet_20_link" text:visited-style-name="Visited_20_Internet_20_Link">Stanislavsky system</text:a><text:span text:style-name="T202">, </text:span><text:span text:style-name="T204">based on </text:span><text:span text:style-name="T212">natural acting</text:span><text:span text:style-name="T204"> will influence all western acting. </text:span><text:span text:style-name="T310">Stanislavsky's work was as important to the development of </text:span><text:a xlink:type="simple" xlink:href="https://en.wikipedia.org/wiki/Socialist_realism" text:style-name="Internet_20_link" text:visited-style-name="Visited_20_Internet_20_Link">socialist realism</text:a><text:span text:style-name="T173"> </text:span><text:span text:style-name="T310">in the </text:span><text:a xlink:type="simple" xlink:href="https://en.wikipedia.org/wiki/Soviet_Union" text:style-name="Internet_20_link" text:visited-style-name="Visited_20_Internet_20_Link">Soviet Union</text:a><text:span text:style-name="T173"> </text:span><text:span text:style-name="T310">as it was to that of </text:span><text:a xlink:type="simple" xlink:href="https://en.wikipedia.org/wiki/Realism_(theatre)" text:style-name="Internet_20_link" text:visited-style-name="Visited_20_Internet_20_Link">psychological realism</text:a><text:span text:style-name="T173"> </text:span><text:span text:style-name="T310">in the </text:span><text:a xlink:type="simple" xlink:href="https://en.wikipedia.org/wiki/United_States" text:style-name="Internet_20_link" text:visited-style-name="Visited_20_Internet_20_Link"><text:span text:style-name="T173">United States</text:span></text:a><text:span text:style-name="T310">.</text:span><text:span text:style-name="T222"> </text:span><text:span text:style-name="T310">It draws on a wide range of influences and ideas, including his study of the </text:span><text:a xlink:type="simple" xlink:href="https://en.wikipedia.org/wiki/Modernist" text:style-name="Internet_20_link" text:visited-style-name="Visited_20_Internet_20_Link">modernist</text:a><text:span text:style-name="T173"> </text:span><text:span text:style-name="T310">and </text:span><text:a xlink:type="simple" xlink:href="https://en.wikipedia.org/wiki/Avant-garde" text:style-name="Internet_20_link" text:visited-style-name="Visited_20_Internet_20_Link">avant-garde</text:a><text:span text:style-name="T173"> </text:span><text:span text:style-name="T310">developments of his time (</text:span><text:a xlink:type="simple" xlink:href="https://en.wikipedia.org/wiki/Naturalism_(theatre)" text:style-name="Internet_20_link" text:visited-style-name="Visited_20_Internet_20_Link"><text:span text:style-name="T173">naturalism</text:span></text:a><text:span text:style-name="T310">, </text:span><text:a xlink:type="simple" xlink:href="https://en.wikipedia.org/wiki/Symbolism_(arts)" text:style-name="Internet_20_link" text:visited-style-name="Visited_20_Internet_20_Link">symbolism</text:a><text:span text:style-name="T173"> </text:span><text:span text:style-name="T310">and </text:span><text:a xlink:type="simple" xlink:href="https://en.wikipedia.org/wiki/Meyerhold" text:style-name="Internet_20_link" text:visited-style-name="Visited_20_Internet_20_Link"><text:span text:style-name="T173">Meyerhold</text:span></text:a><text:span text:style-name="T310">'s </text:span><text:a xlink:type="simple" xlink:href="https://en.wikipedia.org/wiki/Constructivism_(art)" text:style-name="Internet_20_link" text:visited-style-name="Visited_20_Internet_20_Link"><text:span text:style-name="T173">constructivism</text:span></text:a><text:span text:style-name="T310">), </text:span><text:a xlink:type="simple" xlink:href="https://en.wikipedia.org/wiki/Russian_formalism" text:style-name="Internet_20_link" text:visited-style-name="Visited_20_Internet_20_Link"><text:span text:style-name="T173">Russian formalism</text:span></text:a><text:span text:style-name="T310">, </text:span><text:a xlink:type="simple" xlink:href="https://en.wikipedia.org/wiki/Yoga" text:style-name="Internet_20_link" text:visited-style-name="Visited_20_Internet_20_Link"><text:span text:style-name="T173">Yoga</text:span></text:a><text:span text:style-name="T310">, </text:span><text:a xlink:type="simple" xlink:href="https://en.wikipedia.org/wiki/Ivan_Pavlov" text:style-name="Internet_20_link" text:visited-style-name="Visited_20_Internet_20_Link"><text:span text:style-name="T173">Pavlovian</text:span></text:a><text:span text:style-name="T463"> </text:span><text:a xlink:type="simple" xlink:href="https://en.wikipedia.org/wiki/Behaviorism" text:style-name="Internet_20_link" text:visited-style-name="Visited_20_Internet_20_Link">behavioural psychology</text:a><text:span text:style-name="T173"> </text:span><text:span text:style-name="T310">and the aesthetics of </text:span><text:a xlink:type="simple" xlink:href="https://en.wikipedia.org/wiki/Alexander_Pushkin" text:style-name="Internet_20_link" text:visited-style-name="Visited_20_Internet_20_Link"><text:span text:style-name="T173">Pushkin</text:span></text:a><text:span text:style-name="T310">, </text:span><text:a xlink:type="simple" xlink:href="https://en.wikipedia.org/wiki/Nikolai_Gogol" text:style-name="Internet_20_link" text:visited-style-name="Visited_20_Internet_20_Link"><text:span text:style-name="T173">Gogol</text:span></text:a><text:span text:style-name="T310">, and </text:span><text:a xlink:type="simple" xlink:href="https://en.wikipedia.org/wiki/Leo_Tolstoy" text:style-name="Internet_20_link" text:visited-style-name="Visited_20_Internet_20_Link"><text:span text:style-name="T173">Tolstoy</text:span></text:a><text:span text:style-name="T310">. He described his approach as 'spiritual </text:span><text:a xlink:type="simple" xlink:href="https://en.wikipedia.org/wiki/Realism_(theatre)" text:style-name="Internet_20_link" text:visited-style-name="Visited_20_Internet_20_Link"><text:span text:style-name="T173">Realism</text:span></text:a><text:span text:style-name="T310">'.</text:span></text:p>
      <text:p text:style-name="P159"/>
      <text:p text:style-name="P141"><text:span text:style-name="T480">Edvard Munch: </text:span><text:span text:style-name="T464">1863 – 1944. </text:span><text:a xlink:type="simple" xlink:href="https://en.wikipedia.org/wiki/Norwegians" text:style-name="Internet_20_link" text:visited-style-name="Visited_20_Internet_20_Link"><text:span text:style-name="T174">Norwegian</text:span></text:a><text:span text:style-name="T454"> </text:span><text:a xlink:type="simple" xlink:href="https://en.wikipedia.org/wiki/Painting" text:style-name="Internet_20_link" text:visited-style-name="Visited_20_Internet_20_Link"><text:span text:style-name="T174">painter</text:span></text:a><text:span text:style-name="T454"> </text:span><text:span text:style-name="T464">and </text:span><text:a xlink:type="simple" xlink:href="https://en.wikipedia.org/wiki/Printmaker" text:style-name="Internet_20_link" text:visited-style-name="Visited_20_Internet_20_Link"><text:span text:style-name="T174">printmaker</text:span></text:a><text:span text:style-name="T454"> </text:span><text:span text:style-name="T464">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74">Symbolism</text:span></text:a><text:span text:style-name="T454"> </text:span><text:span text:style-name="T464">and greatly influenced </text:span><text:a xlink:type="simple" xlink:href="https://en.wikipedia.org/wiki/German_Expressionism" text:style-name="Internet_20_link" text:visited-style-name="Visited_20_Internet_20_Link"><text:span text:style-name="T174">German Expressionism</text:span></text:a><text:span text:style-name="T454"> </text:span><text:span text:style-name="T464">in the early 20th century. One of his most well-known works is </text:span><text:a xlink:type="simple" xlink:href="https://en.wikipedia.org/wiki/The_Scream" text:style-name="Internet_20_link" text:visited-style-name="Visited_20_Internet_20_Link"><text:span text:style-name="T197">The Scream</text:span></text:a><text:span text:style-name="T454"> </text:span><text:span text:style-name="T464">of 1893. </text:span><text:span text:style-name="T467">He was very influenced by Henrik Ibsen, whom he came to know in person and painted.</text:span></text:p>
      <text:p text:style-name="P27"/>
      <text:p text:style-name="P1"><text:span text:style-name="T449">Henry Clemens van de Velde</text:span><text:span text:style-name="T517">: </text:span><text:span text:style-name="T448">1863 – 1957. </text:span><text:a xlink:type="simple" xlink:href="http://en.wikipedia.org/wiki/Belgium" text:style-name="Internet_20_link" text:visited-style-name="Visited_20_Internet_20_Link"><text:span text:style-name="T158">Belgian</text:span></text:a><text:span text:style-name="T518"> </text:span><text:span text:style-name="T448">painter, architect and interior designer. </text:span><text:span text:style-name="T454">Together with </text:span><text:a xlink:type="simple" xlink:href="http://en.wikipedia.org/wiki/Victor_Horta" text:style-name="Internet_20_link" text:visited-style-name="Visited_20_Internet_20_Link"><text:span text:style-name="T146">Victor Horta</text:span></text:a><text:span text:style-name="T518"> </text:span><text:span text:style-name="T454">and </text:span><text:a xlink:type="simple" xlink:href="http://en.wikipedia.org/wiki/Paul_Hankar" text:style-name="Internet_20_link" text:visited-style-name="Visited_20_Internet_20_Link"><text:span text:style-name="T146">Paul Hankar</text:span></text:a><text:span text:style-name="T518"> </text:span><text:span text:style-name="T454">he could be considered as one of the main founders and representatives of </text:span><text:a xlink:type="simple" xlink:href="http://en.wikipedia.org/wiki/Art_Nouveau" text:style-name="Internet_20_link" text:visited-style-name="Visited_20_Internet_20_Link"><text:span text:style-name="T146">Art Nouveau</text:span></text:a><text:span text:style-name="T518"> </text:span><text:span text:style-name="T454">in Belgium. Van de Velde spent the most important part of his career in </text:span><text:a xlink:type="simple" xlink:href="http://en.wikipedia.org/wiki/Germany" text:style-name="Internet_20_link" text:visited-style-name="Visited_20_Internet_20_Link"><text:span text:style-name="T146">Germany</text:span></text:a><text:span text:style-name="T518"> </text:span><text:span text:style-name="T454">and had a decisive influence on German architecture and design at the beginning of the 20th century.</text:span></text:p>
      <text:p text:style-name="P36"/>
      <text:p text:style-name="P1"><text:span text:style-name="T461">Max Weber: 1864 – 1920. </text:span><text:span text:style-name="T567">German </text:span><text:a xlink:type="simple" xlink:href="http://en.wikipedia.org/wiki/Sociology" text:style-name="Internet_20_link" text:visited-style-name="Visited_20_Internet_20_Link"><text:span text:style-name="T576">sociologist</text:span></text:a><text:span text:style-name="T567">, philosopher, jurist, and </text:span><text:a xlink:type="simple" xlink:href="http://en.wikipedia.org/wiki/Political_economy" text:style-name="Internet_20_link" text:visited-style-name="Visited_20_Internet_20_Link"><text:span text:style-name="T576">political economist</text:span></text:a><text:span text:style-name="T567"> whose ideas profoundly influenced </text:span><text:a xlink:type="simple" xlink:href="http://en.wikipedia.org/wiki/Social_theory" text:style-name="Internet_20_link" text:visited-style-name="Visited_20_Internet_20_Link"><text:span text:style-name="T576">social theory</text:span></text:a><text:span text:style-name="T567">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567">.</text:span><text:span text:style-name="T577">[3]</text:span><text:span text:style-name="T570"> </text:span><text:span text:style-name="T572">Weber is often cited, with </text:span><text:a xlink:type="simple" xlink:href="http://en.wikipedia.org/wiki/Émile_Durkheim" text:style-name="Internet_20_link" text:visited-style-name="Visited_20_Internet_20_Link"><text:span text:style-name="T578">Émile Durkheim</text:span></text:a><text:span text:style-name="T572"> and </text:span><text:a xlink:type="simple" xlink:href="http://en.wikipedia.org/wiki/Karl_Marx" text:style-name="Internet_20_link" text:visited-style-name="Visited_20_Internet_20_Link"><text:span text:style-name="T578">Karl Marx</text:span></text:a><text:span text:style-name="T572">, as among the three founders of sociology. Weber was a key proponent of </text:span><text:a xlink:type="simple" xlink:href="http://en.wikipedia.org/wiki/Antipositivism" text:style-name="Internet_20_link" text:visited-style-name="Visited_20_Internet_20_Link"><text:span text:style-name="T578">methodological antipositivism</text:span></text:a><text:span text:style-name="T572">.</text:span><text:span text:style-name="T570"> </text:span><text:span text:style-name="T572">Weber's main intellectual concern was understanding the processes of </text:span><text:a xlink:type="simple" xlink:href="http://en.wikipedia.org/wiki/Rationalisation_(sociology)" text:style-name="Internet_20_link" text:visited-style-name="Visited_20_Internet_20_Link"><text:span text:style-name="T578">rationalisation</text:span></text:a><text:span text:style-name="T572">, </text:span><text:a xlink:type="simple" xlink:href="http://en.wikipedia.org/wiki/Secularisation" text:style-name="Internet_20_link" text:visited-style-name="Visited_20_Internet_20_Link"><text:span text:style-name="T578">secularisation</text:span></text:a><text:span text:style-name="T572">, and "</text:span><text:a xlink:type="simple" xlink:href="http://en.wikipedia.org/wiki/Disenchantment" text:style-name="Internet_20_link" text:visited-style-name="Visited_20_Internet_20_Link"><text:span text:style-name="T578">disenchantment</text:span></text:a><text:span text:style-name="T572">" that he associated with the rise of capitalism and </text:span><text:a xlink:type="simple" xlink:href="http://en.wikipedia.org/wiki/Modernity" text:style-name="Internet_20_link" text:visited-style-name="Visited_20_Internet_20_Link"><text:span text:style-name="T578">modernity</text:span></text:a><text:span text:style-name="T572">.</text:span></text:p>
      <text:p text:style-name="P55"/>
      <text:p text:style-name="P9"><text:span text:style-name="T560">Benedetto Croce: </text:span><text:span text:style-name="T549">1866 – 1952. </text:span><text:a xlink:type="simple" xlink:href="https://en.wikipedia.org/wiki/Italy" text:style-name="Internet_20_link" text:visited-style-name="Visited_20_Internet_20_Link"><text:span text:style-name="T253">Italian</text:span></text:a><text:span text:style-name="T548"> </text:span><text:a xlink:type="simple" xlink:href="https://en.wikipedia.org/wiki/Idealist_philosophy" text:style-name="Internet_20_link" text:visited-style-name="Visited_20_Internet_20_Link"><text:span text:style-name="T253">idealist</text:span></text:a><text:span text:style-name="T548"> </text:span><text:a xlink:type="simple" xlink:href="https://en.wikipedia.org/wiki/Philosopher" text:style-name="Internet_20_link" text:visited-style-name="Visited_20_Internet_20_Link"><text:span text:style-name="T253">philosopher</text:span></text:a><text:span text:style-name="T549">, historian and occasionally also </text:span><text:soft-page-break/><text:a xlink:type="simple" xlink:href="https://en.wikipedia.org/wiki/Politician" text:style-name="Internet_20_link" text:visited-style-name="Visited_20_Internet_20_Link"><text:span text:style-name="T253">politician</text:span></text:a><text:span text:style-name="T549">. </text:span><text:span text:style-name="T254">4 grandi libri: Estetica, logica, filosofia pratica e storiografia.</text:span><text:span text:style-name="T549"> He was a </text:span><text:a xlink:type="simple" xlink:href="https://en.wikipedia.org/wiki/Liberalism" text:style-name="Internet_20_link" text:visited-style-name="Visited_20_Internet_20_Link">liberal</text:a><text:span text:style-name="T253"> </text:span><text:span text:style-name="T549">and had considerable influence on other Italian intellectuals including both Marxist </text:span><text:a xlink:type="simple" xlink:href="https://en.wikipedia.org/wiki/Antonio_Gramsci" text:style-name="Internet_20_link" text:visited-style-name="Visited_20_Internet_20_Link"><text:span text:style-name="T253">Antonio Gramsci</text:span></text:a><text:span text:style-name="T548"> </text:span><text:span text:style-name="T549">and fascist </text:span><text:a xlink:type="simple" xlink:href="https://en.wikipedia.org/wiki/Giovanni_Gentile" text:style-name="Internet_20_link" text:visited-style-name="Visited_20_Internet_20_Link"><text:span text:style-name="T253">Giovanni Gentile</text:span></text:a><text:span text:style-name="T549">. </text:span><text:span text:style-name="T550">Per lui la filosofia è un'attività che si esercita sulle cos </text:span><text:span text:style-name="T552">sui </text:span><text:span text:style-name="T550">linguaggi. Scrive tre grandi opere storiche, la prima dedicata a Napoli, la seconda all'Italia e la terza all'Europa. </text:span><text:span text:style-name="T551">Tra il 1909 e il 1917 pubblica le opere della sua </text:span><text:span text:style-name="T561">filosofia dello spirito</text:span><text:span text:style-name="T551">. </text:span><text:span text:style-name="T552">I</text:span><text:span text:style-name="T557">nfluenced by </text:span><text:a xlink:type="simple" xlink:href="https://en.wikipedia.org/wiki/Hegel" text:style-name="Internet_20_link" text:visited-style-name="Visited_20_Internet_20_Link">Hegel</text:a><text:span text:style-name="T255"> </text:span><text:span text:style-name="T557">and other German Idealists such as </text:span><text:a xlink:type="simple" xlink:href="https://en.wikipedia.org/wiki/Schelling" text:style-name="Internet_20_link" text:visited-style-name="Visited_20_Internet_20_Link"><text:span text:style-name="T255">Schelling</text:span></text:a><text:span text:style-name="T557">.</text:span><text:span text:style-name="T551"> Con Gentile, dà vita alla rivista </text:span><text:span text:style-name="T561">la critica</text:span><text:span text:style-name="T553">. </text:span><text:span text:style-name="T554">Crea delle monografie dedicate a Vico e a Hegel. </text:span><text:span text:style-name="T555">Da senatore, nel dopo-guerra è ministro dell'istruzione. </text:span><text:span text:style-name="T556">Dopo il delitto Matteotti (1924), si oppone al fascismo ed interrompe I rapporti con Gentile. </text:span><text:span text:style-name="T557">Al manfesto degli intellettuali fascisti scritto da Gentile, risponde con un manifesto </text:span><text:span text:style-name="T558">nel 1925</text:span><text:span text:style-name="T557"> che denuncia la soppressione della libertà e la violenza della dittatura. </text:span><text:span text:style-name="T559">Politica ed etica: l'interesse personale deve trovare un limite nell'interesse sociale. </text:span><text:span text:style-name="T557"><text:s/>Croce's work can be seen as a second attempt (contra </text:span><text:a xlink:type="simple" xlink:href="https://en.wikipedia.org/wiki/Immanuel_Kant" text:style-name="Internet_20_link" text:visited-style-name="Visited_20_Internet_20_Link"><text:span text:style-name="T255">Kant</text:span></text:a><text:span text:style-name="T557">) to resolve the problems and conflicts between </text:span><text:a xlink:type="simple" xlink:href="https://en.wikipedia.org/wiki/Empiricism" text:style-name="Internet_20_link" text:visited-style-name="Visited_20_Internet_20_Link">empiricism</text:a><text:span text:style-name="T255"> </text:span><text:span text:style-name="T557">and </text:span><text:a xlink:type="simple" xlink:href="https://en.wikipedia.org/wiki/Rationalism" text:style-name="Internet_20_link" text:visited-style-name="Visited_20_Internet_20_Link"><text:span text:style-name="T255">rationalism</text:span></text:a><text:span text:style-name="T557">. He calls his way </text:span><text:span text:style-name="T562">immanentism</text:span><text:span text:style-name="T557">. Since the root of reality is this immanent existence in concrete experience, Croce places </text:span><text:a xlink:type="simple" xlink:href="https://en.wikipedia.org/wiki/Aesthetics" text:style-name="Internet_20_link" text:visited-style-name="Visited_20_Internet_20_Link">aesthetics</text:a><text:span text:style-name="T255"> </text:span><text:span text:style-name="T557">at the foundation of his philosophy.</text:span><text:bookmark text:name="The_Domains_of_Mind"/><text:span text:style-name="T557"> </text:span><text:span text:style-name="T310">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52">In </text:span><text:span text:style-name="T310">Croce's work </text:span><text:span text:style-name="T376">Breviario di estetica </text:span><text:span text:style-name="T310">(</text:span><text:span text:style-name="T376">The Essence of Aesthetics</text:span><text:span text:style-name="T310">), </text:span><text:span text:style-name="T352">he</text:span><text:span text:style-name="T310"> sets forth his theory of </text:span><text:a xlink:type="simple" xlink:href="https://en.wikipedia.org/wiki/Art" text:style-name="Internet_20_link" text:visited-style-name="Visited_20_Internet_20_Link"><text:span text:style-name="T173">art</text:span></text:a><text:span text:style-name="T310">.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7"/>
      <text:p text:style-name="P27"><text:span text:style-name="T687">Luigi Pirandello: </text:span><text:span text:style-name="T686">1867 – 1936. </text:span><text:a xlink:type="simple" xlink:href="https://en.wikipedia.org/wiki/Italians" text:style-name="Internet_20_link" text:visited-style-name="Visited_20_Internet_20_Link"><text:span text:style-name="T665">Italian</text:span></text:a><text:span text:style-name="T686"> dramatist, novelist, poet and short story writer.</text:span><text:span text:style-name="T666"> </text:span><text:span text:style-name="T686">He was awarded the 1934 </text:span><text:a xlink:type="simple" xlink:href="https://en.wikipedia.org/wiki/Nobel_Prize_in_Literature" text:style-name="Internet_20_link" text:visited-style-name="Visited_20_Internet_20_Link"><text:span text:style-name="T665">Nobel Prize in Literature</text:span></text:a><text:span text:style-name="T686"> for "his almost magical power to turn psychological analysis into good theatre."</text:span><text:span text:style-name="T666"> </text:span><text:span text:style-name="T686">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665">Sicilian</text:span></text:a><text:span text:style-name="T686">. Pirandello's tragic farces are often seen as forerunners of the </text:span><text:a xlink:type="simple" xlink:href="https://en.wikipedia.org/wiki/Theatre_of_the_Absurd" text:style-name="Internet_20_link" text:visited-style-name="Visited_20_Internet_20_Link"><text:span text:style-name="T665">Theatre of the Absurd</text:span></text:a><text:span text:style-name="T686">.</text:span></text:p>
      <text:p text:style-name="P27"/>
      <text:p text:style-name="P1"><text:span text:style-name="T61">Frank Lloyd Wright:</text:span><text:span text:style-name="T60">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31">organic architecture</text:span></text:a><text:span text:style-name="T60">. This philosophy was best exemplified by his design for </text:span><text:a xlink:type="simple" xlink:href="http://en.wikipedia.org/wiki/Fallingwater" text:style-name="Internet_20_link" text:visited-style-name="Visited_20_Internet_20_Link"><text:span text:style-name="T131">Fallingwater</text:span></text:a><text:span text:style-name="T51"> </text:span><text:span text:style-name="T60">(1935), which has been called "the best all-time work of American architecture".</text:span><text:span text:style-name="T52"> </text:span><text:span text:style-name="T60">Wright was a leader of the </text:span><text:a xlink:type="simple" xlink:href="http://en.wikipedia.org/wiki/Prairie_School" text:style-name="Internet_20_link" text:visited-style-name="Visited_20_Internet_20_Link"><text:span text:style-name="T131">Prairie School</text:span></text:a><text:span text:style-name="T51"> </text:span><text:span text:style-name="T60">movement of architecture and developed the concept of the </text:span><text:a xlink:type="simple" xlink:href="http://en.wikipedia.org/wiki/Usonia" text:style-name="Internet_20_link" text:visited-style-name="Visited_20_Internet_20_Link"><text:span text:style-name="T131">Usonian</text:span></text:a><text:span text:style-name="T51"> </text:span><text:span text:style-name="T60">home, his unique vision for urban planning in the United States.</text:span><text:span text:style-name="T52"> </text:span></text:p>
      <text:p text:style-name="P27"/>
      <text:p text:style-name="P1"><text:span text:style-name="T449">Joseph Maria Olbrich</text:span><text:span text:style-name="T517">: </text:span><text:span text:style-name="T448">1867 – 1908. </text:span><text:a xlink:type="simple" xlink:href="http://en.wikipedia.org/wiki/Austria" text:style-name="Internet_20_link" text:visited-style-name="Visited_20_Internet_20_Link"><text:span text:style-name="T158">Austrian</text:span></text:a><text:span text:style-name="T518"> </text:span><text:a xlink:type="simple" xlink:href="http://en.wikipedia.org/wiki/Architect" text:style-name="Internet_20_link" text:visited-style-name="Visited_20_Internet_20_Link"><text:span text:style-name="T158">architect</text:span></text:a><text:span text:style-name="T518"> </text:span><text:span text:style-name="T448">and co-founder of the </text:span><text:a xlink:type="simple" xlink:href="http://en.wikipedia.org/wiki/Vienna_Secession" text:style-name="Internet_20_link" text:visited-style-name="Visited_20_Internet_20_Link"><text:span text:style-name="T158">Vienna Secession</text:span></text:a><text:span text:style-name="T448">. </text:span><text:span text:style-name="T454">In 1897, </text:span><text:a xlink:type="simple" xlink:href="http://en.wikipedia.org/wiki/Gustav_Klimt" text:style-name="Internet_20_link" text:visited-style-name="Visited_20_Internet_20_Link"><text:span text:style-name="T146">Gustav Klimt</text:span></text:a><text:span text:style-name="T454">, Olbrich, </text:span><text:a xlink:type="simple" xlink:href="http://en.wikipedia.org/wiki/Josef_Hoffmann" text:style-name="Internet_20_link" text:visited-style-name="Visited_20_Internet_20_Link">Josef Hoffmann</text:a><text:span text:style-name="T146"> </text:span><text:span text:style-name="T454">and </text:span><text:a xlink:type="simple" xlink:href="http://en.wikipedia.org/wiki/Koloman_Moser" text:style-name="Internet_20_link" text:visited-style-name="Visited_20_Internet_20_Link">Koloman Moser</text:a><text:span text:style-name="T146"> </text:span><text:span text:style-name="T454">founded the </text:span><text:a xlink:type="simple" xlink:href="http://en.wikipedia.org/wiki/Vienna_Secession" text:style-name="Internet_20_link" text:visited-style-name="Visited_20_Internet_20_Link">Vienna Secession</text:a><text:span text:style-name="T150"> </text:span><text:span text:style-name="T454">artistic group. Olbrich designed their exhibition building, the famous </text:span><text:a xlink:type="simple" xlink:href="http://en.wikipedia.org/wiki/Secession_hall_(Austria)" text:style-name="Internet_20_link" text:visited-style-name="Visited_20_Internet_20_Link"><text:span text:style-name="T146">Secession Hall</text:span></text:a><text:span text:style-name="T454">, which became the movement's landmark.</text:span></text:p>
      <text:p text:style-name="P27"/>
      <text:p text:style-name="P27"><text:span text:style-name="T643">Charles Rennie Mackintosh: 1868 – 1928. Architetto, designer, pittore scozzese</text:span>. Esponente del cosiddetto Glasgow Movement. Esponente di maggior rilievo dell'Art Nouveau nel Regno Unito.</text:p>
      <text:p text:style-name="P27"/>
      <text:p text:style-name="P1"><text:span text:style-name="T449">Adolf Loos:</text:span><text:span text:style-name="T448"> 1870 – 1933. Austrian and Czechoslovak architect. He was influential in European </text:span><text:a xlink:type="simple" xlink:href="http://en.wikipedia.org/wiki/Modern_architecture" text:style-name="Internet_20_link" text:visited-style-name="Visited_20_Internet_20_Link"><text:span text:style-name="T158">Modern architecture</text:span></text:a><text:span text:style-name="T448">, and in his essay </text:span><text:a xlink:type="simple" xlink:href="http://en.wikipedia.org/wiki/Ornament_and_Crime" text:style-name="Internet_20_link" text:visited-style-name="Visited_20_Internet_20_Link"><text:span text:style-name="T163">Ornament and Crime</text:span></text:a><text:span text:style-name="T453"> </text:span><text:span text:style-name="T454">he abandoned the aesthetic principles of the </text:span><text:a xlink:type="simple" xlink:href="http://en.wikipedia.org/wiki/Vienna_Secession" text:style-name="Internet_20_link" text:visited-style-name="Visited_20_Internet_20_Link">Vienna </text:a><text:a xlink:type="simple" xlink:href="http://en.wikipedia.org/wiki/Vienna_Secession" text:style-name="Internet_20_link" text:visited-style-name="Visited_20_Internet_20_Link">Secession</text:a><text:span text:style-name="T454">. In this and many other essays he contributed to the elaboration of a body of theory and criticism of </text:span><text:a xlink:type="simple" xlink:href="http://en.wikipedia.org/wiki/Modernism" text:style-name="Internet_20_link" text:visited-style-name="Visited_20_Internet_20_Link"><text:span text:style-name="T146">Modernism</text:span></text:a><text:span text:style-name="T455"> </text:span><text:span text:style-name="T454">in architecture. Edifici ascetici, purissimi nei volumi. </text:span><text:span text:style-name="T287">He explored the idea that the progress of culture is associated with the deletion of </text:span><text:a xlink:type="simple" xlink:href="http://en.wikipedia.org/wiki/Ornament_(architecture)" text:style-name="Internet_20_link" text:visited-style-name="Visited_20_Internet_20_Link"><text:span text:style-name="T146">ornament</text:span></text:a><text:span text:style-name="T455"> </text:span><text:span text:style-name="T287">from everyday objects, and that it was </text:span><text:soft-page-break/><text:span text:style-name="T287">therefore a crime to force craftsmen or builders to waste their time on ornamentation that served to hasten the time when an object would become obsolete.</text:span></text:p>
      <text:p text:style-name="P40"/>
      <text:p text:style-name="P146"><text:span text:style-name="T275">Josef Hoffmann: </text:span><text:span text:style-name="T277">1870 – 1956. </text:span><text:a xlink:type="simple" xlink:href="http://en.wikipedia.org/wiki/Austrians" text:style-name="Internet_20_link" text:visited-style-name="Visited_20_Internet_20_Link"><text:span text:style-name="T157">Austrian</text:span></text:a><text:span text:style-name="T447"> </text:span><text:a xlink:type="simple" xlink:href="http://en.wikipedia.org/wiki/Architect" text:style-name="Internet_20_link" text:visited-style-name="Visited_20_Internet_20_Link"><text:span text:style-name="T157">architect</text:span></text:a><text:span text:style-name="T447"> </text:span><text:span text:style-name="T277">and </text:span><text:a xlink:type="simple" xlink:href="http://en.wikipedia.org/wiki/Designer" text:style-name="Internet_20_link" text:visited-style-name="Visited_20_Internet_20_Link"><text:span text:style-name="T157">designer</text:span></text:a><text:span text:style-name="T447"> </text:span><text:span text:style-name="T277">of consumer goods. </text:span><text:span text:style-name="T286">L'uso della linea caratterizza il linguaggio di Hoffmann, in quanto marca gli spigoli, riquadra e suddivide le superfici. Padiglione Austriaco alla Biennale di Venezia del 1934.</text:span></text:p>
      <text:p text:style-name="P160"/>
      <text:p text:style-name="P143"><text:span text:style-name="T387">Vsevolod Emilevich Meyerhold</text:span><text:span text:style-name="T400">: 1874 – 1940. Russian and Soviet </text:span><text:a xlink:type="simple" xlink:href="https://en.wikipedia.org/wiki/Theatre_director" text:style-name="Internet_20_link" text:visited-style-name="Visited_20_Internet_20_Link"><text:span text:style-name="T202">theatre director</text:span></text:a><text:span text:style-name="T400">. His provocative experiments dealing with </text:span><text:span text:style-name="T417">physical being</text:span><text:span text:style-name="T400"> and </text:span><text:a xlink:type="simple" xlink:href="https://en.wikipedia.org/wiki/Symbol" text:style-name="Internet_20_link" text:visited-style-name="Visited_20_Internet_20_Link"><text:span text:style-name="T213">symbolism</text:span></text:a><text:span text:style-name="T484"> </text:span><text:span text:style-name="T400">in an unconventional theatre setting made him one of the seminal forces in </text:span><text:span text:style-name="T417">modern international theatre</text:span><text:span text:style-name="T400">. During the </text:span><text:a xlink:type="simple" xlink:href="https://en.wikipedia.org/wiki/Great_Purge" text:style-name="Internet_20_link" text:visited-style-name="Visited_20_Internet_20_Link"><text:span text:style-name="T202">Great Purge</text:span></text:a><text:span text:style-name="T400">, Meyerhold was arrested, tortured and executed in February 1940. </text:span><text:span text:style-name="T408">He developed a system of actor training called</text:span><text:span text:style-name="T400"> </text:span><text:span text:style-name="T362">Biomechanics.</text:span><text:span text:style-name="T310"> Its purpose was to widen the </text:span><text:span text:style-name="T373">emotional potential</text:span><text:span text:style-name="T310">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73"> </text:span><text:span text:style-name="T310">of the period. The techniques of biomechanics were developed during the rehearsals of a series of plays directed by Meyerhold in the 1920s and 1930s. Biomechanics is a precursor to and influence on much of the 20th century's </text:span><text:a xlink:type="simple" xlink:href="https://en.wikipedia.org/wiki/Physical_theatre" text:style-name="Internet_20_link" text:visited-style-name="Visited_20_Internet_20_Link"><text:span text:style-name="T173">physical theatre</text:span></text:a><text:span text:style-name="T310">.</text:span></text:p>
      <text:p text:style-name="P161"/>
      <text:p text:style-name="P160"/>
      <text:p text:style-name="P172"><text:span text:style-name="T387">Angela Isadora Duncan: </text:span><text:span text:style-name="T400">1877 – 1927. American dancer. She performed to acclaim throughout Europe. </text:span><text:span text:style-name="T310">Duncan's fondness for flowing scarves contributed to her death in an automobile accident in </text:span><text:a xlink:type="simple" xlink:href="https://en.wikipedia.org/wiki/Nice" text:style-name="Internet_20_link" text:visited-style-name="Visited_20_Internet_20_Link"><text:span text:style-name="T173">Nice</text:span></text:a><text:span text:style-name="T310">, France, when she was a passenger in an </text:span><text:a xlink:type="simple" xlink:href="https://en.wikipedia.org/wiki/Amilcar" text:style-name="Internet_20_link" text:visited-style-name="Visited_20_Internet_20_Link"><text:span text:style-name="T173">Amilcar</text:span></text:a><text:span text:style-name="T310">. Her silk scarf, draped around her neck, became entangled around the open-spoked wheels and rear axle, breaking her neck.</text:span><text:span text:style-name="T222"> </text:span><text:span text:style-name="T310">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73">. </text:span><text:span text:style-name="T463">Breaking with convention, Duncan imagined she had traced the art of dance back to its roots as a sacred art.</text:span><text:span text:style-name="T222"> </text:span><text:span text:style-name="T463">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310">Duncan’s philosophy of dance moved away from rigid </text:span><text:a xlink:type="simple" xlink:href="https://en.wikipedia.org/wiki/Ballet_technique" text:style-name="Internet_20_link" text:visited-style-name="Visited_20_Internet_20_Link">ballet technique</text:a><text:span text:style-name="T173"> </text:span><text:span text:style-name="T310">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22"> </text:span><text:span text:style-name="T310">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73"> </text:span><text:span text:style-name="T310">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40"/>
      <text:h text:style-name="P197" text:outline-level="3"><text:soft-page-break/><text:span text:style-name="T94">Horse in Motion</text:span><text:span text:style-name="T93">, ca. 1886: Eadweard Muybridge.</text:span><text:span text:style-name="T113"> </text:span><text:span text:style-name="T608">It may come as a surprise in the twenty-first century to discover that in the 1880s, details of how objects move were unknown. Eadweard Muybridge, to clinch a pet theory about equine gait. Is a running horse ever completely aloft? Stanford insisted the answer was yes. His most famous work began in 1872, when he was hired by Leland Stanford (later the founder of Stanford University) to photograph horses. Stanford reputedly had made a bet that for a moment, all four of a racehorse's hooves are off the ground simultaneously, and he hired Muybridge to take the pictures to prove him right. This was difficult to do with the cameras of the time, and the initial experiments produced only indistinct image. </text:span><text:span text:style-name="T93">Peeking out were a dozen bulky cameras, lined up like cannons in a galleon. On the opposite side, a sloping white backdrop had been raised to maximize contrast. The show began as one of Stanford's prize trotters, driven by master trainer Charles Marvin, sped down the track pulling a two-wheeled cart called a sulky. Across the horse's path were 12 wires, each connected to a different camera. When a sulky wheel rolled over one of the wires, it completed an electrical circuit, tripping the shutter of the attached camera. </text:span><text:span text:style-name="T608">A single exposure could take minutes in those days, but the state-of-the-art cameras managed all 12 shots in less than half a second. As a result of his motion studies, he is regarded as one of the fathers of the motion picture. </text:span><text:span text:style-name="T609">The window images show a few of the plates from Muybridge's collection </text:span><text:span text:style-name="T610">Animal Locomotion</text:span><text:span text:style-name="T609">, held by the Ransom Center. </text:span></text:h>
      <text:p text:style-name="P110"/>
      <text:p text:style-name="P95"><text:span text:style-name="T589">The </text:span><text:span text:style-name="T588">zoopraxiscope</text:span><text:span text:style-name="T368">: </text:span><text:span text:style-name="T360">is an early device for displaying </text:span><text:a xlink:type="simple" xlink:href="https://en.wikipedia.org/wiki/Film" text:style-name="Internet_20_link" text:visited-style-name="Visited_20_Internet_20_Link"><text:span text:style-name="T185">motion pictures</text:span></text:a><text:span text:style-name="T360">. Created by </text:span><text:a xlink:type="simple" xlink:href="https://en.wikipedia.org/wiki/Photography" text:style-name="Internet_20_link" text:visited-style-name="Visited_20_Internet_20_Link">photographic</text:a><text:span text:style-name="T185"> </text:span><text:span text:style-name="T360">pioneer </text:span><text:a xlink:type="simple" xlink:href="https://en.wikipedia.org/wiki/Eadweard_Muybridge" text:style-name="Internet_20_link" text:visited-style-name="Visited_20_Internet_20_Link">Eadweard Muybridge</text:a><text:span text:style-name="T185"> </text:span><text:span text:style-name="T360">in 1879, it may be considered the first </text:span><text:a xlink:type="simple" xlink:href="https://en.wikipedia.org/wiki/Movie_projector" text:style-name="Internet_20_link" text:visited-style-name="Visited_20_Internet_20_Link"><text:span text:style-name="T185">movie projector</text:span></text:a><text:span text:style-name="T360">. The zoopraxiscope projected images from rotating glass disks in rapid succession to give the impression of motion. The stop-motion images were initially painted onto the glass, as silhouettes. A second series of discs, made in 1892–1894, used outline drawings printed onto the discs photographically, then colored by hand. Some of the animated images are highly complex, featuring multiple combinations of sequences of animal and human movement. </text:span><text:span text:style-name="T310">The device appears to have been one of the primary inspirations for </text:span><text:a xlink:type="simple" xlink:href="https://en.wikipedia.org/wiki/Thomas_Edison" text:style-name="Internet_20_link" text:visited-style-name="Visited_20_Internet_20_Link">Thomas Edison</text:a><text:span text:style-name="T173"> </text:span><text:span text:style-name="T310">and </text:span><text:a xlink:type="simple" xlink:href="https://en.wikipedia.org/wiki/William_Kennedy_Dickson" text:style-name="Internet_20_link" text:visited-style-name="Visited_20_Internet_20_Link"><text:span text:style-name="T173">William Kennedy Dickson</text:span></text:a><text:span text:style-name="T310">'s </text:span><text:a xlink:type="simple" xlink:href="https://en.wikipedia.org/wiki/Kinetoscope" text:style-name="Internet_20_link" text:visited-style-name="Visited_20_Internet_20_Link"><text:span text:style-name="T173">Kinetoscope</text:span></text:a><text:span text:style-name="T310">, the first commercial film exhibition system.</text:span></text:p>
      <text:p text:style-name="P107"/>
      <text:p text:style-name="P1"><text:span text:style-name="T541">Rube Goldberg: </text:span><text:span text:style-name="T566">1883 – 1970. American </text:span><text:a xlink:type="simple" xlink:href="http://en.wikipedia.org/wiki/Cartoonist" text:style-name="Internet_20_link" text:visited-style-name="Visited_20_Internet_20_Link"><text:span text:style-name="T575">cartoonist</text:span></text:a><text:span text:style-name="T566">, sculptor, author, engineer, and inventor. </text:span><text:span text:style-name="T711">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744">Pulitzer Prize</text:span></text:a><text:span text:style-name="T711"> for his political cartooning in 1948 and the Banshees' Silver Lady Award 1959.</text:span><text:span text:style-name="T753">[1] <text:s/></text:span><text:span text:style-name="T769">Rube Goldberg was known to the world as a cartoonist, he was first an engineer.</text:span><text:span text:style-name="T722"> </text:span><text:span text:style-name="T769">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770">according to a short profile published by The New York Times in 1963</text:span></text:a><text:span text:style-name="T769">, Goldberg was earning a salary upwards of $50,000 by 1916 — over $1 million by today’s standards.</text:span><text:span text:style-name="T722"> H</text:span><text:span text:style-name="T769">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769">.</text:span><text:span text:style-name="T722"> He is the inspiration for various international competitions, known as </text:span><text:a xlink:type="simple" xlink:href="http://en.wikipedia.org/wiki/Rube_Goldberg_Machine_Contest" text:style-name="Internet_20_link" text:visited-style-name="Visited_20_Internet_20_Link"><text:span text:style-name="T755">Rube Goldberg Machine Contests</text:span></text:a><text:span text:style-name="T722">, which challenge participants to make a complicated machine to perform a simple task.</text:span></text:p>
      <text:p text:style-name="P80"/>
      <text:p text:style-name="P88"><text:span text:style-name="T724">György Lukács:</text:span><text:span text:style-name="T722"> </text:span><text:a xlink:type="simple" xlink:href="https://it.wikipedia.org/wiki/1885" text:style-name="Internet_20_link" text:visited-style-name="Visited_20_Internet_20_Link">1885</text:a><text:span text:style-name="T722"> – </text:span><text:a xlink:type="simple" xlink:href="https://it.wikipedia.org/wiki/1971" text:style-name="Internet_20_link" text:visited-style-name="Visited_20_Internet_20_Link">1971</text:a><text:span text:style-name="T722">. </text:span><text:a xlink:type="simple" xlink:href="https://it.wikipedia.org/wiki/Filosofo" text:style-name="Internet_20_link" text:visited-style-name="Visited_20_Internet_20_Link">filosofo</text:a><text:span text:style-name="T722"> e </text:span><text:a xlink:type="simple" xlink:href="https://it.wikipedia.org/wiki/Critico_letterario" text:style-name="Internet_20_link" text:visited-style-name="Visited_20_Internet_20_Link">critico letterario</text:a><text:span text:style-name="T722"> </text:span><text:a xlink:type="simple" xlink:href="https://it.wikipedia.org/wiki/Ungheria" text:style-name="Internet_20_link" text:visited-style-name="Visited_20_Internet_20_Link">ungherese</text:a><text:span text:style-name="T722">. </text:span><text:span text:style-name="T723">Orientato a</text:span><text:span text:style-name="T722"> liberare il </text:span><text:a xlink:type="simple" xlink:href="https://it.wikipedia.org/wiki/Marxismo" text:style-name="Internet_20_link" text:visited-style-name="Visited_20_Internet_20_Link">marxismo</text:a><text:span text:style-name="T722"> dalle interpretazioni dogmatiche: il </text:span><text:a xlink:type="simple" xlink:href="https://it.wikipedia.org/w/index.php?title=Marxismo_umanistico&amp;action=edit&amp;redlink=1" text:style-name="Internet_20_link" text:visited-style-name="Visited_20_Internet_20_Link">marxismo umanistico</text:a><text:span text:style-name="T722"> proposto in </text:span><text:span text:style-name="T725">Storia e coscienza di classe</text:span><text:span text:style-name="T722"> (</text:span><text:a xlink:type="simple" xlink:href="https://it.wikipedia.org/wiki/1923" text:style-name="Internet_20_link" text:visited-style-name="Visited_20_Internet_20_Link">1923</text:a><text:span text:style-name="T722">) ha influenzato sia gli </text:span><text:a xlink:type="simple" xlink:href="https://it.wikipedia.org/wiki/Esistenzialismo" text:style-name="Internet_20_link" text:visited-style-name="Visited_20_Internet_20_Link">esistenzialisti</text:a><text:span text:style-name="T722"> </text:span><text:a xlink:type="simple" xlink:href="https://it.wikipedia.org/wiki/Francia" text:style-name="Internet_20_link" text:visited-style-name="Visited_20_Internet_20_Link">francesi</text:a><text:span text:style-name="T722"> sia la </text:span><text:a xlink:type="simple" xlink:href="https://it.wikipedia.org/wiki/Scuola_di_Francoforte" text:style-name="Internet_20_link" text:visited-style-name="Visited_20_Internet_20_Link">scuola di Francoforte</text:a><text:span text:style-name="T722">. Questa visione </text:span><text:a xlink:type="simple" xlink:href="https://it.wikipedia.org/wiki/Umanismo" text:style-name="Internet_20_link" text:visited-style-name="Visited_20_Internet_20_Link">umanistica</text:a><text:span text:style-name="T722">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722"> </text:span><text:a xlink:type="simple" xlink:href="https://it.wikipedia.org/wiki/Capitalismo" text:style-name="Internet_20_link" text:visited-style-name="Visited_20_Internet_20_Link">capitalistica</text:a><text:span text:style-name="T722">. </text:span><text:span text:style-name="T611">In opere come </text:span><text:span text:style-name="T617">Saggi sul realismo</text:span><text:span text:style-name="T611"> (</text:span><text:a xlink:type="simple" xlink:href="https://it.wikipedia.org/wiki/1936" text:style-name="Internet_20_link" text:visited-style-name="Visited_20_Internet_20_Link"><text:span text:style-name="T611">1936</text:span></text:a><text:span text:style-name="T611">) ha elaborato una teoria del realismo che poi avrebbe influenzato vasti settori dell'</text:span><text:a xlink:type="simple" xlink:href="https://it.wikipedia.org/wiki/Estetica" text:style-name="Internet_20_link" text:visited-style-name="Visited_20_Internet_20_Link"><text:span text:style-name="T611">estetica</text:span></text:a><text:span text:style-name="T611"> e della </text:span><text:a xlink:type="simple" xlink:href="https://it.wikipedia.org/wiki/Critica" text:style-name="Internet_20_link" text:visited-style-name="Visited_20_Internet_20_Link"><text:span text:style-name="T611">critica</text:span></text:a><text:span text:style-name="T611">. La sua formulazione di un sistema estetico marxista critica duramente il controllo </text:span><text:a xlink:type="simple" xlink:href="https://it.wikipedia.org/wiki/Politica" text:style-name="Internet_20_link" text:visited-style-name="Visited_20_Internet_20_Link"><text:span text:style-name="T611">politico</text:span></text:a><text:span text:style-name="T611"> sull'</text:span><text:a xlink:type="simple" xlink:href="https://it.wikipedia.org/wiki/Arte" text:style-name="Internet_20_link" text:visited-style-name="Visited_20_Internet_20_Link"><text:span text:style-name="T611">arte</text:span></text:a><text:span text:style-name="T611"> e sui suoi interpreti.</text:span></text:p>
      <text:p text:style-name="P27"/>
      <text:p text:style-name="P27"><text:span text:style-name="T643">Ezra Loomis Pound:</text:span> <text:span text:style-name="T643">1885 – 1972. Poeta e saggista statunitense.</text:span> Uno dei protagonisti del modernismo e della poesia di inizio secolo. Forza trainante dell'imagismo e del vorticismo, correnti che privilegiavano un linguaggio d'impatto. Espresse poi ammirazione per Mussolini, Hitler e Oswald <text:soft-page-break/>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7"/>
      <text:p text:style-name="P88"><text:span text:style-name="T507">Ernst Bloch: </text:span><text:span text:style-name="T510">1885 – 1977.</text:span><text:span text:style-name="T509"> </text:span><text:a xlink:type="simple" xlink:href="https://en.wikipedia.org/wiki/Germany" text:style-name="Internet_20_link" text:visited-style-name="Visited_20_Internet_20_Link"><text:span text:style-name="T229">German</text:span></text:a><text:span text:style-name="T508"> </text:span><text:a xlink:type="simple" xlink:href="https://en.wikipedia.org/wiki/Marxism" text:style-name="Internet_20_link" text:visited-style-name="Visited_20_Internet_20_Link"><text:span text:style-name="T229">Marxist</text:span></text:a><text:span text:style-name="T508"> </text:span><text:a xlink:type="simple" xlink:href="https://en.wikipedia.org/wiki/Philosophy" text:style-name="Internet_20_link" text:visited-style-name="Visited_20_Internet_20_Link"><text:span text:style-name="T229">philosopher</text:span></text:a><text:span text:style-name="T508">.</text:span><text:span text:style-name="T464"> </text:span><text:span text:style-name="T310">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73"> </text:span><text:span text:style-name="T310">and </text:span><text:a xlink:type="simple" xlink:href="https://en.wikipedia.org/wiki/Karl_Marx" text:style-name="Internet_20_link" text:visited-style-name="Visited_20_Internet_20_Link"><text:span text:style-name="T173">Karl Marx</text:span></text:a><text:span text:style-name="T310">, as well as by apocalyptic and religious thinkers such as </text:span><text:a xlink:type="simple" xlink:href="https://en.wikipedia.org/wiki/Thomas_Müntzer" text:style-name="Internet_20_link" text:visited-style-name="Visited_20_Internet_20_Link"><text:span text:style-name="T173">Thomas Müntzer</text:span></text:a><text:span text:style-name="T310">, </text:span><text:a xlink:type="simple" xlink:href="https://en.wikipedia.org/wiki/Paracelsus" text:style-name="Internet_20_link" text:visited-style-name="Visited_20_Internet_20_Link"><text:span text:style-name="T173">Paracelsus</text:span></text:a><text:span text:style-name="T310">, and </text:span><text:a xlink:type="simple" xlink:href="https://en.wikipedia.org/wiki/Jacob_Boehme" text:style-name="Internet_20_link" text:visited-style-name="Visited_20_Internet_20_Link"><text:span text:style-name="T173">Jacob Boehme</text:span></text:a><text:span text:style-name="T310">.</text:span><text:span text:style-name="T222"> </text:span><text:span text:style-name="T310">He established friendships with </text:span><text:a xlink:type="simple" xlink:href="https://en.wikipedia.org/wiki/György_Lukács" text:style-name="Internet_20_link" text:visited-style-name="Visited_20_Internet_20_Link"><text:span text:style-name="T173">György Lukács</text:span></text:a><text:span text:style-name="T310">, </text:span><text:a xlink:type="simple" xlink:href="https://en.wikipedia.org/wiki/Bertolt_Brecht" text:style-name="Internet_20_link" text:visited-style-name="Visited_20_Internet_20_Link"><text:span text:style-name="T173">Bertolt Brecht</text:span></text:a><text:span text:style-name="T310">, </text:span><text:a xlink:type="simple" xlink:href="https://en.wikipedia.org/wiki/Kurt_Weill" text:style-name="Internet_20_link" text:visited-style-name="Visited_20_Internet_20_Link"><text:span text:style-name="T173">Kurt Weill</text:span></text:a><text:span text:style-name="T310">, </text:span><text:a xlink:type="simple" xlink:href="https://en.wikipedia.org/wiki/Walter_Benjamin" text:style-name="Internet_20_link" text:visited-style-name="Visited_20_Internet_20_Link"><text:span text:style-name="T173">Walter Benjamin</text:span></text:a><text:span text:style-name="T310">, and </text:span><text:a xlink:type="simple" xlink:href="https://en.wikipedia.org/wiki/Theodor_W._Adorno" text:style-name="Internet_20_link" text:visited-style-name="Visited_20_Internet_20_Link"><text:span text:style-name="T173">Theodor W. Adorno</text:span></text:a><text:span text:style-name="T310">. Bloch's work focuses on the thesis that in a </text:span><text:a xlink:type="simple" xlink:href="https://en.wikipedia.org/wiki/Humanism" text:style-name="Internet_20_link" text:visited-style-name="Visited_20_Internet_20_Link">humanistic</text:a><text:span text:style-name="T173"> </text:span><text:span text:style-name="T310">world where </text:span><text:a xlink:type="simple" xlink:href="https://en.wikipedia.org/wiki/Oppression" text:style-name="Internet_20_link" text:visited-style-name="Visited_20_Internet_20_Link">oppression</text:a><text:span text:style-name="T173"> </text:span><text:span text:style-name="T310">and</text:span><text:span text:style-name="T316">h</text:span><text:span text:style-name="T310"> </text:span><text:a xlink:type="simple" xlink:href="https://en.wikipedia.org/wiki/Exploitation_of_labour" text:style-name="Internet_20_link" text:visited-style-name="Visited_20_Internet_20_Link">exploitation</text:a><text:span text:style-name="T173"> </text:span><text:span text:style-name="T310">have been eliminated there will always be a truly </text:span><text:a xlink:type="simple" xlink:href="https://en.wikipedia.org/wiki/Revolutionary" text:style-name="Internet_20_link" text:visited-style-name="Visited_20_Internet_20_Link">revolutionary</text:a><text:span text:style-name="T173"> </text:span><text:span text:style-name="T310">force.</text:span></text:p>
      <text:p text:style-name="P27"/>
      <text:p text:style-name="P88"><text:span text:style-name="T72">Ludwig Mies van der Rohe: 1</text:span><text:span text:style-name="T73">886 – 1969, German-American </text:span><text:a xlink:type="simple" xlink:href="http://en.wikipedia.org/wiki/Architect" text:style-name="Internet_20_link" text:visited-style-name="Visited_20_Internet_20_Link"><text:span text:style-name="T229">architect</text:span></text:a><text:span text:style-name="T60">. He is commonly referred to and was addressed as </text:span><text:span text:style-name="T61">Mies</text:span><text:span text:style-name="T60">, his surname. Along with </text:span><text:a xlink:type="simple" xlink:href="http://en.wikipedia.org/wiki/Le_Corbusier" text:style-name="Internet_20_link" text:visited-style-name="Visited_20_Internet_20_Link"><text:span text:style-name="T134">Le Corbusier</text:span></text:a><text:span text:style-name="T60">, </text:span><text:a xlink:type="simple" xlink:href="http://en.wikipedia.org/wiki/Alvar_Aalto" text:style-name="Internet_20_link" text:visited-style-name="Visited_20_Internet_20_Link"><text:span text:style-name="T134">Alvar Aalto</text:span></text:a><text:span text:style-name="T60">, and </text:span><text:a xlink:type="simple" xlink:href="http://en.wikipedia.org/wiki/Frank_Lloyd_Wright" text:style-name="Internet_20_link" text:visited-style-name="Visited_20_Internet_20_Link"><text:span text:style-name="T134">Frank Lloyd Wright</text:span></text:a><text:span text:style-name="T60">, he is widely regarded as one of the pioneering masters of </text:span><text:a xlink:type="simple" xlink:href="http://en.wikipedia.org/wiki/Modern_architecture" text:style-name="Internet_20_link" text:visited-style-name="Visited_20_Internet_20_Link"><text:span text:style-name="T134">modern architecture</text:span></text:a><text:span text:style-name="T60">. </text:span><text:span text:style-name="T12">Mies, like many of his post-</text:span><text:a xlink:type="simple" xlink:href="http://en.wikipedia.org/wiki/World_War_I" text:style-name="Internet_20_link" text:visited-style-name="Visited_20_Internet_20_Link">World War I</text:a><text:span text:style-name="T129">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9">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9">less is more</text:span></text:a><text:span text:style-name="T12">" and "</text:span><text:a xlink:type="simple" xlink:href="http://en.wikipedia.org/wiki/God_is_in_the_detail" text:style-name="Internet_20_link" text:visited-style-name="Visited_20_Internet_20_Link"><text:span text:style-name="T129">God is in the details</text:span></text:a><text:span text:style-name="T12">".</text:span></text:p>
      <text:p text:style-name="P96"/>
      <text:p text:style-name="P88"><text:span text:style-name="T61">Erich Mendelsohn: </text:span><text:a xlink:type="simple" xlink:href="http://it.wikipedia.org/wiki/1887" text:style-name="Internet_20_link" text:visited-style-name="Visited_20_Internet_20_Link">1887</text:a><text:span text:style-name="T134"> </text:span><text:span text:style-name="T60">– </text:span><text:a xlink:type="simple" xlink:href="http://it.wikipedia.org/wiki/1953" text:style-name="Internet_20_link" text:visited-style-name="Visited_20_Internet_20_Link"><text:span text:style-name="T134">1953</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Germania" text:style-name="Internet_20_link" text:visited-style-name="Visited_20_Internet_20_Link"><text:span text:style-name="T134">tedesco</text:span></text:a><text:span text:style-name="T60">. </text:span><text:span text:style-name="T12">Eric Mendelsohn è un celebre architetto del </text:span><text:a xlink:type="simple" xlink:href="http://it.wikipedia.org/wiki/XX_secolo" text:style-name="Internet_20_link" text:visited-style-name="Visited_20_Internet_20_Link">XX secolo</text:a><text:span text:style-name="T129">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9"> </text:span><text:span text:style-name="T12">e il </text:span><text:a xlink:type="simple" xlink:href="http://it.wikipedia.org/wiki/1924" text:style-name="Internet_20_link" text:visited-style-name="Visited_20_Internet_20_Link">1924</text:a><text:span text:style-name="T129"> </text:span><text:span text:style-name="T12">della "</text:span><text:a xlink:type="simple" xlink:href="http://it.wikipedia.org/wiki/Torre_Einstein" text:style-name="Internet_20_link" text:visited-style-name="Visited_20_Internet_20_Link"><text:span text:style-name="T129">Torre Einstein</text:span></text:a><text:span text:style-name="T12">" a </text:span><text:a xlink:type="simple" xlink:href="http://it.wikipedia.org/wiki/Potsdam" text:style-name="Internet_20_link" text:visited-style-name="Visited_20_Internet_20_Link"><text:span text:style-name="T129">Potsdam</text:span></text:a><text:span text:style-name="T12">. La torre, progettata come edificio - </text:span><text:a xlink:type="simple" xlink:href="http://it.wikipedia.org/wiki/Telescopio" text:style-name="Internet_20_link" text:visited-style-name="Visited_20_Internet_20_Link"><text:span text:style-name="T129">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9">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7"/>
      <text:p text:style-name="P1"><text:span text:style-name="T53">Walter Ruttmann: 1887 – 1941. </text:span><text:span text:style-name="T52">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58">[5]</text:span></text:a><text:span text:style-name="T52"> This idea takes on concrete form in the absolute films made in the 1920s by Ruttmann, Viking Eggeling, Hans Richter and others.</text:span></text:p>
      <text:p text:style-name="P1"/>
      <text:p text:style-name="P88"><text:span text:style-name="T61">Le Corbusier</text:span><text:span text:style-name="T60"> (</text:span><text:span text:style-name="T61">Charles-Edouard Jeanneret-Gris): </text:span><text:a xlink:type="simple" xlink:href="http://it.wikipedia.org/wiki/1887" text:style-name="Internet_20_link" text:visited-style-name="Visited_20_Internet_20_Link">1887</text:a><text:span text:style-name="T134"> </text:span><text:span text:style-name="T60">– </text:span><text:a xlink:type="simple" xlink:href="http://it.wikipedia.org/wiki/1965" text:style-name="Internet_20_link" text:visited-style-name="Visited_20_Internet_20_Link"><text:span text:style-name="T134">1965</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Urbanista" text:style-name="Internet_20_link" text:visited-style-name="Visited_20_Internet_20_Link"><text:span text:style-name="T134">urbanista</text:span></text:a><text:span text:style-name="T60">, </text:span><text:a xlink:type="simple" xlink:href="http://it.wikipedia.org/wiki/Pittore" text:style-name="Internet_20_link" text:visited-style-name="Visited_20_Internet_20_Link">pittore</text:a><text:span text:style-name="T134"> </text:span><text:span text:style-name="T60">e </text:span><text:a xlink:type="simple" xlink:href="http://it.wikipedia.org/wiki/Designer" text:style-name="Internet_20_link" text:visited-style-name="Visited_20_Internet_20_Link"><text:span text:style-name="T134">designer</text:span></text:a><text:span text:style-name="T60"> </text:span><text:a xlink:type="simple" xlink:href="http://it.wikipedia.org/wiki/Svizzera" text:style-name="Internet_20_link" text:visited-style-name="Visited_20_Internet_20_Link"><text:span text:style-name="T134">svizzero</text:span></text:a><text:span text:style-name="T60"> </text:span><text:a xlink:type="simple" xlink:href="http://it.wikipedia.org/wiki/Naturalizzazione" text:style-name="Internet_20_link" text:visited-style-name="Visited_20_Internet_20_Link"><text:span text:style-name="T134">naturalizzato</text:span></text:a><text:span text:style-name="T60"> </text:span><text:a xlink:type="simple" xlink:href="http://it.wikipedia.org/wiki/Francia" text:style-name="Internet_20_link" text:visited-style-name="Visited_20_Internet_20_Link"><text:span text:style-name="T134">francese</text:span></text:a><text:span text:style-name="T60">.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9">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9"> </text:span><text:span text:style-name="T12">e </text:span><text:a xlink:type="simple" xlink:href="http://it.wikipedia.org/wiki/Alvar_Aalto" text:style-name="Internet_20_link" text:visited-style-name="Visited_20_Internet_20_Link">Alvar Aalto</text:a><text:span text:style-name="T129">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9"> </text:span><text:span text:style-name="T12">per l'</text:span><text:a xlink:type="simple" xlink:href="http://it.wikipedia.org/wiki/Architettura" text:style-name="Internet_20_link" text:visited-style-name="Visited_20_Internet_20_Link"><text:span text:style-name="T129">architettura</text:span></text:a><text:span text:style-name="T12">, è stato anche uno dei padri dell'</text:span><text:a xlink:type="simple" xlink:href="http://it.wikipedia.org/wiki/Urbanistica" text:style-name="Internet_20_link" text:visited-style-name="Visited_20_Internet_20_Link">urbanistica</text:a><text:span text:style-name="T129">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4">Le Corbu </text:span><text:span text:style-name="T12">per la sua abitudine di firmare </text:span><text:soft-page-break/><text:span text:style-name="T12">con questa sigla le sue lettere informali, abbozzando talvolta a fianco la sagoma di un</text:span><text:a xlink:type="simple" xlink:href="http://it.wikipedia.org/wiki/Corvo" text:style-name="Internet_20_link" text:visited-style-name="Visited_20_Internet_20_Link"><text:span text:style-name="T129">corvo</text:span></text:a><text:span text:style-name="T12">.</text:span><text:span text:style-name="T52"> Una delle maggiori architetture è la C</text:span><text:span text:style-name="T54">hapelle de Ronchamp</text:span></text:p>
      <text:p text:style-name="P1"/>
      <text:p text:style-name="P2"><text:span text:style-name="T275">Vaslav Nijinsky: </text:span><text:span text:style-name="T277">1889 – 1950. Russian </text:span><text:a xlink:type="simple" xlink:href="https://en.wikipedia.org/wiki/Ballet_dancer" text:style-name="Internet_20_link" text:visited-style-name="Visited_20_Internet_20_Link"><text:span text:style-name="T157">ballet dancer</text:span></text:a><text:span text:style-name="T447"> </text:span><text:span text:style-name="T277">and </text:span><text:a xlink:type="simple" xlink:href="https://en.wikipedia.org/wiki/Choreographer" text:style-name="Internet_20_link" text:visited-style-name="Visited_20_Internet_20_Link"><text:span text:style-name="T157">choreographer</text:span></text:a><text:span text:style-name="T447"> </text:span><text:span text:style-name="T277">of Polish descent, cited as the greatest male dancer of the early 20th century.</text:span><text:span text:style-name="T170"> </text:span><text:span text:style-name="T287">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50">en pointe</text:span></text:a><text:span text:style-name="T287">, a rare skill among male dancers at the time</text:span><text:span text:style-name="T147"> </text:span><text:span text:style-name="T287">and was admired for his seemingly gravity-defying leaps.</text:span></text:p>
      <text:p text:style-name="P1"/>
      <text:p text:style-name="P141">Edwin Hubble: 1889 – 1953, astronomo e astrofisico statunitense. <text:span text:style-name="T611">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46"/>
      <text:p text:style-name="P141"><text:span text:style-name="T716">Franz Viktor Werfel:</text:span><text:span text:style-name="T717"> 1890 – 1945. </text:span><text:a xlink:type="simple" xlink:href="https://en.wikipedia.org/wiki/Austrians" text:style-name="Internet_20_link" text:visited-style-name="Visited_20_Internet_20_Link"><text:span text:style-name="T751">Austrian</text:span></text:a><text:span text:style-name="T717">-</text:span><text:a xlink:type="simple" xlink:href="https://en.wikipedia.org/wiki/Bohemian" text:style-name="Internet_20_link" text:visited-style-name="Visited_20_Internet_20_Link"><text:span text:style-name="T751">Bohemian</text:span></text:a><text:span text:style-name="T717"> </text:span><text:a xlink:type="simple" xlink:href="https://en.wikipedia.org/wiki/Novelist" text:style-name="Internet_20_link" text:visited-style-name="Visited_20_Internet_20_Link"><text:span text:style-name="T751">novelist</text:span></text:a><text:span text:style-name="T717">, </text:span><text:a xlink:type="simple" xlink:href="https://en.wikipedia.org/wiki/Playwright" text:style-name="Internet_20_link" text:visited-style-name="Visited_20_Internet_20_Link"><text:span text:style-name="T751">playwright</text:span></text:a><text:span text:style-name="T717">, and </text:span><text:a xlink:type="simple" xlink:href="https://en.wikipedia.org/wiki/Poetry" text:style-name="Internet_20_link" text:visited-style-name="Visited_20_Internet_20_Link"><text:span text:style-name="T751">poet</text:span></text:a><text:span text:style-name="T717"> whose career spanned </text:span><text:a xlink:type="simple" xlink:href="https://en.wikipedia.org/wiki/World_War_I" text:style-name="Internet_20_link" text:visited-style-name="Visited_20_Internet_20_Link"><text:span text:style-name="T751">World War I</text:span></text:a><text:span text:style-name="T717">, the </text:span><text:a xlink:type="simple" xlink:href="https://en.wikipedia.org/wiki/Interwar_period" text:style-name="Internet_20_link" text:visited-style-name="Visited_20_Internet_20_Link"><text:span text:style-name="T751">Interwar period</text:span></text:a><text:span text:style-name="T717">, and </text:span><text:a xlink:type="simple" xlink:href="https://en.wikipedia.org/wiki/World_War_II" text:style-name="Internet_20_link" text:visited-style-name="Visited_20_Internet_20_Link"><text:span text:style-name="T751">World War II</text:span></text:a><text:span text:style-name="T717">. </text:span><text:span text:style-name="T711">He is primarily known as the author of </text:span><text:a xlink:type="simple" xlink:href="https://en.wikipedia.org/wiki/The_Forty_Days_of_Musa_Dagh" text:style-name="Internet_20_link" text:visited-style-name="Visited_20_Internet_20_Link"><text:span text:style-name="T745">The Forty Days of Musa Dagh</text:span></text:a><text:span text:style-name="T711"> (1933, English tr. 1934, 2012), a novel based on events that took place during the </text:span><text:a xlink:type="simple" xlink:href="https://en.wikipedia.org/wiki/Armenian_Genocide" text:style-name="Internet_20_link" text:visited-style-name="Visited_20_Internet_20_Link"><text:span text:style-name="T744">Armenian Genocide</text:span></text:a><text:span text:style-name="T711"> of 1915, and </text:span><text:a xlink:type="simple" xlink:href="https://en.wikipedia.org/wiki/The_Song_of_Bernadette_(novel)" text:style-name="Internet_20_link" text:visited-style-name="Visited_20_Internet_20_Link"><text:span text:style-name="T745">The Song of Bernadette</text:span></text:a><text:span text:style-name="T711"> (1941), a novel about the life and visions of the French Catholic saint </text:span><text:a xlink:type="simple" xlink:href="https://en.wikipedia.org/wiki/Bernadette_Soubirous" text:style-name="Internet_20_link" text:visited-style-name="Visited_20_Internet_20_Link"><text:span text:style-name="T744">Bernadette Soubirous</text:span></text:a><text:span text:style-name="T711">, which was made into a Hollywood film of the same </text:span><text:a xlink:type="simple" xlink:href="https://en.wikipedia.org/wiki/The_Song_of_Bernadette_(film)" text:style-name="Internet_20_link" text:visited-style-name="Visited_20_Internet_20_Link"><text:span text:style-name="T744">name</text:span></text:a><text:span text:style-name="T711">.</text:span></text:p>
      <text:p text:style-name="P171"/>
      <text:p text:style-name="P142"><text:span text:style-name="T543">Antonio Gramsci</text:span><text:span text:style-name="T546">: </text:span><text:span text:style-name="T542">1891 – 1937. Italian </text:span><text:a xlink:type="simple" xlink:href="https://en.wikipedia.org/wiki/Marxist" text:style-name="Internet_20_link" text:visited-style-name="Visited_20_Internet_20_Link"><text:span text:style-name="T247">Marxist</text:span></text:a><text:span text:style-name="T547"> </text:span><text:span text:style-name="T542">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542">, </text:span><text:a xlink:type="simple" xlink:href="https://en.wikipedia.org/wiki/Sociology" text:style-name="Internet_20_link" text:visited-style-name="Visited_20_Internet_20_Link"><text:span text:style-name="T247">sociology</text:span></text:a><text:span text:style-name="T547"> </text:span><text:span text:style-name="T542">and </text:span><text:a xlink:type="simple" xlink:href="https://en.wikipedia.org/wiki/Linguistics" text:style-name="Internet_20_link" text:visited-style-name="Visited_20_Internet_20_Link"><text:span text:style-name="T247">linguistics</text:span></text:a><text:span text:style-name="T542">. He was a founding member and one-time leader of the </text:span><text:a xlink:type="simple" xlink:href="https://en.wikipedia.org/wiki/Communist_Party_of_Italy" text:style-name="Internet_20_link" text:visited-style-name="Visited_20_Internet_20_Link"><text:span text:style-name="T247">Communist Party of Italy</text:span></text:a><text:span text:style-name="T547"> </text:span><text:span text:style-name="T542">and was imprisoned by </text:span><text:a xlink:type="simple" xlink:href="https://en.wikipedia.org/wiki/Benito_Mussolini" text:style-name="Internet_20_link" text:visited-style-name="Visited_20_Internet_20_Link"><text:span text:style-name="T247">Benito Mussolini</text:span></text:a><text:span text:style-name="T542">'s Fascist regime. Gramsci is best known for his theory of </text:span><text:a xlink:type="simple" xlink:href="https://en.wikipedia.org/wiki/Cultural_hegemony" text:style-name="Internet_20_link" text:visited-style-name="Visited_20_Internet_20_Link"><text:span text:style-name="T247">cultural hegemony</text:span></text:a><text:span text:style-name="T542">, which describes how states use cultural institutions to maintain power in capitalist societies.</text:span></text:p>
      <text:p text:style-name="P162"/>
      <text:p text:style-name="P141"><text:span text:style-name="T600">The </text:span><text:span text:style-name="T601">Moscow Art Theatre</text:span><text:span text:style-name="T543">: </text:span><text:span text:style-name="T542">theatre company in </text:span><text:a xlink:type="simple" xlink:href="https://en.wikipedia.org/wiki/Moscow" text:style-name="Internet_20_link" text:visited-style-name="Visited_20_Internet_20_Link">Moscow</text:a><text:span text:style-name="T247"> </text:span><text:span text:style-name="T248">founded in 1898 by</text:span><text:span text:style-name="T563"> </text:span><text:a xlink:type="simple" xlink:href="https://en.wikipedia.org/wiki/Konstantin_Stanislavski" text:style-name="Internet_20_link" text:visited-style-name="Visited_20_Internet_20_Link"><text:span text:style-name="T247">Konstantin Stanislavski</text:span></text:a><text:span text:style-name="T542">, together with the playwright and director </text:span><text:a xlink:type="simple" xlink:href="https://en.wikipedia.org/wiki/Vladimir_Nemirovich-Danchenko" text:style-name="Internet_20_link" text:visited-style-name="Visited_20_Internet_20_Link"><text:span text:style-name="T247">Vladimir Nemirovich-Danchenko</text:span></text:a><text:span text:style-name="T542">. It was conceived as a venue for </text:span><text:a xlink:type="simple" xlink:href="https://en.wikipedia.org/wiki/Naturalism_(theatre)" text:style-name="Internet_20_link" text:visited-style-name="Visited_20_Internet_20_Link">naturalistic</text:a><text:span text:style-name="T247"> </text:span><text:span text:style-name="T542">theatre, in contrast to the </text:span><text:a xlink:type="simple" xlink:href="https://en.wikipedia.org/wiki/Melodrama" text:style-name="Internet_20_link" text:visited-style-name="Visited_20_Internet_20_Link">melodramas</text:a><text:span text:style-name="T247"> </text:span><text:span text:style-name="T542">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47">Stanislavski's system</text:span></text:a><text:span text:style-name="T542">, proved hugely influential in the acting world and in the development of modern American theatre.</text:span></text:p>
      <text:p text:style-name="P162"/>
      <text:p text:style-name="P162"><text:span text:style-name="T648">Georges Henri Joseph Édouard Lemaître: </text:span>1894 – 1966. Belgian <text:a xlink:type="simple" xlink:href="https://en.wikipedia.org/wiki/Priest" text:style-name="Internet_20_link" text:visited-style-name="Visited_20_Internet_20_Link"><text:span text:style-name="T649">priest</text:span></text:a>, <text:a xlink:type="simple" xlink:href="https://en.wikipedia.org/wiki/Astronomy" text:style-name="Internet_20_link" text:visited-style-name="Visited_20_Internet_20_Link">astronomer</text:a><text:span text:style-name="T649"> </text:span>and professor of <text:a xlink:type="simple" xlink:href="https://en.wikipedia.org/wiki/Physics" text:style-name="Internet_20_link" text:visited-style-name="Visited_20_Internet_20_Link">physics</text:a><text:span text:style-name="T649"> </text:span>at the <text:a xlink:type="simple" xlink:href="https://en.wikipedia.org/wiki/Catholic_University_of_Leuven_(1834–1968)" text:style-name="Internet_20_link" text:visited-style-name="Visited_20_Internet_20_Link"><text:span text:style-name="T649">Catholic University of Leuven</text:span></text:a>.<text:span text:style-name="T662"> </text:span>He proposed the theory of the <text:a xlink:type="simple" xlink:href="https://en.wikipedia.org/wiki/Metric_expansion_of_space" text:style-name="Internet_20_link" text:visited-style-name="Visited_20_Internet_20_Link"><text:span text:style-name="T649">expansion of the universe</text:span></text:a>, widely misattributed to <text:a xlink:type="simple" xlink:href="https://en.wikipedia.org/wiki/Edwin_Hubble" text:style-name="Internet_20_link" text:visited-style-name="Visited_20_Internet_20_Link"><text:span text:style-name="T649">Edwin Hubble</text:span></text:a>. He was the first to derive what is now known as <text:a xlink:type="simple" xlink:href="https://en.wikipedia.org/wiki/Hubble%27s_law" text:style-name="Internet_20_link" text:visited-style-name="Visited_20_Internet_20_Link">Hubble's law</text:a><text:span text:style-name="T649"> </text:span>and made the first estimation of what is now called the <text:a xlink:type="simple" xlink:href="https://en.wikipedia.org/wiki/Hubble_constant" text:style-name="Internet_20_link" text:visited-style-name="Visited_20_Internet_20_Link"><text:span text:style-name="T649">Hubble constant</text:span></text:a>, which he published in 1927, two years before Hubble's article.<text:span text:style-name="T662"> </text:span>Lemaître also proposed what became known as the <text:a xlink:type="simple" xlink:href="https://en.wikipedia.org/wiki/Big_Bang" text:style-name="Internet_20_link" text:visited-style-name="Visited_20_Internet_20_Link">Big Bang</text:a><text:span text:style-name="T649"> </text:span>theory of the origin of the <text:a xlink:type="simple" xlink:href="https://en.wikipedia.org/wiki/Universe" text:style-name="Internet_20_link" text:visited-style-name="Visited_20_Internet_20_Link"><text:span text:style-name="T649">universe</text:span></text:a>, which he called his "hypothesis of the <text:a xlink:type="simple" xlink:href="https://en.wikipedia.org/wiki/Primeval_atom" text:style-name="Internet_20_link" text:visited-style-name="Visited_20_Internet_20_Link"><text:span text:style-name="T649">primeval atom</text:span></text:a>" or the "Cosmic Egg".</text:p>
      <text:p text:style-name="P162"/>
      <text:p text:style-name="P143"><text:span text:style-name="T544">Antoine Marie Joseph Artaud:</text:span><text:span text:style-name="T545"> 1896 – 1948. French </text:span><text:a xlink:type="simple" xlink:href="https://en.wikipedia.org/wiki/Dramatist" text:style-name="Internet_20_link" text:visited-style-name="Visited_20_Internet_20_Link"><text:span text:style-name="T249">dramatist</text:span></text:a><text:span text:style-name="T545">, </text:span><text:a xlink:type="simple" xlink:href="https://en.wikipedia.org/wiki/Poet" text:style-name="Internet_20_link" text:visited-style-name="Visited_20_Internet_20_Link"><text:span text:style-name="T249">poet</text:span></text:a><text:span text:style-name="T545">, </text:span><text:a xlink:type="simple" xlink:href="https://en.wikipedia.org/wiki/Essayist" text:style-name="Internet_20_link" text:visited-style-name="Visited_20_Internet_20_Link"><text:span text:style-name="T249">essayist</text:span></text:a><text:span text:style-name="T545">, </text:span><text:a xlink:type="simple" xlink:href="https://en.wikipedia.org/wiki/Actor" text:style-name="Internet_20_link" text:visited-style-name="Visited_20_Internet_20_Link"><text:span text:style-name="T249">actor</text:span></text:a><text:span text:style-name="T545">, and </text:span><text:a xlink:type="simple" xlink:href="https://en.wikipedia.org/wiki/Theatre_director" text:style-name="Internet_20_link" text:visited-style-name="Visited_20_Internet_20_Link"><text:span text:style-name="T249">theatre director</text:span></text:a><text:span text:style-name="T545">,</text:span><text:span text:style-name="T252"> </text:span><text:span text:style-name="T545">widely recognized as one of the major figures of </text:span><text:a xlink:type="simple" xlink:href="https://en.wikipedia.org/wiki/Twentieth-century_theatre" text:style-name="Internet_20_link" text:visited-style-name="Visited_20_Internet_20_Link">twentieth-century theatre</text:a><text:span text:style-name="T249"> </text:span><text:span text:style-name="T545">and the European </text:span><text:a xlink:type="simple" xlink:href="https://en.wikipedia.org/wiki/Avant-garde" text:style-name="Internet_20_link" text:visited-style-name="Visited_20_Internet_20_Link">avant-garde</text:a><text:span text:style-name="T249">. </text:span><text:span text:style-name="T563">Artaud believed that theatre should be a force for the liberation of the human subconscious and revelation of man to himself.</text:span><text:span text:style-name="T251"> </text:span><text:span text:style-name="T563">He called for "communion between actor and audience in a magic exorcism; gestures, sounds, unusual scenery, and lighting combine to form a language, superior to words, that can be used to subvert thought and logic and to shock the spectator into seeing the baseness of his world." In his book </text:span><text:a xlink:type="simple" xlink:href="https://en.wikipedia.org/wiki/Theatre_and_its_Double" text:style-name="Internet_20_link" text:visited-style-name="Visited_20_Internet_20_Link"><text:span text:style-name="T250">The Theatre and Its Double</text:span></text:a><text:span text:style-name="T563">, which contained the first and second manifesto for a "Theatre of Cruelty", Artaud expressed his admiration for </text:span><text:a xlink:type="simple" xlink:href="https://en.wikipedia.org/wiki/Eastern_world" text:style-name="Internet_20_link" text:visited-style-name="Visited_20_Internet_20_Link">Eastern</text:a><text:span text:style-name="T247"> </text:span><text:span text:style-name="T563">forms of theatre, particularly the </text:span><text:a xlink:type="simple" xlink:href="https://en.wikipedia.org/wiki/Bali" text:style-name="Internet_20_link" text:visited-style-name="Visited_20_Internet_20_Link"><text:span text:style-name="T247">Balinese</text:span></text:a><text:span text:style-name="T563">. He admired Eastern theatre because of the codified, highly ritualized and precise physicality of Balinese dance performance, and advocated what he called a "</text:span><text:a xlink:type="simple" xlink:href="https://en.wikipedia.org/wiki/Theatre_of_Cruelty" text:style-name="Internet_20_link" text:visited-style-name="Visited_20_Internet_20_Link"><text:span text:style-name="T247">Theatre of Cruelty</text:span></text:a><text:span text:style-name="T563">". At one point, he stated that by </text:span><text:a xlink:type="simple" xlink:href="https://en.wikipedia.org/wiki/Cruelty" text:style-name="Internet_20_link" text:visited-style-name="Visited_20_Internet_20_Link">cruelty</text:a><text:span text:style-name="T247"> </text:span><text:span text:style-name="T563">he meant not exclusively </text:span><text:a xlink:type="simple" xlink:href="https://en.wikipedia.org/wiki/Sadism_and_Masochism" text:style-name="Internet_20_link" text:visited-style-name="Visited_20_Internet_20_Link">sadism</text:a><text:span text:style-name="T247"> </text:span><text:span text:style-name="T563">or causing pain, but just as often a violent, physical determination to shatter the false </text:span><text:a xlink:type="simple" xlink:href="https://en.wikipedia.org/wiki/Reality" text:style-name="Internet_20_link" text:visited-style-name="Visited_20_Internet_20_Link"><text:span text:style-name="T247">reality</text:span></text:a><text:span text:style-name="T563">. He believed that text had been a tyrant over meaning, and advocated, instead, for a theatre made up of a unique language, halfway between thought and gesture. </text:span><text:soft-page-break/><text:span text:style-name="T563">Artaud described the spiritual in physical terms, and believed that all theatre is physical expression in space. The Theatre of Cruelty aimed to hurl the spectator into the centre of the action, forcing them to engage with the performance on an instinctive level.</text:span></text:p>
      <text:p text:style-name="P146"/>
      <text:p text:style-name="P1"><text:span text:style-name="T628">Bertolt Brecht: 1898 – 1956, German poet, playwright and theater director. </text:span><text:span text:style-name="T622">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621"> </text:span><text:span text:style-name="T1">The radio was then in its first phase of being a substitute: a substitute for theater, opera, concerts, lectures, café music, local newspapers, and so forth.</text:span><text:span text:style-name="T621">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621"> “</text:span></text:p>
      <text:p text:style-name="P75"/>
      <text:p text:style-name="P187"><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8"/>
      <text:p text:style-name="P63"><text:span text:style-name="T611">Kurt Julian Weill: 1900 – 1950. German Composer, best known for his fruitful collaborations with Bertold </text:span><text:span text:style-name="T621">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621"> </text:span></text:p>
      <text:p text:style-name="P76"/>
      <text:p text:style-name="P63"><text:span text:style-name="T276">Werner Karl Heisenberg</text:span><text:span text:style-name="T532">: </text:span><text:span text:style-name="T278">1901 – 1976. </text:span><text:a xlink:type="simple" xlink:href="http://en.wikipedia.org/wiki/Germans" text:style-name="Internet_20_link" text:visited-style-name="Visited_20_Internet_20_Link">German</text:a><text:span text:style-name="T158"> </text:span><text:a xlink:type="simple" xlink:href="http://en.wikipedia.org/wiki/Theoretical_physicist" text:style-name="Internet_20_link" text:visited-style-name="Visited_20_Internet_20_Link">theoretical physicist</text:a><text:span text:style-name="T518"> </text:span><text:span text:style-name="T278">and one of the key pioneers of </text:span><text:a xlink:type="simple" xlink:href="http://en.wikipedia.org/wiki/Quantum_mechanics" text:style-name="Internet_20_link" text:visited-style-name="Visited_20_Internet_20_Link"><text:span text:style-name="T158">quantum mechanics</text:span></text:a><text:span text:style-name="T278">. </text:span><text:span text:style-name="T287">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6">paper</text:span></text:a><text:span text:style-name="T287">. In the subsequent series of papers with </text:span><text:a xlink:type="simple" xlink:href="http://en.wikipedia.org/wiki/Max_Born" text:style-name="Internet_20_link" text:visited-style-name="Visited_20_Internet_20_Link"><text:span text:style-name="T146">Max Born</text:span></text:a><text:span text:style-name="T518"> </text:span><text:span text:style-name="T287">an <text:s/></text:span><text:a xlink:type="simple" xlink:href="http://en.wikipedia.org/wiki/Pascual_Jordan" text:style-name="Internet_20_link" text:visited-style-name="Visited_20_Internet_20_Link"><text:span text:style-name="T146">Pascual Jordan</text:span></text:a><text:span text:style-name="T287">, during the same year, this </text:span><text:a xlink:type="simple" xlink:href="http://en.wikipedia.org/wiki/Matrix_mechanics" text:style-name="Internet_20_link" text:visited-style-name="Visited_20_Internet_20_Link"><text:span text:style-name="T146">matrix formulation</text:span></text:a><text:span text:style-name="T518"> </text:span><text:span text:style-name="T287">of </text:span><text:a xlink:type="simple" xlink:href="http://en.wikipedia.org/wiki/Quantum_mechanics" text:style-name="Internet_20_link" text:visited-style-name="Visited_20_Internet_20_Link"><text:span text:style-name="T146">quantum mechanics</text:span></text:a><text:span text:style-name="T518"> </text:span><text:span text:style-name="T287">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87">, upon which he built his </text:span><text:a xlink:type="simple" xlink:href="http://en.wikipedia.org/wiki/Philosophy" text:style-name="Internet_20_link" text:visited-style-name="Visited_20_Internet_20_Link"><text:span text:style-name="T146">philosophy</text:span></text:a><text:span text:style-name="T518"> </text:span><text:span text:style-name="T287">and for which he is best known. Heisenberg was awarded the </text:span><text:a xlink:type="simple" xlink:href="http://en.wikipedia.org/wiki/Nobel_Prize_in_Physics" text:style-name="Internet_20_link" text:visited-style-name="Visited_20_Internet_20_Link"><text:span text:style-name="T146">Nobel Prize in Physics</text:span></text:a><text:span text:style-name="T518"> </text:span><text:span text:style-name="T287">for 1932 "for the creation of </text:span><text:a xlink:type="simple" xlink:href="http://en.wikipedia.org/wiki/Quantum_mechanics" text:style-name="Internet_20_link" text:visited-style-name="Visited_20_Internet_20_Link"><text:span text:style-name="T146">quantum mechanics</text:span></text:a><text:span text:style-name="T287">".</text:span></text:p>
      <text:p text:style-name="P61"/>
      <text:p text:style-name="P68">Alfred Tarski: <text:span text:style-name="T12">1901 - 1983 </text:span><text:a xlink:type="simple" xlink:href="http://en.wikipedia.org/wiki/Poles" text:style-name="Internet_20_link" text:visited-style-name="Visited_20_Internet_20_Link"><text:span text:style-name="T130">Polish</text:span></text:a><text:span text:style-name="T56"> </text:span><text:a xlink:type="simple" xlink:href="http://en.wikipedia.org/wiki/Logic" text:style-name="Internet_20_link" text:visited-style-name="Visited_20_Internet_20_Link"><text:span text:style-name="T130">logician</text:span></text:a><text:span text:style-name="T12">, </text:span><text:a xlink:type="simple" xlink:href="http://en.wikipedia.org/wiki/Mathematician" text:style-name="Internet_20_link" text:visited-style-name="Visited_20_Internet_20_Link"><text:span text:style-name="T130">mathematician</text:span></text:a><text:span text:style-name="T56"> </text:span><text:span text:style-name="T12">and </text:span><text:a xlink:type="simple" xlink:href="http://en.wikipedia.org/wiki/Philosophy" text:style-name="Internet_20_link" text:visited-style-name="Visited_20_Internet_20_Link"><text:span text:style-name="T130">philosopher</text:span></text:a><text:span text:style-name="T12">. Educated at the </text:span><text:a xlink:type="simple" xlink:href="http://en.wikipedia.org/wiki/University_of_Warsaw" text:style-name="Internet_20_link" text:visited-style-name="Visited_20_Internet_20_Link"><text:span text:style-name="T130">University of Warsaw</text:span></text:a><text:span text:style-name="T56">.</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9">model theory</text:span></text:a><text:span text:style-name="T12">, </text:span><text:a xlink:type="simple" xlink:href="http://en.wikipedia.org/wiki/Metamathematics" text:style-name="Internet_20_link" text:visited-style-name="Visited_20_Internet_20_Link"><text:span text:style-name="T129">metamathematics</text:span></text:a><text:span text:style-name="T12">, and </text:span><text:a xlink:type="simple" xlink:href="http://en.wikipedia.org/wiki/Algebraic_logic" text:style-name="Internet_20_link" text:visited-style-name="Visited_20_Internet_20_Link"><text:span text:style-name="T129">algebraic logic</text:span></text:a><text:span text:style-name="T12">, he also contributed to </text:span><text:a xlink:type="simple" xlink:href="http://en.wikipedia.org/wiki/Abstract_algebra" text:style-name="Internet_20_link" text:visited-style-name="Visited_20_Internet_20_Link"><text:span text:style-name="T129">abstract algebra</text:span></text:a><text:span text:style-name="T12">, </text:span><text:a xlink:type="simple" xlink:href="http://en.wikipedia.org/wiki/Topology" text:style-name="Internet_20_link" text:visited-style-name="Visited_20_Internet_20_Link"><text:span text:style-name="T129">topology</text:span></text:a><text:span text:style-name="T12">, </text:span><text:a xlink:type="simple" xlink:href="http://en.wikipedia.org/wiki/Geometry" text:style-name="Internet_20_link" text:visited-style-name="Visited_20_Internet_20_Link"><text:span text:style-name="T129">geometry</text:span></text:a><text:span text:style-name="T12">, </text:span><text:a xlink:type="simple" xlink:href="http://en.wikipedia.org/wiki/Measure_theory" text:style-name="Internet_20_link" text:visited-style-name="Visited_20_Internet_20_Link"><text:span text:style-name="T129">measure theory</text:span></text:a><text:span text:style-name="T12">, </text:span><text:a xlink:type="simple" xlink:href="http://en.wikipedia.org/wiki/Mathematical_logic" text:style-name="Internet_20_link" text:visited-style-name="Visited_20_Internet_20_Link"><text:span text:style-name="T129">mathematical logic</text:span></text:a><text:span text:style-name="T12">, </text:span><text:a xlink:type="simple" xlink:href="http://en.wikipedia.org/wiki/Set_theory" text:style-name="Internet_20_link" text:visited-style-name="Visited_20_Internet_20_Link"><text:span text:style-name="T129">set theory</text:span></text:a><text:span text:style-name="T12">, and </text:span><text:a xlink:type="simple" xlink:href="http://en.wikipedia.org/wiki/Analytic_philosophy" text:style-name="Internet_20_link" text:visited-style-name="Visited_20_Internet_20_Link"><text:span text:style-name="T129">analytic philosophy</text:span></text:a><text:span text:style-name="T12">. Along with his contemporary, </text:span><text:a xlink:type="simple" xlink:href="http://en.wikipedia.org/wiki/Kurt_Gödel" text:style-name="Internet_20_link" text:visited-style-name="Visited_20_Internet_20_Link"><text:span text:style-name="T129">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9"> </text:span><text:span text:style-name="T12">and the theory of models. Definizione della verità: la verità non può esistere sul piano linguistico ma solamente nel campo metalinguistico. (Vedi, Uninettuto – Logica matematica 02)</text:span></text:p>
      <text:p text:style-name="P19"/>
      <text:p text:style-name="P68"><text:span text:style-name="T362">Nâzım Hikmet Ran</text:span><text:span text:style-name="T272">: </text:span><text:span text:style-name="T310">1902 – 1963. Turkish poet, playwright, novelist, screenwriter, director and memoirist. He was acclaimed for the "lyrical flow of his statements".</text:span><text:span text:style-name="T222"> </text:span><text:span text:style-name="T310">Described as a "romantic communist"</text:span><text:span text:style-name="T222"> </text:span><text:span text:style-name="T310">and "romantic revolutionary",</text:span><text:span text:style-name="T222"> </text:span><text:span text:style-name="T310">he was repeatedly arrested for his political beliefs and spent much of his adult life in prison or in exile.</text:span></text:p>
      <text:p text:style-name="P19"/>
      <text:p text:style-name="P19">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text:soft-page-break/>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8"/>
      <text:p text:style-name="P68">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8"/>
      <text:p text:style-name="P71"><text:span text:style-name="T89">Gregory Bateson: </text:span><text:span text:style-name="T87">1904 – 1980. </text:span><text:a xlink:type="simple" xlink:href="http://en.wikipedia.org/wiki/England" text:style-name="Internet_20_link" text:visited-style-name="Visited_20_Internet_20_Link"><text:span text:style-name="T236">English</text:span></text:a><text:span text:style-name="T75"> </text:span><text:a xlink:type="simple" xlink:href="http://en.wikipedia.org/wiki/Anthropology" text:style-name="Internet_20_link" text:visited-style-name="Visited_20_Internet_20_Link"><text:span text:style-name="T236">anthropologist</text:span></text:a><text:span text:style-name="T87">, </text:span><text:a xlink:type="simple" xlink:href="http://en.wikipedia.org/wiki/Social_sciences" text:style-name="Internet_20_link" text:visited-style-name="Visited_20_Internet_20_Link"><text:span text:style-name="T236">social scientist</text:span></text:a><text:span text:style-name="T87">, </text:span><text:a xlink:type="simple" xlink:href="http://en.wikipedia.org/wiki/Linguistics" text:style-name="Internet_20_link" text:visited-style-name="Visited_20_Internet_20_Link"><text:span text:style-name="T236">linguist</text:span></text:a><text:span text:style-name="T87">, </text:span><text:a xlink:type="simple" xlink:href="http://en.wikipedia.org/wiki/Visual_anthropology" text:style-name="Internet_20_link" text:visited-style-name="Visited_20_Internet_20_Link"><text:span text:style-name="T236">visual anthropologist</text:span></text:a><text:span text:style-name="T87">,</text:span><text:a xlink:type="simple" xlink:href="http://en.wikipedia.org/wiki/Semiotics" text:style-name="Internet_20_link" text:visited-style-name="Visited_20_Internet_20_Link"><text:span text:style-name="T236">semiotician</text:span></text:a><text:span text:style-name="T75"> </text:span><text:span text:style-name="T87">and </text:span><text:a xlink:type="simple" xlink:href="http://en.wikipedia.org/wiki/Cybernetics" text:style-name="Internet_20_link" text:visited-style-name="Visited_20_Internet_20_Link"><text:span text:style-name="T236">cyberneticist</text:span></text:a><text:span text:style-name="T75"> </text:span><text:span text:style-name="T87">whose work intersected that of many other fields.</text:span><text:span text:style-name="T668"> </text:span><text:span text:style-name="T12"><text:s/></text:span><text:span text:style-name="T87">(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90">paranoico</text:span><text:span text:style-name="T87">. Oppure potrebbe scegliere l’alternativa opposta e prendere alla lettera tutti i messaggi che gli vengono rivolti, diverrebbe, in questo caso, </text:span><text:span text:style-name="T90">ebefrenico</text:span><text:span text:style-name="T87">. Infine potrebbe scegliere di ignorare i messaggi dell’ambiente, e fare il possibile per evitare una risposta da parte dello stesso, divenendo chiuso e silenzioso, assumerebbe così un atteggiamento </text:span><text:span text:style-name="T90">catatonico</text:span><text:span text:style-name="T87">. Ordine: “Disobbedisci!”</text:span></text:p>
      <text:p text:style-name="P29"/>
      <text:p text:style-name="P1"><text:span text:style-name="T283">Carlo Scarpa:</text:span><text:span text:style-name="T564"> </text:span><text:span text:style-name="T285">1906 – 1978, </text:span><text:a xlink:type="simple" xlink:href="https://en.wikipedia.org/wiki/Italy" text:style-name="Internet_20_link" text:visited-style-name="Visited_20_Internet_20_Link"><text:span text:style-name="T160">Italian</text:span></text:a><text:span text:style-name="T524"> </text:span><text:a xlink:type="simple" xlink:href="https://en.wikipedia.org/wiki/Architect" text:style-name="Internet_20_link" text:visited-style-name="Visited_20_Internet_20_Link"><text:span text:style-name="T160">architect</text:span></text:a><text:span text:style-name="T285">, influenced by the materials, landscape, and the history of Venetian culture, and Japan.</text:span><text:span text:style-name="T172"> </text:span><text:span text:style-name="T285">Scarpa was also a glass and furniture designer of note. </text:span><text:span text:style-name="T278">Scarpa was born in </text:span><text:a xlink:type="simple" xlink:href="https://en.wikipedia.org/wiki/Venice" text:style-name="Internet_20_link" text:visited-style-name="Visited_20_Internet_20_Link"><text:span text:style-name="T158">Venice</text:span></text:a><text:span text:style-name="T278">. Much of his early childhood was spent in </text:span><text:a xlink:type="simple" xlink:href="https://en.wikipedia.org/wiki/Vicenza" text:style-name="Internet_20_link" text:visited-style-name="Visited_20_Internet_20_Link"><text:span text:style-name="T158">Vicenza</text:span></text:a><text:span text:style-name="T278">, where his family relocated when he was 2 years old</text:span></text:p>
      <text:p text:style-name="P39"/>
      <text:p text:style-name="P88"><text:span text:style-name="T363">Samuel Barclay Beckett: </text:span><text:span text:style-name="T311">1906 – 1989. </text:span><text:a xlink:type="simple" xlink:href="https://en.wikipedia.org/wiki/Ireland" text:style-name="Internet_20_link" text:visited-style-name="Visited_20_Internet_20_Link"><text:span text:style-name="T174">Irish</text:span></text:a><text:span text:style-name="T464"> </text:span><text:a xlink:type="simple" xlink:href="https://en.wikipedia.org/wiki/Avant-garde" text:style-name="Internet_20_link" text:visited-style-name="Visited_20_Internet_20_Link">avant-garde</text:a><text:span text:style-name="T174"> </text:span><text:span text:style-name="T311">novelist, playwright, </text:span><text:a xlink:type="simple" xlink:href="https://en.wikipedia.org/wiki/Theatre_director" text:style-name="Internet_20_link" text:visited-style-name="Visited_20_Internet_20_Link"><text:span text:style-name="T174">theatre director</text:span></text:a><text:span text:style-name="T311">, and poet, who lived in </text:span><text:a xlink:type="simple" xlink:href="https://en.wikipedia.org/wiki/Paris" text:style-name="Internet_20_link" text:visited-style-name="Visited_20_Internet_20_Link">Paris</text:a><text:span text:style-name="T174"> </text:span><text:span text:style-name="T311">for most of his adult life and wrote in both English and French. He is widely regarded as among the most influential writers of the 20th century.</text:span><text:span text:style-name="T223"> </text:span><text:span text:style-name="T310">Beckett's work offers a bleak, </text:span><text:a xlink:type="simple" xlink:href="https://en.wikipedia.org/wiki/Tragicomedy" text:style-name="Internet_20_link" text:visited-style-name="Visited_20_Internet_20_Link">tragicomic</text:a><text:span text:style-name="T173"> </text:span><text:span text:style-name="T310">outlook on human existence, often coupled with </text:span><text:a xlink:type="simple" xlink:href="https://en.wikipedia.org/wiki/Black_comedy" text:style-name="Internet_20_link" text:visited-style-name="Visited_20_Internet_20_Link">black comedy</text:a><text:span text:style-name="T173"> </text:span><text:span text:style-name="T310">and </text:span><text:a xlink:type="simple" xlink:href="https://en.wikipedia.org/wiki/Gallows_humor" text:style-name="Internet_20_link" text:visited-style-name="Visited_20_Internet_20_Link"><text:span text:style-name="T173">gallows humour</text:span></text:a><text:span text:style-name="T310">, and became increasingly </text:span><text:a xlink:type="simple" xlink:href="https://en.wikipedia.org/wiki/Minimalism" text:style-name="Internet_20_link" text:visited-style-name="Visited_20_Internet_20_Link">minimalist</text:a><text:span text:style-name="T173"> </text:span><text:span text:style-name="T310">in his later career. He is considered one of the last </text:span><text:a xlink:type="simple" xlink:href="https://en.wikipedia.org/wiki/Modernism" text:style-name="Internet_20_link" text:visited-style-name="Visited_20_Internet_20_Link">modernist</text:a><text:span text:style-name="T173"> </text:span><text:span text:style-name="T310">writers, and one of the key figures in what </text:span><text:a xlink:type="simple" xlink:href="https://en.wikipedia.org/wiki/Martin_Esslin" text:style-name="Internet_20_link" text:visited-style-name="Visited_20_Internet_20_Link">Martin Esslin</text:a><text:span text:style-name="T173"> </text:span><text:span text:style-name="T310">called the "</text:span><text:a xlink:type="simple" xlink:href="https://en.wikipedia.org/wiki/Theatre_of_the_Absurd" text:style-name="Internet_20_link" text:visited-style-name="Visited_20_Internet_20_Link"><text:span text:style-name="T173">Theatre of the Absurd</text:span></text:a><text:span text:style-name="T310">". Beckett was awarded the 1969 </text:span><text:a xlink:type="simple" xlink:href="https://en.wikipedia.org/wiki/Nobel_Prize_in_Literature" text:style-name="Internet_20_link" text:visited-style-name="Visited_20_Internet_20_Link">Nobel Prize in Literature</text:a><text:span text:style-name="T173"> </text:span><text:span text:style-name="T310">"for his writing, which—in new forms for the novel and drama—in the destitution of modern man acquires its elevation.</text:span></text:p>
      <text:p text:style-name="P29"/>
      <text:p text:style-name="P1"><text:span text:style-name="T92">Nicholas Winton: </text:span><text:span text:style-name="T278">1909, British humanitarian who organised the rescue of 669, mostly Jewish, children from Nazi-occupied </text:span><text:a xlink:type="simple" xlink:href="http://en.wikipedia.org/wiki/Czechoslovakia" text:style-name="Internet_20_link" text:visited-style-name="Visited_20_Internet_20_Link"><text:span text:style-name="T158">Czechoslovakia</text:span></text:a><text:span text:style-name="T523"> </text:span><text:span text:style-name="T278">on the eve of the </text:span><text:a xlink:type="simple" xlink:href="http://en.wikipedia.org/wiki/Second_World_War" text:style-name="Internet_20_link" text:visited-style-name="Visited_20_Internet_20_Link"><text:span text:style-name="T158">Second World War</text:span></text:a><text:span text:style-name="T278">, in an operation later known as the Czech </text:span><text:a xlink:type="simple" xlink:href="http://en.wikipedia.org/wiki/Kindertransport" text:style-name="Internet_20_link" text:visited-style-name="Visited_20_Internet_20_Link"><text:span text:style-name="T158">Kindertransport</text:span></text:a><text:span text:style-name="T278">. Winton found homes for the children and arranged for their safe passage to Britain. Winton kept quiet about </text:span><text:soft-page-break/><text:span text:style-name="T278">his humanitarian exploits for many years, until his wife Grete found a detailed scrapbook in their attic in 1988.</text:span><text:span text:style-name="T171"> </text:span><text:span text:style-name="T278">It contained lists of the children, including their parents' names, and the names and addresses of the families that took them in. By sending letters to these addresses, 80 of "Winton's children" were found in Britain.</text:span><text:span text:style-name="T171"> </text:span><text:span text:style-name="T278">The world found out about his work in 1988 during an episode of the BBC television programme </text:span><text:a xlink:type="simple" xlink:href="http://en.wikipedia.org/wiki/That%27s_Life!" text:style-name="Internet_20_link" text:visited-style-name="Visited_20_Internet_20_Link"><text:span text:style-name="T163">That's Life!</text:span></text:a><text:bookmark text:name="cite_ref-23"/><text:span text:style-name="T448"> </text:span><text:span text:style-name="T278">when he was invited as a member of the audience. At one point Winton's scrapbook was shown, and his achievements were explained.</text:span></text:p>
      <text:p text:style-name="P29"/>
      <text:p text:style-name="P68"><text:span text:style-name="T19">Lawrence George Durrell: </text:span><text:span text:style-name="T13">1912 – 1990 was an expatriate British novelist, poet,</text:span><text:a xlink:type="simple" xlink:href="http://en.wikipedia.org/wiki/Dramatist" text:style-name="Internet_20_link" text:visited-style-name="Visited_20_Internet_20_Link"><text:span text:style-name="T131">dramatist</text:span></text:a><text:span text:style-name="T13">, and </text:span><text:a xlink:type="simple" xlink:href="http://en.wikipedia.org/wiki/Travel_writer" text:style-name="Internet_20_link" text:visited-style-name="Visited_20_Internet_20_Link"><text:span text:style-name="T131">travel writer</text:span></text:a><text:span text:style-name="T13">, though he resisted affiliation with </text:span><text:a xlink:type="simple" xlink:href="http://en.wikipedia.org/wiki/UK" text:style-name="Internet_20_link" text:visited-style-name="Visited_20_Internet_20_Link"><text:span text:style-name="T131">Britain</text:span></text:a><text:span text:style-name="T57"> </text:span><text:span text:style-name="T13">and preferred to be considered </text:span><text:a xlink:type="simple" xlink:href="http://en.wikipedia.org/wiki/World_citizen" text:style-name="Internet_20_link" text:visited-style-name="Visited_20_Internet_20_Link"><text:span text:style-name="T131">cosmopolitan</text:span></text:a><text:span text:style-name="T13">.</text:span><text:span text:style-name="T87">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56"/>
      <text:p text:style-name="P56"><text:span text:style-name="T18">Boris Viktorovich Rauschenbach: </text:span><text:span text:style-name="T12">1915 – 2001 was a preeminent </text:span><text:a xlink:type="simple" xlink:href="http://en.wikipedia.org/wiki/Soviet_Union" text:style-name="Internet_20_link" text:visited-style-name="Visited_20_Internet_20_Link"><text:span text:style-name="T130">Soviet</text:span></text:a><text:span text:style-name="T56"> </text:span><text:a xlink:type="simple" xlink:href="http://en.wikipedia.org/wiki/Physicist" text:style-name="Internet_20_link" text:visited-style-name="Visited_20_Internet_20_Link"><text:span text:style-name="T130">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30"> </text:span><text:span text:style-name="T12">and theory of </text:span><text:a xlink:type="simple" xlink:href="http://en.wikipedia.org/wiki/Art" text:style-name="Internet_20_link" text:visited-style-name="Visited_20_Internet_20_Link"><text:span text:style-name="T130">Art</text:span></text:a><text:span text:style-name="T12">.</text:span> </text:p>
      <text:p text:style-name="P56"/>
      <text:p text:style-name="P88"><text:span text:style-name="T32">Merce Cunningham: </text:span><text:span text:style-name="T139">1919 </text:span><text:span text:style-name="T29">– </text:span><text:a xlink:type="simple" xlink:href="http://it.wikipedia.org/wiki/2009" text:style-name="Internet_20_link" text:visited-style-name="Visited_20_Internet_20_Link"><text:span text:style-name="T139">2009</text:span></text:a><text:span text:style-name="T29"> è stato un </text:span><text:a xlink:type="simple" xlink:href="http://it.wikipedia.org/wiki/Danza" text:style-name="Internet_20_link" text:visited-style-name="Visited_20_Internet_20_Link"><text:span text:style-name="T139">danzatore</text:span></text:a><text:span text:style-name="T65"> e </text:span><text:a xlink:type="simple" xlink:href="http://it.wikipedia.org/wiki/Coreografo" text:style-name="Internet_20_link" text:visited-style-name="Visited_20_Internet_20_Link"><text:span text:style-name="T139">coreografo</text:span></text:a><text:span text:style-name="T65"> </text:span><text:a xlink:type="simple" xlink:href="http://it.wikipedia.org/wiki/Stati_Uniti_d%27America" text:style-name="Internet_20_link" text:visited-style-name="Visited_20_Internet_20_Link"><text:span text:style-name="T139">statunitense</text:span></text:a><text:span text:style-name="T29">.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60">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60">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37">1986</text:span></text:a><text:span text:style-name="T1"> è stato l'ideatore e lo sperimentatore di </text:span><text:a xlink:type="simple" xlink:href="http://it.wikipedia.org/wiki/Life_Forms" text:style-name="Internet_20_link" text:visited-style-name="Visited_20_Internet_20_Link"><text:span text:style-name="T237">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38">1942</text:span></text:a><text:span text:style-name="T1"> collabora col compositore d’avanguardia </text:span><text:a xlink:type="simple" xlink:href="http://it.wikipedia.org/wiki/John_Cage" text:style-name="Internet_20_link" text:visited-style-name="Visited_20_Internet_20_Link"><text:span text:style-name="T238">John Cage</text:span></text:a><text:span text:style-name="T1"> - che sarà suo compagno durante mezzo secolo, fino alla morte nel </text:span><text:a xlink:type="simple" xlink:href="http://it.wikipedia.org/wiki/1992" text:style-name="Internet_20_link" text:visited-style-name="Visited_20_Internet_20_Link"><text:span text:style-name="T238">1992</text:span></text:a><text:span text:style-name="T1"> - col quale condivide il rifiuto dei metodi formali dell’arte del </text:span><text:a xlink:type="simple" xlink:href="http://it.wikipedia.org/wiki/XIX_secolo" text:style-name="Internet_20_link" text:visited-style-name="Visited_20_Internet_20_Link"><text:span text:style-name="T238">XIX secolo</text:span></text:a><text:span text:style-name="T1">, messi già in discussione da </text:span><text:a xlink:type="simple" xlink:href="http://it.wikipedia.org/wiki/Duchamp" text:style-name="Internet_20_link" text:visited-style-name="Visited_20_Internet_20_Link"><text:span text:style-name="T238">Duchamp</text:span></text:a><text:span text:style-name="T1">.</text:span><text:span text:style-name="T12"> </text:span><text:span text:style-name="T310">He is also notable for his frequent collaborations with artists of other disciplines, including musicians </text:span><text:a xlink:type="simple" xlink:href="https://en.wikipedia.org/wiki/John_Cage" text:style-name="Internet_20_link" text:visited-style-name="Visited_20_Internet_20_Link"><text:span text:style-name="T173">John Cage</text:span></text:a><text:span text:style-name="T443"> </text:span><text:span text:style-name="T310">and </text:span><text:a xlink:type="simple" xlink:href="https://en.wikipedia.org/wiki/David_Tudor" text:style-name="Internet_20_link" text:visited-style-name="Visited_20_Internet_20_Link"><text:span text:style-name="T173">David Tudor</text:span></text:a><text:span text:style-name="T310">, and artists </text:span><text:a xlink:type="simple" xlink:href="https://en.wikipedia.org/wiki/Robert_Rauschenberg" text:style-name="Internet_20_link" text:visited-style-name="Visited_20_Internet_20_Link"><text:span text:style-name="T173">Robert Rauschenberg</text:span></text:a><text:span text:style-name="T443"> </text:span><text:span text:style-name="T310">and </text:span><text:a xlink:type="simple" xlink:href="https://en.wikipedia.org/wiki/Bruce_Nauman" text:style-name="Internet_20_link" text:visited-style-name="Visited_20_Internet_20_Link"><text:span text:style-name="T173">Bruce Nauman</text:span></text:a><text:span text:style-name="T310">. Works that he produced with these artists had a profound impact on avant-garde art beyond the world of dance. Cunningham earned some of the highest honors bestowed in the arts, including the </text:span><text:a xlink:type="simple" xlink:href="https://en.wikipedia.org/wiki/National_Medal_of_Arts" text:style-name="Internet_20_link" text:visited-style-name="Visited_20_Internet_20_Link">National Medal of Arts</text:a><text:span text:style-name="T173"> </text:span><text:span text:style-name="T310">and the </text:span><text:a xlink:type="simple" xlink:href="https://en.wikipedia.org/wiki/MacArthur_Fellows_Program" text:style-name="Internet_20_link" text:visited-style-name="Visited_20_Internet_20_Link"><text:span text:style-name="T173">MacArthur Fellowship</text:span></text:a><text:span text:style-name="T310">. He also received Japan's </text:span><text:a xlink:type="simple" xlink:href="https://en.wikipedia.org/wiki/Praemium_Imperiale" text:style-name="Internet_20_link" text:visited-style-name="Visited_20_Internet_20_Link"><text:span text:style-name="T173">Praemium Imperiale</text:span></text:a><text:span text:style-name="T310">, a British </text:span><text:a xlink:type="simple" xlink:href="https://en.wikipedia.org/wiki/Laurence_Olivier_Awards" text:style-name="Internet_20_link" text:visited-style-name="Visited_20_Internet_20_Link"><text:span text:style-name="T173">Laurence Olivier Award</text:span></text:a><text:span text:style-name="T310">, and was named Officier of the </text:span><text:a xlink:type="simple" xlink:href="https://en.wikipedia.org/wiki/Légion_d%27honneur" text:style-name="Internet_20_link" text:visited-style-name="Visited_20_Internet_20_Link">Légion d'honneur</text:a><text:span text:style-name="T173"> </text:span><text:span text:style-name="T310">in France.</text:span></text:p>
      <text:p text:style-name="P56"/>
      <text:p text:style-name="P68"><text:span text:style-name="T611">Vilém Flusser: 1920-1991, Prague. Czech-born philosopher. Jewish. </text:span><text:span text:style-name="T621">The father studied mathematics and physics, under Albert Einstein. </text:span><text:span text:style-name="T1">lost all of his family in the German concentration camp.</text:span><text:span text:style-name="T621">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621"> </text:span></text:p>
      <text:p text:style-name="P76"/>
      <text:p text:style-name="P88"><text:span text:style-name="T32">Hans Robert Jauss</text:span><text:span text:style-name="T29">: </text:span><text:a xlink:type="simple" xlink:href="http://it.wikipedia.org/wiki/1921" text:style-name="Internet_20_link" text:visited-style-name="Visited_20_Internet_20_Link">1921</text:a><text:span text:style-name="T139"> </text:span><text:span text:style-name="T29">– </text:span><text:a xlink:type="simple" xlink:href="http://it.wikipedia.org/wiki/1997" text:style-name="Internet_20_link" text:visited-style-name="Visited_20_Internet_20_Link">1997</text:a><text:span text:style-name="T139">.</text:span><text:span text:style-name="T29"> E' stato un </text:span><text:a xlink:type="simple" xlink:href="http://it.wikipedia.org/wiki/Accademico" text:style-name="Internet_20_link" text:visited-style-name="Visited_20_Internet_20_Link"><text:span text:style-name="T139">accademico</text:span></text:a><text:span text:style-name="T65"> </text:span><text:a xlink:type="simple" xlink:href="http://it.wikipedia.org/wiki/Germania" text:style-name="Internet_20_link" text:visited-style-name="Visited_20_Internet_20_Link"><text:span text:style-name="T139">tedesco</text:span></text:a><text:span text:style-name="T29">. È noto per il suo lavoro sulla teoria della </text:span><text:a xlink:type="simple" xlink:href="http://it.wikipedia.org/wiki/Ricezione" text:style-name="Internet_20_link" text:visited-style-name="Visited_20_Internet_20_Link"><text:span text:style-name="T139">ricezione</text:span></text:a><text:span text:style-name="T29">, e sulla </text:span><text:a xlink:type="simple" xlink:href="http://it.wikipedia.org/wiki/Letteratura_francese" text:style-name="Internet_20_link" text:visited-style-name="Visited_20_Internet_20_Link">letteratura francese</text:a><text:span text:style-name="T139"> </text:span><text:a xlink:type="simple" xlink:href="http://it.wikipedia.org/wiki/Medioevo" text:style-name="Internet_20_link" text:visited-style-name="Visited_20_Internet_20_Link">medievale</text:a><text:span text:style-name="T139"> </text:span><text:span text:style-name="T29">e moderna. </text:span><text:span text:style-name="T12">Egli non intendeva l'opera come se contenesse un </text:span><text:a xlink:type="simple" xlink:href="http://it.wikipedia.org/wiki/Messaggio" text:style-name="Internet_20_link" text:visited-style-name="Visited_20_Internet_20_Link">messaggio</text:a><text:span text:style-name="T129">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9"> </text:span><text:span text:style-name="T12">nel quale la ricerca </text:span><text:a xlink:type="simple" xlink:href="http://it.wikipedia.org/wiki/Filologia" text:style-name="Internet_20_link" text:visited-style-name="Visited_20_Internet_20_Link">filologica</text:a><text:span text:style-name="T129"> </text:span><text:span text:style-name="T12">è in grado di unirsi all'</text:span><text:a xlink:type="simple" xlink:href="http://it.wikipedia.org/wiki/Ermeneutica" text:style-name="Internet_20_link" text:visited-style-name="Visited_20_Internet_20_Link"><text:span text:style-name="T129">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9">pubblico</text:span></text:a><text:span text:style-name="T12">.</text:span></text:p>
      <text:p text:style-name="P108"/>
      <text:p text:style-name="P97"><text:span text:style-name="T694">Alain Robbe-Grillet </text:span><text:span text:style-name="T693">1922 – 2008. French writer and filmmaker. He was, along with </text:span><text:a xlink:type="simple" xlink:href="https://en.wikipedia.org/wiki/Nathalie_Sarraute" text:style-name="Internet_20_link" text:visited-style-name="Visited_20_Internet_20_Link"><text:span text:style-name="T658">Nathalie Sarraute</text:span></text:a><text:span text:style-name="T693">, </text:span><text:a xlink:type="simple" xlink:href="https://en.wikipedia.org/wiki/Michel_Butor" text:style-name="Internet_20_link" text:visited-style-name="Visited_20_Internet_20_Link"><text:span text:style-name="T658">Michel Butor</text:span></text:a><text:span text:style-name="T690"> </text:span><text:span text:style-name="T693">and </text:span><text:a xlink:type="simple" xlink:href="https://en.wikipedia.org/wiki/Claude_Simon" text:style-name="Internet_20_link" text:visited-style-name="Visited_20_Internet_20_Link"><text:span text:style-name="T658">Claude Simon</text:span></text:a><text:span text:style-name="T693">, one of the figures most associated with the </text:span><text:a xlink:type="simple" xlink:href="https://en.wikipedia.org/wiki/Nouveau_Roman" text:style-name="Internet_20_link" text:visited-style-name="Visited_20_Internet_20_Link"><text:span text:style-name="T661">Nouveau Roman</text:span></text:a><text:span text:style-name="T691"> </text:span><text:span text:style-name="T693">(new novel) trend. </text:span><text:span text:style-name="T703">(Peter Brook writes: “The French revulsion against the classic form of the nover was a reaction from the omniscience of the author”. Another writer in this view was Marguerite Duras (1914 – 1996)).</text:span></text:p>
      <text:p text:style-name="P105"/>
      <text:p text:style-name="P88"><text:soft-page-break/><text:span text:style-name="T362">Carl Dahlhaus: </text:span><text:span text:style-name="T310">1928 – 1989. </text:span><text:span text:style-name="T317">M</text:span><text:a xlink:type="simple" xlink:href="https://en.wikipedia.org/wiki/Musicologist" text:style-name="Internet_20_link" text:visited-style-name="Visited_20_Internet_20_Link">usicologist</text:a><text:span text:style-name="T173"> </text:span><text:span text:style-name="T310">from (West) </text:span><text:a xlink:type="simple" xlink:href="https://en.wikipedia.org/wiki/Berlin" text:style-name="Internet_20_link" text:visited-style-name="Visited_20_Internet_20_Link"><text:span text:style-name="T173">Berlin</text:span></text:a><text:span text:style-name="T310">, was one of the major contributors to the development of </text:span><text:a xlink:type="simple" xlink:href="https://en.wikipedia.org/wiki/Musicology" text:style-name="Internet_20_link" text:visited-style-name="Visited_20_Internet_20_Link">musicology</text:a><text:span text:style-name="T173"> </text:span><text:span text:style-name="T310">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text:a><text:a xlink:type="simple" xlink:href="https://en.wikipedia.org/wiki/Classical_music#History" text:style-name="Internet_20_link" text:visited-style-name="Visited_20_Internet_20_Link">western music</text:a><text:span text:style-name="T173"> </text:span><text:span text:style-name="T310">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73">music theory</text:span></text:a><text:span text:style-name="T310">, the </text:span><text:a xlink:type="simple" xlink:href="https://en.wikipedia.org/wiki/Aesthetics_of_music" text:style-name="Internet_20_link" text:visited-style-name="Visited_20_Internet_20_Link"><text:span text:style-name="T173">aesthetics of music</text:span></text:a><text:span text:style-name="T310">,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73"> </text:span><text:span text:style-name="T310">(Grand Cross with Star), a </text:span><text:a xlink:type="simple" xlink:href="https://en.wikipedia.org/wiki/Pour_le_Mérite" text:style-name="Internet_20_link" text:visited-style-name="Visited_20_Internet_20_Link"><text:span text:style-name="T173">Blue Max</text:span></text:a><text:span text:style-name="T310">, and accepted into the </text:span><text:a xlink:type="simple" xlink:href="https://en.wikipedia.org/wiki/Deutsche_Akademie_für_Sprache_und_Dichtung" text:style-name="Internet_20_link" text:visited-style-name="Visited_20_Internet_20_Link"><text:span text:style-name="T173">German Academy</text:span></text:a><text:span text:style-name="T310">. In 1987, he was awarded the Frankfurter Musikpreis.</text:span></text:p>
      <text:p text:style-name="P76"/>
      <text:p text:style-name="P76"><text:span text:style-name="T643">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6"/>
      <text:p text:style-name="P88"><text:span text:style-name="T387">Martin Luther King Jr.</text:span><text:span text:style-name="T400">: </text:span><text:a xlink:type="simple" xlink:href="https://it.wikipedia.org/wiki/1929" text:style-name="Internet_20_link" text:visited-style-name="Visited_20_Internet_20_Link">1929</text:a><text:span text:style-name="T202"> </text:span><text:span text:style-name="T400">– </text:span><text:a xlink:type="simple" xlink:href="https://it.wikipedia.org/wiki/1968" text:style-name="Internet_20_link" text:visited-style-name="Visited_20_Internet_20_Link"><text:span text:style-name="T202">1968</text:span></text:a><text:span text:style-name="T400">, è stato un </text:span><text:a xlink:type="simple" xlink:href="https://it.wikipedia.org/wiki/Pastore_protestante" text:style-name="Internet_20_link" text:visited-style-name="Visited_20_Internet_20_Link"><text:span text:style-name="T202">pastore protestante</text:span></text:a><text:span text:style-name="T400">, </text:span><text:a xlink:type="simple" xlink:href="https://it.wikipedia.org/wiki/Politico" text:style-name="Internet_20_link" text:visited-style-name="Visited_20_Internet_20_Link">politico</text:a><text:span text:style-name="T202"> </text:span><text:span text:style-name="T400">e </text:span><text:a xlink:type="simple" xlink:href="https://it.wikipedia.org/wiki/Attivismo" text:style-name="Internet_20_link" text:visited-style-name="Visited_20_Internet_20_Link"><text:span text:style-name="T202">attivista</text:span></text:a><text:span text:style-name="T484"> </text:span><text:a xlink:type="simple" xlink:href="https://it.wikipedia.org/wiki/Stati_Uniti_d%27America" text:style-name="Internet_20_link" text:visited-style-name="Visited_20_Internet_20_Link"><text:span text:style-name="T202">statunitense</text:span></text:a><text:span text:style-name="T400">, leader dei </text:span><text:a xlink:type="simple" xlink:href="https://it.wikipedia.org/wiki/Diritti_civili" text:style-name="Internet_20_link" text:visited-style-name="Visited_20_Internet_20_Link"><text:span text:style-name="T202">diritti civili</text:span></text:a><text:span text:style-name="T400">. </text:span><text:span text:style-name="T310">Il suo nome viene accostato per la sua attività di pacifista a quello di </text:span><text:a xlink:type="simple" xlink:href="https://it.wikipedia.org/wiki/Mahatma_Gandhi" text:style-name="Internet_20_link" text:visited-style-name="Visited_20_Internet_20_Link"><text:span text:style-name="T173">Gandhi</text:span></text:a><text:span text:style-name="T310">, il leader della </text:span><text:a xlink:type="simple" xlink:href="https://it.wikipedia.org/wiki/Non_violenza" text:style-name="Internet_20_link" text:visited-style-name="Visited_20_Internet_20_Link">non violenza</text:a><text:span text:style-name="T173"> </text:span><text:span text:style-name="T310">della cui opera King è stato un appassionato studioso, e a </text:span><text:a xlink:type="simple" xlink:href="https://it.wikipedia.org/wiki/Richard_Gregg" text:style-name="Internet_20_link" text:visited-style-name="Visited_20_Internet_20_Link"><text:span text:style-name="T173">Richard Gregg</text:span></text:a><text:span text:style-name="T310">, primo americano a teorizzare organicamente la lotta non violenta. L'impegno civile di Martin Luther King è condensato nella </text:span><text:span text:style-name="T376">Letter from Birmingham Jail </text:span><text:span text:style-name="T310">(</text:span><text:a xlink:type="simple" xlink:href="https://it.wikipedia.org/wiki/Lettera_dalla_prigione_di_Birmingham" text:style-name="Internet_20_link" text:visited-style-name="Visited_20_Internet_20_Link"><text:span text:style-name="T194">Lettera dalla prigione di Birmingham</text:span></text:a><text:span text:style-name="T310">), scritta nel </text:span><text:a xlink:type="simple" xlink:href="https://it.wikipedia.org/wiki/1963" text:style-name="Internet_20_link" text:visited-style-name="Visited_20_Internet_20_Link"><text:span text:style-name="T173">1963</text:span></text:a><text:span text:style-name="T310">, e in </text:span><text:span text:style-name="T376">Strength to love </text:span><text:span text:style-name="T310">(</text:span><text:span text:style-name="T376">La forza di amare</text:span><text:span text:style-name="T310">) che costituiscono un'appassionata enunciazione della sua indomabile </text:span><text:span text:style-name="T376">crociata per la giustizia</text:span><text:span text:style-name="T310">. </text:span><text:span text:style-name="T355">S</text:span><text:span text:style-name="T310">i è sempre esposto in prima linea affinché fosse abbattuto nella realtà americana degli </text:span><text:a xlink:type="simple" xlink:href="https://it.wikipedia.org/wiki/Anni_1950" text:style-name="Internet_20_link" text:visited-style-name="Visited_20_Internet_20_Link">anni cinquanta</text:a><text:span text:style-name="T173"> </text:span><text:span text:style-name="T310">e </text:span><text:a xlink:type="simple" xlink:href="https://it.wikipedia.org/wiki/Anni_1960" text:style-name="Internet_20_link" text:visited-style-name="Visited_20_Internet_20_Link">sessanta</text:a><text:span text:style-name="T173"> </text:span><text:span text:style-name="T310">ogni sorta di </text:span><text:a xlink:type="simple" xlink:href="https://it.wikipedia.org/wiki/Pregiudizio_etnico" text:style-name="Internet_20_link" text:visited-style-name="Visited_20_Internet_20_Link"><text:span text:style-name="T173">pregiudizio etnico</text:span></text:a><text:span text:style-name="T310">.</text:span></text:p>
      <text:p text:style-name="P76"/>
      <text:p text:style-name="P88"><text:span text:style-name="T32">Frank Owen Gehry</text:span><text:span text:style-name="T29">: 1929, </text:span><text:span text:style-name="T139">architect,</text:span><text:span text:style-name="T65"> </text:span><text:a xlink:type="simple" xlink:href="http://en.wikipedia.org/wiki/Pritzker_Prize" text:style-name="Internet_20_link" text:visited-style-name="Visited_20_Internet_20_Link">Pritzker Priz</text:a><text:span text:style-name="T139">e, </text:span><text:a xlink:type="simple" xlink:href="http://en.wikipedia.org/wiki/Canadian-American" text:style-name="Internet_20_link" text:visited-style-name="Visited_20_Internet_20_Link">Canadian-American</text:a><text:span text:style-name="T29">. </text:span><text:span text:style-name="T12">A number of his buildings, including his private residence, have become world renowned </text:span><text:a xlink:type="simple" xlink:href="http://en.wikipedia.org/wiki/Tourist_attraction" text:style-name="Internet_20_link" text:visited-style-name="Visited_20_Internet_20_Link">tourist </text:a><text:a xlink:type="simple" xlink:href="http://en.wikipedia.org/wiki/Tourist_attraction" text:style-name="Internet_20_link" text:visited-style-name="Visited_20_Internet_20_Link">attractions</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9"> </text:span><text:span text:style-name="T12">in the 2010 </text:span><text:a xlink:type="simple" xlink:href="http://en.wikipedia.org/wiki/World_Architecture_Survey" text:style-name="Internet_20_link" text:visited-style-name="Visited_20_Internet_20_Link"><text:span text:style-name="T129">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41"> </text:span><text:span text:style-name="T12">to label him as "the most important architect of our age".</text:span><text:span text:style-name="T129"> </text:span><text:span text:style-name="T12">Gehry's best-known works include the </text:span><text:a xlink:type="simple" xlink:href="http://en.wikipedia.org/wiki/Titanium" text:style-name="Internet_20_link" text:visited-style-name="Visited_20_Internet_20_Link"><text:span text:style-name="T129">titanium</text:span></text:a><text:span text:style-name="T12">-covered </text:span><text:a xlink:type="simple" xlink:href="http://en.wikipedia.org/wiki/Guggenheim_Museum_Bilbao" text:style-name="Internet_20_link" text:visited-style-name="Visited_20_Internet_20_Link">Guggenheim Museum</text:a><text:span text:style-name="T129"> </text:span><text:span text:style-name="T12">in </text:span><text:a xlink:type="simple" xlink:href="http://en.wikipedia.org/wiki/Bilbao" text:style-name="Internet_20_link" text:visited-style-name="Visited_20_Internet_20_Link"><text:span text:style-name="T129">Bilbao</text:span></text:a><text:span text:style-name="T55">.</text:span></text:p>
      <text:p text:style-name="P99"/>
      <text:p text:style-name="P88"><text:span text:style-name="T55">Jaques Derrida: 1930 – 2004. Philosopher, b</text:span><text:span text:style-name="T71">est known for developing a form of </text:span><text:a xlink:type="simple" xlink:href="http://en.wikipedia.org/wiki/Semiotics" text:style-name="Internet_20_link" text:visited-style-name="Visited_20_Internet_20_Link"><text:span text:style-name="T154">semiotic</text:span></text:a><text:span text:style-name="T56"> </text:span><text:span text:style-name="T71">analysis known as </text:span><text:a xlink:type="simple" xlink:href="http://en.wikipedia.org/wiki/Deconstruction" text:style-name="Internet_20_link" text:visited-style-name="Visited_20_Internet_20_Link"><text:span text:style-name="T154">deconstruction</text:span></text:a><text:span text:style-name="T71">. </text:span><text:span text:style-name="T70">He is one of the major figures associated with </text:span><text:a xlink:type="simple" xlink:href="http://en.wikipedia.org/wiki/Post-structuralism" text:style-name="Internet_20_link" text:visited-style-name="Visited_20_Internet_20_Link"><text:span text:style-name="T146">post-structuralism</text:span></text:a><text:span text:style-name="T69"> </text:span><text:span text:style-name="T70">and </text:span><text:a xlink:type="simple" xlink:href="http://en.wikipedia.org/wiki/Postmodern_philosophy" text:style-name="Internet_20_link" text:visited-style-name="Visited_20_Internet_20_Link"><text:span text:style-name="T146">postmodern philosophy</text:span></text:a><text:span text:style-name="T70">. His work still has a major influence in the academe <text:s/>where </text:span><text:a xlink:type="simple" xlink:href="http://en.wikipedia.org/wiki/Continental_philosophy" text:style-name="Internet_20_link" text:visited-style-name="Visited_20_Internet_20_Link">continental philosophy</text:a><text:span text:style-name="T146"> </text:span><text:span text:style-name="T70">is predominant, particularly in debates around </text:span><text:a xlink:type="simple" xlink:href="http://en.wikipedia.org/wiki/Ontology" text:style-name="Internet_20_link" text:visited-style-name="Visited_20_Internet_20_Link"><text:span text:style-name="T146">ontology</text:span></text:a><text:span text:style-name="T70">, </text:span><text:a xlink:type="simple" xlink:href="http://en.wikipedia.org/wiki/Epistemology" text:style-name="Internet_20_link" text:visited-style-name="Visited_20_Internet_20_Link">epistemology</text:a><text:span text:style-name="T146"> </text:span><text:span text:style-name="T70">(especially concerning </text:span><text:a xlink:type="simple" xlink:href="http://en.wikipedia.org/wiki/Social_sciences" text:style-name="Internet_20_link" text:visited-style-name="Visited_20_Internet_20_Link"><text:span text:style-name="T146">social sciences</text:span></text:a><text:span text:style-name="T70">), </text:span><text:a xlink:type="simple" xlink:href="http://en.wikipedia.org/wiki/Ethics" text:style-name="Internet_20_link" text:visited-style-name="Visited_20_Internet_20_Link"><text:span text:style-name="T146">ethics</text:span></text:a><text:span text:style-name="T70">, </text:span><text:a xlink:type="simple" xlink:href="http://en.wikipedia.org/wiki/Aesthetics" text:style-name="Internet_20_link" text:visited-style-name="Visited_20_Internet_20_Link"><text:span text:style-name="T146">aesthetics</text:span></text:a><text:span text:style-name="T70">, </text:span><text:a xlink:type="simple" xlink:href="http://en.wikipedia.org/wiki/Hermeneutics" text:style-name="Internet_20_link" text:visited-style-name="Visited_20_Internet_20_Link"><text:span text:style-name="T146">hermeneutics</text:span></text:a><text:span text:style-name="T70">, and the </text:span><text:a xlink:type="simple" xlink:href="http://en.wikipedia.org/wiki/Philosophy_of_language" text:style-name="Internet_20_link" text:visited-style-name="Visited_20_Internet_20_Link"><text:span text:style-name="T146">philosophy of language</text:span></text:a><text:span text:style-name="T70">.</text:span></text:p>
      <text:p text:style-name="P100"/>
      <text:p text:style-name="P92"><text:span text:style-name="T480">Harold Pinter</text:span><text:span text:style-name="T454">: </text:span><text:span text:style-name="T464">1930 – 2008. </text:span><text:a xlink:type="simple" xlink:href="https://en.wikipedia.org/wiki/List_of_Nobel_laureates_in_Literature" text:style-name="Internet_20_link" text:visited-style-name="Visited_20_Internet_20_Link"><text:span text:style-name="T174">Nobel Prize</text:span></text:a><text:span text:style-name="T464">-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97">The Birthday Party</text:span></text:a><text:span text:style-name="T454"> </text:span><text:span text:style-name="T464">(1957), </text:span><text:a xlink:type="simple" xlink:href="https://en.wikipedia.org/wiki/The_Homecoming" text:style-name="Internet_20_link" text:visited-style-name="Visited_20_Internet_20_Link"><text:span text:style-name="T197">The Homecoming</text:span></text:a><text:span text:style-name="T454"> </text:span><text:span text:style-name="T464">(1964), and </text:span><text:a xlink:type="simple" xlink:href="https://en.wikipedia.org/wiki/Betrayal_(play)" text:style-name="Internet_20_link" text:visited-style-name="Visited_20_Internet_20_Link"><text:span text:style-name="T197">Betrayal</text:span></text:a><text:span text:style-name="T454"> </text:span><text:span text:style-name="T464">(1978). Pinter's career as a playwright began with a production of </text:span><text:a xlink:type="simple" xlink:href="https://en.wikipedia.org/wiki/The_Room_(play)" text:style-name="Internet_20_link" text:visited-style-name="Visited_20_Internet_20_Link">The Room</text:a><text:span text:style-name="T197"> </text:span><text:span text:style-name="T464">in 1957. His second play, </text:span><text:a xlink:type="simple" xlink:href="https://en.wikipedia.org/wiki/The_Birthday_Party_(play)" text:style-name="Internet_20_link" text:visited-style-name="Visited_20_Internet_20_Link">The </text:a><text:a xlink:type="simple" xlink:href="https://en.wikipedia.org/wiki/The_Birthday_Party_(play)" text:style-name="Internet_20_link" text:visited-style-name="Visited_20_Internet_20_Link">Birthday Party</text:a><text:span text:style-name="T464">, closed after eight performances, but was enthusiastically reviewed by critic </text:span><text:a xlink:type="simple" xlink:href="https://en.wikipedia.org/wiki/Harold_Hobson" text:style-name="Internet_20_link" text:visited-style-name="Visited_20_Internet_20_Link"><text:span text:style-name="T174">Harold Hobson</text:span></text:a><text:span text:style-name="T464">. His early works were described by critics as "</text:span><text:a xlink:type="simple" xlink:href="https://en.wikipedia.org/wiki/Comedy_of_menace" text:style-name="Internet_20_link" text:visited-style-name="Visited_20_Internet_20_Link"><text:span text:style-name="T174">comedy of menace</text:span></text:a><text:span text:style-name="T464">". </text:span><text:span text:style-name="T466">I</text:span><text:span text:style-name="T464">n a review published in 1958, borrowing from the subtitle of </text:span><text:span text:style-name="T505">The Lunatic View: A Comedy of Menace</text:span><text:span text:style-name="T464">, a play by </text:span><text:a xlink:type="simple" xlink:href="https://en.wikipedia.org/wiki/David_Campton" text:style-name="Internet_20_link" text:visited-style-name="Visited_20_Internet_20_Link"><text:span text:style-name="T192">David Campton</text:span></text:a><text:span text:style-name="T464">, critic </text:span><text:a xlink:type="simple" xlink:href="https://en.wikipedia.org/wiki/Irving_Wardle" text:style-name="Internet_20_link" text:visited-style-name="Visited_20_Internet_20_Link">Irving Wardle</text:a><text:span text:style-name="T174"> </text:span><text:span text:style-name="T464">called Pinter's early plays "</text:span><text:a xlink:type="simple" xlink:href="https://en.wikipedia.org/wiki/Comedy_of_menace" text:style-name="Internet_20_link" text:visited-style-name="Visited_20_Internet_20_Link"><text:span text:style-name="T174">comedy of menace</text:span></text:a><text:span text:style-name="T464">"—a label that people have applied repeatedly to his work.</text:span><text:span text:style-name="T223"> </text:span><text:span text:style-name="T464">Such plays begin with an apparently innocent situation that becomes both threatening and "</text:span><text:a xlink:type="simple" xlink:href="https://en.wikipedia.org/wiki/Absurdism" text:style-name="Internet_20_link" text:visited-style-name="Visited_20_Internet_20_Link"><text:span text:style-name="T174">absurd</text:span></text:a><text:span text:style-name="T464">" as Pinter's characters behave in ways often </text:span><text:soft-page-break/><text:span text:style-name="T464">perceived as inexplicable by his audiences and one another. Pinter acknowledges the influence of </text:span><text:a xlink:type="simple" xlink:href="https://en.wikipedia.org/wiki/Samuel_Beckett" text:style-name="Internet_20_link" text:visited-style-name="Visited_20_Internet_20_Link"><text:span text:style-name="T174">Samuel Beckett</text:span></text:a><text:span text:style-name="T464">,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74">Samuel Beckett</text:span></text:a><text:span text:style-name="T464">'s one-act monologue </text:span><text:a xlink:type="simple" xlink:href="https://en.wikipedia.org/wiki/Krapp%27s_Last_Tape#Harold_Pinter" text:style-name="Internet_20_link" text:visited-style-name="Visited_20_Internet_20_Link"><text:span text:style-name="T197">Krapp's Last Tape</text:span></text:a><text:span text:style-name="T464">, for the 50th anniversary season of the </text:span><text:a xlink:type="simple" xlink:href="https://en.wikipedia.org/wiki/Royal_Court_Theatre" text:style-name="Internet_20_link" text:visited-style-name="Visited_20_Internet_20_Link">Royal Court </text:a><text:a xlink:type="simple" xlink:href="https://en.wikipedia.org/wiki/Royal_Court_Theatre" text:style-name="Internet_20_link" text:visited-style-name="Visited_20_Internet_20_Link">Theatre</text:a><text:span text:style-name="T464">, in October 2006. He died from </text:span><text:a xlink:type="simple" xlink:href="https://en.wikipedia.org/wiki/Liver_cancer" text:style-name="Internet_20_link" text:visited-style-name="Visited_20_Internet_20_Link">liver cancer</text:a><text:span text:style-name="T174"> </text:span><text:span text:style-name="T464">on 24 December 2008.</text:span></text:p>
      <text:p text:style-name="P99"/>
      <text:p text:style-name="P88"><text:span text:style-name="T267">Sławomir Mrożek:</text:span><text:span text:style-name="T268"> </text:span><text:a xlink:type="simple" xlink:href="http://it.wikipedia.org/wiki/1930" text:style-name="Internet_20_link" text:visited-style-name="Visited_20_Internet_20_Link"><text:span text:style-name="T139">1930</text:span></text:a><text:span text:style-name="T440"> - </text:span><text:a xlink:type="simple" xlink:href="http://it.wikipedia.org/wiki/2013" text:style-name="Internet_20_link" text:visited-style-name="Visited_20_Internet_20_Link"><text:span text:style-name="T139">2013</text:span></text:a><text:span text:style-name="T268"> è stato un </text:span><text:a xlink:type="simple" xlink:href="http://it.wikipedia.org/wiki/Drammaturgo" text:style-name="Internet_20_link" text:visited-style-name="Visited_20_Internet_20_Link">drammaturgo</text:a><text:span text:style-name="T139"> </text:span><text:span text:style-name="T268">e </text:span><text:a xlink:type="simple" xlink:href="http://it.wikipedia.org/wiki/Scrittore" text:style-name="Internet_20_link" text:visited-style-name="Visited_20_Internet_20_Link"><text:span text:style-name="T139">scrittore</text:span></text:a><text:span text:style-name="T440"> </text:span><text:a xlink:type="simple" xlink:href="http://it.wikipedia.org/wiki/Polonia" text:style-name="Internet_20_link" text:visited-style-name="Visited_20_Internet_20_Link"><text:span text:style-name="T139">polacco</text:span></text:a><text:span text:style-name="T268">. </text:span><text:span text:style-name="T273">Scrittore abilissimo di </text:span><text:span text:style-name="T274">feuilleton </text:span><text:span text:style-name="T273">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53"> </text:span><text:span text:style-name="T273">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74">Teatro e realtà</text:span><text:span text:style-name="T273">, in "Dialog", 1989). Spesso visto come un </text:span><text:a xlink:type="simple" xlink:href="http://it.wikipedia.org/wiki/Drammaturgo" text:style-name="Internet_20_link" text:visited-style-name="Visited_20_Internet_20_Link">drammaturgo</text:a><text:span text:style-name="T153"> </text:span><text:span text:style-name="T273">del "</text:span><text:a xlink:type="simple" xlink:href="http://it.wikipedia.org/wiki/Teatro_dell%27assurdo" text:style-name="Internet_20_link" text:visited-style-name="Visited_20_Internet_20_Link"><text:span text:style-name="T153">teatro dell'assurdo</text:span></text:a><text:span text:style-name="T273">"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53"> </text:span><text:span text:style-name="T273">di </text:span><text:a xlink:type="simple" xlink:href="http://it.wikipedia.org/wiki/Stanisław_Ignacy_Witkiewicz" text:style-name="Internet_20_link" text:visited-style-name="Visited_20_Internet_20_Link">Witkiewicz</text:a><text:span text:style-name="T153"> </text:span><text:span text:style-name="T273">e </text:span><text:a xlink:type="simple" xlink:href="http://it.wikipedia.org/wiki/Witold_Gombrowicz" text:style-name="Internet_20_link" text:visited-style-name="Visited_20_Internet_20_Link"><text:span text:style-name="T153">Gombrowicz</text:span></text:a><text:span text:style-name="T273">.</text:span></text:p>
      <text:p text:style-name="P104"/>
      <text:p text:style-name="P1"><text:span text:style-name="T365">Bernhard "Bernd" Becher</text:span><text:span text:style-name="T273"> </text:span><text:span text:style-name="T318">(1931 – 2007), and </text:span><text:a xlink:type="simple" xlink:href="https://en.wikipedia.org/wiki/Hilla_Becher" text:style-name="Internet_20_link" text:visited-style-name="Visited_20_Internet_20_Link"><text:span text:style-name="T189">Hilla Becher</text:span></text:a><text:span text:style-name="T318">, née </text:span><text:span text:style-name="T365">Wobeser</text:span><text:span text:style-name="T273"> </text:span><text:span text:style-name="T318">(1934 – 2015): German </text:span><text:a xlink:type="simple" xlink:href="https://en.wikipedia.org/wiki/Conceptual_art" text:style-name="Internet_20_link" text:visited-style-name="Visited_20_Internet_20_Link"><text:span text:style-name="T177">conceptual artists</text:span></text:a><text:span text:style-name="T514"> </text:span><text:span text:style-name="T318">and </text:span><text:a xlink:type="simple" xlink:href="https://en.wikipedia.org/wiki/Photographer" text:style-name="Internet_20_link" text:visited-style-name="Visited_20_Internet_20_Link"><text:span text:style-name="T177">photographers</text:span></text:a><text:span text:style-name="T514"> </text:span><text:span text:style-name="T318">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77">typologies</text:span></text:a><text:span text:style-name="T318">,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77">Erasmus Prize</text:span></text:a><text:span text:style-name="T514"> </text:span><text:span text:style-name="T318">and the </text:span><text:a xlink:type="simple" xlink:href="https://en.wikipedia.org/wiki/Hasselblad_Award" text:style-name="Internet_20_link" text:visited-style-name="Visited_20_Internet_20_Link"><text:span text:style-name="T177">Hasselblad Award</text:span></text:a><text:span text:style-name="T318">.</text:span><text:span text:style-name="T273"> </text:span><text:span text:style-name="T318">La coppia di artisti ottenne numerosi importanti premi tra cui il </text:span><text:a xlink:type="simple" xlink:href="https://it.wikipedia.org/wiki/Leone_d%27oro" text:style-name="Internet_20_link" text:visited-style-name="Visited_20_Internet_20_Link">Leone d'oro</text:a><text:span text:style-name="T177"> </text:span><text:span text:style-name="T318">alla </text:span><text:a xlink:type="simple" xlink:href="https://it.wikipedia.org/wiki/Biennale_di_Venezia" text:style-name="Internet_20_link" text:visited-style-name="Visited_20_Internet_20_Link"><text:span text:style-name="T177">Biennale di Venezia</text:span></text:a><text:span text:style-name="T468">. </text:span><text:span text:style-name="T376">Come fondatori di quella che è stata denominata </text:span><text:span text:style-name="T310">scuola dei Becher </text:span><text:span text:style-name="T376">essi hanno durevolmente influito sia sulla fotografia documentaria sia sugli artisti.</text:span></text:p>
      <text:p text:style-name="P42"/>
      <text:p text:style-name="P88"><text:span text:style-name="T362">Gerhard Richter:</text:span><text:span text:style-name="T310"> 1932 -. German </text:span><text:a xlink:type="simple" xlink:href="https://en.wikipedia.org/wiki/Visual_arts" text:style-name="Internet_20_link" text:visited-style-name="Visited_20_Internet_20_Link">visual artist</text:a><text:span text:style-name="T173"> </text:span><text:span text:style-name="T310">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73"> </text:span><text:span text:style-name="T310">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73"> </text:span><text:span text:style-name="T310">and </text:span><text:a xlink:type="simple" xlink:href="https://en.wikipedia.org/wiki/Jean_Arp" text:style-name="Internet_20_link" text:visited-style-name="Visited_20_Internet_20_Link">Jean Arp</text:a><text:span text:style-name="T173"> </text:span><text:span text:style-name="T310">in undermining the concept of the artist's obligation to maintain a single cohesive style. In October 2012, Richter's </text:span><text:span text:style-name="T427">Abstraktes Bild </text:span><text:span text:style-name="T310">set an auction record price for a painting by a living artist at $34 million (£21 million).</text:span><text:span text:style-name="T222"> </text:span><text:span text:style-name="T310">This was exceeded in May 2013 when his 1968 piece </text:span><text:span text:style-name="T427">Domplatz, Mailand </text:span><text:span text:style-name="T310">(Cathedral square, Milan) was sold for $37.1 million (£24.4 million) in New York. This was further exceeded in February 2015 when his painting </text:span><text:span text:style-name="T376">Abstraktes Bild </text:span><text:span text:style-name="T310">sold for $44.52 million (£30.4 million) in London at Sotheby's Contemporary Evening Sale.</text:span></text:p>
      <text:p text:style-name="P105"/>
      <text:p text:style-name="P105"><text:span text:style-name="T648">Jerzy Marian Grotowski: </text:span>1933 – 1999. Polish innovative <text:a xlink:type="simple" xlink:href="https://en.wikipedia.org/wiki/Theatre_director" text:style-name="Internet_20_link" text:visited-style-name="Visited_20_Internet_20_Link">theatre director</text:a><text:span text:style-name="T649"> </text:span>and <text:a xlink:type="simple" xlink:href="https://en.wikipedia.org/wiki/Dramatic_theory" text:style-name="Internet_20_link" text:visited-style-name="Visited_20_Internet_20_Link">theorist</text:a><text:span text:style-name="T649"> </text:span>whose approaches to acting, training and theatrical production have significantly influenced theatre today. <text:span text:style-name="T786">After leaving Poland, </text:span>Grotowski became increasingly uncomfortable with the adoption and adaptation of his ideas and practices, particularly in the US. So, at what seemed to be the height of his public profile, he left America and moved to Italy where he established the Grotowski Workcenter in 1985 in <text:a xlink:type="simple" xlink:href="https://en.wikipedia.org/wiki/Pontedera" text:style-name="Internet_20_link" text:visited-style-name="Visited_20_Internet_20_Link"><text:span text:style-name="T649">Pontedera</text:span></text:a>, near Pisa. At this centre he continued his theatre experimentation and practice and it was here that he continued to direct training and private theatrical events almost in secret for the last twenty years of his life. Suffering from <text:a xlink:type="simple" xlink:href="https://en.wikipedia.org/wiki/Leukemia" text:style-name="Internet_20_link" text:visited-style-name="Visited_20_Internet_20_Link">leukemia</text:a><text:span text:style-name="T649"> </text:span>and a heart condition, he died in 1999 at his home in Pontedera. Grotowski traveled intensively through India, Mexico, Haiti and elsewhere, seeking to identify elements of technique in the traditional practices of various cultures that could have a precise and discernible effect on participants.</text:p>
      <text:p text:style-name="P3"><text:span text:style-name="T32">Krzysztof Eugeniusz Penderecki: </text:span><text:a xlink:type="simple" xlink:href="http://it.wikipedia.org/wiki/1933" text:style-name="Internet_20_link" text:visited-style-name="Visited_20_Internet_20_Link">1933</text:a><text:span text:style-name="T137">,</text:span><text:span text:style-name="T29"> </text:span><text:a xlink:type="simple" xlink:href="http://it.wikipedia.org/wiki/Compositore" text:style-name="Internet_20_link" text:visited-style-name="Visited_20_Internet_20_Link">compositore</text:a><text:span text:style-name="T137"> </text:span><text:a xlink:type="simple" xlink:href="http://it.wikipedia.org/wiki/Polonia" text:style-name="Internet_20_link" text:visited-style-name="Visited_20_Internet_20_Link">polacco</text:a><text:span text:style-name="T29">. La sua opera si colloca nell'ambito del </text:span><text:a xlink:type="simple" xlink:href="http://it.wikipedia.org/w/index.php?title=Postserialismo&amp;action=edit&amp;redlink=1" text:style-name="Internet_20_link" text:visited-style-name="Visited_20_Internet_20_Link"><text:span text:style-name="T261">postserialismo</text:span></text:a><text:span text:style-name="T29">.</text:span><text:span text:style-name="T91"> </text:span><text:span text:style-name="T34">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42">avanguardia</text:span></text:a><text:span text:style-name="T67"> </text:span><text:span text:style-name="T34">polacca e fra le varie etichette gli è stata assegnata anche quella di "classico </text:span><text:a xlink:type="simple" xlink:href="http://it.wikipedia.org/wiki/Postmoderno" text:style-name="Internet_20_link" text:visited-style-name="Visited_20_Internet_20_Link"><text:span text:style-name="T142">postmoderno</text:span></text:a><text:span text:style-name="T34">".</text:span><text:span text:style-name="T38"> </text:span></text:p>
      <text:p text:style-name="P76"/>
      <text:p text:style-name="P68"><text:soft-page-break/><text:span text:style-name="T621">Roy Ascott: 1934. </text:span><text:span text:style-name="T13">President of the </text:span><text:a xlink:type="simple" xlink:href="http://en.wikipedia.org/wiki/Planetary_Collegium" text:style-name="Internet_20_link" text:visited-style-name="Visited_20_Internet_20_Link"><text:span text:style-name="T621">Planetary Collegium</text:span></text:a><text:span text:style-name="T244">. Artist, professor, researcher. </text:span><text:span text:style-name="T246">Inspired by</text:span><text:span text:style-name="T2"> Henri Bergson, Norbert Wiener, Heinz von Foerster, the I Ching, Teilhard de Chardin, Peter Russell, Charles Fourier, and Marcel Duchamp</text:span><text:span text:style-name="T246">.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46">.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46">.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46">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46">.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46"> </text:span></text:p>
      <text:p text:style-name="P34"/>
      <text:h text:style-name="P87" text:outline-level="1"><text:span text:style-name="T38">Arvo Pärt</text:span><text:span text:style-name="T39">: 1935, </text:span><text:a xlink:type="simple" xlink:href="http://it.wikipedia.org/wiki/Compositore" text:style-name="Internet_20_link" text:visited-style-name="Visited_20_Internet_20_Link"><text:span text:style-name="T627">compositore</text:span></text:a><text:a xlink:type="simple" xlink:href="http://it.wikipedia.org/wiki/Estonia" text:style-name="Internet_20_link" text:visited-style-name="Visited_20_Internet_20_Link"><text:span text:style-name="T627"> estone</text:span></text:a><text:span text:style-name="T230"> </text:span><text:span text:style-name="T49">di </text:span><text:a xlink:type="simple" xlink:href="http://it.wikipedia.org/wiki/Musica_contemporanea" text:style-name="Internet_20_link" text:visited-style-name="Visited_20_Internet_20_Link"><text:span text:style-name="T230">musica contemporanea</text:span></text:a><text:span text:style-name="T74"> </text:span><text:span text:style-name="T49">legato al </text:span><text:a xlink:type="simple" xlink:href="http://it.wikipedia.org/wiki/Minimalismo_musicale" text:style-name="Internet_20_link" text:visited-style-name="Visited_20_Internet_20_Link"><text:span text:style-name="T230">minimalismo</text:span></text:a><text:span text:style-name="T49">. Dopo gli esordi, in cui il suo linguaggio utilizzava tecniche come la </text:span><text:a xlink:type="simple" xlink:href="http://it.wikipedia.org/wiki/Dodecafonia" text:style-name="Internet_20_link" text:visited-style-name="Visited_20_Internet_20_Link"><text:span text:style-name="T627">dodecafonia</text:span></text:a><text:span text:style-name="T230"> </text:span><text:span text:style-name="T49">ed il </text:span><text:span text:style-name="T50">collage</text:span><text:span text:style-name="T49">, fu coniato proprio per la sua musica il termine di </text:span><text:span text:style-name="T50">minimalismo sacro</text:span><text:span text:style-name="T49">, di cui è un riconosciuto esponente assieme ad autori come </text:span><text:a xlink:type="simple" xlink:href="http://it.wikipedia.org/wiki/Henryk_Górecki" text:style-name="Internet_20_link" text:visited-style-name="Visited_20_Internet_20_Link"><text:span text:style-name="T627">Henryk Górecki</text:span></text:a><text:span text:style-name="T230"> </text:span><text:span text:style-name="T49">e </text:span><text:a xlink:type="simple" xlink:href="http://it.wikipedia.org/wiki/John_Tavener" text:style-name="Internet_20_link" text:visited-style-name="Visited_20_Internet_20_Link"><text:span text:style-name="T230">John Tavener</text:span></text:a><text:span text:style-name="T49">. È un compositore apprezzato soprattutto per la semplicità dell'ascolto e la trasparenza emotiva delle sue opere.</text:span><text:span text:style-name="T23"> </text:span></text:h>
      <text:p text:style-name="P98"/>
      <text:p text:style-name="P89"><text:span text:style-name="T371">Georges Perec: </text:span><text:span text:style-name="T369">1936 – 1982. French </text:span><text:a xlink:type="simple" xlink:href="https://en.wikipedia.org/wiki/Novelist" text:style-name="Internet_20_link" text:visited-style-name="Visited_20_Internet_20_Link"><text:span text:style-name="T173">novelist</text:span></text:a><text:span text:style-name="T369">, </text:span><text:a xlink:type="simple" xlink:href="https://en.wikipedia.org/wiki/Filmmaker" text:style-name="Internet_20_link" text:visited-style-name="Visited_20_Internet_20_Link"><text:span text:style-name="T173">filmmaker</text:span></text:a><text:span text:style-name="T369">, </text:span><text:a xlink:type="simple" xlink:href="https://en.wikipedia.org/wiki/Documentalist" text:style-name="Internet_20_link" text:visited-style-name="Visited_20_Internet_20_Link"><text:span text:style-name="T173">documentalist</text:span></text:a><text:span text:style-name="T369">, and </text:span><text:a xlink:type="simple" xlink:href="https://en.wikipedia.org/wiki/Essayist" text:style-name="Internet_20_link" text:visited-style-name="Visited_20_Internet_20_Link"><text:span text:style-name="T173">essayist</text:span></text:a><text:span text:style-name="T369">. He was a member of the </text:span><text:a xlink:type="simple" xlink:href="https://en.wikipedia.org/wiki/Oulipo" text:style-name="Internet_20_link" text:visited-style-name="Visited_20_Internet_20_Link"><text:span text:style-name="T173">Oulipo</text:span></text:a><text:span text:style-name="T443"> </text:span><text:span text:style-name="T369">group. His father died as a soldier early in the </text:span><text:a xlink:type="simple" xlink:href="https://en.wikipedia.org/wiki/Second_World_War" text:style-name="Internet_20_link" text:visited-style-name="Visited_20_Internet_20_Link"><text:span text:style-name="T173">Second World War</text:span></text:a><text:span text:style-name="T443"> </text:span><text:span text:style-name="T369">and his mother was killed in </text:span><text:a xlink:type="simple" xlink:href="https://en.wikipedia.org/wiki/The_Holocaust" text:style-name="Internet_20_link" text:visited-style-name="Visited_20_Internet_20_Link"><text:span text:style-name="T173">the Holocaust</text:span></text:a><text:span text:style-name="T369">, and many of his works deal with absence, loss, and identity, often through </text:span><text:a xlink:type="simple" xlink:href="https://en.wikipedia.org/wiki/Word_play" text:style-name="Internet_20_link" text:visited-style-name="Visited_20_Internet_20_Link"><text:span text:style-name="T173">word play</text:span></text:a><text:span text:style-name="T369">. Many of Perec's novels and essays abound with experimental </text:span><text:a xlink:type="simple" xlink:href="https://en.wikipedia.org/wiki/Word_play" text:style-name="Internet_20_link" text:visited-style-name="Visited_20_Internet_20_Link"><text:span text:style-name="T173">word play</text:span></text:a><text:span text:style-name="T369">, lists and attempts at </text:span><text:a xlink:type="simple" xlink:href="https://en.wikipedia.org/wiki/Categorization" text:style-name="Internet_20_link" text:visited-style-name="Visited_20_Internet_20_Link"><text:span text:style-name="T173">classification</text:span></text:a><text:span text:style-name="T369">, and they are usually tinged with </text:span><text:a xlink:type="simple" xlink:href="https://en.wikipedia.org/wiki/Depression_(mood)" text:style-name="Internet_20_link" text:visited-style-name="Visited_20_Internet_20_Link"><text:span text:style-name="T173">melancholy</text:span></text:a><text:span text:style-name="T369">. </text:span><text:span text:style-name="T310">Perec's first novel </text:span><text:span text:style-name="T376">Les Choses: Une Histore des Annees Soixante </text:span><text:span text:style-name="T310">(</text:span><text:a xlink:type="simple" xlink:href="https://en.wikipedia.org/wiki/Things:_A_Story_of_the_Sixties" text:style-name="Internet_20_link" text:visited-style-name="Visited_20_Internet_20_Link"><text:span text:style-name="T194">Things: A Story of the Sixties</text:span></text:a><text:span text:style-name="T310">)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310">. Perec is noted for his </text:span><text:a xlink:type="simple" xlink:href="https://en.wikipedia.org/wiki/Constrained_writing" text:style-name="Internet_20_link" text:visited-style-name="Visited_20_Internet_20_Link"><text:span text:style-name="T173">constrained writing</text:span></text:a><text:span text:style-name="T310">. His 300-page novel </text:span><text:span text:style-name="T376">La disparition </text:span><text:span text:style-name="T310">(1969) is a </text:span><text:a xlink:type="simple" xlink:href="https://en.wikipedia.org/wiki/Lipogram" text:style-name="Internet_20_link" text:visited-style-name="Visited_20_Internet_20_Link"><text:span text:style-name="T173">lipogram</text:span></text:a><text:span text:style-name="T310">, written without ever using the letter "e". It has been translated into English by </text:span><text:a xlink:type="simple" xlink:href="https://en.wikipedia.org/wiki/Gilbert_Adair" text:style-name="Internet_20_link" text:visited-style-name="Visited_20_Internet_20_Link">Gilbert Adair</text:a><text:span text:style-name="T173"> </text:span><text:span text:style-name="T310">under the title </text:span><text:a xlink:type="simple" xlink:href="https://en.wikipedia.org/wiki/A_Void" text:style-name="Internet_20_link" text:visited-style-name="Visited_20_Internet_20_Link">A Void</text:a><text:span text:style-name="T194"> </text:span><text:span text:style-name="T310">(1994).</text:span></text:p>
      <text:p text:style-name="P98"/>
      <text:p text:style-name="P69"><text:span text:style-name="T372">Thomas Ruggles Pynchon, Jr.</text:span><text:span text:style-name="T271">: </text:span><text:span text:style-name="T370">1937 -. </text:span><text:a xlink:type="simple" xlink:href="https://en.wikipedia.org/wiki/American_literature" text:style-name="Internet_20_link" text:visited-style-name="Visited_20_Internet_20_Link"><text:span text:style-name="T179">American novelist</text:span></text:a><text:span text:style-name="T370">. A </text:span><text:a xlink:type="simple" xlink:href="https://en.wikipedia.org/wiki/MacArthur_Fellowship" text:style-name="Internet_20_link" text:visited-style-name="Visited_20_Internet_20_Link"><text:span text:style-name="T179">MacArthur Fellow</text:span></text:a><text:span text:style-name="T370">, he is noted for his dense and complex novels. His </text:span><text:a xlink:type="simple" xlink:href="https://en.wikipedia.org/wiki/Fiction" text:style-name="Internet_20_link" text:visited-style-name="Visited_20_Internet_20_Link"><text:span text:style-name="T179">fiction</text:span></text:a><text:span text:style-name="T444"> </text:span><text:span text:style-name="T370">and nonfiction writings encompass a vast array of subject matter, </text:span><text:a xlink:type="simple" xlink:href="https://en.wikipedia.org/wiki/Literary_genre" text:style-name="Internet_20_link" text:visited-style-name="Visited_20_Internet_20_Link"><text:span text:style-name="T179">genres</text:span></text:a><text:span text:style-name="T444"> </text:span><text:span text:style-name="T370">and </text:span><text:a xlink:type="simple" xlink:href="https://en.wikipedia.org/wiki/Theme_(narrative)" text:style-name="Internet_20_link" text:visited-style-name="Visited_20_Internet_20_Link"><text:span text:style-name="T179">themes</text:span></text:a><text:span text:style-name="T370">, including (but not limited to) the fields of </text:span><text:a xlink:type="simple" xlink:href="https://en.wikipedia.org/wiki/History" text:style-name="Internet_20_link" text:visited-style-name="Visited_20_Internet_20_Link"><text:span text:style-name="T179">history</text:span></text:a><text:span text:style-name="T370">, </text:span><text:a xlink:type="simple" xlink:href="https://en.wikipedia.org/wiki/Music" text:style-name="Internet_20_link" text:visited-style-name="Visited_20_Internet_20_Link"><text:span text:style-name="T179">music</text:span></text:a><text:span text:style-name="T370">, </text:span><text:a xlink:type="simple" xlink:href="https://en.wikipedia.org/wiki/Science" text:style-name="Internet_20_link" text:visited-style-name="Visited_20_Internet_20_Link"><text:span text:style-name="T179">science</text:span></text:a><text:span text:style-name="T370">, and </text:span><text:a xlink:type="simple" xlink:href="https://en.wikipedia.org/wiki/Mathematics" text:style-name="Internet_20_link" text:visited-style-name="Visited_20_Internet_20_Link"><text:span text:style-name="T179">mathematics</text:span></text:a><text:span text:style-name="T370">. For </text:span><text:a xlink:type="simple" xlink:href="https://en.wikipedia.org/wiki/Gravity%27s_Rainbow" text:style-name="Internet_20_link" text:visited-style-name="Visited_20_Internet_20_Link"><text:span text:style-name="T195">Gravity's Rainbow</text:span></text:a><text:span text:style-name="T444"> </text:span><text:span text:style-name="T370">Pynchon won the 1974 U.S. </text:span><text:a xlink:type="simple" xlink:href="https://en.wikipedia.org/wiki/National_Book_Award_for_Fiction" text:style-name="Internet_20_link" text:visited-style-name="Visited_20_Internet_20_Link"><text:span text:style-name="T179">National Book Award for Fiction</text:span></text:a><text:span text:style-name="T370">.</text:span></text:p>
      <text:p text:style-name="P56"/>
      <text:p text:style-name="P68">David Hockney: 1937, English painter, droughtsman, printmaker, stage designer and photographer. <text:span text:style-name="T611">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8"/>
      <text:p text:style-name="P68"><text:span text:style-name="T611">Delia Ann Derbyshire: 1937-2001, English composer of electronic and “concréte” music. The White Noise. </text:span><text:span text:style-name="T621">Creator also of the historical “Doctor Who” Theme (1963). </text:span><text:span text:style-name="T1">In November 1960 she joined the BBC as</text:span><text:span text:style-name="T621"> . In 1962 she assisted Luciano Berio at the two-weeks Summer School at Dartington Hall. Late sixties: </text:span><text:soft-page-break/><text:span text:style-name="T621">Kaleidophon studio with Brian Hodgson and David Vorhaus – 1968: first album of the band White Noise (composed by them three) AN Electric Storm. After 1973 she stopped to produce music.</text:span></text:p>
      <text:p text:style-name="P76"/>
      <text:p text:style-name="P68"><text:span text:style-name="T621">Max Neuhaus: </text:span><text:span text:style-name="T118">1939 – 2009, Percussionist.</text:span><text:span text:style-name="T621"> </text:span><text:span text:style-name="T119">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621"> </text:span></text:p>
      <text:p text:style-name="P76"/>
      <text:p text:style-name="P1"><text:span text:style-name="T387">Stanislav Evgrafovič Petrov</text:span><text:span text:style-name="T533">: </text:span><text:a xlink:type="simple" xlink:href="https://it.wikipedia.org/wiki/1939" text:style-name="Internet_20_link" text:visited-style-name="Visited_20_Internet_20_Link">1939</text:a><text:span text:style-name="T202">,</text:span><text:span text:style-name="T400"> è un </text:span><text:a xlink:type="simple" xlink:href="https://it.wikipedia.org/wiki/Militare" text:style-name="Internet_20_link" text:visited-style-name="Visited_20_Internet_20_Link"><text:span text:style-name="T202">militare</text:span></text:a><text:span text:style-name="T520"> </text:span><text:a xlink:type="simple" xlink:href="https://it.wikipedia.org/wiki/Unione_Sovietica" text:style-name="Internet_20_link" text:visited-style-name="Visited_20_Internet_20_Link"><text:span text:style-name="T202">sovietico</text:span></text:a><text:span text:style-name="T400">, tenente colonnello dell'</text:span><text:a xlink:type="simple" xlink:href="https://it.wikipedia.org/wiki/Armata_Rossa" text:style-name="Internet_20_link" text:visited-style-name="Visited_20_Internet_20_Link"><text:span text:style-name="T202">Armata Rossa</text:span></text:a><text:span text:style-name="T520"> </text:span><text:span text:style-name="T400">durante la </text:span><text:a xlink:type="simple" xlink:href="https://it.wikipedia.org/wiki/Guerra_Fredda" text:style-name="Internet_20_link" text:visited-style-name="Visited_20_Internet_20_Link"><text:span text:style-name="T202">Guerra Fredda</text:span></text:a><text:span text:style-name="T400">.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202">. </text:span><text:span text:style-name="T464">Il 26 settembre del </text:span><text:a xlink:type="simple" xlink:href="https://it.wikipedia.org/wiki/1983" text:style-name="Internet_20_link" text:visited-style-name="Visited_20_Internet_20_Link"><text:span text:style-name="T174">1983</text:span></text:a><text:span text:style-name="T464">, al culmine della </text:span><text:a xlink:type="simple" xlink:href="https://it.wikipedia.org/wiki/Guerra_fredda" text:style-name="Internet_20_link" text:visited-style-name="Visited_20_Internet_20_Link"><text:span text:style-name="T174">guerra fredda</text:span></text:a><text:span text:style-name="T464">, Petrov era l’ufficiale di servizio al bunker Serpuchov 15, vicino a </text:span><text:a xlink:type="simple" xlink:href="https://it.wikipedia.org/wiki/Mosca_(Russia)" text:style-name="Internet_20_link" text:visited-style-name="Visited_20_Internet_20_Link">Mosca</text:a><text:span text:style-name="T174"> </text:span><text:span text:style-name="T464">con il compito di controllare il </text:span><text:a xlink:type="simple" xlink:href="https://it.wikipedia.org/wiki/Satellite_artificiale" text:style-name="Internet_20_link" text:visited-style-name="Visited_20_Internet_20_Link">satellite</text:a><text:span text:style-name="T174"> </text:span><text:span text:style-name="T464">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74">Stati Uniti</text:span></text:a><text:span text:style-name="T464">, secondo la dottrina della </text:span><text:a xlink:type="simple" xlink:href="https://it.wikipedia.org/wiki/Distruzione_mutua_assicurata" text:style-name="Internet_20_link" text:visited-style-name="Visited_20_Internet_20_Link"><text:span text:style-name="T174">distruzione mutua assicurata</text:span></text:a><text:span text:style-name="T464">. </text:span><text:span text:style-name="T310">Alle 00.14 (</text:span><text:a xlink:type="simple" xlink:href="https://it.wikipedia.org/wiki/Ora_di_Mosca" text:style-name="Internet_20_link" text:visited-style-name="Visited_20_Internet_20_Link"><text:span text:style-name="T173">ora di Mosca</text:span></text:a><text:span text:style-name="T310">) il satellite diede l'allarme segnalando un missile lanciato dalla base di Malmstrom in </text:span><text:a xlink:type="simple" xlink:href="https://it.wikipedia.org/wiki/Montana" text:style-name="Internet_20_link" text:visited-style-name="Visited_20_Internet_20_Link">Montana</text:a><text:span text:style-name="T173"> </text:span><text:span text:style-name="T310">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81">OKO</text:span></text:a><text:span text:style-name="T310">,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6"/>
      <text:p text:style-name="P1"><text:span text:style-name="T727">Julia Kristeva:</text:span><text:span text:style-name="T728"> </text:span><text:a xlink:type="simple" xlink:href="https://en.wikipedia.org/wiki/Bulgarians" text:style-name="Internet_20_link" text:visited-style-name="Visited_20_Internet_20_Link"><text:span text:style-name="T760">Bulgarian</text:span></text:a><text:span text:style-name="T728">-</text:span><text:a xlink:type="simple" xlink:href="https://en.wikipedia.org/wiki/France" text:style-name="Internet_20_link" text:visited-style-name="Visited_20_Internet_20_Link"><text:span text:style-name="T760">French</text:span></text:a><text:span text:style-name="T728"> </text:span><text:a xlink:type="simple" xlink:href="https://en.wikipedia.org/wiki/Philosopher" text:style-name="Internet_20_link" text:visited-style-name="Visited_20_Internet_20_Link"><text:span text:style-name="T760">philosopher</text:span></text:a><text:span text:style-name="T728">, </text:span><text:a xlink:type="simple" xlink:href="https://en.wikipedia.org/wiki/Literary_critic" text:style-name="Internet_20_link" text:visited-style-name="Visited_20_Internet_20_Link"><text:span text:style-name="T760">literary critic</text:span></text:a><text:span text:style-name="T728">, </text:span><text:a xlink:type="simple" xlink:href="https://en.wikipedia.org/wiki/Psychoanalysis" text:style-name="Internet_20_link" text:visited-style-name="Visited_20_Internet_20_Link"><text:span text:style-name="T760">psychoanalyst</text:span></text:a><text:span text:style-name="T728">, </text:span><text:a xlink:type="simple" xlink:href="https://en.wikipedia.org/wiki/Sociologist" text:style-name="Internet_20_link" text:visited-style-name="Visited_20_Internet_20_Link"><text:span text:style-name="T760">sociologist</text:span></text:a><text:span text:style-name="T728"> and </text:span><text:a xlink:type="simple" xlink:href="https://en.wikipedia.org/wiki/Novelist" text:style-name="Internet_20_link" text:visited-style-name="Visited_20_Internet_20_Link"><text:span text:style-name="T760">novelist</text:span></text:a><text:span text:style-name="T728"> who has lived in </text:span><text:a xlink:type="simple" xlink:href="https://en.wikipedia.org/wiki/France" text:style-name="Internet_20_link" text:visited-style-name="Visited_20_Internet_20_Link"><text:span text:style-name="T760">France</text:span></text:a><text:span text:style-name="T728"> since the mid-1960s. </text:span><text:span text:style-name="T733">She is now a Professor at the </text:span><text:a xlink:type="simple" xlink:href="https://en.wikipedia.org/wiki/University_Paris_Diderot" text:style-name="Internet_20_link" text:visited-style-name="Visited_20_Internet_20_Link"><text:span text:style-name="T762">University Paris Diderot</text:span></text:a><text:span text:style-name="T733">. Kristeva became influential in international critical analysis, </text:span><text:a xlink:type="simple" xlink:href="https://en.wikipedia.org/wiki/Cultural_theory" text:style-name="Internet_20_link" text:visited-style-name="Visited_20_Internet_20_Link"><text:span text:style-name="T762">cultural theory</text:span></text:a><text:span text:style-name="T733"> and </text:span><text:a xlink:type="simple" xlink:href="https://en.wikipedia.org/wiki/Feminism" text:style-name="Internet_20_link" text:visited-style-name="Visited_20_Internet_20_Link"><text:span text:style-name="T762">feminism</text:span></text:a><text:span text:style-name="T733"> after publishing her first book </text:span><text:span text:style-name="T734">Semeiotikè</text:span><text:span text:style-name="T735"> in 1969. Her sizable body of work includes books and essays which address </text:span><text:a xlink:type="simple" xlink:href="https://en.wikipedia.org/wiki/Intertextuality" text:style-name="Internet_20_link" text:visited-style-name="Visited_20_Internet_20_Link"><text:span text:style-name="T763">intertextuality</text:span></text:a><text:span text:style-name="T735">, the </text:span><text:a xlink:type="simple" xlink:href="https://en.wikipedia.org/wiki/Semiotic" text:style-name="Internet_20_link" text:visited-style-name="Visited_20_Internet_20_Link"><text:span text:style-name="T763">semiotic</text:span></text:a><text:span text:style-name="T735">, and </text:span><text:a xlink:type="simple" xlink:href="https://en.wikipedia.org/wiki/Abjection" text:style-name="Internet_20_link" text:visited-style-name="Visited_20_Internet_20_Link"><text:span text:style-name="T763">abjection</text:span></text:a><text:span text:style-name="T735">, in the fields of linguistics, literary theory and criticism, </text:span><text:a xlink:type="simple" xlink:href="https://en.wikipedia.org/wiki/Psychoanalysis" text:style-name="Internet_20_link" text:visited-style-name="Visited_20_Internet_20_Link"><text:span text:style-name="T763">psychoanalysis</text:span></text:a><text:span text:style-name="T735">, biography and autobiography, political and cultural analysis, art and art history. Together with </text:span><text:a xlink:type="simple" xlink:href="https://en.wikipedia.org/wiki/Roland_Barthes" text:style-name="Internet_20_link" text:visited-style-name="Visited_20_Internet_20_Link"><text:span text:style-name="T763">Roland Barthes</text:span></text:a><text:span text:style-name="T735">, </text:span><text:a xlink:type="simple" xlink:href="https://en.wikipedia.org/wiki/Tzvetan_Todorov" text:style-name="Internet_20_link" text:visited-style-name="Visited_20_Internet_20_Link"><text:span text:style-name="T763">Tzvetan Todorov</text:span></text:a><text:span text:style-name="T735">, </text:span><text:a xlink:type="simple" xlink:href="https://en.wikipedia.org/wiki/Lucien_Goldmann" text:style-name="Internet_20_link" text:visited-style-name="Visited_20_Internet_20_Link"><text:span text:style-name="T763">Lucien Goldmann</text:span></text:a><text:span text:style-name="T735">, </text:span><text:a xlink:type="simple" xlink:href="https://en.wikipedia.org/wiki/Gérard_Genette" text:style-name="Internet_20_link" text:visited-style-name="Visited_20_Internet_20_Link"><text:span text:style-name="T763">Gérard Genette</text:span></text:a><text:span text:style-name="T735">,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735">, </text:span><text:a xlink:type="simple" xlink:href="https://en.wikipedia.org/wiki/Jacques_Lacan" text:style-name="Internet_20_link" text:visited-style-name="Visited_20_Internet_20_Link"><text:span text:style-name="T763">Jacques Lacan</text:span></text:a><text:span text:style-name="T735">, </text:span><text:a xlink:type="simple" xlink:href="https://en.wikipedia.org/wiki/Algirdas_Julien_Greimas" text:style-name="Internet_20_link" text:visited-style-name="Visited_20_Internet_20_Link"><text:span text:style-name="T763">Algirdas Julien Greimas</text:span></text:a><text:span text:style-name="T735">, and </text:span><text:a xlink:type="simple" xlink:href="https://en.wikipedia.org/wiki/Louis_Althusser" text:style-name="Internet_20_link" text:visited-style-name="Visited_20_Internet_20_Link"><text:span text:style-name="T763">Louis Althusser</text:span></text:a><text:span text:style-name="T735">, she stands as one of the foremost </text:span><text:a xlink:type="simple" xlink:href="https://en.wikipedia.org/wiki/Structuralism" text:style-name="Internet_20_link" text:visited-style-name="Visited_20_Internet_20_Link"><text:span text:style-name="T763">structuralists</text:span></text:a><text:span text:style-name="T735">, in that time when structuralism took a major place in </text:span><text:a xlink:type="simple" xlink:href="https://en.wikipedia.org/wiki/Humanities" text:style-name="Internet_20_link" text:visited-style-name="Visited_20_Internet_20_Link"><text:span text:style-name="T763">humanities</text:span></text:a><text:span text:style-name="T735">. Her works also have an important place in </text:span><text:a xlink:type="simple" xlink:href="https://en.wikipedia.org/wiki/Post-structuralist" text:style-name="Internet_20_link" text:visited-style-name="Visited_20_Internet_20_Link"><text:span text:style-name="T763">post-structuralist</text:span></text:a><text:span text:style-name="T735"> thought. </text:span><text:span text:style-name="T736">She is also the founder and head of the </text:span><text:a xlink:type="simple" xlink:href="https://en.wikipedia.org/wiki/Simone_de_Beauvoir_Prize" text:style-name="Internet_20_link" text:visited-style-name="Visited_20_Internet_20_Link"><text:span text:style-name="T764">Simone de Beauvoir Prize</text:span></text:a><text:span text:style-name="T736"> committee</text:span></text:p>
      <text:p text:style-name="P76"/>
      <text:p text:style-name="P88"><text:span text:style-name="T387">Sir John Kenneth Tavener: </text:span><text:span text:style-name="T400">1944 – 2013. British composer, known for his extensive output of religious works, including </text:span><text:a xlink:type="simple" xlink:href="https://en.wikipedia.org/wiki/The_Protecting_Veil" text:style-name="Internet_20_link" text:visited-style-name="Visited_20_Internet_20_Link"><text:span text:style-name="T214">The Protecting Veil</text:span></text:a><text:span text:style-name="T400">, </text:span><text:a xlink:type="simple" xlink:href="https://en.wikipedia.org/wiki/Song_for_Athene" text:style-name="Internet_20_link" text:visited-style-name="Visited_20_Internet_20_Link">Song for Athene</text:a><text:span text:style-name="T214"> </text:span><text:span text:style-name="T400">and </text:span><text:a xlink:type="simple" xlink:href="https://en.wikipedia.org/wiki/The_Lamb_(Tavener)" text:style-name="Internet_20_link" text:visited-style-name="Visited_20_Internet_20_Link"><text:span text:style-name="T214">The Lamb</text:span></text:a><text:span text:style-name="T400">. </text:span><text:span text:style-name="T310">Tavener first came to prominence with his cantata </text:span><text:a xlink:type="simple" xlink:href="https://en.wikipedia.org/wiki/The_Whale_(Tavener)" text:style-name="Internet_20_link" text:visited-style-name="Visited_20_Internet_20_Link"><text:span text:style-name="T194">The Whale</text:span></text:a><text:span text:style-name="T310">, premiered in 1968. Then aged 24, he was described by </text:span><text:a xlink:type="simple" xlink:href="https://en.wikipedia.org/wiki/The_Guardian" text:style-name="Internet_20_link" text:visited-style-name="Visited_20_Internet_20_Link">The Guardian</text:a><text:span text:style-name="T194"> </text:span><text:span text:style-name="T310">as "the musical discovery of the year",</text:span><text:span text:style-name="T222"> </text:span><text:span text:style-name="T310">while </text:span><text:a xlink:type="simple" xlink:href="https://en.wikipedia.org/wiki/The_Times" text:style-name="Internet_20_link" text:visited-style-name="Visited_20_Internet_20_Link">The Times</text:a><text:span text:style-name="T194"> </text:span><text:span text:style-name="T310">said he was "among the very best creative talents of his generation."</text:span><text:span text:style-name="T222"> </text:span><text:span text:style-name="T310">During his career he became one of the best known and popular composers of his generation, most particularly for</text:span><text:span text:style-name="T376">The Protecting Veil</text:span><text:span text:style-name="T310">, which as recorded by cellist </text:span><text:a xlink:type="simple" xlink:href="https://en.wikipedia.org/wiki/Steven_Isserlis" text:style-name="Internet_20_link" text:visited-style-name="Visited_20_Internet_20_Link">Steven Isserlis</text:a><text:span text:style-name="T173"> </text:span><text:span text:style-name="T310">became a bestselling album, and </text:span><text:span text:style-name="T376">Song for Athene </text:span><text:span text:style-name="T310">which was sung at the </text:span><text:a xlink:type="simple" xlink:href="https://en.wikipedia.org/wiki/Funeral_of_Diana,_Princess_of_Wales" text:style-name="Internet_20_link" text:visited-style-name="Visited_20_Internet_20_Link"><text:span text:style-name="T173">funeral of Princess Diana</text:span></text:a><text:span text:style-name="T310">.</text:span><text:span text:style-name="T376">The Lamb </text:span><text:span text:style-name="T310">featured in the soundtrack for </text:span><text:a xlink:type="simple" xlink:href="https://en.wikipedia.org/wiki/Paolo_Sorrentino" text:style-name="Internet_20_link" text:visited-style-name="Visited_20_Internet_20_Link"><text:span text:style-name="T173">Paolo Sorrentino</text:span></text:a><text:span text:style-name="T310">'s film </text:span><text:a xlink:type="simple" xlink:href="https://en.wikipedia.org/wiki/The_Great_Beauty" text:style-name="Internet_20_link" text:visited-style-name="Visited_20_Internet_20_Link"><text:span text:style-name="T194">The Great Beauty</text:span></text:a><text:span text:style-name="T310">.</text:span><text:span text:style-name="T222"> </text:span><text:span text:style-name="T310">Tavener was </text:span><text:a xlink:type="simple" xlink:href="https://en.wikipedia.org/wiki/British_honours_system" text:style-name="Internet_20_link" text:visited-style-name="Visited_20_Internet_20_Link">knighted</text:a><text:span text:style-name="T173"> </text:span><text:span text:style-name="T310">in 2000 for his services to music and won an </text:span><text:a xlink:type="simple" xlink:href="https://en.wikipedia.org/wiki/Ivor_Novello_Award" text:style-name="Internet_20_link" text:visited-style-name="Visited_20_Internet_20_Link"><text:span text:style-name="T173">Ivor Novello Award</text:span></text:a><text:span text:style-name="T310">.</text:span></text:p>
      <text:p text:style-name="P76"/>
      <text:p text:style-name="P76"/>
      <text:p text:style-name="P88"><text:soft-page-break/><text:span text:style-name="T283">Remment Lucas "Rem" Koolhaas: </text:span><text:span text:style-name="T285">1944. Dutch </text:span><text:a xlink:type="simple" xlink:href="https://en.wikipedia.org/wiki/Architect" text:style-name="Internet_20_link" text:visited-style-name="Visited_20_Internet_20_Link"><text:span text:style-name="T161">architect</text:span></text:a><text:span text:style-name="T285">,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85">, </text:span><text:a xlink:type="simple" xlink:href="https://en.wikipedia.org/wiki/Urbanist" text:style-name="Internet_20_link" text:visited-style-name="Visited_20_Internet_20_Link">urbanist</text:a><text:span text:style-name="T161"> </text:span><text:span text:style-name="T285">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61"> </text:span><text:span text:style-name="T285">at </text:span><text:a xlink:type="simple" xlink:href="https://en.wikipedia.org/wiki/Harvard_University" text:style-name="Internet_20_link" text:visited-style-name="Visited_20_Internet_20_Link"><text:span text:style-name="T161">Harvard University</text:span></text:a><text:span text:style-name="T285">. Founding partner of </text:span><text:a xlink:type="simple" xlink:href="https://en.wikipedia.org/wiki/Office_for_Metropolitan_Architecture" text:style-name="Internet_20_link" text:visited-style-name="Visited_20_Internet_20_Link"><text:span text:style-name="T161">OMA</text:span></text:a><text:span text:style-name="T285">,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61"> </text:span><text:span text:style-name="T285">together with </text:span><text:a xlink:type="simple" xlink:href="https://en.wikipedia.org/wiki/Mark_Wigley" text:style-name="Internet_20_link" text:visited-style-name="Visited_20_Internet_20_Link">Mark Wigley</text:a><text:span text:style-name="T161"> </text:span><text:span text:style-name="T285">and </text:span><text:a xlink:type="simple" xlink:href="https://en.wikipedia.org/w/index.php?title=Ole_Bouman&amp;action=edit&amp;redlink=1" text:style-name="Internet_20_link" text:visited-style-name="Visited_20_Internet_20_Link">Ole Bouman</text:a><text:span text:style-name="T262">. </text:span><text:span text:style-name="T277">In 2000, Rem Koolhaas won the </text:span><text:a xlink:type="simple" xlink:href="https://en.wikipedia.org/wiki/Pritzker_Prize" text:style-name="Internet_20_link" text:visited-style-name="Visited_20_Internet_20_Link"><text:span text:style-name="T156">Pritzker Prize</text:span></text:a><text:span text:style-name="T277">.</text:span><text:span text:style-name="T170"> </text:span><text:span text:style-name="T277">In 2008, </text:span><text:a xlink:type="simple" xlink:href="https://en.wikipedia.org/wiki/Time_(magazine)" text:style-name="Internet_20_link" text:visited-style-name="Visited_20_Internet_20_Link">Time</text:a><text:span text:style-name="T162"> </text:span><text:span text:style-name="T277">put him in their top 100 of </text:span><text:a xlink:type="simple" xlink:href="https://en.wikipedia.org/wiki/Time_100" text:style-name="Internet_20_link" text:visited-style-name="Visited_20_Internet_20_Link"><text:span text:style-name="T162">The World's Most Influential People</text:span></text:a><text:span text:style-name="T277">.</text:span></text:p>
      <text:p text:style-name="P76"/>
      <text:p text:style-name="P68"><text:span text:style-name="T621">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21"/>
      <text:p text:style-name="P91"><text:span text:style-name="T371">Sandro Chia:</text:span><text:span text:style-name="T369"> 1946-. Italian painter and sculptor. </text:span><text:span text:style-name="T310">A native of </text:span><text:a xlink:type="simple" xlink:href="https://en.wikipedia.org/wiki/Florence" text:style-name="Internet_20_link" text:visited-style-name="Visited_20_Internet_20_Link"><text:span text:style-name="T173">Florence</text:span></text:a><text:span text:style-name="T310">, he was a key member of the </text:span><text:a xlink:type="simple" xlink:href="https://en.wikipedia.org/wiki/Transavantgarde" text:style-name="Internet_20_link" text:visited-style-name="Visited_20_Internet_20_Link">Italian Transavanguardia</text:a><text:span text:style-name="T173"> </text:span><text:span text:style-name="T310">movement, along with fellow countrymen </text:span><text:a xlink:type="simple" xlink:href="https://en.wikipedia.org/wiki/Francesco_Clemente" text:style-name="Internet_20_link" text:visited-style-name="Visited_20_Internet_20_Link"><text:span text:style-name="T173">Francesco Clemente</text:span></text:a><text:span text:style-name="T310">, </text:span><text:a xlink:type="simple" xlink:href="https://en.wikipedia.org/wiki/Mimmo_Paladino" text:style-name="Internet_20_link" text:visited-style-name="Visited_20_Internet_20_Link"><text:span text:style-name="T173">Mimmo Paladino</text:span></text:a><text:span text:style-name="T310">, Nicola De Maria, and </text:span><text:a xlink:type="simple" xlink:href="https://en.wikipedia.org/wiki/Enzo_Cucchi" text:style-name="Internet_20_link" text:visited-style-name="Visited_20_Internet_20_Link"><text:span text:style-name="T173">Enzo Cucchi</text:span></text:a><text:span text:style-name="T310">.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73"> </text:span><text:span text:style-name="T310">painters around the world.</text:span></text:p>
      <text:p text:style-name="P106"/>
      <text:p text:style-name="P91"><text:span text:style-name="T362">Lubomyr Melnyk: </text:span><text:span text:style-name="T310">1948. </text:span><text:span text:style-name="T338">Ucraino. </text:span><text:span text:style-name="T585">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86">Open Time</text:span><text:span text:style-name="T584"> </text:span><text:span text:style-name="T585">(1981) e concretizzati nel 1979 in </text:span><text:span text:style-name="T586">KMH: Piano Music in the Continuous Mode</text:span><text:span text:style-name="T584"> </text:span></text:p>
      <text:p text:style-name="P117"/>
      <text:p text:style-name="P1"><text:span text:style-name="T628">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628"> . </text:span><text:span text:style-name="T622">“The poetics of L=A=N=G=U=A=G=E” (2001) (</text:span><text:a xlink:type="simple" xlink:href="http://www.ubu.com/papers/andrews.html" text:style-name="Internet_20_link" text:visited-style-name="Visited_20_Internet_20_Link">http://www.ubu.com/papers/andrews.html</text:a><text:span text:style-name="T622">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5"/>
      <text:p text:style-name="P30"><text:span text:style-name="T673">James Dillon: </text:span><text:span text:style-name="T672">1950, </text:span><text:a xlink:type="simple" xlink:href="http://en.wikipedia.org/wiki/Scottish_people" text:style-name="Internet_20_link" text:visited-style-name="Visited_20_Internet_20_Link">Scottish</text:a><text:span text:style-name="T652"> </text:span><text:span text:style-name="T672">composer who is often regarded as belonging to the </text:span><text:a xlink:type="simple" xlink:href="http://en.wikipedia.org/wiki/New_Complexity" text:style-name="Internet_20_link" text:visited-style-name="Visited_20_Internet_20_Link">New Complexity</text:a><text:span text:style-name="T652"> </text:span><text:span text:style-name="T672">school. Dillon studied </text:span><text:a xlink:type="simple" xlink:href="http://en.wikipedia.org/wiki/Art" text:style-name="Internet_20_link" text:visited-style-name="Visited_20_Internet_20_Link">art</text:a><text:span text:style-name="T652"> </text:span><text:span text:style-name="T672">and</text:span><text:a xlink:type="simple" xlink:href="http://en.wikipedia.org/wiki/Design" text:style-name="Internet_20_link" text:visited-style-name="Visited_20_Internet_20_Link"><text:span text:style-name="T652">design</text:span></text:a><text:span text:style-name="T672">, </text:span><text:a xlink:type="simple" xlink:href="http://en.wikipedia.org/wiki/Linguistics" text:style-name="Internet_20_link" text:visited-style-name="Visited_20_Internet_20_Link"><text:span text:style-name="T652">linguistics</text:span></text:a><text:span text:style-name="T672">, </text:span><text:a xlink:type="simple" xlink:href="http://en.wikipedia.org/wiki/Piano" text:style-name="Internet_20_link" text:visited-style-name="Visited_20_Internet_20_Link"><text:span text:style-name="T652">piano</text:span></text:a><text:span text:style-name="T672">, </text:span><text:a xlink:type="simple" xlink:href="http://en.wikipedia.org/wiki/Acoustics" text:style-name="Internet_20_link" text:visited-style-name="Visited_20_Internet_20_Link"><text:span text:style-name="T652">acoustics</text:span></text:a><text:span text:style-name="T672">, Indian rhythm, </text:span><text:a xlink:type="simple" xlink:href="http://en.wikipedia.org/wiki/Mathematics" text:style-name="Internet_20_link" text:visited-style-name="Visited_20_Internet_20_Link">mathematics</text:a><text:span text:style-name="T652"> </text:span><text:span text:style-name="T672">and </text:span><text:a xlink:type="simple" xlink:href="http://en.wikipedia.org/wiki/Computer_music" text:style-name="Internet_20_link" text:visited-style-name="Visited_20_Internet_20_Link"><text:span text:style-name="T652">computer music</text:span></text:a><text:span text:style-name="T672">, but is self-taught in </text:span><text:a xlink:type="simple" xlink:href="http://en.wikipedia.org/wiki/Musical_composition" text:style-name="Internet_20_link" text:visited-style-name="Visited_20_Internet_20_Link"><text:span text:style-name="T652">composition</text:span></text:a><text:span text:style-name="T672">.</text:span> </text:p>
      <text:p text:style-name="P68"/>
      <text:p text:style-name="P68">Charles Bernstein : 1950, U.S. poet, theorist, editor and literary scholar, inside the movement pf the Language Poets, he studied in Harvard studying Ludwig Wittgenstein.</text:p>
      <text:p text:style-name="P68"/>
      <text:p text:style-name="P1"><text:span text:style-name="T628">Michael Basinski: 1950, U.S. visual and sound poet. Works at University of New York at Buffalo. </text:span><text:span text:style-name="T614">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614"> </text:span></text:p>
      <text:p text:style-name="P30"/>
      <text:p text:style-name="P101"><text:span text:style-name="T673">Wolfgang Rihm: </text:span><text:span text:style-name="T672">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672">Ordre des </text:span></text:a><text:a xlink:type="simple" xlink:href="http://en.wikipedia.org/wiki/Ordre_des_Arts_et_des_Lettres" text:style-name="Internet_20_link" text:visited-style-name="Visited_20_Internet_20_Link"><text:span text:style-name="T672">Arts et des Lettres</text:span></text:a><text:span text:style-name="T651">.</text:span></text:p>
      <text:p text:style-name="P56"/>
      <text:p text:style-name="P1"><text:span text:style-name="T283">Linton Kwesi Johnson</text:span><text:span text:style-name="T292">: </text:span><text:a xlink:type="simple" xlink:href="http://en.wikipedia.org/wiki/Jamaica" text:style-name="Internet_20_link" text:visited-style-name="Visited_20_Internet_20_Link"><text:span text:style-name="T160">Jamaica</text:span></text:a><text:span text:style-name="T285">, 1952. UK-based </text:span><text:a xlink:type="simple" xlink:href="http://en.wikipedia.org/wiki/Dub_poetry" text:style-name="Internet_20_link" text:visited-style-name="Visited_20_Internet_20_Link"><text:span text:style-name="T160">dub poet</text:span></text:a><text:span text:style-name="T285">. In 2002 he became the second living </text:span><text:a xlink:type="simple" xlink:href="http://en.wikipedia.org/wiki/Poet" text:style-name="Internet_20_link" text:visited-style-name="Visited_20_Internet_20_Link"><text:span text:style-name="T160">poet</text:span></text:a><text:span text:style-name="T285">,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60"> </text:span><text:span text:style-name="T285">series.</text:span><text:span text:style-name="T151"> </text:span><text:span text:style-name="T285">His performance poetry involves the </text:span><text:soft-page-break/><text:span text:style-name="T285">recitation of his own verse in </text:span><text:a xlink:type="simple" xlink:href="http://en.wikipedia.org/wiki/Jamaican_Patois" text:style-name="Internet_20_link" text:visited-style-name="Visited_20_Internet_20_Link"><text:span text:style-name="T160">Jamaican Patois</text:span></text:a><text:span text:style-name="T456"> </text:span><text:span text:style-name="T285">over </text:span><text:a xlink:type="simple" xlink:href="http://en.wikipedia.org/wiki/Dub_(music)" text:style-name="Internet_20_link" text:visited-style-name="Visited_20_Internet_20_Link"><text:span text:style-name="T160">dub</text:span></text:a><text:span text:style-name="T285">-</text:span><text:a xlink:type="simple" xlink:href="http://en.wikipedia.org/wiki/Reggae" text:style-name="Internet_20_link" text:visited-style-name="Visited_20_Internet_20_Link"><text:span text:style-name="T160">reggae</text:span></text:a><text:span text:style-name="T285">, usually written in collaboration with renowned British reggae producer/artist </text:span><text:a xlink:type="simple" xlink:href="http://en.wikipedia.org/wiki/Dennis_Bovell" text:style-name="Internet_20_link" text:visited-style-name="Visited_20_Internet_20_Link"><text:span text:style-name="T160">Dennis Bovell</text:span></text:a><text:span text:style-name="T285">.</text:span></text:p>
      <text:p text:style-name="P56"/>
      <text:p text:style-name="P88"><text:span text:style-name="T591">The </text:span><text:span text:style-name="T593">Theatre of the Absurd</text:span><text:span text:style-name="T387">: </text:span><text:span text:style-name="T400">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310">Critic </text:span><text:a xlink:type="simple" xlink:href="https://en.wikipedia.org/wiki/Martin_Esslin" text:style-name="Internet_20_link" text:visited-style-name="Visited_20_Internet_20_Link">Martin Esslin</text:a><text:span text:style-name="T173"> </text:span><text:span text:style-name="T310">coined the term in his 1960 essay "Theatre of the Absurd."</text:span><text:span text:style-name="T222"> </text:span><text:span text:style-name="T310">He related these plays based on a broad theme of the Absurd, similar to the way </text:span><text:a xlink:type="simple" xlink:href="https://en.wikipedia.org/wiki/Albert_Camus" text:style-name="Internet_20_link" text:visited-style-name="Visited_20_Internet_20_Link">Albert Camus</text:a><text:span text:style-name="T173"> </text:span><text:span text:style-name="T310">uses the term in his 1942 essay, "</text:span><text:a xlink:type="simple" xlink:href="https://en.wikipedia.org/wiki/The_Myth_of_Sisyphus" text:style-name="Internet_20_link" text:visited-style-name="Visited_20_Internet_20_Link"><text:span text:style-name="T173">The Myth of Sisyphus</text:span></text:a><text:span text:style-name="T310">".</text:span><text:span text:style-name="T222"> </text:span><text:span text:style-name="T310">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73">Vaudeville</text:span></text:a><text:span text:style-name="T310">,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73"> </text:span><text:span text:style-name="T310">and the concept of the "</text:span><text:a xlink:type="simple" xlink:href="https://en.wikipedia.org/wiki/Well-made_play" text:style-name="Internet_20_link" text:visited-style-name="Visited_20_Internet_20_Link"><text:span text:style-name="T173">well-made play</text:span></text:a><text:span text:style-name="T310">". Playwrights commonly associated with the Theatre of the Absurd include </text:span><text:a xlink:type="simple" xlink:href="https://en.wikipedia.org/wiki/Samuel_Beckett" text:style-name="Internet_20_link" text:visited-style-name="Visited_20_Internet_20_Link"><text:span text:style-name="T173">Samuel Beckett</text:span></text:a><text:span text:style-name="T310">, </text:span><text:a xlink:type="simple" xlink:href="https://en.wikipedia.org/wiki/Eugène_Ionesco" text:style-name="Internet_20_link" text:visited-style-name="Visited_20_Internet_20_Link"><text:span text:style-name="T173">Eugène Ionesco</text:span></text:a><text:span text:style-name="T310">, </text:span><text:a xlink:type="simple" xlink:href="https://en.wikipedia.org/wiki/Jean_Genet" text:style-name="Internet_20_link" text:visited-style-name="Visited_20_Internet_20_Link"><text:span text:style-name="T173">Jean Genet</text:span></text:a><text:span text:style-name="T310">, </text:span><text:a xlink:type="simple" xlink:href="https://en.wikipedia.org/wiki/Harold_Pinter" text:style-name="Internet_20_link" text:visited-style-name="Visited_20_Internet_20_Link"><text:span text:style-name="T173">Harold Pinter</text:span></text:a><text:span text:style-name="T310">, </text:span><text:a xlink:type="simple" xlink:href="https://en.wikipedia.org/wiki/Luigi_Pirandello" text:style-name="Internet_20_link" text:visited-style-name="Visited_20_Internet_20_Link"><text:span text:style-name="T173">Luigi Pirandello</text:span></text:a><text:span text:style-name="T310">, </text:span><text:a xlink:type="simple" xlink:href="https://en.wikipedia.org/wiki/Tom_Stoppard" text:style-name="Internet_20_link" text:visited-style-name="Visited_20_Internet_20_Link"><text:span text:style-name="T173">Tom Stoppard</text:span></text:a><text:span text:style-name="T310">, </text:span><text:a xlink:type="simple" xlink:href="https://en.wikipedia.org/wiki/Friedrich_Dürrenmatt" text:style-name="Internet_20_link" text:visited-style-name="Visited_20_Internet_20_Link"><text:span text:style-name="T173">Friedrich Dürrenmatt</text:span></text:a><text:span text:style-name="T310">, </text:span><text:a xlink:type="simple" xlink:href="https://en.wikipedia.org/wiki/Miguel_Mihura" text:style-name="Internet_20_link" text:visited-style-name="Visited_20_Internet_20_Link"><text:span text:style-name="T173">Miguel Mihura</text:span></text:a><text:span text:style-name="T310">, </text:span><text:a xlink:type="simple" xlink:href="https://en.wikipedia.org/wiki/Alejandro_Jodorowsky" text:style-name="Internet_20_link" text:visited-style-name="Visited_20_Internet_20_Link"><text:span text:style-name="T173">Alejandro Jodorowsky</text:span></text:a><text:span text:style-name="T310">, </text:span><text:a xlink:type="simple" xlink:href="https://en.wikipedia.org/wiki/Fernando_Arrabal" text:style-name="Internet_20_link" text:visited-style-name="Visited_20_Internet_20_Link"><text:span text:style-name="T173">Fernando Arrabal</text:span></text:a><text:span text:style-name="T310">, </text:span><text:a xlink:type="simple" xlink:href="https://en.wikipedia.org/wiki/Václav_Havel" text:style-name="Internet_20_link" text:visited-style-name="Visited_20_Internet_20_Link"><text:span text:style-name="T173">Václav Havel</text:span></text:a><text:span text:style-name="T310">, </text:span><text:a xlink:type="simple" xlink:href="https://en.wikipedia.org/wiki/Edward_Albee" text:style-name="Internet_20_link" text:visited-style-name="Visited_20_Internet_20_Link">Edward Albee</text:a><text:span text:style-name="T173"> </text:span><text:span text:style-name="T310">and </text:span><text:a xlink:type="simple" xlink:href="https://en.wikipedia.org/wiki/Badal_Sarkar" text:style-name="Internet_20_link" text:visited-style-name="Visited_20_Internet_20_Link"><text:span text:style-name="T173">Badal Sarkar</text:span></text:a><text:span text:style-name="T310">.</text:span></text:p>
      <text:p text:style-name="P68"/>
      <text:p text:style-name="P68">Andreas Ammer: 1960, Germany, musical composer. <text:span text:style-name="T611">Chrashing Aeroplanes, Radio Inferno (1994), Apokalypse Live, The Official Olympic Bootleg.</text:span></text:p>
      <text:p text:style-name="P54"/>
      <text:p text:style-name="P70"><text:span text:style-name="T595">Fluxus</text:span><text:span text:style-name="T436">: </text:span><text:span text:style-name="T437">international network of artists, composers and designers noted for blending different artistic media and disciplines in the 1960s.</text:span><text:span text:style-name="T310"> They varied in </text:span><text:a xlink:type="simple" xlink:href="https://en.wikipedia.org/wiki/Performance" text:style-name="Internet_20_link" text:visited-style-name="Visited_20_Internet_20_Link"><text:span text:style-name="T173">performance</text:span></text:a><text:span text:style-name="T310">, </text:span><text:a xlink:type="simple" xlink:href="https://en.wikipedia.org/wiki/Neo-Dada" text:style-name="Internet_20_link" text:visited-style-name="Visited_20_Internet_20_Link"><text:span text:style-name="T173">Neo-Dada</text:span></text:a><text:span text:style-name="T463"> </text:span><text:a xlink:type="simple" xlink:href="https://en.wikipedia.org/wiki/Noise_music" text:style-name="Internet_20_link" text:visited-style-name="Visited_20_Internet_20_Link"><text:span text:style-name="T173">noise music</text:span></text:a><text:span text:style-name="T463"> </text:span><text:span text:style-name="T310">and </text:span><text:a xlink:type="simple" xlink:href="https://en.wikipedia.org/wiki/Visual_art" text:style-name="Internet_20_link" text:visited-style-name="Visited_20_Internet_20_Link"><text:span text:style-name="T173">visual art</text:span></text:a><text:span text:style-name="T310">, </text:span><text:a xlink:type="simple" xlink:href="https://en.wikipedia.org/wiki/Urban_planning" text:style-name="Internet_20_link" text:visited-style-name="Visited_20_Internet_20_Link"><text:span text:style-name="T173">urban planning</text:span></text:a><text:span text:style-name="T310">, architecture, design, as well as literature. <text:s/>Fluxus was heavily influenced by the ideas of </text:span><text:a xlink:type="simple" xlink:href="https://en.wikipedia.org/wiki/John_Cage" text:style-name="Internet_20_link" text:visited-style-name="Visited_20_Internet_20_Link"><text:span text:style-name="T173">John Cage</text:span></text:a><text:span text:style-name="T310">, who believed that one should embark on the piece without having a conception of the eventual end. It was the process of creating that was important, not the finished product.</text:span><text:span text:style-name="T222"> </text:span><text:span text:style-name="T310">Another main influence was </text:span><text:a xlink:type="simple" xlink:href="https://en.wikipedia.org/wiki/Marcel_Duchamp" text:style-name="Internet_20_link" text:visited-style-name="Visited_20_Internet_20_Link"><text:span text:style-name="T173">Marcel Duchamp</text:span></text:a><text:span text:style-name="T310">, a French artist who had originally been active within </text:span><text:a xlink:type="simple" xlink:href="https://en.wikipedia.org/wiki/Dada" text:style-name="Internet_20_link" text:visited-style-name="Visited_20_Internet_20_Link"><text:span text:style-name="T173">Dada</text:span></text:a><text:span text:style-name="T463"> </text:span><text:span text:style-name="T310">whose '</text:span><text:a xlink:type="simple" xlink:href="https://en.wikipedia.org/wiki/Readymades_of_Marcel_Duchamp" text:style-name="Internet_20_link" text:visited-style-name="Visited_20_Internet_20_Link"><text:span text:style-name="T173">readymades</text:span></text:a><text:span text:style-name="T310">' were influential to Fluxus. </text:span><text:a xlink:type="simple" xlink:href="https://en.wikipedia.org/wiki/George_Maciunas" text:style-name="Internet_20_link" text:visited-style-name="Visited_20_Internet_20_Link"><text:span text:style-name="T173">George Maciunas</text:span></text:a><text:span text:style-name="T310">, the founder, coined the name Fluxus in 1961 as the title of a proposed magazine.</text:span></text:p>
      <text:p text:style-name="P68"/>
      <text:p text:style-name="P68"><text:span text:style-name="T362">Nadia Elena Comăneci: </text:span><text:span text:style-name="T310">1961. Romanian former </text:span><text:a xlink:type="simple" xlink:href="https://en.wikipedia.org/wiki/Gymnastics" text:style-name="Internet_20_link" text:visited-style-name="Visited_20_Internet_20_Link"><text:span text:style-name="T173">gymnast</text:span></text:a><text:span text:style-name="T310">, winner of three </text:span><text:a xlink:type="simple" xlink:href="https://en.wikipedia.org/wiki/Gold_medal#Olympic_Games" text:style-name="Internet_20_link" text:visited-style-name="Visited_20_Internet_20_Link"><text:span text:style-name="T173">gold medals</text:span></text:a><text:span text:style-name="T463"> </text:span><text:span text:style-name="T310">at the </text:span><text:a xlink:type="simple" xlink:href="https://en.wikipedia.org/wiki/1976_Summer_Olympics" text:style-name="Internet_20_link" text:visited-style-name="Visited_20_Internet_20_Link"><text:span text:style-name="T173">1976 Summer Olympics</text:span></text:a><text:span text:style-name="T463"> </text:span><text:span text:style-name="T310">in </text:span><text:a xlink:type="simple" xlink:href="https://en.wikipedia.org/wiki/Montreal" text:style-name="Internet_20_link" text:visited-style-name="Visited_20_Internet_20_Link"><text:span text:style-name="T173">Montreal</text:span></text:a><text:span text:style-name="T463"> </text:span><text:span text:style-name="T310">and the first gymnast to be awarded a </text:span><text:a xlink:type="simple" xlink:href="https://en.wikipedia.org/wiki/Perfect_10_(gymnastics)" text:style-name="Internet_20_link" text:visited-style-name="Visited_20_Internet_20_Link"><text:span text:style-name="T173">perfect score of 10</text:span></text:a><text:span text:style-name="T463"> </text:span><text:span text:style-name="T310">in an Olympic gymnastics event. She also won two gold medals at the </text:span><text:a xlink:type="simple" xlink:href="https://en.wikipedia.org/wiki/1980_Summer_Olympics" text:style-name="Internet_20_link" text:visited-style-name="Visited_20_Internet_20_Link"><text:span text:style-name="T173">1980 Summer Olympics</text:span></text:a><text:span text:style-name="T463"> </text:span><text:span text:style-name="T310">in </text:span><text:a xlink:type="simple" xlink:href="https://en.wikipedia.org/wiki/Moscow" text:style-name="Internet_20_link" text:visited-style-name="Visited_20_Internet_20_Link"><text:span text:style-name="T173">Moscow</text:span></text:a><text:span text:style-name="T310">. She is one of the best-known gymnasts in the world and is credited with popularizing the sport around the world.</text:span><text:span text:style-name="T222"> </text:span><text:span text:style-name="T310">In 2000, Comăneci was named as one of the Athletes of the Century by the </text:span><text:a xlink:type="simple" xlink:href="https://en.wikipedia.org/wiki/Laureus_World_Sports_Awards" text:style-name="Internet_20_link" text:visited-style-name="Visited_20_Internet_20_Link"><text:span text:style-name="T173">Laureus World Sports Academy</text:span></text:a><text:span text:style-name="T310">.</text:span></text:p>
      <text:p text:style-name="P68"/>
      <text:p text:style-name="P68">Erica Baum: 1961, New York, visual artist. M.F.A. In photography. <text:span text:style-name="T611">Work examples: Dog Ear, The Naked Eye (shows photographs of old 60s-70s books, with colorful pages, semi-opened). </text:span><text:span text:style-name="T621">“</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621"> “. “</text:span><text:span text:style-name="T1">per lo più vado alla ricerca dell’astrazione. Voglio che la mia immagine sia solo vagamente riferibile alla fonte.</text:span><text:span text:style-name="T621"> “</text:span></text:p>
      <text:p text:style-name="P76"/>
      <text:p text:style-name="P68"><text:span text:style-name="T276">David Foster Wallace</text:span><text:span text:style-name="T532">: </text:span><text:span text:style-name="T278">1962 – 2008, American novelist, short story writer, essayist, and professor of English and creative writing. </text:span><text:span text:style-name="T287">Wallace is widely known for his 1996 novel </text:span><text:a xlink:type="simple" xlink:href="http://en.wikipedia.org/wiki/Infinite_Jest" text:style-name="Internet_20_link" text:visited-style-name="Visited_20_Internet_20_Link"><text:span text:style-name="T150">Infinite Jest</text:span></text:a><text:span text:style-name="T287">, which was cited by </text:span><text:a xlink:type="simple" xlink:href="http://en.wikipedia.org/wiki/Time_(magazine)" text:style-name="Internet_20_link" text:visited-style-name="Visited_20_Internet_20_Link"><text:span text:style-name="T150">Time</text:span></text:a><text:span text:style-name="T519"> </text:span><text:span text:style-name="T287">magazine as one of the 100 best English-language novels from 1923 to 2005.</text:span></text:p>
      <text:p text:style-name="P41"/>
      <text:p text:style-name="P94"><text:soft-page-break/><text:span text:style-name="T416">The </text:span><text:span text:style-name="T394">16th Street Baptist Church bombing: </text:span><text:span text:style-name="T416">was an act of </text:span><text:a xlink:type="simple" xlink:href="https://en.wikipedia.org/wiki/White_supremacy" text:style-name="Internet_20_link" text:visited-style-name="Visited_20_Internet_20_Link"><text:span text:style-name="T211">white supremacist</text:span></text:a><text:span text:style-name="T495"> </text:span><text:a xlink:type="simple" xlink:href="https://en.wikipedia.org/wiki/Terrorism" text:style-name="Internet_20_link" text:visited-style-name="Visited_20_Internet_20_Link">terrorism</text:a><text:span text:style-name="T211"> </text:span><text:span text:style-name="T416">which occurred at the </text:span><text:a xlink:type="simple" xlink:href="https://en.wikipedia.org/wiki/African-American" text:style-name="Internet_20_link" text:visited-style-name="Visited_20_Internet_20_Link"><text:span text:style-name="T211">African-American</text:span></text:a><text:span text:style-name="T495"> </text:span><text:a xlink:type="simple" xlink:href="https://en.wikipedia.org/wiki/16th_Street_Baptist_Church" text:style-name="Internet_20_link" text:visited-style-name="Visited_20_Internet_20_Link">16th Street Baptist Church</text:a><text:span text:style-name="T211"> </text:span><text:span text:style-name="T416">in </text:span><text:a xlink:type="simple" xlink:href="https://en.wikipedia.org/wiki/Birmingham,_Alabama" text:style-name="Internet_20_link" text:visited-style-name="Visited_20_Internet_20_Link">Birmingham, Alabama</text:a><text:span text:style-name="T211"> </text:span><text:span text:style-name="T416">on Sunday, September 15, 1963, when four members of the </text:span><text:a xlink:type="simple" xlink:href="https://en.wikipedia.org/wiki/Ku_Klux_Klan" text:style-name="Internet_20_link" text:visited-style-name="Visited_20_Internet_20_Link">Ku Klux Klan</text:a><text:span text:style-name="T211"> </text:span><text:span text:style-name="T416">planted at least 15 sticks of </text:span><text:a xlink:type="simple" xlink:href="https://en.wikipedia.org/wiki/Dynamite" text:style-name="Internet_20_link" text:visited-style-name="Visited_20_Internet_20_Link">dynamite</text:a><text:span text:style-name="T211"> </text:span><text:span text:style-name="T416">attached to a </text:span><text:a xlink:type="simple" xlink:href="https://en.wikipedia.org/wiki/Timer" text:style-name="Internet_20_link" text:visited-style-name="Visited_20_Internet_20_Link">timing device</text:a><text:span text:style-name="T211"> </text:span><text:span text:style-name="T416">beneath the front steps of the church. </text:span><text:span text:style-name="T356">Described by </text:span><text:a xlink:type="simple" xlink:href="https://en.wikipedia.org/wiki/Martin_Luther_King,_Jr." text:style-name="Internet_20_link" text:visited-style-name="Visited_20_Internet_20_Link">Dr. Martin Luther King, Jr.</text:a><text:span text:style-name="T184"> </text:span><text:span text:style-name="T356">as "one of the most vicious and tragic crimes ever perpetrated against humanity",</text:span><text:span text:style-name="T224"> </text:span><text:span text:style-name="T356">the explosion at the church killed four girls </text:span><text:span text:style-name="T357">(</text:span><text:span text:style-name="T356">Addie Mae Collins, Cynthia Wesley, Carole Robertson and Carol Denise McNair</text:span><text:span text:style-name="T357">) and injured 22 others. </text:span><text:span text:style-name="T356">The 16th Street Baptist Church bombing marked a turning point in the </text:span><text:a xlink:type="simple" xlink:href="https://en.wikipedia.org/wiki/United_States" text:style-name="Internet_20_link" text:visited-style-name="Visited_20_Internet_20_Link">United States</text:a><text:span text:style-name="T184"> </text:span><text:span text:style-name="T356">during the </text:span><text:a xlink:type="simple" xlink:href="https://en.wikipedia.org/wiki/Civil_Rights_Movement" text:style-name="Internet_20_link" text:visited-style-name="Visited_20_Internet_20_Link">Civil Rights Movement</text:a><text:span text:style-name="T184"> </text:span><text:span text:style-name="T356">and contributed to support for passage of the </text:span><text:a xlink:type="simple" xlink:href="https://en.wikipedia.org/wiki/Civil_Rights_Act_of_1964" text:style-name="Internet_20_link" text:visited-style-name="Visited_20_Internet_20_Link"><text:span text:style-name="T184">Civil Rights Act of 1964</text:span></text:a><text:span text:style-name="T356">.</text:span></text:p>
      <text:p text:style-name="P41"/>
      <text:p text:style-name="P88"><text:span text:style-name="T387">Roy Thomas Fielding: </text:span><text:span text:style-name="T400">1965. </text:span><text:a xlink:type="simple" xlink:href="https://en.wikipedia.org/wiki/United_States_of_America" text:style-name="Internet_20_link" text:visited-style-name="Visited_20_Internet_20_Link">American</text:a><text:span text:style-name="T202"> </text:span><text:span text:style-name="T400">computer scientist,</text:span><text:span text:style-name="T225"> </text:span><text:span text:style-name="T400">one of the principal authors of the </text:span><text:a xlink:type="simple" xlink:href="https://en.wikipedia.org/wiki/HTTP" text:style-name="Internet_20_link" text:visited-style-name="Visited_20_Internet_20_Link">HTTP</text:a><text:span text:style-name="T202"> </text:span><text:span text:style-name="T400">specification, an authority on </text:span><text:a xlink:type="simple" xlink:href="https://en.wikipedia.org/wiki/Computer_network" text:style-name="Internet_20_link" text:visited-style-name="Visited_20_Internet_20_Link">computer network</text:a><text:span text:style-name="T202"> </text:span><text:span text:style-name="T400">architecture</text:span><text:span text:style-name="T225"> </text:span><text:span text:style-name="T400">and co-founder of the </text:span><text:a xlink:type="simple" xlink:href="https://en.wikipedia.org/wiki/Apache_HTTP_Server" text:style-name="Internet_20_link" text:visited-style-name="Visited_20_Internet_20_Link">Apache HTTP Server</text:a><text:span text:style-name="T202"> </text:span><text:span text:style-name="T400">project. In</text:span><text:span text:style-name="T404"> 2000, through his PhD Thesis, Fielding proposed the architectural style REST for Network development. </text:span><text:span text:style-name="T310">In 1999, he was named to the </text:span><text:a xlink:type="simple" xlink:href="https://en.wikipedia.org/wiki/Massachusetts_Institute_of_Technology" text:style-name="Internet_20_link" text:visited-style-name="Visited_20_Internet_20_Link"><text:span text:style-name="T173">MIT</text:span></text:a><text:span text:style-name="T463"> </text:span><text:a xlink:type="simple" xlink:href="https://en.wikipedia.org/wiki/Technology_Review" text:style-name="Internet_20_link" text:visited-style-name="Visited_20_Internet_20_Link"><text:span text:style-name="T173">Technology Review</text:span></text:a><text:span text:style-name="T463"> </text:span><text:a xlink:type="simple" xlink:href="https://en.wikipedia.org/wiki/TR35" text:style-name="Internet_20_link" text:visited-style-name="Visited_20_Internet_20_Link">TR100</text:a><text:span text:style-name="T173"> </text:span><text:span text:style-name="T310">as one of the top 100 innovators in the world under the age of 35.</text:span></text:p>
      <text:p text:style-name="P76"/>
      <text:p text:style-name="P68"><text:span text:style-name="T621">Liza Lim: </text:span><text:span text:style-name="T13">(1966 in </text:span><text:a xlink:type="simple" xlink:href="http://en.wikipedia.org/wiki/Perth,_Western_Australia" text:style-name="Internet_20_link" text:visited-style-name="Visited_20_Internet_20_Link"><text:span text:style-name="T131">Perth, Western Australia</text:span></text:a><text:span text:style-name="T13">) is an Australian </text:span><text:a xlink:type="simple" xlink:href="http://en.wikipedia.org/wiki/Composer" text:style-name="Internet_20_link" text:visited-style-name="Visited_20_Internet_20_Link"><text:span text:style-name="T131">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621"> </text:span><text:span text:style-name="T83">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621"> </text:span></text:p>
      <text:p text:style-name="P76"/>
      <text:p text:style-name="P67"><text:span text:style-name="T626">Language Poets</text:span><text:span text:style-name="T620">: avant garde group of poets in U.S. emerging in the late of '60s and and early '70s. Influenced by Gertrude Stein. Example of “poetic post-modernism”. </text:span><text:span text:style-name="T625">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25">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620"> </text:span></text:p>
      <text:p text:style-name="P117"/>
      <text:p text:style-name="P1"><text:span text:style-name="T628">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628"> </text:span></text:p>
      <text:p text:style-name="P68"/>
      <text:p text:style-name="P145"><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7">In 2010, he founded the Cyborg Foundation an international organisation to help humans become cyborgs.</text:span><text:span text:style-name="T8"> <text:s/></text:span></text:p>
      <text:p text:style-name="P148"/>
      <text:p text:style-name="P148"/>
      <text:p text:style-name="P15"/>
      <text:p text:style-name="P68"/>
      <text:p text:style-name="P1"><text:span text:style-name="T628">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622"> Works: International Velvet, Zap, Terrazzo. Website: </text:span><text:soft-page-break/><text:a xlink:type="simple" xlink:href="http://www.arts.ucsb.edu/faculty/beckman/zap.php" text:style-name="Internet_20_link" text:visited-style-name="Visited_20_Internet_20_Link">http://www.arts.ucsb.edu/faculty/beckman/zap.php</text:a><text:span text:style-name="T622"> </text:span></text:p>
      <text:p text:style-name="P68"/>
      <text:p text:style-name="P68">Margaret Pezalla: paper works, MFA at California Institute of Art.</text:p>
      <text:p text:style-name="P68"/>
      <text:p text:style-name="P1"><text:span text:style-name="T628">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621"> </text:span></text:p>
      <text:p text:style-name="P68"/>
      <text:p text:style-name="P68">Gabriel Barcia-Colombo: Capturing memories in videoart. <text:span text:style-name="T611">Art piece representing people closed in different containers showing different reaction of the people inside. Woman inside a blender. Very funny.</text:span></text:p>
      <text:p text:style-name="P68"/>
      <text:p text:style-name="P68">Zenos Frudakis: Greek born in U.S. Sculptor and painter. <text:span text:style-name="T611">Scultures: Freedom, Reaching.</text:span></text:p>
      <text:p text:style-name="P63"/>
      <text:p text:style-name="P128">Ramesh Raskar: Imaging at a trillion frames per second (TED). Laser collaption, recognization and recostruction of an image.</text:p>
      <text:p text:style-name="P128"/>
      <text:p text:style-name="P128">Matt Mills: Image recognition that triggers augmented reality (TED). Trigger objects as platform to reproduce videos.</text:p>
      <text:p text:style-name="P128"/>
      <text:p text:style-name="P128">René Descartes (Renatus Cartesius)</text:p>
      <text:p text:style-name="P128"/>
      <text:p text:style-name="P128">Teeteto: matematico: dimostra che non esistono più dei 5 solidi regolari.</text:p>
      <text:p text:style-name="P126"/>
      <text:p text:style-name="P143"><text:span text:style-name="T644">Benjamin Millepied: (1977) </text:span><text:span text:style-name="T12">is a French dancer and choreographer, perhaps most widely known for his work in the movie Black Swan which he starred in and choreographed working in L.A. Dance Project, founded by himself.</text:span></text:p>
      <text:p text:style-name="P128"/>
      <text:p text:style-name="P128">Pindaro</text:p>
      <text:p text:style-name="P128"/>
      <text:p text:style-name="P128">Rousseau</text:p>
      <text:p text:style-name="P128"/>
      <text:p text:style-name="P128">Esiodo</text:p>
      <text:p text:style-name="P128"/>
      <text:p text:style-name="P141">Michael Levy: ricercatore musicale di melodie antiche (greche e romane) e degli strumenti lyra e kithara.</text:p>
      <text:p text:style-name="P128"/>
      <text:p text:style-name="P129"><text:span text:style-name="T644">Amy Freed: playwriter, </text:span><text:span text:style-name="T81">Amy Freed is the author of </text:span><text:span text:style-name="Emphasis"><text:span text:style-name="T82">Restoration Comedy,  The Beard of Avon, Freedomland, Safe in Hell, The Psychic Life of Savages, You, Nero</text:span></text:span><text:span text:style-name="T78"> </text:span><text:span text:style-name="T81">and other plays.    She 's a past recipient of the Charles McArthur Playwriting Award (D.C.)  The New York Art's Club Joseph Kesserling Award, a several-times winner of  the LA Critic's Circle Award, and a Pulitzer Prize Finalist.</text:span> </text:p>
      <text:p text:style-name="P128"/>
      <text:p text:style-name="P128">Eratostane</text:p>
      <text:p text:style-name="P128"/>
      <text:p text:style-name="P128"/>
      <text:p text:style-name="P141"/>
      <text:p text:style-name="P128"/>
      <text:p text:style-name="P141">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28"/>
      <text:p text:style-name="P141"/>
      <text:p text:style-name="P141"><text:soft-page-break/></text:p>
      <text:p text:style-name="P141"><text:span text:style-name="T18">Ario</text:span><text:span text:style-name="T78"> </text:span><text:span text:style-name="T12">(in </text:span><text:a xlink:type="simple" xlink:href="http://it.wikipedia.org/wiki/Lingua_latina" text:style-name="Internet_20_link" text:visited-style-name="Visited_20_Internet_20_Link"><text:span text:style-name="T130">latino</text:span></text:a><text:span text:style-name="T78"> </text:span><text:span text:style-name="T27">Arius</text:span><text:span text:style-name="T12">; </text:span><text:a xlink:type="simple" xlink:href="http://it.wikipedia.org/wiki/Libia" text:style-name="Internet_20_link" text:visited-style-name="Visited_20_Internet_20_Link"><text:span text:style-name="T130">Libia</text:span></text:a><text:span text:style-name="T12">, </text:span><text:a xlink:type="simple" xlink:href="http://it.wikipedia.org/wiki/256" text:style-name="Internet_20_link" text:visited-style-name="Visited_20_Internet_20_Link"><text:span text:style-name="T130">256</text:span></text:a><text:span text:style-name="T78"> – </text:span><text:a xlink:type="simple" xlink:href="http://it.wikipedia.org/wiki/Costantinopoli" text:style-name="Internet_20_link" text:visited-style-name="Visited_20_Internet_20_Link"><text:span text:style-name="T130">Costantinopoli</text:span></text:a><text:span text:style-name="T12">, </text:span><text:a xlink:type="simple" xlink:href="http://it.wikipedia.org/wiki/336" text:style-name="Internet_20_link" text:visited-style-name="Visited_20_Internet_20_Link"><text:span text:style-name="T130">336</text:span></text:a><text:span text:style-name="T12">) è stato un </text:span><text:a xlink:type="simple" xlink:href="http://it.wikipedia.org/wiki/Presbitero" text:style-name="Internet_20_link" text:visited-style-name="Visited_20_Internet_20_Link"><text:span text:style-name="T130">presbitero</text:span></text:a><text:span text:style-name="T78"> </text:span><text:span text:style-name="T12">e </text:span><text:a xlink:type="simple" xlink:href="http://it.wikipedia.org/wiki/Teologo" text:style-name="Internet_20_link" text:visited-style-name="Visited_20_Internet_20_Link"><text:span text:style-name="T130">teologo</text:span></text:a><text:span text:style-name="T78"> </text:span><text:a xlink:type="simple" xlink:href="http://it.wikipedia.org/wiki/Berberi" text:style-name="Internet_20_link" text:visited-style-name="Visited_20_Internet_20_Link"><text:span text:style-name="T130">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30">eretica</text:span></text:a><text:span text:style-name="T78"> </text:span><text:span text:style-name="T12">nel </text:span><text:a xlink:type="simple" xlink:href="http://it.wikipedia.org/wiki/Primo_Concilio_di_Nicea" text:style-name="Internet_20_link" text:visited-style-name="Visited_20_Internet_20_Link"><text:span text:style-name="T130">primo Concilio di Nicea</text:span></text:a><text:span text:style-name="T12">, e venne in seguito indicata con il nome di </text:span><text:a xlink:type="simple" xlink:href="http://it.wikipedia.org/wiki/Arianesimo" text:style-name="Internet_20_link" text:visited-style-name="Visited_20_Internet_20_Link"><text:span text:style-name="T130">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43">[1]</text:span></text:a> </text:p>
      <text:p text:style-name="P141"/>
      <text:p text:style-name="P141"/>
      <text:p text:style-name="P141">Witten: Teoria delle stringhe. Teoria del tutto (gravitazione universale + fisica quantistica). </text:p>
      <text:p text:style-name="P141"/>
      <text:p text:style-name="P141"/>
      <text:p text:style-name="P141">Seneca: 0 – 65 d.C. Precettore di Nerone.</text:p>
      <text:p text:style-name="P141"/>
      <text:p text:style-name="P141">Abelardo: Metodo delle questioni.</text:p>
      <text:p text:style-name="P141"/>
      <text:p text:style-name="P141"/>
      <text:p text:style-name="P141"/>
      <text:p text:style-name="P141">Giordano Bruno: <text:s/>Ars memoriae: la tecnica della memoria.</text:p>
      <text:p text:style-name="P141"/>
      <text:p text:style-name="P141"/>
      <text:p text:style-name="P141"/>
      <text:p text:style-name="P141"/>
      <text:p text:style-name="P141"/>
      <text:p text:style-name="P141">Bertrand Russell: (Paradosso di Russell: l'insieme degli insiemi che non appartengono a se stessi, è contraddittorio).</text:p>
      <text:p text:style-name="P141"/>
      <text:p text:style-name="P143"/>
      <text:p text:style-name="P143"/>
      <text:p text:style-name="P143"/>
      <text:p text:style-name="P128"/>
      <text:p text:style-name="P183"><text:span text:style-name="T628">Michel Chion: </text:span><text:span text:style-name="T677">Pieces that belong to the musique concrète category tend to have what one might call a </text:span><text:span text:style-name="T676">narrative discourse</text:span><text:span text:style-name="T677">.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676">cinéma pour l’oreille </text:span><text:span text:style-name="T677">(cinema for the ear).</text:span></text:p>
      <text:p text:style-name="P128"/>
      <text:p text:style-name="P128"/>
      <text:p text:style-name="P128">Eyal Gever: Israeli 3D artist which turns disaster into arts.</text:p>
      <text:p text:style-name="P128"/>
      <text:p text:style-name="P128">Luciano De Crescenzo</text:p>
      <text:p text:style-name="P128"/>
      <text:p text:style-name="P126">Bertrand Russel</text:p>
      <text:p text:style-name="P126"/>
      <text:p text:style-name="P56">Angelo Beolco detto Il Ruzante</text:p>
      <text:p text:style-name="P56"/>
      <text:p text:style-name="P56">Leon Battista Alberti</text:p>
      <text:p text:style-name="P68"/>
      <text:p text:style-name="P68">Reza Aliabadi: architect</text:p>
      <text:p text:style-name="P68"/>
      <text:p text:style-name="P1"><text:span text:style-name="T628">Antipatro di Sidone: </text:span><text:a xlink:type="simple" xlink:href="http://it.wikipedia.org/wiki/Antipatro_di_Sidone" text:style-name="Internet_20_link" text:visited-style-name="Visited_20_Internet_20_Link">http://it.wikipedia.org/wiki/Antipatro_di_Sidone</text:a> </text:p>
      <text:p text:style-name="P68"/>
      <text:p text:style-name="P68">Emanuele Trevi: scrittore, critico letterario, saggista. Libro “Qualcosa di scritto”: saggio critico sull'ultimo romanzo, incompiuto, di Pier Paolo Pasolini “Petrolio”.</text:p>
      <text:p text:style-name="P68"/>
      <text:p text:style-name="P68"><text:soft-page-break/><text:span text:style-name="T18">Avram Noam Chomsky</text:span> : Grammatica Generativa</text:p>
      <text:p text:style-name="P68"/>
      <text:p text:style-name="P68">J. Fodor: Teoria della Mente Modulare</text:p>
      <text:p text:style-name="P68"/>
      <text:p text:style-name="P68">Frank Gehry</text:p>
      <text:p text:style-name="P68"/>
      <text:p text:style-name="P68">Zaha Hadid</text:p>
      <text:p text:style-name="P68"/>
      <text:p text:style-name="P68">John Keats</text:p>
      <text:p text:style-name="P68"/>
      <text:p text:style-name="P68">Isaac Asimov</text:p>
      <text:p text:style-name="P68"/>
      <text:p text:style-name="P1"><text:span text:style-name="T628">Alexa Meade: </text:span><text:span text:style-name="T116">based artist living in Washington who is developing an aesthetic that is playfully and skillfully combing paint, portraiture, photography and performance.</text:span> <text:span text:style-name="T611">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8"/>
      <text:p text:style-name="P68">Guillaume Apollinaire</text:p>
      <text:h text:style-name="P136" text:outline-level="1">Peter Zumthor</text:h>
      <text:h text:style-name="P85" text:outline-level="1"><text:bookmark text:name="firstHeading"/>Theodor W. Adorno</text:h>
      <text:p text:style-name="P38"/>
      <text:p text:style-name="P68"/>
      <text:p text:style-name="P1"><text:span text:style-name="T628">Aaron Cassidy: </text:span><text:a xlink:type="simple" xlink:href="http://aaroncassidy.com/" text:style-name="Internet_20_link" text:visited-style-name="Visited_20_Internet_20_Link">http://aaroncassidy.com/</text:a> <text:span text:style-name="T257">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8"/>
      <text:p text:style-name="P68"><text:span text:style-name="T18">Robert Smithson</text:span><text:span text:style-name="T78">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30">land art</text:span></text:a><text:span text:style-name="T12">.</text:span> </text:p>
      <text:h text:style-name="P86" text:outline-level="1"><text:span text:style-name="T41">Pāṇini: sanskrit </text:span><text:a xlink:type="simple" xlink:href="http://en.wikipedia.org/wiki/Pāṇini" text:style-name="Internet_20_link" text:visited-style-name="Visited_20_Internet_20_Link">http://en.wikipedia.org/wiki/P%C4%81%E1%B9%87ini</text:a><text:span text:style-name="T42"> </text:span></text:h>
      <text:p text:style-name="P68"/>
      <text:p text:style-name="P1"><text:span text:style-name="T628">Aung San Suu Kyi: (Birmania) Nobel per la pace </text:span><text:a xlink:type="simple" xlink:href="http://it.wikipedia.org/wiki/Aung_San_Suu_Kyi" text:style-name="Internet_20_link" text:visited-style-name="Visited_20_Internet_20_Link">http://it.wikipedia.org/wiki/Aung_San_Suu_Kyi</text:a> </text:p>
      <text:p text:style-name="P68"/>
      <text:p text:style-name="P68"/>
      <text:p text:style-name="P1"><text:span text:style-name="T31">Werner Karl Heisenberg</text:span><text:span text:style-name="T79"> </text:span><text:span text:style-name="T28">(5 December 1901 – 1 February 1976) was a </text:span><text:a xlink:type="simple" xlink:href="http://en.wikipedia.org/wiki/Germans" text:style-name="Internet_20_link" text:visited-style-name="Visited_20_Internet_20_Link"><text:span text:style-name="T136">German</text:span></text:a><text:span text:style-name="T79">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9"> </text:span><text:span text:style-name="T28">and one of the key creators of</text:span><text:a xlink:type="simple" xlink:href="http://en.wikipedia.org/wiki/Quantum_mechanics" text:style-name="Internet_20_link" text:visited-style-name="Visited_20_Internet_20_Link"><text:span text:style-name="T136">quantum mechanics</text:span></text:a><text:span text:style-name="T28">.</text:span><text:span text:style-name="T628"> </text:span><text:span text:style-name="T22">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0"> </text:span><text:span text:style-name="T22">in 1932 "for the creation of </text:span><text:a xlink:type="simple" xlink:href="http://en.wikipedia.org/wiki/Quantum_mechanics" text:style-name="Internet_20_link" text:visited-style-name="Visited_20_Internet_20_Link"><text:span text:style-name="T130">quantum mechanics</text:span></text:a><text:span text:style-name="T22">".</text:span><text:span text:style-name="T667"> </text:span></text:p>
      <text:p text:style-name="P68"/>
      <text:p text:style-name="P68"/>
      <text:p text:style-name="P17">Grelling: autologico – eterologico</text:p>
      <text:p text:style-name="P68"/>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Compositori:</text:p>
      <text:p text:style-name="P29"/>
      <text:p text:style-name="P43"/>
      <text:p text:style-name="P44"/>
      <text:p text:style-name="P109"/>
      <text:p text:style-name="P29"/>
      <text:p text:style-name="P29"><text:span text:style-name="T673">Beat Furrer: </text:span><text:span text:style-name="T672">1954, </text:span><text:a xlink:type="simple" xlink:href="http://en.wikipedia.org/wiki/Austria" text:style-name="Internet_20_link" text:visited-style-name="Visited_20_Internet_20_Link">Austrian</text:a><text:span text:style-name="T652"> </text:span><text:span text:style-name="T672">composer and conductor of </text:span><text:a xlink:type="simple" xlink:href="http://en.wikipedia.org/wiki/Switzerland" text:style-name="Internet_20_link" text:visited-style-name="Visited_20_Internet_20_Link">Swiss</text:a><text:span text:style-name="T652"> </text:span><text:span text:style-name="T672">birth.</text:span> </text:p>
      <text:p text:style-name="P29"/>
      <text:p text:style-name="P29"><text:span text:style-name="T673">Thomas Adès:</text:span><text:span text:style-name="T672"> 1971, </text:span><text:a xlink:type="simple" xlink:href="http://en.wikipedia.org/wiki/United_Kingdom" text:style-name="Internet_20_link" text:visited-style-name="Visited_20_Internet_20_Link">British</text:a><text:span text:style-name="T652"> </text:span><text:a xlink:type="simple" xlink:href="http://en.wikipedia.org/wiki/Composer" text:style-name="Internet_20_link" text:visited-style-name="Visited_20_Internet_20_Link">composer</text:a><text:span text:style-name="T672">, </text:span><text:a xlink:type="simple" xlink:href="http://en.wikipedia.org/wiki/Pianist" text:style-name="Internet_20_link" text:visited-style-name="Visited_20_Internet_20_Link">pianist</text:a><text:span text:style-name="T652"> </text:span><text:span text:style-name="T672">and </text:span><text:a xlink:type="simple" xlink:href="http://en.wikipedia.org/wiki/Conducting" text:style-name="Internet_20_link" text:visited-style-name="Visited_20_Internet_20_Link"><text:span text:style-name="T652">conductor</text:span></text:a><text:span text:style-name="T672">.</text:span> </text:p>
      <text:p text:style-name="P29"/>
      <text:p text:style-name="P1"><text:span text:style-name="T120">Paul Schneggenburger</text:span> </text:p>
      <text:p text:style-name="P33"/>
      <text:p text:style-name="P29"/>
      <text:p text:style-name="P29"/>
      <text:p text:style-name="P29"/>
      <text:p text:style-name="P29"/>
      <text:p text:style-name="P29"/>
      <text:p text:style-name="P29"/>
      <text:p text:style-name="P29"/>
      <text:p text:style-name="P29"/>
      <text:p text:style-name="P29"/>
      <text:p text:style-name="P29"/>
      <text:p text:style-name="P29"/>
      <text:p text:style-name="P131">Dance:</text:p>
      <text:p text:style-name="P131"/>
      <text:p text:style-name="P131"><text:span text:style-name="T673">Stephan Koplowitz</text:span> <text:span text:style-name="T672">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672">multimedia performances.</text:span> </text:p>
      <text:p text:style-name="P131"/>
      <text:p text:style-name="P131"><text:span text:style-name="T673">Angela Isadora Duncan</text:span> <text:span text:style-name="T672">(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652">Soviet Union</text:span></text:a> <text:span text:style-name="T672">from the age of 22 until her death at age 50. She performed to acclaim throughout Europe after being exiled from the United States for her pro-Soviet sympathies.</text:span> </text:p>
      <text:p text:style-name="P131"/>
      <text:p text:style-name="P131"><text:span text:style-name="T673">Ruth Saint Denis</text:span> <text:span text:style-name="T672">(January 20, 1879 – July 21, 1968) was a </text:span><text:a xlink:type="simple" xlink:href="http://en.wikipedia.org/wiki/Modern_dance" text:style-name="Internet_20_link" text:visited-style-name="Visited_20_Internet_20_Link"><text:span text:style-name="T652">modern dance</text:span></text:a> <text:span text:style-name="T672">pioneer, introducing eastern ideas into the art. She was the co-founder of the American </text:span><text:a xlink:type="simple" xlink:href="http://en.wikipedia.org/wiki/Denishawn" text:style-name="Internet_20_link" text:visited-style-name="Visited_20_Internet_20_Link"><text:span text:style-name="T652">Denishawn</text:span></text:a> <text:span text:style-name="T672">School of Dance and the teacher of several notable performers.</text:span> </text:p>
      <text:p text:style-name="P131"/>
      <text:p text:style-name="P131"><text:span text:style-name="T673">Ted Shawn</text:span> <text:span text:style-name="T672">(21 October 1891 — 9 January 1972), originally </text:span><text:span text:style-name="T673">Edwin Myers Shawn</text:span><text:span text:style-name="T672">, was one of the first notable male pioneers of American </text:span><text:a xlink:type="simple" xlink:href="http://en.wikipedia.org/wiki/Modern_dance" text:style-name="Internet_20_link" text:visited-style-name="Visited_20_Internet_20_Link"><text:span text:style-name="T652">modern dance</text:span></text:a><text:span text:style-name="T672">. Along with creating </text:span><text:a xlink:type="simple" xlink:href="http://en.wikipedia.org/wiki/Denishawn" text:style-name="Internet_20_link" text:visited-style-name="Visited_20_Internet_20_Link"><text:span text:style-name="T652">Denishawn</text:span></text:a> <text:span text:style-name="T672">with former wife </text:span><text:a xlink:type="simple" xlink:href="http://en.wikipedia.org/wiki/Ruth_St._Denis" text:style-name="Internet_20_link" text:visited-style-name="Visited_20_Internet_20_Link"><text:span text:style-name="T652">Ruth St. Denis</text:span></text:a> <text:span text:style-name="T672">he is also responsible for the creation of the well known all-male company Ted Shawn and His Men Dancers.</text:span> </text:p>
      <text:p text:style-name="P131"/>
      <text:p text:style-name="P137"><text:span text:style-name="T32">Allan Kaprow</text:span><text:span text:style-name="T29"> (</text:span><text:a xlink:type="simple" xlink:href="http://it.wikipedia.org/wiki/23_agosto" text:style-name="Internet_20_link" text:visited-style-name="Visited_20_Internet_20_Link"><text:span text:style-name="T139">23 agosto</text:span></text:a><text:span text:style-name="T29"> </text:span><text:a xlink:type="simple" xlink:href="http://it.wikipedia.org/wiki/1927" text:style-name="Internet_20_link" text:visited-style-name="Visited_20_Internet_20_Link"><text:span text:style-name="T139">1927</text:span></text:a><text:span text:style-name="T29"> – </text:span><text:a xlink:type="simple" xlink:href="http://it.wikipedia.org/wiki/5_aprile" text:style-name="Internet_20_link" text:visited-style-name="Visited_20_Internet_20_Link"><text:span text:style-name="T139">5 aprile</text:span></text:a><text:span text:style-name="T29"> </text:span><text:a xlink:type="simple" xlink:href="http://it.wikipedia.org/wiki/2006" text:style-name="Internet_20_link" text:visited-style-name="Visited_20_Internet_20_Link"><text:span text:style-name="T139">2006</text:span></text:a><text:span text:style-name="T29">) è stato un </text:span><text:a xlink:type="simple" xlink:href="http://it.wikipedia.org/wiki/Artista" text:style-name="Internet_20_link" text:visited-style-name="Visited_20_Internet_20_Link"><text:span text:style-name="T139">artista</text:span></text:a><text:span text:style-name="T29"> </text:span><text:a xlink:type="simple" xlink:href="http://it.wikipedia.org/wiki/Stati_Uniti_d%27America" text:style-name="Internet_20_link" text:visited-style-name="Visited_20_Internet_20_Link"><text:span text:style-name="T139">statunitense</text:span></text:a><text:span text:style-name="T29">.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9">Happening</text:span></text:a><text:span text:style-name="T12">" nei tardi anni '50 e '60.</text:span></text:p>
      <text:p text:style-name="P138"/>
      <text:p text:style-name="P129"><text:soft-page-break/><text:span text:style-name="T18">Anna Halprin</text:span><text:span text:style-name="T12"> (born </text:span><text:span text:style-name="T18">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30">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9">[1]</text:span></text:a><text:span text:style-name="T12"> Halprin, along with her contemporaries such as </text:span><text:a xlink:type="simple" xlink:href="http://en.wikipedia.org/wiki/Trisha_Brown" text:style-name="Internet_20_link" text:visited-style-name="Visited_20_Internet_20_Link"><text:span text:style-name="T130">Trisha Brown</text:span></text:a><text:span text:style-name="T12">, </text:span><text:a xlink:type="simple" xlink:href="http://en.wikipedia.org/wiki/Simone_Forti" text:style-name="Internet_20_link" text:visited-style-name="Visited_20_Internet_20_Link"><text:span text:style-name="T130">Simone Forti</text:span></text:a><text:span text:style-name="T12">, </text:span><text:a xlink:type="simple" xlink:href="http://en.wikipedia.org/wiki/Yvonne_Rainer" text:style-name="Internet_20_link" text:visited-style-name="Visited_20_Internet_20_Link"><text:span text:style-name="T130">Yvonne Rainer</text:span></text:a><text:span text:style-name="T12">, </text:span><text:a xlink:type="simple" xlink:href="http://en.wikipedia.org/wiki/John_Cage" text:style-name="Internet_20_link" text:visited-style-name="Visited_20_Internet_20_Link"><text:span text:style-name="T130">John Cage</text:span></text:a><text:span text:style-name="T12">, and </text:span><text:a xlink:type="simple" xlink:href="http://en.wikipedia.org/wiki/Robert_Morris_(artist)" text:style-name="Internet_20_link" text:visited-style-name="Visited_20_Internet_20_Link"><text:span text:style-name="T130">Robert Morris</text:span></text:a><text:span text:style-name="T12">, collaborated and built a community based around the fundamentals of post-modern dance. </text:span></text:p>
      <text:p text:style-name="P132"/>
      <text:p text:style-name="P129"><text:span text:style-name="T18">Simone Forti</text:span><text:span text:style-name="T12"> (born 1935), a </text:span><text:a xlink:type="simple" xlink:href="http://en.wikipedia.org/wiki/Postmodern" text:style-name="Internet_20_link" text:visited-style-name="Visited_20_Internet_20_Link"><text:span text:style-name="T130">postmodern</text:span></text:a><text:span text:style-name="T12"> American </text:span><text:a xlink:type="simple" xlink:href="http://en.wikipedia.org/wiki/Choreographer" text:style-name="Internet_20_link" text:visited-style-name="Visited_20_Internet_20_Link"><text:span text:style-name="T130">choreographer</text:span></text:a><text:span text:style-name="T12"> and </text:span><text:a xlink:type="simple" xlink:href="http://en.wikipedia.org/wiki/Musician" text:style-name="Internet_20_link" text:visited-style-name="Visited_20_Internet_20_Link"><text:span text:style-name="T130">musician</text:span></text:a><text:span text:style-name="T12">, was born in Italy (</text:span><text:a xlink:type="simple" xlink:href="http://en.wikipedia.org/wiki/Florence" text:style-name="Internet_20_link" text:visited-style-name="Visited_20_Internet_20_Link"><text:span text:style-name="T130">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9">[1]</text:span></text:a><text:span text:style-name="T12"> and </text:span><text:a xlink:type="simple" xlink:href="http://en.wikipedia.org/wiki/Improvisation" text:style-name="Internet_20_link" text:visited-style-name="Visited_20_Internet_20_Link"><text:span text:style-name="T130">improvisation</text:span></text:a><text:span text:style-name="T12">. </text:span></text:p>
      <text:p text:style-name="P132"/>
      <text:p text:style-name="P132">Pina Bausch</text:p>
      <text:p text:style-name="P138"/>
      <text:p text:style-name="P131"/>
      <text:p text:style-name="P29"/>
      <text:p text:style-name="P29"/>
      <text:p text:style-name="P29"/>
      <text:p text:style-name="P29"/>
      <text:p text:style-name="P29"/>
      <text:p text:style-name="P68"/>
      <text:p text:style-name="P68"/>
      <text:p text:style-name="P68"/>
      <text:p text:style-name="P68"/>
      <text:p text:style-name="P68"/>
      <text:p text:style-name="P68"/>
      <text:p text:style-name="P68"/>
      <text:p text:style-name="P73"><text:span text:style-name="T782">Correnti</text:span>:</text:p>
      <text:p text:style-name="P68"/>
      <text:p text:style-name="P81"><text:span text:style-name="T626">Language Poets</text:span><text:span text:style-name="T620">: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20">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620"> </text:span></text:p>
      <text:p text:style-name="P68"/>
      <text:p text:style-name="P68"><text:span text:style-name="T587">Fluxus</text:span><text:span text:style-name="T362">: </text:span><text:span text:style-name="T310">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73">performance</text:span></text:a><text:span text:style-name="T310">, </text:span><text:a xlink:type="simple" xlink:href="https://en.wikipedia.org/wiki/Neo-Dada" text:style-name="Internet_20_link" text:visited-style-name="Visited_20_Internet_20_Link"><text:span text:style-name="T173">Neo-Dada</text:span></text:a><text:span text:style-name="T463"> </text:span><text:a xlink:type="simple" xlink:href="https://en.wikipedia.org/wiki/Noise_music" text:style-name="Internet_20_link" text:visited-style-name="Visited_20_Internet_20_Link"><text:span text:style-name="T173">noise music</text:span></text:a><text:span text:style-name="T463"> </text:span><text:span text:style-name="T310">and </text:span><text:a xlink:type="simple" xlink:href="https://en.wikipedia.org/wiki/Visual_art" text:style-name="Internet_20_link" text:visited-style-name="Visited_20_Internet_20_Link"><text:span text:style-name="T173">visual art</text:span></text:a><text:span text:style-name="T310">, </text:span><text:a xlink:type="simple" xlink:href="https://en.wikipedia.org/wiki/Urban_planning" text:style-name="Internet_20_link" text:visited-style-name="Visited_20_Internet_20_Link"><text:span text:style-name="T173">urban planning</text:span></text:a><text:span text:style-name="T310">, architecture, design, as well as literature. <text:s/>Fluxus was heavily influenced by the ideas of </text:span><text:a xlink:type="simple" xlink:href="https://en.wikipedia.org/wiki/John_Cage" text:style-name="Internet_20_link" text:visited-style-name="Visited_20_Internet_20_Link"><text:span text:style-name="T173">John Cage</text:span></text:a><text:span text:style-name="T310">, who believed that one should embark on the piece without having a conception of the eventual end. It was the process of creating that was important, not the finished product.</text:span><text:span text:style-name="T222"> </text:span><text:span text:style-name="T310">Another main influence was </text:span><text:a xlink:type="simple" xlink:href="https://en.wikipedia.org/wiki/Marcel_Duchamp" text:style-name="Internet_20_link" text:visited-style-name="Visited_20_Internet_20_Link"><text:span text:style-name="T173">Marcel Duchamp</text:span></text:a><text:span text:style-name="T310">, a French artist who had originally been active within </text:span><text:a xlink:type="simple" xlink:href="https://en.wikipedia.org/wiki/Dada" text:style-name="Internet_20_link" text:visited-style-name="Visited_20_Internet_20_Link"><text:span text:style-name="T173">Dada</text:span></text:a><text:span text:style-name="T463"> </text:span><text:span text:style-name="T310">whose '</text:span><text:a xlink:type="simple" xlink:href="https://en.wikipedia.org/wiki/Readymades_of_Marcel_Duchamp" text:style-name="Internet_20_link" text:visited-style-name="Visited_20_Internet_20_Link"><text:span text:style-name="T173">readymades</text:span></text:a><text:span text:style-name="T310">' were influential to Fluxus. </text:span><text:a xlink:type="simple" xlink:href="https://en.wikipedia.org/wiki/George_Maciunas" text:style-name="Internet_20_link" text:visited-style-name="Visited_20_Internet_20_Link"><text:span text:style-name="T173">George Maciunas</text:span></text:a><text:span text:style-name="T310">, the founder, coined the name Fluxus in 1961 as the title of a proposed magazine.</text:span></text:p>
      <text:p text:style-name="P68"/>
      <text:p text:style-name="P68">Visual Poetry: it is poetry or art where the arrangement in space of text, images and symbol is important in order to create and improve the sensation transmitted to the audience. <text:span text:style-name="T611">It is sometimes referred to the Concrete Poetry, a term that predates Visual Poetry. Was heavily influenced by Fluxus. People associated (examples): Babi Badalov, Joan Brossa i Cuervo, Walter Chiari, David Tomasi.</text:span></text:p>
      <text:p text:style-name="P56"/>
      <text:p text:style-name="P63">Net Poetry: born in several cities around 1995, it is a development of net.art and under the more general definition of Digital Poetry. <text:span text:style-name="T611">karenina.it (1998) was the first italian net poetry project by Caterina Davinio, Philadelpho Menezes, Eugenio Miccini, ecc. The first net poetry event was a Biennale di Venezia 2001, in the contest of Bunker Poetico, curated by Caterina Davinio.</text:span></text:p>
      <text:p text:style-name="P56"><text:soft-page-break/></text:p>
      <text:p text:style-name="P63">Digital Poetry: electronic literature, presented through CD-ROM, art exhibitions, digital videos and internet. Types are: hypertext, kinetic poetry, visual poetry, interactive poetry, holographic poetry, </text:p>
      <text:p text:style-name="P68"/>
      <text:p text:style-name="P1"><text:span text:style-name="T630">Still Life (Natura Morta) Painting</text:span><text:span text:style-name="T628">: </text:span><text:span text:style-name="T311">is a </text:span><text:a xlink:type="simple" xlink:href="https://en.wikipedia.org/wiki/Work_of_art" text:style-name="Internet_20_link" text:visited-style-name="Visited_20_Internet_20_Link"><text:span text:style-name="T174">work of art</text:span></text:a><text:span text:style-name="T454"> </text:span><text:span text:style-name="T311">depicting mostly </text:span><text:a xlink:type="simple" xlink:href="https://en.wiktionary.org/wiki/inanimate" text:style-name="Internet_20_link" text:visited-style-name="Visited_20_Internet_20_Link"><text:span text:style-name="T582">inanimate</text:span></text:a><text:span text:style-name="T454"> </text:span><text:span text:style-name="T311">subject matter, typically commonplace objects which may be either natural (food, flowers, dead animals, plants, rocks, or shells) or man-made (drinking glasses, books, vases, jewelry, coins, pipes, and so on).</text:span><text:span text:style-name="T223"> </text:span><text:span text:style-name="T31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4">Western painting</text:span></text:a><text:span text:style-name="T454"> </text:span><text:span text:style-name="T311">by the late 16th century, and has remained significant since then.</text:span><text:span text:style-name="T290"> </text:span><text:span text:style-name="T400">Still-life paintings often adorn the interior of </text:span><text:a xlink:type="simple" xlink:href="https://en.wikipedia.org/wiki/Ancient_Egypt" text:style-name="Internet_20_link" text:visited-style-name="Visited_20_Internet_20_Link"><text:span text:style-name="T202">ancient Egyptian</text:span></text:a><text:span text:style-name="T457"> </text:span><text:span text:style-name="T400">tombs. It was believed that food objects and other items depicted there would, in the afterlife, become real and available for use by the deceased. Ancient Greek vase paintings also demonstrate great skill in depicting everyday objects and animals.</text:span><text:span text:style-name="T290"> </text:span><text:span text:style-name="T400">By 1300, starting with </text:span><text:a xlink:type="simple" xlink:href="https://en.wikipedia.org/wiki/Giotto" text:style-name="Internet_20_link" text:visited-style-name="Visited_20_Internet_20_Link"><text:span text:style-name="T202">Giotto</text:span></text:a><text:span text:style-name="T457"> </text:span><text:span text:style-name="T400">and his pupils, still-life painting was revived in the form of fictional niches on religious wall paintings which depicted everyday objects.</text:span><text:span text:style-name="T225"> </text:span><text:span text:style-name="T400">Through the </text:span><text:a xlink:type="simple" xlink:href="https://en.wikipedia.org/wiki/Middle_Ages" text:style-name="Internet_20_link" text:visited-style-name="Visited_20_Internet_20_Link"><text:span text:style-name="T202">Middle Ages</text:span></text:a><text:span text:style-name="T457"> </text:span><text:span text:style-name="T400">and the </text:span><text:a xlink:type="simple" xlink:href="https://en.wikipedia.org/wiki/Renaissance" text:style-name="Internet_20_link" text:visited-style-name="Visited_20_Internet_20_Link"><text:span text:style-name="T202">Renaissance</text:span></text:a><text:span text:style-name="T400">, still life in Western art remained primarily an adjunct to Christian religious subjects, and convened religious and allegorical meaning.</text:span></text:p>
      <text:p text:style-name="P68"/>
      <text:p text:style-name="P68"><text:span text:style-name="T780">Existentialism</text:span>: began in the mid-19 century, with Soren Kierkegaard, oppo<text:span text:style-name="T781">se</text:span>d to Hegel and Kant. <text:span text:style-name="T611">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27">Friedrich Nietzsche, Fyodor Dostoyevskij, Martin Heidegger, Jean-Paul Sartre. </text:span><text:span text:style-name="T611">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21">“</text:span><text:span text:style-name="T1">man first of all exists, encounters himself, surges up in the world – and defines himself afterwards."</text:span><text:span text:style-name="T621">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62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621">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5"/>
      <text:p text:style-name="P15">Fabliau</text:p>
      <text:p text:style-name="P15"/>
      <text:p text:style-name="P4"><text:span text:style-name="T596">Exemplum</text:span><text:span text:style-name="T9">:</text:span><text:span text:style-name="T4"> </text:span><text:span text:style-name="T310">moral </text:span><text:a xlink:type="simple" xlink:href="https://en.wikipedia.org/wiki/Anecdote" text:style-name="Internet_20_link" text:visited-style-name="Visited_20_Internet_20_Link"><text:span text:style-name="T173">anecdote</text:span></text:a><text:span text:style-name="T310">, brief or extended, real or fictitious, used to illustrate a point. This </text:span><text:a xlink:type="simple" xlink:href="https://en.wikipedia.org/wiki/Genre" text:style-name="Internet_20_link" text:visited-style-name="Visited_20_Internet_20_Link">genre</text:a><text:span text:style-name="T173"> </text:span><text:span text:style-name="T310">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423">The Norton Anthology of Western Literature</text:span><text:span text:style-name="T534"> </text:span><text:span text:style-name="T400">includes three exempla (singular, </text:span><text:span text:style-name="T423">exemplum</text:span><text:span text:style-name="T400">), stories that illustrate a general principle or underscore a moral lesson: "The Two City Dwellers and the Country Man" and "The King's Tailor's Apprentice" (both from </text:span><text:span text:style-name="T423">The Scholar's Guide</text:span><text:span text:style-name="T400">) and "The Cursed Dancers of Colbeck." </text:span><text:span text:style-name="T604">Fables, folktales, and legends were gathered into collections, such as </text:span><text:span text:style-name="Emphasis"><text:span text:style-name="T606">Exempla</text:span></text:span><text:span text:style-name="Emphasis"><text:span text:style-name="T602"> </text:span></text:span><text:span text:style-name="T604">(c. 1200) by Jacques de Vitry, for the use of preachers.</text:span></text:p>
      <text:p text:style-name="P15"/>
      <text:p text:style-name="P1"><text:span text:style-name="T596">Novella</text:span><text:span text:style-name="T9">: </text:span><text:span text:style-name="T4">tardo-medievale. Trae influenza dall'exemplum. </text:span><text:span text:style-name="T310">A </text:span><text:span text:style-name="T362">novella </text:span><text:span text:style-name="T310">is a work of written, fictional, narrative </text:span><text:soft-page-break/><text:span text:style-name="T310">prose normally longer than a </text:span><text:a xlink:type="simple" xlink:href="https://en.wikipedia.org/wiki/Short_story" text:style-name="Internet_20_link" text:visited-style-name="Visited_20_Internet_20_Link"><text:span text:style-name="T173">short story</text:span></text:a><text:span text:style-name="T463"> </text:span><text:span text:style-name="T310">but shorter than a </text:span><text:a xlink:type="simple" xlink:href="https://en.wikipedia.org/wiki/Novel" text:style-name="Internet_20_link" text:visited-style-name="Visited_20_Internet_20_Link"><text:span text:style-name="T173">novel</text:span></text:a><text:span text:style-name="T310">. The novella as a literary genre began developing in the early </text:span><text:a xlink:type="simple" xlink:href="https://en.wikipedia.org/wiki/Renaissance" text:style-name="Internet_20_link" text:visited-style-name="Visited_20_Internet_20_Link">Renaissance</text:a><text:span text:style-name="T173"> </text:span><text:span text:style-name="T310">by the Italian and French </text:span><text:span text:style-name="T376">literatura</text:span><text:span text:style-name="T310">, principally </text:span><text:a xlink:type="simple" xlink:href="https://en.wikipedia.org/wiki/Giovanni_Boccaccio" text:style-name="Internet_20_link" text:visited-style-name="Visited_20_Internet_20_Link"><text:span text:style-name="T173">Giovanni Boccaccio</text:span></text:a><text:span text:style-name="T310">, author of </text:span><text:a xlink:type="simple" xlink:href="https://en.wikipedia.org/wiki/The_Decameron" text:style-name="Internet_20_link" text:visited-style-name="Visited_20_Internet_20_Link">The Decameron</text:a><text:span text:style-name="T194"> </text:span><text:span text:style-name="T310">(1353).</text:span><text:span text:style-name="T463"> </text:span><text:span text:style-name="T376">The Decameron </text:span><text:span text:style-name="T31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73"> </text:span><text:span text:style-name="T310">by escaping from </text:span><text:a xlink:type="simple" xlink:href="https://en.wikipedia.org/wiki/Florence" text:style-name="Internet_20_link" text:visited-style-name="Visited_20_Internet_20_Link">Florence</text:a><text:span text:style-name="T173"> </text:span><text:span text:style-name="T31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73">Marguerite de Navarre</text:span></text:a><text:span text:style-name="T310">, who wrote a </text:span><text:a xlink:type="simple" xlink:href="https://en.wikipedia.org/wiki/Heptameron" text:style-name="Internet_20_link" text:visited-style-name="Visited_20_Internet_20_Link">Heptaméron</text:a><text:span text:style-name="T194"> </text:span><text:span text:style-name="T310">(1559) that included seventy-two original French tales and was modeled after the structure of </text:span><text:span text:style-name="T376">The Decameron</text:span><text:span text:style-name="T310">.</text:span></text:p>
      <text:p text:style-name="P56"/>
      <text:p text:style-name="P68">Modello standard: <text:span text:style-name="T611">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8"/>
      <text:p text:style-name="P5"><text:span text:style-name="T630">Gnosticismo</text:span><text:span text:style-name="T628">: </text:span><text:span text:style-name="T486">Lo </text:span><text:span text:style-name="T496">gnosticismo</text:span><text:span text:style-name="T441"> </text:span><text:span text:style-name="T486">è stato un </text:span><text:a xlink:type="simple" xlink:href="https://it.wikipedia.org/wiki/Movimento_(sociologia)" text:style-name="Internet_20_link" text:visited-style-name="Visited_20_Internet_20_Link"><text:span text:style-name="T208">movimento</text:span></text:a><text:span text:style-name="T441"> </text:span><text:a xlink:type="simple" xlink:href="https://it.wikipedia.org/wiki/Filosofia" text:style-name="Internet_20_link" text:visited-style-name="Visited_20_Internet_20_Link"><text:span text:style-name="T208">filosofico</text:span></text:a><text:span text:style-name="T486">, </text:span><text:a xlink:type="simple" xlink:href="https://it.wikipedia.org/wiki/Religione" text:style-name="Internet_20_link" text:visited-style-name="Visited_20_Internet_20_Link"><text:span text:style-name="T208">religioso</text:span></text:a><text:span text:style-name="T441"> </text:span><text:span text:style-name="T486">ed </text:span><text:a xlink:type="simple" xlink:href="https://it.wikipedia.org/wiki/Esoterismo" text:style-name="Internet_20_link" text:visited-style-name="Visited_20_Internet_20_Link"><text:span text:style-name="T208">esoterico</text:span></text:a><text:span text:style-name="T486">,</text:span><text:span text:style-name="T441"> </text:span><text:span text:style-name="T486">a carattere </text:span><text:a xlink:type="simple" xlink:href="https://it.wikipedia.org/wiki/Iniziazione" text:style-name="Internet_20_link" text:visited-style-name="Visited_20_Internet_20_Link"><text:span text:style-name="T208">iniziatico</text:span></text:a><text:span text:style-name="T486">,</text:span><text:span text:style-name="T441"> </text:span><text:span text:style-name="T486">molto articolato e complesso, presente nel </text:span><text:a xlink:type="simple" xlink:href="https://it.wikipedia.org/wiki/Ellenismo" text:style-name="Internet_20_link" text:visited-style-name="Visited_20_Internet_20_Link"><text:span text:style-name="T208">mondo ellenistico greco-romano</text:span></text:a><text:span text:style-name="T486">,</text:span><text:span text:style-name="T441"> </text:span><text:span text:style-name="T486">la cui massima diffusione si ebbe tra il </text:span><text:a xlink:type="simple" xlink:href="https://it.wikipedia.org/wiki/II_secolo" text:style-name="Internet_20_link" text:visited-style-name="Visited_20_Internet_20_Link"><text:span text:style-name="T208">II</text:span></text:a><text:span text:style-name="T441"> </text:span><text:span text:style-name="T486">e il </text:span><text:a xlink:type="simple" xlink:href="https://it.wikipedia.org/wiki/IV_secolo" text:style-name="Internet_20_link" text:visited-style-name="Visited_20_Internet_20_Link"><text:span text:style-name="T208">IV secolo</text:span></text:a><text:span text:style-name="T441"> </text:span><text:a xlink:type="simple" xlink:href="https://it.wikipedia.org/wiki/D.C." text:style-name="Internet_20_link" text:visited-style-name="Visited_20_Internet_20_Link"><text:span text:style-name="T208">d.C.</text:span></text:a><text:span text:style-name="T136"> </text:span><text:span text:style-name="T64">Mentre il </text:span><text:a xlink:type="simple" xlink:href="http://it.wikipedia.org/wiki/Giudaismo" text:style-name="Internet_20_link" text:visited-style-name="Visited_20_Internet_20_Link"><text:span text:style-name="T136">giudais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attraverso l'osservanza delle </text:span><text:a xlink:type="simple" xlink:href="http://it.wikipedia.org/wiki/613_mitzvòt" text:style-name="Internet_20_link" text:visited-style-name="Visited_20_Internet_20_Link"><text:span text:style-name="T136">613 mitzvòt</text:span></text:a><text:span text:style-name="T64"> e il </text:span><text:a xlink:type="simple" xlink:href="http://it.wikipedia.org/wiki/Cristianesimo" text:style-name="Internet_20_link" text:visited-style-name="Visited_20_Internet_20_Link"><text:span text:style-name="T136">cristianesi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dalla dannazione eterna per </text:span><text:a xlink:type="simple" xlink:href="http://it.wikipedia.org/wiki/Grazia_(teologia)" text:style-name="Internet_20_link" text:visited-style-name="Visited_20_Internet_20_Link"><text:span text:style-name="T136">Grazia</text:span></text:a><text:span text:style-name="T64"> principalmente mediante la </text:span><text:a xlink:type="simple" xlink:href="http://it.wikipedia.org/wiki/Fede" text:style-name="Internet_20_link" text:visited-style-name="Visited_20_Internet_20_Link"><text:span text:style-name="T136">Fede</text:span></text:a><text:span text:style-name="T64"> e la </text:span><text:a xlink:type="simple" xlink:href="http://it.wikipedia.org/wiki/Carità" text:style-name="Internet_20_link" text:visited-style-name="Visited_20_Internet_20_Link"><text:span text:style-name="T136">Carità</text:span></text:a><text:span text:style-name="T64">, per lo gnosticismo invece la salvezza dell'anima dipende da una forma di conoscenza superiore e illuminata (gnosi) dell'uomo, del mondo e dell'universo, frutto del vissuto personale e di un percorso di ricerca della Verità.</text:span><text:span text:style-name="T28"> </text:span><text:span text:style-name="T12">Nella visione gnostica il mondo materiale è diviso sia </text:span><text:a xlink:type="simple" xlink:href="http://it.wikipedia.org/wiki/Ontologia" text:style-name="Internet_20_link" text:visited-style-name="Visited_20_Internet_20_Link"><text:span text:style-name="T130">ontologicamente</text:span></text:a><text:span text:style-name="T56"> </text:span><text:span text:style-name="T12">che </text:span><text:a xlink:type="simple" xlink:href="http://it.wikipedia.org/wiki/Fenomenologia" text:style-name="Internet_20_link" text:visited-style-name="Visited_20_Internet_20_Link"><text:span text:style-name="T130">fenomenologicamente</text:span></text:a><text:span text:style-name="T56"> </text:span><text:span text:style-name="T12">dalla sfera divina (</text:span><text:a xlink:type="simple" xlink:href="http://it.wikipedia.org/wiki/Pleroma" text:style-name="Internet_20_link" text:visited-style-name="Visited_20_Internet_20_Link"><text:span text:style-name="T141">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30">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30">Dio</text:span></text:a><text:span text:style-name="T56"> </text:span><text:span text:style-name="T12">superiore ed occulto. Nello gnosticismo di origine </text:span><text:a xlink:type="simple" xlink:href="http://it.wikipedia.org/wiki/Iran" text:style-name="Internet_20_link" text:visited-style-name="Visited_20_Internet_20_Link"><text:span text:style-name="T130">iranica</text:span></text:a><text:span text:style-name="T12">, dove il </text:span><text:a xlink:type="simple" xlink:href="http://it.wikipedia.org/wiki/Dualismo" text:style-name="Internet_20_link" text:visited-style-name="Visited_20_Internet_20_Link"><text:span text:style-name="T130">dualismo</text:span></text:a><text:span text:style-name="T56">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30">ellenizzante</text:span></text:a><text:span text:style-name="T56"> </text:span><text:span text:style-name="T12">e </text:span><text:a xlink:type="simple" xlink:href="http://it.wikipedia.org/wiki/Giudaismo" text:style-name="Internet_20_link" text:visited-style-name="Visited_20_Internet_20_Link"><text:span text:style-name="T130">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30">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4">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30">leggi</text:span></text:a><text:span text:style-name="T56"> </text:span><text:span text:style-name="T12">che, per quanto in difetto, tendono a riprodurne la realtà: l'</text:span><text:a xlink:type="simple" xlink:href="http://it.wikipedia.org/wiki/Universo" text:style-name="Internet_20_link" text:visited-style-name="Visited_20_Internet_20_Link"><text:span text:style-name="T130">universo</text:span></text:a><text:span text:style-name="T56"> </text:span><text:span text:style-name="T12">è il ricordo di ciò che un tempo essi conobbero.</text:span> <text:span text:style-name="T310">Una definizione piuttosto parziale del movimento, basata sull'</text:span><text:a xlink:type="simple" xlink:href="https://it.wikipedia.org/wiki/Etimologia" text:style-name="Internet_20_link" text:visited-style-name="Visited_20_Internet_20_Link"><text:span text:style-name="T173">etimologia</text:span></text:a><text:span text:style-name="T463"> </text:span><text:span text:style-name="T310">della parola, può essere: "dottrina della salvezza tramite la conoscenza". Mentre il </text:span><text:a xlink:type="simple" xlink:href="https://it.wikipedia.org/wiki/Cristianesimo" text:style-name="Internet_20_link" text:visited-style-name="Visited_20_Internet_20_Link"><text:span text:style-name="T173">cristianesimo</text:span></text:a><text:span text:style-name="T463"> </text:span><text:a xlink:type="simple" xlink:href="https://it.wikipedia.org/wiki/Concilio_ecumenico" text:style-name="Internet_20_link" text:visited-style-name="Visited_20_Internet_20_Link">tradizionale</text:a><text:span text:style-name="T173"> </text:span><text:span text:style-name="T310">(così come definito dai concili ecumenici) sostiene che l'</text:span><text:a xlink:type="simple" xlink:href="https://it.wikipedia.org/wiki/Anima" text:style-name="Internet_20_link" text:visited-style-name="Visited_20_Internet_20_Link"><text:span text:style-name="T173">anima</text:span></text:a><text:span text:style-name="T463"> </text:span><text:span text:style-name="T310">raggiunge la salvezza dalla dannazione eterna per </text:span><text:a xlink:type="simple" xlink:href="https://it.wikipedia.org/wiki/Grazia_(teologia)" text:style-name="Internet_20_link" text:visited-style-name="Visited_20_Internet_20_Link"><text:span text:style-name="T173">grazia di Dio</text:span></text:a><text:span text:style-name="T463"> </text:span><text:span text:style-name="T310">principalmente mediante la </text:span><text:a xlink:type="simple" xlink:href="https://it.wikipedia.org/wiki/Fede" text:style-name="Internet_20_link" text:visited-style-name="Visited_20_Internet_20_Link"><text:span text:style-name="T173">fede</text:span></text:a><text:span text:style-name="T310">, per lo gnosticismo invece la salvezza dell'anima dipende da una forma di conoscenza superiore e illuminata (</text:span><text:span text:style-name="T376">gnosi</text:span><text:span text:style-name="T310">)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73"> </text:span><text:span text:style-name="T310">nel </text:span><text:a xlink:type="simple" xlink:href="https://it.wikipedia.org/wiki/539_a.C." text:style-name="Internet_20_link" text:visited-style-name="Visited_20_Internet_20_Link"><text:span text:style-name="T173">539 a.C.</text:span></text:a><text:span text:style-name="T310">,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73">mazdeismo</text:span></text:a><text:span text:style-name="T310">, o dualismo persiano. Questo, e l'immaginata esistenza di innumerevoli spiriti intermedi, </text:span><text:a xlink:type="simple" xlink:href="https://it.wikipedia.org/wiki/Angelo" text:style-name="Internet_20_link" text:visited-style-name="Visited_20_Internet_20_Link">angeli</text:a><text:span text:style-name="T173"> </text:span><text:span text:style-name="T310">e </text:span><text:a xlink:type="simple" xlink:href="https://it.wikipedia.org/wiki/Demone" text:style-name="Internet_20_link" text:visited-style-name="Visited_20_Internet_20_Link"><text:span text:style-name="T173">demoni</text:span></text:a><text:span text:style-name="T310">,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73">caldei</text:span></text:a><text:span text:style-name="T310">. La grandezza dei </text:span><text:a xlink:type="simple" xlink:href="https://it.wikipedia.org/wiki/7_(numero)" text:style-name="Internet_20_link" text:visited-style-name="Visited_20_Internet_20_Link">Sette</text:a><text:span text:style-name="T173"> </text:span><text:span text:style-name="T310">(la </text:span><text:a xlink:type="simple" xlink:href="https://it.wikipedia.org/wiki/Luna_(astrologia)" text:style-name="Internet_20_link" text:visited-style-name="Visited_20_Internet_20_Link"><text:span text:style-name="T173">Luna</text:span></text:a><text:span text:style-name="T310">, </text:span><text:a xlink:type="simple" xlink:href="https://it.wikipedia.org/wiki/Mercurio_(astrologia)" text:style-name="Internet_20_link" text:visited-style-name="Visited_20_Internet_20_Link"><text:span text:style-name="T173">Mercurio</text:span></text:a><text:span text:style-name="T310">, </text:span><text:a xlink:type="simple" xlink:href="https://it.wikipedia.org/wiki/Venere_(astrologia)" text:style-name="Internet_20_link" text:visited-style-name="Visited_20_Internet_20_Link"><text:span text:style-name="T173">Venere</text:span></text:a><text:span text:style-name="T310">, </text:span><text:a xlink:type="simple" xlink:href="https://it.wikipedia.org/wiki/Marte_(astrologia)" text:style-name="Internet_20_link" text:visited-style-name="Visited_20_Internet_20_Link"><text:span text:style-name="T173">Marte</text:span></text:a><text:span text:style-name="T310">, il </text:span><text:a xlink:type="simple" xlink:href="https://it.wikipedia.org/wiki/Sole_(astrologia)" text:style-name="Internet_20_link" text:visited-style-name="Visited_20_Internet_20_Link"><text:span text:style-name="T173">Sole</text:span></text:a><text:span text:style-name="T310">, </text:span><text:a xlink:type="simple" xlink:href="https://it.wikipedia.org/wiki/Giove_(astrologia)" text:style-name="Internet_20_link" text:visited-style-name="Visited_20_Internet_20_Link"><text:span text:style-name="T173">Giove</text:span></text:a><text:span text:style-name="T310">, e </text:span><text:a xlink:type="simple" xlink:href="https://it.wikipedia.org/wiki/Saturno_(astrologia)" text:style-name="Internet_20_link" text:visited-style-name="Visited_20_Internet_20_Link"><text:span text:style-name="T173">Saturno</text:span></text:a><text:span text:style-name="T310">), il sacro </text:span><text:span text:style-name="T376">Hebdomad</text:span><text:span text:style-name="T310">,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73"> </text:span><text:span text:style-name="T310">e </text:span><text:span text:style-name="T376">dynameis</text:span><text:span text:style-name="T310">, regole e poteri, la cui quasi irresistibile forza contrastava l'uomo. Furono trasformati da dei a </text:span><text:span text:style-name="T376">devas</text:span><text:span text:style-name="T310">,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94">Ogdoade</text:span></text:a><text:span text:style-name="T310">, doveva </text:span><text:soft-page-break/><text:span text:style-name="T310">combattere contro l'avversa influenza del dio o degli dei dell'</text:span><text:span text:style-name="T376">Hebdomad</text:span><text:span text:style-name="T310">.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76">ex opere operato </text:span><text:span text:style-name="T310">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76">gnosis </text:span><text:span text:style-name="T310">era completa senza la conoscenza delle formule che, una volta pronunciate, permettevano l'annullamento dei poteri ostili.</text:span></text:p>
      <text:p text:style-name="P46"/>
      <text:p text:style-name="P17"/>
      <text:p text:style-name="P17">Scetticismo: Non si può definire ne dimostrare nulla per il “regresso all'infinito”</text:p>
      <text:p text:style-name="P17"><text:s/></text:p>
      <text:p text:style-name="P17">Scolastica:</text:p>
      <text:p text:style-name="P17"/>
      <text:p text:style-name="P68">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8"/>
      <text:p text:style-name="P68">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68"/>
      <text:p text:style-name="P1"><text:span text:style-name="T727">Teodicea:</text:span><text:span text:style-name="T728"> </text:span><text:span text:style-name="T729">è una branca della </text:span><text:a xlink:type="simple" xlink:href="http://it.wikipedia.org/wiki/Teologia" text:style-name="Internet_20_link" text:visited-style-name="Visited_20_Internet_20_Link"><text:span text:style-name="T758">teologia</text:span></text:a><text:span text:style-name="T729"> che studia il rapporto tra la giustizia di </text:span><text:a xlink:type="simple" xlink:href="http://it.wikipedia.org/wiki/Dio" text:style-name="Internet_20_link" text:visited-style-name="Visited_20_Internet_20_Link"><text:span text:style-name="T758">Dio</text:span></text:a><text:span text:style-name="T729"> e la presenza nel mondo del </text:span><text:a xlink:type="simple" xlink:href="http://it.wikipedia.org/wiki/Male" text:style-name="Internet_20_link" text:visited-style-name="Visited_20_Internet_20_Link"><text:span text:style-name="T758">male</text:span></text:a><text:span text:style-name="T729">; per tale motivo, è anche indicata come </text:span><text:a xlink:type="simple" xlink:href="http://it.wikipedia.org/wiki/Teologia_naturale" text:style-name="Internet_20_link" text:visited-style-name="Visited_20_Internet_20_Link"><text:span text:style-name="T759">teologia naturale</text:span></text:a><text:span text:style-name="T729"> e, nel </text:span><text:a xlink:type="simple" xlink:href="http://it.wikipedia.org/wiki/XIX_secolo" text:style-name="Internet_20_link" text:visited-style-name="Visited_20_Internet_20_Link"><text:span text:style-name="T758">XIX secolo</text:span></text:a><text:span text:style-name="T729"> limitatamente alla cultura francese, come </text:span><text:a xlink:type="simple" xlink:href="http://it.wikipedia.org/wiki/Teologia_razionale" text:style-name="Internet_20_link" text:visited-style-name="Visited_20_Internet_20_Link"><text:span text:style-name="T759">teologia razionale</text:span></text:a><text:span text:style-name="T729">. </text:span><text:span text:style-name="T730">I</text:span><text:span text:style-name="T731">l termine "teodicea" fu coniato dal filosofo tedesco </text:span><text:a xlink:type="simple" xlink:href="http://it.wikipedia.org/wiki/Gottfried_Wilhelm_Leibniz" text:style-name="Internet_20_link" text:visited-style-name="Visited_20_Internet_20_Link"><text:span text:style-name="T761">Gottfried Wilhelm Leibniz</text:span></text:a><text:span text:style-name="T731"> (1646-1716) nell'opera </text:span><text:span text:style-name="T732">Essais de Théodicée sur la bonté de Dieu, la liberté de l'homme et l'origine du mal</text:span><text:span text:style-name="T731"> (</text:span><text:span text:style-name="T732">Saggi di teodicea sulla bontà di Dio, la libertà dell'uomo e l'origine del male</text:span><text:span text:style-name="T731">), opera redatta nel 1705 ma pubblicata per la prima volta ad </text:span><text:a xlink:type="simple" xlink:href="http://it.wikipedia.org/wiki/Amsterdam" text:style-name="Internet_20_link" text:visited-style-name="Visited_20_Internet_20_Link"><text:span text:style-name="T761">Amsterdam</text:span></text:a><text:span text:style-name="T731"> nel 1710.</text:span></text:p>
      <text:p text:style-name="P68"/>
      <text:p text:style-name="P1"><text:span text:style-name="T738">Samizdat: </text:span><text:span text:style-name="T739">was a key form of </text:span><text:a xlink:type="simple" xlink:href="https://en.wikipedia.org/wiki/Soviet_dissidents" text:style-name="Internet_20_link" text:visited-style-name="Visited_20_Internet_20_Link"><text:span text:style-name="T766">dissident</text:span></text:a><text:span text:style-name="T739"> activity across the </text:span><text:a xlink:type="simple" xlink:href="https://en.wikipedia.org/wiki/Soviet_bloc" text:style-name="Internet_20_link" text:visited-style-name="Visited_20_Internet_20_Link"><text:span text:style-name="T766">Soviet bloc</text:span></text:a><text:span text:style-name="T739">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766">grassroots</text:span></text:a><text:span text:style-name="T739"> practice to evade officially imposed </text:span><text:a xlink:type="simple" xlink:href="https://en.wikipedia.org/wiki/Censorship" text:style-name="Internet_20_link" text:visited-style-name="Visited_20_Internet_20_Link"><text:span text:style-name="T766">censorship</text:span></text:a><text:span text:style-name="T739"> was fraught with danger as harsh punishments were meted out to people caught possessing </text:span><text:soft-page-break/><text:span text:style-name="T739">or copying censored materials. </text:span><text:a xlink:type="simple" xlink:href="https://en.wikipedia.org/wiki/Vladimir_Bukovsky" text:style-name="Internet_20_link" text:visited-style-name="Visited_20_Internet_20_Link"><text:span text:style-name="T765">Vladimir Bukovsky</text:span></text:a><text:span text:style-name="T737"> summarized it as, "I myself create it, edit it, censor it, publish it, distribute it, and get imprisoned for it."</text:span></text:p>
      <text:p text:style-name="P68"/>
      <text:p text:style-name="P68"><text:span text:style-name="T362">New European Painting: </text:span><text:span text:style-name="T310">emerged in the 1980s and reached a critical point of major distinction and influence in the 1990s</text:span><text:span text:style-name="T222"> </text:span><text:span text:style-name="T310">with painters like </text:span><text:a xlink:type="simple" xlink:href="https://en.wikipedia.org/wiki/Gerhard_Richter" text:style-name="Internet_20_link" text:visited-style-name="Visited_20_Internet_20_Link"><text:span text:style-name="T173">Gerhard Richter</text:span></text:a><text:span text:style-name="T310">,</text:span><text:span text:style-name="T222"> </text:span><text:a xlink:type="simple" xlink:href="https://en.wikipedia.org/wiki/Sigmar_Polke" text:style-name="Internet_20_link" text:visited-style-name="Visited_20_Internet_20_Link"><text:span text:style-name="T173">Sigmar Polke</text:span></text:a><text:span text:style-name="T310">, </text:span><text:a xlink:type="simple" xlink:href="https://en.wikipedia.org/wiki/Georg_Baselitz" text:style-name="Internet_20_link" text:visited-style-name="Visited_20_Internet_20_Link"><text:span text:style-name="T173">Georg Baselitz</text:span></text:a><text:span text:style-name="T310">, </text:span><text:a xlink:type="simple" xlink:href="https://en.wikipedia.org/wiki/Anselm_Kiefer" text:style-name="Internet_20_link" text:visited-style-name="Visited_20_Internet_20_Link"><text:span text:style-name="T173">Anselm Kiefer</text:span></text:a><text:span text:style-name="T463"> </text:span><text:span text:style-name="T310">and </text:span><text:a xlink:type="simple" xlink:href="https://en.wikipedia.org/wiki/Bracha_Ettinger" text:style-name="Internet_20_link" text:visited-style-name="Visited_20_Internet_20_Link"><text:span text:style-name="T173">Bracha Ettinger</text:span></text:a><text:span text:style-name="T222"> </text:span><text:span text:style-name="T310">whose paintings have established and continue to create a new dialogue between the historical archive, American Abstraction and figuration.</text:span><text:span text:style-name="T222"> </text:span><text:span text:style-name="T310">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9"/>
      <text:p text:style-name="P68"><text:span text:style-name="T362">Oulipo: </text:span><text:span text:style-name="T429">Ou</text:span><text:span text:style-name="T428">vroir de </text:span><text:span text:style-name="T429">li</text:span><text:span text:style-name="T428">ttérature </text:span><text:span text:style-name="T429">po</text:span><text:span text:style-name="T428">tentielle</text:span><text:span text:style-name="T310"> is a loose gathering of (mainly) French-speaking writers and </text:span><text:a xlink:type="simple" xlink:href="https://en.wikipedia.org/wiki/Mathematics" text:style-name="Internet_20_link" text:visited-style-name="Visited_20_Internet_20_Link">mathematicians</text:a><text:span text:style-name="T173"> </text:span><text:span text:style-name="T310">who seek to create works using </text:span><text:a xlink:type="simple" xlink:href="https://en.wikipedia.org/wiki/Constrained_writing" text:style-name="Internet_20_link" text:visited-style-name="Visited_20_Internet_20_Link">constrained writing</text:a><text:span text:style-name="T173"> </text:span><text:span text:style-name="T310">techniques. It was founded in 1960 by </text:span><text:a xlink:type="simple" xlink:href="https://en.wikipedia.org/wiki/Raymond_Queneau" text:style-name="Internet_20_link" text:visited-style-name="Visited_20_Internet_20_Link">Raymond Queneau</text:a><text:span text:style-name="T173"> </text:span><text:span text:style-name="T310">and </text:span><text:a xlink:type="simple" xlink:href="https://en.wikipedia.org/wiki/François_Le_Lionnais" text:style-name="Internet_20_link" text:visited-style-name="Visited_20_Internet_20_Link"><text:span text:style-name="T173">François Le Lionnais</text:span></text:a><text:span text:style-name="T310">. Other notable members have included </text:span><text:a xlink:type="simple" xlink:href="https://en.wikipedia.org/wiki/Novelist" text:style-name="Internet_20_link" text:visited-style-name="Visited_20_Internet_20_Link"><text:span text:style-name="T173">novelists</text:span></text:a><text:span text:style-name="T463"> </text:span><text:a xlink:type="simple" xlink:href="https://en.wikipedia.org/wiki/Georges_Perec" text:style-name="Internet_20_link" text:visited-style-name="Visited_20_Internet_20_Link">Georges Perec</text:a><text:span text:style-name="T173"> </text:span><text:span text:style-name="T310">and </text:span><text:a xlink:type="simple" xlink:href="https://en.wikipedia.org/wiki/Italo_Calvino" text:style-name="Internet_20_link" text:visited-style-name="Visited_20_Internet_20_Link"><text:span text:style-name="T173">Italo Calvino</text:span></text:a><text:span text:style-name="T310">, poets </text:span><text:a xlink:type="simple" xlink:href="https://en.wikipedia.org/wiki/Oskar_Pastior" text:style-name="Internet_20_link" text:visited-style-name="Visited_20_Internet_20_Link"><text:span text:style-name="T173">Oskar Pastior</text:span></text:a><text:span text:style-name="T310">, </text:span><text:a xlink:type="simple" xlink:href="https://en.wikipedia.org/wiki/Jean_Lescure" text:style-name="Internet_20_link" text:visited-style-name="Visited_20_Internet_20_Link">Jean Lescure</text:a><text:span text:style-name="T173"> </text:span><text:span text:style-name="T310">and poet/mathematician </text:span><text:a xlink:type="simple" xlink:href="https://en.wikipedia.org/wiki/Jacques_Roubaud" text:style-name="Internet_20_link" text:visited-style-name="Visited_20_Internet_20_Link"><text:span text:style-name="T173">Jacques Roubaud</text:span></text:a><text:span text:style-name="T310">.</text:span></text:p>
      <text:p text:style-name="P68"/>
      <text:p text:style-name="P1"><text:span text:style-name="T629">Die Brücke:</text:span><text:span text:style-name="T628"> è stato un gruppo di artisti dell'avanguardia tedesca formatosi a </text:span><text:a xlink:type="simple" xlink:href="https://it.wikipedia.org/wiki/Dresda" text:style-name="Internet_20_link" text:visited-style-name="Visited_20_Internet_20_Link">Dresda</text:a><text:span text:style-name="T628"> il 7 giugno </text:span><text:a xlink:type="simple" xlink:href="https://it.wikipedia.org/wiki/1905" text:style-name="Internet_20_link" text:visited-style-name="Visited_20_Internet_20_Link">1905</text:a><text:span text:style-name="T628">.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628">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8"/>
      <text:p text:style-name="P1"><text:span text:style-name="T629">Der Blaue Reiter</text:span><text:span text:style-name="T628"> (</text:span><text:span text:style-name="T629">Il cavaliere azzurro</text:span><text:span text:style-name="T628"> o </text:span><text:span text:style-name="T629">Il cavaliere blu</text:span><text:span text:style-name="T628">): fu un gruppo di artisti formatosi a </text:span><text:a xlink:type="simple" xlink:href="https://it.wikipedia.org/wiki/Monaco_di_Baviera" text:style-name="Internet_20_link" text:visited-style-name="Visited_20_Internet_20_Link">Monaco di Baviera</text:a><text:span text:style-name="T628"> nel </text:span><text:a xlink:type="simple" xlink:href="https://it.wikipedia.org/wiki/1911" text:style-name="Internet_20_link" text:visited-style-name="Visited_20_Internet_20_Link">1911</text:a><text:span text:style-name="T628">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628"> tedesco, dopo </text:span><text:a xlink:type="simple" xlink:href="https://it.wikipedia.org/wiki/Die_Brücke" text:style-name="Internet_20_link" text:visited-style-name="Visited_20_Internet_20_Link">Die Brücke</text:a><text:span text:style-name="T628"> fondato a </text:span><text:a xlink:type="simple" xlink:href="https://it.wikipedia.org/wiki/Dresda" text:style-name="Internet_20_link" text:visited-style-name="Visited_20_Internet_20_Link">Dresda</text:a><text:span text:style-name="T628">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628">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645">Neue Künstlervereinigung</text:span> (Nuova Unione degli Artisti, un altro gruppo di cui Kandinskij era membro), del quadro di Kandinskij <text:span text:style-name="T645">Il giudizio universale</text:span>.</text:p>
      <text:p text:style-name="P68"/>
      <text:p text:style-name="P68"><text:span text:style-name="T350">P</text:span><text:span text:style-name="T362">hilosophy of history: </text:span><text:span text:style-name="T310">refers to the theoretical aspect of history, in two senses. It is customary to distinguish </text:span><text:span text:style-name="T362">critical philosophy of history </text:span><text:span text:style-name="T310">from </text:span><text:span text:style-name="T362">speculative philosophy of history</text:span><text:span text:style-name="T310">.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73">philosophy</text:span></text:a><text:span text:style-name="T463"> </text:span><text:span text:style-name="T310">concerning the eventual significance, if any, of human history. </text:span><text:span text:style-name="T351">(There is also the “science of history”)</text:span></text:p>
      <text:p text:style-name="P68"/>
      <text:p text:style-name="P68"/>
      <text:p text:style-name="P68"/>
      <text:p text:style-name="P68"/>
      <text:p text:style-name="P68"/>
      <text:p text:style-name="P72">Tecniche e stili artistici:</text:p>
      <text:p text:style-name="P72"><text:soft-page-break/></text:p>
      <text:p text:style-name="P90"><text:span text:style-name="T414">L</text:span><text:span text:style-name="T389">ipogram: </text:span><text:a xlink:type="simple" xlink:href="https://en.wikipedia.org/wiki/Constrained_writing" text:style-name="Internet_20_link" text:visited-style-name="Visited_20_Internet_20_Link">constrained writing</text:a><text:span text:style-name="T205"> </text:span><text:span text:style-name="T414">or </text:span><text:a xlink:type="simple" xlink:href="https://en.wikipedia.org/wiki/Word_game" text:style-name="Internet_20_link" text:visited-style-name="Visited_20_Internet_20_Link">word game</text:a><text:span text:style-name="T205"> </text:span><text:span text:style-name="T414">consisting in writing paragraphs or longer works in which a particular letter or group of letters is avoided. </text:span><text:span text:style-name="T362">pangrammatic lipogram </text:span><text:span text:style-name="T310">is a text that uses every letter of the alphabet except one.</text:span></text:p>
      <text:p text:style-name="P72"/>
      <text:p text:style-name="P68"/>
      <text:p text:style-name="P68"/>
      <text:p text:style-name="P68"/>
      <text:p text:style-name="P68"/>
      <text:p text:style-name="P68"/>
      <text:p text:style-name="P68"/>
      <text:p text:style-name="P68"/>
      <text:p text:style-name="P68"/>
      <text:p text:style-name="P68"/>
      <text:p text:style-name="P68"/>
      <text:p text:style-name="P68"/>
      <text:p text:style-name="P68">Riviste:</text:p>
      <text:p text:style-name="P68"/>
      <text:p text:style-name="P68">L=A=N=G=U=A=G=E: magazine, 13 issues between (1978 to 1981), edited by Charles Bernstein and Bruce Andrews. Breading ground of the poets movement under the name “Language poets”.</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4">Music:</text:p>
      <text:p text:style-name="P74"/>
      <text:p text:style-name="P74"><text:span text:style-name="T362">Csárdás: </text:span><text:span text:style-name="T310">traditional Hungarian </text:span><text:a xlink:type="simple" xlink:href="https://en.wikipedia.org/wiki/Folk_dance" text:style-name="Internet_20_link" text:visited-style-name="Visited_20_Internet_20_Link"><text:span text:style-name="T173">folk dance</text:span></text:a><text:span text:style-name="T310">, the name derived from </text:span><text:span text:style-name="T431">csárda </text:span><text:span text:style-name="T310">(old Hungarian term for </text:span><text:a xlink:type="simple" xlink:href="https://en.wikipedia.org/wiki/Tavern" text:style-name="Internet_20_link" text:visited-style-name="Visited_20_Internet_20_Link"><text:span text:style-name="T173">tavern</text:span></text:a><text:span text:style-name="T310">). It originated in Hungary and was popularized by </text:span><text:a xlink:type="simple" xlink:href="https://en.wikipedia.org/wiki/Romani_music" text:style-name="Internet_20_link" text:visited-style-name="Visited_20_Internet_20_Link">Romani music</text:a><text:span text:style-name="T173"> </text:span><text:span text:style-name="T310">(</text:span><text:a xlink:type="simple" xlink:href="https://en.wikipedia.org/wiki/Cigány" text:style-name="Internet_20_link" text:visited-style-name="Visited_20_Internet_20_Link"><text:span text:style-name="T173">Cigány</text:span></text:a><text:span text:style-name="T310">) bands in Hungary and neighboring lands of </text:span><text:a xlink:type="simple" xlink:href="https://en.wikipedia.org/wiki/Serbia" text:style-name="Internet_20_link" text:visited-style-name="Visited_20_Internet_20_Link"><text:span text:style-name="T173">Serbia</text:span></text:a><text:span text:style-name="T310">, </text:span><text:a xlink:type="simple" xlink:href="https://en.wikipedia.org/wiki/Slovakia" text:style-name="Internet_20_link" text:visited-style-name="Visited_20_Internet_20_Link"><text:span text:style-name="T173">Slovakia</text:span></text:a><text:span text:style-name="T310">, </text:span><text:a xlink:type="simple" xlink:href="https://en.wikipedia.org/wiki/Slovenia" text:style-name="Internet_20_link" text:visited-style-name="Visited_20_Internet_20_Link"><text:span text:style-name="T173">Slovenia</text:span></text:a><text:span text:style-name="T310">, </text:span><text:a xlink:type="simple" xlink:href="https://en.wikipedia.org/wiki/Burgenland" text:style-name="Internet_20_link" text:visited-style-name="Visited_20_Internet_20_Link"><text:span text:style-name="T173">Burgenland</text:span></text:a><text:span text:style-name="T310">, </text:span><text:a xlink:type="simple" xlink:href="https://en.wikipedia.org/wiki/Croatia" text:style-name="Internet_20_link" text:visited-style-name="Visited_20_Internet_20_Link"><text:span text:style-name="T173">Croatia</text:span></text:a><text:span text:style-name="T310">, </text:span><text:a xlink:type="simple" xlink:href="https://en.wikipedia.org/wiki/Ukraine" text:style-name="Internet_20_link" text:visited-style-name="Visited_20_Internet_20_Link"><text:span text:style-name="T173">Ukraine</text:span></text:a><text:span text:style-name="T310">, </text:span><text:a xlink:type="simple" xlink:href="https://en.wikipedia.org/wiki/Russia" text:style-name="Internet_20_link" text:visited-style-name="Visited_20_Internet_20_Link"><text:span text:style-name="T173">Russia</text:span></text:a><text:span text:style-name="T310">, </text:span><text:a xlink:type="simple" xlink:href="https://en.wikipedia.org/wiki/Poland" text:style-name="Internet_20_link" text:visited-style-name="Visited_20_Internet_20_Link"><text:span text:style-name="T173">Poland</text:span></text:a><text:span text:style-name="T310">, </text:span><text:a xlink:type="simple" xlink:href="https://en.wikipedia.org/wiki/Transylvania" text:style-name="Internet_20_link" text:visited-style-name="Visited_20_Internet_20_Link"><text:span text:style-name="T173">Transylvania</text:span></text:a><text:span text:style-name="T463"> </text:span><text:span text:style-name="T310">and </text:span><text:a xlink:type="simple" xlink:href="https://en.wikipedia.org/wiki/Moravia" text:style-name="Internet_20_link" text:visited-style-name="Visited_20_Internet_20_Link"><text:span text:style-name="T173">Moravia</text:span></text:a><text:span text:style-name="T310">, as well as among the </text:span><text:a xlink:type="simple" xlink:href="https://en.wikipedia.org/wiki/Banat_Bulgarians" text:style-name="Internet_20_link" text:visited-style-name="Visited_20_Internet_20_Link"><text:span text:style-name="T173">Banat Bulgarians</text:span></text:a><text:span text:style-name="T310">, including those in </text:span><text:a xlink:type="simple" xlink:href="https://en.wikipedia.org/wiki/Bulgaria" text:style-name="Internet_20_link" text:visited-style-name="Visited_20_Internet_20_Link"><text:span text:style-name="T173">Bulgaria</text:span></text:a><text:span text:style-name="T310">.</text:span></text:p>
      <text:p text:style-name="P74"/>
      <text:p text:style-name="P68"/>
      <text:p text:style-name="P68"/>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Books:</text:p>
      <text:p text:style-name="P68"/>
      <text:p text:style-name="P1"><text:span text:style-name="T628">Cantico dei cantici: attribuito a Salomone (che sarebbe pure il personaggio principale) del X sec. a.C. Testo laico ebraico derivato e copiato da poemi della Mesopotamia. </text:span><text:span text:style-name="T614">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621"> </text:span></text:p>
      <text:p text:style-name="P68"/>
      <text:p text:style-name="P68">Poemi Omerici: Iliade 800 a.C. Circa (corporazione degli Omeridi). Odissea 650 a.C. Circa. <text:span text:style-name="T611">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79">Iliade: parla degli ultimi 51 giorni dei 10 anni di guerra tra I greci e Troia (detta anche Ilio, da cui prende il poema nome).</text:p>
      <text:p text:style-name="P179"><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79"><text:tab/>Odissea: Per ulisse l'arco e la cetra cantano la stessa melodia: la morte e la poesia sono la stessa cosa. Per gli Omerici nella poesia è compresa la morte e I dolori. Senza questi non esiste poesia. Ma la poesia, nata e narrante il dolore, dà gioia.</text:p>
      <text:p text:style-name="P179"><text:tab/>Due dei importanti: Apollo ed Ermes. Iliade inizia con Apollo e finisce con Ermes, l'Odissea il contrario. Odissea come poema sinfonico: un primo tema, un secondo, ripresa del primo, terzo.. Armonia per I greci significa “intreccio, connessione”.</text:p>
      <text:p text:style-name="P68"/>
      <text:p text:style-name="P68">The Language Book: Bruce Andrews and prof. Charles Bernstein.</text:p>
      <text:p text:style-name="P68"/>
      <text:p text:style-name="P68">Decamerone (Boccaccio): Dedicato alle donne afflitte da pene d'amore per risollevarle, destinato quindi a persone non letterate. <text:span text:style-name="T611">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text:span><text:soft-page-break/><text:span text:style-name="T611">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8"/>
      <text:p text:style-name="P68">Almagesto: Trattato scientifico fatto da Tolomeo nel II sec. d.C. Per spiegare il moto dei pianeti e dare all'astronomia caratterre scientifico. 13 capitoli. <text:span text:style-name="T611">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68"/>
      <text:p text:style-name="P68">Corpus Ermeticus: </text:p>
      <text:p text:style-name="P68"/>
      <text:p text:style-name="P68">Gli Elementi di Euclide: più importante opera di geometria dell'antichità, 11 volumi. <text:span text:style-name="T611">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8"/>
      <text:p text:style-name="P68">Sulla Natura: Poema di Parmenide che diffonde le sue idee filosofiche. <text:span text:style-name="T611">Sono pervenuti 19 frammenti per un totale di 160 versi. Si compone di un </text:span><text:span text:style-name="T616">Proemio</text:span><text:span text:style-name="T611"> e di una trattazione in 2 parti: </text:span><text:span text:style-name="T616">La via della verità, </text:span><text:span text:style-name="T615">che attraverso la ragione conduce alla verità e all'essere, e</text:span><text:span text:style-name="T616"> La via dell'opinione, </text:span><text:span text:style-name="T615">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8"/>
      <text:p text:style-name="P68">Trattato sulle coniche: Apollonio. Le sezioni coniche.</text:p>
      <text:p text:style-name="P68"/>
      <text:p text:style-name="P68">Vangelo di San Nicodemo: vangelo apocrifo nel quale è narrata la battaglia di Gesù Cristo e gli dei del passato. Gesù Cristo va da Ade per sconfiggerlo e portare tutte le anime in paradiso.</text:p>
      <text:p text:style-name="P68"/>
      <text:p text:style-name="P1"><text:span text:style-name="T628">Do not stand at my grave and weep (1932): Poem written by Mary Elisabeth Frye, an </text:span><text:span text:style-name="T28">Baltimore housewife and florist.</text:span><text:span text:style-name="T628"> </text:span><text:span text:style-name="T28">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text:span><text:soft-page-break/><text:span text:style-name="T12">mother died, the heartbroken young woman told Frye that she never had the chance to “stand by my mother’s grave and shed a tear”.</text:span></text:p>
      <text:p text:style-name="P17"/>
      <text:p text:style-name="P1"><text:span text:style-name="T628">Del sublime:</text:span><text:span text:style-name="T644"> </text:span><text:span text:style-name="T679">trattato di poesia scritto in epoca ellenistica. Scritto da uno sconosciuto, al quale è stato dato il nome di Pseudo-Longino.</text:span><text:span text:style-name="T678"> </text:span><text:span text:style-name="T124">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5">pathos </text:span></text:span><text:span text:style-name="T124">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8"/>
      <text:p text:style-name="P88"><text:span text:style-name="T395">La </text:span><text:span text:style-name="T419">Guerra del Peloponneso: </text:span><text:span text:style-name="T395">opera di </text:span><text:a xlink:type="simple" xlink:href="https://it.wikipedia.org/wiki/Tucidide" text:style-name="Internet_20_link" text:visited-style-name="Visited_20_Internet_20_Link">Tucidide</text:a><text:span text:style-name="T199"> </text:span><text:span text:style-name="T395">sulla </text:span><text:a xlink:type="simple" xlink:href="https://it.wikipedia.org/wiki/Guerra_del_Peloponneso" text:style-name="Internet_20_link" text:visited-style-name="Visited_20_Internet_20_Link"><text:span text:style-name="T199">guerra del Peloponneso</text:span></text:a><text:span text:style-name="T395">, scritta dallo storico greco nel periodo di permanenza ad </text:span><text:a xlink:type="simple" xlink:href="https://it.wikipedia.org/wiki/Atene" text:style-name="Internet_20_link" text:visited-style-name="Visited_20_Internet_20_Link"><text:span text:style-name="T199">Atene</text:span></text:a><text:span text:style-name="T395">. </text:span><text:span text:style-name="T310">Il titolo dell'opera e la divisione in otto libri, realizzate dai bibliotecari alessandrini, sono entrambe posteriori. Infatti all'opera viene attribuito anche il titolo di </text:span><text:span text:style-name="T382">Storie</text:span><text:span text:style-name="T310">, come </text:span><text:a xlink:type="simple" xlink:href="https://it.wikipedia.org/wiki/Storie_(Erodoto)" text:style-name="Internet_20_link" text:visited-style-name="Visited_20_Internet_20_Link">quelle</text:a><text:span text:style-name="T173"> </text:span><text:span text:style-name="T310">di </text:span><text:a xlink:type="simple" xlink:href="https://it.wikipedia.org/wiki/Erodoto" text:style-name="Internet_20_link" text:visited-style-name="Visited_20_Internet_20_Link"><text:span text:style-name="T173">Erodoto</text:span></text:a><text:span text:style-name="T310">. L'opera è un profondo e analitico resoconto cronologico del conflitto che oppose fra il </text:span><text:a xlink:type="simple" xlink:href="https://it.wikipedia.org/wiki/431_a.C." text:style-name="Internet_20_link" text:visited-style-name="Visited_20_Internet_20_Link">431 a.C.</text:a><text:span text:style-name="T173"> </text:span><text:span text:style-name="T310">e il </text:span><text:a xlink:type="simple" xlink:href="https://it.wikipedia.org/wiki/404_a.C." text:style-name="Internet_20_link" text:visited-style-name="Visited_20_Internet_20_Link"><text:span text:style-name="T173">404 a.C.</text:span></text:a><text:span text:style-name="T463"> </text:span><text:a xlink:type="simple" xlink:href="https://it.wikipedia.org/wiki/Sparta" text:style-name="Internet_20_link" text:visited-style-name="Visited_20_Internet_20_Link">Sparta</text:a><text:span text:style-name="T173"> </text:span><text:span text:style-name="T310">ed </text:span><text:a xlink:type="simple" xlink:href="https://it.wikipedia.org/wiki/Atene" text:style-name="Internet_20_link" text:visited-style-name="Visited_20_Internet_20_Link">Atene</text:a><text:span text:style-name="T173"> </text:span><text:span text:style-name="T310">per il predominio sulla Grecia. I libri comprendono tre fasi precise del conflitto (e il I libro comprende un </text:span><text:span text:style-name="T376">excursus </text:span><text:span text:style-name="T310">sul cinquantennio di pace -</text:span><text:a xlink:type="simple" xlink:href="https://it.wikipedia.org/wiki/Pentecontaetia" text:style-name="Internet_20_link" text:visited-style-name="Visited_20_Internet_20_Link"><text:span text:style-name="T173">Pentecontaetia</text:span></text:a><text:span text:style-name="T310">- che precedette il conflitto diretto): lo scontro tra i due colossi Atene e Sparta dal 431 a.C. al </text:span><text:a xlink:type="simple" xlink:href="https://it.wikipedia.org/wiki/421_a.C." text:style-name="Internet_20_link" text:visited-style-name="Visited_20_Internet_20_Link">421 a.C.</text:a><text:span text:style-name="T173"> </text:span><text:span text:style-name="T310">(anno della pace stipulata dall'uomo politico e generale ateniese </text:span><text:a xlink:type="simple" xlink:href="https://it.wikipedia.org/wiki/Nicia" text:style-name="Internet_20_link" text:visited-style-name="Visited_20_Internet_20_Link"><text:span text:style-name="T173">Nicia</text:span></text:a><text:span text:style-name="T310">); la sventurata </text:span><text:a xlink:type="simple" xlink:href="https://it.wikipedia.org/wiki/Spedizione_siciliana" text:style-name="Internet_20_link" text:visited-style-name="Visited_20_Internet_20_Link">spedizione ateniese in Sicilia</text:a><text:span text:style-name="T173"> </text:span><text:span text:style-name="T310">iniziata nel </text:span><text:a xlink:type="simple" xlink:href="https://it.wikipedia.org/wiki/415_a.C." text:style-name="Internet_20_link" text:visited-style-name="Visited_20_Internet_20_Link">415 a.C.</text:a><text:span text:style-name="T173"> </text:span><text:span text:style-name="T310">e conclusa nel </text:span><text:a xlink:type="simple" xlink:href="https://it.wikipedia.org/wiki/413_a.C." text:style-name="Internet_20_link" text:visited-style-name="Visited_20_Internet_20_Link">413 a.C.</text:a><text:span text:style-name="T173"> </text:span><text:span text:style-name="T310">con la distruzione della flotta nel </text:span><text:a xlink:type="simple" xlink:href="https://it.wikipedia.org/wiki/Porto_di_Siracusa" text:style-name="Internet_20_link" text:visited-style-name="Visited_20_Internet_20_Link">porto di Siracusa</text:a><text:span text:style-name="T173"> </text:span><text:span text:style-name="T310">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73">404 a.C.</text:span></text:a><text:span text:style-name="T310">).</text:span></text:p>
      <text:p text:style-name="P105"/>
      <text:p text:style-name="P88"><text:span text:style-name="T382">Myricae: </text:span><text:span text:style-name="T310">è una raccolta di </text:span><text:a xlink:type="simple" xlink:href="https://it.wikipedia.org/wiki/Poesia" text:style-name="Internet_20_link" text:visited-style-name="Visited_20_Internet_20_Link">poesie</text:a><text:span text:style-name="T173"> </text:span><text:span text:style-name="T310">di </text:span><text:a xlink:type="simple" xlink:href="https://it.wikipedia.org/wiki/Giovanni_Pascoli" text:style-name="Internet_20_link" text:visited-style-name="Visited_20_Internet_20_Link"><text:span text:style-name="T173">Giovanni Pascoli</text:span></text:a><text:span text:style-name="T310">, pubblicata in successive edizioni tra il </text:span><text:a xlink:type="simple" xlink:href="https://it.wikipedia.org/wiki/1891" text:style-name="Internet_20_link" text:visited-style-name="Visited_20_Internet_20_Link">1891</text:a><text:span text:style-name="T173"> </text:span><text:span text:style-name="T310">e il </text:span><text:a xlink:type="simple" xlink:href="https://it.wikipedia.org/wiki/1903" text:style-name="Internet_20_link" text:visited-style-name="Visited_20_Internet_20_Link">1903</text:a><text:span text:style-name="T173"> </text:span><text:span text:style-name="T310">(anno dell'edizione definitiva). L'opera rappresenta l'ultimo esempio di </text:span><text:a xlink:type="simple" xlink:href="https://it.wikipedia.org/wiki/Poesia_lirica" text:style-name="Internet_20_link" text:visited-style-name="Visited_20_Internet_20_Link">poesia lirica</text:a><text:span text:style-name="T173"> </text:span><text:span text:style-name="T310">"classica" prima della stagione delle </text:span><text:a xlink:type="simple" xlink:href="https://it.wikipedia.org/wiki/Avanguardia" text:style-name="Internet_20_link" text:visited-style-name="Visited_20_Internet_20_Link">Avanguardie poetiche</text:a><text:span text:style-name="T173"> </text:span><text:span text:style-name="T310">del </text:span><text:a xlink:type="simple" xlink:href="https://it.wikipedia.org/wiki/XX_secolo" text:style-name="Internet_20_link" text:visited-style-name="Visited_20_Internet_20_Link"><text:span text:style-name="T173">Novecento</text:span></text:a><text:span text:style-name="T310">. Il titolo della raccolta pascoliana deriva dal verso della IV </text:span><text:a xlink:type="simple" xlink:href="https://it.wikipedia.org/wiki/Bucoliche" text:style-name="Internet_20_link" text:visited-style-name="Visited_20_Internet_20_Link">Bucolica</text:a><text:span text:style-name="T194"> </text:span><text:span text:style-name="T310">d</text:span><text:span text:style-name="T319">i </text:span><text:a xlink:type="simple" xlink:href="https://it.wikipedia.org/wiki/Virgilio" text:style-name="Internet_20_link" text:visited-style-name="Visited_20_Internet_20_Link">Virgilio</text:a><text:span text:style-name="T173"> </text:span><text:span text:style-name="T310">«</text:span><text:span text:style-name="T376">Non omnes arbusta iuvant humilesque Myricae</text:span><text:span text:style-name="T310">», cioè "Non a tutti piacciono gli arbusti e le umili </text:span><text:a xlink:type="simple" xlink:href="https://it.wikipedia.org/wiki/Tamerici" text:style-name="Internet_20_link" text:visited-style-name="Visited_20_Internet_20_Link"><text:span text:style-name="T173">tamerici</text:span></text:a><text:span text:style-name="T310">".</text:span><text:span text:style-name="T173"> </text:span><text:span text:style-name="T310">Questa frase è utilizzata dal poeta anche nell'epigrafe dei </text:span><text:a xlink:type="simple" xlink:href="https://it.wikipedia.org/wiki/Canti_di_Castelvecchio" text:style-name="Internet_20_link" text:visited-style-name="Visited_20_Internet_20_Link">Canti di </text:a><text:a xlink:type="simple" xlink:href="https://it.wikipedia.org/wiki/Canti_di_Castelvecchio" text:style-name="Internet_20_link" text:visited-style-name="Visited_20_Internet_20_Link">Castelvecchio</text:a><text:span text:style-name="T194"> </text:span><text:span text:style-name="T310">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94"> </text:span><text:span text:style-name="T310">di </text:span><text:a xlink:type="simple" xlink:href="https://it.wikipedia.org/wiki/Petrarca" text:style-name="Internet_20_link" text:visited-style-name="Visited_20_Internet_20_Link"><text:span text:style-name="T173">Petrarca</text:span></text:a><text:span text:style-name="T310">, essa si estende per quasi tutto l'arco della produzione poetica dell'autore, così che la storia compositiva di </text:span><text:span text:style-name="T376">Myricae </text:span><text:span text:style-name="T310">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105"/>
      <text:p text:style-name="P10"><text:span text:style-name="T631">Macumba: </text:span><text:span text:style-name="T310">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73">Umbanda</text:span></text:a><text:span text:style-name="T463"> </text:span><text:span text:style-name="T310">and </text:span><text:a xlink:type="simple" xlink:href="https://en.wikipedia.org/wiki/Quimbanda" text:style-name="Internet_20_link" text:visited-style-name="Visited_20_Internet_20_Link"><text:span text:style-name="T173">Quimbanda</text:span></text:a><text:span text:style-name="T310">. The term "macumba" became common in </text:span><text:a xlink:type="simple" xlink:href="https://en.wikipedia.org/wiki/Brazil" text:style-name="Internet_20_link" text:visited-style-name="Visited_20_Internet_20_Link"><text:span text:style-name="T173">Brazil</text:span></text:a><text:span text:style-name="T463"> </text:span><text:span text:style-name="T310">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73">Southern Cone</text:span></text:a><text:span text:style-name="T310">.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7"><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Luoghi</text:p>
      <text:p text:style-name="P68"/>
      <text:p text:style-name="P68">Martha's Vineyard: isola nel Massachussets, è stato girato “Lo Squalo” da Spielberg, tomba di John Belushi. Nell'inizio del '900 era popolata da un 25% di persone sorde. <text:span text:style-name="T611">Questo perché, pochi colonizzatori iniziarono a accoppiarsi tra loro dando libero spazio ai caratteri ereditari recessivi di presentarsi. (Paolini la spiega attraverso la figura di Alexander Graham Bell)</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63"/>
      <text:p text:style-name="P63"/>
      <text:p text:style-name="P63"/>
      <text:p text:style-name="P63"/>
      <text:p text:style-name="P63">Avvenimenti storici:</text:p>
      <text:p text:style-name="P63"/>
      <text:p text:style-name="P63">1183 – Pace di Costanza: tra Lega Lombarda (Lega dei comuni) e l'Impero di Federico I di Svevia (Barbarossa).</text:p>
      <text:p text:style-name="P63"/>
      <text:p text:style-name="P63">1309 – 1377: Cattività Avignonese. Il papa si trasferisce in Francia.</text:p>
      <text:p text:style-name="P63"/>
      <text:p text:style-name="P63">1324 – Tumulto di Bologna. I cittadini, dopo essere stati mandati in una disastrosa guerra contro Ferrara, i cittadini si ribellano ai capi generali francesi e clericali nel castello inespugnabile lanciando merda perché senza armi. Dura 11 giorni.</text:p>
      <text:p text:style-name="P63"/>
      <text:p text:style-name="P63">1440 – Johann Gutenberg: invenzione della stampa a caratteri mobili.</text:p>
      <text:p text:style-name="P63"/>
      <text:p text:style-name="P63">1444 – Cosimo de Medici: Biblioteca di San Marco a Firenze (culla dell'umanesimo) prima biblioteca pubblica europea.</text:p>
      <text:p text:style-name="P63"/>
      <text:p text:style-name="P63">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63"/>
      <text:p text:style-name="P63">1839 d.C. - Nacita della fotografia</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63"/>
      <text:p text:style-name="P63"/>
      <text:p text:style-name="P63"/>
      <text:p text:style-name="P63"/>
      <text:p text:style-name="P63">Miti:</text:p>
      <text:p text:style-name="P63"/>
      <text:p text:style-name="P116"><text:span text:style-name="Strong_20_Emphasis"><text:span text:style-name="T638">TECHNE</text:span></text:span><text:span text:style-name="T636"> </text:span><text:span text:style-name="T637">(Τέχνη). - Personificazione divina dell'arte, in contrapposizione alla Physis (Per il termine t. usato come equivalente di "arte" nel linguaggio critico, v. </text:span><text:span text:style-name="T639">critica</text:span><text:span text:style-name="T636"> </text:span><text:span text:style-name="T639">dell'arte</text:span><text:span text:style-name="T637">). </text:span><text:span text:style-name="T640">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53"/>
      <text:p text:style-name="P38"/>
      <text:p text:style-name="P189"><text:span text:style-name="T277">Calliope: In </text:span><text:a xlink:type="simple" xlink:href="https://en.wikipedia.org/wiki/Greek_mythology" text:style-name="Internet_20_link" text:visited-style-name="Visited_20_Internet_20_Link"><text:span text:style-name="T156">Greek mythology</text:span></text:a><text:span text:style-name="T277">, Calliope was the </text:span><text:a xlink:type="simple" xlink:href="https://en.wikipedia.org/wiki/Muse" text:style-name="Internet_20_link" text:visited-style-name="Visited_20_Internet_20_Link">muse</text:a><text:span text:style-name="T156"> </text:span><text:span text:style-name="T277">who presides over eloquence and </text:span><text:a xlink:type="simple" xlink:href="https://en.wikipedia.org/wiki/Epic_poetry" text:style-name="Internet_20_link" text:visited-style-name="Visited_20_Internet_20_Link"><text:span text:style-name="T156">epic poetry</text:span></text:a><text:span text:style-name="T277">; so called from the ecstatic harmony of her voice and is believed to be </text:span><text:a xlink:type="simple" xlink:href="https://en.wikipedia.org/wiki/Homer" text:style-name="Internet_20_link" text:visited-style-name="Visited_20_Internet_20_Link"><text:span text:style-name="T156">Homer</text:span></text:a><text:span text:style-name="T277">'s muse for the </text:span><text:a xlink:type="simple" xlink:href="https://en.wikipedia.org/wiki/Iliad" text:style-name="Internet_20_link" text:visited-style-name="Visited_20_Internet_20_Link">Iliad</text:a><text:span text:style-name="T156"> </text:span><text:span text:style-name="T277">and the </text:span><text:a xlink:type="simple" xlink:href="https://en.wikipedia.org/wiki/Odyssey" text:style-name="Internet_20_link" text:visited-style-name="Visited_20_Internet_20_Link"><text:span text:style-name="T156">Odyssey</text:span></text:a><text:span text:style-name="T277">. One account says Calliope was the lover of the war god </text:span><text:a xlink:type="simple" xlink:href="https://en.wikipedia.org/wiki/Ares" text:style-name="Internet_20_link" text:visited-style-name="Visited_20_Internet_20_Link"><text:span text:style-name="T156">Ares</text:span></text:a><text:span text:style-name="T277">, and bore him several sons</text:span><text:span text:style-name="T309">. </text:span><text:span text:style-name="T277">Calliope also had two famous sons, </text:span><text:a xlink:type="simple" xlink:href="https://en.wikipedia.org/wiki/Orpheus" text:style-name="Internet_20_link" text:visited-style-name="Visited_20_Internet_20_Link"><text:span text:style-name="T156">Orpheus</text:span></text:a><text:span text:style-name="T170"> </text:span><text:span text:style-name="T277">and </text:span><text:a xlink:type="simple" xlink:href="https://en.wikipedia.org/wiki/Linus_(mythology)" text:style-name="Internet_20_link" text:visited-style-name="Visited_20_Internet_20_Link">Linus</text:a><text:span text:style-name="T156"> </text:span><text:span text:style-name="T277">by either </text:span><text:a xlink:type="simple" xlink:href="https://en.wikipedia.org/wiki/Apollo" text:style-name="Internet_20_link" text:visited-style-name="Visited_20_Internet_20_Link">Apollo</text:a><text:span text:style-name="T156"> </text:span><text:span text:style-name="T277">or the king </text:span><text:a xlink:type="simple" xlink:href="https://en.wikipedia.org/wiki/Oeagrus" text:style-name="Internet_20_link" text:visited-style-name="Visited_20_Internet_20_Link">Oeagrus</text:a><text:span text:style-name="T156"> </text:span><text:span text:style-name="T277">of </text:span><text:a xlink:type="simple" xlink:href="https://en.wikipedia.org/wiki/Thrace" text:style-name="Internet_20_link" text:visited-style-name="Visited_20_Internet_20_Link"><text:span text:style-name="T156">Thrace</text:span></text:a><text:span text:style-name="T277">. She taught Orpheus verses for singing.</text:span><text:span text:style-name="T170"> </text:span><text:span text:style-name="T277">According to Hesiod, she was also the wisest of the </text:span><text:a xlink:type="simple" xlink:href="https://en.wikipedia.org/wiki/Muse" text:style-name="Internet_20_link" text:visited-style-name="Visited_20_Internet_20_Link"><text:span text:style-name="T156">Muses</text:span></text:a><text:span text:style-name="T277">, as well as the most assertive.</text:span></text:p>
      <text:p text:style-name="P63"/>
      <text:p text:style-name="P1"><text:span text:style-name="T644">Tiresia: </text:span><text:span text:style-name="T114">Secondo la mitologia greca, </text:span><text:span text:style-name="T115">Tiresia </text:span><text:span text:style-name="T114">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615">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29"/>
      <text:p text:style-name="P1">Metide:</text:p>
      <text:p text:style-name="P1"/>
      <text:p text:style-name="P1"><text:soft-page-break/>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611">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611">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8"><text:s/></text:span><text:span text:style-name="T12">Secondo Esiodo</text:span><text:span text:style-name="T56"> </text:span><text:span text:style-name="T12">Temi era una </text:span><text:a xlink:type="simple" xlink:href="http://it.wikipedia.org/wiki/Titano_(mitologia)" text:style-name="Internet_20_link" text:visited-style-name="Visited_20_Internet_20_Link"><text:span text:style-name="T56">titanide</text:span></text:a><text:span text:style-name="T12">, figlia di Urano</text:span><text:span text:style-name="T56"> </text:span><text:span text:style-name="T12">e </text:span><text:a xlink:type="simple" xlink:href="http://it.wikipedia.org/wiki/Gea" text:style-name="Internet_20_link" text:visited-style-name="Visited_20_Internet_20_Link"><text:span text:style-name="T56">Gea</text:span></text:a><text:span text:style-name="T12">, e fu una delle spose di </text:span><text:a xlink:type="simple" xlink:href="http://it.wikipedia.org/wiki/Zeus" text:style-name="Internet_20_link" text:visited-style-name="Visited_20_Internet_20_Link">Zeus</text:a><text:span text:style-name="T56">, personificazione dell'ordine, della giustizia e del diritto. Generò le Ore e le Moiree.</text:span></text:p>
      <text:p text:style-name="P1"/>
      <text:p text:style-name="P1">Apollo: è un dio malvagio, <text:span text:style-name="T611">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647">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94">nella </text:span><text:a xlink:type="simple" xlink:href="http://it.wikipedia.org/wiki/Mitologia_greca" text:style-name="Internet_20_link" text:visited-style-name="Visited_20_Internet_20_Link"><text:span text:style-name="T164">mitologia greca</text:span></text:a><text:span text:style-name="T460"> </text:span><text:span text:style-name="T294">era un leggendario re di </text:span><text:a xlink:type="simple" xlink:href="http://it.wikipedia.org/wiki/Atene" text:style-name="Internet_20_link" text:visited-style-name="Visited_20_Internet_20_Link"><text:span text:style-name="T164">Atene</text:span></text:a><text:span text:style-name="T294">, figlio di </text:span><text:a xlink:type="simple" xlink:href="http://it.wikipedia.org/wiki/Etra" text:style-name="Internet_20_link" text:visited-style-name="Visited_20_Internet_20_Link"><text:span text:style-name="T164">Etra</text:span></text:a><text:span text:style-name="T460"> </text:span><text:span text:style-name="T294">ed </text:span><text:a xlink:type="simple" xlink:href="http://it.wikipedia.org/wiki/Egeo" text:style-name="Internet_20_link" text:visited-style-name="Visited_20_Internet_20_Link"><text:span text:style-name="T164">Egeo</text:span></text:a>. <text:span text:style-name="T294">Teseo fu l’eroe fondatore degli </text:span><text:a xlink:type="simple" xlink:href="http://it.wikipedia.org/wiki/Ioni" text:style-name="Internet_20_link" text:visited-style-name="Visited_20_Internet_20_Link"><text:span text:style-name="T164">Ioni</text:span></text:a><text:span text:style-name="T460"> </text:span><text:span text:style-name="T294">e venne considerato dagli </text:span><text:a xlink:type="simple" xlink:href="http://it.wikipedia.org/wiki/Atene" text:style-name="Internet_20_link" text:visited-style-name="Visited_20_Internet_20_Link"><text:span text:style-name="T164">Ateniesi</text:span></text:a><text:span text:style-name="T460"> </text:span><text:span text:style-name="T294">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66">Le rane</text:span></text:a><text:span text:style-name="T294">, </text:span><text:a xlink:type="simple" xlink:href="http://it.wikipedia.org/wiki/Aristofane" text:style-name="Internet_20_link" text:visited-style-name="Visited_20_Internet_20_Link">Aristofane</text:a><text:span text:style-name="T164"> </text:span><text:span text:style-name="T294">lo indica come l’inventore di molte delle più note tradizioni ateniesi.</text:span> <text:span text:style-name="T287">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7">Samo</text:span></text:a><text:span text:style-name="T287">,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7">Tesee</text:span></text:a><text:span text:style-name="T287">). Dopo che Etra rimase incinta, Egeo decise di tornare ad Atene ma, prima di partire, seppellì un suo </text:span><text:a xlink:type="simple" xlink:href="http://it.wikipedia.org/wiki/Sandalo" text:style-name="Internet_20_link" text:visited-style-name="Visited_20_Internet_20_Link"><text:span text:style-name="T147">sandalo</text:span></text:a><text:span text:style-name="T454"> </text:span><text:span text:style-name="T287">e la sua </text:span><text:a xlink:type="simple" xlink:href="http://it.wikipedia.org/wiki/Spada_(arma)" text:style-name="Internet_20_link" text:visited-style-name="Visited_20_Internet_20_Link"><text:span text:style-name="T147">spada</text:span></text:a><text:span text:style-name="T454"> </text:span><text:span text:style-name="T287">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7">Medea</text:span></text:a><text:span text:style-name="T287">, che era fuggita da </text:span><text:a xlink:type="simple" xlink:href="http://it.wikipedia.org/wiki/Corinto" text:style-name="Internet_20_link" text:visited-style-name="Visited_20_Internet_20_Link"><text:span text:style-name="T147">Corinto</text:span></text:a><text:span text:style-name="T454"> </text:span><text:soft-page-break/><text:span text:style-name="T287">dopo aver ucciso i figli che aveva avuto da </text:span><text:a xlink:type="simple" xlink:href="http://it.wikipedia.org/wiki/Giasone_(mitologia)" text:style-name="Internet_20_link" text:visited-style-name="Visited_20_Internet_20_Link"><text:span text:style-name="T147">Giasone</text:span></text:a><text:span text:style-name="T287">: lì dunque la sacerdotessa ed il re rappresentavano il potere ed il vecchio ordinamento sociale.</text:span><text:span text:style-name="T611"> Sconfigge il minotauro - </text:span><text:span text:style-name="T287">Il re di Creta </text:span><text:a xlink:type="simple" xlink:href="http://it.wikipedia.org/wiki/Minosse" text:style-name="Internet_20_link" text:visited-style-name="Visited_20_Internet_20_Link"><text:span text:style-name="T147">Minosse</text:span></text:a><text:span text:style-name="T454"> </text:span><text:span text:style-name="T287">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7">Minotauro</text:span></text:a><text:span text:style-name="T287">. Quando venne il momento di effettuare la terza spedizione sacrificale, Teseo si offrì subito volontario per andare ad uccidere il mostro.</text:span><text:span text:style-name="T611"> Arianna e la matassa di filo. </text:span><text:span text:style-name="T287">Teseo portò Arianna via da Creta con sé, ma poi la abbandonò sull’isola di </text:span><text:a xlink:type="simple" xlink:href="http://it.wikipedia.org/wiki/Nasso" text:style-name="Internet_20_link" text:visited-style-name="Visited_20_Internet_20_Link"><text:span text:style-name="T147">Nasso</text:span></text:a><text:span text:style-name="T454"> </text:span><text:span text:style-name="T287">e la ragazza, quando si accorse di ciò che era successo, lo maledisse e pianse talmente tanto che </text:span><text:a xlink:type="simple" xlink:href="http://it.wikipedia.org/wiki/Dioniso" text:style-name="Internet_20_link" text:visited-style-name="Visited_20_Internet_20_Link"><text:span text:style-name="T147">Dioniso</text:span></text:a><text:span text:style-name="T454"> </text:span><text:span text:style-name="T287">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7">Corona Boreale</text:span></text:a><text:span text:style-name="T287">.</text:span><text:span text:style-name="T611"> </text:span><text:span text:style-name="T287">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7">Capo Sunio</text:span></text:a><text:span text:style-name="T454"> </text:span><text:span text:style-name="T287">nel mare che da allora porta il suo nome. Morto il padre, Teseo viene proclamato re di Atene.</text:span> </text:p>
      <text:p text:style-name="P1">Perseo - <text:span text:style-name="T294">eroe della </text:span><text:a xlink:type="simple" xlink:href="http://it.wikipedia.org/wiki/Mitologia_greca" text:style-name="Internet_20_link" text:visited-style-name="Visited_20_Internet_20_Link"><text:span text:style-name="T164">mitologia greca</text:span></text:a><text:span text:style-name="T294">, figlio del re degli Dei </text:span><text:a xlink:type="simple" xlink:href="http://it.wikipedia.org/wiki/Zeus" text:style-name="Internet_20_link" text:visited-style-name="Visited_20_Internet_20_Link"><text:span text:style-name="T164">Zeus</text:span></text:a><text:span text:style-name="T460"> </text:span><text:span text:style-name="T294">e di </text:span><text:a xlink:type="simple" xlink:href="http://it.wikipedia.org/wiki/Danae" text:style-name="Internet_20_link" text:visited-style-name="Visited_20_Internet_20_Link"><text:span text:style-name="T164">Danae</text:span></text:a><text:span text:style-name="T294">, figlia del re di </text:span><text:a xlink:type="simple" xlink:href="http://it.wikipedia.org/wiki/Argo_(città)" text:style-name="Internet_20_link" text:visited-style-name="Visited_20_Internet_20_Link"><text:span text:style-name="T164">Argo</text:span></text:a><text:span text:style-name="T460"> </text:span><text:a xlink:type="simple" xlink:href="http://it.wikipedia.org/wiki/Acrisio" text:style-name="Internet_20_link" text:visited-style-name="Visited_20_Internet_20_Link"><text:span text:style-name="T164">Acrisio</text:span></text:a><text:span text:style-name="T294">.</text:span><text:span text:style-name="T537"> U</text:span><text:span text:style-name="T294">ccisione della </text:span><text:a xlink:type="simple" xlink:href="http://it.wikipedia.org/wiki/Gorgone" text:style-name="Internet_20_link" text:visited-style-name="Visited_20_Internet_20_Link"><text:span text:style-name="T164">Gorgone</text:span></text:a><text:span text:style-name="T460"> </text:span><text:a xlink:type="simple" xlink:href="http://it.wikipedia.org/wiki/Medusa_(mitologia)" text:style-name="Internet_20_link" text:visited-style-name="Visited_20_Internet_20_Link"><text:span text:style-name="T164">Medusa</text:span></text:a><text:span text:style-name="T294">, per aver salvato </text:span><text:a xlink:type="simple" xlink:href="http://it.wikipedia.org/wiki/Andromeda_(mitologia)" text:style-name="Internet_20_link" text:visited-style-name="Visited_20_Internet_20_Link"><text:span text:style-name="T164">Andromeda</text:span></text:a><text:span text:style-name="T294">, poi sua sposa, da un mostro marino e per essere stato re di </text:span><text:a xlink:type="simple" xlink:href="http://it.wikipedia.org/wiki/Tirinto" text:style-name="Internet_20_link" text:visited-style-name="Visited_20_Internet_20_Link"><text:span text:style-name="T164">Tirinto</text:span></text:a><text:span text:style-name="T294">, dopo aver rinunciato al trono di </text:span><text:a xlink:type="simple" xlink:href="http://it.wikipedia.org/wiki/Argo_(Grecia)" text:style-name="Internet_20_link" text:visited-style-name="Visited_20_Internet_20_Link"><text:span text:style-name="T164">Argo</text:span></text:a><text:span text:style-name="T460"> </text:span><text:span text:style-name="T294">a favore di </text:span><text:a xlink:type="simple" xlink:href="http://it.wikipedia.org/wiki/Megapente" text:style-name="Internet_20_link" text:visited-style-name="Visited_20_Internet_20_Link"><text:span text:style-name="T164">Megapente</text:span></text:a><text:span text:style-name="T294">, e di </text:span><text:a xlink:type="simple" xlink:href="http://it.wikipedia.org/wiki/Micene" text:style-name="Internet_20_link" text:visited-style-name="Visited_20_Internet_20_Link"><text:span text:style-name="T164">Micene</text:span></text:a><text:span text:style-name="T294">, città che fondò lui stesso.</text:span><text:span text:style-name="T537"> </text:span><text:a xlink:type="simple" xlink:href="http://it.wikipedia.org/wiki/Danae" text:style-name="Internet_20_link" text:visited-style-name="Visited_20_Internet_20_Link"><text:span text:style-name="T147">Danae</text:span></text:a><text:span text:style-name="T454"> </text:span><text:span text:style-name="T287">concepì un figlio.</text:span><text:span text:style-name="T611"> </text:span><text:span text:style-name="T538"><text:s/>I</text:span><text:span text:style-name="T287">l seduttore fu lo stesso </text:span><text:a xlink:type="simple" xlink:href="http://it.wikipedia.org/wiki/Zeus" text:style-name="Internet_20_link" text:visited-style-name="Visited_20_Internet_20_Link"><text:span text:style-name="T147">Zeus</text:span></text:a><text:span text:style-name="T287">, il quale, trasformato in pioggia d'oro, penetrò attraverso una fessura del tetto e ottenne l'amore della ragazza.</text:span><text:span text:style-name="T611"> </text:span><text:a xlink:type="simple" xlink:href="http://it.wikipedia.org/wiki/Danae" text:style-name="Internet_20_link" text:visited-style-name="Visited_20_Internet_20_Link"><text:span text:style-name="T147">Danae</text:span></text:a><text:span text:style-name="T287">, che la maturità aveva reso ancora più bella, era oggetto dei desideri del re </text:span><text:a xlink:type="simple" xlink:href="http://it.wikipedia.org/wiki/Polidette" text:style-name="Internet_20_link" text:visited-style-name="Visited_20_Internet_20_Link"><text:span text:style-name="T147">Polidette</text:span></text:a><text:span text:style-name="T454"> </text:span><text:span text:style-name="T287">che cercava in tutti i modi di convincerla a sposarlo; ma ella, il cui unico pensiero era il figlio Perseo, non ricambiava il suo amore.</text:span><text:span text:style-name="T611"> </text:span><text:span text:style-name="T287">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7">Medusa</text:span></text:a><text:span text:style-name="T287">, una delle tre </text:span><text:a xlink:type="simple" xlink:href="http://it.wikipedia.org/wiki/Gorgoni" text:style-name="Internet_20_link" text:visited-style-name="Visited_20_Internet_20_Link"><text:span text:style-name="T147">Gorgoni</text:span></text:a><text:span text:style-name="T287">.</text:span><text:span text:style-name="T611"> </text:span><text:span text:style-name="T287">Per poter raggiungere Medusa, Perseo doveva procurarsi tre cose: dei sandali alati per spostarsi a gran velocità, una sacca magica (la </text:span><text:span text:style-name="T293">kibisis</text:span><text:span text:style-name="T287">) per riporvi la testa recisa e l'elmo di </text:span><text:a xlink:type="simple" xlink:href="http://it.wikipedia.org/wiki/Ade_(divinità)" text:style-name="Internet_20_link" text:visited-style-name="Visited_20_Internet_20_Link"><text:span text:style-name="T147">Ade</text:span></text:a><text:span text:style-name="T454"> </text:span><text:span text:style-name="T287">(</text:span><text:span text:style-name="T293">kunè</text:span><text:span text:style-name="T287">) che rende invisibili. Intanto Atena gli aveva fornito uno scudo lucido come uno specchio, raccomandando all'eroe di guardare Medusa solo di riflesso. Ermes gli regalò un falcetto di diamante affilatissimo, col quale l'eroe avrebbe decapitato il mostro.</text:span><text:span text:style-name="T611"> </text:span><text:span text:style-name="T287">Quegli oggetti erano custoditi dalle ninfe dello </text:span><text:a xlink:type="simple" xlink:href="http://it.wikipedia.org/wiki/Stige_(fiume)" text:style-name="Internet_20_link" text:visited-style-name="Visited_20_Internet_20_Link"><text:span text:style-name="T147">Stige</text:span></text:a><text:span text:style-name="T454"> </text:span><text:span text:style-name="T287">che abitavano in un luogo noto solo alle </text:span><text:a xlink:type="simple" xlink:href="http://it.wikipedia.org/wiki/Graie" text:style-name="Internet_20_link" text:visited-style-name="Visited_20_Internet_20_Link"><text:span text:style-name="T147">Graie</text:span></text:a><text:span text:style-name="T287">: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7">Atlante</text:span></text:a><text:span text:style-name="T287">.</text:span><text:span text:style-name="T611"> </text:span><text:span text:style-name="T287">Dal collo mutilato della Medusa scaturirono un cavallo alato, </text:span><text:a xlink:type="simple" xlink:href="http://it.wikipedia.org/wiki/Pegaso_(mitologia)" text:style-name="Internet_20_link" text:visited-style-name="Visited_20_Internet_20_Link"><text:span text:style-name="T147">Pegaso</text:span></text:a><text:span text:style-name="T454"> </text:span><text:span text:style-name="T287">e un gigante, </text:span><text:a xlink:type="simple" xlink:href="http://it.wikipedia.org/wiki/Crisaore" text:style-name="Internet_20_link" text:visited-style-name="Visited_20_Internet_20_Link"><text:span text:style-name="T147">Crisaore</text:span></text:a><text:span text:style-name="T287">.</text:span><text:span text:style-name="T611"> </text:span><text:span text:style-name="T287">Perseo raccolse pure il sangue colato di Medusa, che aveva proprietà magiche: quello che era colato dalla vena sinistra era un veleno mortale, mentre quello colato dalla vena destra era un rimedio capace di resuscitare i morti.</text:span><text:span text:style-name="T611"> </text:span><text:span text:style-name="T287">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611"> </text:span><text:span text:style-name="T287">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7">Andromeda</text:span></text:a><text:span text:style-name="T287">, figlia del re di </text:span><text:a xlink:type="simple" xlink:href="http://it.wikipedia.org/wiki/Etiopia" text:style-name="Internet_20_link" text:visited-style-name="Visited_20_Internet_20_Link"><text:span text:style-name="T147">Etiopia</text:span></text:a><text:span text:style-name="T454"> </text:span><text:a xlink:type="simple" xlink:href="http://it.wikipedia.org/wiki/Cefeo_(Belo)" text:style-name="Internet_20_link" text:visited-style-name="Visited_20_Internet_20_Link"><text:span text:style-name="T147">Cefeo</text:span></text:a><text:span text:style-name="T454"> </text:span><text:span text:style-name="T287">e di </text:span><text:a xlink:type="simple" xlink:href="http://it.wikipedia.org/wiki/Cassiopea_(mitologia)" text:style-name="Internet_20_link" text:visited-style-name="Visited_20_Internet_20_Link"><text:span text:style-name="T147">Cassiopea</text:span></text:a><text:span text:style-name="T287">.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7">Nereidi</text:span></text:a><text:span text:style-name="T287">: le ninfe del mare si erano offese e </text:span><text:a xlink:type="simple" xlink:href="http://it.wikipedia.org/wiki/Poseidone" text:style-name="Internet_20_link" text:visited-style-name="Visited_20_Internet_20_Link"><text:span text:style-name="T147">Poseidone</text:span></text:a><text:span text:style-name="T287">,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7"> </text:span><text:span text:style-name="T287">pietrificando il re Polidette e i suoi cortigiani. Perseo consegnò allora al padre adottivo </text:span><text:a xlink:type="simple" xlink:href="http://it.wikipedia.org/wiki/Ditti" text:style-name="Internet_20_link" text:visited-style-name="Visited_20_Internet_20_Link">Ditti</text:a><text:span text:style-name="T147"> </text:span><text:span text:style-name="T287">il potere sull'isola di Serifo. Donò poi gli oggetti che gli avevano permesso di uccidere la </text:span><text:a xlink:type="simple" xlink:href="http://it.wikipedia.org/wiki/Gorgone" text:style-name="Internet_20_link" text:visited-style-name="Visited_20_Internet_20_Link"><text:span text:style-name="T147">Gorgone</text:span></text:a><text:span text:style-name="T287">, ovvero i sandali, la bisaccia e l'elmo di Ade, ad Ermes, che li rese alle </text:span><text:a xlink:type="simple" xlink:href="http://it.wikipedia.org/wiki/Ninfe" text:style-name="Internet_20_link" text:visited-style-name="Visited_20_Internet_20_Link"><text:span text:style-name="T147">Ninfe</text:span></text:a><text:span text:style-name="T287">. La testa di </text:span><text:a xlink:type="simple" xlink:href="http://it.wikipedia.org/wiki/Medusa" text:style-name="Internet_20_link" text:visited-style-name="Visited_20_Internet_20_Link">Medusa</text:a><text:span text:style-name="T147"> </text:span><text:span text:style-name="T287">fu donata invece ad </text:span><text:a xlink:type="simple" xlink:href="http://it.wikipedia.org/wiki/Atena" text:style-name="Internet_20_link" text:visited-style-name="Visited_20_Internet_20_Link"><text:span text:style-name="T147">Atena</text:span></text:a><text:span text:style-name="T287">, che la pose in mezzo al proprio scudo (l'Egida). Perseo poi fondò </text:span><text:a xlink:type="simple" xlink:href="http://it.wikipedia.org/wiki/Micene" text:style-name="Internet_20_link" text:visited-style-name="Visited_20_Internet_20_Link"><text:span text:style-name="T147">Micene</text:span></text:a><text:span text:style-name="T287">, facendo costruire ai Ciclopi delle mura invincibili come quelle di Tirinto. Alla morte di Perseo, la dea </text:span><text:a xlink:type="simple" xlink:href="http://it.wikipedia.org/wiki/Atena" text:style-name="Internet_20_link" text:visited-style-name="Visited_20_Internet_20_Link"><text:span text:style-name="T147">Atena</text:span></text:a><text:span text:style-name="T287">, per onorare </text:span><text:soft-page-break/><text:span text:style-name="T287">la sua gloria, lo trasformò in una </text:span><text:a xlink:type="simple" xlink:href="http://it.wikipedia.org/wiki/Perseo_(costellazione)" text:style-name="Internet_20_link" text:visited-style-name="Visited_20_Internet_20_Link">costellazione</text:a><text:span text:style-name="T147"> </text:span><text:span text:style-name="T287">cui pose a fianco la sua amata </text:span><text:a xlink:type="simple" xlink:href="http://it.wikipedia.org/wiki/Andromeda_(costellazione)" text:style-name="Internet_20_link" text:visited-style-name="Visited_20_Internet_20_Link"><text:span text:style-name="T147">Andromeda</text:span></text:a><text:span text:style-name="T287">, </text:span><text:a xlink:type="simple" xlink:href="http://it.wikipedia.org/wiki/Cefeo_(costellazione)" text:style-name="Internet_20_link" text:visited-style-name="Visited_20_Internet_20_Link">Cefeo</text:a><text:span text:style-name="T147"> </text:span><text:span text:style-name="T287">e </text:span><text:a xlink:type="simple" xlink:href="http://it.wikipedia.org/wiki/Cassiopea_(costellazione)" text:style-name="Internet_20_link" text:visited-style-name="Visited_20_Internet_20_Link"><text:span text:style-name="T147">Cassiopea</text:span></text:a><text:span text:style-name="T287">, la cui vanità aveva fatto sì che i due giovani si incontrassero. </text:span></text:p>
      <text:p text:style-name="P1">Cadmo - <text:span text:style-name="T294">figura della </text:span><text:a xlink:type="simple" xlink:href="http://it.wikipedia.org/wiki/Mitologia_greca" text:style-name="Internet_20_link" text:visited-style-name="Visited_20_Internet_20_Link">mitologia greca</text:a><text:span text:style-name="T164">.</text:span><text:span text:style-name="T294"> È considerato il fondatore della città greca di </text:span><text:a xlink:type="simple" xlink:href="http://it.wikipedia.org/wiki/Tebe_(Grecia)" text:style-name="Internet_20_link" text:visited-style-name="Visited_20_Internet_20_Link"><text:span text:style-name="T164">Tebe</text:span></text:a><text:span text:style-name="T294">.</text:span><text:span text:style-name="T611"> </text:span><text:span text:style-name="T287">L'oracolo di Delfi gli suggerì di interrompere la ricerca, poiché sarebbe stato il fondatore di una nuova città. Avrebbe dovuto seguire una vacca e, quand'essa si fosse fermata, lì edificare la città.</text:span><text:span text:style-name="T611"> </text:span><text:span text:style-name="T287">Nel frattempo volle sacrificare la vacca alla dea </text:span><text:a xlink:type="simple" xlink:href="http://it.wikipedia.org/wiki/Atena" text:style-name="Internet_20_link" text:visited-style-name="Visited_20_Internet_20_Link"><text:span text:style-name="T147">Atena</text:span></text:a><text:span text:style-name="T287">, ma nel mentre i suoi compagni stavano per attingere l'acqua d'una sorgente lì vicina, il </text:span><text:a xlink:type="simple" xlink:href="http://it.wikipedia.org/wiki/Drago" text:style-name="Internet_20_link" text:visited-style-name="Visited_20_Internet_20_Link">drago</text:a><text:span text:style-name="T147"> </text:span><text:span text:style-name="T287">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7">sparti</text:span></text:a><text:span text:style-name="T287">). Cadmo sposò </text:span><text:a xlink:type="simple" xlink:href="http://it.wikipedia.org/wiki/Armonia_(mitologia)" text:style-name="Internet_20_link" text:visited-style-name="Visited_20_Internet_20_Link"><text:span text:style-name="T147">Armonia</text:span></text:a><text:span text:style-name="T287">, figlia di </text:span><text:a xlink:type="simple" xlink:href="http://it.wikipedia.org/wiki/Ares" text:style-name="Internet_20_link" text:visited-style-name="Visited_20_Internet_20_Link">Ares</text:a><text:span text:style-name="T147"> </text:span><text:span text:style-name="T287">e </text:span><text:a xlink:type="simple" xlink:href="http://it.wikipedia.org/wiki/Afrodite" text:style-name="Internet_20_link" text:visited-style-name="Visited_20_Internet_20_Link"><text:span text:style-name="T147">Afrodite</text:span></text:a><text:span text:style-name="T287">, e al matrimonio fu presente l'intero </text:span><text:a xlink:type="simple" xlink:href="http://it.wikipedia.org/wiki/Olimpo_(Grecia)" text:style-name="Internet_20_link" text:visited-style-name="Visited_20_Internet_20_Link"><text:span text:style-name="T147">Olimpo</text:span></text:a><text:span text:style-name="T287">. In vecchiaia Cadmo e Armonia, quando </text:span><text:a xlink:type="simple" xlink:href="http://it.wikipedia.org/wiki/Dioniso" text:style-name="Internet_20_link" text:visited-style-name="Visited_20_Internet_20_Link">Dioniso</text:a><text:span text:style-name="T147"> </text:span><text:span text:style-name="T287">distrusse la casa reale (vedi </text:span><text:a xlink:type="simple" xlink:href="http://it.wikipedia.org/wiki/Menadi" text:style-name="Internet_20_link" text:visited-style-name="Visited_20_Internet_20_Link"><text:span text:style-name="T147">Menadi</text:span></text:a><text:span text:style-name="T287">), furono esiliati in </text:span><text:a xlink:type="simple" xlink:href="http://it.wikipedia.org/wiki/Illiria" text:style-name="Internet_20_link" text:visited-style-name="Visited_20_Internet_20_Link">Illiria</text:a><text:span text:style-name="T147"> </text:span><text:span text:style-name="T287">dove furono trasformati in serpenti.</text:span></text:p>
      <text:p text:style-name="P62"/>
      <text:p text:style-name="P1">Eracle - <text:span text:style-name="T294">è un </text:span><text:a xlink:type="simple" xlink:href="http://it.wikipedia.org/wiki/Heros" text:style-name="Internet_20_link" text:visited-style-name="Visited_20_Internet_20_Link"><text:span text:style-name="T164">eroe</text:span></text:a><text:span text:style-name="T460"> </text:span><text:span text:style-name="T294">e semidio della </text:span><text:a xlink:type="simple" xlink:href="http://it.wikipedia.org/wiki/Mitologia_greca" text:style-name="Internet_20_link" text:visited-style-name="Visited_20_Internet_20_Link">mitologia greca</text:a><text:span text:style-name="T164">.</text:span><text:span text:style-name="T294"> Figlio di </text:span><text:a xlink:type="simple" xlink:href="http://it.wikipedia.org/wiki/Alcmena" text:style-name="Internet_20_link" text:visited-style-name="Visited_20_Internet_20_Link"><text:span text:style-name="T164">Alcmena</text:span></text:a><text:span text:style-name="T460"> </text:span><text:span text:style-name="T294">e di </text:span><text:a xlink:type="simple" xlink:href="http://it.wikipedia.org/wiki/Zeus" text:style-name="Internet_20_link" text:visited-style-name="Visited_20_Internet_20_Link"><text:span text:style-name="T164">Zeus</text:span></text:a><text:span text:style-name="T294">, egli nacque a </text:span><text:a xlink:type="simple" xlink:href="http://it.wikipedia.org/wiki/Tebe_(Grecia)" text:style-name="Internet_20_link" text:visited-style-name="Visited_20_Internet_20_Link"><text:span text:style-name="T164">Tebe</text:span></text:a><text:span text:style-name="T460"> </text:span><text:span text:style-name="T294">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64">Deianira</text:span></text:a><text:span text:style-name="T294">,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64"> </text:span><text:span text:style-name="T294">dove sposò </text:span><text:a xlink:type="simple" xlink:href="http://it.wikipedia.org/wiki/Ebe" text:style-name="Internet_20_link" text:visited-style-name="Visited_20_Internet_20_Link"><text:span text:style-name="T164">Ebe</text:span></text:a><text:span text:style-name="T460">.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64">Giochi olimpici</text:span></text:a><text:span text:style-name="T460">. </text:span><text:span text:style-name="T454">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7">Apollo</text:span></text:a><text:span text:style-name="T454">,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87">Durante un viaggio Eracle trovò rifugio nel palazzo del re di </text:span><text:a xlink:type="simple" xlink:href="http://it.wikipedia.org/wiki/Fere" text:style-name="Internet_20_link" text:visited-style-name="Visited_20_Internet_20_Link"><text:span text:style-name="T147">Fere</text:span></text:a><text:span text:style-name="T287">, </text:span><text:a xlink:type="simple" xlink:href="http://it.wikipedia.org/wiki/Admeto_(mitologia)" text:style-name="Internet_20_link" text:visited-style-name="Visited_20_Internet_20_Link"><text:span text:style-name="T147">Admeto</text:span></text:a><text:span text:style-name="T287">, che lo accolse con tutti gli onori. Questi però nascondeva al nobile ospite un triste segreto:</text:span><text:a xlink:type="simple" xlink:href="http://it.wikipedia.org/wiki/Apollo" text:style-name="Internet_20_link" text:visited-style-name="Visited_20_Internet_20_Link">Apollo</text:a><text:span text:style-name="T147"> </text:span><text:span text:style-name="T287">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7">Alcesti</text:span></text:a><text:span text:style-name="T287">, la </text:span><text:soft-page-break/><text:span text:style-name="T287">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7"> </text:span><text:span text:style-name="T287">e a </text:span><text:a xlink:type="simple" xlink:href="http://it.wikipedia.org/wiki/Persefone" text:style-name="Internet_20_link" text:visited-style-name="Visited_20_Internet_20_Link">Persefone</text:a><text:span text:style-name="T147"> </text:span><text:span text:style-name="T287">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643">La statua di Zeus</text:span><text:span text:style-name="T611"> al tempio di Olimpia, alta quasi 20 metri in oro ed avorio. Ad Olimpia avvenivano I giochi olimpici, più grande evento sportivo dell'antica grecia dal grande valore culturale. Scolpito da Fidia (che aveva fatto I bassorilievi del Partenone di Atene).</text:span></text:p>
      <text:p text:style-name="P62"><text:tab/>- <text:span text:style-name="T643">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80">- <text:span text:style-name="T643">La tomba di Mausolo</text:span> (Mausoleo) ad Alicarnasso. Creato verso il 350 a.C. Era alto circa 40 metri. Impreziosito da statue esterne e bassorilievi: sormontato da 400 figure scolpite. Distrutto dai Crociati.</text:p>
      <text:p text:style-name="P180">- <text:span text:style-name="T643">La piramide di Keope</text:span> (Egitto). 2 milioni e mezzo di blocchi di pietra posizionati in 20 anni (in media 1 ogni 2 minuti).</text:p>
      <text:p text:style-name="P180">- <text:span text:style-name="T643">Il faro di Alessandria</text:span>, il più grande porto marittimo del mediterraneo. Alto poco meno di 100 metri, con una porta principale di altezza 12 metri e raffigurazioni in granito rosso. Rivestito di calcare bianco.</text:p>
      <text:p text:style-name="P180">- <text:span text:style-name="T643">I giardini pensili di Babilonia</text:span>, un'oasi artificiale rialzata. Non esistono resti archeologi. La leggenda indica Nabucodonosor come il creatore.</text:p>
      <text:p text:style-name="P180">- <text:span text:style-name="T643">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text:soft-page-break/>fu distrutta da un terremoto. Non fu mai ricostruita perché un oracolo aveva detto che qualora fosse stata ricostruita la città avrebbe conosciuto grandi disgrazie.</text:p>
      <text:p text:style-name="P1">Kola Borehole: <text:span text:style-name="T611">Sovietic Project starte in 1970 which tries to drill though the earth's crust as much as possible just to see what could happen. Reached 12000 m.</text:span></text:p>
      <text:p text:style-name="P1">Il cimitero delle balene in Tasmania: <text:span text:style-name="T611">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40">:</text:span><text:span text:style-name="T36">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6">Tribù KAYAN (Birmania): Le donne giraffa con anelli intorno al collo. Il collo non è allunguato ma bensì è la gabbia toracica a subire una compressione.</text:p>
      <text:p text:style-name="P16">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5">Tanakh</text:span></text:a><text:span text:style-name="T12">, conosciuti anche col nome greco</text:span><text:span text:style-name="T56"> </text:span><text:span text:style-name="T12">di </text:span><text:span text:style-name="T18">Pentateuco. </text:span><text:span text:style-name="T12">I 5 libri della Torah, tutti scritti da Mosè</text:span><text:span text:style-name="T18">: </text:span><text:a xlink:type="simple" xlink:href="http://it.wikipedia.org/wiki/Genesi" text:style-name="Internet_20_link" text:visited-style-name="Visited_20_Internet_20_Link">Genesi</text:a><text:span text:style-name="T141">, </text:span><text:a xlink:type="simple" xlink:href="http://it.wikipedia.org/wiki/Libro_dell%27Esodo" text:style-name="Internet_20_link" text:visited-style-name="Visited_20_Internet_20_Link">Esodo</text:a><text:span text:style-name="T141">,</text:span><text:span text:style-name="T12"> </text:span><text:a xlink:type="simple" xlink:href="http://it.wikipedia.org/wiki/Levitico" text:style-name="Internet_20_link" text:visited-style-name="Visited_20_Internet_20_Link">Levitico</text:a><text:span text:style-name="T141">,</text:span><text:span text:style-name="T12"> </text:span><text:a xlink:type="simple" xlink:href="http://it.wikipedia.org/wiki/Numeri_(Bibbia)" text:style-name="Internet_20_link" text:visited-style-name="Visited_20_Internet_20_Link"><text:span text:style-name="T141">Numeri</text:span></text:a><text:span text:style-name="T12"> e </text:span><text:a xlink:type="simple" xlink:href="http://it.wikipedia.org/wiki/Deuteronomio" text:style-name="Internet_20_link" text:visited-style-name="Visited_20_Internet_20_Link"><text:span text:style-name="T141">Deuteronomio</text:span></text:a><text:span text:style-name="T55">.</text:span></text:p>
      <text:p text:style-name="P1"><text:span text:style-name="T55">Tanàkh: I testi sacri</text:span><text:span text:style-name="T130"> </text:span><text:span text:style-name="T55">dell'Ebraismo, per questo indicati comunemente anche come </text:span><text:span text:style-name="T63">Bibbia ebraica</text:span><text:span text:style-name="T55">, e che corrispondono, in gran parte, all'Antico Testamento della Bibbia Cristiana. </text:span></text:p>
      <text:p text:style-name="P26"/>
      <text:p text:style-name="P181"><text:span text:style-name="T55">Haiku: </text:span><text:span text:style-name="T86">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634"> </text:span><text:span text:style-name="T86">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634"> </text:span></text:p>
      <text:p text:style-name="P1">I tripodi: Narrati nei poemi omerici sono I maggiori premi di gara dei poemi omerici. I comandanti degli eserciti propongono questi oggetti alle gare di poesia.</text:p>
      <text:p text:style-name="P17">Il <text:span text:style-name="T648">papiro di Rhin: </text:span>è il più esteso <text:a xlink:type="simple" xlink:href="http://it.wikipedia.org/wiki/Papiro" text:style-name="Internet_20_link" text:visited-style-name="Visited_20_Internet_20_Link">papiro</text:a><text:span text:style-name="T650"> </text:span>egizio di argomento <text:a xlink:type="simple" xlink:href="http://it.wikipedia.org/wiki/Matematica" text:style-name="Internet_20_link" text:visited-style-name="Visited_20_Internet_20_Link">matematico</text:a><text:span text:style-name="T650"> </text:span>giunto fino a noi. Risultati matematici senza dimostrazioni.</text:p>
      <text:p text:style-name="P17">Mente bicamerale:</text:p>
      <text:p text:style-name="P17">I Ching:</text:p>
      <text:p text:style-name="P1"><text:span text:style-name="T12">Numero di Dunbar: Il </text:span><text:span text:style-name="T18">numero di Dunbar</text:span><text:span text:style-name="T78">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30">relazioni sociali</text:span></text:a><text:span text:style-name="T78"> </text:span><text:span text:style-name="T12">stabili, ossia relazioni nelle quali un individuo conosce l'identità di ciascuna persona e come queste persone si relazionano con ognuna delle altre.</text:span> Dimensione relativa della neocorteccia.</text:p>
      <text:p text:style-name="P150"><text:a xlink:type="simple" xlink:href="http://it.wikipedia.org/w/index.php?title=Dialoghi_tra_Hylas_e_Philonous&amp;action=edit&amp;redlink=1" text:style-name="Internet_20_link" text:visited-style-name="Visited_20_Internet_20_Link">Dialoghi tra Hylas e Philonous</text:a><text:span text:style-name="T670">: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8"><text:span text:style-name="T96">Mamihlapinatapai:</text:span><text:span text:style-name="T98"> è una parola del lessico Yaghan, la lingua degli Y</text:span><text:span text:style-name="T99">amana, una popolazione autoctona della Terra del Fuoco prossima all'estinzione. </text:span><text:span text:style-name="T611">Il vocabolo è noto per essere una delle parole più concise e di difficile traduzione al mondo. Il termine descrive l'atto di </text:span><text:span text:style-name="T617">«guardarsi reciprocamente negli occhi sperando che </text:span><text:soft-page-break/><text:span text:style-name="T617">l'altra persona faccia qualcosa che entrambi desiderano ardentemente, ma che nessuno dei due vuole fare per primo»</text:span></text:p>
      <text:p text:style-name="P17"><text:span text:style-name="Strong_20_Emphasis"><text:span text:style-name="T675">Rana Dendrobatidae</text:span></text:span> </text:p>
      <text:p text:style-name="P17">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7">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7"><text:span text:style-name="T648">Lari: </text:span>(dal latino <text:span text:style-name="T645">lar(es)</text:span>, "focolare", derivato dall'etrusco <text:span text:style-name="T645">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650"> </text:span>che rappresentano gli spiriti protettori degli antenati defunti che, secondo le tradizioni romane, vegliavano sul buon andamento della famiglia, della proprietà o delle attività in generale </text:p>
      <text:p text:style-name="P115"><text:span text:style-name="T12">L'</text:span><text:span text:style-name="T18">entanglement quantistico </text:span><text:span text:style-name="T12">o </text:span><text:span text:style-name="T18">correlazione quantistica </text:span><text:span text:style-name="T12">è un fenomeno </text:span><text:a xlink:type="simple" xlink:href="http://it.wikipedia.org/wiki/Meccanica_quantistica" text:style-name="Internet_20_link" text:visited-style-name="Visited_20_Internet_20_Link"><text:span text:style-name="T129">quantistico</text:span></text:a><text:span text:style-name="T12">, privo di analogo </text:span><text:a xlink:type="simple" xlink:href="http://it.wikipedia.org/wiki/Fisica_classica" text:style-name="Internet_20_link" text:visited-style-name="Visited_20_Internet_20_Link"><text:span text:style-name="T129">classico</text:span></text:a><text:span text:style-name="T12">, in cui ogni </text:span><text:a xlink:type="simple" xlink:href="http://it.wikipedia.org/wiki/Stato_quantico" text:style-name="Internet_20_link" text:visited-style-name="Visited_20_Internet_20_Link">stato quantico</text:a><text:span text:style-name="T129">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4">non-separabilità</text:span><text:span text:style-name="T12">". (“Lei disse: “Dimmi qualcosa di bello.”. Lui rispose: “(</text:span><text:span text:style-name="T102">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14"><text:span text:style-name="T27">Mahābhārata</text:span><text:span text:style-name="T102">: </text:span><text:span text:style-name="T12">one of the two major </text:span><text:a xlink:type="simple" xlink:href="http://en.wikipedia.org/wiki/Sanskrit_literature" text:style-name="Internet_20_link" text:visited-style-name="Visited_20_Internet_20_Link"><text:span text:style-name="T130">Sanskrit</text:span></text:a><text:span text:style-name="T76"> </text:span><text:a xlink:type="simple" xlink:href="http://en.wikipedia.org/wiki/Indian_epic_poetry" text:style-name="Internet_20_link" text:visited-style-name="Visited_20_Internet_20_Link">epics</text:a><text:span text:style-name="T130"> </text:span><text:span text:style-name="T12">of </text:span><text:a xlink:type="simple" xlink:href="http://en.wikipedia.org/wiki/History_of_India" text:style-name="Internet_20_link" text:visited-style-name="Visited_20_Internet_20_Link"><text:span text:style-name="T130">ancient India</text:span></text:a><text:span text:style-name="T12">, the other being the </text:span><text:a xlink:type="simple" xlink:href="http://en.wikipedia.org/wiki/Ramayana" text:style-name="Internet_20_link" text:visited-style-name="Visited_20_Internet_20_Link"><text:span text:style-name="T141">Ramayana</text:span></text:a><text:span text:style-name="T12">.</text:span><text:span text:style-name="T129"> </text:span><text:span text:style-name="T55">The first section of the </text:span><text:span text:style-name="T62">Mahabharata </text:span><text:span text:style-name="T55">states that it was </text:span><text:a xlink:type="simple" xlink:href="http://en.wikipedia.org/wiki/Ganesha" text:style-name="Internet_20_link" text:visited-style-name="Visited_20_Internet_20_Link">Ganesha</text:a><text:span text:style-name="T130"> </text:span><text:span text:style-name="T55">who wrote down the text to Vyasa's dictation. Ganesha is said to have agreed to write it only if Vyasa never paused in his recitation. Vyasa agrees on condition that Ganesha takes the time to understand what was said before writing it down.</text:span><text:span text:style-name="T129"> </text:span></text:p>
      <text:p text:style-name="P113"><text:span text:style-name="T628">Do not stand at my grave and weep (1932): Poem written by Mary Elisabeth Frye, an </text:span><text:span text:style-name="T674">Baltimore housewife and florist.</text:span><text:span text:style-name="T628"> </text:span><text:span text:style-name="T674">The identity of the author of the poem was unknown until the late 1990s</text:span><text:span text:style-name="T671">.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12"><text:span text:style-name="T621">La foresta di Aokigahara: è la destinazione più popolare fra i suicidi in Giappone. Da quando è stato pubblicato il romanzo </text:span><text:span text:style-name="Emphasis"><text:span text:style-name="T623">Kuroi Jukai</text:span></text:span><text:span text:style-name="T621">, in cui un giovane innamorato si suicida nella foresta, la gente ha cominciato a togliersi la vita lì ad un ritmo di 100 morti all'anno. http://www.vice.com/it/vice-news/aokigahara-suicide-forest-v3</text:span></text:p>
      <text:p text:style-name="P88"><text:span text:style-name="T122">Ghūl: (</text:span><text:span text:style-name="T121">Arabic) in popular legend, demonic being believed to inhabit burial grounds and other deserted places. In ancient Arabic folklore, </text:span><text:span text:style-name="Emphasis"><text:span text:style-name="T123">ghūl</text:span></text:span><text:span text:style-name="T121">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23">ghūl </text:span></text:span><text:span text:style-name="T121">was often confused with the</text:span><text:bookmark text:name="ref92471"/><text:span text:style-name="T121"> </text:span><text:span text:style-name="Emphasis"><text:span text:style-name="T123">sílā, </text:span></text:span><text:span text:style-name="T121">also female; the </text:span><text:span text:style-name="Emphasis"><text:span text:style-name="T123">sílā, </text:span></text:span><text:span text:style-name="T121">however, was a witchlike species of jinn, immutable in shape. A </text:span><text:span text:style-name="Emphasis"><text:span text:style-name="T123">ghūl </text:span></text:span><text:span text:style-name="T121">stalked the </text:span><text:a xlink:type="simple" xlink:href="http://www.britannica.com/EBchecked/topic/158992/desert" text:style-name="Internet_20_link" text:visited-style-name="Visited_20_Internet_20_Link"><text:span text:style-name="T565">desert</text:span></text:a><text:span text:style-name="T121">, often in the guise of an attractive woman, trying to distract travelers, and, when successful, killed and ate them. The sole defense that one had against a </text:span><text:span text:style-name="Emphasis"><text:span text:style-name="T123">ghūl </text:span></text:span><text:span text:style-name="T121">was to strike it dead in one blow; a second blow would only bring it back to life again. The </text:span><text:span text:style-name="Emphasis"><text:span text:style-name="T123">ghūl, </text:span></text:span><text:span text:style-name="T121">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5">Sodom and Gomorrah: </text:span><text:span text:style-name="T43">were cities mentioned in the </text:span><text:a xlink:type="simple" xlink:href="http://en.wikipedia.org/wiki/Book_of_Genesis" text:style-name="Internet_20_link" text:visited-style-name="Visited_20_Internet_20_Link"><text:span text:style-name="T154">Book of Genesis</text:span></text:a><text:span text:style-name="T77"> </text:span><text:span text:style-name="T43">and throughout the </text:span><text:a xlink:type="simple" xlink:href="http://en.wikipedia.org/wiki/Hebrew_Bible" text:style-name="Internet_20_link" text:visited-style-name="Visited_20_Internet_20_Link"><text:span text:style-name="T154">Hebrew Bible</text:span></text:a><text:span text:style-name="T43">, the </text:span><text:a xlink:type="simple" xlink:href="http://en.wikipedia.org/wiki/New_Testament" text:style-name="Internet_20_link" text:visited-style-name="Visited_20_Internet_20_Link"><text:span text:style-name="T154">New Testament</text:span></text:a><text:span text:style-name="T77"> </text:span><text:span text:style-name="T43">and in </text:span><text:a xlink:type="simple" xlink:href="http://en.wikipedia.org/wiki/Deuterocanonical_books" text:style-name="Internet_20_link" text:visited-style-name="Visited_20_Internet_20_Link"><text:span text:style-name="T154">deuterocanonical sources</text:span></text:a><text:span text:style-name="T43">, as </text:span><text:soft-page-break/><text:span text:style-name="T43">well as the </text:span><text:a xlink:type="simple" xlink:href="http://en.wikipedia.org/wiki/Qur%27an" text:style-name="Internet_20_link" text:visited-style-name="Visited_20_Internet_20_Link"><text:span text:style-name="T154">Qur'an</text:span></text:a><text:span text:style-name="T43">. </text:span><text:span text:style-name="T36">Whether or not they ever existed is disputed by archaeologists. </text:span><text:a xlink:type="simple" xlink:href="http://en.wikipedia.org/wiki/Divine_judgment" text:style-name="Internet_20_link" text:visited-style-name="Visited_20_Internet_20_Link">Divine judgment</text:a><text:span text:style-name="T146"> </text:span><text:span text:style-name="T36">by </text:span><text:a xlink:type="simple" xlink:href="http://en.wikipedia.org/wiki/God" text:style-name="Internet_20_link" text:visited-style-name="Visited_20_Internet_20_Link">God</text:a><text:span text:style-name="T146"> </text:span><text:span text:style-name="T36">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6">fire and brimstone</text:span></text:a><text:span text:style-name="T36">. Neighboring </text:span><text:a xlink:type="simple" xlink:href="http://en.wikipedia.org/wiki/Zoara" text:style-name="Internet_20_link" text:visited-style-name="Visited_20_Internet_20_Link">Zoar</text:a><text:span text:style-name="T146"> </text:span><text:span text:style-name="T36">(Bela) was the only city to be spared. In </text:span><text:a xlink:type="simple" xlink:href="http://en.wikipedia.org/wiki/Abrahamic_religions" text:style-name="Internet_20_link" text:visited-style-name="Visited_20_Internet_20_Link"><text:span text:style-name="T146">Abrahamic religions</text:span></text:a><text:span text:style-name="T36">,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6">divine retribution</text:span></text:a><text:span text:style-name="T36">.</text:span></text:p>
      <text:p text:style-name="P22"/>
      <text:p text:style-name="P88"><text:span text:style-name="T525">Il </text:span><text:span text:style-name="T526">Massacro di Katyń: </text:span><text:a xlink:type="simple" xlink:href="http://it.wikipedia.org/wiki/Seconda_guerra_mondiale" text:style-name="Internet_20_link" text:visited-style-name="Visited_20_Internet_20_Link">seconda guerra mondiale</text:a><text:span text:style-name="T242">,</text:span><text:span text:style-name="T525"> consistette nell'esecuzione di massa, da parte dell'</text:span><text:a xlink:type="simple" xlink:href="http://it.wikipedia.org/wiki/Armata_Rossa" text:style-name="Internet_20_link" text:visited-style-name="Visited_20_Internet_20_Link"><text:span text:style-name="T242">Armata Rossa</text:span></text:a><text:span text:style-name="T525">, di soldati e civili polacchi. </text:span><text:span text:style-name="T527">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527">, che avvenne nella foresta di </text:span><text:a xlink:type="simple" xlink:href="http://it.wikipedia.org/wiki/Katyń" text:style-name="Internet_20_link" text:visited-style-name="Visited_20_Internet_20_Link">Katyń</text:a><text:span text:style-name="T243">. </text:span><text:span text:style-name="T527">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65">Kozielsk</text:span></text:a><text:span text:style-name="T527">, </text:span><text:a xlink:type="simple" xlink:href="http://it.wikipedia.org/w/index.php?title=Starobielsk&amp;action=edit&amp;redlink=1" text:style-name="Internet_20_link" text:visited-style-name="Visited_20_Internet_20_Link">Starobielsk</text:a><text:span text:style-name="T265"> </text:span><text:span text:style-name="T527">e </text:span><text:a xlink:type="simple" xlink:href="http://it.wikipedia.org/wiki/Ostashkov" text:style-name="Internet_20_link" text:visited-style-name="Visited_20_Internet_20_Link">Ostashkov</text:a><text:span text:style-name="T243"> </text:span><text:span text:style-name="T527">e i detenuti delle prigioni della </text:span><text:a xlink:type="simple" xlink:href="http://it.wikipedia.org/wiki/Bielorussia" text:style-name="Internet_20_link" text:visited-style-name="Visited_20_Internet_20_Link">Bielorussia</text:a><text:span text:style-name="T243"> </text:span><text:span text:style-name="T527">e </text:span><text:a xlink:type="simple" xlink:href="http://it.wikipedia.org/wiki/Ucraina" text:style-name="Internet_20_link" text:visited-style-name="Visited_20_Internet_20_Link">Ucraina</text:a><text:span text:style-name="T243"> </text:span><text:span text:style-name="T527">occidentali, fatti uccidere su ordine di </text:span><text:a xlink:type="simple" xlink:href="http://it.wikipedia.org/wiki/Stalin" text:style-name="Internet_20_link" text:visited-style-name="Visited_20_Internet_20_Link">Stalin</text:a><text:span text:style-name="T243"> </text:span><text:span text:style-name="T527">nella foresta di Katyń e nelle prigioni di </text:span><text:a xlink:type="simple" xlink:href="http://it.wikipedia.org/wiki/Kalinin" text:style-name="Internet_20_link" text:visited-style-name="Visited_20_Internet_20_Link">Kalinin</text:a><text:span text:style-name="T243"> </text:span><text:span text:style-name="T527">(Tver), </text:span><text:a xlink:type="simple" xlink:href="http://it.wikipedia.org/wiki/Kharkov" text:style-name="Internet_20_link" text:visited-style-name="Visited_20_Internet_20_Link">Kharkov</text:a><text:span text:style-name="T243"> </text:span><text:span text:style-name="T527">e di altre città </text:span><text:a xlink:type="simple" xlink:href="http://it.wikipedia.org/wiki/Sovietiche" text:style-name="Internet_20_link" text:visited-style-name="Visited_20_Internet_20_Link"><text:span text:style-name="T243">sovietiche</text:span></text:a><text:span text:style-name="T527">.</text:span></text:p>
      <text:p text:style-name="P32"><text:span text:style-name="T683">Comprachicos: </text:span><text:span text:style-name="T682">is a compound </text:span><text:a xlink:type="simple" xlink:href="http://en.wikipedia.org/wiki/Spanish_language" text:style-name="Internet_20_link" text:visited-style-name="Visited_20_Internet_20_Link"><text:span text:style-name="T654">Spanish</text:span></text:a><text:span text:style-name="T688"> </text:span><text:a xlink:type="simple" xlink:href="http://en.wikipedia.org/wiki/Neologism" text:style-name="Internet_20_link" text:visited-style-name="Visited_20_Internet_20_Link"><text:span text:style-name="T654">neologism</text:span></text:a><text:span text:style-name="T688"> </text:span><text:span text:style-name="T682">meaning "child-buyers," which was coined by </text:span><text:a xlink:type="simple" xlink:href="http://en.wikipedia.org/wiki/Victor_Hugo" text:style-name="Internet_20_link" text:visited-style-name="Visited_20_Internet_20_Link"><text:span text:style-name="T654">Victor Hugo</text:span></text:a><text:span text:style-name="T688"> </text:span><text:span text:style-name="T682">in his novel </text:span><text:a xlink:type="simple" xlink:href="http://en.wikipedia.org/wiki/The_Man_Who_Laughs" text:style-name="Internet_20_link" text:visited-style-name="Visited_20_Internet_20_Link"><text:span text:style-name="T655">The Man Who Laughs</text:span></text:a><text:span text:style-name="T682">.</text:span><text:span text:style-name="T653"> </text:span><text:span text:style-name="T682">It refers to various groups in </text:span><text:a xlink:type="simple" xlink:href="http://en.wikipedia.org/wiki/Folklore" text:style-name="Internet_20_link" text:visited-style-name="Visited_20_Internet_20_Link"><text:span text:style-name="T654">folklore</text:span></text:a><text:span text:style-name="T688"> </text:span><text:span text:style-name="T682">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654"> </text:span><text:span text:style-name="T680">– </text:span><text:span text:style-name="T682">that is, deliberate </text:span><text:a xlink:type="simple" xlink:href="http://en.wikipedia.org/wiki/Mutilation" text:style-name="Internet_20_link" text:visited-style-name="Visited_20_Internet_20_Link"><text:span text:style-name="T654">mutilation</text:span></text:a><text:span text:style-name="T682">. </text:span><text:span text:style-name="T692">The most common methods said to be used in this practice included stunting children's growth by physical </text:span><text:a xlink:type="simple" xlink:href="http://en.wikipedia.org/wiki/Restraint" text:style-name="Internet_20_link" text:visited-style-name="Visited_20_Internet_20_Link"><text:span text:style-name="T656">restraint</text:span></text:a><text:span text:style-name="T692">, </text:span><text:a xlink:type="simple" xlink:href="http://en.wikipedia.org/wiki/Muzzle_(device)" text:style-name="Internet_20_link" text:visited-style-name="Visited_20_Internet_20_Link"><text:span text:style-name="T656">muzzling</text:span></text:a><text:span text:style-name="T689"> </text:span><text:span text:style-name="T692">their faces to deform them, slitting their eyes, dislocating their joints, and malforming their bones.</text:span><text:span text:style-name="T657"> </text:span><text:span text:style-name="T692">The resulting dwarfed and deformed adults made their living as </text:span><text:a xlink:type="simple" xlink:href="http://en.wikipedia.org/wiki/Charlatan" text:style-name="Internet_20_link" text:visited-style-name="Visited_20_Internet_20_Link"><text:span text:style-name="T656">mountebanks</text:span></text:a><text:span text:style-name="T689"> </text:span><text:span text:style-name="T692">or were sold to lords and ladies to be used as pages or </text:span><text:a xlink:type="simple" xlink:href="http://en.wikipedia.org/wiki/Jester" text:style-name="Internet_20_link" text:visited-style-name="Visited_20_Internet_20_Link"><text:span text:style-name="T656">court fools</text:span></text:a><text:span text:style-name="T692">. Much that seems unimaginable today may have authentic roots in common practices of the seventeenth century.</text:span></text:p>
      <text:p text:style-name="P102"/>
      <text:p text:style-name="P88"><text:span text:style-name="T275">Amaterasu-ō-mi-kami </text:span><text:span text:style-name="T277">(</text:span><text:span text:style-name="T528">天照大御神</text:span><text:span text:style-name="T277">): letteralmente "Grande dea che splende nei cieli"), generalmente abbreviato in </text:span><text:span text:style-name="T275">Amaterasu</text:span><text:span text:style-name="T277">, è la </text:span><text:a xlink:type="simple" xlink:href="http://it.wikipedia.org/wiki/Divinità" text:style-name="Internet_20_link" text:visited-style-name="Visited_20_Internet_20_Link"><text:span text:style-name="T157">dea</text:span></text:a><text:span text:style-name="T447"> </text:span><text:span text:style-name="T277">del </text:span><text:a xlink:type="simple" xlink:href="http://it.wikipedia.org/wiki/Sole" text:style-name="Internet_20_link" text:visited-style-name="Visited_20_Internet_20_Link"><text:span text:style-name="T157">Sole</text:span></text:a><text:span text:style-name="T447"> </text:span><text:span text:style-name="T277">(divinità da cui discendono tutte le cose) nella religione </text:span><text:a xlink:type="simple" xlink:href="http://it.wikipedia.org/wiki/Shinto" text:style-name="Internet_20_link" text:visited-style-name="Visited_20_Internet_20_Link"><text:span text:style-name="T157">shintoista</text:span></text:a><text:span text:style-name="T277">. È considerata la mitica antenata diretta della </text:span><text:a xlink:type="simple" xlink:href="http://it.wikipedia.org/wiki/Imperatore_del_Giappone" text:style-name="Internet_20_link" text:visited-style-name="Visited_20_Internet_20_Link"><text:span text:style-name="T157">famiglia imperiale</text:span></text:a><text:span text:style-name="T447"> </text:span><text:a xlink:type="simple" xlink:href="http://it.wikipedia.org/wiki/Giappone" text:style-name="Internet_20_link" text:visited-style-name="Visited_20_Internet_20_Link"><text:span text:style-name="T157">giapponese</text:span></text:a><text:span text:style-name="T277">. </text:span><text:span text:style-name="T529">Esistono tre differenti leggende sulla sua nascita: Secondo quanto narrato nel </text:span><text:span text:style-name="T530">Kojiki </text:span><text:span text:style-name="T529">("</text:span><text:span text:style-name="T530">Memorie degli eventi antichi</text:span><text:span text:style-name="T529">") ed in un testo alternativo del </text:span><text:a xlink:type="simple" xlink:href="http://it.wikipedia.org/wiki/Nihonshoki" text:style-name="Internet_20_link" text:visited-style-name="Visited_20_Internet_20_Link">Nihonshoki</text:a><text:span text:style-name="T240"> </text:span><text:span text:style-name="T529">("</text:span><text:span text:style-name="T530">Annali del Giappone</text:span><text:span text:style-name="T529">"), Amaterasu, la prima dei tre figli nobili di </text:span><text:a xlink:type="simple" xlink:href="http://it.wikipedia.org/wiki/Izanagi" text:style-name="Internet_20_link" text:visited-style-name="Visited_20_Internet_20_Link"><text:span text:style-name="T241">Izanagi</text:span></text:a><text:span text:style-name="T529">,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66">Yomi-Tsu-Kumi</text:span></text:a><text:span text:style-name="T529">). Izanagi le affidò il governo delle Alte Pianure Celestiali (</text:span><text:a xlink:type="simple" xlink:href="http://it.wikipedia.org/wiki/Takamagahara_(mitologia)" text:style-name="Internet_20_link" text:visited-style-name="Visited_20_Internet_20_Link"><text:span text:style-name="T241">Takamagahara</text:span></text:a><text:span text:style-name="T529">) ed il gioiello </text:span><text:a xlink:type="simple" xlink:href="http://it.wikipedia.org/w/index.php?title=Mikuratana_no_Kami&amp;action=edit&amp;redlink=1" text:style-name="Internet_20_link" text:visited-style-name="Visited_20_Internet_20_Link"><text:span text:style-name="T266">Mikuratana no Kami</text:span></text:a><text:span text:style-name="T529">. Il testo principale del </text:span><text:span text:style-name="T530">Nihonshoki </text:span><text:span text:style-name="T529">racconta invece che Izanagi e </text:span><text:a xlink:type="simple" xlink:href="http://it.wikipedia.org/wiki/Izanami" text:style-name="Internet_20_link" text:visited-style-name="Visited_20_Internet_20_Link">Izanami</text:a><text:span text:style-name="T241"> </text:span><text:span text:style-name="T529">crearono tutti I </text:span><text:a xlink:type="simple" xlink:href="http://it.wikipedia.org/wiki/Kami" text:style-name="Internet_20_link" text:visited-style-name="Visited_20_Internet_20_Link">kami</text:a><text:span text:style-name="T241"> </text:span><text:span text:style-name="T529">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66"> </text:span><text:span text:style-name="T529">("Divinità del Sole"), a cui affidarono il compito di governare sugli affari dei cieli. In una terza versione (contenuta sempre nel </text:span><text:span text:style-name="T530">Nihonshoki</text:span><text:span text:style-name="T529">) Amaterasu viene creata da uno </text:span><text:a xlink:type="simple" xlink:href="http://it.wikipedia.org/wiki/Sacro_Specchio" text:style-name="Internet_20_link" text:visited-style-name="Visited_20_Internet_20_Link">specchio</text:a><text:span text:style-name="T241"> </text:span><text:span text:style-name="T529">di rame bianco tenuto in mano da Izanagi.</text:span></text:p>
      <text:p text:style-name="P103"/>
      <text:p text:style-name="P88"><text:span text:style-name="T275">Moai: </text:span><text:a xlink:type="simple" xlink:href="http://en.wikipedia.org/wiki/Monolith" text:style-name="Internet_20_link" text:visited-style-name="Visited_20_Internet_20_Link">monolithic</text:a><text:span text:style-name="T156"> </text:span><text:span text:style-name="T277">human figures carved by the </text:span><text:a xlink:type="simple" xlink:href="http://en.wikipedia.org/wiki/Rapa_Nui_people" text:style-name="Internet_20_link" text:visited-style-name="Visited_20_Internet_20_Link">Rapa Nui people</text:a><text:span text:style-name="T156"> </text:span><text:span text:style-name="T277">from rock on the </text:span><text:a xlink:type="simple" xlink:href="http://en.wikipedia.org/wiki/Chile" text:style-name="Internet_20_link" text:visited-style-name="Visited_20_Internet_20_Link">Chilean</text:a><text:span text:style-name="T156"> </text:span><text:a xlink:type="simple" xlink:href="http://en.wikipedia.org/wiki/Polynesia" text:style-name="Internet_20_link" text:visited-style-name="Visited_20_Internet_20_Link">Polynesian</text:a><text:span text:style-name="T156"> </text:span><text:span text:style-name="T277">island of </text:span><text:a xlink:type="simple" xlink:href="http://en.wikipedia.org/wiki/Easter_Island" text:style-name="Internet_20_link" text:visited-style-name="Visited_20_Internet_20_Link">Easter Island</text:a><text:span text:style-name="T156"> </text:span><text:span text:style-name="T277">between the years 1250 and 1500.</text:span><text:bookmark text:name="cite_ref-fischer_1-0"/><text:a xlink:type="simple" xlink:href="http://en.wikipedia.org/wiki/Moai#cite_note-fischer-1" text:style-name="Internet_20_link" text:visited-style-name="Visited_20_Internet_20_Link">[1]</text:a><text:span text:style-name="T156"> </text:span><text:span text:style-name="T277">Nearly half are still at </text:span><text:a xlink:type="simple" xlink:href="http://en.wikipedia.org/wiki/Rano_Raraku" text:style-name="Internet_20_link" text:visited-style-name="Visited_20_Internet_20_Link"><text:span text:style-name="T156">Rano Raraku</text:span></text:a><text:span text:style-name="T277">,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6"> </text:span><text:span text:style-name="T277">around the island's perimeter. Almost all moai have overly large heads three-eighths the size of the whole statue. The moai are chiefly the living faces (</text:span><text:span text:style-name="T281">aringa ora</text:span><text:span text:style-name="T277">) of deified ancestors (</text:span><text:span text:style-name="T281">aringa ora ata tepuna</text:span><text:span text:style-name="T277">).</text:span><text:bookmark text:name="cite_ref-2"/><text:a xlink:type="simple" xlink:href="http://en.wikipedia.org/wiki/Moai#cite_note-2" text:style-name="Internet_20_link" text:visited-style-name="Visited_20_Internet_20_Link">[2]</text:a><text:span text:style-name="T156"> </text:span><text:span text:style-name="T277">The statues still gazed inland across their clan lands when Europeans first visited the island, but most were cast down during later conflicts between clans. The production and </text:span><text:soft-page-break/><text:span text:style-name="T277">transportation of the 887 statues</text:span><text:span text:style-name="T156"> </text:span><text:span text:style-name="T277">are considered remarkable creative and physical feats.</text:span><text:span text:style-name="T156"> </text:span><text:span text:style-name="T277">The tallest moai erected, called </text:span><text:span text:style-name="T281">Paro</text:span><text:span text:style-name="T277">, was almost 10 metres (33 ft) high and weighed 82 </text:span><text:a xlink:type="simple" xlink:href="http://en.wikipedia.org/wiki/Ton" text:style-name="Internet_20_link" text:visited-style-name="Visited_20_Internet_20_Link"><text:span text:style-name="T156">tons</text:span></text:a><text:bookmark text:name="cite_ref-5"/><text:span text:style-name="T446">.</text:span></text:p>
      <text:p text:style-name="P103">Uroboro: il serpente che si morde la coda</text:p>
      <text:p text:style-name="P1"><text:span text:style-name="T12">Aquilone: utilizzato in Corea per segnalare la nascita di un figlio. </text:span><text:span text:style-name="T126">Sebbene gli aquiloni arrivarono in </text:span><text:span text:style-name="Strong_20_Emphasis"><text:span text:style-name="T127">Corea dalla Cina</text:span></text:span><text:span text:style-name="T126">, anche qui vi furono sviluppi. Una leggenda affascinante racconta di come il generale Gim Yu-Sin, vissuto nel</text:span><text:span text:style-name="Strong_20_Emphasis"><text:span text:style-name="T128"> </text:span></text:span><text:span text:style-name="Strong_20_Emphasis"><text:span text:style-name="T127">VII secolo</text:span></text:span><text:span text:style-name="T126">,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611"> </text:span><text:span text:style-name="T105">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618"> In cina e giappone erano utilizzati nelle battaglie. Potevano sollevare un uomo nel cielo che così aveva più raggio per scagliare frecce ai nemici.</text:span></text:p>
      <text:p text:style-name="P17"/>
      <text:p text:style-name="P17">Hmong (o Miao): I Hmong conosciuti anche come Miao sono un gruppo etnico asiatico che vive principalmente nele regiorni montante della Cina de Sud e nelle regioni del suddest asiatico.</text:p>
      <text:p text:style-name="P17"/>
      <text:p text:style-name="P1"><text:span text:style-name="T310">Il </text:span><text:span text:style-name="T362">caduceo: </text:span><text:span text:style-name="T310">è un bastone alato con due serpenti </text:span><text:a xlink:type="simple" xlink:href="https://it.wikipedia.org/wiki/Attorcigliato" text:style-name="Internet_20_link" text:visited-style-name="Visited_20_Internet_20_Link">attorcigliati</text:a><text:span text:style-name="T173"> </text:span><text:span text:style-name="T310">intorno a esso; Il caduceo era il simbolo di pace e prosperità, associato al dio greco </text:span><text:a xlink:type="simple" xlink:href="https://it.wikipedia.org/wiki/Hermes" text:style-name="Internet_20_link" text:visited-style-name="Visited_20_Internet_20_Link"><text:span text:style-name="T173">Hermes</text:span></text:a><text:span text:style-name="T310">.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73">scettro</text:span></text:a><text:span text:style-name="T463"> </text:span><text:span text:style-name="T310">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5"/>
      <text:p text:style-name="P1"><text:span text:style-name="T310">Il </text:span><text:span text:style-name="T362">bastone di </text:span><text:span text:style-name="T366">Esculapio:</text:span><text:span text:style-name="T362"> </text:span><text:span text:style-name="T310">è un antico simbolo </text:span><text:a xlink:type="simple" xlink:href="https://it.wikipedia.org/wiki/Grecia" text:style-name="Internet_20_link" text:visited-style-name="Visited_20_Internet_20_Link">greco</text:a><text:span text:style-name="T173"> </text:span><text:span text:style-name="T310">associato alla </text:span><text:a xlink:type="simple" xlink:href="https://it.wikipedia.org/wiki/Medicina" text:style-name="Internet_20_link" text:visited-style-name="Visited_20_Internet_20_Link"><text:span text:style-name="T173">medicina</text:span></text:a><text:span text:style-name="T310">. Consiste in un serpente </text:span><text:a xlink:type="simple" xlink:href="https://it.wikipedia.org/wiki/Attorcigliato" text:style-name="Internet_20_link" text:visited-style-name="Visited_20_Internet_20_Link">attorcigliato</text:a><text:span text:style-name="T173"> </text:span><text:span text:style-name="T310">intorno ad una verga. </text:span><text:span text:style-name="T339">Esculapio </text:span><text:span text:style-name="T310">era il dio della salute nell'antico pantheon greco. Fu istruito nell'arte medica dal </text:span><text:a xlink:type="simple" xlink:href="https://it.wikipedia.org/wiki/Centauro" text:style-name="Internet_20_link" text:visited-style-name="Visited_20_Internet_20_Link"><text:span text:style-name="T173">centauro</text:span></text:a><text:span text:style-name="T463"> </text:span><text:a xlink:type="simple" xlink:href="https://it.wikipedia.org/wiki/Chirone" text:style-name="Internet_20_link" text:visited-style-name="Visited_20_Internet_20_Link"><text:span text:style-name="T173">Chirone</text:span></text:a><text:span text:style-name="T310">.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73">Dracunculus medinensis</text:span></text:a><text:span text:style-name="T310">)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73"> </text:span><text:span text:style-name="T310">(essi vengono tentati da un serpente a mangiare i frutti dell'Albero della Conoscenza del bene e del male).</text:span></text:p>
      <text:p text:style-name="P17"/>
      <text:p text:style-name="P1"><text:span text:style-name="T12">This is water (David Foster Wallace): </text:span><text:span text:style-name="T277">Wallace delivered the commencement address to the 2005 graduating class at </text:span><text:a xlink:type="simple" xlink:href="http://en.wikipedia.org/wiki/Kenyon_College" text:style-name="Internet_20_link" text:visited-style-name="Visited_20_Internet_20_Link"><text:span text:style-name="T157">Kenyon College</text:span></text:a><text:span text:style-name="T277">. The speech was published as a book called </text:span><text:a xlink:type="simple" xlink:href="http://en.wikipedia.org/wiki/This_Is_Water" text:style-name="Internet_20_link" text:visited-style-name="Visited_20_Internet_20_Link"><text:span text:style-name="T162">This Is Water</text:span></text:a><text:span text:style-name="T537"> </text:span><text:span text:style-name="T277">in 2009.</text:span><text:bookmark text:name="cite_ref-15"/><text:a xlink:type="simple" xlink:href="http://en.wikipedia.org/wiki/David_Foster_Wallace#cite_note-15" text:style-name="Internet_20_link" text:visited-style-name="Visited_20_Internet_20_Link"><text:span text:style-name="T170">[15]</text:span></text:a><text:span text:style-name="T537"> </text:span><text:span text:style-name="T277">In May 2013, portions of the speech were used in a popular online video also titled "This is Water".</text:span></text:p>
      <text:p text:style-name="P38"/>
      <text:p text:style-name="P1"><text:span text:style-name="T275">Abelardo ed Eloisa: </text:span><text:span text:style-name="T277">sono una coppia amorosa entrata a far parte dell'</text:span><text:a xlink:type="simple" xlink:href="http://it.wikipedia.org/wiki/Immaginario_collettivo" text:style-name="Internet_20_link" text:visited-style-name="Visited_20_Internet_20_Link">immaginario collettivo</text:a><text:span text:style-name="T157"> </text:span><text:span text:style-name="T277">europeo, come </text:span><text:a xlink:type="simple" xlink:href="http://it.wikipedia.org/wiki/Tristano_e_Isotta_(mito)" text:style-name="Internet_20_link" text:visited-style-name="Visited_20_Internet_20_Link"><text:span text:style-name="T157">Tristano e Isotta</text:span></text:a><text:span text:style-name="T277">, </text:span><text:a xlink:type="simple" xlink:href="http://it.wikipedia.org/wiki/Paolo_e_Francesca" text:style-name="Internet_20_link" text:visited-style-name="Visited_20_Internet_20_Link">Paolo e </text:a><text:soft-page-break/><text:a xlink:type="simple" xlink:href="http://it.wikipedia.org/wiki/Paolo_e_Francesca" text:style-name="Internet_20_link" text:visited-style-name="Visited_20_Internet_20_Link">Francesca</text:a><text:span text:style-name="T277">, </text:span><text:a xlink:type="simple" xlink:href="http://it.wikipedia.org/wiki/Romeo_e_Giulietta" text:style-name="Internet_20_link" text:visited-style-name="Visited_20_Internet_20_Link"><text:span text:style-name="T157">Romeo e Giulietta</text:span></text:a><text:span text:style-name="T277">, ma rispetto alle altre vicende ha fondamento storico. Lui doveva fare il tutore di lei, ma la mise incinta <text:s/>e poi la mandò in convento. Per questo fu evirato.</text:span></text:p>
      <text:p text:style-name="P38"/>
      <text:p text:style-name="P39"/>
      <text:p text:style-name="P1"><text:span text:style-name="Strong_20_Emphasis"><text:span text:style-name="T280">LUCA (</text:span></text:span><text:span text:style-name="Strong_20_Emphasis"><text:span text:style-name="T279">Last Universal Common Ancestor</text:span></text:span><text:span text:style-name="Strong_20_Emphasis"><text:span text:style-name="T280">): </text:span></text:span><text:span text:style-name="Strong_20_Emphasis"><text:span text:style-name="T432">teoria riguardante </text:span></text:span><text:span text:style-name="Strong_20_Emphasis"><text:span text:style-name="T433">il primo</text:span></text:span><text:span text:style-name="Strong_20_Emphasis"><text:span text:style-name="T432">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21"> </text:span></text:span><text:span text:style-name="Strong_20_Emphasis"><text:span text:style-name="T432">dal quale tutti gli organismi attuali discenderebbero.</text:span></text:span><text:span text:style-name="Strong_20_Emphasis"><text:span text:style-name="T310">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73">antenato comune più recente</text:span></text:span></text:a><text:span text:style-name="Strong_20_Emphasis"><text:span text:style-name="T462"> </text:span></text:span><text:span text:style-name="Strong_20_Emphasis"><text:span text:style-name="T310">(MRCA) di tutto l'insieme degli attuali organismi viventi. Si stima sia vissuto tra 3,6-4,1 miliardi di anni fa.</text:span></text:span><text:span text:style-name="Strong_20_Emphasis"><text:span text:style-name="T279"> </text:span></text:span><text:span text:style-name="Strong_20_Emphasis"><text:span text:style-name="T311">È possibile che tutti i contemporanei dei LUCA si siano </text:span></text:span><text:a xlink:type="simple" xlink:href="https://it.wikipedia.org/wiki/Estinzione" text:style-name="Internet_20_link" text:visited-style-name="Visited_20_Internet_20_Link"><text:span text:style-name="Strong_20_Emphasis"><text:span text:style-name="T174">estinti</text:span></text:span></text:a><text:span text:style-name="Strong_20_Emphasis"><text:span text:style-name="T450"> </text:span></text:span><text:span text:style-name="Strong_20_Emphasis"><text:span text:style-name="T311">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74">trasferimento genico orizzontale</text:span></text:span></text:a><text:span text:style-name="Strong_20_Emphasis"><text:span text:style-name="T311">. </text:span></text:span><text:a xlink:type="simple" xlink:href="https://it.wikipedia.org/wiki/Carl_Woese" text:style-name="Internet_20_link" text:visited-style-name="Visited_20_Internet_20_Link"><text:span text:style-name="Strong_20_Emphasis"><text:span text:style-name="T174">Carl Woese</text:span></text:span></text:a><text:span text:style-name="Strong_20_Emphasis"><text:span text:style-name="T450"> </text:span></text:span><text:span text:style-name="Strong_20_Emphasis"><text:span text:style-name="T311">sostenne che in realtà non esistette alcun organismo individuale che possa essere considerato un LUCA, ma piuttosto l'eredità genetica di tutti i moderni organismi deriverebbe da una comunità di organismi antenati.</text:span></text:span></text:p>
      <text:p text:style-name="P133"/>
      <text:p text:style-name="P182"><text:span text:style-name="T771">La Fondazione Federico Zeri</text:span><text:span text:style-name="T642">: </text:span><text:span text:style-name="T641">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33"/>
      <text:p text:style-name="P139"><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774">:</text:span></text:span><text:span text:style-name="T775"> </text:span><text:span text:style-name="T773">Pr</text:span><text:span text:style-name="T772">ogetto no-profit di arte contemporanea di Luciano Benetton, </text:span><text:span text:style-name="T773">contiene</text:span><text:span text:style-name="T772"> </text:span><text:span text:style-name="T773">opere artistiche di</text:span><text:span text:style-name="T772"> 6.930 artisti con opere 10×12 centimetri provenienti da più di 40 Paesi e popolazioni native.</text:span></text:p>
      <text:p text:style-name="P133"/>
      <text:h text:style-name="P86" text:outline-level="1"><text:bookmark text:name="firstHeading2"/><text:soft-page-break/><text:span text:style-name="T106">Hausdorff dimension: </text:span><text:span text:style-name="T48">introduced in 1918</text:span><text:span text:style-name="T106">. </text:span><text:span text:style-name="T277">In </text:span><text:a xlink:type="simple" xlink:href="http://en.wikipedia.org/wiki/Mathematics" text:style-name="Internet_20_link" text:visited-style-name="Visited_20_Internet_20_Link"><text:span text:style-name="T157">mathematics</text:span></text:a><text:span text:style-name="T277">, the </text:span><text:span text:style-name="T275">Hausdorff dimension </text:span><text:span text:style-name="T277">(also known as the </text:span><text:span text:style-name="T275">Hausdorff–Besicovitch dimension</text:span><text:span text:style-name="T277">) is an </text:span><text:a xlink:type="simple" xlink:href="http://en.wikipedia.org/wiki/Extended_real_number_line" text:style-name="Internet_20_link" text:visited-style-name="Visited_20_Internet_20_Link"><text:span text:style-name="T157">extended</text:span></text:a><text:span text:style-name="T447"> </text:span><text:span text:style-name="T277">non-negative </text:span><text:a xlink:type="simple" xlink:href="http://en.wikipedia.org/wiki/Real_number" text:style-name="Internet_20_link" text:visited-style-name="Visited_20_Internet_20_Link"><text:span text:style-name="T157">real number</text:span></text:a><text:span text:style-name="T447"> </text:span><text:span text:style-name="T277">associated with any </text:span><text:a xlink:type="simple" xlink:href="http://en.wikipedia.org/wiki/Metric_space" text:style-name="Internet_20_link" text:visited-style-name="Visited_20_Internet_20_Link"><text:span text:style-name="T157">metric space</text:span></text:a><text:span text:style-name="T277">. The Hausdorff dimension generalizes the notion of the dimension of a real </text:span><text:a xlink:type="simple" xlink:href="http://en.wikipedia.org/wiki/Vector_space" text:style-name="Internet_20_link" text:visited-style-name="Visited_20_Internet_20_Link"><text:span text:style-name="T157">vector space</text:span></text:a><text:span text:style-name="T277">. That is, the Hausdorff dimension of an </text:span><text:span text:style-name="T281">n</text:span><text:span text:style-name="T277">-dimensional </text:span><text:a xlink:type="simple" xlink:href="http://en.wikipedia.org/wiki/Inner_product_space" text:style-name="Internet_20_link" text:visited-style-name="Visited_20_Internet_20_Link"><text:span text:style-name="T157">inner product space</text:span></text:a><text:span text:style-name="T447"> </text:span><text:span text:style-name="T277">equals </text:span><text:span text:style-name="T281">n</text:span><text:span text:style-name="T277">.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7">irregular sets</text:span></text:a><text:span text:style-name="T447"> </text:span><text:span text:style-name="T277">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6" text:outline-level="1"><text:bookmark text:name="firstHeading3"/><text:span text:style-name="T106">Minkowski–Bouligand dimension: </text:span><text:span text:style-name="T277">In </text:span><text:a xlink:type="simple" xlink:href="http://en.wikipedia.org/wiki/Fractal_geometry" text:style-name="Internet_20_link" text:visited-style-name="Visited_20_Internet_20_Link"><text:span text:style-name="T157">fractal geometry</text:span></text:a><text:span text:style-name="T277">, the </text:span><text:span text:style-name="T275">Minkowski–Bouligand dimension</text:span><text:span text:style-name="T277">, also known as</text:span><text:span text:style-name="T275">Minkowski dimension </text:span><text:span text:style-name="T277">or </text:span><text:span text:style-name="T275">box-counting dimension</text:span><text:span text:style-name="T277">, is a way of determining the </text:span><text:a xlink:type="simple" xlink:href="http://en.wikipedia.org/wiki/Fractal_dimension" text:style-name="Internet_20_link" text:visited-style-name="Visited_20_Internet_20_Link"><text:span text:style-name="T157">fractal dimension</text:span></text:a><text:span text:style-name="T447"> </text:span><text:span text:style-name="T277">of a </text:span><text:a xlink:type="simple" xlink:href="http://en.wikipedia.org/wiki/Set_(mathematics)" text:style-name="Internet_20_link" text:visited-style-name="Visited_20_Internet_20_Link"><text:span text:style-name="T157">set</text:span></text:a><text:span text:style-name="T447"> </text:span><text:span text:style-name="T281">S </text:span><text:span text:style-name="T277">in a </text:span><text:a xlink:type="simple" xlink:href="http://en.wikipedia.org/wiki/Euclidean_space" text:style-name="Internet_20_link" text:visited-style-name="Visited_20_Internet_20_Link"><text:span text:style-name="T157">Euclidean space</text:span></text:a><text:span text:style-name="T447"> </text:span><text:span text:style-name="T275">R</text:span><text:span text:style-name="T308">n</text:span><text:span text:style-name="T277">, or more generally in a </text:span><text:a xlink:type="simple" xlink:href="http://en.wikipedia.org/wiki/Metric_space" text:style-name="Internet_20_link" text:visited-style-name="Visited_20_Internet_20_Link"><text:span text:style-name="T157">metric space</text:span></text:a><text:span text:style-name="T447"> </text:span><text:span text:style-name="T277">(</text:span><text:span text:style-name="T281">X</text:span><text:span text:style-name="T277">, </text:span><text:span text:style-name="T281">d</text:span><text:span text:style-name="T277">). </text:span><text:a xlink:type="simple" xlink:href="http://en.wikipedia.org/wiki/Minkowski–Bouligand_dimension" text:style-name="Internet_20_link" text:visited-style-name="Visited_20_Internet_20_Link">http://en.wikipedia.org/wiki/Minkowski%E2%80%93Bouligand_dimension</text:a></text:h>
      <text:p text:style-name="P103"/>
      <text:p text:style-name="P17"/>
      <text:p text:style-name="P88"><text:span text:style-name="T362">Svalbard Global Seed Vault: </text:span><text:span text:style-name="T310">secure </text:span><text:a xlink:type="simple" xlink:href="https://en.wikipedia.org/wiki/Seed_bank" text:style-name="Internet_20_link" text:visited-style-name="Visited_20_Internet_20_Link">seed bank</text:a><text:span text:style-name="T173"> </text:span><text:span text:style-name="T310">on the </text:span><text:a xlink:type="simple" xlink:href="https://en.wikipedia.org/wiki/Norway" text:style-name="Internet_20_link" text:visited-style-name="Visited_20_Internet_20_Link">Norwegian</text:a><text:span text:style-name="T173"> </text:span><text:span text:style-name="T310">island of </text:span><text:a xlink:type="simple" xlink:href="https://en.wikipedia.org/wiki/Spitsbergen" text:style-name="Internet_20_link" text:visited-style-name="Visited_20_Internet_20_Link">Spitsbergen</text:a><text:span text:style-name="T173"> </text:span><text:span text:style-name="T310">near </text:span><text:a xlink:type="simple" xlink:href="https://en.wikipedia.org/wiki/Longyearbyen" text:style-name="Internet_20_link" text:visited-style-name="Visited_20_Internet_20_Link">Longyearbyen</text:a><text:span text:style-name="T173"> </text:span><text:span text:style-name="T310">in the remote </text:span><text:a xlink:type="simple" xlink:href="https://en.wikipedia.org/wiki/Arctic" text:style-name="Internet_20_link" text:visited-style-name="Visited_20_Internet_20_Link"><text:span text:style-name="T173">Arctic</text:span></text:a><text:span text:style-name="T463"> </text:span><text:a xlink:type="simple" xlink:href="https://en.wikipedia.org/wiki/Svalbard" text:style-name="Internet_20_link" text:visited-style-name="Visited_20_Internet_20_Link"><text:span text:style-name="T173">Svalbard</text:span></text:a><text:span text:style-name="T463"> </text:span><text:a xlink:type="simple" xlink:href="https://en.wikipedia.org/wiki/Archipelago" text:style-name="Internet_20_link" text:visited-style-name="Visited_20_Internet_20_Link"><text:span text:style-name="T173">archipelago</text:span></text:a><text:span text:style-name="T310">, about 1,300 kilometres (810 mi) from the </text:span><text:a xlink:type="simple" xlink:href="https://en.wikipedia.org/wiki/North_Pole" text:style-name="Internet_20_link" text:visited-style-name="Visited_20_Internet_20_Link"><text:span text:style-name="T173">North Pole</text:span></text:a><text:span text:style-name="T310">.</text:span><text:span text:style-name="T222"> </text:span><text:span text:style-name="T353">It pr</text:span><text:span text:style-name="T310">eserve</text:span><text:span text:style-name="T353">s</text:span><text:span text:style-name="T310"> a wide variety of plant seeds that are duplicate samples, or "spare" copies, of seeds held in </text:span><text:a xlink:type="simple" xlink:href="https://en.wikipedia.org/wiki/Gene_bank" text:style-name="Internet_20_link" text:visited-style-name="Visited_20_Internet_20_Link">gene banks</text:a><text:span text:style-name="T173"> </text:span><text:span text:style-name="T310">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73">global crises</text:span></text:a><text:span text:style-name="T310">. The Norwegian government entirely funded the vault's approximately </text:span><text:a xlink:type="simple" xlink:href="https://en.wikipedia.org/wiki/Norwegian_krone" text:style-name="Internet_20_link" text:visited-style-name="Visited_20_Internet_20_Link">NOK</text:a><text:span text:style-name="T173"> </text:span><text:span text:style-name="T310">45 million (US$9 million) construction.</text:span><text:span text:style-name="T222"> </text:span><text:span text:style-name="T310">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73"> </text:span><text:span text:style-name="T310">and from various governments worldwide. Approximately 1.5 million distinct seed samples of agricultural crops are thought to exist. </text:span><text:span text:style-name="T353">Now, approximately 850.000 samples are stored.</text:span></text:p>
      <text:p text:style-name="P17"/>
      <text:p text:style-name="P17"/>
      <text:p text:style-name="P93"><text:span text:style-name="T362">Dialetheism: </text:span><text:span text:style-name="T310">is the view that some </text:span><text:a xlink:type="simple" xlink:href="https://en.wikipedia.org/wiki/Statement_(logic)" text:style-name="Internet_20_link" text:visited-style-name="Visited_20_Internet_20_Link">statements</text:a><text:span text:style-name="T173"> </text:span><text:span text:style-name="T310">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73"> </text:span><text:span text:style-name="T310">is also true. Such statements are called "true </text:span><text:a xlink:type="simple" xlink:href="https://en.wikipedia.org/wiki/Contradiction" text:style-name="Internet_20_link" text:visited-style-name="Visited_20_Internet_20_Link"><text:span text:style-name="T173">contradictions</text:span></text:a><text:span text:style-name="T310">", </text:span><text:span text:style-name="T376">dialetheia</text:span><text:span text:style-name="T310">, or </text:span><text:a xlink:type="simple" xlink:href="https://en.wikipedia.org/wiki/Nondualism" text:style-name="Internet_20_link" text:visited-style-name="Visited_20_Internet_20_Link"><text:span text:style-name="T173">nondualisms</text:span></text:a><text:span text:style-name="T310">. Dialetheism is not a </text:span><text:a xlink:type="simple" xlink:href="https://en.wikipedia.org/wiki/Formal_system" text:style-name="Internet_20_link" text:visited-style-name="Visited_20_Internet_20_Link"><text:span text:style-name="T173">system of formal logic</text:span></text:a><text:span text:style-name="T310">; instead, it is a thesis about </text:span><text:a xlink:type="simple" xlink:href="https://en.wikipedia.org/wiki/Truth" text:style-name="Internet_20_link" text:visited-style-name="Visited_20_Internet_20_Link">truth</text:a><text:span text:style-name="T173"> </text:span><text:span text:style-name="T310">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73">consequences</text:span></text:a><text:span text:style-name="T310">,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73"> </text:span><text:span text:style-name="T310">and </text:span><text:a xlink:type="simple" xlink:href="https://en.wikipedia.org/wiki/Intuitionistic_logic" text:style-name="Internet_20_link" text:visited-style-name="Visited_20_Internet_20_Link"><text:span text:style-name="T173">intuitionistic logic</text:span></text:a><text:span text:style-name="T310">),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73"> </text:span><text:span text:style-name="T310">when dialetheism is included as an axiom. Other logical systems do not </text:span><text:a xlink:type="simple" xlink:href="https://en.wikipedia.org/wiki/Principle_of_explosion" text:style-name="Internet_20_link" text:visited-style-name="Visited_20_Internet_20_Link">explode</text:a><text:span text:style-name="T173"> </text:span><text:span text:style-name="T310">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73">paraconsistent logics</text:span></text:a><text:span text:style-name="T310">.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73"> </text:span><text:span text:style-name="T310">in </text:span><text:a xlink:type="simple" xlink:href="https://en.wikipedia.org/wiki/Set_theory" text:style-name="Internet_20_link" text:visited-style-name="Visited_20_Internet_20_Link"><text:span text:style-name="T173">set theory</text:span></text:a><text:span text:style-name="T310">, claiming that any resulting contradiction is a </text:span><text:a xlink:type="simple" xlink:href="https://en.wikipedia.org/wiki/Theorem" text:style-name="Internet_20_link" text:visited-style-name="Visited_20_Internet_20_Link">theorem</text:a><text:span text:style-name="T173">.</text:span><text:span text:style-name="T310"> </text:span><text:span text:style-name="T354">(sees axiom of choice)</text:span></text:p>
      <text:p text:style-name="P17"><text:soft-page-break/></text:p>
      <text:p text:style-name="P12"><text:span text:style-name="T16">Cristo di Burgos:</text:span><text:span text:style-name="T88"> </text:span><text:span text:style-name="Emphasis"><text:span text:style-name="T787">un Cristo crocifisso </text:span></text:span><text:span text:style-name="Emphasis"><text:span text:style-name="T788">nella cattedrale di Burgos, parte del cammino di Santiago</text:span></text:span><text:span text:style-name="Emphasis"><text:span text:style-name="T787">. </text:span></text:span><text:span text:style-name="Emphasis"><text:span text:style-name="T788">F</text:span></text:span><text:span text:style-name="Emphasis"><text:span text:style-name="T787">u realizzat</text:span></text:span><text:span text:style-name="Emphasis"><text:span text:style-name="T788">o</text:span></text:span><text:span text:style-name="Emphasis"><text:span text:style-name="T787"> in modo tale dall'artista che tutto sembri vero: la pelle, la carne e il sangue. Le vene sembrano pulsare, i capelli e le unghie crescere e pare che, in determinate circostanze, sia capace di piangere. </text:span></text:span><text:span text:style-name="Emphasis"><text:span text:style-name="T790">Si dice</text:span></text:span><text:span text:style-name="Emphasis"><text:span text:style-name="T787"> anche che possa muovere la testa e che, se si schiodassero le mani dalla croce, le braccia ricadrebbero lungo il corpo nello stesso modo come sono cadute quando il Cristo è stato disceso dalla croce.</text:span></text:span><text:span text:style-name="T669"><text:line-break/></text:span><text:span text:style-name="Emphasis"><text:span text:style-name="T787">I burgalesi dicono che il corpo fu realizzato da Nicodemo in persona con pelle di bufalo. Si afferma che un ricco commerciante della città, molto legato ai canonici agostiniani, prima di intraprendere un lungo viaggio, si fosse rimesso alle loro preghiere affinché la traversata si compisse con buoni auspici promettendo loro in cambio un dono. Tutto andò bene, ma, già sulla via del ritorno, in mezzo al mare, si ricordò improvvisamente di essersi dimenticato della promessa fatta.</text:span></text:span><text:span text:style-name="T669"><text:line-break/></text:span><text:span text:style-name="Emphasis"><text:span text:style-name="T787">Fu in quel momento stesso che avvistò un corpo galleggiante sulle onde. Con la nave si avvicinarono al naufrago che invece risultò essere un crocifìsso cosi reale da essere scambiato per un essere vivente.</text:span></text:span><text:span text:style-name="T669"><text:line-break/></text:span><text:span text:style-name="Emphasis"><text:span text:style-name="T787">Al mercante si aprì il cuore perché vide la possibilità di mantenere la promessa fatta ai monaci.</text:span></text:span><text:span text:style-name="T669"><text:line-break/></text:span><text:span text:style-name="Emphasis"><text:span text:style-name="T787">Lo portò con sé quando andò a Burgos. Si racconta che, al suo ingresso in città, le campane della cattedrale e delle altre chiese incominciassero a suonare da sole. </text:span></text:span><text:span text:style-name="Emphasis"><text:span text:style-name="T789">L</text:span></text:span><text:span text:style-name="Emphasis"><text:span text:style-name="T792">a storia ha diversi aspetti in comune con la storia del Volto Santo di Lucca. Infatti, la realizzazione di entrambe le statue è attribuita a Nicodemo che, con Giuseppe d’Arimatea, depose Cristo nel sepolcro. Il ritrovamento del Volto Santo di Lucca avviene in mare, su una barca senza equipaggio e anche il Cristo di Burgos viene avvistato in mare, mentre sta galleggiando sulle onde.</text:span></text:span><text:span text:style-name="Emphasis"><text:span text:style-name="T791"><text:line-break/></text:span></text:span></text:p>
      <text:p text:style-name="P13"><text:span text:style-name="T359">Il </text:span><text:span text:style-name="T362">Volto Santo di Lucca; </text:span><text:a xlink:type="simple" xlink:href="https://it.wikipedia.org/wiki/Crocifisso" text:style-name="Internet_20_link" text:visited-style-name="Visited_20_Internet_20_Link"><text:span text:style-name="T173">crocifisso</text:span></text:a><text:span text:style-name="T463"> </text:span><text:a xlink:type="simple" xlink:href="https://it.wikipedia.org/wiki/Ligneo" text:style-name="Internet_20_link" text:visited-style-name="Visited_20_Internet_20_Link"><text:span text:style-name="T173">ligneo</text:span></text:a><text:span text:style-name="T310">, che la leggenda definisce un'immagine </text:span><text:a xlink:type="simple" xlink:href="https://it.wikipedia.org/wiki/Acheropita" text:style-name="Internet_20_link" text:visited-style-name="Visited_20_Internet_20_Link"><text:span text:style-name="T173">acheropita</text:span></text:a><text:span text:style-name="T463"> </text:span><text:span text:style-name="T310">e che è stato al centro di una diffusa venerazione in tutta </text:span><text:a xlink:type="simple" xlink:href="https://it.wikipedia.org/wiki/Europa" text:style-name="Internet_20_link" text:visited-style-name="Visited_20_Internet_20_Link"><text:span text:style-name="T173">Europa</text:span></text:a><text:span text:style-name="T463"> </text:span><text:span text:style-name="T310">fin dal </text:span><text:a xlink:type="simple" xlink:href="https://it.wikipedia.org/wiki/Medioevo" text:style-name="Internet_20_link" text:visited-style-name="Visited_20_Internet_20_Link"><text:span text:style-name="T173">Medioevo</text:span></text:a><text:span text:style-name="T310">. </text:span><text:span text:style-name="T359">L</text:span><text:span text:style-name="T310">'attuale croce </text:span><text:span text:style-name="T359">sembra essere</text:span><text:span text:style-name="T310"> una copia della immagine originale, approntata in epoca incerta fra l'</text:span><text:a xlink:type="simple" xlink:href="https://it.wikipedia.org/wiki/XI_secolo" text:style-name="Internet_20_link" text:visited-style-name="Visited_20_Internet_20_Link">XI</text:a><text:span text:style-name="T173"> </text:span><text:span text:style-name="T310">e il </text:span><text:a xlink:type="simple" xlink:href="https://it.wikipedia.org/wiki/XIII_secolo" text:style-name="Internet_20_link" text:visited-style-name="Visited_20_Internet_20_Link"><text:span text:style-name="T173">XIII secolo</text:span></text:a><text:span text:style-name="T310">. La leggenda riporta che Nicodemo si sarebbe trovato di fronte all'impossibilità di riprodurre il volto del </text:span><text:a xlink:type="simple" xlink:href="https://it.wikipedia.org/wiki/Messia" text:style-name="Internet_20_link" text:visited-style-name="Visited_20_Internet_20_Link">Messia</text:a><text:span text:style-name="T173"> </text:span><text:span text:style-name="T310">e che l'immagine sarebbe stata da lui ritrovata già scolpita in modo miracoloso. La leggenda continua raccontando che per sfuggire alla minaccia di distruzione essa venisse posta su una nave priva di equipaggio </text:span><text:span text:style-name="T359">e</text:span><text:span text:style-name="T310"> che infine giunse nel </text:span><text:a xlink:type="simple" xlink:href="https://it.wikipedia.org/wiki/Tirreno" text:style-name="Internet_20_link" text:visited-style-name="Visited_20_Internet_20_Link"><text:span text:style-name="T173">Tirreno</text:span></text:a><text:span text:style-name="T310">, di fronte al porto di </text:span><text:a xlink:type="simple" xlink:href="https://it.wikipedia.org/wiki/Luni" text:style-name="Internet_20_link" text:visited-style-name="Visited_20_Internet_20_Link"><text:span text:style-name="T173">Luni</text:span></text:a><text:span text:style-name="T310">. La nave avrebbe resistito ad ogni tentativo di abbordaggio da parte dei lunensi, salvo poi approdare spontaneamente a riva dopo l'esortazione del vescovo di Lucca </text:span><text:a xlink:type="simple" xlink:href="https://it.wikipedia.org/w/index.php?title=Giovanni_I_(vescovo_di_Lucca)&amp;action=edit&amp;redlink=1" text:style-name="Internet_20_link" text:visited-style-name="Visited_20_Internet_20_Link"><text:span text:style-name="T263">Giovanni I</text:span></text:a><text:span text:style-name="T310">, giunto nel frattempo nella zona dopo essere stato avvisato in sogno della presenza sulla nave del Volto Santo. </text:span><text:span text:style-name="T359">I</text:span><text:span text:style-name="T310">l crocifisso ven</text:span><text:span text:style-name="T359">ne</text:span><text:span text:style-name="T310"> condotto a Lucca, e i lunensi riceve</text:span><text:span text:style-name="T359">ttero</text:span><text:span text:style-name="T310"> in compensazione un'ampolla del </text:span><text:a xlink:type="simple" xlink:href="https://it.wikipedia.org/wiki/Sangue_di_Cristo" text:style-name="Internet_20_link" text:visited-style-name="Visited_20_Internet_20_Link">Sangue di Cristo</text:a><text:span text:style-name="T173"> </text:span><text:span text:style-name="T310">prelevata da dentro il crocifisso. Tale reliquia è ancora venerata a </text:span><text:a xlink:type="simple" xlink:href="https://it.wikipedia.org/wiki/Sarzana" text:style-name="Internet_20_link" text:visited-style-name="Visited_20_Internet_20_Link"><text:span text:style-name="T173">Sarzana</text:span></text:a><text:span text:style-name="T310">, essendovi giunta dopo l'abbandono di Luni. </text:span><text:span text:style-name="T359">Il crocifisso</text:span><text:span text:style-name="T310"> fu posto nella Chiesa di S.Frediano. Al mattino seguente però, il Volto Santo era sparito: esso fu però ritrovato in un orto nelle immediate vicinanze del Duomo di S.Martino: individuato come un "segno" miracoloso, il Crocifisso del Volto Santo resta tutt'oggi nel Duomo di Lucca. Una parte della letteratura</text:span><text:span text:style-name="T173"> </text:span><text:span text:style-name="T310">sulla statua, basandosi sulla </text:span><text:span text:style-name="T376">legenda </text:span><text:span text:style-name="T310">leobiniana, che parla di una origine mediorientale, ritiene che il crocifisso ligneo non sia da riferirsi alla scultura occidentale del X-XI secolo, vista anche la particolarità iconografica del Cristo </text:span><text:a xlink:type="simple" xlink:href="https://it.wikipedia.org/w/index.php?title=Colobium&amp;action=edit&amp;redlink=1" text:style-name="Internet_20_link" text:visited-style-name="Visited_20_Internet_20_Link"><text:span text:style-name="T263">colobiato</text:span></text:a><text:span text:style-name="T173"> </text:span><text:span text:style-name="T310">. La posizione opposta è difesa da altri studiosi, che fanno tra l'altro notare come il Cristo non indossi affatto un </text:span><text:span text:style-name="T376">colobium</text:span><text:span text:style-name="T173"> </text:span><text:span text:style-name="T310">, bensì una </text:span><text:span text:style-name="T376">tunica manicata</text:span><text:span text:style-name="T310">, cioè un indumento sacerdotale. La stessa esistenza di statue di grandi dimensioni in Oriente è stata posta in dubbio</text:span><text:span text:style-name="T173"> </text:span><text:span text:style-name="T310">. In ogni caso, vi sono motivi stilistici che negherebbero l'origine orientale della classe di crocifissi riferibili al volto santo. </text:span><text:span text:style-name="T373">Primo fra tutti, lo sguardo dei crocifissi, sia pur dagli occhi fissi e sporgenti come idoli precristiani, si fissa direttamente sull'osservatore, e sembra seguirlo con gli occhi. Un simile rapporto diretto col popolo è quanto di più estraneo all'arte orientale, le cui immagini fissano il vuoto in un totale estraniamento.</text:span><text:span text:style-name="T310"> </text:span><text:span text:style-name="T359">E’</text:span><text:span text:style-name="T310"> notevole che tutte siano del tipo </text:span><text:span text:style-name="T376">a quattro chiodi, </text:span><text:span text:style-name="T310">cioè coi piedi non sovrapposti. </text:span><text:span text:style-name="T375">L</text:span><text:span text:style-name="T373">a croce venerata a Lucca non è affatto un'opera isolata</text:span><text:span text:style-name="T310">. Grazie alla popolarità raggiunta dalla antica statua vennero prodotte molte copie che cominciano già al principio del </text:span><text:a xlink:type="simple" xlink:href="https://it.wikipedia.org/wiki/XII_secolo" text:style-name="Internet_20_link" text:visited-style-name="Visited_20_Internet_20_Link">XII secolo</text:a><text:span text:style-name="T173">.</text:span><text:span text:style-name="T310"> </text:span><text:span text:style-name="T359">Già nel XIV secolo, n</text:span><text:span text:style-name="T310">elle </text:span><text:a xlink:type="simple" xlink:href="https://it.wikipedia.org/wiki/Fiandre" text:style-name="Internet_20_link" text:visited-style-name="Visited_20_Internet_20_Link">Fiandre</text:a><text:span text:style-name="T173">,</text:span><text:span text:style-name="T310"> vista la distanza dall'originale, nessuno sapeva più chi rappresentasse: la lunga veste impediva di riconoscervi un Cristo crocifisso, per il quale era ormai usuale l'uso del </text:span><text:a xlink:type="simple" xlink:href="https://it.wikipedia.org/wiki/Perizoma" text:style-name="Internet_20_link" text:visited-style-name="Visited_20_Internet_20_Link"><text:span text:style-name="T173">perizoma</text:span></text:a><text:span text:style-name="T310">, facendo così piuttosto pensare a una donna. </text:span><text:span text:style-name="T359">I</text:span><text:span text:style-name="T310">l problema era la barba. </text:span><text:span text:style-name="T359">C</text:span><text:span text:style-name="T310">osì si formò la leggenda di una santa che, volendo mantenere a ogni costo la verginità contro il volere del padre, che l'aveva promessa </text:span><text:soft-page-break/><text:span text:style-name="T310">in sposa a un re di Sicilia, ottenne per grazia divina che una folta barba le coprisse il volto, rendendola indesiderabile, tanto da essere punita con la crocifissione. La santa assume nei vari paesi d'Europa assunse nomi diversi da </text:span><text:a xlink:type="simple" xlink:href="https://it.wikipedia.org/wiki/Vilgefortis" text:style-name="Internet_20_link" text:visited-style-name="Visited_20_Internet_20_Link"><text:span text:style-name="T198">Sankt Wilgefortis</text:span></text:a><text:span text:style-name="T373"> </text:span><text:span text:style-name="T310">in </text:span><text:a xlink:type="simple" xlink:href="https://it.wikipedia.org/wiki/Germania" text:style-name="Internet_20_link" text:visited-style-name="Visited_20_Internet_20_Link">Germania</text:a><text:span text:style-name="T173"> </text:span><text:span text:style-name="T310">a </text:span><text:span text:style-name="T384">Sainte Débarras</text:span><text:span text:style-name="T310"> in </text:span><text:a xlink:type="simple" xlink:href="https://it.wikipedia.org/wiki/Francia" text:style-name="Internet_20_link" text:visited-style-name="Visited_20_Internet_20_Link">Francia</text:a><text:span text:style-name="T173">, </text:span><text:span text:style-name="T310">suscitando un'amplissima devozione popolare in tutta </text:span><text:a xlink:type="simple" xlink:href="https://it.wikipedia.org/wiki/Europa" text:style-name="Internet_20_link" text:visited-style-name="Visited_20_Internet_20_Link"><text:span text:style-name="T173">Europa</text:span></text:a><text:span text:style-name="T310"> tranne che in </text:span><text:a xlink:type="simple" xlink:href="https://it.wikipedia.org/wiki/Italia" text:style-name="Internet_20_link" text:visited-style-name="Visited_20_Internet_20_Link"><text:span text:style-name="T173">Italia</text:span></text:a><text:span text:style-name="T310">.</text:span></text:p>
      <text:p text:style-name="P48"/>
      <text:p text:style-name="P48"/>
      <text:p text:style-name="P17"/>
      <text:p text:style-name="P17"/>
      <text:p text:style-name="P17"/>
      <text:p text:style-name="P17"/>
      <text:p text:style-name="P17"/>
      <text:p text:style-name="P17"/>
      <text:p text:style-name="P17"/>
      <text:p text:style-name="P17"/>
      <text:p text:style-name="P17"/>
      <text:p text:style-name="P17"/>
      <text:p text:style-name="P18">Tecniche artistiche:</text:p>
      <text:p text:style-name="P18"/>
      <text:p text:style-name="P18"><text:span text:style-name="T693">Il </text:span><text:span text:style-name="T694">kintsugi </text:span><text:span text:style-name="T693">(</text:span><text:span text:style-name="T704">金継ぎ</text:span><text:span text:style-name="T693">), o </text:span><text:span text:style-name="T694">kintsukuroi </text:span><text:span text:style-name="T693">(</text:span><text:span text:style-name="T704">金繕い</text:span><text:span text:style-name="T693">): letteralmente "riparare con l'oro", è una pratica </text:span><text:a xlink:type="simple" xlink:href="https://it.wikipedia.org/wiki/Lingua_giapponese" text:style-name="Internet_20_link" text:visited-style-name="Visited_20_Internet_20_Link"><text:span text:style-name="T658">giapponese</text:span></text:a><text:span text:style-name="T690"> </text:span><text:span text:style-name="T693">che consiste nell'utilizzo di </text:span><text:a xlink:type="simple" xlink:href="https://it.wikipedia.org/wiki/Oro" text:style-name="Internet_20_link" text:visited-style-name="Visited_20_Internet_20_Link"><text:span text:style-name="T658">oro</text:span></text:a><text:span text:style-name="T690"> </text:span><text:span text:style-name="T693">o </text:span><text:a xlink:type="simple" xlink:href="https://it.wikipedia.org/wiki/Argento" text:style-name="Internet_20_link" text:visited-style-name="Visited_20_Internet_20_Link"><text:span text:style-name="T658">argento</text:span></text:a><text:span text:style-name="T690"> </text:span><text:span text:style-name="T693">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56">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soft-page-break/><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7">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8"/>
      <text:p text:style-name="P68">Amoeba: prototype 1997. Etsuro Okuyama (Japanese, 1977). <text:span text:style-name="T611">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6"/>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8">Gideon Obarzaneks:</text:span><text:span text:style-name="T117"> choreographer. </text:span><text:span text:style-name="T118">Chunky Move</text:span><text:span text:style-name="T624">: </text:span><text:s/><text:span text:style-name="T117">Obarzanek's avant-garde performances explore the tensions between the rational world we live in and richness of our imagination.</text:span> I<text:span text:style-name="T117">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7"> </text:span></text:p>
      <text:p text:style-name="P31"/>
      <text:p text:style-name="P1"><text:span text:style-name="T117">Ruben D'Hers: Playa – Installazione con </text:span><text:span text:style-name="T256">14 chitarre acustiche, 31 motori di corrente continua</text:span><text:span text:style-name="T117">.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7"> </text:span></text:p>
      <text:p text:style-name="P31"/>
      <text:p text:style-name="P1"><text:span text:style-name="T117">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30"/>
      <text:p text:style-name="P143"><text:span text:style-name="T18">Christopher Edward "Chris" Mars: </text:span><text:span text:style-name="T12">(born April 26, 1961) is an </text:span><text:a xlink:type="simple" xlink:href="http://en.wikipedia.org/wiki/United_States" text:style-name="Internet_20_link" text:visited-style-name="Visited_20_Internet_20_Link"><text:span text:style-name="T130">American</text:span></text:a><text:span text:style-name="T56"> </text:span><text:a xlink:type="simple" xlink:href="http://en.wikipedia.org/wiki/Artist" text:style-name="Internet_20_link" text:visited-style-name="Visited_20_Internet_20_Link"><text:span text:style-name="T130">artist</text:span></text:a><text:span text:style-name="T56"> </text:span><text:span text:style-name="T12">and </text:span><text:a xlink:type="simple" xlink:href="http://en.wikipedia.org/wiki/Musician" text:style-name="Internet_20_link" text:visited-style-name="Visited_20_Internet_20_Link"><text:span text:style-name="T130">musician</text:span></text:a><text:span text:style-name="T12">.</text:span><text:span text:style-name="T117"> Film: In Hanford </text:span><text:a xlink:type="simple" xlink:href="http://www.chrismarspublishing.com/home.htm" text:style-name="Internet_20_link" text:visited-style-name="Visited_20_Internet_20_Link">http://www.chrismarspublishing.com/home.htm</text:a> </text:p>
      <text:p text:style-name="P130"/>
      <text:p text:style-name="P143"><text:span text:style-name="T117">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43"/>
      <text:p text:style-name="P143">Housing for Health (HFH): Project done in the sud of Australia for reducing the poverty and illnesses through the improvement of the environment (Paul Pholeros: architect).</text:p>
      <text:p text:style-name="P143"/>
      <text:p text:style-name="P167">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43"/>
      <text:p text:style-name="P168">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68"/>
      <text:p text:style-name="P168"/>
      <text:p text:style-name="P143"/>
      <text:p text:style-name="P143"/>
      <text:p text:style-name="P143"/>
      <text:p text:style-name="P143"><text:soft-page-break/>Video:</text:p>
      <text:p text:style-name="P143"/>
      <text:p text:style-name="P143">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43"/>
      <text:p text:style-name="P129">Nicolas Perony: TED. Complexity vs. Complicated. Complexity in behaviors. Simple behaviors realizing complex models. http://www.youtube.com/watch?v=0Y8-IzP01lw</text:p>
      <text:p text:style-name="P143"/>
      <text:p text:style-name="P143"/>
      <text:p text:style-name="P143"/>
      <text:p text:style-name="P143"/>
      <text:p text:style-name="P143"/>
      <text:p text:style-name="P143"/>
      <text:p text:style-name="P143"/>
      <text:p text:style-name="P143"/>
      <text:p text:style-name="P143"/>
      <text:p text:style-name="P143"/>
      <text:p text:style-name="P143">History <text:span text:style-name="T793">e città</text:span>:</text:p>
      <text:p text:style-name="P143"/>
      <text:p text:style-name="P143"><text:span text:style-name="T289">Uruk: </text:span><text:span text:style-name="T288">IV millennio a.C.</text:span><text:span text:style-name="T289"> </text:span><text:span text:style-name="T287">antica città dei </text:span><text:a xlink:type="simple" xlink:href="http://it.wikipedia.org/wiki/Sumeri" text:style-name="Internet_20_link" text:visited-style-name="Visited_20_Internet_20_Link"><text:span text:style-name="T146">Sumeri</text:span></text:a><text:span text:style-name="T455"> </text:span><text:span text:style-name="T287">e successivamente dei </text:span><text:a xlink:type="simple" xlink:href="http://it.wikipedia.org/wiki/Babilonesi" text:style-name="Internet_20_link" text:visited-style-name="Visited_20_Internet_20_Link"><text:span text:style-name="T146">Babilonesi</text:span></text:a><text:span text:style-name="T287">, situata nella </text:span><text:a xlink:type="simple" xlink:href="http://it.wikipedia.org/wiki/Mesopotamia" text:style-name="Internet_20_link" text:visited-style-name="Visited_20_Internet_20_Link"><text:span text:style-name="T146">Mesopotamia</text:span></text:a><text:span text:style-name="T455"> </text:span><text:span text:style-name="T287">meridionale. Nel </text:span><text:a xlink:type="simple" xlink:href="http://it.wikipedia.org/wiki/IV_millennio_a.C." text:style-name="Internet_20_link" text:visited-style-name="Visited_20_Internet_20_Link"><text:span text:style-name="T146">IV millennio a.C.</text:span></text:a><text:span text:style-name="T455"> </text:span><text:span text:style-name="T287">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611">stratificazione </text:span></text:a><text:a xlink:type="simple" xlink:href="http://it.wikipedia.org/wiki/Stratificazione_sociale" text:style-name="Internet_20_link" text:visited-style-name="Visited_20_Internet_20_Link"><text:span text:style-name="T611">sociale</text:span></text:a><text:span text:style-name="T455"> </text:span><text:span text:style-name="T287">e la </text:span><text:a xlink:type="simple" xlink:href="http://it.wikipedia.org/wiki/Specializzazione_del_lavoro" text:style-name="Internet_20_link" text:visited-style-name="Visited_20_Internet_20_Link"><text:span text:style-name="T146">specializzazione del lavoro</text:span></text:a><text:span text:style-name="T287">.</text:span><text:span text:style-name="T147"> Le ricerche testimoniano la successione di più di 18 livelli di insediamenti urbani e sono stati riportati alla luce alcuni dei più antichi documenti sumerici. Tra I principali livelli, uno molto importante è il: </text:span><text:span text:style-name="T150">Uruk IV</text:span><text:span text:style-name="T147">, periodo in cui fu costruito il "tempio rosso" e inventata la scrittura. Si trattò, in generale, di un periodo molto fiorente. </text:span><text:span text:style-name="T454">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6">Inanna</text:span></text:a><text:span text:style-name="T454">. Il principale monumento di questa zona era lo </text:span><text:a xlink:type="simple" xlink:href="http://it.wikipedia.org/wiki/Ziqqurat" text:style-name="Internet_20_link" text:visited-style-name="Visited_20_Internet_20_Link"><text:span text:style-name="T146">ziqqurat</text:span></text:a><text:span text:style-name="T454">, oggi quasi totalmente eroso. Il primo documento scritto della Mesopotamia fu scoperto proprio nell'Eanna, benché sia difficile datarlo con precisione.</text:span><text:span text:style-name="T147">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43"/>
      <text:p text:style-name="P143"><text:span text:style-name="T362">Varanasi: </text:span><text:span text:style-name="T310">also known as </text:span><text:span text:style-name="T362">Benares</text:span><text:span text:style-name="T310"> or </text:span><text:a xlink:type="simple" xlink:href="https://en.wikipedia.org/wiki/Kingdom_of_Kashi" text:style-name="Internet_20_link" text:visited-style-name="Visited_20_Internet_20_Link">Kashi</text:a><text:span text:style-name="T188">.</text:span><text:span text:style-name="T310"> </text:span><text:span text:style-name="T361">C</text:span><text:span text:style-name="T310">ity on the banks of the </text:span><text:a xlink:type="simple" xlink:href="https://en.wikipedia.org/wiki/Ganges" text:style-name="Internet_20_link" text:visited-style-name="Visited_20_Internet_20_Link">Ganges</text:a><text:span text:style-name="T173">. </text:span><text:span text:style-name="T463">Varanasi has been a cultural centre of North India for several thousand years, and is closely associated with the Ganges. Hindus believe that death in the city will bring </text:span><text:a xlink:type="simple" xlink:href="https://en.wikipedia.org/wiki/Moksha" text:style-name="Internet_20_link" text:visited-style-name="Visited_20_Internet_20_Link"><text:span text:style-name="T173">salvation</text:span></text:a><text:span text:style-name="T463">, making it </text:span><text:soft-page-break/><text:span text:style-name="T463">a major centre for pilgrimage. </text:span><text:span text:style-name="T477">Estimated 23,000 temples. An educational and musical centre, many prominent Indian philosophers, poets, writers, and musicians live or have lived in the city, and it was the place where the </text:span><text:a xlink:type="simple" xlink:href="https://en.wikipedia.org/wiki/Benares_Gharana" text:style-name="Internet_20_link" text:visited-style-name="Visited_20_Internet_20_Link">Benares Gharana</text:a><text:span text:style-name="T186"> </text:span><text:span text:style-name="T477">form of </text:span><text:a xlink:type="simple" xlink:href="https://en.wikipedia.org/wiki/Hindustani_classical_music" text:style-name="Internet_20_link" text:visited-style-name="Visited_20_Internet_20_Link">Hindustani classical music</text:a><text:span text:style-name="T186"> </text:span><text:span text:style-name="T477">was developed. </text:span><text:span text:style-name="T478">Ravi Shankar was born here. Varanasi è la </text:span><text:span text:style-name="T483">Città Sacra degli </text:span><text:a xlink:type="simple" xlink:href="https://it.wikipedia.org/wiki/Induismo" text:style-name="Internet_20_link" text:visited-style-name="Visited_20_Internet_20_Link"><text:span text:style-name="T193">Induisti</text:span></text:a><text:span text:style-name="T478">: ogni Induista, almeno una volta nella sua vita, deve essersi recato a Varanasi e qui deve immergersi nel sacro fiume </text:span><text:a xlink:type="simple" xlink:href="https://it.wikipedia.org/wiki/Gange" text:style-name="Internet_20_link" text:visited-style-name="Visited_20_Internet_20_Link">Gange</text:a><text:span text:style-name="T187"> </text:span><text:span text:style-name="T478">almeno da 5 diversi </text:span><text:a xlink:type="simple" xlink:href="https://it.wikipedia.org/wiki/Ghats" text:style-name="Internet_20_link" text:visited-style-name="Visited_20_Internet_20_Link">ghats</text:a><text:span text:style-name="T187"> </text:span><text:span text:style-name="T478">(rampe di scale di pietra che terminano all'interno dell'acqua del fiume). </text:span><text:span text:style-name="T373">Secondo l'induismo l'unico posto della terra in cui gli dei permettono agli uomini di sfuggire al </text:span><text:a xlink:type="simple" xlink:href="https://it.wikipedia.org/wiki/Saṃsāra" text:style-name="Internet_20_link" text:visited-style-name="Visited_20_Internet_20_Link"><text:span text:style-name="T191">saṃsāra</text:span></text:a><text:span text:style-name="T373">, cioè all'eterno ciclo di morte e rinascita, è la riva occidentale del Gange a Varanasi</text:span><text:span text:style-name="T310">, perciò nel corso dei secoli milioni e milioni di induisti sono venuti a morire qui. È sempre a Varanasi, nel Gange che ogni Induista desidera che vengano sparse le proprie ceneri, perciò le pire per la cremazione ardono 24 ore su 24 ed ogni sera, al tramonto, I </text:span><text:a xlink:type="simple" xlink:href="https://it.wikipedia.org/wiki/Brahmini" text:style-name="Internet_20_link" text:visited-style-name="Visited_20_Internet_20_Link">brahmini</text:a><text:span text:style-name="T173"> </text:span><text:span text:style-name="T310">danzano tenendo in mano delle sculture di luce, mentre le centinaia di persone che assistono, da terra e dal fiume, affidano alla "madre Ganga" delle fiammelle che rappresentano i propri sogni. Quanto più lontano la corrente porterà la propria fiammella, tanta più prosperità si avrà. Molte famiglie indù fanno di tutto per portare il proprio caro a essere cremato qui, quando i corpi arrivano in città si creano dei cortei per portare il defunto al ghat della cremazione.</text:span></text:p>
      <text:p text:style-name="P157"/>
      <text:p text:style-name="P143"/>
      <text:p text:style-name="P143"/>
      <text:p text:style-name="P143"/>
      <text:p text:style-name="P143"/>
      <text:p text:style-name="P143"/>
      <text:p text:style-name="P143"/>
      <text:p text:style-name="P143"/>
      <text:p text:style-name="P143"/>
      <text:p text:style-name="P143"/>
      <text:p text:style-name="P143">Various Paper:</text:p>
      <text:p text:style-name="P143"/>
      <text:p text:style-name="P143"><text:span text:style-name="T85">Edward A. Shanken - Technology and Intuition: A Love Story? Roy Ascott's Telematic Embrace. </text:span><text:span text:style-name="T84">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63"/>
      <text:p text:style-name="P163"/>
      <text:p text:style-name="P163"/>
      <text:p text:style-name="P163"/>
      <text:p text:style-name="P135"/>
      <text:p text:style-name="P163"/>
      <text:p text:style-name="P163"/>
      <text:p text:style-name="P163"/>
      <text:p text:style-name="P163">Siti fighi:</text:p>
      <text:p text:style-name="P163"/>
      <text:p text:style-name="P163">Materiale sulla filosofia contemporanea: <text:a xlink:type="simple" xlink:href="http://www.bedeutung.co.uk/library/academic/" text:style-name="Internet_20_link" text:visited-style-name="Visited_20_Internet_20_Link">http://www.bedeutung.co.uk/library/academic/</text:a></text:p>
      <text:p text:style-name="P163">Chaitin's and Godel's Incompleteness Theorems: <text:a xlink:type="simple" xlink:href="http://math.ucr.edu/home/baez/surprises.html" text:style-name="Internet_20_link" text:visited-style-name="Visited_20_Internet_20_Link">http://math.ucr.edu/home/baez/surprises.html</text:a></text:p>
      <text:p text:style-name="P163">Website about Philosophy&gt; <text:a xlink:type="simple" xlink:href="http://www.the-philosopher.co.uk/" text:style-name="Internet_20_link" text:visited-style-name="Visited_20_Internet_20_Link">http://www.the-philosopher.co.uk/</text:a></text:p>
      <text:p text:style-name="P140">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64">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64"/>
      <text:p text:style-name="P163"/>
      <text:p text:style-name="P163">Comics sulla matematica <text:a xlink:type="simple" xlink:href="http://spikedmath.com/math-comics.html" text:style-name="Internet_20_link" text:visited-style-name="Visited_20_Internet_20_Link">http://spikedmath.com/math-comics.html</text:a></text:p>
      <text:p text:style-name="P165">Internet Encyclopedia of Philosophy: <text:a xlink:type="simple" xlink:href="http://www.iep.utm.edu/" text:style-name="Internet_20_link" text:visited-style-name="Visited_20_Internet_20_Link">http://www.iep.utm.edu/</text:a></text:p>
      <text:p text:style-name="P165"/>
      <text:p text:style-name="P163"/>
      <text:p text:style-name="P163"/>
      <text:p text:style-name="P163"><text:soft-page-break/></text:p>
      <text:p text:style-name="P163"/>
      <text:p text:style-name="P163"/>
      <text:p text:style-name="P163"/>
      <text:p text:style-name="P163"/>
      <text:p text:style-name="P163"/>
      <text:p text:style-name="P163"/>
      <text:p text:style-name="P163"/>
      <text:p text:style-name="P163"/>
      <text:p text:style-name="P166">Music composition:</text:p>
      <text:p text:style-name="P166"/>
      <text:p text:style-name="P166">Web sites:</text:p>
      <text:p text:style-name="P166"/>
      <text:p text:style-name="P166">Writing for Cello: <text:a xlink:type="simple" xlink:href="http://www.cellomap.com/index.html" text:style-name="Internet_20_link" text:visited-style-name="Visited_20_Internet_20_Link">http://www.cellomap.com/index.html</text:a></text:p>
      <text:p text:style-name="P16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verdana" svg:font-family="verdana, helvetica, arial, 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3DT3H36M42S</meta:editing-duration>
    <meta:editing-cycles>310</meta:editing-cycles>
    <meta:generator>LibreOffice/5.1.4.2$Linux_X86_64 LibreOffice_project/10m0$Build-2</meta:generator>
    <dc:date>2016-10-17T10:04:14.595846375</dc:date>
    <meta:document-statistic meta:table-count="0" meta:image-count="0" meta:object-count="0" meta:page-count="71" meta:paragraph-count="451" meta:word-count="41712" meta:character-count="272212" meta:non-whitespace-character-count="230666"/>
  </office:meta>
</office:document-meta>
</file>